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241.85pt"/>
    </style:style>
    <style:style style:name="co2" style:family="table-column">
      <style:table-column-properties fo:break-before="auto" style:column-width="211.75pt"/>
    </style:style>
    <style:style style:name="co3" style:family="table-column">
      <style:table-column-properties fo:break-before="auto" style:column-width="30.36pt"/>
    </style:style>
    <style:style style:name="co4" style:family="table-column">
      <style:table-column-properties fo:break-before="auto" style:column-width="62.76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OPULATION_ACTIVE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0" table:default-cell-style-name="Default"/>
        <table:table-column table:style-name="co4" table:number-columns-repeated="29" table:default-cell-style-name="Default"/>
        <table:table-row table:style-name="ro1">
          <table:table-cell office:value-type="string" calcext:value-type="string">
            <text:p>country_name</text:p>
          </table:table-cell>
          <table:table-cell office:value-type="string" calcext:value-type="string">
            <text:p>country_code</text:p>
          </table:table-cell>
          <table:table-cell office:value-type="float" office:value="1960" calcext:value-type="float">
            <text:p>1960</text:p>
          </table:table-cell>
          <table:table-cell office:value-type="float" office:value="1961" calcext:value-type="float">
            <text:p>1961</text:p>
          </table:table-cell>
          <table:table-cell office:value-type="float" office:value="1962" calcext:value-type="float">
            <text:p>1962</text:p>
          </table:table-cell>
          <table:table-cell office:value-type="float" office:value="1963" calcext:value-type="float">
            <text:p>1963</text:p>
          </table:table-cell>
          <table:table-cell office:value-type="float" office:value="1964" calcext:value-type="float">
            <text:p>1964</text:p>
          </table:table-cell>
          <table:table-cell office:value-type="float" office:value="1965" calcext:value-type="float">
            <text:p>1965</text:p>
          </table:table-cell>
          <table:table-cell office:value-type="float" office:value="1966" calcext:value-type="float">
            <text:p>1966</text:p>
          </table:table-cell>
          <table:table-cell office:value-type="float" office:value="1967" calcext:value-type="float">
            <text:p>1967</text:p>
          </table:table-cell>
          <table:table-cell office:value-type="float" office:value="1968" calcext:value-type="float">
            <text:p>1968</text:p>
          </table:table-cell>
          <table:table-cell office:value-type="float" office:value="1969" calcext:value-type="float">
            <text:p>1969</text:p>
          </table:table-cell>
          <table:table-cell office:value-type="float" office:value="1970" calcext:value-type="float">
            <text:p>1970</text:p>
          </table:table-cell>
          <table:table-cell office:value-type="float" office:value="1971" calcext:value-type="float">
            <text:p>1971</text:p>
          </table:table-cell>
          <table:table-cell office:value-type="float" office:value="1972" calcext:value-type="float">
            <text:p>1972</text:p>
          </table:table-cell>
          <table:table-cell office:value-type="float" office:value="1973" calcext:value-type="float">
            <text:p>1973</text:p>
          </table:table-cell>
          <table:table-cell office:value-type="float" office:value="1974" calcext:value-type="float">
            <text:p>1974</text:p>
          </table:table-cell>
          <table:table-cell office:value-type="float" office:value="1975" calcext:value-type="float">
            <text:p>1975</text:p>
          </table:table-cell>
          <table:table-cell office:value-type="float" office:value="1976" calcext:value-type="float">
            <text:p>1976</text:p>
          </table:table-cell>
          <table:table-cell office:value-type="float" office:value="1977" calcext:value-type="float">
            <text:p>1977</text:p>
          </table:table-cell>
          <table:table-cell office:value-type="float" office:value="1978" calcext:value-type="float">
            <text:p>1978</text:p>
          </table:table-cell>
          <table:table-cell office:value-type="float" office:value="1979" calcext:value-type="float">
            <text:p>1979</text:p>
          </table:table-cell>
          <table:table-cell office:value-type="float" office:value="1980" calcext:value-type="float">
            <text:p>1980</text:p>
          </table:table-cell>
          <table:table-cell office:value-type="float" office:value="1981" calcext:value-type="float">
            <text:p>1981</text:p>
          </table:table-cell>
          <table:table-cell office:value-type="float" office:value="1982" calcext:value-type="float">
            <text:p>1982</text:p>
          </table:table-cell>
          <table:table-cell office:value-type="float" office:value="1983" calcext:value-type="float">
            <text:p>1983</text:p>
          </table:table-cell>
          <table:table-cell office:value-type="float" office:value="1984" calcext:value-type="float">
            <text:p>1984</text:p>
          </table:table-cell>
          <table:table-cell office:value-type="float" office:value="1985" calcext:value-type="float">
            <text:p>1985</text:p>
          </table:table-cell>
          <table:table-cell office:value-type="float" office:value="1986" calcext:value-type="float">
            <text:p>1986</text:p>
          </table:table-cell>
          <table:table-cell office:value-type="float" office:value="1987" calcext:value-type="float">
            <text:p>1987</text:p>
          </table:table-cell>
          <table:table-cell office:value-type="float" office:value="1988" calcext:value-type="float">
            <text:p>1988</text:p>
          </table:table-cell>
          <table:table-cell office:value-type="float" office:value="1989" calcext:value-type="float">
            <text:p>1989</text:p>
          </table:table-cell>
          <table:table-cell office:value-type="float" office:value="1990" calcext:value-type="float">
            <text:p>1990</text:p>
          </table:table-cell>
          <table:table-cell office:value-type="float" office:value="1991" calcext:value-type="float">
            <text:p>1991</text:p>
          </table:table-cell>
          <table:table-cell office:value-type="float" office:value="1992" calcext:value-type="float">
            <text:p>1992</text:p>
          </table:table-cell>
          <table:table-cell office:value-type="float" office:value="1993" calcext:value-type="float">
            <text:p>1993</text:p>
          </table:table-cell>
          <table:table-cell office:value-type="float" office:value="1994" calcext:value-type="float">
            <text:p>1994</text:p>
          </table:table-cell>
          <table:table-cell office:value-type="float" office:value="1995" calcext:value-type="float">
            <text:p>1995</text:p>
          </table:table-cell>
          <table:table-cell office:value-type="float" office:value="1996" calcext:value-type="float">
            <text:p>1996</text:p>
          </table:table-cell>
          <table:table-cell office:value-type="float" office:value="1997" calcext:value-type="float">
            <text:p>1997</text:p>
          </table:table-cell>
          <table:table-cell office:value-type="float" office:value="1998" calcext:value-type="float">
            <text:p>1998</text:p>
          </table:table-cell>
          <table:table-cell office:value-type="float" office:value="1999" calcext:value-type="float">
            <text:p>1999</text:p>
          </table:table-cell>
          <table:table-cell office:value-type="float" office:value="2000" calcext:value-type="float">
            <text:p>2000</text:p>
          </table:table-cell>
          <table:table-cell office:value-type="float" office:value="2001" calcext:value-type="float">
            <text:p>2001</text:p>
          </table:table-cell>
          <table:table-cell office:value-type="float" office:value="2002" calcext:value-type="float">
            <text:p>2002</text:p>
          </table:table-cell>
          <table:table-cell office:value-type="float" office:value="2003" calcext:value-type="float">
            <text:p>2003</text:p>
          </table:table-cell>
          <table:table-cell office:value-type="float" office:value="2004" calcext:value-type="float">
            <text:p>2004</text:p>
          </table:table-cell>
          <table:table-cell office:value-type="float" office:value="2005" calcext:value-type="float">
            <text:p>2005</text:p>
          </table:table-cell>
          <table:table-cell office:value-type="float" office:value="2006" calcext:value-type="float">
            <text:p>2006</text:p>
          </table:table-cell>
          <table:table-cell office:value-type="float" office:value="2007" calcext:value-type="float">
            <text:p>2007</text:p>
          </table:table-cell>
          <table:table-cell office:value-type="float" office:value="2008" calcext:value-type="float">
            <text:p>2008</text:p>
          </table:table-cell>
          <table:table-cell office:value-type="float" office:value="2009" calcext:value-type="float">
            <text:p>2009</text:p>
          </table:table-cell>
          <table:table-cell office:value-type="float" office:value="2010" calcext:value-type="float">
            <text:p>2010</text:p>
          </table:table-cell>
          <table:table-cell office:value-type="float" office:value="2011" calcext:value-type="float">
            <text:p>2011</text:p>
          </table:table-cell>
          <table:table-cell office:value-type="float" office:value="2012" calcext:value-type="float">
            <text:p>2012</text:p>
          </table:table-cell>
          <table:table-cell office:value-type="float" office:value="2013" calcext:value-type="float">
            <text:p>2013</text:p>
          </table:table-cell>
          <table:table-cell office:value-type="float" office:value="2014" calcext:value-type="float">
            <text:p>2014</text:p>
          </table:table-cell>
          <table:table-cell office:value-type="float" office:value="2015" calcext:value-type="float">
            <text:p>2015</text:p>
          </table:table-cell>
          <table:table-cell office:value-type="float" office:value="2016" calcext:value-type="float">
            <text:p>2016</text:p>
          </table:table-cell>
          <table:table-cell office:value-type="float" office:value="2017" calcext:value-type="float">
            <text:p>2017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Aruba</text:p>
          </table:table-cell>
          <table:table-cell office:value-type="string" calcext:value-type="string">
            <text:p>ABW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fghanistan</text:p>
          </table:table-cell>
          <table:table-cell office:value-type="string" calcext:value-type="string">
            <text:p>AFG</text:p>
          </table:table-cell>
          <table:table-cell table:number-columns-repeated="30"/>
          <table:table-cell office:value-type="float" office:value="4067386" calcext:value-type="float">
            <text:p>4067386</text:p>
          </table:table-cell>
          <table:table-cell office:value-type="float" office:value="4368434" calcext:value-type="float">
            <text:p>4368434</text:p>
          </table:table-cell>
          <table:table-cell office:value-type="float" office:value="4769369" calcext:value-type="float">
            <text:p>4769369</text:p>
          </table:table-cell>
          <table:table-cell office:value-type="float" office:value="5211646" calcext:value-type="float">
            <text:p>5211646</text:p>
          </table:table-cell>
          <table:table-cell office:value-type="float" office:value="5630619" calcext:value-type="float">
            <text:p>5630619</text:p>
          </table:table-cell>
          <table:table-cell office:value-type="float" office:value="5991817" calcext:value-type="float">
            <text:p>5991817</text:p>
          </table:table-cell>
          <table:table-cell office:value-type="float" office:value="6195789" calcext:value-type="float">
            <text:p>6195789</text:p>
          </table:table-cell>
          <table:table-cell office:value-type="float" office:value="6318137" calcext:value-type="float">
            <text:p>6318137</text:p>
          </table:table-cell>
          <table:table-cell office:value-type="float" office:value="6408475" calcext:value-type="float">
            <text:p>6408475</text:p>
          </table:table-cell>
          <table:table-cell office:value-type="float" office:value="6525062" calcext:value-type="float">
            <text:p>6525062</text:p>
          </table:table-cell>
          <table:table-cell office:value-type="float" office:value="6701390" calcext:value-type="float">
            <text:p>6701390</text:p>
          </table:table-cell>
          <table:table-cell office:value-type="float" office:value="7000745" calcext:value-type="float">
            <text:p>7000745</text:p>
          </table:table-cell>
          <table:table-cell office:value-type="float" office:value="7379318" calcext:value-type="float">
            <text:p>7379318</text:p>
          </table:table-cell>
          <table:table-cell office:value-type="float" office:value="7801160" calcext:value-type="float">
            <text:p>7801160</text:p>
          </table:table-cell>
          <table:table-cell office:value-type="float" office:value="8219904" calcext:value-type="float">
            <text:p>8219904</text:p>
          </table:table-cell>
          <table:table-cell office:value-type="float" office:value="8607338" calcext:value-type="float">
            <text:p>8607338</text:p>
          </table:table-cell>
          <table:table-cell office:value-type="float" office:value="8808552" calcext:value-type="float">
            <text:p>8808552</text:p>
          </table:table-cell>
          <table:table-cell office:value-type="float" office:value="8968064" calcext:value-type="float">
            <text:p>8968064</text:p>
          </table:table-cell>
          <table:table-cell office:value-type="float" office:value="9120654" calcext:value-type="float">
            <text:p>9120654</text:p>
          </table:table-cell>
          <table:table-cell office:value-type="float" office:value="9312008" calcext:value-type="float">
            <text:p>9312008</text:p>
          </table:table-cell>
          <table:table-cell office:value-type="float" office:value="9572580" calcext:value-type="float">
            <text:p>9572580</text:p>
          </table:table-cell>
          <table:table-cell office:value-type="float" office:value="10008297" calcext:value-type="float">
            <text:p>10008297</text:p>
          </table:table-cell>
          <table:table-cell office:value-type="float" office:value="10534726" calcext:value-type="float">
            <text:p>10534726</text:p>
          </table:table-cell>
          <table:table-cell office:value-type="float" office:value="11128394" calcext:value-type="float">
            <text:p>11128394</text:p>
          </table:table-cell>
          <table:table-cell office:value-type="float" office:value="11752833" calcext:value-type="float">
            <text:p>11752833</text:p>
          </table:table-cell>
          <table:table-cell office:value-type="float" office:value="12381396" calcext:value-type="float">
            <text:p>12381396</text:p>
          </table:table-cell>
          <table:table-cell office:value-type="float" office:value="12931832" calcext:value-type="float">
            <text:p>12931832</text:p>
          </table:table-cell>
          <table:table-cell office:value-type="float" office:value="13467695" calcext:value-type="float">
            <text:p>13467695</text:p>
          </table:table-cell>
          <table:table-cell office:value-type="float" office:value="13952821" calcext:value-type="float">
            <text:p>13952821</text:p>
          </table:table-cell>
        </table:table-row>
        <table:table-row table:style-name="ro1">
          <table:table-cell office:value-type="string" calcext:value-type="string">
            <text:p>Angola</text:p>
          </table:table-cell>
          <table:table-cell office:value-type="string" calcext:value-type="string">
            <text:p>AGO</text:p>
          </table:table-cell>
          <table:table-cell table:number-columns-repeated="30"/>
          <table:table-cell office:value-type="float" office:value="4846815" calcext:value-type="float">
            <text:p>4846815</text:p>
          </table:table-cell>
          <table:table-cell office:value-type="float" office:value="5000193" calcext:value-type="float">
            <text:p>5000193</text:p>
          </table:table-cell>
          <table:table-cell office:value-type="float" office:value="5159906" calcext:value-type="float">
            <text:p>5159906</text:p>
          </table:table-cell>
          <table:table-cell office:value-type="float" office:value="5331544" calcext:value-type="float">
            <text:p>5331544</text:p>
          </table:table-cell>
          <table:table-cell office:value-type="float" office:value="5504353" calcext:value-type="float">
            <text:p>5504353</text:p>
          </table:table-cell>
          <table:table-cell office:value-type="float" office:value="5686551" calcext:value-type="float">
            <text:p>5686551</text:p>
          </table:table-cell>
          <table:table-cell office:value-type="float" office:value="5868706" calcext:value-type="float">
            <text:p>5868706</text:p>
          </table:table-cell>
          <table:table-cell office:value-type="float" office:value="6064208" calcext:value-type="float">
            <text:p>6064208</text:p>
          </table:table-cell>
          <table:table-cell office:value-type="float" office:value="6272599" calcext:value-type="float">
            <text:p>6272599</text:p>
          </table:table-cell>
          <table:table-cell office:value-type="float" office:value="6494291" calcext:value-type="float">
            <text:p>6494291</text:p>
          </table:table-cell>
          <table:table-cell office:value-type="float" office:value="6728180" calcext:value-type="float">
            <text:p>6728180</text:p>
          </table:table-cell>
          <table:table-cell office:value-type="float" office:value="6958416" calcext:value-type="float">
            <text:p>6958416</text:p>
          </table:table-cell>
          <table:table-cell office:value-type="float" office:value="7206353" calcext:value-type="float">
            <text:p>7206353</text:p>
          </table:table-cell>
          <table:table-cell office:value-type="float" office:value="7464872" calcext:value-type="float">
            <text:p>7464872</text:p>
          </table:table-cell>
          <table:table-cell office:value-type="float" office:value="7737243" calcext:value-type="float">
            <text:p>7737243</text:p>
          </table:table-cell>
          <table:table-cell office:value-type="float" office:value="8022529" calcext:value-type="float">
            <text:p>8022529</text:p>
          </table:table-cell>
          <table:table-cell office:value-type="float" office:value="8308927" calcext:value-type="float">
            <text:p>8308927</text:p>
          </table:table-cell>
          <table:table-cell office:value-type="float" office:value="8611486" calcext:value-type="float">
            <text:p>8611486</text:p>
          </table:table-cell>
          <table:table-cell office:value-type="float" office:value="8932567" calcext:value-type="float">
            <text:p>8932567</text:p>
          </table:table-cell>
          <table:table-cell office:value-type="float" office:value="9272188" calcext:value-type="float">
            <text:p>9272188</text:p>
          </table:table-cell>
          <table:table-cell office:value-type="float" office:value="9623400" calcext:value-type="float">
            <text:p>9623400</text:p>
          </table:table-cell>
          <table:table-cell office:value-type="float" office:value="9968105" calcext:value-type="float">
            <text:p>9968105</text:p>
          </table:table-cell>
          <table:table-cell office:value-type="float" office:value="10327972" calcext:value-type="float">
            <text:p>10327972</text:p>
          </table:table-cell>
          <table:table-cell office:value-type="float" office:value="10700189" calcext:value-type="float">
            <text:p>10700189</text:p>
          </table:table-cell>
          <table:table-cell office:value-type="float" office:value="11084705" calcext:value-type="float">
            <text:p>11084705</text:p>
          </table:table-cell>
          <table:table-cell office:value-type="float" office:value="11481285" calcext:value-type="float">
            <text:p>11481285</text:p>
          </table:table-cell>
          <table:table-cell office:value-type="float" office:value="11882159" calcext:value-type="float">
            <text:p>11882159</text:p>
          </table:table-cell>
          <table:table-cell office:value-type="float" office:value="12295573" calcext:value-type="float">
            <text:p>12295573</text:p>
          </table:table-cell>
          <table:table-cell office:value-type="float" office:value="12728920" calcext:value-type="float">
            <text:p>12728920</text:p>
          </table:table-cell>
        </table:table-row>
        <table:table-row table:style-name="ro1">
          <table:table-cell office:value-type="string" calcext:value-type="string">
            <text:p>Albanie</text:p>
          </table:table-cell>
          <table:table-cell office:value-type="string" calcext:value-type="string">
            <text:p>ALB</text:p>
          </table:table-cell>
          <table:table-cell table:number-columns-repeated="30"/>
          <table:table-cell office:value-type="float" office:value="1422714" calcext:value-type="float">
            <text:p>1422714</text:p>
          </table:table-cell>
          <table:table-cell office:value-type="float" office:value="1444750" calcext:value-type="float">
            <text:p>1444750</text:p>
          </table:table-cell>
          <table:table-cell office:value-type="float" office:value="1437126" calcext:value-type="float">
            <text:p>1437126</text:p>
          </table:table-cell>
          <table:table-cell office:value-type="float" office:value="1412829" calcext:value-type="float">
            <text:p>1412829</text:p>
          </table:table-cell>
          <table:table-cell office:value-type="float" office:value="1389529" calcext:value-type="float">
            <text:p>1389529</text:p>
          </table:table-cell>
          <table:table-cell office:value-type="float" office:value="1360818" calcext:value-type="float">
            <text:p>1360818</text:p>
          </table:table-cell>
          <table:table-cell office:value-type="float" office:value="1355528" calcext:value-type="float">
            <text:p>1355528</text:p>
          </table:table-cell>
          <table:table-cell office:value-type="float" office:value="1371918" calcext:value-type="float">
            <text:p>1371918</text:p>
          </table:table-cell>
          <table:table-cell office:value-type="float" office:value="1365764" calcext:value-type="float">
            <text:p>1365764</text:p>
          </table:table-cell>
          <table:table-cell office:value-type="float" office:value="1354864" calcext:value-type="float">
            <text:p>1354864</text:p>
          </table:table-cell>
          <table:table-cell office:value-type="float" office:value="1350344" calcext:value-type="float">
            <text:p>1350344</text:p>
          </table:table-cell>
          <table:table-cell office:value-type="float" office:value="1337405" calcext:value-type="float">
            <text:p>1337405</text:p>
          </table:table-cell>
          <table:table-cell office:value-type="float" office:value="1337015" calcext:value-type="float">
            <text:p>1337015</text:p>
          </table:table-cell>
          <table:table-cell office:value-type="float" office:value="1318945" calcext:value-type="float">
            <text:p>1318945</text:p>
          </table:table-cell>
          <table:table-cell office:value-type="float" office:value="1300549" calcext:value-type="float">
            <text:p>1300549</text:p>
          </table:table-cell>
          <table:table-cell office:value-type="float" office:value="1281634" calcext:value-type="float">
            <text:p>1281634</text:p>
          </table:table-cell>
          <table:table-cell office:value-type="float" office:value="1266505" calcext:value-type="float">
            <text:p>1266505</text:p>
          </table:table-cell>
          <table:table-cell office:value-type="float" office:value="1250367" calcext:value-type="float">
            <text:p>1250367</text:p>
          </table:table-cell>
          <table:table-cell office:value-type="float" office:value="1234601" calcext:value-type="float">
            <text:p>1234601</text:p>
          </table:table-cell>
          <table:table-cell office:value-type="float" office:value="1226736" calcext:value-type="float">
            <text:p>1226736</text:p>
          </table:table-cell>
          <table:table-cell office:value-type="float" office:value="1225928" calcext:value-type="float">
            <text:p>1225928</text:p>
          </table:table-cell>
          <table:table-cell office:value-type="float" office:value="1271089" calcext:value-type="float">
            <text:p>1271089</text:p>
          </table:table-cell>
          <table:table-cell office:value-type="float" office:value="1322878" calcext:value-type="float">
            <text:p>1322878</text:p>
          </table:table-cell>
          <table:table-cell office:value-type="float" office:value="1244852" calcext:value-type="float">
            <text:p>1244852</text:p>
          </table:table-cell>
          <table:table-cell office:value-type="float" office:value="1268612" calcext:value-type="float">
            <text:p>1268612</text:p>
          </table:table-cell>
          <table:table-cell office:value-type="float" office:value="1322597" calcext:value-type="float">
            <text:p>1322597</text:p>
          </table:table-cell>
          <table:table-cell office:value-type="float" office:value="1321380" calcext:value-type="float">
            <text:p>1321380</text:p>
          </table:table-cell>
          <table:table-cell office:value-type="float" office:value="1323346" calcext:value-type="float">
            <text:p>1323346</text:p>
          </table:table-cell>
          <table:table-cell office:value-type="float" office:value="1322907" calcext:value-type="float">
            <text:p>1322907</text:p>
          </table:table-cell>
        </table:table-row>
        <table:table-row table:style-name="ro1">
          <table:table-cell office:value-type="string" calcext:value-type="string">
            <text:p>Andorre</text:p>
          </table:table-cell>
          <table:table-cell office:value-type="string" calcext:value-type="string">
            <text:p>AN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 monde arabe</text:p>
          </table:table-cell>
          <table:table-cell office:value-type="string" calcext:value-type="string">
            <text:p>ARB</text:p>
          </table:table-cell>
          <table:table-cell table:number-columns-repeated="30"/>
          <table:table-cell office:value-type="float" office:value="61495051" calcext:value-type="float">
            <text:p>61495051</text:p>
          </table:table-cell>
          <table:table-cell office:value-type="float" office:value="63514853" calcext:value-type="float">
            <text:p>63514853</text:p>
          </table:table-cell>
          <table:table-cell office:value-type="float" office:value="64744106" calcext:value-type="float">
            <text:p>64744106</text:p>
          </table:table-cell>
          <table:table-cell office:value-type="float" office:value="67064801" calcext:value-type="float">
            <text:p>67064801</text:p>
          </table:table-cell>
          <table:table-cell office:value-type="float" office:value="69655027" calcext:value-type="float">
            <text:p>69655027</text:p>
          </table:table-cell>
          <table:table-cell office:value-type="float" office:value="72382241" calcext:value-type="float">
            <text:p>72382241</text:p>
          </table:table-cell>
          <table:table-cell office:value-type="float" office:value="74185674" calcext:value-type="float">
            <text:p>74185674</text:p>
          </table:table-cell>
          <table:table-cell office:value-type="float" office:value="76017994" calcext:value-type="float">
            <text:p>76017994</text:p>
          </table:table-cell>
          <table:table-cell office:value-type="float" office:value="77783729" calcext:value-type="float">
            <text:p>77783729</text:p>
          </table:table-cell>
          <table:table-cell office:value-type="float" office:value="80669618" calcext:value-type="float">
            <text:p>80669618</text:p>
          </table:table-cell>
          <table:table-cell office:value-type="float" office:value="82972565" calcext:value-type="float">
            <text:p>82972565</text:p>
          </table:table-cell>
          <table:table-cell office:value-type="float" office:value="84918936" calcext:value-type="float">
            <text:p>84918936</text:p>
          </table:table-cell>
          <table:table-cell office:value-type="float" office:value="86990844" calcext:value-type="float">
            <text:p>86990844</text:p>
          </table:table-cell>
          <table:table-cell office:value-type="float" office:value="89867943" calcext:value-type="float">
            <text:p>89867943</text:p>
          </table:table-cell>
          <table:table-cell office:value-type="float" office:value="92787660" calcext:value-type="float">
            <text:p>92787660</text:p>
          </table:table-cell>
          <table:table-cell office:value-type="float" office:value="95820797" calcext:value-type="float">
            <text:p>95820797</text:p>
          </table:table-cell>
          <table:table-cell office:value-type="float" office:value="99023587" calcext:value-type="float">
            <text:p>99023587</text:p>
          </table:table-cell>
          <table:table-cell office:value-type="float" office:value="102842517" calcext:value-type="float">
            <text:p>102842517</text:p>
          </table:table-cell>
          <table:table-cell office:value-type="float" office:value="106159153" calcext:value-type="float">
            <text:p>106159153</text:p>
          </table:table-cell>
          <table:table-cell office:value-type="float" office:value="109819583" calcext:value-type="float">
            <text:p>109819583</text:p>
          </table:table-cell>
          <table:table-cell office:value-type="float" office:value="113795767" calcext:value-type="float">
            <text:p>113795767</text:p>
          </table:table-cell>
          <table:table-cell office:value-type="float" office:value="117162180" calcext:value-type="float">
            <text:p>117162180</text:p>
          </table:table-cell>
          <table:table-cell office:value-type="float" office:value="120554064" calcext:value-type="float">
            <text:p>120554064</text:p>
          </table:table-cell>
          <table:table-cell office:value-type="float" office:value="124126232" calcext:value-type="float">
            <text:p>124126232</text:p>
          </table:table-cell>
          <table:table-cell office:value-type="float" office:value="126498573" calcext:value-type="float">
            <text:p>126498573</text:p>
          </table:table-cell>
          <table:table-cell office:value-type="float" office:value="128508596" calcext:value-type="float">
            <text:p>128508596</text:p>
          </table:table-cell>
          <table:table-cell office:value-type="float" office:value="130807320" calcext:value-type="float">
            <text:p>130807320</text:p>
          </table:table-cell>
          <table:table-cell office:value-type="float" office:value="133423274" calcext:value-type="float">
            <text:p>133423274</text:p>
          </table:table-cell>
          <table:table-cell office:value-type="float" office:value="136215517" calcext:value-type="float">
            <text:p>136215517</text:p>
          </table:table-cell>
        </table:table-row>
        <table:table-row table:style-name="ro1">
          <table:table-cell office:value-type="string" calcext:value-type="string">
            <text:p>Émirats arabes unis</text:p>
          </table:table-cell>
          <table:table-cell office:value-type="string" calcext:value-type="string">
            <text:p>ARE</text:p>
          </table:table-cell>
          <table:table-cell table:number-columns-repeated="30"/>
          <table:table-cell office:value-type="float" office:value="918479" calcext:value-type="float">
            <text:p>918479</text:p>
          </table:table-cell>
          <table:table-cell office:value-type="float" office:value="987085" calcext:value-type="float">
            <text:p>987085</text:p>
          </table:table-cell>
          <table:table-cell office:value-type="float" office:value="1063729" calcext:value-type="float">
            <text:p>1063729</text:p>
          </table:table-cell>
          <table:table-cell office:value-type="float" office:value="1148349" calcext:value-type="float">
            <text:p>1148349</text:p>
          </table:table-cell>
          <table:table-cell office:value-type="float" office:value="1233263" calcext:value-type="float">
            <text:p>1233263</text:p>
          </table:table-cell>
          <table:table-cell office:value-type="float" office:value="1318908" calcext:value-type="float">
            <text:p>1318908</text:p>
          </table:table-cell>
          <table:table-cell office:value-type="float" office:value="1385625" calcext:value-type="float">
            <text:p>1385625</text:p>
          </table:table-cell>
          <table:table-cell office:value-type="float" office:value="1463066" calcext:value-type="float">
            <text:p>1463066</text:p>
          </table:table-cell>
          <table:table-cell office:value-type="float" office:value="1550950" calcext:value-type="float">
            <text:p>1550950</text:p>
          </table:table-cell>
          <table:table-cell office:value-type="float" office:value="1648831" calcext:value-type="float">
            <text:p>1648831</text:p>
          </table:table-cell>
          <table:table-cell office:value-type="float" office:value="1758737" calcext:value-type="float">
            <text:p>1758737</text:p>
          </table:table-cell>
          <table:table-cell office:value-type="float" office:value="1895442" calcext:value-type="float">
            <text:p>1895442</text:p>
          </table:table-cell>
          <table:table-cell office:value-type="float" office:value="2047571" calcext:value-type="float">
            <text:p>2047571</text:p>
          </table:table-cell>
          <table:table-cell office:value-type="float" office:value="2244738" calcext:value-type="float">
            <text:p>2244738</text:p>
          </table:table-cell>
          <table:table-cell office:value-type="float" office:value="2531671" calcext:value-type="float">
            <text:p>2531671</text:p>
          </table:table-cell>
          <table:table-cell office:value-type="float" office:value="2937065" calcext:value-type="float">
            <text:p>2937065</text:p>
          </table:table-cell>
          <table:table-cell office:value-type="float" office:value="3483372" calcext:value-type="float">
            <text:p>3483372</text:p>
          </table:table-cell>
          <table:table-cell office:value-type="float" office:value="4170616" calcext:value-type="float">
            <text:p>4170616</text:p>
          </table:table-cell>
          <table:table-cell office:value-type="float" office:value="4922159" calcext:value-type="float">
            <text:p>4922159</text:p>
          </table:table-cell>
          <table:table-cell office:value-type="float" office:value="5627338" calcext:value-type="float">
            <text:p>5627338</text:p>
          </table:table-cell>
          <table:table-cell office:value-type="float" office:value="6198570" calcext:value-type="float">
            <text:p>6198570</text:p>
          </table:table-cell>
          <table:table-cell office:value-type="float" office:value="6473126" calcext:value-type="float">
            <text:p>6473126</text:p>
          </table:table-cell>
          <table:table-cell office:value-type="float" office:value="6604623" calcext:value-type="float">
            <text:p>6604623</text:p>
          </table:table-cell>
          <table:table-cell office:value-type="float" office:value="6638849" calcext:value-type="float">
            <text:p>6638849</text:p>
          </table:table-cell>
          <table:table-cell office:value-type="float" office:value="6649434" calcext:value-type="float">
            <text:p>6649434</text:p>
          </table:table-cell>
          <table:table-cell office:value-type="float" office:value="6689739" calcext:value-type="float">
            <text:p>6689739</text:p>
          </table:table-cell>
          <table:table-cell office:value-type="float" office:value="6703607" calcext:value-type="float">
            <text:p>6703607</text:p>
          </table:table-cell>
          <table:table-cell office:value-type="float" office:value="6760310" calcext:value-type="float">
            <text:p>6760310</text:p>
          </table:table-cell>
          <table:table-cell office:value-type="float" office:value="6827980" calcext:value-type="float">
            <text:p>6827980</text:p>
          </table:table-cell>
        </table:table-row>
        <table:table-row table:style-name="ro1">
          <table:table-cell office:value-type="string" calcext:value-type="string">
            <text:p>Argentine</text:p>
          </table:table-cell>
          <table:table-cell office:value-type="string" calcext:value-type="string">
            <text:p>ARG</text:p>
          </table:table-cell>
          <table:table-cell table:number-columns-repeated="30"/>
          <table:table-cell office:value-type="float" office:value="13330394" calcext:value-type="float">
            <text:p>13330394</text:p>
          </table:table-cell>
          <table:table-cell office:value-type="float" office:value="13696710" calcext:value-type="float">
            <text:p>13696710</text:p>
          </table:table-cell>
          <table:table-cell office:value-type="float" office:value="14089488" calcext:value-type="float">
            <text:p>14089488</text:p>
          </table:table-cell>
          <table:table-cell office:value-type="float" office:value="14426480" calcext:value-type="float">
            <text:p>14426480</text:p>
          </table:table-cell>
          <table:table-cell office:value-type="float" office:value="14767350" calcext:value-type="float">
            <text:p>14767350</text:p>
          </table:table-cell>
          <table:table-cell office:value-type="float" office:value="14979213" calcext:value-type="float">
            <text:p>14979213</text:p>
          </table:table-cell>
          <table:table-cell office:value-type="float" office:value="15312968" calcext:value-type="float">
            <text:p>15312968</text:p>
          </table:table-cell>
          <table:table-cell office:value-type="float" office:value="15687072" calcext:value-type="float">
            <text:p>15687072</text:p>
          </table:table-cell>
          <table:table-cell office:value-type="float" office:value="16002610" calcext:value-type="float">
            <text:p>16002610</text:p>
          </table:table-cell>
          <table:table-cell office:value-type="float" office:value="16209281" calcext:value-type="float">
            <text:p>16209281</text:p>
          </table:table-cell>
          <table:table-cell office:value-type="float" office:value="16446835" calcext:value-type="float">
            <text:p>16446835</text:p>
          </table:table-cell>
          <table:table-cell office:value-type="float" office:value="16634521" calcext:value-type="float">
            <text:p>16634521</text:p>
          </table:table-cell>
          <table:table-cell office:value-type="float" office:value="16689404" calcext:value-type="float">
            <text:p>16689404</text:p>
          </table:table-cell>
          <table:table-cell office:value-type="float" office:value="17037741" calcext:value-type="float">
            <text:p>17037741</text:p>
          </table:table-cell>
          <table:table-cell office:value-type="float" office:value="17396580" calcext:value-type="float">
            <text:p>17396580</text:p>
          </table:table-cell>
          <table:table-cell office:value-type="float" office:value="17549561" calcext:value-type="float">
            <text:p>17549561</text:p>
          </table:table-cell>
          <table:table-cell office:value-type="float" office:value="17862877" calcext:value-type="float">
            <text:p>17862877</text:p>
          </table:table-cell>
          <table:table-cell office:value-type="float" office:value="17891188" calcext:value-type="float">
            <text:p>17891188</text:p>
          </table:table-cell>
          <table:table-cell office:value-type="float" office:value="17922661" calcext:value-type="float">
            <text:p>17922661</text:p>
          </table:table-cell>
          <table:table-cell office:value-type="float" office:value="18280431" calcext:value-type="float">
            <text:p>18280431</text:p>
          </table:table-cell>
          <table:table-cell office:value-type="float" office:value="18285303" calcext:value-type="float">
            <text:p>18285303</text:p>
          </table:table-cell>
          <table:table-cell office:value-type="float" office:value="18620588" calcext:value-type="float">
            <text:p>18620588</text:p>
          </table:table-cell>
          <table:table-cell office:value-type="float" office:value="18831461" calcext:value-type="float">
            <text:p>18831461</text:p>
          </table:table-cell>
          <table:table-cell office:value-type="float" office:value="18988880" calcext:value-type="float">
            <text:p>18988880</text:p>
          </table:table-cell>
          <table:table-cell office:value-type="float" office:value="19062763" calcext:value-type="float">
            <text:p>19062763</text:p>
          </table:table-cell>
          <table:table-cell office:value-type="float" office:value="19403124" calcext:value-type="float">
            <text:p>19403124</text:p>
          </table:table-cell>
          <table:table-cell office:value-type="float" office:value="19726497" calcext:value-type="float">
            <text:p>19726497</text:p>
          </table:table-cell>
          <table:table-cell office:value-type="float" office:value="20049817" calcext:value-type="float">
            <text:p>20049817</text:p>
          </table:table-cell>
          <table:table-cell office:value-type="float" office:value="20252061" calcext:value-type="float">
            <text:p>20252061</text:p>
          </table:table-cell>
        </table:table-row>
        <table:table-row table:style-name="ro1">
          <table:table-cell office:value-type="string" calcext:value-type="string">
            <text:p>Arménie</text:p>
          </table:table-cell>
          <table:table-cell office:value-type="string" calcext:value-type="string">
            <text:p>ARM</text:p>
          </table:table-cell>
          <table:table-cell table:number-columns-repeated="30"/>
          <table:table-cell office:value-type="float" office:value="1464013" calcext:value-type="float">
            <text:p>1464013</text:p>
          </table:table-cell>
          <table:table-cell office:value-type="float" office:value="1449791" calcext:value-type="float">
            <text:p>1449791</text:p>
          </table:table-cell>
          <table:table-cell office:value-type="float" office:value="1422553" calcext:value-type="float">
            <text:p>1422553</text:p>
          </table:table-cell>
          <table:table-cell office:value-type="float" office:value="1387777" calcext:value-type="float">
            <text:p>1387777</text:p>
          </table:table-cell>
          <table:table-cell office:value-type="float" office:value="1352833" calcext:value-type="float">
            <text:p>1352833</text:p>
          </table:table-cell>
          <table:table-cell office:value-type="float" office:value="1323039" calcext:value-type="float">
            <text:p>1323039</text:p>
          </table:table-cell>
          <table:table-cell office:value-type="float" office:value="1304929" calcext:value-type="float">
            <text:p>1304929</text:p>
          </table:table-cell>
          <table:table-cell office:value-type="float" office:value="1293934" calcext:value-type="float">
            <text:p>1293934</text:p>
          </table:table-cell>
          <table:table-cell office:value-type="float" office:value="1288701" calcext:value-type="float">
            <text:p>1288701</text:p>
          </table:table-cell>
          <table:table-cell office:value-type="float" office:value="1286416" calcext:value-type="float">
            <text:p>1286416</text:p>
          </table:table-cell>
          <table:table-cell office:value-type="float" office:value="1284759" calcext:value-type="float">
            <text:p>1284759</text:p>
          </table:table-cell>
          <table:table-cell office:value-type="float" office:value="1289577" calcext:value-type="float">
            <text:p>1289577</text:p>
          </table:table-cell>
          <table:table-cell office:value-type="float" office:value="1293996" calcext:value-type="float">
            <text:p>1293996</text:p>
          </table:table-cell>
          <table:table-cell office:value-type="float" office:value="1298206" calcext:value-type="float">
            <text:p>1298206</text:p>
          </table:table-cell>
          <table:table-cell office:value-type="float" office:value="1302805" calcext:value-type="float">
            <text:p>1302805</text:p>
          </table:table-cell>
          <table:table-cell office:value-type="float" office:value="1307908" calcext:value-type="float">
            <text:p>1307908</text:p>
          </table:table-cell>
          <table:table-cell office:value-type="float" office:value="1309974" calcext:value-type="float">
            <text:p>1309974</text:p>
          </table:table-cell>
          <table:table-cell office:value-type="float" office:value="1312689" calcext:value-type="float">
            <text:p>1312689</text:p>
          </table:table-cell>
          <table:table-cell office:value-type="float" office:value="1311477" calcext:value-type="float">
            <text:p>1311477</text:p>
          </table:table-cell>
          <table:table-cell office:value-type="float" office:value="1325019" calcext:value-type="float">
            <text:p>1325019</text:p>
          </table:table-cell>
          <table:table-cell office:value-type="float" office:value="1379810" calcext:value-type="float">
            <text:p>1379810</text:p>
          </table:table-cell>
          <table:table-cell office:value-type="float" office:value="1404032" calcext:value-type="float">
            <text:p>1404032</text:p>
          </table:table-cell>
          <table:table-cell office:value-type="float" office:value="1401167" calcext:value-type="float">
            <text:p>1401167</text:p>
          </table:table-cell>
          <table:table-cell office:value-type="float" office:value="1414215" calcext:value-type="float">
            <text:p>1414215</text:p>
          </table:table-cell>
          <table:table-cell office:value-type="float" office:value="1411723" calcext:value-type="float">
            <text:p>1411723</text:p>
          </table:table-cell>
          <table:table-cell office:value-type="float" office:value="1397974" calcext:value-type="float">
            <text:p>1397974</text:p>
          </table:table-cell>
          <table:table-cell office:value-type="float" office:value="1373650" calcext:value-type="float">
            <text:p>1373650</text:p>
          </table:table-cell>
          <table:table-cell office:value-type="float" office:value="1373669" calcext:value-type="float">
            <text:p>1373669</text:p>
          </table:table-cell>
          <table:table-cell office:value-type="float" office:value="1377615" calcext:value-type="float">
            <text:p>1377615</text:p>
          </table:table-cell>
        </table:table-row>
        <table:table-row table:style-name="ro1">
          <table:table-cell office:value-type="string" calcext:value-type="string">
            <text:p>Samoa américaines</text:p>
          </table:table-cell>
          <table:table-cell office:value-type="string" calcext:value-type="string">
            <text:p>ASM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ntigua-et-Barbuda</text:p>
          </table:table-cell>
          <table:table-cell office:value-type="string" calcext:value-type="string">
            <text:p>ATG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ustralie</text:p>
          </table:table-cell>
          <table:table-cell office:value-type="string" calcext:value-type="string">
            <text:p>AUS</text:p>
          </table:table-cell>
          <table:table-cell table:number-columns-repeated="30"/>
          <table:table-cell office:value-type="float" office:value="8498097" calcext:value-type="float">
            <text:p>8498097</text:p>
          </table:table-cell>
          <table:table-cell office:value-type="float" office:value="8542393" calcext:value-type="float">
            <text:p>8542393</text:p>
          </table:table-cell>
          <table:table-cell office:value-type="float" office:value="8616504" calcext:value-type="float">
            <text:p>8616504</text:p>
          </table:table-cell>
          <table:table-cell office:value-type="float" office:value="8651067" calcext:value-type="float">
            <text:p>8651067</text:p>
          </table:table-cell>
          <table:table-cell office:value-type="float" office:value="8819953" calcext:value-type="float">
            <text:p>8819953</text:p>
          </table:table-cell>
          <table:table-cell office:value-type="float" office:value="9024746" calcext:value-type="float">
            <text:p>9024746</text:p>
          </table:table-cell>
          <table:table-cell office:value-type="float" office:value="9153227" calcext:value-type="float">
            <text:p>9153227</text:p>
          </table:table-cell>
          <table:table-cell office:value-type="float" office:value="9219945" calcext:value-type="float">
            <text:p>9219945</text:p>
          </table:table-cell>
          <table:table-cell office:value-type="float" office:value="9321167" calcext:value-type="float">
            <text:p>9321167</text:p>
          </table:table-cell>
          <table:table-cell office:value-type="float" office:value="9414985" calcext:value-type="float">
            <text:p>9414985</text:p>
          </table:table-cell>
          <table:table-cell office:value-type="float" office:value="9601187" calcext:value-type="float">
            <text:p>9601187</text:p>
          </table:table-cell>
          <table:table-cell office:value-type="float" office:value="9787771" calcext:value-type="float">
            <text:p>9787771</text:p>
          </table:table-cell>
          <table:table-cell office:value-type="float" office:value="9944764" calcext:value-type="float">
            <text:p>9944764</text:p>
          </table:table-cell>
          <table:table-cell office:value-type="float" office:value="10124793" calcext:value-type="float">
            <text:p>10124793</text:p>
          </table:table-cell>
          <table:table-cell office:value-type="float" office:value="10245145" calcext:value-type="float">
            <text:p>10245145</text:p>
          </table:table-cell>
          <table:table-cell office:value-type="float" office:value="10554464" calcext:value-type="float">
            <text:p>10554464</text:p>
          </table:table-cell>
          <table:table-cell office:value-type="float" office:value="10799387" calcext:value-type="float">
            <text:p>10799387</text:p>
          </table:table-cell>
          <table:table-cell office:value-type="float" office:value="10968068" calcext:value-type="float">
            <text:p>10968068</text:p>
          </table:table-cell>
          <table:table-cell office:value-type="float" office:value="11257823" calcext:value-type="float">
            <text:p>11257823</text:p>
          </table:table-cell>
          <table:table-cell office:value-type="float" office:value="11493325" calcext:value-type="float">
            <text:p>11493325</text:p>
          </table:table-cell>
          <table:table-cell office:value-type="float" office:value="11690165" calcext:value-type="float">
            <text:p>11690165</text:p>
          </table:table-cell>
          <table:table-cell office:value-type="float" office:value="11856658" calcext:value-type="float">
            <text:p>11856658</text:p>
          </table:table-cell>
          <table:table-cell office:value-type="float" office:value="12017116" calcext:value-type="float">
            <text:p>12017116</text:p>
          </table:table-cell>
          <table:table-cell office:value-type="float" office:value="12189841" calcext:value-type="float">
            <text:p>12189841</text:p>
          </table:table-cell>
          <table:table-cell office:value-type="float" office:value="12331873" calcext:value-type="float">
            <text:p>12331873</text:p>
          </table:table-cell>
          <table:table-cell office:value-type="float" office:value="12564482" calcext:value-type="float">
            <text:p>12564482</text:p>
          </table:table-cell>
          <table:table-cell office:value-type="float" office:value="12722249" calcext:value-type="float">
            <text:p>12722249</text:p>
          </table:table-cell>
          <table:table-cell office:value-type="float" office:value="12970157" calcext:value-type="float">
            <text:p>12970157</text:p>
          </table:table-cell>
          <table:table-cell office:value-type="float" office:value="13133575" calcext:value-type="float">
            <text:p>13133575</text:p>
          </table:table-cell>
        </table:table-row>
        <table:table-row table:style-name="ro1">
          <table:table-cell office:value-type="string" calcext:value-type="string">
            <text:p>Autriche</text:p>
          </table:table-cell>
          <table:table-cell office:value-type="string" calcext:value-type="string">
            <text:p>AUT</text:p>
          </table:table-cell>
          <table:table-cell table:number-columns-repeated="30"/>
          <table:table-cell office:value-type="float" office:value="3568280" calcext:value-type="float">
            <text:p>3568280</text:p>
          </table:table-cell>
          <table:table-cell office:value-type="float" office:value="3617487" calcext:value-type="float">
            <text:p>3617487</text:p>
          </table:table-cell>
          <table:table-cell office:value-type="float" office:value="3696441" calcext:value-type="float">
            <text:p>3696441</text:p>
          </table:table-cell>
          <table:table-cell office:value-type="float" office:value="3731731" calcext:value-type="float">
            <text:p>3731731</text:p>
          </table:table-cell>
          <table:table-cell office:value-type="float" office:value="3827586" calcext:value-type="float">
            <text:p>3827586</text:p>
          </table:table-cell>
          <table:table-cell office:value-type="float" office:value="3862031" calcext:value-type="float">
            <text:p>3862031</text:p>
          </table:table-cell>
          <table:table-cell office:value-type="float" office:value="3834266" calcext:value-type="float">
            <text:p>3834266</text:p>
          </table:table-cell>
          <table:table-cell office:value-type="float" office:value="3823947" calcext:value-type="float">
            <text:p>3823947</text:p>
          </table:table-cell>
          <table:table-cell office:value-type="float" office:value="3859067" calcext:value-type="float">
            <text:p>3859067</text:p>
          </table:table-cell>
          <table:table-cell office:value-type="float" office:value="3888031" calcext:value-type="float">
            <text:p>3888031</text:p>
          </table:table-cell>
          <table:table-cell office:value-type="float" office:value="3899049" calcext:value-type="float">
            <text:p>3899049</text:p>
          </table:table-cell>
          <table:table-cell office:value-type="float" office:value="3886923" calcext:value-type="float">
            <text:p>3886923</text:p>
          </table:table-cell>
          <table:table-cell office:value-type="float" office:value="3972924" calcext:value-type="float">
            <text:p>3972924</text:p>
          </table:table-cell>
          <table:table-cell office:value-type="float" office:value="3992277" calcext:value-type="float">
            <text:p>3992277</text:p>
          </table:table-cell>
          <table:table-cell office:value-type="float" office:value="3891230" calcext:value-type="float">
            <text:p>3891230</text:p>
          </table:table-cell>
          <table:table-cell office:value-type="float" office:value="4017205" calcext:value-type="float">
            <text:p>4017205</text:p>
          </table:table-cell>
          <table:table-cell office:value-type="float" office:value="4074387" calcext:value-type="float">
            <text:p>4074387</text:p>
          </table:table-cell>
          <table:table-cell office:value-type="float" office:value="4162676" calcext:value-type="float">
            <text:p>4162676</text:p>
          </table:table-cell>
          <table:table-cell office:value-type="float" office:value="4209387" calcext:value-type="float">
            <text:p>4209387</text:p>
          </table:table-cell>
          <table:table-cell office:value-type="float" office:value="4256745" calcext:value-type="float">
            <text:p>4256745</text:p>
          </table:table-cell>
          <table:table-cell office:value-type="float" office:value="4276558" calcext:value-type="float">
            <text:p>4276558</text:p>
          </table:table-cell>
          <table:table-cell office:value-type="float" office:value="4305310" calcext:value-type="float">
            <text:p>4305310</text:p>
          </table:table-cell>
          <table:table-cell office:value-type="float" office:value="4352701" calcext:value-type="float">
            <text:p>4352701</text:p>
          </table:table-cell>
          <table:table-cell office:value-type="float" office:value="4394285" calcext:value-type="float">
            <text:p>4394285</text:p>
          </table:table-cell>
          <table:table-cell office:value-type="float" office:value="4412800" calcext:value-type="float">
            <text:p>4412800</text:p>
          </table:table-cell>
          <table:table-cell office:value-type="float" office:value="4460833" calcext:value-type="float">
            <text:p>4460833</text:p>
          </table:table-cell>
          <table:table-cell office:value-type="float" office:value="4531193" calcext:value-type="float">
            <text:p>4531193</text:p>
          </table:table-cell>
          <table:table-cell office:value-type="float" office:value="4554443" calcext:value-type="float">
            <text:p>4554443</text:p>
          </table:table-cell>
          <table:table-cell office:value-type="float" office:value="4566467" calcext:value-type="float">
            <text:p>4566467</text:p>
          </table:table-cell>
        </table:table-row>
        <table:table-row table:style-name="ro1">
          <table:table-cell office:value-type="string" calcext:value-type="string">
            <text:p>Azerbaïdjan</text:p>
          </table:table-cell>
          <table:table-cell office:value-type="string" calcext:value-type="string">
            <text:p>AZE</text:p>
          </table:table-cell>
          <table:table-cell table:number-columns-repeated="30"/>
          <table:table-cell office:value-type="float" office:value="2890976" calcext:value-type="float">
            <text:p>2890976</text:p>
          </table:table-cell>
          <table:table-cell office:value-type="float" office:value="2930262" calcext:value-type="float">
            <text:p>2930262</text:p>
          </table:table-cell>
          <table:table-cell office:value-type="float" office:value="3012168" calcext:value-type="float">
            <text:p>3012168</text:p>
          </table:table-cell>
          <table:table-cell office:value-type="float" office:value="3103368" calcext:value-type="float">
            <text:p>3103368</text:p>
          </table:table-cell>
          <table:table-cell office:value-type="float" office:value="3188251" calcext:value-type="float">
            <text:p>3188251</text:p>
          </table:table-cell>
          <table:table-cell office:value-type="float" office:value="3256151" calcext:value-type="float">
            <text:p>3256151</text:p>
          </table:table-cell>
          <table:table-cell office:value-type="float" office:value="3303611" calcext:value-type="float">
            <text:p>3303611</text:p>
          </table:table-cell>
          <table:table-cell office:value-type="float" office:value="3347118" calcext:value-type="float">
            <text:p>3347118</text:p>
          </table:table-cell>
          <table:table-cell office:value-type="float" office:value="3389239" calcext:value-type="float">
            <text:p>3389239</text:p>
          </table:table-cell>
          <table:table-cell office:value-type="float" office:value="3439577" calcext:value-type="float">
            <text:p>3439577</text:p>
          </table:table-cell>
          <table:table-cell office:value-type="float" office:value="3498495" calcext:value-type="float">
            <text:p>3498495</text:p>
          </table:table-cell>
          <table:table-cell office:value-type="float" office:value="3567682" calcext:value-type="float">
            <text:p>3567682</text:p>
          </table:table-cell>
          <table:table-cell office:value-type="float" office:value="3637708" calcext:value-type="float">
            <text:p>3637708</text:p>
          </table:table-cell>
          <table:table-cell office:value-type="float" office:value="3711398" calcext:value-type="float">
            <text:p>3711398</text:p>
          </table:table-cell>
          <table:table-cell office:value-type="float" office:value="3794531" calcext:value-type="float">
            <text:p>3794531</text:p>
          </table:table-cell>
          <table:table-cell office:value-type="float" office:value="3888448" calcext:value-type="float">
            <text:p>3888448</text:p>
          </table:table-cell>
          <table:table-cell office:value-type="float" office:value="3978806" calcext:value-type="float">
            <text:p>3978806</text:p>
          </table:table-cell>
          <table:table-cell office:value-type="float" office:value="4076917" calcext:value-type="float">
            <text:p>4076917</text:p>
          </table:table-cell>
          <table:table-cell office:value-type="float" office:value="4218516" calcext:value-type="float">
            <text:p>4218516</text:p>
          </table:table-cell>
          <table:table-cell office:value-type="float" office:value="4358559" calcext:value-type="float">
            <text:p>4358559</text:p>
          </table:table-cell>
          <table:table-cell office:value-type="float" office:value="4454609" calcext:value-type="float">
            <text:p>4454609</text:p>
          </table:table-cell>
          <table:table-cell office:value-type="float" office:value="4543115" calcext:value-type="float">
            <text:p>4543115</text:p>
          </table:table-cell>
          <table:table-cell office:value-type="float" office:value="4627612" calcext:value-type="float">
            <text:p>4627612</text:p>
          </table:table-cell>
          <table:table-cell office:value-type="float" office:value="4702911" calcext:value-type="float">
            <text:p>4702911</text:p>
          </table:table-cell>
          <table:table-cell office:value-type="float" office:value="4791218" calcext:value-type="float">
            <text:p>4791218</text:p>
          </table:table-cell>
          <table:table-cell office:value-type="float" office:value="4875732" calcext:value-type="float">
            <text:p>4875732</text:p>
          </table:table-cell>
          <table:table-cell office:value-type="float" office:value="4968676" calcext:value-type="float">
            <text:p>4968676</text:p>
          </table:table-cell>
          <table:table-cell office:value-type="float" office:value="5031821" calcext:value-type="float">
            <text:p>5031821</text:p>
          </table:table-cell>
          <table:table-cell office:value-type="float" office:value="5053891" calcext:value-type="float">
            <text:p>5053891</text:p>
          </table:table-cell>
        </table:table-row>
        <table:table-row table:style-name="ro1">
          <table:table-cell office:value-type="string" calcext:value-type="string">
            <text:p>Burundi</text:p>
          </table:table-cell>
          <table:table-cell office:value-type="string" calcext:value-type="string">
            <text:p>BDI</text:p>
          </table:table-cell>
          <table:table-cell table:number-columns-repeated="30"/>
          <table:table-cell office:value-type="float" office:value="2567437" calcext:value-type="float">
            <text:p>2567437</text:p>
          </table:table-cell>
          <table:table-cell office:value-type="float" office:value="2575130" calcext:value-type="float">
            <text:p>2575130</text:p>
          </table:table-cell>
          <table:table-cell office:value-type="float" office:value="2583877" calcext:value-type="float">
            <text:p>2583877</text:p>
          </table:table-cell>
          <table:table-cell office:value-type="float" office:value="2592258" calcext:value-type="float">
            <text:p>2592258</text:p>
          </table:table-cell>
          <table:table-cell office:value-type="float" office:value="2598991" calcext:value-type="float">
            <text:p>2598991</text:p>
          </table:table-cell>
          <table:table-cell office:value-type="float" office:value="2604576" calcext:value-type="float">
            <text:p>2604576</text:p>
          </table:table-cell>
          <table:table-cell office:value-type="float" office:value="2607438" calcext:value-type="float">
            <text:p>2607438</text:p>
          </table:table-cell>
          <table:table-cell office:value-type="float" office:value="2608184" calcext:value-type="float">
            <text:p>2608184</text:p>
          </table:table-cell>
          <table:table-cell office:value-type="float" office:value="2611711" calcext:value-type="float">
            <text:p>2611711</text:p>
          </table:table-cell>
          <table:table-cell office:value-type="float" office:value="2631858" calcext:value-type="float">
            <text:p>2631858</text:p>
          </table:table-cell>
          <table:table-cell office:value-type="float" office:value="2664792" calcext:value-type="float">
            <text:p>2664792</text:p>
          </table:table-cell>
          <table:table-cell office:value-type="float" office:value="2741755" calcext:value-type="float">
            <text:p>2741755</text:p>
          </table:table-cell>
          <table:table-cell office:value-type="float" office:value="2833699" calcext:value-type="float">
            <text:p>2833699</text:p>
          </table:table-cell>
          <table:table-cell office:value-type="float" office:value="2937987" calcext:value-type="float">
            <text:p>2937987</text:p>
          </table:table-cell>
          <table:table-cell office:value-type="float" office:value="3050685" calcext:value-type="float">
            <text:p>3050685</text:p>
          </table:table-cell>
          <table:table-cell office:value-type="float" office:value="3168049" calcext:value-type="float">
            <text:p>3168049</text:p>
          </table:table-cell>
          <table:table-cell office:value-type="float" office:value="3283826" calcext:value-type="float">
            <text:p>3283826</text:p>
          </table:table-cell>
          <table:table-cell office:value-type="float" office:value="3405210" calcext:value-type="float">
            <text:p>3405210</text:p>
          </table:table-cell>
          <table:table-cell office:value-type="float" office:value="3529298" calcext:value-type="float">
            <text:p>3529298</text:p>
          </table:table-cell>
          <table:table-cell office:value-type="float" office:value="3653174" calcext:value-type="float">
            <text:p>3653174</text:p>
          </table:table-cell>
          <table:table-cell office:value-type="float" office:value="3775353" calcext:value-type="float">
            <text:p>3775353</text:p>
          </table:table-cell>
          <table:table-cell office:value-type="float" office:value="3880018" calcext:value-type="float">
            <text:p>3880018</text:p>
          </table:table-cell>
          <table:table-cell office:value-type="float" office:value="3984639" calcext:value-type="float">
            <text:p>3984639</text:p>
          </table:table-cell>
          <table:table-cell office:value-type="float" office:value="4089954" calcext:value-type="float">
            <text:p>4089954</text:p>
          </table:table-cell>
          <table:table-cell office:value-type="float" office:value="4197943" calcext:value-type="float">
            <text:p>4197943</text:p>
          </table:table-cell>
          <table:table-cell office:value-type="float" office:value="4343792" calcext:value-type="float">
            <text:p>4343792</text:p>
          </table:table-cell>
          <table:table-cell office:value-type="float" office:value="4495933" calcext:value-type="float">
            <text:p>4495933</text:p>
          </table:table-cell>
          <table:table-cell office:value-type="float" office:value="4656180" calcext:value-type="float">
            <text:p>4656180</text:p>
          </table:table-cell>
          <table:table-cell office:value-type="float" office:value="4813420" calcext:value-type="float">
            <text:p>4813420</text:p>
          </table:table-cell>
        </table:table-row>
        <table:table-row table:style-name="ro1">
          <table:table-cell office:value-type="string" calcext:value-type="string">
            <text:p>Belgique</text:p>
          </table:table-cell>
          <table:table-cell office:value-type="string" calcext:value-type="string">
            <text:p>BEL</text:p>
          </table:table-cell>
          <table:table-cell table:number-columns-repeated="30"/>
          <table:table-cell office:value-type="float" office:value="3948867" calcext:value-type="float">
            <text:p>3948867</text:p>
          </table:table-cell>
          <table:table-cell office:value-type="float" office:value="4037587" calcext:value-type="float">
            <text:p>4037587</text:p>
          </table:table-cell>
          <table:table-cell office:value-type="float" office:value="4076552" calcext:value-type="float">
            <text:p>4076552</text:p>
          </table:table-cell>
          <table:table-cell office:value-type="float" office:value="4100442" calcext:value-type="float">
            <text:p>4100442</text:p>
          </table:table-cell>
          <table:table-cell office:value-type="float" office:value="4163102" calcext:value-type="float">
            <text:p>4163102</text:p>
          </table:table-cell>
          <table:table-cell office:value-type="float" office:value="4194918" calcext:value-type="float">
            <text:p>4194918</text:p>
          </table:table-cell>
          <table:table-cell office:value-type="float" office:value="4197481" calcext:value-type="float">
            <text:p>4197481</text:p>
          </table:table-cell>
          <table:table-cell office:value-type="float" office:value="4218297" calcext:value-type="float">
            <text:p>4218297</text:p>
          </table:table-cell>
          <table:table-cell office:value-type="float" office:value="4255095" calcext:value-type="float">
            <text:p>4255095</text:p>
          </table:table-cell>
          <table:table-cell office:value-type="float" office:value="4367000" calcext:value-type="float">
            <text:p>4367000</text:p>
          </table:table-cell>
          <table:table-cell office:value-type="float" office:value="4411179" calcext:value-type="float">
            <text:p>4411179</text:p>
          </table:table-cell>
          <table:table-cell office:value-type="float" office:value="4307572" calcext:value-type="float">
            <text:p>4307572</text:p>
          </table:table-cell>
          <table:table-cell office:value-type="float" office:value="4350412" calcext:value-type="float">
            <text:p>4350412</text:p>
          </table:table-cell>
          <table:table-cell office:value-type="float" office:value="4381675" calcext:value-type="float">
            <text:p>4381675</text:p>
          </table:table-cell>
          <table:table-cell office:value-type="float" office:value="4465111" calcext:value-type="float">
            <text:p>4465111</text:p>
          </table:table-cell>
          <table:table-cell office:value-type="float" office:value="4616055" calcext:value-type="float">
            <text:p>4616055</text:p>
          </table:table-cell>
          <table:table-cell office:value-type="float" office:value="4634840" calcext:value-type="float">
            <text:p>4634840</text:p>
          </table:table-cell>
          <table:table-cell office:value-type="float" office:value="4722773" calcext:value-type="float">
            <text:p>4722773</text:p>
          </table:table-cell>
          <table:table-cell office:value-type="float" office:value="4766246" calcext:value-type="float">
            <text:p>4766246</text:p>
          </table:table-cell>
          <table:table-cell office:value-type="float" office:value="4788280" calcext:value-type="float">
            <text:p>4788280</text:p>
          </table:table-cell>
          <table:table-cell office:value-type="float" office:value="4887403" calcext:value-type="float">
            <text:p>4887403</text:p>
          </table:table-cell>
          <table:table-cell office:value-type="float" office:value="4867090" calcext:value-type="float">
            <text:p>4867090</text:p>
          </table:table-cell>
          <table:table-cell office:value-type="float" office:value="4902316" calcext:value-type="float">
            <text:p>4902316</text:p>
          </table:table-cell>
          <table:table-cell office:value-type="float" office:value="4957316" calcext:value-type="float">
            <text:p>4957316</text:p>
          </table:table-cell>
          <table:table-cell office:value-type="float" office:value="4983423" calcext:value-type="float">
            <text:p>4983423</text:p>
          </table:table-cell>
          <table:table-cell office:value-type="float" office:value="5000910" calcext:value-type="float">
            <text:p>5000910</text:p>
          </table:table-cell>
          <table:table-cell office:value-type="float" office:value="5005505" calcext:value-type="float">
            <text:p>5005505</text:p>
          </table:table-cell>
          <table:table-cell office:value-type="float" office:value="5037405" calcext:value-type="float">
            <text:p>5037405</text:p>
          </table:table-cell>
          <table:table-cell office:value-type="float" office:value="5047171" calcext:value-type="float">
            <text:p>5047171</text:p>
          </table:table-cell>
        </table:table-row>
        <table:table-row table:style-name="ro1">
          <table:table-cell office:value-type="string" calcext:value-type="string">
            <text:p>Bénin</text:p>
          </table:table-cell>
          <table:table-cell office:value-type="string" calcext:value-type="string">
            <text:p>BEN</text:p>
          </table:table-cell>
          <table:table-cell table:number-columns-repeated="30"/>
          <table:table-cell office:value-type="float" office:value="1954174" calcext:value-type="float">
            <text:p>1954174</text:p>
          </table:table-cell>
          <table:table-cell office:value-type="float" office:value="2022257" calcext:value-type="float">
            <text:p>2022257</text:p>
          </table:table-cell>
          <table:table-cell office:value-type="float" office:value="2096810" calcext:value-type="float">
            <text:p>2096810</text:p>
          </table:table-cell>
          <table:table-cell office:value-type="float" office:value="2177716" calcext:value-type="float">
            <text:p>2177716</text:p>
          </table:table-cell>
          <table:table-cell office:value-type="float" office:value="2260590" calcext:value-type="float">
            <text:p>2260590</text:p>
          </table:table-cell>
          <table:table-cell office:value-type="float" office:value="2343986" calcext:value-type="float">
            <text:p>2343986</text:p>
          </table:table-cell>
          <table:table-cell office:value-type="float" office:value="2415916" calcext:value-type="float">
            <text:p>2415916</text:p>
          </table:table-cell>
          <table:table-cell office:value-type="float" office:value="2488738" calcext:value-type="float">
            <text:p>2488738</text:p>
          </table:table-cell>
          <table:table-cell office:value-type="float" office:value="2563039" calcext:value-type="float">
            <text:p>2563039</text:p>
          </table:table-cell>
          <table:table-cell office:value-type="float" office:value="2639937" calcext:value-type="float">
            <text:p>2639937</text:p>
          </table:table-cell>
          <table:table-cell office:value-type="float" office:value="2720193" calcext:value-type="float">
            <text:p>2720193</text:p>
          </table:table-cell>
          <table:table-cell office:value-type="float" office:value="2800140" calcext:value-type="float">
            <text:p>2800140</text:p>
          </table:table-cell>
          <table:table-cell office:value-type="float" office:value="2884087" calcext:value-type="float">
            <text:p>2884087</text:p>
          </table:table-cell>
          <table:table-cell office:value-type="float" office:value="2983550" calcext:value-type="float">
            <text:p>2983550</text:p>
          </table:table-cell>
          <table:table-cell office:value-type="float" office:value="3084631" calcext:value-type="float">
            <text:p>3084631</text:p>
          </table:table-cell>
          <table:table-cell office:value-type="float" office:value="3186622" calcext:value-type="float">
            <text:p>3186622</text:p>
          </table:table-cell>
          <table:table-cell office:value-type="float" office:value="3279879" calcext:value-type="float">
            <text:p>3279879</text:p>
          </table:table-cell>
          <table:table-cell office:value-type="float" office:value="3374022" calcext:value-type="float">
            <text:p>3374022</text:p>
          </table:table-cell>
          <table:table-cell office:value-type="float" office:value="3469776" calcext:value-type="float">
            <text:p>3469776</text:p>
          </table:table-cell>
          <table:table-cell office:value-type="float" office:value="3568160" calcext:value-type="float">
            <text:p>3568160</text:p>
          </table:table-cell>
          <table:table-cell office:value-type="float" office:value="3670008" calcext:value-type="float">
            <text:p>3670008</text:p>
          </table:table-cell>
          <table:table-cell office:value-type="float" office:value="3771584" calcext:value-type="float">
            <text:p>3771584</text:p>
          </table:table-cell>
          <table:table-cell office:value-type="float" office:value="3890087" calcext:value-type="float">
            <text:p>3890087</text:p>
          </table:table-cell>
          <table:table-cell office:value-type="float" office:value="4013738" calcext:value-type="float">
            <text:p>4013738</text:p>
          </table:table-cell>
          <table:table-cell office:value-type="float" office:value="4142799" calcext:value-type="float">
            <text:p>4142799</text:p>
          </table:table-cell>
          <table:table-cell office:value-type="float" office:value="4278146" calcext:value-type="float">
            <text:p>4278146</text:p>
          </table:table-cell>
          <table:table-cell office:value-type="float" office:value="4414790" calcext:value-type="float">
            <text:p>4414790</text:p>
          </table:table-cell>
          <table:table-cell office:value-type="float" office:value="4557230" calcext:value-type="float">
            <text:p>4557230</text:p>
          </table:table-cell>
          <table:table-cell office:value-type="float" office:value="4707182" calcext:value-type="float">
            <text:p>4707182</text:p>
          </table:table-cell>
        </table:table-row>
        <table:table-row table:style-name="ro1">
          <table:table-cell office:value-type="string" calcext:value-type="string">
            <text:p>Burkina Faso</text:p>
          </table:table-cell>
          <table:table-cell office:value-type="string" calcext:value-type="string">
            <text:p>BFA</text:p>
          </table:table-cell>
          <table:table-cell table:number-columns-repeated="30"/>
          <table:table-cell office:value-type="float" office:value="3864751" calcext:value-type="float">
            <text:p>3864751</text:p>
          </table:table-cell>
          <table:table-cell office:value-type="float" office:value="3962804" calcext:value-type="float">
            <text:p>3962804</text:p>
          </table:table-cell>
          <table:table-cell office:value-type="float" office:value="4043669" calcext:value-type="float">
            <text:p>4043669</text:p>
          </table:table-cell>
          <table:table-cell office:value-type="float" office:value="4129868" calcext:value-type="float">
            <text:p>4129868</text:p>
          </table:table-cell>
          <table:table-cell office:value-type="float" office:value="4221771" calcext:value-type="float">
            <text:p>4221771</text:p>
          </table:table-cell>
          <table:table-cell office:value-type="float" office:value="4318163" calcext:value-type="float">
            <text:p>4318163</text:p>
          </table:table-cell>
          <table:table-cell office:value-type="float" office:value="4403354" calcext:value-type="float">
            <text:p>4403354</text:p>
          </table:table-cell>
          <table:table-cell office:value-type="float" office:value="4496091" calcext:value-type="float">
            <text:p>4496091</text:p>
          </table:table-cell>
          <table:table-cell office:value-type="float" office:value="4594103" calcext:value-type="float">
            <text:p>4594103</text:p>
          </table:table-cell>
          <table:table-cell office:value-type="float" office:value="4695976" calcext:value-type="float">
            <text:p>4695976</text:p>
          </table:table-cell>
          <table:table-cell office:value-type="float" office:value="4801766" calcext:value-type="float">
            <text:p>4801766</text:p>
          </table:table-cell>
          <table:table-cell office:value-type="float" office:value="4896171" calcext:value-type="float">
            <text:p>4896171</text:p>
          </table:table-cell>
          <table:table-cell office:value-type="float" office:value="4996713" calcext:value-type="float">
            <text:p>4996713</text:p>
          </table:table-cell>
          <table:table-cell office:value-type="float" office:value="5101765" calcext:value-type="float">
            <text:p>5101765</text:p>
          </table:table-cell>
          <table:table-cell office:value-type="float" office:value="5211836" calcext:value-type="float">
            <text:p>5211836</text:p>
          </table:table-cell>
          <table:table-cell office:value-type="float" office:value="5325133" calcext:value-type="float">
            <text:p>5325133</text:p>
          </table:table-cell>
          <table:table-cell office:value-type="float" office:value="5428597" calcext:value-type="float">
            <text:p>5428597</text:p>
          </table:table-cell>
          <table:table-cell office:value-type="float" office:value="5544104" calcext:value-type="float">
            <text:p>5544104</text:p>
          </table:table-cell>
          <table:table-cell office:value-type="float" office:value="5662809" calcext:value-type="float">
            <text:p>5662809</text:p>
          </table:table-cell>
          <table:table-cell office:value-type="float" office:value="5783758" calcext:value-type="float">
            <text:p>5783758</text:p>
          </table:table-cell>
          <table:table-cell office:value-type="float" office:value="5906179" calcext:value-type="float">
            <text:p>5906179</text:p>
          </table:table-cell>
          <table:table-cell office:value-type="float" office:value="6017180" calcext:value-type="float">
            <text:p>6017180</text:p>
          </table:table-cell>
          <table:table-cell office:value-type="float" office:value="6131589" calcext:value-type="float">
            <text:p>6131589</text:p>
          </table:table-cell>
          <table:table-cell office:value-type="float" office:value="6246649" calcext:value-type="float">
            <text:p>6246649</text:p>
          </table:table-cell>
          <table:table-cell office:value-type="float" office:value="6360004" calcext:value-type="float">
            <text:p>6360004</text:p>
          </table:table-cell>
          <table:table-cell office:value-type="float" office:value="6577016" calcext:value-type="float">
            <text:p>6577016</text:p>
          </table:table-cell>
          <table:table-cell office:value-type="float" office:value="6797711" calcext:value-type="float">
            <text:p>6797711</text:p>
          </table:table-cell>
          <table:table-cell office:value-type="float" office:value="7025813" calcext:value-type="float">
            <text:p>7025813</text:p>
          </table:table-cell>
          <table:table-cell office:value-type="float" office:value="7245623" calcext:value-type="float">
            <text:p>7245623</text:p>
          </table:table-cell>
        </table:table-row>
        <table:table-row table:style-name="ro1">
          <table:table-cell office:value-type="string" calcext:value-type="string">
            <text:p>Bangladesh</text:p>
          </table:table-cell>
          <table:table-cell office:value-type="string" calcext:value-type="string">
            <text:p>BGD</text:p>
          </table:table-cell>
          <table:table-cell table:number-columns-repeated="30"/>
          <table:table-cell office:value-type="float" office:value="33853862" calcext:value-type="float">
            <text:p>33853862</text:p>
          </table:table-cell>
          <table:table-cell office:value-type="float" office:value="34873571" calcext:value-type="float">
            <text:p>34873571</text:p>
          </table:table-cell>
          <table:table-cell office:value-type="float" office:value="35942152" calcext:value-type="float">
            <text:p>35942152</text:p>
          </table:table-cell>
          <table:table-cell office:value-type="float" office:value="37063173" calcext:value-type="float">
            <text:p>37063173</text:p>
          </table:table-cell>
          <table:table-cell office:value-type="float" office:value="38244911" calcext:value-type="float">
            <text:p>38244911</text:p>
          </table:table-cell>
          <table:table-cell office:value-type="float" office:value="39492646" calcext:value-type="float">
            <text:p>39492646</text:p>
          </table:table-cell>
          <table:table-cell office:value-type="float" office:value="40694438" calcext:value-type="float">
            <text:p>40694438</text:p>
          </table:table-cell>
          <table:table-cell office:value-type="float" office:value="41961434" calcext:value-type="float">
            <text:p>41961434</text:p>
          </table:table-cell>
          <table:table-cell office:value-type="float" office:value="43277574" calcext:value-type="float">
            <text:p>43277574</text:p>
          </table:table-cell>
          <table:table-cell office:value-type="float" office:value="44623760" calcext:value-type="float">
            <text:p>44623760</text:p>
          </table:table-cell>
          <table:table-cell office:value-type="float" office:value="45978639" calcext:value-type="float">
            <text:p>45978639</text:p>
          </table:table-cell>
          <table:table-cell office:value-type="float" office:value="47215341" calcext:value-type="float">
            <text:p>47215341</text:p>
          </table:table-cell>
          <table:table-cell office:value-type="float" office:value="48477649" calcext:value-type="float">
            <text:p>48477649</text:p>
          </table:table-cell>
          <table:table-cell office:value-type="float" office:value="49740655" calcext:value-type="float">
            <text:p>49740655</text:p>
          </table:table-cell>
          <table:table-cell office:value-type="float" office:value="50975791" calcext:value-type="float">
            <text:p>50975791</text:p>
          </table:table-cell>
          <table:table-cell office:value-type="float" office:value="52170458" calcext:value-type="float">
            <text:p>52170458</text:p>
          </table:table-cell>
          <table:table-cell office:value-type="float" office:value="53138319" calcext:value-type="float">
            <text:p>53138319</text:p>
          </table:table-cell>
          <table:table-cell office:value-type="float" office:value="54088277" calcext:value-type="float">
            <text:p>54088277</text:p>
          </table:table-cell>
          <table:table-cell office:value-type="float" office:value="55017751" calcext:value-type="float">
            <text:p>55017751</text:p>
          </table:table-cell>
          <table:table-cell office:value-type="float" office:value="55953304" calcext:value-type="float">
            <text:p>55953304</text:p>
          </table:table-cell>
          <table:table-cell office:value-type="float" office:value="56913121" calcext:value-type="float">
            <text:p>56913121</text:p>
          </table:table-cell>
          <table:table-cell office:value-type="float" office:value="57984754" calcext:value-type="float">
            <text:p>57984754</text:p>
          </table:table-cell>
          <table:table-cell office:value-type="float" office:value="59070862" calcext:value-type="float">
            <text:p>59070862</text:p>
          </table:table-cell>
          <table:table-cell office:value-type="float" office:value="60172814" calcext:value-type="float">
            <text:p>60172814</text:p>
          </table:table-cell>
          <table:table-cell office:value-type="float" office:value="61288304" calcext:value-type="float">
            <text:p>61288304</text:p>
          </table:table-cell>
          <table:table-cell office:value-type="float" office:value="62410194" calcext:value-type="float">
            <text:p>62410194</text:p>
          </table:table-cell>
          <table:table-cell office:value-type="float" office:value="63517246" calcext:value-type="float">
            <text:p>63517246</text:p>
          </table:table-cell>
          <table:table-cell office:value-type="float" office:value="67280704" calcext:value-type="float">
            <text:p>67280704</text:p>
          </table:table-cell>
          <table:table-cell office:value-type="float" office:value="68501955" calcext:value-type="float">
            <text:p>68501955</text:p>
          </table:table-cell>
        </table:table-row>
        <table:table-row table:style-name="ro1">
          <table:table-cell office:value-type="string" calcext:value-type="string">
            <text:p>Bulgarie</text:p>
          </table:table-cell>
          <table:table-cell office:value-type="string" calcext:value-type="string">
            <text:p>BGR</text:p>
          </table:table-cell>
          <table:table-cell table:number-columns-repeated="30"/>
          <table:table-cell office:value-type="float" office:value="4026264" calcext:value-type="float">
            <text:p>4026264</text:p>
          </table:table-cell>
          <table:table-cell office:value-type="float" office:value="3994505" calcext:value-type="float">
            <text:p>3994505</text:p>
          </table:table-cell>
          <table:table-cell office:value-type="float" office:value="3968750" calcext:value-type="float">
            <text:p>3968750</text:p>
          </table:table-cell>
          <table:table-cell office:value-type="float" office:value="3900246" calcext:value-type="float">
            <text:p>3900246</text:p>
          </table:table-cell>
          <table:table-cell office:value-type="float" office:value="3848498" calcext:value-type="float">
            <text:p>3848498</text:p>
          </table:table-cell>
          <table:table-cell office:value-type="float" office:value="3788937" calcext:value-type="float">
            <text:p>3788937</text:p>
          </table:table-cell>
          <table:table-cell office:value-type="float" office:value="3728425" calcext:value-type="float">
            <text:p>3728425</text:p>
          </table:table-cell>
          <table:table-cell office:value-type="float" office:value="3661235" calcext:value-type="float">
            <text:p>3661235</text:p>
          </table:table-cell>
          <table:table-cell office:value-type="float" office:value="3587935" calcext:value-type="float">
            <text:p>3587935</text:p>
          </table:table-cell>
          <table:table-cell office:value-type="float" office:value="3513877" calcext:value-type="float">
            <text:p>3513877</text:p>
          </table:table-cell>
          <table:table-cell office:value-type="float" office:value="3437093" calcext:value-type="float">
            <text:p>3437093</text:p>
          </table:table-cell>
          <table:table-cell office:value-type="float" office:value="3508802" calcext:value-type="float">
            <text:p>3508802</text:p>
          </table:table-cell>
          <table:table-cell office:value-type="float" office:value="3419547" calcext:value-type="float">
            <text:p>3419547</text:p>
          </table:table-cell>
          <table:table-cell office:value-type="float" office:value="3350024" calcext:value-type="float">
            <text:p>3350024</text:p>
          </table:table-cell>
          <table:table-cell office:value-type="float" office:value="3392332" calcext:value-type="float">
            <text:p>3392332</text:p>
          </table:table-cell>
          <table:table-cell office:value-type="float" office:value="3333125" calcext:value-type="float">
            <text:p>3333125</text:p>
          </table:table-cell>
          <table:table-cell office:value-type="float" office:value="3439759" calcext:value-type="float">
            <text:p>3439759</text:p>
          </table:table-cell>
          <table:table-cell office:value-type="float" office:value="3513573" calcext:value-type="float">
            <text:p>3513573</text:p>
          </table:table-cell>
          <table:table-cell office:value-type="float" office:value="3576821" calcext:value-type="float">
            <text:p>3576821</text:p>
          </table:table-cell>
          <table:table-cell office:value-type="float" office:value="3501419" calcext:value-type="float">
            <text:p>3501419</text:p>
          </table:table-cell>
          <table:table-cell office:value-type="float" office:value="3416758" calcext:value-type="float">
            <text:p>3416758</text:p>
          </table:table-cell>
          <table:table-cell office:value-type="float" office:value="3332867" calcext:value-type="float">
            <text:p>3332867</text:p>
          </table:table-cell>
          <table:table-cell office:value-type="float" office:value="3342303" calcext:value-type="float">
            <text:p>3342303</text:p>
          </table:table-cell>
          <table:table-cell office:value-type="float" office:value="3367754" calcext:value-type="float">
            <text:p>3367754</text:p>
          </table:table-cell>
          <table:table-cell office:value-type="float" office:value="3360446" calcext:value-type="float">
            <text:p>3360446</text:p>
          </table:table-cell>
          <table:table-cell office:value-type="float" office:value="3333925" calcext:value-type="float">
            <text:p>3333925</text:p>
          </table:table-cell>
          <table:table-cell office:value-type="float" office:value="3264697" calcext:value-type="float">
            <text:p>3264697</text:p>
          </table:table-cell>
          <table:table-cell office:value-type="float" office:value="3357402" calcext:value-type="float">
            <text:p>3357402</text:p>
          </table:table-cell>
          <table:table-cell office:value-type="float" office:value="3320506" calcext:value-type="float">
            <text:p>3320506</text:p>
          </table:table-cell>
        </table:table-row>
        <table:table-row table:style-name="ro1">
          <table:table-cell office:value-type="string" calcext:value-type="string">
            <text:p>Bahreïn</text:p>
          </table:table-cell>
          <table:table-cell office:value-type="string" calcext:value-type="string">
            <text:p>BHR</text:p>
          </table:table-cell>
          <table:table-cell table:number-columns-repeated="30"/>
          <table:table-cell office:value-type="float" office:value="217020" calcext:value-type="float">
            <text:p>217020</text:p>
          </table:table-cell>
          <table:table-cell office:value-type="float" office:value="222200" calcext:value-type="float">
            <text:p>222200</text:p>
          </table:table-cell>
          <table:table-cell office:value-type="float" office:value="229879" calcext:value-type="float">
            <text:p>229879</text:p>
          </table:table-cell>
          <table:table-cell office:value-type="float" office:value="238525" calcext:value-type="float">
            <text:p>238525</text:p>
          </table:table-cell>
          <table:table-cell office:value-type="float" office:value="247930" calcext:value-type="float">
            <text:p>247930</text:p>
          </table:table-cell>
          <table:table-cell office:value-type="float" office:value="257703" calcext:value-type="float">
            <text:p>257703</text:p>
          </table:table-cell>
          <table:table-cell office:value-type="float" office:value="264010" calcext:value-type="float">
            <text:p>264010</text:p>
          </table:table-cell>
          <table:table-cell office:value-type="float" office:value="271342" calcext:value-type="float">
            <text:p>271342</text:p>
          </table:table-cell>
          <table:table-cell office:value-type="float" office:value="280117" calcext:value-type="float">
            <text:p>280117</text:p>
          </table:table-cell>
          <table:table-cell office:value-type="float" office:value="291226" calcext:value-type="float">
            <text:p>291226</text:p>
          </table:table-cell>
          <table:table-cell office:value-type="float" office:value="305448" calcext:value-type="float">
            <text:p>305448</text:p>
          </table:table-cell>
          <table:table-cell office:value-type="float" office:value="325858" calcext:value-type="float">
            <text:p>325858</text:p>
          </table:table-cell>
          <table:table-cell office:value-type="float" office:value="349795" calcext:value-type="float">
            <text:p>349795</text:p>
          </table:table-cell>
          <table:table-cell office:value-type="float" office:value="378724" calcext:value-type="float">
            <text:p>378724</text:p>
          </table:table-cell>
          <table:table-cell office:value-type="float" office:value="413255" calcext:value-type="float">
            <text:p>413255</text:p>
          </table:table-cell>
          <table:table-cell office:value-type="float" office:value="453393" calcext:value-type="float">
            <text:p>453393</text:p>
          </table:table-cell>
          <table:table-cell office:value-type="float" office:value="501662" calcext:value-type="float">
            <text:p>501662</text:p>
          </table:table-cell>
          <table:table-cell office:value-type="float" office:value="556603" calcext:value-type="float">
            <text:p>556603</text:p>
          </table:table-cell>
          <table:table-cell office:value-type="float" office:value="614105" calcext:value-type="float">
            <text:p>614105</text:p>
          </table:table-cell>
          <table:table-cell office:value-type="float" office:value="668219" calcext:value-type="float">
            <text:p>668219</text:p>
          </table:table-cell>
          <table:table-cell office:value-type="float" office:value="714127" calcext:value-type="float">
            <text:p>714127</text:p>
          </table:table-cell>
          <table:table-cell office:value-type="float" office:value="727008" calcext:value-type="float">
            <text:p>727008</text:p>
          </table:table-cell>
          <table:table-cell office:value-type="float" office:value="739761" calcext:value-type="float">
            <text:p>739761</text:p>
          </table:table-cell>
          <table:table-cell office:value-type="float" office:value="747580" calcext:value-type="float">
            <text:p>747580</text:p>
          </table:table-cell>
          <table:table-cell office:value-type="float" office:value="758571" calcext:value-type="float">
            <text:p>758571</text:p>
          </table:table-cell>
          <table:table-cell office:value-type="float" office:value="777895" calcext:value-type="float">
            <text:p>777895</text:p>
          </table:table-cell>
          <table:table-cell office:value-type="float" office:value="816049" calcext:value-type="float">
            <text:p>816049</text:p>
          </table:table-cell>
          <table:table-cell office:value-type="float" office:value="867333" calcext:value-type="float">
            <text:p>867333</text:p>
          </table:table-cell>
          <table:table-cell office:value-type="float" office:value="923068" calcext:value-type="float">
            <text:p>923068</text:p>
          </table:table-cell>
        </table:table-row>
        <table:table-row table:style-name="ro1">
          <table:table-cell office:value-type="string" calcext:value-type="string">
            <text:p>Bahamas</text:p>
          </table:table-cell>
          <table:table-cell office:value-type="string" calcext:value-type="string">
            <text:p>BHS</text:p>
          </table:table-cell>
          <table:table-cell table:number-columns-repeated="30"/>
          <table:table-cell office:value-type="float" office:value="124616" calcext:value-type="float">
            <text:p>124616</text:p>
          </table:table-cell>
          <table:table-cell office:value-type="float" office:value="129302" calcext:value-type="float">
            <text:p>129302</text:p>
          </table:table-cell>
          <table:table-cell office:value-type="float" office:value="133534" calcext:value-type="float">
            <text:p>133534</text:p>
          </table:table-cell>
          <table:table-cell office:value-type="float" office:value="137445" calcext:value-type="float">
            <text:p>137445</text:p>
          </table:table-cell>
          <table:table-cell office:value-type="float" office:value="141295" calcext:value-type="float">
            <text:p>141295</text:p>
          </table:table-cell>
          <table:table-cell office:value-type="float" office:value="144446" calcext:value-type="float">
            <text:p>144446</text:p>
          </table:table-cell>
          <table:table-cell office:value-type="float" office:value="146759" calcext:value-type="float">
            <text:p>146759</text:p>
          </table:table-cell>
          <table:table-cell office:value-type="float" office:value="149273" calcext:value-type="float">
            <text:p>149273</text:p>
          </table:table-cell>
          <table:table-cell office:value-type="float" office:value="152088" calcext:value-type="float">
            <text:p>152088</text:p>
          </table:table-cell>
          <table:table-cell office:value-type="float" office:value="154982" calcext:value-type="float">
            <text:p>154982</text:p>
          </table:table-cell>
          <table:table-cell office:value-type="float" office:value="157722" calcext:value-type="float">
            <text:p>157722</text:p>
          </table:table-cell>
          <table:table-cell office:value-type="float" office:value="161271" calcext:value-type="float">
            <text:p>161271</text:p>
          </table:table-cell>
          <table:table-cell office:value-type="float" office:value="164823" calcext:value-type="float">
            <text:p>164823</text:p>
          </table:table-cell>
          <table:table-cell office:value-type="float" office:value="168192" calcext:value-type="float">
            <text:p>168192</text:p>
          </table:table-cell>
          <table:table-cell office:value-type="float" office:value="171643" calcext:value-type="float">
            <text:p>171643</text:p>
          </table:table-cell>
          <table:table-cell office:value-type="float" office:value="175263" calcext:value-type="float">
            <text:p>175263</text:p>
          </table:table-cell>
          <table:table-cell office:value-type="float" office:value="179345" calcext:value-type="float">
            <text:p>179345</text:p>
          </table:table-cell>
          <table:table-cell office:value-type="float" office:value="183314" calcext:value-type="float">
            <text:p>183314</text:p>
          </table:table-cell>
          <table:table-cell office:value-type="float" office:value="187137" calcext:value-type="float">
            <text:p>187137</text:p>
          </table:table-cell>
          <table:table-cell office:value-type="float" office:value="190885" calcext:value-type="float">
            <text:p>190885</text:p>
          </table:table-cell>
          <table:table-cell office:value-type="float" office:value="194842" calcext:value-type="float">
            <text:p>194842</text:p>
          </table:table-cell>
          <table:table-cell office:value-type="float" office:value="198338" calcext:value-type="float">
            <text:p>198338</text:p>
          </table:table-cell>
          <table:table-cell office:value-type="float" office:value="202053" calcext:value-type="float">
            <text:p>202053</text:p>
          </table:table-cell>
          <table:table-cell office:value-type="float" office:value="205680" calcext:value-type="float">
            <text:p>205680</text:p>
          </table:table-cell>
          <table:table-cell office:value-type="float" office:value="209180" calcext:value-type="float">
            <text:p>209180</text:p>
          </table:table-cell>
          <table:table-cell office:value-type="float" office:value="212429" calcext:value-type="float">
            <text:p>212429</text:p>
          </table:table-cell>
          <table:table-cell office:value-type="float" office:value="216053" calcext:value-type="float">
            <text:p>216053</text:p>
          </table:table-cell>
          <table:table-cell office:value-type="float" office:value="219446" calcext:value-type="float">
            <text:p>219446</text:p>
          </table:table-cell>
          <table:table-cell office:value-type="float" office:value="222870" calcext:value-type="float">
            <text:p>222870</text:p>
          </table:table-cell>
        </table:table-row>
        <table:table-row table:style-name="ro1">
          <table:table-cell office:value-type="string" calcext:value-type="string">
            <text:p>Bosnie-Herzégovine</text:p>
          </table:table-cell>
          <table:table-cell office:value-type="string" calcext:value-type="string">
            <text:p>BIH</text:p>
          </table:table-cell>
          <table:table-cell table:number-columns-repeated="30"/>
          <table:table-cell office:value-type="float" office:value="1762869" calcext:value-type="float">
            <text:p>1762869</text:p>
          </table:table-cell>
          <table:table-cell office:value-type="float" office:value="1729557" calcext:value-type="float">
            <text:p>1729557</text:p>
          </table:table-cell>
          <table:table-cell office:value-type="float" office:value="1676076" calcext:value-type="float">
            <text:p>1676076</text:p>
          </table:table-cell>
          <table:table-cell office:value-type="float" office:value="1612440" calcext:value-type="float">
            <text:p>1612440</text:p>
          </table:table-cell>
          <table:table-cell office:value-type="float" office:value="1552034" calcext:value-type="float">
            <text:p>1552034</text:p>
          </table:table-cell>
          <table:table-cell office:value-type="float" office:value="1503340" calcext:value-type="float">
            <text:p>1503340</text:p>
          </table:table-cell>
          <table:table-cell office:value-type="float" office:value="1477066" calcext:value-type="float">
            <text:p>1477066</text:p>
          </table:table-cell>
          <table:table-cell office:value-type="float" office:value="1464672" calcext:value-type="float">
            <text:p>1464672</text:p>
          </table:table-cell>
          <table:table-cell office:value-type="float" office:value="1462418" calcext:value-type="float">
            <text:p>1462418</text:p>
          </table:table-cell>
          <table:table-cell office:value-type="float" office:value="1465158" calcext:value-type="float">
            <text:p>1465158</text:p>
          </table:table-cell>
          <table:table-cell office:value-type="float" office:value="1469392" calcext:value-type="float">
            <text:p>1469392</text:p>
          </table:table-cell>
          <table:table-cell office:value-type="float" office:value="1473389" calcext:value-type="float">
            <text:p>1473389</text:p>
          </table:table-cell>
          <table:table-cell office:value-type="float" office:value="1480700" calcext:value-type="float">
            <text:p>1480700</text:p>
          </table:table-cell>
          <table:table-cell office:value-type="float" office:value="1489787" calcext:value-type="float">
            <text:p>1489787</text:p>
          </table:table-cell>
          <table:table-cell office:value-type="float" office:value="1498948" calcext:value-type="float">
            <text:p>1498948</text:p>
          </table:table-cell>
          <table:table-cell office:value-type="float" office:value="1514351" calcext:value-type="float">
            <text:p>1514351</text:p>
          </table:table-cell>
          <table:table-cell office:value-type="float" office:value="1520108" calcext:value-type="float">
            <text:p>1520108</text:p>
          </table:table-cell>
          <table:table-cell office:value-type="float" office:value="1522139" calcext:value-type="float">
            <text:p>1522139</text:p>
          </table:table-cell>
          <table:table-cell office:value-type="float" office:value="1520460" calcext:value-type="float">
            <text:p>1520460</text:p>
          </table:table-cell>
          <table:table-cell office:value-type="float" office:value="1514963" calcext:value-type="float">
            <text:p>1514963</text:p>
          </table:table-cell>
          <table:table-cell office:value-type="float" office:value="1504624" calcext:value-type="float">
            <text:p>1504624</text:p>
          </table:table-cell>
          <table:table-cell office:value-type="float" office:value="1479181" calcext:value-type="float">
            <text:p>1479181</text:p>
          </table:table-cell>
          <table:table-cell office:value-type="float" office:value="1449708" calcext:value-type="float">
            <text:p>1449708</text:p>
          </table:table-cell>
          <table:table-cell office:value-type="float" office:value="1418233" calcext:value-type="float">
            <text:p>1418233</text:p>
          </table:table-cell>
          <table:table-cell office:value-type="float" office:value="1385883" calcext:value-type="float">
            <text:p>1385883</text:p>
          </table:table-cell>
          <table:table-cell office:value-type="float" office:value="1358550" calcext:value-type="float">
            <text:p>1358550</text:p>
          </table:table-cell>
          <table:table-cell office:value-type="float" office:value="1345973" calcext:value-type="float">
            <text:p>1345973</text:p>
          </table:table-cell>
          <table:table-cell office:value-type="float" office:value="1339640" calcext:value-type="float">
            <text:p>1339640</text:p>
          </table:table-cell>
          <table:table-cell office:value-type="float" office:value="1326208" calcext:value-type="float">
            <text:p>1326208</text:p>
          </table:table-cell>
        </table:table-row>
        <table:table-row table:style-name="ro1">
          <table:table-cell office:value-type="string" calcext:value-type="string">
            <text:p>Bélarus</text:p>
          </table:table-cell>
          <table:table-cell office:value-type="string" calcext:value-type="string">
            <text:p>BLR</text:p>
          </table:table-cell>
          <table:table-cell table:number-columns-repeated="30"/>
          <table:table-cell office:value-type="float" office:value="4694075" calcext:value-type="float">
            <text:p>4694075</text:p>
          </table:table-cell>
          <table:table-cell office:value-type="float" office:value="4681580" calcext:value-type="float">
            <text:p>4681580</text:p>
          </table:table-cell>
          <table:table-cell office:value-type="float" office:value="4687323" calcext:value-type="float">
            <text:p>4687323</text:p>
          </table:table-cell>
          <table:table-cell office:value-type="float" office:value="4702477" calcext:value-type="float">
            <text:p>4702477</text:p>
          </table:table-cell>
          <table:table-cell office:value-type="float" office:value="4713302" calcext:value-type="float">
            <text:p>4713302</text:p>
          </table:table-cell>
          <table:table-cell office:value-type="float" office:value="4722404" calcext:value-type="float">
            <text:p>4722404</text:p>
          </table:table-cell>
          <table:table-cell office:value-type="float" office:value="4733806" calcext:value-type="float">
            <text:p>4733806</text:p>
          </table:table-cell>
          <table:table-cell office:value-type="float" office:value="4734592" calcext:value-type="float">
            <text:p>4734592</text:p>
          </table:table-cell>
          <table:table-cell office:value-type="float" office:value="4740070" calcext:value-type="float">
            <text:p>4740070</text:p>
          </table:table-cell>
          <table:table-cell office:value-type="float" office:value="4757910" calcext:value-type="float">
            <text:p>4757910</text:p>
          </table:table-cell>
          <table:table-cell office:value-type="float" office:value="4802875" calcext:value-type="float">
            <text:p>4802875</text:p>
          </table:table-cell>
          <table:table-cell office:value-type="float" office:value="4839506" calcext:value-type="float">
            <text:p>4839506</text:p>
          </table:table-cell>
          <table:table-cell office:value-type="float" office:value="4873484" calcext:value-type="float">
            <text:p>4873484</text:p>
          </table:table-cell>
          <table:table-cell office:value-type="float" office:value="4905393" calcext:value-type="float">
            <text:p>4905393</text:p>
          </table:table-cell>
          <table:table-cell office:value-type="float" office:value="4935719" calcext:value-type="float">
            <text:p>4935719</text:p>
          </table:table-cell>
          <table:table-cell office:value-type="float" office:value="4963330" calcext:value-type="float">
            <text:p>4963330</text:p>
          </table:table-cell>
          <table:table-cell office:value-type="float" office:value="4980209" calcext:value-type="float">
            <text:p>4980209</text:p>
          </table:table-cell>
          <table:table-cell office:value-type="float" office:value="5005755" calcext:value-type="float">
            <text:p>5005755</text:p>
          </table:table-cell>
          <table:table-cell office:value-type="float" office:value="5034919" calcext:value-type="float">
            <text:p>5034919</text:p>
          </table:table-cell>
          <table:table-cell office:value-type="float" office:value="5065693" calcext:value-type="float">
            <text:p>5065693</text:p>
          </table:table-cell>
          <table:table-cell office:value-type="float" office:value="5090057" calcext:value-type="float">
            <text:p>5090057</text:p>
          </table:table-cell>
          <table:table-cell office:value-type="float" office:value="5097389" calcext:value-type="float">
            <text:p>5097389</text:p>
          </table:table-cell>
          <table:table-cell office:value-type="float" office:value="5102397" calcext:value-type="float">
            <text:p>5102397</text:p>
          </table:table-cell>
          <table:table-cell office:value-type="float" office:value="5105908" calcext:value-type="float">
            <text:p>5105908</text:p>
          </table:table-cell>
          <table:table-cell office:value-type="float" office:value="5107195" calcext:value-type="float">
            <text:p>5107195</text:p>
          </table:table-cell>
          <table:table-cell office:value-type="float" office:value="5107304" calcext:value-type="float">
            <text:p>5107304</text:p>
          </table:table-cell>
          <table:table-cell office:value-type="float" office:value="5097622" calcext:value-type="float">
            <text:p>5097622</text:p>
          </table:table-cell>
          <table:table-cell office:value-type="float" office:value="5061337" calcext:value-type="float">
            <text:p>5061337</text:p>
          </table:table-cell>
          <table:table-cell office:value-type="float" office:value="5021621" calcext:value-type="float">
            <text:p>5021621</text:p>
          </table:table-cell>
        </table:table-row>
        <table:table-row table:style-name="ro1">
          <table:table-cell office:value-type="string" calcext:value-type="string">
            <text:p>Belize</text:p>
          </table:table-cell>
          <table:table-cell office:value-type="string" calcext:value-type="string">
            <text:p>BLZ</text:p>
          </table:table-cell>
          <table:table-cell table:number-columns-repeated="30"/>
          <table:table-cell office:value-type="float" office:value="61976" calcext:value-type="float">
            <text:p>61976</text:p>
          </table:table-cell>
          <table:table-cell office:value-type="float" office:value="63495" calcext:value-type="float">
            <text:p>63495</text:p>
          </table:table-cell>
          <table:table-cell office:value-type="float" office:value="64812" calcext:value-type="float">
            <text:p>64812</text:p>
          </table:table-cell>
          <table:table-cell office:value-type="float" office:value="66048" calcext:value-type="float">
            <text:p>66048</text:p>
          </table:table-cell>
          <table:table-cell office:value-type="float" office:value="67471" calcext:value-type="float">
            <text:p>67471</text:p>
          </table:table-cell>
          <table:table-cell office:value-type="float" office:value="69721" calcext:value-type="float">
            <text:p>69721</text:p>
          </table:table-cell>
          <table:table-cell office:value-type="float" office:value="72890" calcext:value-type="float">
            <text:p>72890</text:p>
          </table:table-cell>
          <table:table-cell office:value-type="float" office:value="76796" calcext:value-type="float">
            <text:p>76796</text:p>
          </table:table-cell>
          <table:table-cell office:value-type="float" office:value="81027" calcext:value-type="float">
            <text:p>81027</text:p>
          </table:table-cell>
          <table:table-cell office:value-type="float" office:value="85315" calcext:value-type="float">
            <text:p>85315</text:p>
          </table:table-cell>
          <table:table-cell office:value-type="float" office:value="89507" calcext:value-type="float">
            <text:p>89507</text:p>
          </table:table-cell>
          <table:table-cell office:value-type="float" office:value="93664" calcext:value-type="float">
            <text:p>93664</text:p>
          </table:table-cell>
          <table:table-cell office:value-type="float" office:value="97803" calcext:value-type="float">
            <text:p>97803</text:p>
          </table:table-cell>
          <table:table-cell office:value-type="float" office:value="101995" calcext:value-type="float">
            <text:p>101995</text:p>
          </table:table-cell>
          <table:table-cell office:value-type="float" office:value="106356" calcext:value-type="float">
            <text:p>106356</text:p>
          </table:table-cell>
          <table:table-cell office:value-type="float" office:value="110924" calcext:value-type="float">
            <text:p>110924</text:p>
          </table:table-cell>
          <table:table-cell office:value-type="float" office:value="116376" calcext:value-type="float">
            <text:p>116376</text:p>
          </table:table-cell>
          <table:table-cell office:value-type="float" office:value="121980" calcext:value-type="float">
            <text:p>121980</text:p>
          </table:table-cell>
          <table:table-cell office:value-type="float" office:value="127726" calcext:value-type="float">
            <text:p>127726</text:p>
          </table:table-cell>
          <table:table-cell office:value-type="float" office:value="133604" calcext:value-type="float">
            <text:p>133604</text:p>
          </table:table-cell>
          <table:table-cell office:value-type="float" office:value="139593" calcext:value-type="float">
            <text:p>139593</text:p>
          </table:table-cell>
          <table:table-cell office:value-type="float" office:value="146206" calcext:value-type="float">
            <text:p>146206</text:p>
          </table:table-cell>
          <table:table-cell office:value-type="float" office:value="152920" calcext:value-type="float">
            <text:p>152920</text:p>
          </table:table-cell>
          <table:table-cell office:value-type="float" office:value="156282" calcext:value-type="float">
            <text:p>156282</text:p>
          </table:table-cell>
          <table:table-cell office:value-type="float" office:value="159588" calcext:value-type="float">
            <text:p>159588</text:p>
          </table:table-cell>
          <table:table-cell office:value-type="float" office:value="162801" calcext:value-type="float">
            <text:p>162801</text:p>
          </table:table-cell>
          <table:table-cell office:value-type="float" office:value="168502" calcext:value-type="float">
            <text:p>168502</text:p>
          </table:table-cell>
          <table:table-cell office:value-type="float" office:value="173834" calcext:value-type="float">
            <text:p>173834</text:p>
          </table:table-cell>
          <table:table-cell office:value-type="float" office:value="179356" calcext:value-type="float">
            <text:p>179356</text:p>
          </table:table-cell>
        </table:table-row>
        <table:table-row table:style-name="ro1">
          <table:table-cell office:value-type="string" calcext:value-type="string">
            <text:p>Bermudes</text:p>
          </table:table-cell>
          <table:table-cell office:value-type="string" calcext:value-type="string">
            <text:p>BMU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livie</text:p>
          </table:table-cell>
          <table:table-cell office:value-type="string" calcext:value-type="string">
            <text:p>BOL</text:p>
          </table:table-cell>
          <table:table-cell table:number-columns-repeated="30"/>
          <table:table-cell office:value-type="float" office:value="2834036" calcext:value-type="float">
            <text:p>2834036</text:p>
          </table:table-cell>
          <table:table-cell office:value-type="float" office:value="2912053" calcext:value-type="float">
            <text:p>2912053</text:p>
          </table:table-cell>
          <table:table-cell office:value-type="float" office:value="2983886" calcext:value-type="float">
            <text:p>2983886</text:p>
          </table:table-cell>
          <table:table-cell office:value-type="float" office:value="3068734" calcext:value-type="float">
            <text:p>3068734</text:p>
          </table:table-cell>
          <table:table-cell office:value-type="float" office:value="3157752" calcext:value-type="float">
            <text:p>3157752</text:p>
          </table:table-cell>
          <table:table-cell office:value-type="float" office:value="3248856" calcext:value-type="float">
            <text:p>3248856</text:p>
          </table:table-cell>
          <table:table-cell office:value-type="float" office:value="3336677" calcext:value-type="float">
            <text:p>3336677</text:p>
          </table:table-cell>
          <table:table-cell office:value-type="float" office:value="3429398" calcext:value-type="float">
            <text:p>3429398</text:p>
          </table:table-cell>
          <table:table-cell office:value-type="float" office:value="3514452" calcext:value-type="float">
            <text:p>3514452</text:p>
          </table:table-cell>
          <table:table-cell office:value-type="float" office:value="3599869" calcext:value-type="float">
            <text:p>3599869</text:p>
          </table:table-cell>
          <table:table-cell office:value-type="float" office:value="3688209" calcext:value-type="float">
            <text:p>3688209</text:p>
          </table:table-cell>
          <table:table-cell office:value-type="float" office:value="3796760" calcext:value-type="float">
            <text:p>3796760</text:p>
          </table:table-cell>
          <table:table-cell office:value-type="float" office:value="3908814" calcext:value-type="float">
            <text:p>3908814</text:p>
          </table:table-cell>
          <table:table-cell office:value-type="float" office:value="4024076" calcext:value-type="float">
            <text:p>4024076</text:p>
          </table:table-cell>
          <table:table-cell office:value-type="float" office:value="4141943" calcext:value-type="float">
            <text:p>4141943</text:p>
          </table:table-cell>
          <table:table-cell office:value-type="float" office:value="4262106" calcext:value-type="float">
            <text:p>4262106</text:p>
          </table:table-cell>
          <table:table-cell office:value-type="float" office:value="4381999" calcext:value-type="float">
            <text:p>4381999</text:p>
          </table:table-cell>
          <table:table-cell office:value-type="float" office:value="4409892" calcext:value-type="float">
            <text:p>4409892</text:p>
          </table:table-cell>
          <table:table-cell office:value-type="float" office:value="4534295" calcext:value-type="float">
            <text:p>4534295</text:p>
          </table:table-cell>
          <table:table-cell office:value-type="float" office:value="4637977" calcext:value-type="float">
            <text:p>4637977</text:p>
          </table:table-cell>
          <table:table-cell office:value-type="float" office:value="4738094" calcext:value-type="float">
            <text:p>4738094</text:p>
          </table:table-cell>
          <table:table-cell office:value-type="float" office:value="4835531" calcext:value-type="float">
            <text:p>4835531</text:p>
          </table:table-cell>
          <table:table-cell office:value-type="float" office:value="4743496" calcext:value-type="float">
            <text:p>4743496</text:p>
          </table:table-cell>
          <table:table-cell office:value-type="float" office:value="4875725" calcext:value-type="float">
            <text:p>4875725</text:p>
          </table:table-cell>
          <table:table-cell office:value-type="float" office:value="5125444" calcext:value-type="float">
            <text:p>5125444</text:p>
          </table:table-cell>
          <table:table-cell office:value-type="float" office:value="4926137" calcext:value-type="float">
            <text:p>4926137</text:p>
          </table:table-cell>
          <table:table-cell office:value-type="float" office:value="5298192" calcext:value-type="float">
            <text:p>5298192</text:p>
          </table:table-cell>
          <table:table-cell office:value-type="float" office:value="5202337" calcext:value-type="float">
            <text:p>5202337</text:p>
          </table:table-cell>
          <table:table-cell office:value-type="float" office:value="5312765" calcext:value-type="float">
            <text:p>5312765</text:p>
          </table:table-cell>
        </table:table-row>
        <table:table-row table:style-name="ro1">
          <table:table-cell office:value-type="string" calcext:value-type="string">
            <text:p>Brésil</text:p>
          </table:table-cell>
          <table:table-cell office:value-type="string" calcext:value-type="string">
            <text:p>BRA</text:p>
          </table:table-cell>
          <table:table-cell table:number-columns-repeated="30"/>
          <table:table-cell office:value-type="float" office:value="60074663" calcext:value-type="float">
            <text:p>60074663</text:p>
          </table:table-cell>
          <table:table-cell office:value-type="float" office:value="61924698" calcext:value-type="float">
            <text:p>61924698</text:p>
          </table:table-cell>
          <table:table-cell office:value-type="float" office:value="63769094" calcext:value-type="float">
            <text:p>63769094</text:p>
          </table:table-cell>
          <table:table-cell office:value-type="float" office:value="65640106" calcext:value-type="float">
            <text:p>65640106</text:p>
          </table:table-cell>
          <table:table-cell office:value-type="float" office:value="67582745" calcext:value-type="float">
            <text:p>67582745</text:p>
          </table:table-cell>
          <table:table-cell office:value-type="float" office:value="69610036" calcext:value-type="float">
            <text:p>69610036</text:p>
          </table:table-cell>
          <table:table-cell office:value-type="float" office:value="69732948" calcext:value-type="float">
            <text:p>69732948</text:p>
          </table:table-cell>
          <table:table-cell office:value-type="float" office:value="72173319" calcext:value-type="float">
            <text:p>72173319</text:p>
          </table:table-cell>
          <table:table-cell office:value-type="float" office:value="74140590" calcext:value-type="float">
            <text:p>74140590</text:p>
          </table:table-cell>
          <table:table-cell office:value-type="float" office:value="76565679" calcext:value-type="float">
            <text:p>76565679</text:p>
          </table:table-cell>
          <table:table-cell office:value-type="float" office:value="78573635" calcext:value-type="float">
            <text:p>78573635</text:p>
          </table:table-cell>
          <table:table-cell office:value-type="float" office:value="80498221" calcext:value-type="float">
            <text:p>80498221</text:p>
          </table:table-cell>
          <table:table-cell office:value-type="float" office:value="83053192" calcext:value-type="float">
            <text:p>83053192</text:p>
          </table:table-cell>
          <table:table-cell office:value-type="float" office:value="84745847" calcext:value-type="float">
            <text:p>84745847</text:p>
          </table:table-cell>
          <table:table-cell office:value-type="float" office:value="87309369" calcext:value-type="float">
            <text:p>87309369</text:p>
          </table:table-cell>
          <table:table-cell office:value-type="float" office:value="89784647" calcext:value-type="float">
            <text:p>89784647</text:p>
          </table:table-cell>
          <table:table-cell office:value-type="float" office:value="90880684" calcext:value-type="float">
            <text:p>90880684</text:p>
          </table:table-cell>
          <table:table-cell office:value-type="float" office:value="92033856" calcext:value-type="float">
            <text:p>92033856</text:p>
          </table:table-cell>
          <table:table-cell office:value-type="float" office:value="93563450" calcext:value-type="float">
            <text:p>93563450</text:p>
          </table:table-cell>
          <table:table-cell office:value-type="float" office:value="95421720" calcext:value-type="float">
            <text:p>95421720</text:p>
          </table:table-cell>
          <table:table-cell office:value-type="float" office:value="95327604" calcext:value-type="float">
            <text:p>95327604</text:p>
          </table:table-cell>
          <table:table-cell office:value-type="float" office:value="95145394" calcext:value-type="float">
            <text:p>95145394</text:p>
          </table:table-cell>
          <table:table-cell office:value-type="float" office:value="97696472" calcext:value-type="float">
            <text:p>97696472</text:p>
          </table:table-cell>
          <table:table-cell office:value-type="float" office:value="98990091" calcext:value-type="float">
            <text:p>98990091</text:p>
          </table:table-cell>
          <table:table-cell office:value-type="float" office:value="100015727" calcext:value-type="float">
            <text:p>100015727</text:p>
          </table:table-cell>
          <table:table-cell office:value-type="float" office:value="101678651" calcext:value-type="float">
            <text:p>101678651</text:p>
          </table:table-cell>
          <table:table-cell office:value-type="float" office:value="102586090" calcext:value-type="float">
            <text:p>102586090</text:p>
          </table:table-cell>
          <table:table-cell office:value-type="float" office:value="104335581" calcext:value-type="float">
            <text:p>104335581</text:p>
          </table:table-cell>
          <table:table-cell office:value-type="float" office:value="105369207" calcext:value-type="float">
            <text:p>105369207</text:p>
          </table:table-cell>
        </table:table-row>
        <table:table-row table:style-name="ro1">
          <table:table-cell office:value-type="string" calcext:value-type="string">
            <text:p>Barbade</text:p>
          </table:table-cell>
          <table:table-cell office:value-type="string" calcext:value-type="string">
            <text:p>BRB</text:p>
          </table:table-cell>
          <table:table-cell table:number-columns-repeated="30"/>
          <table:table-cell office:value-type="float" office:value="136800" calcext:value-type="float">
            <text:p>136800</text:p>
          </table:table-cell>
          <table:table-cell office:value-type="float" office:value="135341" calcext:value-type="float">
            <text:p>135341</text:p>
          </table:table-cell>
          <table:table-cell office:value-type="float" office:value="138012" calcext:value-type="float">
            <text:p>138012</text:p>
          </table:table-cell>
          <table:table-cell office:value-type="float" office:value="140140" calcext:value-type="float">
            <text:p>140140</text:p>
          </table:table-cell>
          <table:table-cell office:value-type="float" office:value="142013" calcext:value-type="float">
            <text:p>142013</text:p>
          </table:table-cell>
          <table:table-cell office:value-type="float" office:value="144374" calcext:value-type="float">
            <text:p>144374</text:p>
          </table:table-cell>
          <table:table-cell office:value-type="float" office:value="143724" calcext:value-type="float">
            <text:p>143724</text:p>
          </table:table-cell>
          <table:table-cell office:value-type="float" office:value="144616" calcext:value-type="float">
            <text:p>144616</text:p>
          </table:table-cell>
          <table:table-cell office:value-type="float" office:value="145267" calcext:value-type="float">
            <text:p>145267</text:p>
          </table:table-cell>
          <table:table-cell office:value-type="float" office:value="145770" calcext:value-type="float">
            <text:p>145770</text:p>
          </table:table-cell>
          <table:table-cell office:value-type="float" office:value="146139" calcext:value-type="float">
            <text:p>146139</text:p>
          </table:table-cell>
          <table:table-cell office:value-type="float" office:value="147418" calcext:value-type="float">
            <text:p>147418</text:p>
          </table:table-cell>
          <table:table-cell office:value-type="float" office:value="148530" calcext:value-type="float">
            <text:p>148530</text:p>
          </table:table-cell>
          <table:table-cell office:value-type="float" office:value="149543" calcext:value-type="float">
            <text:p>149543</text:p>
          </table:table-cell>
          <table:table-cell office:value-type="float" office:value="151838" calcext:value-type="float">
            <text:p>151838</text:p>
          </table:table-cell>
          <table:table-cell office:value-type="float" office:value="152587" calcext:value-type="float">
            <text:p>152587</text:p>
          </table:table-cell>
          <table:table-cell office:value-type="float" office:value="153120" calcext:value-type="float">
            <text:p>153120</text:p>
          </table:table-cell>
          <table:table-cell office:value-type="float" office:value="153618" calcext:value-type="float">
            <text:p>153618</text:p>
          </table:table-cell>
          <table:table-cell office:value-type="float" office:value="154004" calcext:value-type="float">
            <text:p>154004</text:p>
          </table:table-cell>
          <table:table-cell office:value-type="float" office:value="154194" calcext:value-type="float">
            <text:p>154194</text:p>
          </table:table-cell>
          <table:table-cell office:value-type="float" office:value="153986" calcext:value-type="float">
            <text:p>153986</text:p>
          </table:table-cell>
          <table:table-cell office:value-type="float" office:value="154656" calcext:value-type="float">
            <text:p>154656</text:p>
          </table:table-cell>
          <table:table-cell office:value-type="float" office:value="152990" calcext:value-type="float">
            <text:p>152990</text:p>
          </table:table-cell>
          <table:table-cell office:value-type="float" office:value="155327" calcext:value-type="float">
            <text:p>155327</text:p>
          </table:table-cell>
          <table:table-cell office:value-type="float" office:value="151268" calcext:value-type="float">
            <text:p>151268</text:p>
          </table:table-cell>
          <table:table-cell office:value-type="float" office:value="153116" calcext:value-type="float">
            <text:p>153116</text:p>
          </table:table-cell>
          <table:table-cell office:value-type="float" office:value="155479" calcext:value-type="float">
            <text:p>155479</text:p>
          </table:table-cell>
          <table:table-cell office:value-type="float" office:value="155443" calcext:value-type="float">
            <text:p>155443</text:p>
          </table:table-cell>
          <table:table-cell office:value-type="float" office:value="155283" calcext:value-type="float">
            <text:p>155283</text:p>
          </table:table-cell>
        </table:table-row>
        <table:table-row table:style-name="ro1">
          <table:table-cell office:value-type="string" calcext:value-type="string">
            <text:p>Brunéi Darussalam</text:p>
          </table:table-cell>
          <table:table-cell office:value-type="string" calcext:value-type="string">
            <text:p>BRN</text:p>
          </table:table-cell>
          <table:table-cell table:number-columns-repeated="30"/>
          <table:table-cell office:value-type="float" office:value="110093" calcext:value-type="float">
            <text:p>110093</text:p>
          </table:table-cell>
          <table:table-cell office:value-type="float" office:value="113791" calcext:value-type="float">
            <text:p>113791</text:p>
          </table:table-cell>
          <table:table-cell office:value-type="float" office:value="117893" calcext:value-type="float">
            <text:p>117893</text:p>
          </table:table-cell>
          <table:table-cell office:value-type="float" office:value="122232" calcext:value-type="float">
            <text:p>122232</text:p>
          </table:table-cell>
          <table:table-cell office:value-type="float" office:value="126834" calcext:value-type="float">
            <text:p>126834</text:p>
          </table:table-cell>
          <table:table-cell office:value-type="float" office:value="131711" calcext:value-type="float">
            <text:p>131711</text:p>
          </table:table-cell>
          <table:table-cell office:value-type="float" office:value="136036" calcext:value-type="float">
            <text:p>136036</text:p>
          </table:table-cell>
          <table:table-cell office:value-type="float" office:value="140753" calcext:value-type="float">
            <text:p>140753</text:p>
          </table:table-cell>
          <table:table-cell office:value-type="float" office:value="145884" calcext:value-type="float">
            <text:p>145884</text:p>
          </table:table-cell>
          <table:table-cell office:value-type="float" office:value="151348" calcext:value-type="float">
            <text:p>151348</text:p>
          </table:table-cell>
          <table:table-cell office:value-type="float" office:value="157020" calcext:value-type="float">
            <text:p>157020</text:p>
          </table:table-cell>
          <table:table-cell office:value-type="float" office:value="160946" calcext:value-type="float">
            <text:p>160946</text:p>
          </table:table-cell>
          <table:table-cell office:value-type="float" office:value="164666" calcext:value-type="float">
            <text:p>164666</text:p>
          </table:table-cell>
          <table:table-cell office:value-type="float" office:value="168615" calcext:value-type="float">
            <text:p>168615</text:p>
          </table:table-cell>
          <table:table-cell office:value-type="float" office:value="172691" calcext:value-type="float">
            <text:p>172691</text:p>
          </table:table-cell>
          <table:table-cell office:value-type="float" office:value="176779" calcext:value-type="float">
            <text:p>176779</text:p>
          </table:table-cell>
          <table:table-cell office:value-type="float" office:value="179292" calcext:value-type="float">
            <text:p>179292</text:p>
          </table:table-cell>
          <table:table-cell office:value-type="float" office:value="181938" calcext:value-type="float">
            <text:p>181938</text:p>
          </table:table-cell>
          <table:table-cell office:value-type="float" office:value="184784" calcext:value-type="float">
            <text:p>184784</text:p>
          </table:table-cell>
          <table:table-cell office:value-type="float" office:value="187853" calcext:value-type="float">
            <text:p>187853</text:p>
          </table:table-cell>
          <table:table-cell office:value-type="float" office:value="191117" calcext:value-type="float">
            <text:p>191117</text:p>
          </table:table-cell>
          <table:table-cell office:value-type="float" office:value="194815" calcext:value-type="float">
            <text:p>194815</text:p>
          </table:table-cell>
          <table:table-cell office:value-type="float" office:value="198105" calcext:value-type="float">
            <text:p>198105</text:p>
          </table:table-cell>
          <table:table-cell office:value-type="float" office:value="201135" calcext:value-type="float">
            <text:p>201135</text:p>
          </table:table-cell>
          <table:table-cell office:value-type="float" office:value="204133" calcext:value-type="float">
            <text:p>204133</text:p>
          </table:table-cell>
          <table:table-cell office:value-type="float" office:value="207194" calcext:value-type="float">
            <text:p>207194</text:p>
          </table:table-cell>
          <table:table-cell office:value-type="float" office:value="209610" calcext:value-type="float">
            <text:p>209610</text:p>
          </table:table-cell>
          <table:table-cell office:value-type="float" office:value="212370" calcext:value-type="float">
            <text:p>212370</text:p>
          </table:table-cell>
          <table:table-cell office:value-type="float" office:value="215104" calcext:value-type="float">
            <text:p>215104</text:p>
          </table:table-cell>
        </table:table-row>
        <table:table-row table:style-name="ro1">
          <table:table-cell office:value-type="string" calcext:value-type="string">
            <text:p>Bhoutan</text:p>
          </table:table-cell>
          <table:table-cell office:value-type="string" calcext:value-type="string">
            <text:p>BTN</text:p>
          </table:table-cell>
          <table:table-cell table:number-columns-repeated="30"/>
          <table:table-cell office:value-type="float" office:value="202345" calcext:value-type="float">
            <text:p>202345</text:p>
          </table:table-cell>
          <table:table-cell office:value-type="float" office:value="202434" calcext:value-type="float">
            <text:p>202434</text:p>
          </table:table-cell>
          <table:table-cell office:value-type="float" office:value="201498" calcext:value-type="float">
            <text:p>201498</text:p>
          </table:table-cell>
          <table:table-cell office:value-type="float" office:value="200239" calcext:value-type="float">
            <text:p>200239</text:p>
          </table:table-cell>
          <table:table-cell office:value-type="float" office:value="199504" calcext:value-type="float">
            <text:p>199504</text:p>
          </table:table-cell>
          <table:table-cell office:value-type="float" office:value="199956" calcext:value-type="float">
            <text:p>199956</text:p>
          </table:table-cell>
          <table:table-cell office:value-type="float" office:value="204116" calcext:value-type="float">
            <text:p>204116</text:p>
          </table:table-cell>
          <table:table-cell office:value-type="float" office:value="210077" calcext:value-type="float">
            <text:p>210077</text:p>
          </table:table-cell>
          <table:table-cell office:value-type="float" office:value="217525" calcext:value-type="float">
            <text:p>217525</text:p>
          </table:table-cell>
          <table:table-cell office:value-type="float" office:value="226053" calcext:value-type="float">
            <text:p>226053</text:p>
          </table:table-cell>
          <table:table-cell office:value-type="float" office:value="235345" calcext:value-type="float">
            <text:p>235345</text:p>
          </table:table-cell>
          <table:table-cell office:value-type="float" office:value="246443" calcext:value-type="float">
            <text:p>246443</text:p>
          </table:table-cell>
          <table:table-cell office:value-type="float" office:value="258480" calcext:value-type="float">
            <text:p>258480</text:p>
          </table:table-cell>
          <table:table-cell office:value-type="float" office:value="271070" calcext:value-type="float">
            <text:p>271070</text:p>
          </table:table-cell>
          <table:table-cell office:value-type="float" office:value="283729" calcext:value-type="float">
            <text:p>283729</text:p>
          </table:table-cell>
          <table:table-cell office:value-type="float" office:value="296022" calcext:value-type="float">
            <text:p>296022</text:p>
          </table:table-cell>
          <table:table-cell office:value-type="float" office:value="305494" calcext:value-type="float">
            <text:p>305494</text:p>
          </table:table-cell>
          <table:table-cell office:value-type="float" office:value="314335" calcext:value-type="float">
            <text:p>314335</text:p>
          </table:table-cell>
          <table:table-cell office:value-type="float" office:value="322720" calcext:value-type="float">
            <text:p>322720</text:p>
          </table:table-cell>
          <table:table-cell office:value-type="float" office:value="331001" calcext:value-type="float">
            <text:p>331001</text:p>
          </table:table-cell>
          <table:table-cell office:value-type="float" office:value="329449" calcext:value-type="float">
            <text:p>329449</text:p>
          </table:table-cell>
          <table:table-cell office:value-type="float" office:value="328221" calcext:value-type="float">
            <text:p>328221</text:p>
          </table:table-cell>
          <table:table-cell office:value-type="float" office:value="324085" calcext:value-type="float">
            <text:p>324085</text:p>
          </table:table-cell>
          <table:table-cell office:value-type="float" office:value="334462" calcext:value-type="float">
            <text:p>334462</text:p>
          </table:table-cell>
          <table:table-cell office:value-type="float" office:value="333203" calcext:value-type="float">
            <text:p>333203</text:p>
          </table:table-cell>
          <table:table-cell office:value-type="float" office:value="352074" calcext:value-type="float">
            <text:p>352074</text:p>
          </table:table-cell>
          <table:table-cell office:value-type="float" office:value="360030" calcext:value-type="float">
            <text:p>360030</text:p>
          </table:table-cell>
          <table:table-cell office:value-type="float" office:value="367429" calcext:value-type="float">
            <text:p>367429</text:p>
          </table:table-cell>
          <table:table-cell office:value-type="float" office:value="374999" calcext:value-type="float">
            <text:p>374999</text:p>
          </table:table-cell>
        </table:table-row>
        <table:table-row table:style-name="ro1">
          <table:table-cell office:value-type="string" calcext:value-type="string">
            <text:p>Botswana</text:p>
          </table:table-cell>
          <table:table-cell office:value-type="string" calcext:value-type="string">
            <text:p>BWA</text:p>
          </table:table-cell>
          <table:table-cell table:number-columns-repeated="30"/>
          <table:table-cell office:value-type="float" office:value="430556" calcext:value-type="float">
            <text:p>430556</text:p>
          </table:table-cell>
          <table:table-cell office:value-type="float" office:value="448039" calcext:value-type="float">
            <text:p>448039</text:p>
          </table:table-cell>
          <table:table-cell office:value-type="float" office:value="464971" calcext:value-type="float">
            <text:p>464971</text:p>
          </table:table-cell>
          <table:table-cell office:value-type="float" office:value="481787" calcext:value-type="float">
            <text:p>481787</text:p>
          </table:table-cell>
          <table:table-cell office:value-type="float" office:value="499297" calcext:value-type="float">
            <text:p>499297</text:p>
          </table:table-cell>
          <table:table-cell office:value-type="float" office:value="517912" calcext:value-type="float">
            <text:p>517912</text:p>
          </table:table-cell>
          <table:table-cell office:value-type="float" office:value="535285" calcext:value-type="float">
            <text:p>535285</text:p>
          </table:table-cell>
          <table:table-cell office:value-type="float" office:value="553963" calcext:value-type="float">
            <text:p>553963</text:p>
          </table:table-cell>
          <table:table-cell office:value-type="float" office:value="574272" calcext:value-type="float">
            <text:p>574272</text:p>
          </table:table-cell>
          <table:table-cell office:value-type="float" office:value="585103" calcext:value-type="float">
            <text:p>585103</text:p>
          </table:table-cell>
          <table:table-cell office:value-type="float" office:value="594306" calcext:value-type="float">
            <text:p>594306</text:p>
          </table:table-cell>
          <table:table-cell office:value-type="float" office:value="618236" calcext:value-type="float">
            <text:p>618236</text:p>
          </table:table-cell>
          <table:table-cell office:value-type="float" office:value="641818" calcext:value-type="float">
            <text:p>641818</text:p>
          </table:table-cell>
          <table:table-cell office:value-type="float" office:value="665604" calcext:value-type="float">
            <text:p>665604</text:p>
          </table:table-cell>
          <table:table-cell office:value-type="float" office:value="690395" calcext:value-type="float">
            <text:p>690395</text:p>
          </table:table-cell>
          <table:table-cell office:value-type="float" office:value="716616" calcext:value-type="float">
            <text:p>716616</text:p>
          </table:table-cell>
          <table:table-cell office:value-type="float" office:value="744043" calcext:value-type="float">
            <text:p>744043</text:p>
          </table:table-cell>
          <table:table-cell office:value-type="float" office:value="762747" calcext:value-type="float">
            <text:p>762747</text:p>
          </table:table-cell>
          <table:table-cell office:value-type="float" office:value="781840" calcext:value-type="float">
            <text:p>781840</text:p>
          </table:table-cell>
          <table:table-cell office:value-type="float" office:value="799598" calcext:value-type="float">
            <text:p>799598</text:p>
          </table:table-cell>
          <table:table-cell office:value-type="float" office:value="778875" calcext:value-type="float">
            <text:p>778875</text:p>
          </table:table-cell>
          <table:table-cell office:value-type="float" office:value="847058" calcext:value-type="float">
            <text:p>847058</text:p>
          </table:table-cell>
          <table:table-cell office:value-type="float" office:value="905427" calcext:value-type="float">
            <text:p>905427</text:p>
          </table:table-cell>
          <table:table-cell office:value-type="float" office:value="956816" calcext:value-type="float">
            <text:p>956816</text:p>
          </table:table-cell>
          <table:table-cell office:value-type="float" office:value="970975" calcext:value-type="float">
            <text:p>970975</text:p>
          </table:table-cell>
          <table:table-cell office:value-type="float" office:value="989283" calcext:value-type="float">
            <text:p>989283</text:p>
          </table:table-cell>
          <table:table-cell office:value-type="float" office:value="1012912" calcext:value-type="float">
            <text:p>1012912</text:p>
          </table:table-cell>
          <table:table-cell office:value-type="float" office:value="1040838" calcext:value-type="float">
            <text:p>1040838</text:p>
          </table:table-cell>
          <table:table-cell office:value-type="float" office:value="1073634" calcext:value-type="float">
            <text:p>1073634</text:p>
          </table:table-cell>
        </table:table-row>
        <table:table-row table:style-name="ro1">
          <table:table-cell office:value-type="string" calcext:value-type="string">
            <text:p>République centrafricaine</text:p>
          </table:table-cell>
          <table:table-cell office:value-type="string" calcext:value-type="string">
            <text:p>CAF</text:p>
          </table:table-cell>
          <table:table-cell table:number-columns-repeated="30"/>
          <table:table-cell office:value-type="float" office:value="1152638" calcext:value-type="float">
            <text:p>1152638</text:p>
          </table:table-cell>
          <table:table-cell office:value-type="float" office:value="1180836" calcext:value-type="float">
            <text:p>1180836</text:p>
          </table:table-cell>
          <table:table-cell office:value-type="float" office:value="1214389" calcext:value-type="float">
            <text:p>1214389</text:p>
          </table:table-cell>
          <table:table-cell office:value-type="float" office:value="1250980" calcext:value-type="float">
            <text:p>1250980</text:p>
          </table:table-cell>
          <table:table-cell office:value-type="float" office:value="1289071" calcext:value-type="float">
            <text:p>1289071</text:p>
          </table:table-cell>
          <table:table-cell office:value-type="float" office:value="1327512" calcext:value-type="float">
            <text:p>1327512</text:p>
          </table:table-cell>
          <table:table-cell office:value-type="float" office:value="1361540" calcext:value-type="float">
            <text:p>1361540</text:p>
          </table:table-cell>
          <table:table-cell office:value-type="float" office:value="1394759" calcext:value-type="float">
            <text:p>1394759</text:p>
          </table:table-cell>
          <table:table-cell office:value-type="float" office:value="1428428" calcext:value-type="float">
            <text:p>1428428</text:p>
          </table:table-cell>
          <table:table-cell office:value-type="float" office:value="1463172" calcext:value-type="float">
            <text:p>1463172</text:p>
          </table:table-cell>
          <table:table-cell office:value-type="float" office:value="1499802" calcext:value-type="float">
            <text:p>1499802</text:p>
          </table:table-cell>
          <table:table-cell office:value-type="float" office:value="1528781" calcext:value-type="float">
            <text:p>1528781</text:p>
          </table:table-cell>
          <table:table-cell office:value-type="float" office:value="1558774" calcext:value-type="float">
            <text:p>1558774</text:p>
          </table:table-cell>
          <table:table-cell office:value-type="float" office:value="1590631" calcext:value-type="float">
            <text:p>1590631</text:p>
          </table:table-cell>
          <table:table-cell office:value-type="float" office:value="1621860" calcext:value-type="float">
            <text:p>1621860</text:p>
          </table:table-cell>
          <table:table-cell office:value-type="float" office:value="1654183" calcext:value-type="float">
            <text:p>1654183</text:p>
          </table:table-cell>
          <table:table-cell office:value-type="float" office:value="1681556" calcext:value-type="float">
            <text:p>1681556</text:p>
          </table:table-cell>
          <table:table-cell office:value-type="float" office:value="1709418" calcext:value-type="float">
            <text:p>1709418</text:p>
          </table:table-cell>
          <table:table-cell office:value-type="float" office:value="1736369" calcext:value-type="float">
            <text:p>1736369</text:p>
          </table:table-cell>
          <table:table-cell office:value-type="float" office:value="1760243" calcext:value-type="float">
            <text:p>1760243</text:p>
          </table:table-cell>
          <table:table-cell office:value-type="float" office:value="1779784" calcext:value-type="float">
            <text:p>1779784</text:p>
          </table:table-cell>
          <table:table-cell office:value-type="float" office:value="1782076" calcext:value-type="float">
            <text:p>1782076</text:p>
          </table:table-cell>
          <table:table-cell office:value-type="float" office:value="1779066" calcext:value-type="float">
            <text:p>1779066</text:p>
          </table:table-cell>
          <table:table-cell office:value-type="float" office:value="1780067" calcext:value-type="float">
            <text:p>1780067</text:p>
          </table:table-cell>
          <table:table-cell office:value-type="float" office:value="1778109" calcext:value-type="float">
            <text:p>1778109</text:p>
          </table:table-cell>
          <table:table-cell office:value-type="float" office:value="1781336" calcext:value-type="float">
            <text:p>1781336</text:p>
          </table:table-cell>
          <table:table-cell office:value-type="float" office:value="1804604" calcext:value-type="float">
            <text:p>1804604</text:p>
          </table:table-cell>
          <table:table-cell office:value-type="float" office:value="1834990" calcext:value-type="float">
            <text:p>1834990</text:p>
          </table:table-cell>
          <table:table-cell office:value-type="float" office:value="1874324" calcext:value-type="float">
            <text:p>1874324</text:p>
          </table:table-cell>
        </table:table-row>
        <table:table-row table:style-name="ro1">
          <table:table-cell office:value-type="string" calcext:value-type="string">
            <text:p>Canada</text:p>
          </table:table-cell>
          <table:table-cell office:value-type="string" calcext:value-type="string">
            <text:p>CAN</text:p>
          </table:table-cell>
          <table:table-cell table:number-columns-repeated="30"/>
          <table:table-cell office:value-type="float" office:value="14664795" calcext:value-type="float">
            <text:p>14664795</text:p>
          </table:table-cell>
          <table:table-cell office:value-type="float" office:value="14739476" calcext:value-type="float">
            <text:p>14739476</text:p>
          </table:table-cell>
          <table:table-cell office:value-type="float" office:value="14714434" calcext:value-type="float">
            <text:p>14714434</text:p>
          </table:table-cell>
          <table:table-cell office:value-type="float" office:value="14801332" calcext:value-type="float">
            <text:p>14801332</text:p>
          </table:table-cell>
          <table:table-cell office:value-type="float" office:value="14931908" calcext:value-type="float">
            <text:p>14931908</text:p>
          </table:table-cell>
          <table:table-cell office:value-type="float" office:value="15027273" calcext:value-type="float">
            <text:p>15027273</text:p>
          </table:table-cell>
          <table:table-cell office:value-type="float" office:value="15164075" calcext:value-type="float">
            <text:p>15164075</text:p>
          </table:table-cell>
          <table:table-cell office:value-type="float" office:value="15404125" calcext:value-type="float">
            <text:p>15404125</text:p>
          </table:table-cell>
          <table:table-cell office:value-type="float" office:value="15650715" calcext:value-type="float">
            <text:p>15650715</text:p>
          </table:table-cell>
          <table:table-cell office:value-type="float" office:value="15934997" calcext:value-type="float">
            <text:p>15934997</text:p>
          </table:table-cell>
          <table:table-cell office:value-type="float" office:value="16190364" calcext:value-type="float">
            <text:p>16190364</text:p>
          </table:table-cell>
          <table:table-cell office:value-type="float" office:value="16458983" calcext:value-type="float">
            <text:p>16458983</text:p>
          </table:table-cell>
          <table:table-cell office:value-type="float" office:value="16942435" calcext:value-type="float">
            <text:p>16942435</text:p>
          </table:table-cell>
          <table:table-cell office:value-type="float" office:value="17343225" calcext:value-type="float">
            <text:p>17343225</text:p>
          </table:table-cell>
          <table:table-cell office:value-type="float" office:value="17553022" calcext:value-type="float">
            <text:p>17553022</text:p>
          </table:table-cell>
          <table:table-cell office:value-type="float" office:value="17695801" calcext:value-type="float">
            <text:p>17695801</text:p>
          </table:table-cell>
          <table:table-cell office:value-type="float" office:value="17910447" calcext:value-type="float">
            <text:p>17910447</text:p>
          </table:table-cell>
          <table:table-cell office:value-type="float" office:value="18272226" calcext:value-type="float">
            <text:p>18272226</text:p>
          </table:table-cell>
          <table:table-cell office:value-type="float" office:value="18570589" calcext:value-type="float">
            <text:p>18570589</text:p>
          </table:table-cell>
          <table:table-cell office:value-type="float" office:value="18704165" calcext:value-type="float">
            <text:p>18704165</text:p>
          </table:table-cell>
          <table:table-cell office:value-type="float" office:value="18907651" calcext:value-type="float">
            <text:p>18907651</text:p>
          </table:table-cell>
          <table:table-cell office:value-type="float" office:value="19050382" calcext:value-type="float">
            <text:p>19050382</text:p>
          </table:table-cell>
          <table:table-cell office:value-type="float" office:value="19236859" calcext:value-type="float">
            <text:p>19236859</text:p>
          </table:table-cell>
          <table:table-cell office:value-type="float" office:value="19460672" calcext:value-type="float">
            <text:p>19460672</text:p>
          </table:table-cell>
          <table:table-cell office:value-type="float" office:value="19543179" calcext:value-type="float">
            <text:p>19543179</text:p>
          </table:table-cell>
          <table:table-cell office:value-type="float" office:value="19658329" calcext:value-type="float">
            <text:p>19658329</text:p>
          </table:table-cell>
          <table:table-cell office:value-type="float" office:value="19858454" calcext:value-type="float">
            <text:p>19858454</text:p>
          </table:table-cell>
          <table:table-cell office:value-type="float" office:value="20122342" calcext:value-type="float">
            <text:p>20122342</text:p>
          </table:table-cell>
          <table:table-cell office:value-type="float" office:value="20337723" calcext:value-type="float">
            <text:p>20337723</text:p>
          </table:table-cell>
        </table:table-row>
        <table:table-row table:style-name="ro1">
          <table:table-cell office:value-type="string" calcext:value-type="string">
            <text:p>Europe centrale et les pays baltes</text:p>
          </table:table-cell>
          <table:table-cell office:value-type="string" calcext:value-type="string">
            <text:p>CEB</text:p>
          </table:table-cell>
          <table:table-cell table:number-columns-repeated="30"/>
          <table:table-cell office:value-type="float" office:value="52833819" calcext:value-type="float">
            <text:p>52833819</text:p>
          </table:table-cell>
          <table:table-cell office:value-type="float" office:value="52891210" calcext:value-type="float">
            <text:p>52891210</text:p>
          </table:table-cell>
          <table:table-cell office:value-type="float" office:value="52876069" calcext:value-type="float">
            <text:p>52876069</text:p>
          </table:table-cell>
          <table:table-cell office:value-type="float" office:value="52656710" calcext:value-type="float">
            <text:p>52656710</text:p>
          </table:table-cell>
          <table:table-cell office:value-type="float" office:value="52310826" calcext:value-type="float">
            <text:p>52310826</text:p>
          </table:table-cell>
          <table:table-cell office:value-type="float" office:value="51958253" calcext:value-type="float">
            <text:p>51958253</text:p>
          </table:table-cell>
          <table:table-cell office:value-type="float" office:value="51338418" calcext:value-type="float">
            <text:p>51338418</text:p>
          </table:table-cell>
          <table:table-cell office:value-type="float" office:value="51075285" calcext:value-type="float">
            <text:p>51075285</text:p>
          </table:table-cell>
          <table:table-cell office:value-type="float" office:value="50907423" calcext:value-type="float">
            <text:p>50907423</text:p>
          </table:table-cell>
          <table:table-cell office:value-type="float" office:value="50839144" calcext:value-type="float">
            <text:p>50839144</text:p>
          </table:table-cell>
          <table:table-cell office:value-type="float" office:value="50790580" calcext:value-type="float">
            <text:p>50790580</text:p>
          </table:table-cell>
          <table:table-cell office:value-type="float" office:value="50651758" calcext:value-type="float">
            <text:p>50651758</text:p>
          </table:table-cell>
          <table:table-cell office:value-type="float" office:value="49214781" calcext:value-type="float">
            <text:p>49214781</text:p>
          </table:table-cell>
          <table:table-cell office:value-type="float" office:value="48925978" calcext:value-type="float">
            <text:p>48925978</text:p>
          </table:table-cell>
          <table:table-cell office:value-type="float" office:value="48882976" calcext:value-type="float">
            <text:p>48882976</text:p>
          </table:table-cell>
          <table:table-cell office:value-type="float" office:value="48861939" calcext:value-type="float">
            <text:p>48861939</text:p>
          </table:table-cell>
          <table:table-cell office:value-type="float" office:value="48939294" calcext:value-type="float">
            <text:p>48939294</text:p>
          </table:table-cell>
          <table:table-cell office:value-type="float" office:value="48859977" calcext:value-type="float">
            <text:p>48859977</text:p>
          </table:table-cell>
          <table:table-cell office:value-type="float" office:value="48978839" calcext:value-type="float">
            <text:p>48978839</text:p>
          </table:table-cell>
          <table:table-cell office:value-type="float" office:value="49044277" calcext:value-type="float">
            <text:p>49044277</text:p>
          </table:table-cell>
          <table:table-cell office:value-type="float" office:value="49258171" calcext:value-type="float">
            <text:p>49258171</text:p>
          </table:table-cell>
          <table:table-cell office:value-type="float" office:value="48976036" calcext:value-type="float">
            <text:p>48976036</text:p>
          </table:table-cell>
          <table:table-cell office:value-type="float" office:value="49242506" calcext:value-type="float">
            <text:p>49242506</text:p>
          </table:table-cell>
          <table:table-cell office:value-type="float" office:value="49298124" calcext:value-type="float">
            <text:p>49298124</text:p>
          </table:table-cell>
          <table:table-cell office:value-type="float" office:value="49612077" calcext:value-type="float">
            <text:p>49612077</text:p>
          </table:table-cell>
          <table:table-cell office:value-type="float" office:value="49531895" calcext:value-type="float">
            <text:p>49531895</text:p>
          </table:table-cell>
          <table:table-cell office:value-type="float" office:value="49448939" calcext:value-type="float">
            <text:p>49448939</text:p>
          </table:table-cell>
          <table:table-cell office:value-type="float" office:value="49838803" calcext:value-type="float">
            <text:p>49838803</text:p>
          </table:table-cell>
          <table:table-cell office:value-type="float" office:value="49436230" calcext:value-type="float">
            <text:p>49436230</text:p>
          </table:table-cell>
        </table:table-row>
        <table:table-row table:style-name="ro1">
          <table:table-cell office:value-type="string" calcext:value-type="string">
            <text:p>Suisse</text:p>
          </table:table-cell>
          <table:table-cell office:value-type="string" calcext:value-type="string">
            <text:p>CHE</text:p>
          </table:table-cell>
          <table:table-cell table:number-columns-repeated="30"/>
          <table:table-cell office:value-type="float" office:value="3812103" calcext:value-type="float">
            <text:p>3812103</text:p>
          </table:table-cell>
          <table:table-cell office:value-type="float" office:value="3856854" calcext:value-type="float">
            <text:p>3856854</text:p>
          </table:table-cell>
          <table:table-cell office:value-type="float" office:value="3886031" calcext:value-type="float">
            <text:p>3886031</text:p>
          </table:table-cell>
          <table:table-cell office:value-type="float" office:value="3909444" calcext:value-type="float">
            <text:p>3909444</text:p>
          </table:table-cell>
          <table:table-cell office:value-type="float" office:value="3880531" calcext:value-type="float">
            <text:p>3880531</text:p>
          </table:table-cell>
          <table:table-cell office:value-type="float" office:value="3888520" calcext:value-type="float">
            <text:p>3888520</text:p>
          </table:table-cell>
          <table:table-cell office:value-type="float" office:value="3930804" calcext:value-type="float">
            <text:p>3930804</text:p>
          </table:table-cell>
          <table:table-cell office:value-type="float" office:value="3930733" calcext:value-type="float">
            <text:p>3930733</text:p>
          </table:table-cell>
          <table:table-cell office:value-type="float" office:value="3975473" calcext:value-type="float">
            <text:p>3975473</text:p>
          </table:table-cell>
          <table:table-cell office:value-type="float" office:value="3998035" calcext:value-type="float">
            <text:p>3998035</text:p>
          </table:table-cell>
          <table:table-cell office:value-type="float" office:value="3996648" calcext:value-type="float">
            <text:p>3996648</text:p>
          </table:table-cell>
          <table:table-cell office:value-type="float" office:value="4054062" calcext:value-type="float">
            <text:p>4054062</text:p>
          </table:table-cell>
          <table:table-cell office:value-type="float" office:value="4092399" calcext:value-type="float">
            <text:p>4092399</text:p>
          </table:table-cell>
          <table:table-cell office:value-type="float" office:value="4139871" calcext:value-type="float">
            <text:p>4139871</text:p>
          </table:table-cell>
          <table:table-cell office:value-type="float" office:value="4147729" calcext:value-type="float">
            <text:p>4147729</text:p>
          </table:table-cell>
          <table:table-cell office:value-type="float" office:value="4171752" calcext:value-type="float">
            <text:p>4171752</text:p>
          </table:table-cell>
          <table:table-cell office:value-type="float" office:value="4236114" calcext:value-type="float">
            <text:p>4236114</text:p>
          </table:table-cell>
          <table:table-cell office:value-type="float" office:value="4307584" calcext:value-type="float">
            <text:p>4307584</text:p>
          </table:table-cell>
          <table:table-cell office:value-type="float" office:value="4409724" calcext:value-type="float">
            <text:p>4409724</text:p>
          </table:table-cell>
          <table:table-cell office:value-type="float" office:value="4479809" calcext:value-type="float">
            <text:p>4479809</text:p>
          </table:table-cell>
          <table:table-cell office:value-type="float" office:value="4449637" calcext:value-type="float">
            <text:p>4449637</text:p>
          </table:table-cell>
          <table:table-cell office:value-type="float" office:value="4538900" calcext:value-type="float">
            <text:p>4538900</text:p>
          </table:table-cell>
          <table:table-cell office:value-type="float" office:value="4596866" calcext:value-type="float">
            <text:p>4596866</text:p>
          </table:table-cell>
          <table:table-cell office:value-type="float" office:value="4655858" calcext:value-type="float">
            <text:p>4655858</text:p>
          </table:table-cell>
          <table:table-cell office:value-type="float" office:value="4742379" calcext:value-type="float">
            <text:p>4742379</text:p>
          </table:table-cell>
          <table:table-cell office:value-type="float" office:value="4813755" calcext:value-type="float">
            <text:p>4813755</text:p>
          </table:table-cell>
          <table:table-cell office:value-type="float" office:value="4889545" calcext:value-type="float">
            <text:p>4889545</text:p>
          </table:table-cell>
          <table:table-cell office:value-type="float" office:value="4919328" calcext:value-type="float">
            <text:p>4919328</text:p>
          </table:table-cell>
          <table:table-cell office:value-type="float" office:value="4946705" calcext:value-type="float">
            <text:p>4946705</text:p>
          </table:table-cell>
        </table:table-row>
        <table:table-row table:style-name="ro1">
          <table:table-cell office:value-type="string" calcext:value-type="string">
            <text:p>Îles Anglo-Normandes</text:p>
          </table:table-cell>
          <table:table-cell office:value-type="string" calcext:value-type="string">
            <text:p>CHI</text:p>
          </table:table-cell>
          <table:table-cell table:number-columns-repeated="30"/>
          <table:table-cell office:value-type="float" office:value="68110" calcext:value-type="float">
            <text:p>68110</text:p>
          </table:table-cell>
          <table:table-cell office:value-type="float" office:value="68498" calcext:value-type="float">
            <text:p>68498</text:p>
          </table:table-cell>
          <table:table-cell office:value-type="float" office:value="68809" calcext:value-type="float">
            <text:p>68809</text:p>
          </table:table-cell>
          <table:table-cell office:value-type="float" office:value="69110" calcext:value-type="float">
            <text:p>69110</text:p>
          </table:table-cell>
          <table:table-cell office:value-type="float" office:value="69531" calcext:value-type="float">
            <text:p>69531</text:p>
          </table:table-cell>
          <table:table-cell office:value-type="float" office:value="69712" calcext:value-type="float">
            <text:p>69712</text:p>
          </table:table-cell>
          <table:table-cell office:value-type="float" office:value="69992" calcext:value-type="float">
            <text:p>69992</text:p>
          </table:table-cell>
          <table:table-cell office:value-type="float" office:value="70631" calcext:value-type="float">
            <text:p>70631</text:p>
          </table:table-cell>
          <table:table-cell office:value-type="float" office:value="71547" calcext:value-type="float">
            <text:p>71547</text:p>
          </table:table-cell>
          <table:table-cell office:value-type="float" office:value="72524" calcext:value-type="float">
            <text:p>72524</text:p>
          </table:table-cell>
          <table:table-cell office:value-type="float" office:value="73133" calcext:value-type="float">
            <text:p>73133</text:p>
          </table:table-cell>
          <table:table-cell office:value-type="float" office:value="73605" calcext:value-type="float">
            <text:p>73605</text:p>
          </table:table-cell>
          <table:table-cell office:value-type="float" office:value="74174" calcext:value-type="float">
            <text:p>74174</text:p>
          </table:table-cell>
          <table:table-cell office:value-type="float" office:value="74525" calcext:value-type="float">
            <text:p>74525</text:p>
          </table:table-cell>
          <table:table-cell office:value-type="float" office:value="74715" calcext:value-type="float">
            <text:p>74715</text:p>
          </table:table-cell>
          <table:table-cell office:value-type="float" office:value="75442" calcext:value-type="float">
            <text:p>75442</text:p>
          </table:table-cell>
          <table:table-cell office:value-type="float" office:value="76121" calcext:value-type="float">
            <text:p>76121</text:p>
          </table:table-cell>
          <table:table-cell office:value-type="float" office:value="76884" calcext:value-type="float">
            <text:p>76884</text:p>
          </table:table-cell>
          <table:table-cell office:value-type="float" office:value="77687" calcext:value-type="float">
            <text:p>77687</text:p>
          </table:table-cell>
          <table:table-cell office:value-type="float" office:value="78536" calcext:value-type="float">
            <text:p>78536</text:p>
          </table:table-cell>
          <table:table-cell office:value-type="float" office:value="79330" calcext:value-type="float">
            <text:p>79330</text:p>
          </table:table-cell>
          <table:table-cell office:value-type="float" office:value="79065" calcext:value-type="float">
            <text:p>79065</text:p>
          </table:table-cell>
          <table:table-cell office:value-type="float" office:value="79358" calcext:value-type="float">
            <text:p>79358</text:p>
          </table:table-cell>
          <table:table-cell office:value-type="float" office:value="79754" calcext:value-type="float">
            <text:p>79754</text:p>
          </table:table-cell>
          <table:table-cell office:value-type="float" office:value="80397" calcext:value-type="float">
            <text:p>80397</text:p>
          </table:table-cell>
          <table:table-cell office:value-type="float" office:value="81033" calcext:value-type="float">
            <text:p>81033</text:p>
          </table:table-cell>
          <table:table-cell office:value-type="float" office:value="81665" calcext:value-type="float">
            <text:p>81665</text:p>
          </table:table-cell>
          <table:table-cell office:value-type="float" office:value="82391" calcext:value-type="float">
            <text:p>82391</text:p>
          </table:table-cell>
          <table:table-cell office:value-type="float" office:value="83032" calcext:value-type="float">
            <text:p>83032</text:p>
          </table:table-cell>
        </table:table-row>
        <table:table-row table:style-name="ro1">
          <table:table-cell office:value-type="string" calcext:value-type="string">
            <text:p>Chili</text:p>
          </table:table-cell>
          <table:table-cell office:value-type="string" calcext:value-type="string">
            <text:p>CHL</text:p>
          </table:table-cell>
          <table:table-cell table:number-columns-repeated="30"/>
          <table:table-cell office:value-type="float" office:value="5099786" calcext:value-type="float">
            <text:p>5099786</text:p>
          </table:table-cell>
          <table:table-cell office:value-type="float" office:value="5229691" calcext:value-type="float">
            <text:p>5229691</text:p>
          </table:table-cell>
          <table:table-cell office:value-type="float" office:value="5378308" calcext:value-type="float">
            <text:p>5378308</text:p>
          </table:table-cell>
          <table:table-cell office:value-type="float" office:value="5511443" calcext:value-type="float">
            <text:p>5511443</text:p>
          </table:table-cell>
          <table:table-cell office:value-type="float" office:value="5638161" calcext:value-type="float">
            <text:p>5638161</text:p>
          </table:table-cell>
          <table:table-cell office:value-type="float" office:value="5781391" calcext:value-type="float">
            <text:p>5781391</text:p>
          </table:table-cell>
          <table:table-cell office:value-type="float" office:value="5918467" calcext:value-type="float">
            <text:p>5918467</text:p>
          </table:table-cell>
          <table:table-cell office:value-type="float" office:value="6055550" calcext:value-type="float">
            <text:p>6055550</text:p>
          </table:table-cell>
          <table:table-cell office:value-type="float" office:value="6176561" calcext:value-type="float">
            <text:p>6176561</text:p>
          </table:table-cell>
          <table:table-cell office:value-type="float" office:value="6275428" calcext:value-type="float">
            <text:p>6275428</text:p>
          </table:table-cell>
          <table:table-cell office:value-type="float" office:value="6315826" calcext:value-type="float">
            <text:p>6315826</text:p>
          </table:table-cell>
          <table:table-cell office:value-type="float" office:value="6346098" calcext:value-type="float">
            <text:p>6346098</text:p>
          </table:table-cell>
          <table:table-cell office:value-type="float" office:value="6412943" calcext:value-type="float">
            <text:p>6412943</text:p>
          </table:table-cell>
          <table:table-cell office:value-type="float" office:value="6594985" calcext:value-type="float">
            <text:p>6594985</text:p>
          </table:table-cell>
          <table:table-cell office:value-type="float" office:value="6804392" calcext:value-type="float">
            <text:p>6804392</text:p>
          </table:table-cell>
          <table:table-cell office:value-type="float" office:value="7004262" calcext:value-type="float">
            <text:p>7004262</text:p>
          </table:table-cell>
          <table:table-cell office:value-type="float" office:value="7225386" calcext:value-type="float">
            <text:p>7225386</text:p>
          </table:table-cell>
          <table:table-cell office:value-type="float" office:value="7442378" calcext:value-type="float">
            <text:p>7442378</text:p>
          </table:table-cell>
          <table:table-cell office:value-type="float" office:value="7769315" calcext:value-type="float">
            <text:p>7769315</text:p>
          </table:table-cell>
          <table:table-cell office:value-type="float" office:value="7888523" calcext:value-type="float">
            <text:p>7888523</text:p>
          </table:table-cell>
          <table:table-cell office:value-type="float" office:value="8077538" calcext:value-type="float">
            <text:p>8077538</text:p>
          </table:table-cell>
          <table:table-cell office:value-type="float" office:value="8358976" calcext:value-type="float">
            <text:p>8358976</text:p>
          </table:table-cell>
          <table:table-cell office:value-type="float" office:value="8465898" calcext:value-type="float">
            <text:p>8465898</text:p>
          </table:table-cell>
          <table:table-cell office:value-type="float" office:value="8594874" calcext:value-type="float">
            <text:p>8594874</text:p>
          </table:table-cell>
          <table:table-cell office:value-type="float" office:value="8746109" calcext:value-type="float">
            <text:p>8746109</text:p>
          </table:table-cell>
          <table:table-cell office:value-type="float" office:value="8887450" calcext:value-type="float">
            <text:p>8887450</text:p>
          </table:table-cell>
          <table:table-cell office:value-type="float" office:value="9018217" calcext:value-type="float">
            <text:p>9018217</text:p>
          </table:table-cell>
          <table:table-cell office:value-type="float" office:value="9212780" calcext:value-type="float">
            <text:p>9212780</text:p>
          </table:table-cell>
          <table:table-cell office:value-type="float" office:value="9383017" calcext:value-type="float">
            <text:p>9383017</text:p>
          </table:table-cell>
        </table:table-row>
        <table:table-row table:style-name="ro1">
          <table:table-cell office:value-type="string" calcext:value-type="string">
            <text:p>Chine</text:p>
          </table:table-cell>
          <table:table-cell office:value-type="string" calcext:value-type="string">
            <text:p>CHN</text:p>
          </table:table-cell>
          <table:table-cell table:number-columns-repeated="30"/>
          <table:table-cell office:value-type="float" office:value="641482846" calcext:value-type="float">
            <text:p>641482846</text:p>
          </table:table-cell>
          <table:table-cell office:value-type="float" office:value="649931318" calcext:value-type="float">
            <text:p>649931318</text:p>
          </table:table-cell>
          <table:table-cell office:value-type="float" office:value="660592692" calcext:value-type="float">
            <text:p>660592692</text:p>
          </table:table-cell>
          <table:table-cell office:value-type="float" office:value="672295634" calcext:value-type="float">
            <text:p>672295634</text:p>
          </table:table-cell>
          <table:table-cell office:value-type="float" office:value="683113470" calcext:value-type="float">
            <text:p>683113470</text:p>
          </table:table-cell>
          <table:table-cell office:value-type="float" office:value="691808351" calcext:value-type="float">
            <text:p>691808351</text:p>
          </table:table-cell>
          <table:table-cell office:value-type="float" office:value="704216903" calcext:value-type="float">
            <text:p>704216903</text:p>
          </table:table-cell>
          <table:table-cell office:value-type="float" office:value="712315453" calcext:value-type="float">
            <text:p>712315453</text:p>
          </table:table-cell>
          <table:table-cell office:value-type="float" office:value="718070870" calcext:value-type="float">
            <text:p>718070870</text:p>
          </table:table-cell>
          <table:table-cell office:value-type="float" office:value="724569908" calcext:value-type="float">
            <text:p>724569908</text:p>
          </table:table-cell>
          <table:table-cell office:value-type="float" office:value="733292392" calcext:value-type="float">
            <text:p>733292392</text:p>
          </table:table-cell>
          <table:table-cell office:value-type="float" office:value="737279754" calcext:value-type="float">
            <text:p>737279754</text:p>
          </table:table-cell>
          <table:table-cell office:value-type="float" office:value="743494680" calcext:value-type="float">
            <text:p>743494680</text:p>
          </table:table-cell>
          <table:table-cell office:value-type="float" office:value="750772785" calcext:value-type="float">
            <text:p>750772785</text:p>
          </table:table-cell>
          <table:table-cell office:value-type="float" office:value="757166810" calcext:value-type="float">
            <text:p>757166810</text:p>
          </table:table-cell>
          <table:table-cell office:value-type="float" office:value="761944037" calcext:value-type="float">
            <text:p>761944037</text:p>
          </table:table-cell>
          <table:table-cell office:value-type="float" office:value="766055387" calcext:value-type="float">
            <text:p>766055387</text:p>
          </table:table-cell>
          <table:table-cell office:value-type="float" office:value="768928092" calcext:value-type="float">
            <text:p>768928092</text:p>
          </table:table-cell>
          <table:table-cell office:value-type="float" office:value="770730704" calcext:value-type="float">
            <text:p>770730704</text:p>
          </table:table-cell>
          <table:table-cell office:value-type="float" office:value="771783104" calcext:value-type="float">
            <text:p>771783104</text:p>
          </table:table-cell>
          <table:table-cell office:value-type="float" office:value="772249983" calcext:value-type="float">
            <text:p>772249983</text:p>
          </table:table-cell>
          <table:table-cell office:value-type="float" office:value="775331931" calcext:value-type="float">
            <text:p>775331931</text:p>
          </table:table-cell>
          <table:table-cell office:value-type="float" office:value="778628797" calcext:value-type="float">
            <text:p>778628797</text:p>
          </table:table-cell>
          <table:table-cell office:value-type="float" office:value="781449430" calcext:value-type="float">
            <text:p>781449430</text:p>
          </table:table-cell>
          <table:table-cell office:value-type="float" office:value="783840531" calcext:value-type="float">
            <text:p>783840531</text:p>
          </table:table-cell>
          <table:table-cell office:value-type="float" office:value="785372420" calcext:value-type="float">
            <text:p>785372420</text:p>
          </table:table-cell>
          <table:table-cell office:value-type="float" office:value="786329395" calcext:value-type="float">
            <text:p>786329395</text:p>
          </table:table-cell>
          <table:table-cell office:value-type="float" office:value="787399317" calcext:value-type="float">
            <text:p>787399317</text:p>
          </table:table-cell>
          <table:table-cell office:value-type="float" office:value="785974695" calcext:value-type="float">
            <text:p>785974695</text:p>
          </table:table-cell>
        </table:table-row>
        <table:table-row table:style-name="ro1">
          <table:table-cell office:value-type="string" calcext:value-type="string">
            <text:p>Côte d'Ivoire</text:p>
          </table:table-cell>
          <table:table-cell office:value-type="string" calcext:value-type="string">
            <text:p>CIV</text:p>
          </table:table-cell>
          <table:table-cell table:number-columns-repeated="30"/>
          <table:table-cell office:value-type="float" office:value="4400902" calcext:value-type="float">
            <text:p>4400902</text:p>
          </table:table-cell>
          <table:table-cell office:value-type="float" office:value="4563062" calcext:value-type="float">
            <text:p>4563062</text:p>
          </table:table-cell>
          <table:table-cell office:value-type="float" office:value="4736409" calcext:value-type="float">
            <text:p>4736409</text:p>
          </table:table-cell>
          <table:table-cell office:value-type="float" office:value="4918838" calcext:value-type="float">
            <text:p>4918838</text:p>
          </table:table-cell>
          <table:table-cell office:value-type="float" office:value="5106918" calcext:value-type="float">
            <text:p>5106918</text:p>
          </table:table-cell>
          <table:table-cell office:value-type="float" office:value="5294553" calcext:value-type="float">
            <text:p>5294553</text:p>
          </table:table-cell>
          <table:table-cell office:value-type="float" office:value="5459725" calcext:value-type="float">
            <text:p>5459725</text:p>
          </table:table-cell>
          <table:table-cell office:value-type="float" office:value="5631812" calcext:value-type="float">
            <text:p>5631812</text:p>
          </table:table-cell>
          <table:table-cell office:value-type="float" office:value="5803906" calcext:value-type="float">
            <text:p>5803906</text:p>
          </table:table-cell>
          <table:table-cell office:value-type="float" office:value="5943002" calcext:value-type="float">
            <text:p>5943002</text:p>
          </table:table-cell>
          <table:table-cell office:value-type="float" office:value="6076882" calcext:value-type="float">
            <text:p>6076882</text:p>
          </table:table-cell>
          <table:table-cell office:value-type="float" office:value="6163182" calcext:value-type="float">
            <text:p>6163182</text:p>
          </table:table-cell>
          <table:table-cell office:value-type="float" office:value="6243168" calcext:value-type="float">
            <text:p>6243168</text:p>
          </table:table-cell>
          <table:table-cell office:value-type="float" office:value="6320071" calcext:value-type="float">
            <text:p>6320071</text:p>
          </table:table-cell>
          <table:table-cell office:value-type="float" office:value="6398410" calcext:value-type="float">
            <text:p>6398410</text:p>
          </table:table-cell>
          <table:table-cell office:value-type="float" office:value="6482355" calcext:value-type="float">
            <text:p>6482355</text:p>
          </table:table-cell>
          <table:table-cell office:value-type="float" office:value="6573424" calcext:value-type="float">
            <text:p>6573424</text:p>
          </table:table-cell>
          <table:table-cell office:value-type="float" office:value="6673682" calcext:value-type="float">
            <text:p>6673682</text:p>
          </table:table-cell>
          <table:table-cell office:value-type="float" office:value="6781925" calcext:value-type="float">
            <text:p>6781925</text:p>
          </table:table-cell>
          <table:table-cell office:value-type="float" office:value="6896351" calcext:value-type="float">
            <text:p>6896351</text:p>
          </table:table-cell>
          <table:table-cell office:value-type="float" office:value="7015903" calcext:value-type="float">
            <text:p>7015903</text:p>
          </table:table-cell>
          <table:table-cell office:value-type="float" office:value="7144288" calcext:value-type="float">
            <text:p>7144288</text:p>
          </table:table-cell>
          <table:table-cell office:value-type="float" office:value="7277679" calcext:value-type="float">
            <text:p>7277679</text:p>
          </table:table-cell>
          <table:table-cell office:value-type="float" office:value="7417235" calcext:value-type="float">
            <text:p>7417235</text:p>
          </table:table-cell>
          <table:table-cell office:value-type="float" office:value="7564987" calcext:value-type="float">
            <text:p>7564987</text:p>
          </table:table-cell>
          <table:table-cell office:value-type="float" office:value="7721656" calcext:value-type="float">
            <text:p>7721656</text:p>
          </table:table-cell>
          <table:table-cell office:value-type="float" office:value="7874546" calcext:value-type="float">
            <text:p>7874546</text:p>
          </table:table-cell>
          <table:table-cell office:value-type="float" office:value="8104984" calcext:value-type="float">
            <text:p>8104984</text:p>
          </table:table-cell>
          <table:table-cell office:value-type="float" office:value="8340270" calcext:value-type="float">
            <text:p>8340270</text:p>
          </table:table-cell>
        </table:table-row>
        <table:table-row table:style-name="ro1">
          <table:table-cell office:value-type="string" calcext:value-type="string">
            <text:p>Cameroun</text:p>
          </table:table-cell>
          <table:table-cell office:value-type="string" calcext:value-type="string">
            <text:p>CMR</text:p>
          </table:table-cell>
          <table:table-cell table:number-columns-repeated="30"/>
          <table:table-cell office:value-type="float" office:value="5218676" calcext:value-type="float">
            <text:p>5218676</text:p>
          </table:table-cell>
          <table:table-cell office:value-type="float" office:value="5369053" calcext:value-type="float">
            <text:p>5369053</text:p>
          </table:table-cell>
          <table:table-cell office:value-type="float" office:value="5526261" calcext:value-type="float">
            <text:p>5526261</text:p>
          </table:table-cell>
          <table:table-cell office:value-type="float" office:value="5692283" calcext:value-type="float">
            <text:p>5692283</text:p>
          </table:table-cell>
          <table:table-cell office:value-type="float" office:value="5862426" calcext:value-type="float">
            <text:p>5862426</text:p>
          </table:table-cell>
          <table:table-cell office:value-type="float" office:value="6039951" calcext:value-type="float">
            <text:p>6039951</text:p>
          </table:table-cell>
          <table:table-cell office:value-type="float" office:value="6212271" calcext:value-type="float">
            <text:p>6212271</text:p>
          </table:table-cell>
          <table:table-cell office:value-type="float" office:value="6392646" calcext:value-type="float">
            <text:p>6392646</text:p>
          </table:table-cell>
          <table:table-cell office:value-type="float" office:value="6582131" calcext:value-type="float">
            <text:p>6582131</text:p>
          </table:table-cell>
          <table:table-cell office:value-type="float" office:value="6780538" calcext:value-type="float">
            <text:p>6780538</text:p>
          </table:table-cell>
          <table:table-cell office:value-type="float" office:value="6987754" calcext:value-type="float">
            <text:p>6987754</text:p>
          </table:table-cell>
          <table:table-cell office:value-type="float" office:value="7189266" calcext:value-type="float">
            <text:p>7189266</text:p>
          </table:table-cell>
          <table:table-cell office:value-type="float" office:value="7399071" calcext:value-type="float">
            <text:p>7399071</text:p>
          </table:table-cell>
          <table:table-cell office:value-type="float" office:value="7617419" calcext:value-type="float">
            <text:p>7617419</text:p>
          </table:table-cell>
          <table:table-cell office:value-type="float" office:value="7844705" calcext:value-type="float">
            <text:p>7844705</text:p>
          </table:table-cell>
          <table:table-cell office:value-type="float" office:value="8084403" calcext:value-type="float">
            <text:p>8084403</text:p>
          </table:table-cell>
          <table:table-cell office:value-type="float" office:value="8319250" calcext:value-type="float">
            <text:p>8319250</text:p>
          </table:table-cell>
          <table:table-cell office:value-type="float" office:value="8566881" calcext:value-type="float">
            <text:p>8566881</text:p>
          </table:table-cell>
          <table:table-cell office:value-type="float" office:value="8627867" calcext:value-type="float">
            <text:p>8627867</text:p>
          </table:table-cell>
          <table:table-cell office:value-type="float" office:value="8672064" calcext:value-type="float">
            <text:p>8672064</text:p>
          </table:table-cell>
          <table:table-cell office:value-type="float" office:value="8697713" calcext:value-type="float">
            <text:p>8697713</text:p>
          </table:table-cell>
          <table:table-cell office:value-type="float" office:value="8958636" calcext:value-type="float">
            <text:p>8958636</text:p>
          </table:table-cell>
          <table:table-cell office:value-type="float" office:value="9229022" calcext:value-type="float">
            <text:p>9229022</text:p>
          </table:table-cell>
          <table:table-cell office:value-type="float" office:value="9508480" calcext:value-type="float">
            <text:p>9508480</text:p>
          </table:table-cell>
          <table:table-cell office:value-type="float" office:value="9798076" calcext:value-type="float">
            <text:p>9798076</text:p>
          </table:table-cell>
          <table:table-cell office:value-type="float" office:value="10098411" calcext:value-type="float">
            <text:p>10098411</text:p>
          </table:table-cell>
          <table:table-cell office:value-type="float" office:value="10403970" calcext:value-type="float">
            <text:p>10403970</text:p>
          </table:table-cell>
          <table:table-cell office:value-type="float" office:value="10721518" calcext:value-type="float">
            <text:p>10721518</text:p>
          </table:table-cell>
          <table:table-cell office:value-type="float" office:value="11032181" calcext:value-type="float">
            <text:p>11032181</text:p>
          </table:table-cell>
        </table:table-row>
        <table:table-row table:style-name="ro1">
          <table:table-cell office:value-type="string" calcext:value-type="string">
            <text:p>Congo, République démocratique du</text:p>
          </table:table-cell>
          <table:table-cell office:value-type="string" calcext:value-type="string">
            <text:p>COD</text:p>
          </table:table-cell>
          <table:table-cell table:number-columns-repeated="30"/>
          <table:table-cell office:value-type="float" office:value="13499246" calcext:value-type="float">
            <text:p>13499246</text:p>
          </table:table-cell>
          <table:table-cell office:value-type="float" office:value="13992372" calcext:value-type="float">
            <text:p>13992372</text:p>
          </table:table-cell>
          <table:table-cell office:value-type="float" office:value="14545520" calcext:value-type="float">
            <text:p>14545520</text:p>
          </table:table-cell>
          <table:table-cell office:value-type="float" office:value="15131905" calcext:value-type="float">
            <text:p>15131905</text:p>
          </table:table-cell>
          <table:table-cell office:value-type="float" office:value="15693740" calcext:value-type="float">
            <text:p>15693740</text:p>
          </table:table-cell>
          <table:table-cell office:value-type="float" office:value="16221766" calcext:value-type="float">
            <text:p>16221766</text:p>
          </table:table-cell>
          <table:table-cell office:value-type="float" office:value="16651304" calcext:value-type="float">
            <text:p>16651304</text:p>
          </table:table-cell>
          <table:table-cell office:value-type="float" office:value="17062139" calcext:value-type="float">
            <text:p>17062139</text:p>
          </table:table-cell>
          <table:table-cell office:value-type="float" office:value="17462631" calcext:value-type="float">
            <text:p>17462631</text:p>
          </table:table-cell>
          <table:table-cell office:value-type="float" office:value="17895550" calcext:value-type="float">
            <text:p>17895550</text:p>
          </table:table-cell>
          <table:table-cell office:value-type="float" office:value="18380356" calcext:value-type="float">
            <text:p>18380356</text:p>
          </table:table-cell>
          <table:table-cell office:value-type="float" office:value="18874767" calcext:value-type="float">
            <text:p>18874767</text:p>
          </table:table-cell>
          <table:table-cell office:value-type="float" office:value="19413621" calcext:value-type="float">
            <text:p>19413621</text:p>
          </table:table-cell>
          <table:table-cell office:value-type="float" office:value="19995508" calcext:value-type="float">
            <text:p>19995508</text:p>
          </table:table-cell>
          <table:table-cell office:value-type="float" office:value="20613885" calcext:value-type="float">
            <text:p>20613885</text:p>
          </table:table-cell>
          <table:table-cell office:value-type="float" office:value="21266406" calcext:value-type="float">
            <text:p>21266406</text:p>
          </table:table-cell>
          <table:table-cell office:value-type="float" office:value="21594548" calcext:value-type="float">
            <text:p>21594548</text:p>
          </table:table-cell>
          <table:table-cell office:value-type="float" office:value="21945077" calcext:value-type="float">
            <text:p>21945077</text:p>
          </table:table-cell>
          <table:table-cell office:value-type="float" office:value="22309872" calcext:value-type="float">
            <text:p>22309872</text:p>
          </table:table-cell>
          <table:table-cell office:value-type="float" office:value="22680758" calcext:value-type="float">
            <text:p>22680758</text:p>
          </table:table-cell>
          <table:table-cell office:value-type="float" office:value="23053225" calcext:value-type="float">
            <text:p>23053225</text:p>
          </table:table-cell>
          <table:table-cell office:value-type="float" office:value="23378057" calcext:value-type="float">
            <text:p>23378057</text:p>
          </table:table-cell>
          <table:table-cell office:value-type="float" office:value="23709989" calcext:value-type="float">
            <text:p>23709989</text:p>
          </table:table-cell>
          <table:table-cell office:value-type="float" office:value="24484734" calcext:value-type="float">
            <text:p>24484734</text:p>
          </table:table-cell>
          <table:table-cell office:value-type="float" office:value="25294313" calcext:value-type="float">
            <text:p>25294313</text:p>
          </table:table-cell>
          <table:table-cell office:value-type="float" office:value="26148678" calcext:value-type="float">
            <text:p>26148678</text:p>
          </table:table-cell>
          <table:table-cell office:value-type="float" office:value="27015713" calcext:value-type="float">
            <text:p>27015713</text:p>
          </table:table-cell>
          <table:table-cell office:value-type="float" office:value="27920339" calcext:value-type="float">
            <text:p>27920339</text:p>
          </table:table-cell>
          <table:table-cell office:value-type="float" office:value="28791023" calcext:value-type="float">
            <text:p>28791023</text:p>
          </table:table-cell>
        </table:table-row>
        <table:table-row table:style-name="ro1">
          <table:table-cell office:value-type="string" calcext:value-type="string">
            <text:p>Congo, République du</text:p>
          </table:table-cell>
          <table:table-cell office:value-type="string" calcext:value-type="string">
            <text:p>COG</text:p>
          </table:table-cell>
          <table:table-cell table:number-columns-repeated="30"/>
          <table:table-cell office:value-type="float" office:value="883256" calcext:value-type="float">
            <text:p>883256</text:p>
          </table:table-cell>
          <table:table-cell office:value-type="float" office:value="911044" calcext:value-type="float">
            <text:p>911044</text:p>
          </table:table-cell>
          <table:table-cell office:value-type="float" office:value="940425" calcext:value-type="float">
            <text:p>940425</text:p>
          </table:table-cell>
          <table:table-cell office:value-type="float" office:value="971898" calcext:value-type="float">
            <text:p>971898</text:p>
          </table:table-cell>
          <table:table-cell office:value-type="float" office:value="1005557" calcext:value-type="float">
            <text:p>1005557</text:p>
          </table:table-cell>
          <table:table-cell office:value-type="float" office:value="1039185" calcext:value-type="float">
            <text:p>1039185</text:p>
          </table:table-cell>
          <table:table-cell office:value-type="float" office:value="1073554" calcext:value-type="float">
            <text:p>1073554</text:p>
          </table:table-cell>
          <table:table-cell office:value-type="float" office:value="1110458" calcext:value-type="float">
            <text:p>1110458</text:p>
          </table:table-cell>
          <table:table-cell office:value-type="float" office:value="1148306" calcext:value-type="float">
            <text:p>1148306</text:p>
          </table:table-cell>
          <table:table-cell office:value-type="float" office:value="1188795" calcext:value-type="float">
            <text:p>1188795</text:p>
          </table:table-cell>
          <table:table-cell office:value-type="float" office:value="1228914" calcext:value-type="float">
            <text:p>1228914</text:p>
          </table:table-cell>
          <table:table-cell office:value-type="float" office:value="1268123" calcext:value-type="float">
            <text:p>1268123</text:p>
          </table:table-cell>
          <table:table-cell office:value-type="float" office:value="1308687" calcext:value-type="float">
            <text:p>1308687</text:p>
          </table:table-cell>
          <table:table-cell office:value-type="float" office:value="1352094" calcext:value-type="float">
            <text:p>1352094</text:p>
          </table:table-cell>
          <table:table-cell office:value-type="float" office:value="1397964" calcext:value-type="float">
            <text:p>1397964</text:p>
          </table:table-cell>
          <table:table-cell office:value-type="float" office:value="1446308" calcext:value-type="float">
            <text:p>1446308</text:p>
          </table:table-cell>
          <table:table-cell office:value-type="float" office:value="1499827" calcext:value-type="float">
            <text:p>1499827</text:p>
          </table:table-cell>
          <table:table-cell office:value-type="float" office:value="1558622" calcext:value-type="float">
            <text:p>1558622</text:p>
          </table:table-cell>
          <table:table-cell office:value-type="float" office:value="1617727" calcext:value-type="float">
            <text:p>1617727</text:p>
          </table:table-cell>
          <table:table-cell office:value-type="float" office:value="1676225" calcext:value-type="float">
            <text:p>1676225</text:p>
          </table:table-cell>
          <table:table-cell office:value-type="float" office:value="1732693" calcext:value-type="float">
            <text:p>1732693</text:p>
          </table:table-cell>
          <table:table-cell office:value-type="float" office:value="1778310" calcext:value-type="float">
            <text:p>1778310</text:p>
          </table:table-cell>
          <table:table-cell office:value-type="float" office:value="1821561" calcext:value-type="float">
            <text:p>1821561</text:p>
          </table:table-cell>
          <table:table-cell office:value-type="float" office:value="1863940" calcext:value-type="float">
            <text:p>1863940</text:p>
          </table:table-cell>
          <table:table-cell office:value-type="float" office:value="1906292" calcext:value-type="float">
            <text:p>1906292</text:p>
          </table:table-cell>
          <table:table-cell office:value-type="float" office:value="1952043" calcext:value-type="float">
            <text:p>1952043</text:p>
          </table:table-cell>
          <table:table-cell office:value-type="float" office:value="2004097" calcext:value-type="float">
            <text:p>2004097</text:p>
          </table:table-cell>
          <table:table-cell office:value-type="float" office:value="2057240" calcext:value-type="float">
            <text:p>2057240</text:p>
          </table:table-cell>
          <table:table-cell office:value-type="float" office:value="2114590" calcext:value-type="float">
            <text:p>2114590</text:p>
          </table:table-cell>
        </table:table-row>
        <table:table-row table:style-name="ro1">
          <table:table-cell office:value-type="string" calcext:value-type="string">
            <text:p>Colombie</text:p>
          </table:table-cell>
          <table:table-cell office:value-type="string" calcext:value-type="string">
            <text:p>COL</text:p>
          </table:table-cell>
          <table:table-cell table:number-columns-repeated="30"/>
          <table:table-cell office:value-type="float" office:value="14182279" calcext:value-type="float">
            <text:p>14182279</text:p>
          </table:table-cell>
          <table:table-cell office:value-type="float" office:value="14556755" calcext:value-type="float">
            <text:p>14556755</text:p>
          </table:table-cell>
          <table:table-cell office:value-type="float" office:value="14961437" calcext:value-type="float">
            <text:p>14961437</text:p>
          </table:table-cell>
          <table:table-cell office:value-type="float" office:value="15332890" calcext:value-type="float">
            <text:p>15332890</text:p>
          </table:table-cell>
          <table:table-cell office:value-type="float" office:value="15764852" calcext:value-type="float">
            <text:p>15764852</text:p>
          </table:table-cell>
          <table:table-cell office:value-type="float" office:value="16208632" calcext:value-type="float">
            <text:p>16208632</text:p>
          </table:table-cell>
          <table:table-cell office:value-type="float" office:value="16604473" calcext:value-type="float">
            <text:p>16604473</text:p>
          </table:table-cell>
          <table:table-cell office:value-type="float" office:value="17052042" calcext:value-type="float">
            <text:p>17052042</text:p>
          </table:table-cell>
          <table:table-cell office:value-type="float" office:value="17473879" calcext:value-type="float">
            <text:p>17473879</text:p>
          </table:table-cell>
          <table:table-cell office:value-type="float" office:value="17813941" calcext:value-type="float">
            <text:p>17813941</text:p>
          </table:table-cell>
          <table:table-cell office:value-type="float" office:value="18289974" calcext:value-type="float">
            <text:p>18289974</text:p>
          </table:table-cell>
          <table:table-cell office:value-type="float" office:value="18745678" calcext:value-type="float">
            <text:p>18745678</text:p>
          </table:table-cell>
          <table:table-cell office:value-type="float" office:value="19157655" calcext:value-type="float">
            <text:p>19157655</text:p>
          </table:table-cell>
          <table:table-cell office:value-type="float" office:value="19727002" calcext:value-type="float">
            <text:p>19727002</text:p>
          </table:table-cell>
          <table:table-cell office:value-type="float" office:value="19736811" calcext:value-type="float">
            <text:p>19736811</text:p>
          </table:table-cell>
          <table:table-cell office:value-type="float" office:value="19953131" calcext:value-type="float">
            <text:p>19953131</text:p>
          </table:table-cell>
          <table:table-cell office:value-type="float" office:value="20084791" calcext:value-type="float">
            <text:p>20084791</text:p>
          </table:table-cell>
          <table:table-cell office:value-type="float" office:value="20223099" calcext:value-type="float">
            <text:p>20223099</text:p>
          </table:table-cell>
          <table:table-cell office:value-type="float" office:value="20796857" calcext:value-type="float">
            <text:p>20796857</text:p>
          </table:table-cell>
          <table:table-cell office:value-type="float" office:value="22074776" calcext:value-type="float">
            <text:p>22074776</text:p>
          </table:table-cell>
          <table:table-cell office:value-type="float" office:value="22773495" calcext:value-type="float">
            <text:p>22773495</text:p>
          </table:table-cell>
          <table:table-cell office:value-type="float" office:value="23417456" calcext:value-type="float">
            <text:p>23417456</text:p>
          </table:table-cell>
          <table:table-cell office:value-type="float" office:value="24127185" calcext:value-type="float">
            <text:p>24127185</text:p>
          </table:table-cell>
          <table:table-cell office:value-type="float" office:value="24392594" calcext:value-type="float">
            <text:p>24392594</text:p>
          </table:table-cell>
          <table:table-cell office:value-type="float" office:value="24825646" calcext:value-type="float">
            <text:p>24825646</text:p>
          </table:table-cell>
          <table:table-cell office:value-type="float" office:value="25400322" calcext:value-type="float">
            <text:p>25400322</text:p>
          </table:table-cell>
          <table:table-cell office:value-type="float" office:value="25765419" calcext:value-type="float">
            <text:p>25765419</text:p>
          </table:table-cell>
          <table:table-cell office:value-type="float" office:value="26176012" calcext:value-type="float">
            <text:p>26176012</text:p>
          </table:table-cell>
          <table:table-cell office:value-type="float" office:value="26730894" calcext:value-type="float">
            <text:p>26730894</text:p>
          </table:table-cell>
        </table:table-row>
        <table:table-row table:style-name="ro1">
          <table:table-cell office:value-type="string" calcext:value-type="string">
            <text:p>Comores</text:p>
          </table:table-cell>
          <table:table-cell office:value-type="string" calcext:value-type="string">
            <text:p>COM</text:p>
          </table:table-cell>
          <table:table-cell table:number-columns-repeated="30"/>
          <table:table-cell office:value-type="float" office:value="92545" calcext:value-type="float">
            <text:p>92545</text:p>
          </table:table-cell>
          <table:table-cell office:value-type="float" office:value="95596" calcext:value-type="float">
            <text:p>95596</text:p>
          </table:table-cell>
          <table:table-cell office:value-type="float" office:value="98379" calcext:value-type="float">
            <text:p>98379</text:p>
          </table:table-cell>
          <table:table-cell office:value-type="float" office:value="101498" calcext:value-type="float">
            <text:p>101498</text:p>
          </table:table-cell>
          <table:table-cell office:value-type="float" office:value="105049" calcext:value-type="float">
            <text:p>105049</text:p>
          </table:table-cell>
          <table:table-cell office:value-type="float" office:value="108421" calcext:value-type="float">
            <text:p>108421</text:p>
          </table:table-cell>
          <table:table-cell office:value-type="float" office:value="111986" calcext:value-type="float">
            <text:p>111986</text:p>
          </table:table-cell>
          <table:table-cell office:value-type="float" office:value="115461" calcext:value-type="float">
            <text:p>115461</text:p>
          </table:table-cell>
          <table:table-cell office:value-type="float" office:value="119174" calcext:value-type="float">
            <text:p>119174</text:p>
          </table:table-cell>
          <table:table-cell office:value-type="float" office:value="123006" calcext:value-type="float">
            <text:p>123006</text:p>
          </table:table-cell>
          <table:table-cell office:value-type="float" office:value="126650" calcext:value-type="float">
            <text:p>126650</text:p>
          </table:table-cell>
          <table:table-cell office:value-type="float" office:value="130526" calcext:value-type="float">
            <text:p>130526</text:p>
          </table:table-cell>
          <table:table-cell office:value-type="float" office:value="134577" calcext:value-type="float">
            <text:p>134577</text:p>
          </table:table-cell>
          <table:table-cell office:value-type="float" office:value="138816" calcext:value-type="float">
            <text:p>138816</text:p>
          </table:table-cell>
          <table:table-cell office:value-type="float" office:value="143256" calcext:value-type="float">
            <text:p>143256</text:p>
          </table:table-cell>
          <table:table-cell office:value-type="float" office:value="147847" calcext:value-type="float">
            <text:p>147847</text:p>
          </table:table-cell>
          <table:table-cell office:value-type="float" office:value="152442" calcext:value-type="float">
            <text:p>152442</text:p>
          </table:table-cell>
          <table:table-cell office:value-type="float" office:value="157358" calcext:value-type="float">
            <text:p>157358</text:p>
          </table:table-cell>
          <table:table-cell office:value-type="float" office:value="162521" calcext:value-type="float">
            <text:p>162521</text:p>
          </table:table-cell>
          <table:table-cell office:value-type="float" office:value="167817" calcext:value-type="float">
            <text:p>167817</text:p>
          </table:table-cell>
          <table:table-cell office:value-type="float" office:value="173315" calcext:value-type="float">
            <text:p>173315</text:p>
          </table:table-cell>
          <table:table-cell office:value-type="float" office:value="178769" calcext:value-type="float">
            <text:p>178769</text:p>
          </table:table-cell>
          <table:table-cell office:value-type="float" office:value="184448" calcext:value-type="float">
            <text:p>184448</text:p>
          </table:table-cell>
          <table:table-cell office:value-type="float" office:value="190298" calcext:value-type="float">
            <text:p>190298</text:p>
          </table:table-cell>
          <table:table-cell office:value-type="float" office:value="196422" calcext:value-type="float">
            <text:p>196422</text:p>
          </table:table-cell>
          <table:table-cell office:value-type="float" office:value="202781" calcext:value-type="float">
            <text:p>202781</text:p>
          </table:table-cell>
          <table:table-cell office:value-type="float" office:value="208939" calcext:value-type="float">
            <text:p>208939</text:p>
          </table:table-cell>
          <table:table-cell office:value-type="float" office:value="215329" calcext:value-type="float">
            <text:p>215329</text:p>
          </table:table-cell>
          <table:table-cell office:value-type="float" office:value="221826" calcext:value-type="float">
            <text:p>221826</text:p>
          </table:table-cell>
        </table:table-row>
        <table:table-row table:style-name="ro1">
          <table:table-cell office:value-type="string" calcext:value-type="string">
            <text:p>Cabo Verde</text:p>
          </table:table-cell>
          <table:table-cell office:value-type="string" calcext:value-type="string">
            <text:p>CPV</text:p>
          </table:table-cell>
          <table:table-cell table:number-columns-repeated="30"/>
          <table:table-cell office:value-type="float" office:value="112200" calcext:value-type="float">
            <text:p>112200</text:p>
          </table:table-cell>
          <table:table-cell office:value-type="float" office:value="115623" calcext:value-type="float">
            <text:p>115623</text:p>
          </table:table-cell>
          <table:table-cell office:value-type="float" office:value="119524" calcext:value-type="float">
            <text:p>119524</text:p>
          </table:table-cell>
          <table:table-cell office:value-type="float" office:value="123792" calcext:value-type="float">
            <text:p>123792</text:p>
          </table:table-cell>
          <table:table-cell office:value-type="float" office:value="128289" calcext:value-type="float">
            <text:p>128289</text:p>
          </table:table-cell>
          <table:table-cell office:value-type="float" office:value="132915" calcext:value-type="float">
            <text:p>132915</text:p>
          </table:table-cell>
          <table:table-cell office:value-type="float" office:value="137142" calcext:value-type="float">
            <text:p>137142</text:p>
          </table:table-cell>
          <table:table-cell office:value-type="float" office:value="141530" calcext:value-type="float">
            <text:p>141530</text:p>
          </table:table-cell>
          <table:table-cell office:value-type="float" office:value="146046" calcext:value-type="float">
            <text:p>146046</text:p>
          </table:table-cell>
          <table:table-cell office:value-type="float" office:value="150655" calcext:value-type="float">
            <text:p>150655</text:p>
          </table:table-cell>
          <table:table-cell office:value-type="float" office:value="155383" calcext:value-type="float">
            <text:p>155383</text:p>
          </table:table-cell>
          <table:table-cell office:value-type="float" office:value="161237" calcext:value-type="float">
            <text:p>161237</text:p>
          </table:table-cell>
          <table:table-cell office:value-type="float" office:value="166962" calcext:value-type="float">
            <text:p>166962</text:p>
          </table:table-cell>
          <table:table-cell office:value-type="float" office:value="172750" calcext:value-type="float">
            <text:p>172750</text:p>
          </table:table-cell>
          <table:table-cell office:value-type="float" office:value="178848" calcext:value-type="float">
            <text:p>178848</text:p>
          </table:table-cell>
          <table:table-cell office:value-type="float" office:value="185374" calcext:value-type="float">
            <text:p>185374</text:p>
          </table:table-cell>
          <table:table-cell office:value-type="float" office:value="192389" calcext:value-type="float">
            <text:p>192389</text:p>
          </table:table-cell>
          <table:table-cell office:value-type="float" office:value="199807" calcext:value-type="float">
            <text:p>199807</text:p>
          </table:table-cell>
          <table:table-cell office:value-type="float" office:value="207393" calcext:value-type="float">
            <text:p>207393</text:p>
          </table:table-cell>
          <table:table-cell office:value-type="float" office:value="214741" calcext:value-type="float">
            <text:p>214741</text:p>
          </table:table-cell>
          <table:table-cell office:value-type="float" office:value="221610" calcext:value-type="float">
            <text:p>221610</text:p>
          </table:table-cell>
          <table:table-cell office:value-type="float" office:value="228262" calcext:value-type="float">
            <text:p>228262</text:p>
          </table:table-cell>
          <table:table-cell office:value-type="float" office:value="234452" calcext:value-type="float">
            <text:p>234452</text:p>
          </table:table-cell>
          <table:table-cell office:value-type="float" office:value="240240" calcext:value-type="float">
            <text:p>240240</text:p>
          </table:table-cell>
          <table:table-cell office:value-type="float" office:value="245821" calcext:value-type="float">
            <text:p>245821</text:p>
          </table:table-cell>
          <table:table-cell office:value-type="float" office:value="251329" calcext:value-type="float">
            <text:p>251329</text:p>
          </table:table-cell>
          <table:table-cell office:value-type="float" office:value="256669" calcext:value-type="float">
            <text:p>256669</text:p>
          </table:table-cell>
          <table:table-cell office:value-type="float" office:value="262073" calcext:value-type="float">
            <text:p>262073</text:p>
          </table:table-cell>
          <table:table-cell office:value-type="float" office:value="267616" calcext:value-type="float">
            <text:p>267616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CRI</text:p>
          </table:table-cell>
          <table:table-cell table:number-columns-repeated="30"/>
          <table:table-cell office:value-type="float" office:value="1173811" calcext:value-type="float">
            <text:p>1173811</text:p>
          </table:table-cell>
          <table:table-cell office:value-type="float" office:value="1202460" calcext:value-type="float">
            <text:p>1202460</text:p>
          </table:table-cell>
          <table:table-cell office:value-type="float" office:value="1219909" calcext:value-type="float">
            <text:p>1219909</text:p>
          </table:table-cell>
          <table:table-cell office:value-type="float" office:value="1273854" calcext:value-type="float">
            <text:p>1273854</text:p>
          </table:table-cell>
          <table:table-cell office:value-type="float" office:value="1323430" calcext:value-type="float">
            <text:p>1323430</text:p>
          </table:table-cell>
          <table:table-cell office:value-type="float" office:value="1388284" calcext:value-type="float">
            <text:p>1388284</text:p>
          </table:table-cell>
          <table:table-cell office:value-type="float" office:value="1385680" calcext:value-type="float">
            <text:p>1385680</text:p>
          </table:table-cell>
          <table:table-cell office:value-type="float" office:value="1484128" calcext:value-type="float">
            <text:p>1484128</text:p>
          </table:table-cell>
          <table:table-cell office:value-type="float" office:value="1569913" calcext:value-type="float">
            <text:p>1569913</text:p>
          </table:table-cell>
          <table:table-cell office:value-type="float" office:value="1607890" calcext:value-type="float">
            <text:p>1607890</text:p>
          </table:table-cell>
          <table:table-cell office:value-type="float" office:value="1621632" calcext:value-type="float">
            <text:p>1621632</text:p>
          </table:table-cell>
          <table:table-cell office:value-type="float" office:value="1729875" calcext:value-type="float">
            <text:p>1729875</text:p>
          </table:table-cell>
          <table:table-cell office:value-type="float" office:value="1767485" calcext:value-type="float">
            <text:p>1767485</text:p>
          </table:table-cell>
          <table:table-cell office:value-type="float" office:value="1816488" calcext:value-type="float">
            <text:p>1816488</text:p>
          </table:table-cell>
          <table:table-cell office:value-type="float" office:value="1829853" calcext:value-type="float">
            <text:p>1829853</text:p>
          </table:table-cell>
          <table:table-cell office:value-type="float" office:value="1943549" calcext:value-type="float">
            <text:p>1943549</text:p>
          </table:table-cell>
          <table:table-cell office:value-type="float" office:value="1979005" calcext:value-type="float">
            <text:p>1979005</text:p>
          </table:table-cell>
          <table:table-cell office:value-type="float" office:value="2050234" calcext:value-type="float">
            <text:p>2050234</text:p>
          </table:table-cell>
          <table:table-cell office:value-type="float" office:value="2083034" calcext:value-type="float">
            <text:p>2083034</text:p>
          </table:table-cell>
          <table:table-cell office:value-type="float" office:value="2105467" calcext:value-type="float">
            <text:p>2105467</text:p>
          </table:table-cell>
          <table:table-cell office:value-type="float" office:value="2133302" calcext:value-type="float">
            <text:p>2133302</text:p>
          </table:table-cell>
          <table:table-cell office:value-type="float" office:value="2120814" calcext:value-type="float">
            <text:p>2120814</text:p>
          </table:table-cell>
          <table:table-cell office:value-type="float" office:value="2290235" calcext:value-type="float">
            <text:p>2290235</text:p>
          </table:table-cell>
          <table:table-cell office:value-type="float" office:value="2311782" calcext:value-type="float">
            <text:p>2311782</text:p>
          </table:table-cell>
          <table:table-cell office:value-type="float" office:value="2336641" calcext:value-type="float">
            <text:p>2336641</text:p>
          </table:table-cell>
          <table:table-cell office:value-type="float" office:value="2330994" calcext:value-type="float">
            <text:p>2330994</text:p>
          </table:table-cell>
          <table:table-cell office:value-type="float" office:value="2265659" calcext:value-type="float">
            <text:p>2265659</text:p>
          </table:table-cell>
          <table:table-cell office:value-type="float" office:value="2329674" calcext:value-type="float">
            <text:p>2329674</text:p>
          </table:table-cell>
          <table:table-cell office:value-type="float" office:value="2362000" calcext:value-type="float">
            <text:p>2362000</text:p>
          </table:table-cell>
        </table:table-row>
        <table:table-row table:style-name="ro1">
          <table:table-cell office:value-type="string" calcext:value-type="string">
            <text:p>Petits états des Caraïbes</text:p>
          </table:table-cell>
          <table:table-cell office:value-type="string" calcext:value-type="string">
            <text:p>CSS</text:p>
          </table:table-cell>
          <table:table-cell table:number-columns-repeated="30"/>
          <table:table-cell office:value-type="float" office:value="2378165" calcext:value-type="float">
            <text:p>2378165</text:p>
          </table:table-cell>
          <table:table-cell office:value-type="float" office:value="2421490" calcext:value-type="float">
            <text:p>2421490</text:p>
          </table:table-cell>
          <table:table-cell office:value-type="float" office:value="2467135" calcext:value-type="float">
            <text:p>2467135</text:p>
          </table:table-cell>
          <table:table-cell office:value-type="float" office:value="2509515" calcext:value-type="float">
            <text:p>2509515</text:p>
          </table:table-cell>
          <table:table-cell office:value-type="float" office:value="2555855" calcext:value-type="float">
            <text:p>2555855</text:p>
          </table:table-cell>
          <table:table-cell office:value-type="float" office:value="2587446" calcext:value-type="float">
            <text:p>2587446</text:p>
          </table:table-cell>
          <table:table-cell office:value-type="float" office:value="2617398" calcext:value-type="float">
            <text:p>2617398</text:p>
          </table:table-cell>
          <table:table-cell office:value-type="float" office:value="2642166" calcext:value-type="float">
            <text:p>2642166</text:p>
          </table:table-cell>
          <table:table-cell office:value-type="float" office:value="2663847" calcext:value-type="float">
            <text:p>2663847</text:p>
          </table:table-cell>
          <table:table-cell office:value-type="float" office:value="2693361" calcext:value-type="float">
            <text:p>2693361</text:p>
          </table:table-cell>
          <table:table-cell office:value-type="float" office:value="2720549" calcext:value-type="float">
            <text:p>2720549</text:p>
          </table:table-cell>
          <table:table-cell office:value-type="float" office:value="2751255" calcext:value-type="float">
            <text:p>2751255</text:p>
          </table:table-cell>
          <table:table-cell office:value-type="float" office:value="2781939" calcext:value-type="float">
            <text:p>2781939</text:p>
          </table:table-cell>
          <table:table-cell office:value-type="float" office:value="2824059" calcext:value-type="float">
            <text:p>2824059</text:p>
          </table:table-cell>
          <table:table-cell office:value-type="float" office:value="2873011" calcext:value-type="float">
            <text:p>2873011</text:p>
          </table:table-cell>
          <table:table-cell office:value-type="float" office:value="2918711" calcext:value-type="float">
            <text:p>2918711</text:p>
          </table:table-cell>
          <table:table-cell office:value-type="float" office:value="2959582" calcext:value-type="float">
            <text:p>2959582</text:p>
          </table:table-cell>
          <table:table-cell office:value-type="float" office:value="2997647" calcext:value-type="float">
            <text:p>2997647</text:p>
          </table:table-cell>
          <table:table-cell office:value-type="float" office:value="3036419" calcext:value-type="float">
            <text:p>3036419</text:p>
          </table:table-cell>
          <table:table-cell office:value-type="float" office:value="3067467" calcext:value-type="float">
            <text:p>3067467</text:p>
          </table:table-cell>
          <table:table-cell office:value-type="float" office:value="3093858" calcext:value-type="float">
            <text:p>3093858</text:p>
          </table:table-cell>
          <table:table-cell office:value-type="float" office:value="3125543" calcext:value-type="float">
            <text:p>3125543</text:p>
          </table:table-cell>
          <table:table-cell office:value-type="float" office:value="3170578" calcext:value-type="float">
            <text:p>3170578</text:p>
          </table:table-cell>
          <table:table-cell office:value-type="float" office:value="3228646" calcext:value-type="float">
            <text:p>3228646</text:p>
          </table:table-cell>
          <table:table-cell office:value-type="float" office:value="3269658" calcext:value-type="float">
            <text:p>3269658</text:p>
          </table:table-cell>
          <table:table-cell office:value-type="float" office:value="3301406" calcext:value-type="float">
            <text:p>3301406</text:p>
          </table:table-cell>
          <table:table-cell office:value-type="float" office:value="3353306" calcext:value-type="float">
            <text:p>3353306</text:p>
          </table:table-cell>
          <table:table-cell office:value-type="float" office:value="3391540" calcext:value-type="float">
            <text:p>3391540</text:p>
          </table:table-cell>
          <table:table-cell office:value-type="float" office:value="3424523" calcext:value-type="float">
            <text:p>3424523</text:p>
          </table:table-cell>
        </table:table-row>
        <table:table-row table:style-name="ro1">
          <table:table-cell office:value-type="string" calcext:value-type="string">
            <text:p>Cuba</text:p>
          </table:table-cell>
          <table:table-cell office:value-type="string" calcext:value-type="string">
            <text:p>CUB</text:p>
          </table:table-cell>
          <table:table-cell table:number-columns-repeated="30"/>
          <table:table-cell office:value-type="float" office:value="4107182" calcext:value-type="float">
            <text:p>4107182</text:p>
          </table:table-cell>
          <table:table-cell office:value-type="float" office:value="4180197" calcext:value-type="float">
            <text:p>4180197</text:p>
          </table:table-cell>
          <table:table-cell office:value-type="float" office:value="4250698" calcext:value-type="float">
            <text:p>4250698</text:p>
          </table:table-cell>
          <table:table-cell office:value-type="float" office:value="4314090" calcext:value-type="float">
            <text:p>4314090</text:p>
          </table:table-cell>
          <table:table-cell office:value-type="float" office:value="4368865" calcext:value-type="float">
            <text:p>4368865</text:p>
          </table:table-cell>
          <table:table-cell office:value-type="float" office:value="4412921" calcext:value-type="float">
            <text:p>4412921</text:p>
          </table:table-cell>
          <table:table-cell office:value-type="float" office:value="4461916" calcext:value-type="float">
            <text:p>4461916</text:p>
          </table:table-cell>
          <table:table-cell office:value-type="float" office:value="4487495" calcext:value-type="float">
            <text:p>4487495</text:p>
          </table:table-cell>
          <table:table-cell office:value-type="float" office:value="4506115" calcext:value-type="float">
            <text:p>4506115</text:p>
          </table:table-cell>
          <table:table-cell office:value-type="float" office:value="4522338" calcext:value-type="float">
            <text:p>4522338</text:p>
          </table:table-cell>
          <table:table-cell office:value-type="float" office:value="4553443" calcext:value-type="float">
            <text:p>4553443</text:p>
          </table:table-cell>
          <table:table-cell office:value-type="float" office:value="4580094" calcext:value-type="float">
            <text:p>4580094</text:p>
          </table:table-cell>
          <table:table-cell office:value-type="float" office:value="4621627" calcext:value-type="float">
            <text:p>4621627</text:p>
          </table:table-cell>
          <table:table-cell office:value-type="float" office:value="4667526" calcext:value-type="float">
            <text:p>4667526</text:p>
          </table:table-cell>
          <table:table-cell office:value-type="float" office:value="4708146" calcext:value-type="float">
            <text:p>4708146</text:p>
          </table:table-cell>
          <table:table-cell office:value-type="float" office:value="4803671" calcext:value-type="float">
            <text:p>4803671</text:p>
          </table:table-cell>
          <table:table-cell office:value-type="float" office:value="4882704" calcext:value-type="float">
            <text:p>4882704</text:p>
          </table:table-cell>
          <table:table-cell office:value-type="float" office:value="4986263" calcext:value-type="float">
            <text:p>4986263</text:p>
          </table:table-cell>
          <table:table-cell office:value-type="float" office:value="5038221" calcext:value-type="float">
            <text:p>5038221</text:p>
          </table:table-cell>
          <table:table-cell office:value-type="float" office:value="5149646" calcext:value-type="float">
            <text:p>5149646</text:p>
          </table:table-cell>
          <table:table-cell office:value-type="float" office:value="5126208" calcext:value-type="float">
            <text:p>5126208</text:p>
          </table:table-cell>
          <table:table-cell office:value-type="float" office:value="5130305" calcext:value-type="float">
            <text:p>5130305</text:p>
          </table:table-cell>
          <table:table-cell office:value-type="float" office:value="5124682" calcext:value-type="float">
            <text:p>5124682</text:p>
          </table:table-cell>
          <table:table-cell office:value-type="float" office:value="5127562" calcext:value-type="float">
            <text:p>5127562</text:p>
          </table:table-cell>
          <table:table-cell office:value-type="float" office:value="5127817" calcext:value-type="float">
            <text:p>5127817</text:p>
          </table:table-cell>
          <table:table-cell office:value-type="float" office:value="5122827" calcext:value-type="float">
            <text:p>5122827</text:p>
          </table:table-cell>
          <table:table-cell office:value-type="float" office:value="5106031" calcext:value-type="float">
            <text:p>5106031</text:p>
          </table:table-cell>
          <table:table-cell office:value-type="float" office:value="5092163" calcext:value-type="float">
            <text:p>5092163</text:p>
          </table:table-cell>
          <table:table-cell office:value-type="float" office:value="5094326" calcext:value-type="float">
            <text:p>5094326</text:p>
          </table:table-cell>
        </table:table-row>
        <table:table-row table:style-name="ro1">
          <table:table-cell office:value-type="string" calcext:value-type="string">
            <text:p>Curacao</text:p>
          </table:table-cell>
          <table:table-cell office:value-type="string" calcext:value-type="string">
            <text:p>CUW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Îles Caïmans</text:p>
          </table:table-cell>
          <table:table-cell office:value-type="string" calcext:value-type="string">
            <text:p>CYM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hypre</text:p>
          </table:table-cell>
          <table:table-cell office:value-type="string" calcext:value-type="string">
            <text:p>CYP</text:p>
          </table:table-cell>
          <table:table-cell table:number-columns-repeated="30"/>
          <table:table-cell office:value-type="float" office:value="342048" calcext:value-type="float">
            <text:p>342048</text:p>
          </table:table-cell>
          <table:table-cell office:value-type="float" office:value="352192" calcext:value-type="float">
            <text:p>352192</text:p>
          </table:table-cell>
          <table:table-cell office:value-type="float" office:value="360034" calcext:value-type="float">
            <text:p>360034</text:p>
          </table:table-cell>
          <table:table-cell office:value-type="float" office:value="369464" calcext:value-type="float">
            <text:p>369464</text:p>
          </table:table-cell>
          <table:table-cell office:value-type="float" office:value="381309" calcext:value-type="float">
            <text:p>381309</text:p>
          </table:table-cell>
          <table:table-cell office:value-type="float" office:value="388867" calcext:value-type="float">
            <text:p>388867</text:p>
          </table:table-cell>
          <table:table-cell office:value-type="float" office:value="399782" calcext:value-type="float">
            <text:p>399782</text:p>
          </table:table-cell>
          <table:table-cell office:value-type="float" office:value="412289" calcext:value-type="float">
            <text:p>412289</text:p>
          </table:table-cell>
          <table:table-cell office:value-type="float" office:value="421193" calcext:value-type="float">
            <text:p>421193</text:p>
          </table:table-cell>
          <table:table-cell office:value-type="float" office:value="432227" calcext:value-type="float">
            <text:p>432227</text:p>
          </table:table-cell>
          <table:table-cell office:value-type="float" office:value="445177" calcext:value-type="float">
            <text:p>445177</text:p>
          </table:table-cell>
          <table:table-cell office:value-type="float" office:value="465339" calcext:value-type="float">
            <text:p>465339</text:p>
          </table:table-cell>
          <table:table-cell office:value-type="float" office:value="475442" calcext:value-type="float">
            <text:p>475442</text:p>
          </table:table-cell>
          <table:table-cell office:value-type="float" office:value="494573" calcext:value-type="float">
            <text:p>494573</text:p>
          </table:table-cell>
          <table:table-cell office:value-type="float" office:value="509248" calcext:value-type="float">
            <text:p>509248</text:p>
          </table:table-cell>
          <table:table-cell office:value-type="float" office:value="518098" calcext:value-type="float">
            <text:p>518098</text:p>
          </table:table-cell>
          <table:table-cell office:value-type="float" office:value="531589" calcext:value-type="float">
            <text:p>531589</text:p>
          </table:table-cell>
          <table:table-cell office:value-type="float" office:value="546825" calcext:value-type="float">
            <text:p>546825</text:p>
          </table:table-cell>
          <table:table-cell office:value-type="float" office:value="557600" calcext:value-type="float">
            <text:p>557600</text:p>
          </table:table-cell>
          <table:table-cell office:value-type="float" office:value="570796" calcext:value-type="float">
            <text:p>570796</text:p>
          </table:table-cell>
          <table:table-cell office:value-type="float" office:value="585666" calcext:value-type="float">
            <text:p>585666</text:p>
          </table:table-cell>
          <table:table-cell office:value-type="float" office:value="585593" calcext:value-type="float">
            <text:p>585593</text:p>
          </table:table-cell>
          <table:table-cell office:value-type="float" office:value="589090" calcext:value-type="float">
            <text:p>589090</text:p>
          </table:table-cell>
          <table:table-cell office:value-type="float" office:value="593752" calcext:value-type="float">
            <text:p>593752</text:p>
          </table:table-cell>
          <table:table-cell office:value-type="float" office:value="604603" calcext:value-type="float">
            <text:p>604603</text:p>
          </table:table-cell>
          <table:table-cell office:value-type="float" office:value="604302" calcext:value-type="float">
            <text:p>604302</text:p>
          </table:table-cell>
          <table:table-cell office:value-type="float" office:value="603072" calcext:value-type="float">
            <text:p>603072</text:p>
          </table:table-cell>
          <table:table-cell office:value-type="float" office:value="611083" calcext:value-type="float">
            <text:p>611083</text:p>
          </table:table-cell>
          <table:table-cell office:value-type="float" office:value="615252" calcext:value-type="float">
            <text:p>615252</text:p>
          </table:table-cell>
        </table:table-row>
        <table:table-row table:style-name="ro1">
          <table:table-cell office:value-type="string" calcext:value-type="string">
            <text:p>République tchèque</text:p>
          </table:table-cell>
          <table:table-cell office:value-type="string" calcext:value-type="string">
            <text:p>CZE</text:p>
          </table:table-cell>
          <table:table-cell table:number-columns-repeated="30"/>
          <table:table-cell office:value-type="float" office:value="4944650" calcext:value-type="float">
            <text:p>4944650</text:p>
          </table:table-cell>
          <table:table-cell office:value-type="float" office:value="4979810" calcext:value-type="float">
            <text:p>4979810</text:p>
          </table:table-cell>
          <table:table-cell office:value-type="float" office:value="5024964" calcext:value-type="float">
            <text:p>5024964</text:p>
          </table:table-cell>
          <table:table-cell office:value-type="float" office:value="5079383" calcext:value-type="float">
            <text:p>5079383</text:p>
          </table:table-cell>
          <table:table-cell office:value-type="float" office:value="5138591" calcext:value-type="float">
            <text:p>5138591</text:p>
          </table:table-cell>
          <table:table-cell office:value-type="float" office:value="5158888" calcext:value-type="float">
            <text:p>5158888</text:p>
          </table:table-cell>
          <table:table-cell office:value-type="float" office:value="5156836" calcext:value-type="float">
            <text:p>5156836</text:p>
          </table:table-cell>
          <table:table-cell office:value-type="float" office:value="5134548" calcext:value-type="float">
            <text:p>5134548</text:p>
          </table:table-cell>
          <table:table-cell office:value-type="float" office:value="5155906" calcext:value-type="float">
            <text:p>5155906</text:p>
          </table:table-cell>
          <table:table-cell office:value-type="float" office:value="5184073" calcext:value-type="float">
            <text:p>5184073</text:p>
          </table:table-cell>
          <table:table-cell office:value-type="float" office:value="5153252" calcext:value-type="float">
            <text:p>5153252</text:p>
          </table:table-cell>
          <table:table-cell office:value-type="float" office:value="5132252" calcext:value-type="float">
            <text:p>5132252</text:p>
          </table:table-cell>
          <table:table-cell office:value-type="float" office:value="5133850" calcext:value-type="float">
            <text:p>5133850</text:p>
          </table:table-cell>
          <table:table-cell office:value-type="float" office:value="5128047" calcext:value-type="float">
            <text:p>5128047</text:p>
          </table:table-cell>
          <table:table-cell office:value-type="float" office:value="5125017" calcext:value-type="float">
            <text:p>5125017</text:p>
          </table:table-cell>
          <table:table-cell office:value-type="float" office:value="5180451" calcext:value-type="float">
            <text:p>5180451</text:p>
          </table:table-cell>
          <table:table-cell office:value-type="float" office:value="5186176" calcext:value-type="float">
            <text:p>5186176</text:p>
          </table:table-cell>
          <table:table-cell office:value-type="float" office:value="5185801" calcext:value-type="float">
            <text:p>5185801</text:p>
          </table:table-cell>
          <table:table-cell office:value-type="float" office:value="5205012" calcext:value-type="float">
            <text:p>5205012</text:p>
          </table:table-cell>
          <table:table-cell office:value-type="float" office:value="5249648" calcext:value-type="float">
            <text:p>5249648</text:p>
          </table:table-cell>
          <table:table-cell office:value-type="float" office:value="5241405" calcext:value-type="float">
            <text:p>5241405</text:p>
          </table:table-cell>
          <table:table-cell office:value-type="float" office:value="5232722" calcext:value-type="float">
            <text:p>5232722</text:p>
          </table:table-cell>
          <table:table-cell office:value-type="float" office:value="5270072" calcext:value-type="float">
            <text:p>5270072</text:p>
          </table:table-cell>
          <table:table-cell office:value-type="float" office:value="5323403" calcext:value-type="float">
            <text:p>5323403</text:p>
          </table:table-cell>
          <table:table-cell office:value-type="float" office:value="5324486" calcext:value-type="float">
            <text:p>5324486</text:p>
          </table:table-cell>
          <table:table-cell office:value-type="float" office:value="5337336" calcext:value-type="float">
            <text:p>5337336</text:p>
          </table:table-cell>
          <table:table-cell office:value-type="float" office:value="5388390" calcext:value-type="float">
            <text:p>5388390</text:p>
          </table:table-cell>
          <table:table-cell office:value-type="float" office:value="5418917" calcext:value-type="float">
            <text:p>5418917</text:p>
          </table:table-cell>
          <table:table-cell office:value-type="float" office:value="5403502" calcext:value-type="float">
            <text:p>5403502</text:p>
          </table:table-cell>
        </table:table-row>
        <table:table-row table:style-name="ro1">
          <table:table-cell office:value-type="string" calcext:value-type="string">
            <text:p>Allemagne</text:p>
          </table:table-cell>
          <table:table-cell office:value-type="string" calcext:value-type="string">
            <text:p>DEU</text:p>
          </table:table-cell>
          <table:table-cell table:number-columns-repeated="30"/>
          <table:table-cell office:value-type="float" office:value="38891771" calcext:value-type="float">
            <text:p>38891771</text:p>
          </table:table-cell>
          <table:table-cell office:value-type="float" office:value="40048665" calcext:value-type="float">
            <text:p>40048665</text:p>
          </table:table-cell>
          <table:table-cell office:value-type="float" office:value="39895974" calcext:value-type="float">
            <text:p>39895974</text:p>
          </table:table-cell>
          <table:table-cell office:value-type="float" office:value="39672241" calcext:value-type="float">
            <text:p>39672241</text:p>
          </table:table-cell>
          <table:table-cell office:value-type="float" office:value="39930264" calcext:value-type="float">
            <text:p>39930264</text:p>
          </table:table-cell>
          <table:table-cell office:value-type="float" office:value="39804277" calcext:value-type="float">
            <text:p>39804277</text:p>
          </table:table-cell>
          <table:table-cell office:value-type="float" office:value="39825675" calcext:value-type="float">
            <text:p>39825675</text:p>
          </table:table-cell>
          <table:table-cell office:value-type="float" office:value="40051530" calcext:value-type="float">
            <text:p>40051530</text:p>
          </table:table-cell>
          <table:table-cell office:value-type="float" office:value="40082472" calcext:value-type="float">
            <text:p>40082472</text:p>
          </table:table-cell>
          <table:table-cell office:value-type="float" office:value="40297288" calcext:value-type="float">
            <text:p>40297288</text:p>
          </table:table-cell>
          <table:table-cell office:value-type="float" office:value="40257417" calcext:value-type="float">
            <text:p>40257417</text:p>
          </table:table-cell>
          <table:table-cell office:value-type="float" office:value="40339408" calcext:value-type="float">
            <text:p>40339408</text:p>
          </table:table-cell>
          <table:table-cell office:value-type="float" office:value="40456694" calcext:value-type="float">
            <text:p>40456694</text:p>
          </table:table-cell>
          <table:table-cell office:value-type="float" office:value="40660184" calcext:value-type="float">
            <text:p>40660184</text:p>
          </table:table-cell>
          <table:table-cell office:value-type="float" office:value="40562739" calcext:value-type="float">
            <text:p>40562739</text:p>
          </table:table-cell>
          <table:table-cell office:value-type="float" office:value="41261131" calcext:value-type="float">
            <text:p>41261131</text:p>
          </table:table-cell>
          <table:table-cell office:value-type="float" office:value="41608937" calcext:value-type="float">
            <text:p>41608937</text:p>
          </table:table-cell>
          <table:table-cell office:value-type="float" office:value="41887302" calcext:value-type="float">
            <text:p>41887302</text:p>
          </table:table-cell>
          <table:table-cell office:value-type="float" office:value="41891877" calcext:value-type="float">
            <text:p>41891877</text:p>
          </table:table-cell>
          <table:table-cell office:value-type="float" office:value="41952677" calcext:value-type="float">
            <text:p>41952677</text:p>
          </table:table-cell>
          <table:table-cell office:value-type="float" office:value="42014274" calcext:value-type="float">
            <text:p>42014274</text:p>
          </table:table-cell>
          <table:table-cell office:value-type="float" office:value="41674901" calcext:value-type="float">
            <text:p>41674901</text:p>
          </table:table-cell>
          <table:table-cell office:value-type="float" office:value="41767969" calcext:value-type="float">
            <text:p>41767969</text:p>
          </table:table-cell>
          <table:table-cell office:value-type="float" office:value="42161170" calcext:value-type="float">
            <text:p>42161170</text:p>
          </table:table-cell>
          <table:table-cell office:value-type="float" office:value="42415215" calcext:value-type="float">
            <text:p>42415215</text:p>
          </table:table-cell>
          <table:table-cell office:value-type="float" office:value="42731868" calcext:value-type="float">
            <text:p>42731868</text:p>
          </table:table-cell>
          <table:table-cell office:value-type="float" office:value="43182140" calcext:value-type="float">
            <text:p>43182140</text:p>
          </table:table-cell>
          <table:table-cell office:value-type="float" office:value="43394167" calcext:value-type="float">
            <text:p>43394167</text:p>
          </table:table-cell>
          <table:table-cell office:value-type="float" office:value="43422774" calcext:value-type="float">
            <text:p>43422774</text:p>
          </table:table-cell>
        </table:table-row>
        <table:table-row table:style-name="ro1">
          <table:table-cell office:value-type="string" calcext:value-type="string">
            <text:p>Djibouti</text:p>
          </table:table-cell>
          <table:table-cell office:value-type="string" calcext:value-type="string">
            <text:p>DJI</text:p>
          </table:table-cell>
          <table:table-cell table:number-columns-repeated="30"/>
          <table:table-cell office:value-type="float" office:value="202882" calcext:value-type="float">
            <text:p>202882</text:p>
          </table:table-cell>
          <table:table-cell office:value-type="float" office:value="208361" calcext:value-type="float">
            <text:p>208361</text:p>
          </table:table-cell>
          <table:table-cell office:value-type="float" office:value="212253" calcext:value-type="float">
            <text:p>212253</text:p>
          </table:table-cell>
          <table:table-cell office:value-type="float" office:value="215614" calcext:value-type="float">
            <text:p>215614</text:p>
          </table:table-cell>
          <table:table-cell office:value-type="float" office:value="219000" calcext:value-type="float">
            <text:p>219000</text:p>
          </table:table-cell>
          <table:table-cell office:value-type="float" office:value="223356" calcext:value-type="float">
            <text:p>223356</text:p>
          </table:table-cell>
          <table:table-cell office:value-type="float" office:value="230467" calcext:value-type="float">
            <text:p>230467</text:p>
          </table:table-cell>
          <table:table-cell office:value-type="float" office:value="238388" calcext:value-type="float">
            <text:p>238388</text:p>
          </table:table-cell>
          <table:table-cell office:value-type="float" office:value="246963" calcext:value-type="float">
            <text:p>246963</text:p>
          </table:table-cell>
          <table:table-cell office:value-type="float" office:value="255961" calcext:value-type="float">
            <text:p>255961</text:p>
          </table:table-cell>
          <table:table-cell office:value-type="float" office:value="265188" calcext:value-type="float">
            <text:p>265188</text:p>
          </table:table-cell>
          <table:table-cell office:value-type="float" office:value="272395" calcext:value-type="float">
            <text:p>272395</text:p>
          </table:table-cell>
          <table:table-cell office:value-type="float" office:value="279694" calcext:value-type="float">
            <text:p>279694</text:p>
          </table:table-cell>
          <table:table-cell office:value-type="float" office:value="287040" calcext:value-type="float">
            <text:p>287040</text:p>
          </table:table-cell>
          <table:table-cell office:value-type="float" office:value="294347" calcext:value-type="float">
            <text:p>294347</text:p>
          </table:table-cell>
          <table:table-cell office:value-type="float" office:value="301860" calcext:value-type="float">
            <text:p>301860</text:p>
          </table:table-cell>
          <table:table-cell office:value-type="float" office:value="311653" calcext:value-type="float">
            <text:p>311653</text:p>
          </table:table-cell>
          <table:table-cell office:value-type="float" office:value="321640" calcext:value-type="float">
            <text:p>321640</text:p>
          </table:table-cell>
          <table:table-cell office:value-type="float" office:value="331896" calcext:value-type="float">
            <text:p>331896</text:p>
          </table:table-cell>
          <table:table-cell office:value-type="float" office:value="342421" calcext:value-type="float">
            <text:p>342421</text:p>
          </table:table-cell>
          <table:table-cell office:value-type="float" office:value="353041" calcext:value-type="float">
            <text:p>353041</text:p>
          </table:table-cell>
          <table:table-cell office:value-type="float" office:value="362017" calcext:value-type="float">
            <text:p>362017</text:p>
          </table:table-cell>
          <table:table-cell office:value-type="float" office:value="371043" calcext:value-type="float">
            <text:p>371043</text:p>
          </table:table-cell>
          <table:table-cell office:value-type="float" office:value="380111" calcext:value-type="float">
            <text:p>380111</text:p>
          </table:table-cell>
          <table:table-cell office:value-type="float" office:value="389316" calcext:value-type="float">
            <text:p>389316</text:p>
          </table:table-cell>
          <table:table-cell office:value-type="float" office:value="398741" calcext:value-type="float">
            <text:p>398741</text:p>
          </table:table-cell>
          <table:table-cell office:value-type="float" office:value="407041" calcext:value-type="float">
            <text:p>407041</text:p>
          </table:table-cell>
          <table:table-cell office:value-type="float" office:value="415991" calcext:value-type="float">
            <text:p>415991</text:p>
          </table:table-cell>
          <table:table-cell office:value-type="float" office:value="425274" calcext:value-type="float">
            <text:p>425274</text:p>
          </table:table-cell>
        </table:table-row>
        <table:table-row table:style-name="ro1">
          <table:table-cell office:value-type="string" calcext:value-type="string">
            <text:p>Dominique</text:p>
          </table:table-cell>
          <table:table-cell office:value-type="string" calcext:value-type="string">
            <text:p>DM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nemark</text:p>
          </table:table-cell>
          <table:table-cell office:value-type="string" calcext:value-type="string">
            <text:p>DNK</text:p>
          </table:table-cell>
          <table:table-cell table:number-columns-repeated="30"/>
          <table:table-cell office:value-type="float" office:value="2871357" calcext:value-type="float">
            <text:p>2871357</text:p>
          </table:table-cell>
          <table:table-cell office:value-type="float" office:value="2874889" calcext:value-type="float">
            <text:p>2874889</text:p>
          </table:table-cell>
          <table:table-cell office:value-type="float" office:value="2877186" calcext:value-type="float">
            <text:p>2877186</text:p>
          </table:table-cell>
          <table:table-cell office:value-type="float" office:value="2858414" calcext:value-type="float">
            <text:p>2858414</text:p>
          </table:table-cell>
          <table:table-cell office:value-type="float" office:value="2780846" calcext:value-type="float">
            <text:p>2780846</text:p>
          </table:table-cell>
          <table:table-cell office:value-type="float" office:value="2825968" calcext:value-type="float">
            <text:p>2825968</text:p>
          </table:table-cell>
          <table:table-cell office:value-type="float" office:value="2836607" calcext:value-type="float">
            <text:p>2836607</text:p>
          </table:table-cell>
          <table:table-cell office:value-type="float" office:value="2857119" calcext:value-type="float">
            <text:p>2857119</text:p>
          </table:table-cell>
          <table:table-cell office:value-type="float" office:value="2845775" calcext:value-type="float">
            <text:p>2845775</text:p>
          </table:table-cell>
          <table:table-cell office:value-type="float" office:value="2878840" calcext:value-type="float">
            <text:p>2878840</text:p>
          </table:table-cell>
          <table:table-cell office:value-type="float" office:value="2863199" calcext:value-type="float">
            <text:p>2863199</text:p>
          </table:table-cell>
          <table:table-cell office:value-type="float" office:value="2854562" calcext:value-type="float">
            <text:p>2854562</text:p>
          </table:table-cell>
          <table:table-cell office:value-type="float" office:value="2890555" calcext:value-type="float">
            <text:p>2890555</text:p>
          </table:table-cell>
          <table:table-cell office:value-type="float" office:value="2870393" calcext:value-type="float">
            <text:p>2870393</text:p>
          </table:table-cell>
          <table:table-cell office:value-type="float" office:value="2898633" calcext:value-type="float">
            <text:p>2898633</text:p>
          </table:table-cell>
          <table:table-cell office:value-type="float" office:value="2900837" calcext:value-type="float">
            <text:p>2900837</text:p>
          </table:table-cell>
          <table:table-cell office:value-type="float" office:value="2931221" calcext:value-type="float">
            <text:p>2931221</text:p>
          </table:table-cell>
          <table:table-cell office:value-type="float" office:value="2930742" calcext:value-type="float">
            <text:p>2930742</text:p>
          </table:table-cell>
          <table:table-cell office:value-type="float" office:value="2962829" calcext:value-type="float">
            <text:p>2962829</text:p>
          </table:table-cell>
          <table:table-cell office:value-type="float" office:value="2952581" calcext:value-type="float">
            <text:p>2952581</text:p>
          </table:table-cell>
          <table:table-cell office:value-type="float" office:value="2929914" calcext:value-type="float">
            <text:p>2929914</text:p>
          </table:table-cell>
          <table:table-cell office:value-type="float" office:value="2928270" calcext:value-type="float">
            <text:p>2928270</text:p>
          </table:table-cell>
          <table:table-cell office:value-type="float" office:value="2911831" calcext:value-type="float">
            <text:p>2911831</text:p>
          </table:table-cell>
          <table:table-cell office:value-type="float" office:value="2894622" calcext:value-type="float">
            <text:p>2894622</text:p>
          </table:table-cell>
          <table:table-cell office:value-type="float" office:value="2907019" calcext:value-type="float">
            <text:p>2907019</text:p>
          </table:table-cell>
          <table:table-cell office:value-type="float" office:value="2931334" calcext:value-type="float">
            <text:p>2931334</text:p>
          </table:table-cell>
          <table:table-cell office:value-type="float" office:value="3024376" calcext:value-type="float">
            <text:p>3024376</text:p>
          </table:table-cell>
          <table:table-cell office:value-type="float" office:value="2985838" calcext:value-type="float">
            <text:p>2985838</text:p>
          </table:table-cell>
          <table:table-cell office:value-type="float" office:value="3000174" calcext:value-type="float">
            <text:p>3000174</text:p>
          </table:table-cell>
        </table:table-row>
        <table:table-row table:style-name="ro1">
          <table:table-cell office:value-type="string" calcext:value-type="string">
            <text:p>République dominicaine</text:p>
          </table:table-cell>
          <table:table-cell office:value-type="string" calcext:value-type="string">
            <text:p>DOM</text:p>
          </table:table-cell>
          <table:table-cell table:number-columns-repeated="30"/>
          <table:table-cell office:value-type="float" office:value="2442928" calcext:value-type="float">
            <text:p>2442928</text:p>
          </table:table-cell>
          <table:table-cell office:value-type="float" office:value="2505001" calcext:value-type="float">
            <text:p>2505001</text:p>
          </table:table-cell>
          <table:table-cell office:value-type="float" office:value="2573928" calcext:value-type="float">
            <text:p>2573928</text:p>
          </table:table-cell>
          <table:table-cell office:value-type="float" office:value="2639987" calcext:value-type="float">
            <text:p>2639987</text:p>
          </table:table-cell>
          <table:table-cell office:value-type="float" office:value="2702184" calcext:value-type="float">
            <text:p>2702184</text:p>
          </table:table-cell>
          <table:table-cell office:value-type="float" office:value="2768011" calcext:value-type="float">
            <text:p>2768011</text:p>
          </table:table-cell>
          <table:table-cell office:value-type="float" office:value="2836299" calcext:value-type="float">
            <text:p>2836299</text:p>
          </table:table-cell>
          <table:table-cell office:value-type="float" office:value="2907450" calcext:value-type="float">
            <text:p>2907450</text:p>
          </table:table-cell>
          <table:table-cell office:value-type="float" office:value="2979005" calcext:value-type="float">
            <text:p>2979005</text:p>
          </table:table-cell>
          <table:table-cell office:value-type="float" office:value="3050351" calcext:value-type="float">
            <text:p>3050351</text:p>
          </table:table-cell>
          <table:table-cell office:value-type="float" office:value="3120254" calcext:value-type="float">
            <text:p>3120254</text:p>
          </table:table-cell>
          <table:table-cell office:value-type="float" office:value="3189448" calcext:value-type="float">
            <text:p>3189448</text:p>
          </table:table-cell>
          <table:table-cell office:value-type="float" office:value="3261543" calcext:value-type="float">
            <text:p>3261543</text:p>
          </table:table-cell>
          <table:table-cell office:value-type="float" office:value="3325994" calcext:value-type="float">
            <text:p>3325994</text:p>
          </table:table-cell>
          <table:table-cell office:value-type="float" office:value="3393443" calcext:value-type="float">
            <text:p>3393443</text:p>
          </table:table-cell>
          <table:table-cell office:value-type="float" office:value="3473100" calcext:value-type="float">
            <text:p>3473100</text:p>
          </table:table-cell>
          <table:table-cell office:value-type="float" office:value="3620387" calcext:value-type="float">
            <text:p>3620387</text:p>
          </table:table-cell>
          <table:table-cell office:value-type="float" office:value="3675577" calcext:value-type="float">
            <text:p>3675577</text:p>
          </table:table-cell>
          <table:table-cell office:value-type="float" office:value="3773653" calcext:value-type="float">
            <text:p>3773653</text:p>
          </table:table-cell>
          <table:table-cell office:value-type="float" office:value="3703605" calcext:value-type="float">
            <text:p>3703605</text:p>
          </table:table-cell>
          <table:table-cell office:value-type="float" office:value="3877006" calcext:value-type="float">
            <text:p>3877006</text:p>
          </table:table-cell>
          <table:table-cell office:value-type="float" office:value="4098479" calcext:value-type="float">
            <text:p>4098479</text:p>
          </table:table-cell>
          <table:table-cell office:value-type="float" office:value="4169063" calcext:value-type="float">
            <text:p>4169063</text:p>
          </table:table-cell>
          <table:table-cell office:value-type="float" office:value="4261776" calcext:value-type="float">
            <text:p>4261776</text:p>
          </table:table-cell>
          <table:table-cell office:value-type="float" office:value="4361732" calcext:value-type="float">
            <text:p>4361732</text:p>
          </table:table-cell>
          <table:table-cell office:value-type="float" office:value="4650575" calcext:value-type="float">
            <text:p>4650575</text:p>
          </table:table-cell>
          <table:table-cell office:value-type="float" office:value="4749233" calcext:value-type="float">
            <text:p>4749233</text:p>
          </table:table-cell>
          <table:table-cell office:value-type="float" office:value="4825024" calcext:value-type="float">
            <text:p>4825024</text:p>
          </table:table-cell>
          <table:table-cell office:value-type="float" office:value="4901539" calcext:value-type="float">
            <text:p>4901539</text:p>
          </table:table-cell>
        </table:table-row>
        <table:table-row table:style-name="ro1">
          <table:table-cell office:value-type="string" calcext:value-type="string">
            <text:p>Algérie</text:p>
          </table:table-cell>
          <table:table-cell office:value-type="string" calcext:value-type="string">
            <text:p>DZA</text:p>
          </table:table-cell>
          <table:table-cell table:number-columns-repeated="30"/>
          <table:table-cell office:value-type="float" office:value="6446601" calcext:value-type="float">
            <text:p>6446601</text:p>
          </table:table-cell>
          <table:table-cell office:value-type="float" office:value="6713641" calcext:value-type="float">
            <text:p>6713641</text:p>
          </table:table-cell>
          <table:table-cell office:value-type="float" office:value="6961416" calcext:value-type="float">
            <text:p>6961416</text:p>
          </table:table-cell>
          <table:table-cell office:value-type="float" office:value="7252541" calcext:value-type="float">
            <text:p>7252541</text:p>
          </table:table-cell>
          <table:table-cell office:value-type="float" office:value="7542465" calcext:value-type="float">
            <text:p>7542465</text:p>
          </table:table-cell>
          <table:table-cell office:value-type="float" office:value="7797280" calcext:value-type="float">
            <text:p>7797280</text:p>
          </table:table-cell>
          <table:table-cell office:value-type="float" office:value="8046712" calcext:value-type="float">
            <text:p>8046712</text:p>
          </table:table-cell>
          <table:table-cell office:value-type="float" office:value="8249066" calcext:value-type="float">
            <text:p>8249066</text:p>
          </table:table-cell>
          <table:table-cell office:value-type="float" office:value="8457585" calcext:value-type="float">
            <text:p>8457585</text:p>
          </table:table-cell>
          <table:table-cell office:value-type="float" office:value="8668123" calcext:value-type="float">
            <text:p>8668123</text:p>
          </table:table-cell>
          <table:table-cell office:value-type="float" office:value="8878121" calcext:value-type="float">
            <text:p>8878121</text:p>
          </table:table-cell>
          <table:table-cell office:value-type="float" office:value="9104651" calcext:value-type="float">
            <text:p>9104651</text:p>
          </table:table-cell>
          <table:table-cell office:value-type="float" office:value="9324677" calcext:value-type="float">
            <text:p>9324677</text:p>
          </table:table-cell>
          <table:table-cell office:value-type="float" office:value="9542737" calcext:value-type="float">
            <text:p>9542737</text:p>
          </table:table-cell>
          <table:table-cell office:value-type="float" office:value="9762793" calcext:value-type="float">
            <text:p>9762793</text:p>
          </table:table-cell>
          <table:table-cell office:value-type="float" office:value="9984928" calcext:value-type="float">
            <text:p>9984928</text:p>
          </table:table-cell>
          <table:table-cell office:value-type="float" office:value="10197598" calcext:value-type="float">
            <text:p>10197598</text:p>
          </table:table-cell>
          <table:table-cell office:value-type="float" office:value="10404063" calcext:value-type="float">
            <text:p>10404063</text:p>
          </table:table-cell>
          <table:table-cell office:value-type="float" office:value="10605962" calcext:value-type="float">
            <text:p>10605962</text:p>
          </table:table-cell>
          <table:table-cell office:value-type="float" office:value="10806943" calcext:value-type="float">
            <text:p>10806943</text:p>
          </table:table-cell>
          <table:table-cell office:value-type="float" office:value="11082664" calcext:value-type="float">
            <text:p>11082664</text:p>
          </table:table-cell>
          <table:table-cell office:value-type="float" office:value="11302087" calcext:value-type="float">
            <text:p>11302087</text:p>
          </table:table-cell>
          <table:table-cell office:value-type="float" office:value="11541337" calcext:value-type="float">
            <text:p>11541337</text:p>
          </table:table-cell>
          <table:table-cell office:value-type="float" office:value="12009870" calcext:value-type="float">
            <text:p>12009870</text:p>
          </table:table-cell>
          <table:table-cell office:value-type="float" office:value="11592454" calcext:value-type="float">
            <text:p>11592454</text:p>
          </table:table-cell>
          <table:table-cell office:value-type="float" office:value="11743322" calcext:value-type="float">
            <text:p>11743322</text:p>
          </table:table-cell>
          <table:table-cell office:value-type="float" office:value="11899694" calcext:value-type="float">
            <text:p>11899694</text:p>
          </table:table-cell>
          <table:table-cell office:value-type="float" office:value="12047901" calcext:value-type="float">
            <text:p>12047901</text:p>
          </table:table-cell>
          <table:table-cell office:value-type="float" office:value="12187913" calcext:value-type="float">
            <text:p>12187913</text:p>
          </table:table-cell>
        </table:table-row>
        <table:table-row table:style-name="ro1">
          <table:table-cell office:value-type="string" calcext:value-type="string">
            <text:p>Asie de l’Est et Pacifique (hors revenu élevé)</text:p>
          </table:table-cell>
          <table:table-cell office:value-type="string" calcext:value-type="string">
            <text:p>EAP</text:p>
          </table:table-cell>
          <table:table-cell table:number-columns-repeated="30"/>
          <table:table-cell office:value-type="float" office:value="847774559" calcext:value-type="float">
            <text:p>847774559</text:p>
          </table:table-cell>
          <table:table-cell office:value-type="float" office:value="862572973" calcext:value-type="float">
            <text:p>862572973</text:p>
          </table:table-cell>
          <table:table-cell office:value-type="float" office:value="879337655" calcext:value-type="float">
            <text:p>879337655</text:p>
          </table:table-cell>
          <table:table-cell office:value-type="float" office:value="896196755" calcext:value-type="float">
            <text:p>896196755</text:p>
          </table:table-cell>
          <table:table-cell office:value-type="float" office:value="912197320" calcext:value-type="float">
            <text:p>912197320</text:p>
          </table:table-cell>
          <table:table-cell office:value-type="float" office:value="926504335" calcext:value-type="float">
            <text:p>926504335</text:p>
          </table:table-cell>
          <table:table-cell office:value-type="float" office:value="944504583" calcext:value-type="float">
            <text:p>944504583</text:p>
          </table:table-cell>
          <table:table-cell office:value-type="float" office:value="958459721" calcext:value-type="float">
            <text:p>958459721</text:p>
          </table:table-cell>
          <table:table-cell office:value-type="float" office:value="971042076" calcext:value-type="float">
            <text:p>971042076</text:p>
          </table:table-cell>
          <table:table-cell office:value-type="float" office:value="983944289" calcext:value-type="float">
            <text:p>983944289</text:p>
          </table:table-cell>
          <table:table-cell office:value-type="float" office:value="997420060" calcext:value-type="float">
            <text:p>997420060</text:p>
          </table:table-cell>
          <table:table-cell office:value-type="float" office:value="1005596882" calcext:value-type="float">
            <text:p>1005596882</text:p>
          </table:table-cell>
          <table:table-cell office:value-type="float" office:value="1014554861" calcext:value-type="float">
            <text:p>1014554861</text:p>
          </table:table-cell>
          <table:table-cell office:value-type="float" office:value="1025283225" calcext:value-type="float">
            <text:p>1025283225</text:p>
          </table:table-cell>
          <table:table-cell office:value-type="float" office:value="1036582656" calcext:value-type="float">
            <text:p>1036582656</text:p>
          </table:table-cell>
          <table:table-cell office:value-type="float" office:value="1044301507" calcext:value-type="float">
            <text:p>1044301507</text:p>
          </table:table-cell>
          <table:table-cell office:value-type="float" office:value="1053154349" calcext:value-type="float">
            <text:p>1053154349</text:p>
          </table:table-cell>
          <table:table-cell office:value-type="float" office:value="1064578900" calcext:value-type="float">
            <text:p>1064578900</text:p>
          </table:table-cell>
          <table:table-cell office:value-type="float" office:value="1071715610" calcext:value-type="float">
            <text:p>1071715610</text:p>
          </table:table-cell>
          <table:table-cell office:value-type="float" office:value="1077763892" calcext:value-type="float">
            <text:p>1077763892</text:p>
          </table:table-cell>
          <table:table-cell office:value-type="float" office:value="1083387424" calcext:value-type="float">
            <text:p>1083387424</text:p>
          </table:table-cell>
          <table:table-cell office:value-type="float" office:value="1093340568" calcext:value-type="float">
            <text:p>1093340568</text:p>
          </table:table-cell>
          <table:table-cell office:value-type="float" office:value="1102213834" calcext:value-type="float">
            <text:p>1102213834</text:p>
          </table:table-cell>
          <table:table-cell office:value-type="float" office:value="1108287737" calcext:value-type="float">
            <text:p>1108287737</text:p>
          </table:table-cell>
          <table:table-cell office:value-type="float" office:value="1115193801" calcext:value-type="float">
            <text:p>1115193801</text:p>
          </table:table-cell>
          <table:table-cell office:value-type="float" office:value="1120465018" calcext:value-type="float">
            <text:p>1120465018</text:p>
          </table:table-cell>
          <table:table-cell office:value-type="float" office:value="1123828999" calcext:value-type="float">
            <text:p>1123828999</text:p>
          </table:table-cell>
          <table:table-cell office:value-type="float" office:value="1128822985" calcext:value-type="float">
            <text:p>1128822985</text:p>
          </table:table-cell>
          <table:table-cell office:value-type="float" office:value="1131968387" calcext:value-type="float">
            <text:p>1131968387</text:p>
          </table:table-cell>
        </table:table-row>
        <table:table-row table:style-name="ro1">
          <table:table-cell office:value-type="string" calcext:value-type="string">
            <text:p>de dividende précoce démographique</text:p>
          </table:table-cell>
          <table:table-cell office:value-type="string" calcext:value-type="string">
            <text:p>EAR</text:p>
          </table:table-cell>
          <table:table-cell table:number-columns-repeated="30"/>
          <table:table-cell office:value-type="float" office:value="727095194" calcext:value-type="float">
            <text:p>727095194</text:p>
          </table:table-cell>
          <table:table-cell office:value-type="float" office:value="746879179" calcext:value-type="float">
            <text:p>746879179</text:p>
          </table:table-cell>
          <table:table-cell office:value-type="float" office:value="767404680" calcext:value-type="float">
            <text:p>767404680</text:p>
          </table:table-cell>
          <table:table-cell office:value-type="float" office:value="786397107" calcext:value-type="float">
            <text:p>786397107</text:p>
          </table:table-cell>
          <table:table-cell office:value-type="float" office:value="809003192" calcext:value-type="float">
            <text:p>809003192</text:p>
          </table:table-cell>
          <table:table-cell office:value-type="float" office:value="828279081" calcext:value-type="float">
            <text:p>828279081</text:p>
          </table:table-cell>
          <table:table-cell office:value-type="float" office:value="848735349" calcext:value-type="float">
            <text:p>848735349</text:p>
          </table:table-cell>
          <table:table-cell office:value-type="float" office:value="870915713" calcext:value-type="float">
            <text:p>870915713</text:p>
          </table:table-cell>
          <table:table-cell office:value-type="float" office:value="893866705" calcext:value-type="float">
            <text:p>893866705</text:p>
          </table:table-cell>
          <table:table-cell office:value-type="float" office:value="917316366" calcext:value-type="float">
            <text:p>917316366</text:p>
          </table:table-cell>
          <table:table-cell office:value-type="float" office:value="937384484" calcext:value-type="float">
            <text:p>937384484</text:p>
          </table:table-cell>
          <table:table-cell office:value-type="float" office:value="959428946" calcext:value-type="float">
            <text:p>959428946</text:p>
          </table:table-cell>
          <table:table-cell office:value-type="float" office:value="981031422" calcext:value-type="float">
            <text:p>981031422</text:p>
          </table:table-cell>
          <table:table-cell office:value-type="float" office:value="1003597986" calcext:value-type="float">
            <text:p>1003597986</text:p>
          </table:table-cell>
          <table:table-cell office:value-type="float" office:value="1030033486" calcext:value-type="float">
            <text:p>1030033486</text:p>
          </table:table-cell>
          <table:table-cell office:value-type="float" office:value="1053404953" calcext:value-type="float">
            <text:p>1053404953</text:p>
          </table:table-cell>
          <table:table-cell office:value-type="float" office:value="1069340482" calcext:value-type="float">
            <text:p>1069340482</text:p>
          </table:table-cell>
          <table:table-cell office:value-type="float" office:value="1088116617" calcext:value-type="float">
            <text:p>1088116617</text:p>
          </table:table-cell>
          <table:table-cell office:value-type="float" office:value="1103295882" calcext:value-type="float">
            <text:p>1103295882</text:p>
          </table:table-cell>
          <table:table-cell office:value-type="float" office:value="1119747617" calcext:value-type="float">
            <text:p>1119747617</text:p>
          </table:table-cell>
          <table:table-cell office:value-type="float" office:value="1136422758" calcext:value-type="float">
            <text:p>1136422758</text:p>
          </table:table-cell>
          <table:table-cell office:value-type="float" office:value="1152378047" calcext:value-type="float">
            <text:p>1152378047</text:p>
          </table:table-cell>
          <table:table-cell office:value-type="float" office:value="1169571526" calcext:value-type="float">
            <text:p>1169571526</text:p>
          </table:table-cell>
          <table:table-cell office:value-type="float" office:value="1192303674" calcext:value-type="float">
            <text:p>1192303674</text:p>
          </table:table-cell>
          <table:table-cell office:value-type="float" office:value="1214084022" calcext:value-type="float">
            <text:p>1214084022</text:p>
          </table:table-cell>
          <table:table-cell office:value-type="float" office:value="1238168872" calcext:value-type="float">
            <text:p>1238168872</text:p>
          </table:table-cell>
          <table:table-cell office:value-type="float" office:value="1261049795" calcext:value-type="float">
            <text:p>1261049795</text:p>
          </table:table-cell>
          <table:table-cell office:value-type="float" office:value="1286199257" calcext:value-type="float">
            <text:p>1286199257</text:p>
          </table:table-cell>
          <table:table-cell office:value-type="float" office:value="1308375855" calcext:value-type="float">
            <text:p>1308375855</text:p>
          </table:table-cell>
        </table:table-row>
        <table:table-row table:style-name="ro1">
          <table:table-cell office:value-type="string" calcext:value-type="string">
            <text:p>Asie de l’Est et Pacifique</text:p>
          </table:table-cell>
          <table:table-cell office:value-type="string" calcext:value-type="string">
            <text:p>EAS</text:p>
          </table:table-cell>
          <table:table-cell table:number-columns-repeated="30"/>
          <table:table-cell office:value-type="float" office:value="954600390" calcext:value-type="float">
            <text:p>954600390</text:p>
          </table:table-cell>
          <table:table-cell office:value-type="float" office:value="971467493" calcext:value-type="float">
            <text:p>971467493</text:p>
          </table:table-cell>
          <table:table-cell office:value-type="float" office:value="989781476" calcext:value-type="float">
            <text:p>989781476</text:p>
          </table:table-cell>
          <table:table-cell office:value-type="float" office:value="1007467019" calcext:value-type="float">
            <text:p>1007467019</text:p>
          </table:table-cell>
          <table:table-cell office:value-type="float" office:value="1024888086" calcext:value-type="float">
            <text:p>1024888086</text:p>
          </table:table-cell>
          <table:table-cell office:value-type="float" office:value="1040580296" calcext:value-type="float">
            <text:p>1040580296</text:p>
          </table:table-cell>
          <table:table-cell office:value-type="float" office:value="1060029049" calcext:value-type="float">
            <text:p>1060029049</text:p>
          </table:table-cell>
          <table:table-cell office:value-type="float" office:value="1075453581" calcext:value-type="float">
            <text:p>1075453581</text:p>
          </table:table-cell>
          <table:table-cell office:value-type="float" office:value="1088155439" calcext:value-type="float">
            <text:p>1088155439</text:p>
          </table:table-cell>
          <table:table-cell office:value-type="float" office:value="1101457720" calcext:value-type="float">
            <text:p>1101457720</text:p>
          </table:table-cell>
          <table:table-cell office:value-type="float" office:value="1115651586" calcext:value-type="float">
            <text:p>1115651586</text:p>
          </table:table-cell>
          <table:table-cell office:value-type="float" office:value="1124559030" calcext:value-type="float">
            <text:p>1124559030</text:p>
          </table:table-cell>
          <table:table-cell office:value-type="float" office:value="1133934709" calcext:value-type="float">
            <text:p>1133934709</text:p>
          </table:table-cell>
          <table:table-cell office:value-type="float" office:value="1144869206" calcext:value-type="float">
            <text:p>1144869206</text:p>
          </table:table-cell>
          <table:table-cell office:value-type="float" office:value="1156726529" calcext:value-type="float">
            <text:p>1156726529</text:p>
          </table:table-cell>
          <table:table-cell office:value-type="float" office:value="1165229249" calcext:value-type="float">
            <text:p>1165229249</text:p>
          </table:table-cell>
          <table:table-cell office:value-type="float" office:value="1175031111" calcext:value-type="float">
            <text:p>1175031111</text:p>
          </table:table-cell>
          <table:table-cell office:value-type="float" office:value="1187663265" calcext:value-type="float">
            <text:p>1187663265</text:p>
          </table:table-cell>
          <table:table-cell office:value-type="float" office:value="1195579950" calcext:value-type="float">
            <text:p>1195579950</text:p>
          </table:table-cell>
          <table:table-cell office:value-type="float" office:value="1201880404" calcext:value-type="float">
            <text:p>1201880404</text:p>
          </table:table-cell>
          <table:table-cell office:value-type="float" office:value="1208043270" calcext:value-type="float">
            <text:p>1208043270</text:p>
          </table:table-cell>
          <table:table-cell office:value-type="float" office:value="1218282868" calcext:value-type="float">
            <text:p>1218282868</text:p>
          </table:table-cell>
          <table:table-cell office:value-type="float" office:value="1227679277" calcext:value-type="float">
            <text:p>1227679277</text:p>
          </table:table-cell>
          <table:table-cell office:value-type="float" office:value="1234876979" calcext:value-type="float">
            <text:p>1234876979</text:p>
          </table:table-cell>
          <table:table-cell office:value-type="float" office:value="1243158266" calcext:value-type="float">
            <text:p>1243158266</text:p>
          </table:table-cell>
          <table:table-cell office:value-type="float" office:value="1249483878" calcext:value-type="float">
            <text:p>1249483878</text:p>
          </table:table-cell>
          <table:table-cell office:value-type="float" office:value="1254041272" calcext:value-type="float">
            <text:p>1254041272</text:p>
          </table:table-cell>
          <table:table-cell office:value-type="float" office:value="1260248848" calcext:value-type="float">
            <text:p>1260248848</text:p>
          </table:table-cell>
          <table:table-cell office:value-type="float" office:value="1263565932" calcext:value-type="float">
            <text:p>1263565932</text:p>
          </table:table-cell>
        </table:table-row>
        <table:table-row table:style-name="ro1">
          <table:table-cell office:value-type="string" calcext:value-type="string">
            <text:p>Europe et Asie centrale (hors revenu élevé)</text:p>
          </table:table-cell>
          <table:table-cell office:value-type="string" calcext:value-type="string">
            <text:p>ECA</text:p>
          </table:table-cell>
          <table:table-cell table:number-columns-repeated="30"/>
          <table:table-cell office:value-type="float" office:value="176486803" calcext:value-type="float">
            <text:p>176486803</text:p>
          </table:table-cell>
          <table:table-cell office:value-type="float" office:value="177116960" calcext:value-type="float">
            <text:p>177116960</text:p>
          </table:table-cell>
          <table:table-cell office:value-type="float" office:value="177806576" calcext:value-type="float">
            <text:p>177806576</text:p>
          </table:table-cell>
          <table:table-cell office:value-type="float" office:value="175450012" calcext:value-type="float">
            <text:p>175450012</text:p>
          </table:table-cell>
          <table:table-cell office:value-type="float" office:value="175246248" calcext:value-type="float">
            <text:p>175246248</text:p>
          </table:table-cell>
          <table:table-cell office:value-type="float" office:value="175230072" calcext:value-type="float">
            <text:p>175230072</text:p>
          </table:table-cell>
          <table:table-cell office:value-type="float" office:value="174181984" calcext:value-type="float">
            <text:p>174181984</text:p>
          </table:table-cell>
          <table:table-cell office:value-type="float" office:value="172597472" calcext:value-type="float">
            <text:p>172597472</text:p>
          </table:table-cell>
          <table:table-cell office:value-type="float" office:value="172008654" calcext:value-type="float">
            <text:p>172008654</text:p>
          </table:table-cell>
          <table:table-cell office:value-type="float" office:value="176310657" calcext:value-type="float">
            <text:p>176310657</text:p>
          </table:table-cell>
          <table:table-cell office:value-type="float" office:value="176362495" calcext:value-type="float">
            <text:p>176362495</text:p>
          </table:table-cell>
          <table:table-cell office:value-type="float" office:value="175214125" calcext:value-type="float">
            <text:p>175214125</text:p>
          </table:table-cell>
          <table:table-cell office:value-type="float" office:value="175583251" calcext:value-type="float">
            <text:p>175583251</text:p>
          </table:table-cell>
          <table:table-cell office:value-type="float" office:value="175412803" calcext:value-type="float">
            <text:p>175412803</text:p>
          </table:table-cell>
          <table:table-cell office:value-type="float" office:value="176457476" calcext:value-type="float">
            <text:p>176457476</text:p>
          </table:table-cell>
          <table:table-cell office:value-type="float" office:value="177679274" calcext:value-type="float">
            <text:p>177679274</text:p>
          </table:table-cell>
          <table:table-cell office:value-type="float" office:value="178671793" calcext:value-type="float">
            <text:p>178671793</text:p>
          </table:table-cell>
          <table:table-cell office:value-type="float" office:value="180517807" calcext:value-type="float">
            <text:p>180517807</text:p>
          </table:table-cell>
          <table:table-cell office:value-type="float" office:value="182212619" calcext:value-type="float">
            <text:p>182212619</text:p>
          </table:table-cell>
          <table:table-cell office:value-type="float" office:value="183544052" calcext:value-type="float">
            <text:p>183544052</text:p>
          </table:table-cell>
          <table:table-cell office:value-type="float" office:value="185286095" calcext:value-type="float">
            <text:p>185286095</text:p>
          </table:table-cell>
          <table:table-cell office:value-type="float" office:value="186996731" calcext:value-type="float">
            <text:p>186996731</text:p>
          </table:table-cell>
          <table:table-cell office:value-type="float" office:value="187707880" calcext:value-type="float">
            <text:p>187707880</text:p>
          </table:table-cell>
          <table:table-cell office:value-type="float" office:value="189032158" calcext:value-type="float">
            <text:p>189032158</text:p>
          </table:table-cell>
          <table:table-cell office:value-type="float" office:value="189709417" calcext:value-type="float">
            <text:p>189709417</text:p>
          </table:table-cell>
          <table:table-cell office:value-type="float" office:value="191124664" calcext:value-type="float">
            <text:p>191124664</text:p>
          </table:table-cell>
          <table:table-cell office:value-type="float" office:value="192196449" calcext:value-type="float">
            <text:p>192196449</text:p>
          </table:table-cell>
          <table:table-cell office:value-type="float" office:value="193095938" calcext:value-type="float">
            <text:p>193095938</text:p>
          </table:table-cell>
          <table:table-cell office:value-type="float" office:value="192875473" calcext:value-type="float">
            <text:p>192875473</text:p>
          </table:table-cell>
        </table:table-row>
        <table:table-row table:style-name="ro1">
          <table:table-cell office:value-type="string" calcext:value-type="string">
            <text:p>Europe et Asie centrale</text:p>
          </table:table-cell>
          <table:table-cell office:value-type="string" calcext:value-type="string">
            <text:p>ECS</text:p>
          </table:table-cell>
          <table:table-cell table:number-columns-repeated="30"/>
          <table:table-cell office:value-type="float" office:value="388305882" calcext:value-type="float">
            <text:p>388305882</text:p>
          </table:table-cell>
          <table:table-cell office:value-type="float" office:value="390740832" calcext:value-type="float">
            <text:p>390740832</text:p>
          </table:table-cell>
          <table:table-cell office:value-type="float" office:value="390776353" calcext:value-type="float">
            <text:p>390776353</text:p>
          </table:table-cell>
          <table:table-cell office:value-type="float" office:value="388044363" calcext:value-type="float">
            <text:p>388044363</text:p>
          </table:table-cell>
          <table:table-cell office:value-type="float" office:value="388228419" calcext:value-type="float">
            <text:p>388228419</text:p>
          </table:table-cell>
          <table:table-cell office:value-type="float" office:value="388267734" calcext:value-type="float">
            <text:p>388267734</text:p>
          </table:table-cell>
          <table:table-cell office:value-type="float" office:value="388216647" calcext:value-type="float">
            <text:p>388216647</text:p>
          </table:table-cell>
          <table:table-cell office:value-type="float" office:value="387618002" calcext:value-type="float">
            <text:p>387618002</text:p>
          </table:table-cell>
          <table:table-cell office:value-type="float" office:value="388493808" calcext:value-type="float">
            <text:p>388493808</text:p>
          </table:table-cell>
          <table:table-cell office:value-type="float" office:value="394742413" calcext:value-type="float">
            <text:p>394742413</text:p>
          </table:table-cell>
          <table:table-cell office:value-type="float" office:value="396294790" calcext:value-type="float">
            <text:p>396294790</text:p>
          </table:table-cell>
          <table:table-cell office:value-type="float" office:value="395737986" calcext:value-type="float">
            <text:p>395737986</text:p>
          </table:table-cell>
          <table:table-cell office:value-type="float" office:value="398373803" calcext:value-type="float">
            <text:p>398373803</text:p>
          </table:table-cell>
          <table:table-cell office:value-type="float" office:value="400659360" calcext:value-type="float">
            <text:p>400659360</text:p>
          </table:table-cell>
          <table:table-cell office:value-type="float" office:value="403489361" calcext:value-type="float">
            <text:p>403489361</text:p>
          </table:table-cell>
          <table:table-cell office:value-type="float" office:value="407717962" calcext:value-type="float">
            <text:p>407717962</text:p>
          </table:table-cell>
          <table:table-cell office:value-type="float" office:value="410675703" calcext:value-type="float">
            <text:p>410675703</text:p>
          </table:table-cell>
          <table:table-cell office:value-type="float" office:value="414492343" calcext:value-type="float">
            <text:p>414492343</text:p>
          </table:table-cell>
          <table:table-cell office:value-type="float" office:value="418592156" calcext:value-type="float">
            <text:p>418592156</text:p>
          </table:table-cell>
          <table:table-cell office:value-type="float" office:value="420910341" calcext:value-type="float">
            <text:p>420910341</text:p>
          </table:table-cell>
          <table:table-cell office:value-type="float" office:value="423220156" calcext:value-type="float">
            <text:p>423220156</text:p>
          </table:table-cell>
          <table:table-cell office:value-type="float" office:value="424807074" calcext:value-type="float">
            <text:p>424807074</text:p>
          </table:table-cell>
          <table:table-cell office:value-type="float" office:value="427178875" calcext:value-type="float">
            <text:p>427178875</text:p>
          </table:table-cell>
          <table:table-cell office:value-type="float" office:value="429443889" calcext:value-type="float">
            <text:p>429443889</text:p>
          </table:table-cell>
          <table:table-cell office:value-type="float" office:value="431156118" calcext:value-type="float">
            <text:p>431156118</text:p>
          </table:table-cell>
          <table:table-cell office:value-type="float" office:value="433459429" calcext:value-type="float">
            <text:p>433459429</text:p>
          </table:table-cell>
          <table:table-cell office:value-type="float" office:value="436048794" calcext:value-type="float">
            <text:p>436048794</text:p>
          </table:table-cell>
          <table:table-cell office:value-type="float" office:value="437792569" calcext:value-type="float">
            <text:p>437792569</text:p>
          </table:table-cell>
          <table:table-cell office:value-type="float" office:value="437559605" calcext:value-type="float">
            <text:p>437559605</text:p>
          </table:table-cell>
        </table:table-row>
        <table:table-row table:style-name="ro1">
          <table:table-cell office:value-type="string" calcext:value-type="string">
            <text:p>Équateur</text:p>
          </table:table-cell>
          <table:table-cell office:value-type="string" calcext:value-type="string">
            <text:p>ECU</text:p>
          </table:table-cell>
          <table:table-cell table:number-columns-repeated="30"/>
          <table:table-cell office:value-type="float" office:value="4069528" calcext:value-type="float">
            <text:p>4069528</text:p>
          </table:table-cell>
          <table:table-cell office:value-type="float" office:value="4204367" calcext:value-type="float">
            <text:p>4204367</text:p>
          </table:table-cell>
          <table:table-cell office:value-type="float" office:value="4335107" calcext:value-type="float">
            <text:p>4335107</text:p>
          </table:table-cell>
          <table:table-cell office:value-type="float" office:value="4468007" calcext:value-type="float">
            <text:p>4468007</text:p>
          </table:table-cell>
          <table:table-cell office:value-type="float" office:value="4611673" calcext:value-type="float">
            <text:p>4611673</text:p>
          </table:table-cell>
          <table:table-cell office:value-type="float" office:value="4749027" calcext:value-type="float">
            <text:p>4749027</text:p>
          </table:table-cell>
          <table:table-cell office:value-type="float" office:value="4882468" calcext:value-type="float">
            <text:p>4882468</text:p>
          </table:table-cell>
          <table:table-cell office:value-type="float" office:value="5025321" calcext:value-type="float">
            <text:p>5025321</text:p>
          </table:table-cell>
          <table:table-cell office:value-type="float" office:value="5349958" calcext:value-type="float">
            <text:p>5349958</text:p>
          </table:table-cell>
          <table:table-cell office:value-type="float" office:value="5458434" calcext:value-type="float">
            <text:p>5458434</text:p>
          </table:table-cell>
          <table:table-cell office:value-type="float" office:value="5565930" calcext:value-type="float">
            <text:p>5565930</text:p>
          </table:table-cell>
          <table:table-cell office:value-type="float" office:value="5664476" calcext:value-type="float">
            <text:p>5664476</text:p>
          </table:table-cell>
          <table:table-cell office:value-type="float" office:value="5763114" calcext:value-type="float">
            <text:p>5763114</text:p>
          </table:table-cell>
          <table:table-cell office:value-type="float" office:value="5861298" calcext:value-type="float">
            <text:p>5861298</text:p>
          </table:table-cell>
          <table:table-cell office:value-type="float" office:value="6207245" calcext:value-type="float">
            <text:p>6207245</text:p>
          </table:table-cell>
          <table:table-cell office:value-type="float" office:value="6293995" calcext:value-type="float">
            <text:p>6293995</text:p>
          </table:table-cell>
          <table:table-cell office:value-type="float" office:value="6566016" calcext:value-type="float">
            <text:p>6566016</text:p>
          </table:table-cell>
          <table:table-cell office:value-type="float" office:value="6575991" calcext:value-type="float">
            <text:p>6575991</text:p>
          </table:table-cell>
          <table:table-cell office:value-type="float" office:value="6740338" calcext:value-type="float">
            <text:p>6740338</text:p>
          </table:table-cell>
          <table:table-cell office:value-type="float" office:value="6698815" calcext:value-type="float">
            <text:p>6698815</text:p>
          </table:table-cell>
          <table:table-cell office:value-type="float" office:value="6735475" calcext:value-type="float">
            <text:p>6735475</text:p>
          </table:table-cell>
          <table:table-cell office:value-type="float" office:value="6801746" calcext:value-type="float">
            <text:p>6801746</text:p>
          </table:table-cell>
          <table:table-cell office:value-type="float" office:value="7013110" calcext:value-type="float">
            <text:p>7013110</text:p>
          </table:table-cell>
          <table:table-cell office:value-type="float" office:value="7093272" calcext:value-type="float">
            <text:p>7093272</text:p>
          </table:table-cell>
          <table:table-cell office:value-type="float" office:value="7220810" calcext:value-type="float">
            <text:p>7220810</text:p>
          </table:table-cell>
          <table:table-cell office:value-type="float" office:value="7655411" calcext:value-type="float">
            <text:p>7655411</text:p>
          </table:table-cell>
          <table:table-cell office:value-type="float" office:value="8055089" calcext:value-type="float">
            <text:p>8055089</text:p>
          </table:table-cell>
          <table:table-cell office:value-type="float" office:value="8318371" calcext:value-type="float">
            <text:p>8318371</text:p>
          </table:table-cell>
          <table:table-cell office:value-type="float" office:value="8498401" calcext:value-type="float">
            <text:p>8498401</text:p>
          </table:table-cell>
        </table:table-row>
        <table:table-row table:style-name="ro1">
          <table:table-cell office:value-type="string" calcext:value-type="string">
            <text:p>Égypte, République arabe d’</text:p>
          </table:table-cell>
          <table:table-cell office:value-type="string" calcext:value-type="string">
            <text:p>EGY</text:p>
          </table:table-cell>
          <table:table-cell table:number-columns-repeated="30"/>
          <table:table-cell office:value-type="float" office:value="15492081" calcext:value-type="float">
            <text:p>15492081</text:p>
          </table:table-cell>
          <table:table-cell office:value-type="float" office:value="15889462" calcext:value-type="float">
            <text:p>15889462</text:p>
          </table:table-cell>
          <table:table-cell office:value-type="float" office:value="16271788" calcext:value-type="float">
            <text:p>16271788</text:p>
          </table:table-cell>
          <table:table-cell office:value-type="float" office:value="16706025" calcext:value-type="float">
            <text:p>16706025</text:p>
          </table:table-cell>
          <table:table-cell office:value-type="float" office:value="17502692" calcext:value-type="float">
            <text:p>17502692</text:p>
          </table:table-cell>
          <table:table-cell office:value-type="float" office:value="17530263" calcext:value-type="float">
            <text:p>17530263</text:p>
          </table:table-cell>
          <table:table-cell office:value-type="float" office:value="17840967" calcext:value-type="float">
            <text:p>17840967</text:p>
          </table:table-cell>
          <table:table-cell office:value-type="float" office:value="18127219" calcext:value-type="float">
            <text:p>18127219</text:p>
          </table:table-cell>
          <table:table-cell office:value-type="float" office:value="18406585" calcext:value-type="float">
            <text:p>18406585</text:p>
          </table:table-cell>
          <table:table-cell office:value-type="float" office:value="19563733" calcext:value-type="float">
            <text:p>19563733</text:p>
          </table:table-cell>
          <table:table-cell office:value-type="float" office:value="20039432" calcext:value-type="float">
            <text:p>20039432</text:p>
          </table:table-cell>
          <table:table-cell office:value-type="float" office:value="20375664" calcext:value-type="float">
            <text:p>20375664</text:p>
          </table:table-cell>
          <table:table-cell office:value-type="float" office:value="20737159" calcext:value-type="float">
            <text:p>20737159</text:p>
          </table:table-cell>
          <table:table-cell office:value-type="float" office:value="21577985" calcext:value-type="float">
            <text:p>21577985</text:p>
          </table:table-cell>
          <table:table-cell office:value-type="float" office:value="22427266" calcext:value-type="float">
            <text:p>22427266</text:p>
          </table:table-cell>
          <table:table-cell office:value-type="float" office:value="23260715" calcext:value-type="float">
            <text:p>23260715</text:p>
          </table:table-cell>
          <table:table-cell office:value-type="float" office:value="24059420" calcext:value-type="float">
            <text:p>24059420</text:p>
          </table:table-cell>
          <table:table-cell office:value-type="float" office:value="25187970" calcext:value-type="float">
            <text:p>25187970</text:p>
          </table:table-cell>
          <table:table-cell office:value-type="float" office:value="25681846" calcext:value-type="float">
            <text:p>25681846</text:p>
          </table:table-cell>
          <table:table-cell office:value-type="float" office:value="26597438" calcext:value-type="float">
            <text:p>26597438</text:p>
          </table:table-cell>
          <table:table-cell office:value-type="float" office:value="27451530" calcext:value-type="float">
            <text:p>27451530</text:p>
          </table:table-cell>
          <table:table-cell office:value-type="float" office:value="27920005" calcext:value-type="float">
            <text:p>27920005</text:p>
          </table:table-cell>
          <table:table-cell office:value-type="float" office:value="28742502" calcext:value-type="float">
            <text:p>28742502</text:p>
          </table:table-cell>
          <table:table-cell office:value-type="float" office:value="29628188" calcext:value-type="float">
            <text:p>29628188</text:p>
          </table:table-cell>
          <table:table-cell office:value-type="float" office:value="30228330" calcext:value-type="float">
            <text:p>30228330</text:p>
          </table:table-cell>
          <table:table-cell office:value-type="float" office:value="29805572" calcext:value-type="float">
            <text:p>29805572</text:p>
          </table:table-cell>
          <table:table-cell office:value-type="float" office:value="30158022" calcext:value-type="float">
            <text:p>30158022</text:p>
          </table:table-cell>
          <table:table-cell office:value-type="float" office:value="30662031" calcext:value-type="float">
            <text:p>30662031</text:p>
          </table:table-cell>
          <table:table-cell office:value-type="float" office:value="31324555" calcext:value-type="float">
            <text:p>31324555</text:p>
          </table:table-cell>
        </table:table-row>
        <table:table-row table:style-name="ro1">
          <table:table-cell office:value-type="string" calcext:value-type="string">
            <text:p>Zone euro</text:p>
          </table:table-cell>
          <table:table-cell office:value-type="string" calcext:value-type="string">
            <text:p>EMU</text:p>
          </table:table-cell>
          <table:table-cell table:number-columns-repeated="30"/>
          <table:table-cell office:value-type="float" office:value="139833821" calcext:value-type="float">
            <text:p>139833821</text:p>
          </table:table-cell>
          <table:table-cell office:value-type="float" office:value="141638212" calcext:value-type="float">
            <text:p>141638212</text:p>
          </table:table-cell>
          <table:table-cell office:value-type="float" office:value="141118338" calcext:value-type="float">
            <text:p>141118338</text:p>
          </table:table-cell>
          <table:table-cell office:value-type="float" office:value="141208881" calcext:value-type="float">
            <text:p>141208881</text:p>
          </table:table-cell>
          <table:table-cell office:value-type="float" office:value="142004189" calcext:value-type="float">
            <text:p>142004189</text:p>
          </table:table-cell>
          <table:table-cell office:value-type="float" office:value="142222992" calcext:value-type="float">
            <text:p>142222992</text:p>
          </table:table-cell>
          <table:table-cell office:value-type="float" office:value="143227849" calcext:value-type="float">
            <text:p>143227849</text:p>
          </table:table-cell>
          <table:table-cell office:value-type="float" office:value="144229380" calcext:value-type="float">
            <text:p>144229380</text:p>
          </table:table-cell>
          <table:table-cell office:value-type="float" office:value="145453036" calcext:value-type="float">
            <text:p>145453036</text:p>
          </table:table-cell>
          <table:table-cell office:value-type="float" office:value="146999627" calcext:value-type="float">
            <text:p>146999627</text:p>
          </table:table-cell>
          <table:table-cell office:value-type="float" office:value="148157206" calcext:value-type="float">
            <text:p>148157206</text:p>
          </table:table-cell>
          <table:table-cell office:value-type="float" office:value="148538328" calcext:value-type="float">
            <text:p>148538328</text:p>
          </table:table-cell>
          <table:table-cell office:value-type="float" office:value="150581427" calcext:value-type="float">
            <text:p>150581427</text:p>
          </table:table-cell>
          <table:table-cell office:value-type="float" office:value="152735514" calcext:value-type="float">
            <text:p>152735514</text:p>
          </table:table-cell>
          <table:table-cell office:value-type="float" office:value="154186305" calcext:value-type="float">
            <text:p>154186305</text:p>
          </table:table-cell>
          <table:table-cell office:value-type="float" office:value="156247520" calcext:value-type="float">
            <text:p>156247520</text:p>
          </table:table-cell>
          <table:table-cell office:value-type="float" office:value="157750641" calcext:value-type="float">
            <text:p>157750641</text:p>
          </table:table-cell>
          <table:table-cell office:value-type="float" office:value="159309696" calcext:value-type="float">
            <text:p>159309696</text:p>
          </table:table-cell>
          <table:table-cell office:value-type="float" office:value="160793548" calcext:value-type="float">
            <text:p>160793548</text:p>
          </table:table-cell>
          <table:table-cell office:value-type="float" office:value="161219074" calcext:value-type="float">
            <text:p>161219074</text:p>
          </table:table-cell>
          <table:table-cell office:value-type="float" office:value="161399944" calcext:value-type="float">
            <text:p>161399944</text:p>
          </table:table-cell>
          <table:table-cell office:value-type="float" office:value="160892998" calcext:value-type="float">
            <text:p>160892998</text:p>
          </table:table-cell>
          <table:table-cell office:value-type="float" office:value="161884488" calcext:value-type="float">
            <text:p>161884488</text:p>
          </table:table-cell>
          <table:table-cell office:value-type="float" office:value="162279483" calcext:value-type="float">
            <text:p>162279483</text:p>
          </table:table-cell>
          <table:table-cell office:value-type="float" office:value="162555924" calcext:value-type="float">
            <text:p>162555924</text:p>
          </table:table-cell>
          <table:table-cell office:value-type="float" office:value="162957037" calcext:value-type="float">
            <text:p>162957037</text:p>
          </table:table-cell>
          <table:table-cell office:value-type="float" office:value="163827993" calcext:value-type="float">
            <text:p>163827993</text:p>
          </table:table-cell>
          <table:table-cell office:value-type="float" office:value="164287632" calcext:value-type="float">
            <text:p>164287632</text:p>
          </table:table-cell>
          <table:table-cell office:value-type="float" office:value="164127294" calcext:value-type="float">
            <text:p>164127294</text:p>
          </table:table-cell>
        </table:table-row>
        <table:table-row table:style-name="ro1">
          <table:table-cell office:value-type="string" calcext:value-type="string">
            <text:p>Érythrée</text:p>
          </table:table-cell>
          <table:table-cell office:value-type="string" calcext:value-type="string">
            <text:p>ERI</text:p>
          </table:table-cell>
          <table:table-cell table:number-columns-repeated="30"/>
          <table:table-cell office:value-type="float" office:value="1004147" calcext:value-type="float">
            <text:p>1004147</text:p>
          </table:table-cell>
          <table:table-cell office:value-type="float" office:value="992681" calcext:value-type="float">
            <text:p>992681</text:p>
          </table:table-cell>
          <table:table-cell office:value-type="float" office:value="973899" calcext:value-type="float">
            <text:p>973899</text:p>
          </table:table-cell>
          <table:table-cell office:value-type="float" office:value="950320" calcext:value-type="float">
            <text:p>950320</text:p>
          </table:table-cell>
          <table:table-cell office:value-type="float" office:value="926650" calcext:value-type="float">
            <text:p>926650</text:p>
          </table:table-cell>
          <table:table-cell office:value-type="float" office:value="907765" calcext:value-type="float">
            <text:p>907765</text:p>
          </table:table-cell>
          <table:table-cell office:value-type="float" office:value="910667" calcext:value-type="float">
            <text:p>910667</text:p>
          </table:table-cell>
          <table:table-cell office:value-type="float" office:value="918487" calcext:value-type="float">
            <text:p>918487</text:p>
          </table:table-cell>
          <table:table-cell office:value-type="float" office:value="933436" calcext:value-type="float">
            <text:p>933436</text:p>
          </table:table-cell>
          <table:table-cell office:value-type="float" office:value="957139" calcext:value-type="float">
            <text:p>957139</text:p>
          </table:table-cell>
          <table:table-cell office:value-type="float" office:value="990498" calcext:value-type="float">
            <text:p>990498</text:p>
          </table:table-cell>
          <table:table-cell office:value-type="float" office:value="1055620" calcext:value-type="float">
            <text:p>1055620</text:p>
          </table:table-cell>
          <table:table-cell office:value-type="float" office:value="1130929" calcext:value-type="float">
            <text:p>1130929</text:p>
          </table:table-cell>
          <table:table-cell office:value-type="float" office:value="1212655" calcext:value-type="float">
            <text:p>1212655</text:p>
          </table:table-cell>
          <table:table-cell office:value-type="float" office:value="1294099" calcext:value-type="float">
            <text:p>1294099</text:p>
          </table:table-cell>
          <table:table-cell office:value-type="float" office:value="1369829" calcext:value-type="float">
            <text:p>1369829</text:p>
          </table:table-cell>
          <table:table-cell office:value-type="float" office:value="1415990" calcext:value-type="float">
            <text:p>1415990</text:p>
          </table:table-cell>
          <table:table-cell office:value-type="float" office:value="1455105" calcext:value-type="float">
            <text:p>1455105</text:p>
          </table:table-cell>
          <table:table-cell office:value-type="float" office:value="1488322" calcext:value-type="float">
            <text:p>1488322</text:p>
          </table:table-cell>
          <table:table-cell office:value-type="float" office:value="1513863" calcext:value-type="float">
            <text:p>1513863</text:p>
          </table:table-cell>
          <table:table-cell office:value-type="float" office:value="1534530" calcext:value-type="float">
            <text:p>1534530</text:p>
          </table:table-cell>
          <table:table-cell office:value-type="float" office:value="1540692" calcext:value-type="float">
            <text:p>154069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agne</text:p>
          </table:table-cell>
          <table:table-cell office:value-type="string" calcext:value-type="string">
            <text:p>ESP</text:p>
          </table:table-cell>
          <table:table-cell table:number-columns-repeated="30"/>
          <table:table-cell office:value-type="float" office:value="15594956" calcext:value-type="float">
            <text:p>15594956</text:p>
          </table:table-cell>
          <table:table-cell office:value-type="float" office:value="15743106" calcext:value-type="float">
            <text:p>15743106</text:p>
          </table:table-cell>
          <table:table-cell office:value-type="float" office:value="15886715" calcext:value-type="float">
            <text:p>15886715</text:p>
          </table:table-cell>
          <table:table-cell office:value-type="float" office:value="16114031" calcext:value-type="float">
            <text:p>16114031</text:p>
          </table:table-cell>
          <table:table-cell office:value-type="float" office:value="16427376" calcext:value-type="float">
            <text:p>16427376</text:p>
          </table:table-cell>
          <table:table-cell office:value-type="float" office:value="16542642" calcext:value-type="float">
            <text:p>16542642</text:p>
          </table:table-cell>
          <table:table-cell office:value-type="float" office:value="16821539" calcext:value-type="float">
            <text:p>16821539</text:p>
          </table:table-cell>
          <table:table-cell office:value-type="float" office:value="17147757" calcext:value-type="float">
            <text:p>17147757</text:p>
          </table:table-cell>
          <table:table-cell office:value-type="float" office:value="17425032" calcext:value-type="float">
            <text:p>17425032</text:p>
          </table:table-cell>
          <table:table-cell office:value-type="float" office:value="17751597" calcext:value-type="float">
            <text:p>17751597</text:p>
          </table:table-cell>
          <table:table-cell office:value-type="float" office:value="18268078" calcext:value-type="float">
            <text:p>18268078</text:p>
          </table:table-cell>
          <table:table-cell office:value-type="float" office:value="18201770" calcext:value-type="float">
            <text:p>18201770</text:p>
          </table:table-cell>
          <table:table-cell office:value-type="float" office:value="19049369" calcext:value-type="float">
            <text:p>19049369</text:p>
          </table:table-cell>
          <table:table-cell office:value-type="float" office:value="19826129" calcext:value-type="float">
            <text:p>19826129</text:p>
          </table:table-cell>
          <table:table-cell office:value-type="float" office:value="20499004" calcext:value-type="float">
            <text:p>20499004</text:p>
          </table:table-cell>
          <table:table-cell office:value-type="float" office:value="21270027" calcext:value-type="float">
            <text:p>21270027</text:p>
          </table:table-cell>
          <table:table-cell office:value-type="float" office:value="21900010" calcext:value-type="float">
            <text:p>21900010</text:p>
          </table:table-cell>
          <table:table-cell office:value-type="float" office:value="22457695" calcext:value-type="float">
            <text:p>22457695</text:p>
          </table:table-cell>
          <table:table-cell office:value-type="float" office:value="23070472" calcext:value-type="float">
            <text:p>23070472</text:p>
          </table:table-cell>
          <table:table-cell office:value-type="float" office:value="23331133" calcext:value-type="float">
            <text:p>23331133</text:p>
          </table:table-cell>
          <table:table-cell office:value-type="float" office:value="23527392" calcext:value-type="float">
            <text:p>23527392</text:p>
          </table:table-cell>
          <table:table-cell office:value-type="float" office:value="23558817" calcext:value-type="float">
            <text:p>23558817</text:p>
          </table:table-cell>
          <table:table-cell office:value-type="float" office:value="23565348" calcext:value-type="float">
            <text:p>23565348</text:p>
          </table:table-cell>
          <table:table-cell office:value-type="float" office:value="23360853" calcext:value-type="float">
            <text:p>23360853</text:p>
          </table:table-cell>
          <table:table-cell office:value-type="float" office:value="23142240" calcext:value-type="float">
            <text:p>23142240</text:p>
          </table:table-cell>
          <table:table-cell office:value-type="float" office:value="23057305" calcext:value-type="float">
            <text:p>23057305</text:p>
          </table:table-cell>
          <table:table-cell office:value-type="float" office:value="23019668" calcext:value-type="float">
            <text:p>23019668</text:p>
          </table:table-cell>
          <table:table-cell office:value-type="float" office:value="22924651" calcext:value-type="float">
            <text:p>22924651</text:p>
          </table:table-cell>
          <table:table-cell office:value-type="float" office:value="22863498" calcext:value-type="float">
            <text:p>22863498</text:p>
          </table:table-cell>
        </table:table-row>
        <table:table-row table:style-name="ro1">
          <table:table-cell office:value-type="string" calcext:value-type="string">
            <text:p>Estonie</text:p>
          </table:table-cell>
          <table:table-cell office:value-type="string" calcext:value-type="string">
            <text:p>EST</text:p>
          </table:table-cell>
          <table:table-cell table:number-columns-repeated="30"/>
          <table:table-cell office:value-type="float" office:value="773798" calcext:value-type="float">
            <text:p>773798</text:p>
          </table:table-cell>
          <table:table-cell office:value-type="float" office:value="766873" calcext:value-type="float">
            <text:p>766873</text:p>
          </table:table-cell>
          <table:table-cell office:value-type="float" office:value="751458" calcext:value-type="float">
            <text:p>751458</text:p>
          </table:table-cell>
          <table:table-cell office:value-type="float" office:value="732091" calcext:value-type="float">
            <text:p>732091</text:p>
          </table:table-cell>
          <table:table-cell office:value-type="float" office:value="716836" calcext:value-type="float">
            <text:p>716836</text:p>
          </table:table-cell>
          <table:table-cell office:value-type="float" office:value="704354" calcext:value-type="float">
            <text:p>704354</text:p>
          </table:table-cell>
          <table:table-cell office:value-type="float" office:value="693954" calcext:value-type="float">
            <text:p>693954</text:p>
          </table:table-cell>
          <table:table-cell office:value-type="float" office:value="695454" calcext:value-type="float">
            <text:p>695454</text:p>
          </table:table-cell>
          <table:table-cell office:value-type="float" office:value="680740" calcext:value-type="float">
            <text:p>680740</text:p>
          </table:table-cell>
          <table:table-cell office:value-type="float" office:value="673734" calcext:value-type="float">
            <text:p>673734</text:p>
          </table:table-cell>
          <table:table-cell office:value-type="float" office:value="679299" calcext:value-type="float">
            <text:p>679299</text:p>
          </table:table-cell>
          <table:table-cell office:value-type="float" office:value="669058" calcext:value-type="float">
            <text:p>669058</text:p>
          </table:table-cell>
          <table:table-cell office:value-type="float" office:value="654674" calcext:value-type="float">
            <text:p>654674</text:p>
          </table:table-cell>
          <table:table-cell office:value-type="float" office:value="677787" calcext:value-type="float">
            <text:p>677787</text:p>
          </table:table-cell>
          <table:table-cell office:value-type="float" office:value="678266" calcext:value-type="float">
            <text:p>678266</text:p>
          </table:table-cell>
          <table:table-cell office:value-type="float" office:value="673822" calcext:value-type="float">
            <text:p>673822</text:p>
          </table:table-cell>
          <table:table-cell office:value-type="float" office:value="693423" calcext:value-type="float">
            <text:p>693423</text:p>
          </table:table-cell>
          <table:table-cell office:value-type="float" office:value="692034" calcext:value-type="float">
            <text:p>692034</text:p>
          </table:table-cell>
          <table:table-cell office:value-type="float" office:value="697842" calcext:value-type="float">
            <text:p>697842</text:p>
          </table:table-cell>
          <table:table-cell office:value-type="float" office:value="690493" calcext:value-type="float">
            <text:p>690493</text:p>
          </table:table-cell>
          <table:table-cell office:value-type="float" office:value="683966" calcext:value-type="float">
            <text:p>683966</text:p>
          </table:table-cell>
          <table:table-cell office:value-type="float" office:value="687779" calcext:value-type="float">
            <text:p>687779</text:p>
          </table:table-cell>
          <table:table-cell office:value-type="float" office:value="684647" calcext:value-type="float">
            <text:p>684647</text:p>
          </table:table-cell>
          <table:table-cell office:value-type="float" office:value="680849" calcext:value-type="float">
            <text:p>680849</text:p>
          </table:table-cell>
          <table:table-cell office:value-type="float" office:value="676013" calcext:value-type="float">
            <text:p>676013</text:p>
          </table:table-cell>
          <table:table-cell office:value-type="float" office:value="686173" calcext:value-type="float">
            <text:p>686173</text:p>
          </table:table-cell>
          <table:table-cell office:value-type="float" office:value="694637" calcext:value-type="float">
            <text:p>694637</text:p>
          </table:table-cell>
          <table:table-cell office:value-type="float" office:value="702172" calcext:value-type="float">
            <text:p>702172</text:p>
          </table:table-cell>
          <table:table-cell office:value-type="float" office:value="700051" calcext:value-type="float">
            <text:p>700051</text:p>
          </table:table-cell>
        </table:table-row>
        <table:table-row table:style-name="ro1">
          <table:table-cell office:value-type="string" calcext:value-type="string">
            <text:p>Éthiopie</text:p>
          </table:table-cell>
          <table:table-cell office:value-type="string" calcext:value-type="string">
            <text:p>ETH</text:p>
          </table:table-cell>
          <table:table-cell table:number-columns-repeated="30"/>
          <table:table-cell office:value-type="float" office:value="20059113" calcext:value-type="float">
            <text:p>20059113</text:p>
          </table:table-cell>
          <table:table-cell office:value-type="float" office:value="20723703" calcext:value-type="float">
            <text:p>20723703</text:p>
          </table:table-cell>
          <table:table-cell office:value-type="float" office:value="21446977" calcext:value-type="float">
            <text:p>21446977</text:p>
          </table:table-cell>
          <table:table-cell office:value-type="float" office:value="22194745" calcext:value-type="float">
            <text:p>22194745</text:p>
          </table:table-cell>
          <table:table-cell office:value-type="float" office:value="22975144" calcext:value-type="float">
            <text:p>22975144</text:p>
          </table:table-cell>
          <table:table-cell office:value-type="float" office:value="23906684" calcext:value-type="float">
            <text:p>23906684</text:p>
          </table:table-cell>
          <table:table-cell office:value-type="float" office:value="24770301" calcext:value-type="float">
            <text:p>24770301</text:p>
          </table:table-cell>
          <table:table-cell office:value-type="float" office:value="25649670" calcext:value-type="float">
            <text:p>25649670</text:p>
          </table:table-cell>
          <table:table-cell office:value-type="float" office:value="26551816" calcext:value-type="float">
            <text:p>26551816</text:p>
          </table:table-cell>
          <table:table-cell office:value-type="float" office:value="27491421" calcext:value-type="float">
            <text:p>27491421</text:p>
          </table:table-cell>
          <table:table-cell office:value-type="float" office:value="28477750" calcext:value-type="float">
            <text:p>28477750</text:p>
          </table:table-cell>
          <table:table-cell office:value-type="float" office:value="29395453" calcext:value-type="float">
            <text:p>29395453</text:p>
          </table:table-cell>
          <table:table-cell office:value-type="float" office:value="30373029" calcext:value-type="float">
            <text:p>30373029</text:p>
          </table:table-cell>
          <table:table-cell office:value-type="float" office:value="31395901" calcext:value-type="float">
            <text:p>31395901</text:p>
          </table:table-cell>
          <table:table-cell office:value-type="float" office:value="32451819" calcext:value-type="float">
            <text:p>32451819</text:p>
          </table:table-cell>
          <table:table-cell office:value-type="float" office:value="33545918" calcext:value-type="float">
            <text:p>33545918</text:p>
          </table:table-cell>
          <table:table-cell office:value-type="float" office:value="34545977" calcext:value-type="float">
            <text:p>34545977</text:p>
          </table:table-cell>
          <table:table-cell office:value-type="float" office:value="35599211" calcext:value-type="float">
            <text:p>35599211</text:p>
          </table:table-cell>
          <table:table-cell office:value-type="float" office:value="36722354" calcext:value-type="float">
            <text:p>36722354</text:p>
          </table:table-cell>
          <table:table-cell office:value-type="float" office:value="37930183" calcext:value-type="float">
            <text:p>37930183</text:p>
          </table:table-cell>
          <table:table-cell office:value-type="float" office:value="39223764" calcext:value-type="float">
            <text:p>39223764</text:p>
          </table:table-cell>
          <table:table-cell office:value-type="float" office:value="40640968" calcext:value-type="float">
            <text:p>40640968</text:p>
          </table:table-cell>
          <table:table-cell office:value-type="float" office:value="42129451" calcext:value-type="float">
            <text:p>42129451</text:p>
          </table:table-cell>
          <table:table-cell office:value-type="float" office:value="43679655" calcext:value-type="float">
            <text:p>43679655</text:p>
          </table:table-cell>
          <table:table-cell office:value-type="float" office:value="45284227" calcext:value-type="float">
            <text:p>45284227</text:p>
          </table:table-cell>
          <table:table-cell office:value-type="float" office:value="46919914" calcext:value-type="float">
            <text:p>46919914</text:p>
          </table:table-cell>
          <table:table-cell office:value-type="float" office:value="48523830" calcext:value-type="float">
            <text:p>48523830</text:p>
          </table:table-cell>
          <table:table-cell office:value-type="float" office:value="50161105" calcext:value-type="float">
            <text:p>50161105</text:p>
          </table:table-cell>
          <table:table-cell office:value-type="float" office:value="51941541" calcext:value-type="float">
            <text:p>51941541</text:p>
          </table:table-cell>
        </table:table-row>
        <table:table-row table:style-name="ro1">
          <table:table-cell office:value-type="string" calcext:value-type="string">
            <text:p>Union européenne</text:p>
          </table:table-cell>
          <table:table-cell office:value-type="string" calcext:value-type="string">
            <text:p>EUU</text:p>
          </table:table-cell>
          <table:table-cell table:number-columns-repeated="30"/>
          <table:table-cell office:value-type="float" office:value="221916557" calcext:value-type="float">
            <text:p>221916557</text:p>
          </table:table-cell>
          <table:table-cell office:value-type="float" office:value="223640768" calcext:value-type="float">
            <text:p>223640768</text:p>
          </table:table-cell>
          <table:table-cell office:value-type="float" office:value="222949430" calcext:value-type="float">
            <text:p>222949430</text:p>
          </table:table-cell>
          <table:table-cell office:value-type="float" office:value="222569492" calcext:value-type="float">
            <text:p>222569492</text:p>
          </table:table-cell>
          <table:table-cell office:value-type="float" office:value="222973162" calcext:value-type="float">
            <text:p>222973162</text:p>
          </table:table-cell>
          <table:table-cell office:value-type="float" office:value="222924022" calcext:value-type="float">
            <text:p>222924022</text:p>
          </table:table-cell>
          <table:table-cell office:value-type="float" office:value="223409617" calcext:value-type="float">
            <text:p>223409617</text:p>
          </table:table-cell>
          <table:table-cell office:value-type="float" office:value="224316362" calcext:value-type="float">
            <text:p>224316362</text:p>
          </table:table-cell>
          <table:table-cell office:value-type="float" office:value="225443450" calcext:value-type="float">
            <text:p>225443450</text:p>
          </table:table-cell>
          <table:table-cell office:value-type="float" office:value="227288734" calcext:value-type="float">
            <text:p>227288734</text:p>
          </table:table-cell>
          <table:table-cell office:value-type="float" office:value="228623325" calcext:value-type="float">
            <text:p>228623325</text:p>
          </table:table-cell>
          <table:table-cell office:value-type="float" office:value="228860190" calcext:value-type="float">
            <text:p>228860190</text:p>
          </table:table-cell>
          <table:table-cell office:value-type="float" office:value="229851099" calcext:value-type="float">
            <text:p>229851099</text:p>
          </table:table-cell>
          <table:table-cell office:value-type="float" office:value="231925145" calcext:value-type="float">
            <text:p>231925145</text:p>
          </table:table-cell>
          <table:table-cell office:value-type="float" office:value="233672355" calcext:value-type="float">
            <text:p>233672355</text:p>
          </table:table-cell>
          <table:table-cell office:value-type="float" office:value="236287237" calcext:value-type="float">
            <text:p>236287237</text:p>
          </table:table-cell>
          <table:table-cell office:value-type="float" office:value="238405631" calcext:value-type="float">
            <text:p>238405631</text:p>
          </table:table-cell>
          <table:table-cell office:value-type="float" office:value="240139435" calcext:value-type="float">
            <text:p>240139435</text:p>
          </table:table-cell>
          <table:table-cell office:value-type="float" office:value="242204211" calcext:value-type="float">
            <text:p>242204211</text:p>
          </table:table-cell>
          <table:table-cell office:value-type="float" office:value="242925099" calcext:value-type="float">
            <text:p>242925099</text:p>
          </table:table-cell>
          <table:table-cell office:value-type="float" office:value="243575322" calcext:value-type="float">
            <text:p>243575322</text:p>
          </table:table-cell>
          <table:table-cell office:value-type="float" office:value="243071419" calcext:value-type="float">
            <text:p>243071419</text:p>
          </table:table-cell>
          <table:table-cell office:value-type="float" office:value="244684266" calcext:value-type="float">
            <text:p>244684266</text:p>
          </table:table-cell>
          <table:table-cell office:value-type="float" office:value="245518828" calcext:value-type="float">
            <text:p>245518828</text:p>
          </table:table-cell>
          <table:table-cell office:value-type="float" office:value="246456794" calcext:value-type="float">
            <text:p>246456794</text:p>
          </table:table-cell>
          <table:table-cell office:value-type="float" office:value="247107910" calcext:value-type="float">
            <text:p>247107910</text:p>
          </table:table-cell>
          <table:table-cell office:value-type="float" office:value="248308791" calcext:value-type="float">
            <text:p>248308791</text:p>
          </table:table-cell>
          <table:table-cell office:value-type="float" office:value="249383570" calcext:value-type="float">
            <text:p>249383570</text:p>
          </table:table-cell>
          <table:table-cell office:value-type="float" office:value="249165563" calcext:value-type="float">
            <text:p>249165563</text:p>
          </table:table-cell>
        </table:table-row>
        <table:table-row table:style-name="ro1">
          <table:table-cell office:value-type="string" calcext:value-type="string">
            <text:p>Fragile et les situations de conflit touchées</text:p>
          </table:table-cell>
          <table:table-cell office:value-type="string" calcext:value-type="string">
            <text:p>FCS</text:p>
          </table:table-cell>
          <table:table-cell table:number-columns-repeated="30"/>
          <table:table-cell office:value-type="float" office:value="93059685" calcext:value-type="float">
            <text:p>93059685</text:p>
          </table:table-cell>
          <table:table-cell office:value-type="float" office:value="95836014" calcext:value-type="float">
            <text:p>95836014</text:p>
          </table:table-cell>
          <table:table-cell office:value-type="float" office:value="98772977" calcext:value-type="float">
            <text:p>98772977</text:p>
          </table:table-cell>
          <table:table-cell office:value-type="float" office:value="101984371" calcext:value-type="float">
            <text:p>101984371</text:p>
          </table:table-cell>
          <table:table-cell office:value-type="float" office:value="105229102" calcext:value-type="float">
            <text:p>105229102</text:p>
          </table:table-cell>
          <table:table-cell office:value-type="float" office:value="108509503" calcext:value-type="float">
            <text:p>108509503</text:p>
          </table:table-cell>
          <table:table-cell office:value-type="float" office:value="111296856" calcext:value-type="float">
            <text:p>111296856</text:p>
          </table:table-cell>
          <table:table-cell office:value-type="float" office:value="114010598" calcext:value-type="float">
            <text:p>114010598</text:p>
          </table:table-cell>
          <table:table-cell office:value-type="float" office:value="116731525" calcext:value-type="float">
            <text:p>116731525</text:p>
          </table:table-cell>
          <table:table-cell office:value-type="float" office:value="119556253" calcext:value-type="float">
            <text:p>119556253</text:p>
          </table:table-cell>
          <table:table-cell office:value-type="float" office:value="122548299" calcext:value-type="float">
            <text:p>122548299</text:p>
          </table:table-cell>
          <table:table-cell office:value-type="float" office:value="125392876" calcext:value-type="float">
            <text:p>125392876</text:p>
          </table:table-cell>
          <table:table-cell office:value-type="float" office:value="128443339" calcext:value-type="float">
            <text:p>128443339</text:p>
          </table:table-cell>
          <table:table-cell office:value-type="float" office:value="131633575" calcext:value-type="float">
            <text:p>131633575</text:p>
          </table:table-cell>
          <table:table-cell office:value-type="float" office:value="134738993" calcext:value-type="float">
            <text:p>134738993</text:p>
          </table:table-cell>
          <table:table-cell office:value-type="float" office:value="137830483" calcext:value-type="float">
            <text:p>137830483</text:p>
          </table:table-cell>
          <table:table-cell office:value-type="float" office:value="140339573" calcext:value-type="float">
            <text:p>140339573</text:p>
          </table:table-cell>
          <table:table-cell office:value-type="float" office:value="142857541" calcext:value-type="float">
            <text:p>142857541</text:p>
          </table:table-cell>
          <table:table-cell office:value-type="float" office:value="145537591" calcext:value-type="float">
            <text:p>145537591</text:p>
          </table:table-cell>
          <table:table-cell office:value-type="float" office:value="148072138" calcext:value-type="float">
            <text:p>148072138</text:p>
          </table:table-cell>
          <table:table-cell office:value-type="float" office:value="150963524" calcext:value-type="float">
            <text:p>150963524</text:p>
          </table:table-cell>
          <table:table-cell office:value-type="float" office:value="154255473" calcext:value-type="float">
            <text:p>154255473</text:p>
          </table:table-cell>
          <table:table-cell office:value-type="float" office:value="157505001" calcext:value-type="float">
            <text:p>157505001</text:p>
          </table:table-cell>
          <table:table-cell office:value-type="float" office:value="161378422" calcext:value-type="float">
            <text:p>161378422</text:p>
          </table:table-cell>
          <table:table-cell office:value-type="float" office:value="165472438" calcext:value-type="float">
            <text:p>165472438</text:p>
          </table:table-cell>
          <table:table-cell office:value-type="float" office:value="169735817" calcext:value-type="float">
            <text:p>169735817</text:p>
          </table:table-cell>
          <table:table-cell office:value-type="float" office:value="173525715" calcext:value-type="float">
            <text:p>173525715</text:p>
          </table:table-cell>
          <table:table-cell office:value-type="float" office:value="177581988" calcext:value-type="float">
            <text:p>177581988</text:p>
          </table:table-cell>
          <table:table-cell office:value-type="float" office:value="182071671" calcext:value-type="float">
            <text:p>182071671</text:p>
          </table:table-cell>
        </table:table-row>
        <table:table-row table:style-name="ro1">
          <table:table-cell office:value-type="string" calcext:value-type="string">
            <text:p>Finlande</text:p>
          </table:table-cell>
          <table:table-cell office:value-type="string" calcext:value-type="string">
            <text:p>FIN</text:p>
          </table:table-cell>
          <table:table-cell table:number-columns-repeated="30"/>
          <table:table-cell office:value-type="float" office:value="2622943" calcext:value-type="float">
            <text:p>2622943</text:p>
          </table:table-cell>
          <table:table-cell office:value-type="float" office:value="2581454" calcext:value-type="float">
            <text:p>2581454</text:p>
          </table:table-cell>
          <table:table-cell office:value-type="float" office:value="2536684" calcext:value-type="float">
            <text:p>2536684</text:p>
          </table:table-cell>
          <table:table-cell office:value-type="float" office:value="2514611" calcext:value-type="float">
            <text:p>2514611</text:p>
          </table:table-cell>
          <table:table-cell office:value-type="float" office:value="2494493" calcext:value-type="float">
            <text:p>2494493</text:p>
          </table:table-cell>
          <table:table-cell office:value-type="float" office:value="2475034" calcext:value-type="float">
            <text:p>2475034</text:p>
          </table:table-cell>
          <table:table-cell office:value-type="float" office:value="2457487" calcext:value-type="float">
            <text:p>2457487</text:p>
          </table:table-cell>
          <table:table-cell office:value-type="float" office:value="2503861" calcext:value-type="float">
            <text:p>2503861</text:p>
          </table:table-cell>
          <table:table-cell office:value-type="float" office:value="2522361" calcext:value-type="float">
            <text:p>2522361</text:p>
          </table:table-cell>
          <table:table-cell office:value-type="float" office:value="2566222" calcext:value-type="float">
            <text:p>2566222</text:p>
          </table:table-cell>
          <table:table-cell office:value-type="float" office:value="2586033" calcext:value-type="float">
            <text:p>2586033</text:p>
          </table:table-cell>
          <table:table-cell office:value-type="float" office:value="2608203" calcext:value-type="float">
            <text:p>2608203</text:p>
          </table:table-cell>
          <table:table-cell office:value-type="float" office:value="2623438" calcext:value-type="float">
            <text:p>2623438</text:p>
          </table:table-cell>
          <table:table-cell office:value-type="float" office:value="2620846" calcext:value-type="float">
            <text:p>2620846</text:p>
          </table:table-cell>
          <table:table-cell office:value-type="float" office:value="2611700" calcext:value-type="float">
            <text:p>2611700</text:p>
          </table:table-cell>
          <table:table-cell office:value-type="float" office:value="2627895" calcext:value-type="float">
            <text:p>2627895</text:p>
          </table:table-cell>
          <table:table-cell office:value-type="float" office:value="2661118" calcext:value-type="float">
            <text:p>2661118</text:p>
          </table:table-cell>
          <table:table-cell office:value-type="float" office:value="2690488" calcext:value-type="float">
            <text:p>2690488</text:p>
          </table:table-cell>
          <table:table-cell office:value-type="float" office:value="2718689" calcext:value-type="float">
            <text:p>2718689</text:p>
          </table:table-cell>
          <table:table-cell office:value-type="float" office:value="2689527" calcext:value-type="float">
            <text:p>2689527</text:p>
          </table:table-cell>
          <table:table-cell office:value-type="float" office:value="2679149" calcext:value-type="float">
            <text:p>2679149</text:p>
          </table:table-cell>
          <table:table-cell office:value-type="float" office:value="2691928" calcext:value-type="float">
            <text:p>2691928</text:p>
          </table:table-cell>
          <table:table-cell office:value-type="float" office:value="2698375" calcext:value-type="float">
            <text:p>2698375</text:p>
          </table:table-cell>
          <table:table-cell office:value-type="float" office:value="2683520" calcext:value-type="float">
            <text:p>2683520</text:p>
          </table:table-cell>
          <table:table-cell office:value-type="float" office:value="2687026" calcext:value-type="float">
            <text:p>2687026</text:p>
          </table:table-cell>
          <table:table-cell office:value-type="float" office:value="2694926" calcext:value-type="float">
            <text:p>2694926</text:p>
          </table:table-cell>
          <table:table-cell office:value-type="float" office:value="2688372" calcext:value-type="float">
            <text:p>2688372</text:p>
          </table:table-cell>
          <table:table-cell office:value-type="float" office:value="2709668" calcext:value-type="float">
            <text:p>2709668</text:p>
          </table:table-cell>
          <table:table-cell office:value-type="float" office:value="2708549" calcext:value-type="float">
            <text:p>2708549</text:p>
          </table:table-cell>
        </table:table-row>
        <table:table-row table:style-name="ro1">
          <table:table-cell office:value-type="string" calcext:value-type="string">
            <text:p>Fidji</text:p>
          </table:table-cell>
          <table:table-cell office:value-type="string" calcext:value-type="string">
            <text:p>FJI</text:p>
          </table:table-cell>
          <table:table-cell table:number-columns-repeated="30"/>
          <table:table-cell office:value-type="float" office:value="269084" calcext:value-type="float">
            <text:p>269084</text:p>
          </table:table-cell>
          <table:table-cell office:value-type="float" office:value="273672" calcext:value-type="float">
            <text:p>273672</text:p>
          </table:table-cell>
          <table:table-cell office:value-type="float" office:value="277403" calcext:value-type="float">
            <text:p>277403</text:p>
          </table:table-cell>
          <table:table-cell office:value-type="float" office:value="282543" calcext:value-type="float">
            <text:p>282543</text:p>
          </table:table-cell>
          <table:table-cell office:value-type="float" office:value="287547" calcext:value-type="float">
            <text:p>287547</text:p>
          </table:table-cell>
          <table:table-cell office:value-type="float" office:value="293129" calcext:value-type="float">
            <text:p>293129</text:p>
          </table:table-cell>
          <table:table-cell office:value-type="float" office:value="296235" calcext:value-type="float">
            <text:p>296235</text:p>
          </table:table-cell>
          <table:table-cell office:value-type="float" office:value="298197" calcext:value-type="float">
            <text:p>298197</text:p>
          </table:table-cell>
          <table:table-cell office:value-type="float" office:value="300030" calcext:value-type="float">
            <text:p>300030</text:p>
          </table:table-cell>
          <table:table-cell office:value-type="float" office:value="301366" calcext:value-type="float">
            <text:p>301366</text:p>
          </table:table-cell>
          <table:table-cell office:value-type="float" office:value="302207" calcext:value-type="float">
            <text:p>302207</text:p>
          </table:table-cell>
          <table:table-cell office:value-type="float" office:value="307433" calcext:value-type="float">
            <text:p>307433</text:p>
          </table:table-cell>
          <table:table-cell office:value-type="float" office:value="311771" calcext:value-type="float">
            <text:p>311771</text:p>
          </table:table-cell>
          <table:table-cell office:value-type="float" office:value="315781" calcext:value-type="float">
            <text:p>315781</text:p>
          </table:table-cell>
          <table:table-cell office:value-type="float" office:value="320133" calcext:value-type="float">
            <text:p>320133</text:p>
          </table:table-cell>
          <table:table-cell office:value-type="float" office:value="325095" calcext:value-type="float">
            <text:p>325095</text:p>
          </table:table-cell>
          <table:table-cell office:value-type="float" office:value="333754" calcext:value-type="float">
            <text:p>333754</text:p>
          </table:table-cell>
          <table:table-cell office:value-type="float" office:value="343713" calcext:value-type="float">
            <text:p>343713</text:p>
          </table:table-cell>
          <table:table-cell office:value-type="float" office:value="354448" calcext:value-type="float">
            <text:p>354448</text:p>
          </table:table-cell>
          <table:table-cell office:value-type="float" office:value="365120" calcext:value-type="float">
            <text:p>365120</text:p>
          </table:table-cell>
          <table:table-cell office:value-type="float" office:value="375053" calcext:value-type="float">
            <text:p>375053</text:p>
          </table:table-cell>
          <table:table-cell office:value-type="float" office:value="382376" calcext:value-type="float">
            <text:p>382376</text:p>
          </table:table-cell>
          <table:table-cell office:value-type="float" office:value="375486" calcext:value-type="float">
            <text:p>375486</text:p>
          </table:table-cell>
          <table:table-cell office:value-type="float" office:value="367337" calcext:value-type="float">
            <text:p>367337</text:p>
          </table:table-cell>
          <table:table-cell office:value-type="float" office:value="358529" calcext:value-type="float">
            <text:p>358529</text:p>
          </table:table-cell>
          <table:table-cell office:value-type="float" office:value="354210" calcext:value-type="float">
            <text:p>354210</text:p>
          </table:table-cell>
          <table:table-cell office:value-type="float" office:value="352443" calcext:value-type="float">
            <text:p>352443</text:p>
          </table:table-cell>
          <table:table-cell office:value-type="float" office:value="353751" calcext:value-type="float">
            <text:p>353751</text:p>
          </table:table-cell>
          <table:table-cell office:value-type="float" office:value="356596" calcext:value-type="float">
            <text:p>356596</text:p>
          </table:table-cell>
        </table:table-row>
        <table:table-row table:style-name="ro1">
          <table:table-cell office:value-type="string" calcext:value-type="string">
            <text:p>France</text:p>
          </table:table-cell>
          <table:table-cell office:value-type="string" calcext:value-type="string">
            <text:p>FRA</text:p>
          </table:table-cell>
          <table:table-cell table:number-columns-repeated="30"/>
          <table:table-cell office:value-type="float" office:value="25940244" calcext:value-type="float">
            <text:p>25940244</text:p>
          </table:table-cell>
          <table:table-cell office:value-type="float" office:value="25921654" calcext:value-type="float">
            <text:p>25921654</text:p>
          </table:table-cell>
          <table:table-cell office:value-type="float" office:value="26119912" calcext:value-type="float">
            <text:p>26119912</text:p>
          </table:table-cell>
          <table:table-cell office:value-type="float" office:value="26235192" calcext:value-type="float">
            <text:p>26235192</text:p>
          </table:table-cell>
          <table:table-cell office:value-type="float" office:value="26302715" calcext:value-type="float">
            <text:p>26302715</text:p>
          </table:table-cell>
          <table:table-cell office:value-type="float" office:value="26439012" calcext:value-type="float">
            <text:p>26439012</text:p>
          </table:table-cell>
          <table:table-cell office:value-type="float" office:value="26758907" calcext:value-type="float">
            <text:p>26758907</text:p>
          </table:table-cell>
          <table:table-cell office:value-type="float" office:value="26726735" calcext:value-type="float">
            <text:p>26726735</text:p>
          </table:table-cell>
          <table:table-cell office:value-type="float" office:value="26902450" calcext:value-type="float">
            <text:p>26902450</text:p>
          </table:table-cell>
          <table:table-cell office:value-type="float" office:value="27218527" calcext:value-type="float">
            <text:p>27218527</text:p>
          </table:table-cell>
          <table:table-cell office:value-type="float" office:value="27436873" calcext:value-type="float">
            <text:p>27436873</text:p>
          </table:table-cell>
          <table:table-cell office:value-type="float" office:value="27511524" calcext:value-type="float">
            <text:p>27511524</text:p>
          </table:table-cell>
          <table:table-cell office:value-type="float" office:value="27855198" calcext:value-type="float">
            <text:p>27855198</text:p>
          </table:table-cell>
          <table:table-cell office:value-type="float" office:value="28422203" calcext:value-type="float">
            <text:p>28422203</text:p>
          </table:table-cell>
          <table:table-cell office:value-type="float" office:value="28622463" calcext:value-type="float">
            <text:p>28622463</text:p>
          </table:table-cell>
          <table:table-cell office:value-type="float" office:value="28917082" calcext:value-type="float">
            <text:p>28917082</text:p>
          </table:table-cell>
          <table:table-cell office:value-type="float" office:value="29061157" calcext:value-type="float">
            <text:p>29061157</text:p>
          </table:table-cell>
          <table:table-cell office:value-type="float" office:value="29298628" calcext:value-type="float">
            <text:p>29298628</text:p>
          </table:table-cell>
          <table:table-cell office:value-type="float" office:value="29502880" calcext:value-type="float">
            <text:p>29502880</text:p>
          </table:table-cell>
          <table:table-cell office:value-type="float" office:value="29739196" calcext:value-type="float">
            <text:p>29739196</text:p>
          </table:table-cell>
          <table:table-cell office:value-type="float" office:value="29836117" calcext:value-type="float">
            <text:p>29836117</text:p>
          </table:table-cell>
          <table:table-cell office:value-type="float" office:value="29828496" calcext:value-type="float">
            <text:p>29828496</text:p>
          </table:table-cell>
          <table:table-cell office:value-type="float" office:value="30059730" calcext:value-type="float">
            <text:p>30059730</text:p>
          </table:table-cell>
          <table:table-cell office:value-type="float" office:value="30193260" calcext:value-type="float">
            <text:p>30193260</text:p>
          </table:table-cell>
          <table:table-cell office:value-type="float" office:value="30131595" calcext:value-type="float">
            <text:p>30131595</text:p>
          </table:table-cell>
          <table:table-cell office:value-type="float" office:value="30218801" calcext:value-type="float">
            <text:p>30218801</text:p>
          </table:table-cell>
          <table:table-cell office:value-type="float" office:value="30293589" calcext:value-type="float">
            <text:p>30293589</text:p>
          </table:table-cell>
          <table:table-cell office:value-type="float" office:value="30254322" calcext:value-type="float">
            <text:p>30254322</text:p>
          </table:table-cell>
          <table:table-cell office:value-type="float" office:value="30259162" calcext:value-type="float">
            <text:p>30259162</text:p>
          </table:table-cell>
        </table:table-row>
        <table:table-row table:style-name="ro1">
          <table:table-cell office:value-type="string" calcext:value-type="string">
            <text:p>Îles Féroé</text:p>
          </table:table-cell>
          <table:table-cell office:value-type="string" calcext:value-type="string">
            <text:p>FR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icronésie, États fédérés de</text:p>
          </table:table-cell>
          <table:table-cell office:value-type="string" calcext:value-type="string">
            <text:p>FSM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abon</text:p>
          </table:table-cell>
          <table:table-cell office:value-type="string" calcext:value-type="string">
            <text:p>GAB</text:p>
          </table:table-cell>
          <table:table-cell table:number-columns-repeated="30"/>
          <table:table-cell office:value-type="float" office:value="252356" calcext:value-type="float">
            <text:p>252356</text:p>
          </table:table-cell>
          <table:table-cell office:value-type="float" office:value="257723" calcext:value-type="float">
            <text:p>257723</text:p>
          </table:table-cell>
          <table:table-cell office:value-type="float" office:value="264245" calcext:value-type="float">
            <text:p>264245</text:p>
          </table:table-cell>
          <table:table-cell office:value-type="float" office:value="270696" calcext:value-type="float">
            <text:p>270696</text:p>
          </table:table-cell>
          <table:table-cell office:value-type="float" office:value="277645" calcext:value-type="float">
            <text:p>277645</text:p>
          </table:table-cell>
          <table:table-cell office:value-type="float" office:value="284994" calcext:value-type="float">
            <text:p>284994</text:p>
          </table:table-cell>
          <table:table-cell office:value-type="float" office:value="292819" calcext:value-type="float">
            <text:p>292819</text:p>
          </table:table-cell>
          <table:table-cell office:value-type="float" office:value="301114" calcext:value-type="float">
            <text:p>301114</text:p>
          </table:table-cell>
          <table:table-cell office:value-type="float" office:value="310191" calcext:value-type="float">
            <text:p>310191</text:p>
          </table:table-cell>
          <table:table-cell office:value-type="float" office:value="320989" calcext:value-type="float">
            <text:p>320989</text:p>
          </table:table-cell>
          <table:table-cell office:value-type="float" office:value="331645" calcext:value-type="float">
            <text:p>331645</text:p>
          </table:table-cell>
          <table:table-cell office:value-type="float" office:value="342282" calcext:value-type="float">
            <text:p>342282</text:p>
          </table:table-cell>
          <table:table-cell office:value-type="float" office:value="353939" calcext:value-type="float">
            <text:p>353939</text:p>
          </table:table-cell>
          <table:table-cell office:value-type="float" office:value="366324" calcext:value-type="float">
            <text:p>366324</text:p>
          </table:table-cell>
          <table:table-cell office:value-type="float" office:value="380063" calcext:value-type="float">
            <text:p>380063</text:p>
          </table:table-cell>
          <table:table-cell office:value-type="float" office:value="394914" calcext:value-type="float">
            <text:p>394914</text:p>
          </table:table-cell>
          <table:table-cell office:value-type="float" office:value="413148" calcext:value-type="float">
            <text:p>413148</text:p>
          </table:table-cell>
          <table:table-cell office:value-type="float" office:value="431893" calcext:value-type="float">
            <text:p>431893</text:p>
          </table:table-cell>
          <table:table-cell office:value-type="float" office:value="453418" calcext:value-type="float">
            <text:p>453418</text:p>
          </table:table-cell>
          <table:table-cell office:value-type="float" office:value="476369" calcext:value-type="float">
            <text:p>476369</text:p>
          </table:table-cell>
          <table:table-cell office:value-type="float" office:value="500221" calcext:value-type="float">
            <text:p>500221</text:p>
          </table:table-cell>
          <table:table-cell office:value-type="float" office:value="525130" calcext:value-type="float">
            <text:p>525130</text:p>
          </table:table-cell>
          <table:table-cell office:value-type="float" office:value="552275" calcext:value-type="float">
            <text:p>552275</text:p>
          </table:table-cell>
          <table:table-cell office:value-type="float" office:value="580415" calcext:value-type="float">
            <text:p>580415</text:p>
          </table:table-cell>
          <table:table-cell office:value-type="float" office:value="608732" calcext:value-type="float">
            <text:p>608732</text:p>
          </table:table-cell>
          <table:table-cell office:value-type="float" office:value="636424" calcext:value-type="float">
            <text:p>636424</text:p>
          </table:table-cell>
          <table:table-cell office:value-type="float" office:value="656982" calcext:value-type="float">
            <text:p>656982</text:p>
          </table:table-cell>
          <table:table-cell office:value-type="float" office:value="676650" calcext:value-type="float">
            <text:p>676650</text:p>
          </table:table-cell>
          <table:table-cell office:value-type="float" office:value="695204" calcext:value-type="float">
            <text:p>695204</text:p>
          </table:table-cell>
        </table:table-row>
        <table:table-row table:style-name="ro1">
          <table:table-cell office:value-type="string" calcext:value-type="string">
            <text:p>Royaume-Uni</text:p>
          </table:table-cell>
          <table:table-cell office:value-type="string" calcext:value-type="string">
            <text:p>GBR</text:p>
          </table:table-cell>
          <table:table-cell table:number-columns-repeated="30"/>
          <table:table-cell office:value-type="float" office:value="29039203" calcext:value-type="float">
            <text:p>29039203</text:p>
          </table:table-cell>
          <table:table-cell office:value-type="float" office:value="28909333" calcext:value-type="float">
            <text:p>28909333</text:p>
          </table:table-cell>
          <table:table-cell office:value-type="float" office:value="28743734" calcext:value-type="float">
            <text:p>28743734</text:p>
          </table:table-cell>
          <table:table-cell office:value-type="float" office:value="28506268" calcext:value-type="float">
            <text:p>28506268</text:p>
          </table:table-cell>
          <table:table-cell office:value-type="float" office:value="28447894" calcext:value-type="float">
            <text:p>28447894</text:p>
          </table:table-cell>
          <table:table-cell office:value-type="float" office:value="28417871" calcext:value-type="float">
            <text:p>28417871</text:p>
          </table:table-cell>
          <table:table-cell office:value-type="float" office:value="28517133" calcext:value-type="float">
            <text:p>28517133</text:p>
          </table:table-cell>
          <table:table-cell office:value-type="float" office:value="28693192" calcext:value-type="float">
            <text:p>28693192</text:p>
          </table:table-cell>
          <table:table-cell office:value-type="float" office:value="28761915" calcext:value-type="float">
            <text:p>28761915</text:p>
          </table:table-cell>
          <table:table-cell office:value-type="float" office:value="29051272" calcext:value-type="float">
            <text:p>29051272</text:p>
          </table:table-cell>
          <table:table-cell office:value-type="float" office:value="29296964" calcext:value-type="float">
            <text:p>29296964</text:p>
          </table:table-cell>
          <table:table-cell office:value-type="float" office:value="29261119" calcext:value-type="float">
            <text:p>29261119</text:p>
          </table:table-cell>
          <table:table-cell office:value-type="float" office:value="29589057" calcext:value-type="float">
            <text:p>29589057</text:p>
          </table:table-cell>
          <table:table-cell office:value-type="float" office:value="29868944" calcext:value-type="float">
            <text:p>29868944</text:p>
          </table:table-cell>
          <table:table-cell office:value-type="float" office:value="30142912" calcext:value-type="float">
            <text:p>30142912</text:p>
          </table:table-cell>
          <table:table-cell office:value-type="float" office:value="30590477" calcext:value-type="float">
            <text:p>30590477</text:p>
          </table:table-cell>
          <table:table-cell office:value-type="float" office:value="31038497" calcext:value-type="float">
            <text:p>31038497</text:p>
          </table:table-cell>
          <table:table-cell office:value-type="float" office:value="31243999" calcext:value-type="float">
            <text:p>31243999</text:p>
          </table:table-cell>
          <table:table-cell office:value-type="float" office:value="31655559" calcext:value-type="float">
            <text:p>31655559</text:p>
          </table:table-cell>
          <table:table-cell office:value-type="float" office:value="31836229" calcext:value-type="float">
            <text:p>31836229</text:p>
          </table:table-cell>
          <table:table-cell office:value-type="float" office:value="32020789" calcext:value-type="float">
            <text:p>32020789</text:p>
          </table:table-cell>
          <table:table-cell office:value-type="float" office:value="32202953" calcext:value-type="float">
            <text:p>32202953</text:p>
          </table:table-cell>
          <table:table-cell office:value-type="float" office:value="32549885" calcext:value-type="float">
            <text:p>32549885</text:p>
          </table:table-cell>
          <table:table-cell office:value-type="float" office:value="32854709" calcext:value-type="float">
            <text:p>32854709</text:p>
          </table:table-cell>
          <table:table-cell office:value-type="float" office:value="33145552" calcext:value-type="float">
            <text:p>33145552</text:p>
          </table:table-cell>
          <table:table-cell office:value-type="float" office:value="33419732" calcext:value-type="float">
            <text:p>33419732</text:p>
          </table:table-cell>
          <table:table-cell office:value-type="float" office:value="33704852" calcext:value-type="float">
            <text:p>33704852</text:p>
          </table:table-cell>
          <table:table-cell office:value-type="float" office:value="33903025" calcext:value-type="float">
            <text:p>33903025</text:p>
          </table:table-cell>
          <table:table-cell office:value-type="float" office:value="34109218" calcext:value-type="float">
            <text:p>34109218</text:p>
          </table:table-cell>
        </table:table-row>
        <table:table-row table:style-name="ro1">
          <table:table-cell office:value-type="string" calcext:value-type="string">
            <text:p>Géorgie</text:p>
          </table:table-cell>
          <table:table-cell office:value-type="string" calcext:value-type="string">
            <text:p>GEO</text:p>
          </table:table-cell>
          <table:table-cell table:number-columns-repeated="30"/>
          <table:table-cell office:value-type="float" office:value="2392172" calcext:value-type="float">
            <text:p>2392172</text:p>
          </table:table-cell>
          <table:table-cell office:value-type="float" office:value="2428865" calcext:value-type="float">
            <text:p>2428865</text:p>
          </table:table-cell>
          <table:table-cell office:value-type="float" office:value="2472499" calcext:value-type="float">
            <text:p>2472499</text:p>
          </table:table-cell>
          <table:table-cell office:value-type="float" office:value="2524692" calcext:value-type="float">
            <text:p>2524692</text:p>
          </table:table-cell>
          <table:table-cell office:value-type="float" office:value="2527888" calcext:value-type="float">
            <text:p>2527888</text:p>
          </table:table-cell>
          <table:table-cell office:value-type="float" office:value="2449858" calcext:value-type="float">
            <text:p>2449858</text:p>
          </table:table-cell>
          <table:table-cell office:value-type="float" office:value="2342682" calcext:value-type="float">
            <text:p>2342682</text:p>
          </table:table-cell>
          <table:table-cell office:value-type="float" office:value="2253862" calcext:value-type="float">
            <text:p>2253862</text:p>
          </table:table-cell>
          <table:table-cell office:value-type="float" office:value="2199226" calcext:value-type="float">
            <text:p>2199226</text:p>
          </table:table-cell>
          <table:table-cell office:value-type="float" office:value="2154741" calcext:value-type="float">
            <text:p>2154741</text:p>
          </table:table-cell>
          <table:table-cell office:value-type="float" office:value="2050201" calcext:value-type="float">
            <text:p>2050201</text:p>
          </table:table-cell>
          <table:table-cell office:value-type="float" office:value="2102132" calcext:value-type="float">
            <text:p>2102132</text:p>
          </table:table-cell>
          <table:table-cell office:value-type="float" office:value="2025598" calcext:value-type="float">
            <text:p>2025598</text:p>
          </table:table-cell>
          <table:table-cell office:value-type="float" office:value="2062455" calcext:value-type="float">
            <text:p>2062455</text:p>
          </table:table-cell>
          <table:table-cell office:value-type="float" office:value="2016350" calcext:value-type="float">
            <text:p>2016350</text:p>
          </table:table-cell>
          <table:table-cell office:value-type="float" office:value="2002620" calcext:value-type="float">
            <text:p>2002620</text:p>
          </table:table-cell>
          <table:table-cell office:value-type="float" office:value="2000597" calcext:value-type="float">
            <text:p>2000597</text:p>
          </table:table-cell>
          <table:table-cell office:value-type="float" office:value="1999505" calcext:value-type="float">
            <text:p>1999505</text:p>
          </table:table-cell>
          <table:table-cell office:value-type="float" office:value="2002094" calcext:value-type="float">
            <text:p>2002094</text:p>
          </table:table-cell>
          <table:table-cell office:value-type="float" office:value="1991863" calcext:value-type="float">
            <text:p>1991863</text:p>
          </table:table-cell>
          <table:table-cell office:value-type="float" office:value="2014694" calcext:value-type="float">
            <text:p>2014694</text:p>
          </table:table-cell>
          <table:table-cell office:value-type="float" office:value="2029802" calcext:value-type="float">
            <text:p>2029802</text:p>
          </table:table-cell>
          <table:table-cell office:value-type="float" office:value="2049231" calcext:value-type="float">
            <text:p>2049231</text:p>
          </table:table-cell>
          <table:table-cell office:value-type="float" office:value="2021256" calcext:value-type="float">
            <text:p>2021256</text:p>
          </table:table-cell>
          <table:table-cell office:value-type="float" office:value="2030083" calcext:value-type="float">
            <text:p>2030083</text:p>
          </table:table-cell>
          <table:table-cell office:value-type="float" office:value="2056357" calcext:value-type="float">
            <text:p>2056357</text:p>
          </table:table-cell>
          <table:table-cell office:value-type="float" office:value="2031649" calcext:value-type="float">
            <text:p>2031649</text:p>
          </table:table-cell>
          <table:table-cell office:value-type="float" office:value="2023442" calcext:value-type="float">
            <text:p>2023442</text:p>
          </table:table-cell>
          <table:table-cell office:value-type="float" office:value="2021841" calcext:value-type="float">
            <text:p>2021841</text:p>
          </table:table-cell>
        </table:table-row>
        <table:table-row table:style-name="ro1">
          <table:table-cell office:value-type="string" calcext:value-type="string">
            <text:p>Ghana</text:p>
          </table:table-cell>
          <table:table-cell office:value-type="string" calcext:value-type="string">
            <text:p>GHA</text:p>
          </table:table-cell>
          <table:table-cell table:number-columns-repeated="30"/>
          <table:table-cell office:value-type="float" office:value="6188137" calcext:value-type="float">
            <text:p>6188137</text:p>
          </table:table-cell>
          <table:table-cell office:value-type="float" office:value="6379921" calcext:value-type="float">
            <text:p>6379921</text:p>
          </table:table-cell>
          <table:table-cell office:value-type="float" office:value="6583249" calcext:value-type="float">
            <text:p>6583249</text:p>
          </table:table-cell>
          <table:table-cell office:value-type="float" office:value="6793306" calcext:value-type="float">
            <text:p>6793306</text:p>
          </table:table-cell>
          <table:table-cell office:value-type="float" office:value="7007352" calcext:value-type="float">
            <text:p>7007352</text:p>
          </table:table-cell>
          <table:table-cell office:value-type="float" office:value="7221428" calcext:value-type="float">
            <text:p>7221428</text:p>
          </table:table-cell>
          <table:table-cell office:value-type="float" office:value="7426747" calcext:value-type="float">
            <text:p>7426747</text:p>
          </table:table-cell>
          <table:table-cell office:value-type="float" office:value="7630943" calcext:value-type="float">
            <text:p>7630943</text:p>
          </table:table-cell>
          <table:table-cell office:value-type="float" office:value="7837705" calcext:value-type="float">
            <text:p>7837705</text:p>
          </table:table-cell>
          <table:table-cell office:value-type="float" office:value="8054118" calcext:value-type="float">
            <text:p>8054118</text:p>
          </table:table-cell>
          <table:table-cell office:value-type="float" office:value="8284390" calcext:value-type="float">
            <text:p>8284390</text:p>
          </table:table-cell>
          <table:table-cell office:value-type="float" office:value="8453808" calcext:value-type="float">
            <text:p>8453808</text:p>
          </table:table-cell>
          <table:table-cell office:value-type="float" office:value="8636956" calcext:value-type="float">
            <text:p>8636956</text:p>
          </table:table-cell>
          <table:table-cell office:value-type="float" office:value="8831695" calcext:value-type="float">
            <text:p>8831695</text:p>
          </table:table-cell>
          <table:table-cell office:value-type="float" office:value="9033827" calcext:value-type="float">
            <text:p>9033827</text:p>
          </table:table-cell>
          <table:table-cell office:value-type="float" office:value="9240769" calcext:value-type="float">
            <text:p>9240769</text:p>
          </table:table-cell>
          <table:table-cell office:value-type="float" office:value="9457839" calcext:value-type="float">
            <text:p>9457839</text:p>
          </table:table-cell>
          <table:table-cell office:value-type="float" office:value="9703567" calcext:value-type="float">
            <text:p>9703567</text:p>
          </table:table-cell>
          <table:table-cell office:value-type="float" office:value="9951020" calcext:value-type="float">
            <text:p>9951020</text:p>
          </table:table-cell>
          <table:table-cell office:value-type="float" office:value="10199488" calcext:value-type="float">
            <text:p>10199488</text:p>
          </table:table-cell>
          <table:table-cell office:value-type="float" office:value="10446959" calcext:value-type="float">
            <text:p>10446959</text:p>
          </table:table-cell>
          <table:table-cell office:value-type="float" office:value="10679488" calcext:value-type="float">
            <text:p>10679488</text:p>
          </table:table-cell>
          <table:table-cell office:value-type="float" office:value="10909687" calcext:value-type="float">
            <text:p>10909687</text:p>
          </table:table-cell>
          <table:table-cell office:value-type="float" office:value="11138294" calcext:value-type="float">
            <text:p>11138294</text:p>
          </table:table-cell>
          <table:table-cell office:value-type="float" office:value="11366810" calcext:value-type="float">
            <text:p>11366810</text:p>
          </table:table-cell>
          <table:table-cell office:value-type="float" office:value="11596476" calcext:value-type="float">
            <text:p>11596476</text:p>
          </table:table-cell>
          <table:table-cell office:value-type="float" office:value="11909682" calcext:value-type="float">
            <text:p>11909682</text:p>
          </table:table-cell>
          <table:table-cell office:value-type="float" office:value="12227421" calcext:value-type="float">
            <text:p>12227421</text:p>
          </table:table-cell>
          <table:table-cell office:value-type="float" office:value="12535169" calcext:value-type="float">
            <text:p>12535169</text:p>
          </table:table-cell>
        </table:table-row>
        <table:table-row table:style-name="ro1">
          <table:table-cell office:value-type="string" calcext:value-type="string">
            <text:p>Gibraltar</text:p>
          </table:table-cell>
          <table:table-cell office:value-type="string" calcext:value-type="string">
            <text:p>GIB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uinée</text:p>
          </table:table-cell>
          <table:table-cell office:value-type="string" calcext:value-type="string">
            <text:p>GIN</text:p>
          </table:table-cell>
          <table:table-cell table:number-columns-repeated="30"/>
          <table:table-cell office:value-type="float" office:value="2298155" calcext:value-type="float">
            <text:p>2298155</text:p>
          </table:table-cell>
          <table:table-cell office:value-type="float" office:value="2351498" calcext:value-type="float">
            <text:p>2351498</text:p>
          </table:table-cell>
          <table:table-cell office:value-type="float" office:value="2406237" calcext:value-type="float">
            <text:p>2406237</text:p>
          </table:table-cell>
          <table:table-cell office:value-type="float" office:value="2462260" calcext:value-type="float">
            <text:p>2462260</text:p>
          </table:table-cell>
          <table:table-cell office:value-type="float" office:value="2520862" calcext:value-type="float">
            <text:p>2520862</text:p>
          </table:table-cell>
          <table:table-cell office:value-type="float" office:value="2581398" calcext:value-type="float">
            <text:p>2581398</text:p>
          </table:table-cell>
          <table:table-cell office:value-type="float" office:value="2637128" calcext:value-type="float">
            <text:p>2637128</text:p>
          </table:table-cell>
          <table:table-cell office:value-type="float" office:value="2696221" calcext:value-type="float">
            <text:p>2696221</text:p>
          </table:table-cell>
          <table:table-cell office:value-type="float" office:value="2758177" calcext:value-type="float">
            <text:p>2758177</text:p>
          </table:table-cell>
          <table:table-cell office:value-type="float" office:value="2820980" calcext:value-type="float">
            <text:p>2820980</text:p>
          </table:table-cell>
          <table:table-cell office:value-type="float" office:value="2884722" calcext:value-type="float">
            <text:p>2884722</text:p>
          </table:table-cell>
          <table:table-cell office:value-type="float" office:value="2932809" calcext:value-type="float">
            <text:p>2932809</text:p>
          </table:table-cell>
          <table:table-cell office:value-type="float" office:value="2981302" calcext:value-type="float">
            <text:p>2981302</text:p>
          </table:table-cell>
          <table:table-cell office:value-type="float" office:value="3034785" calcext:value-type="float">
            <text:p>3034785</text:p>
          </table:table-cell>
          <table:table-cell office:value-type="float" office:value="3092872" calcext:value-type="float">
            <text:p>3092872</text:p>
          </table:table-cell>
          <table:table-cell office:value-type="float" office:value="3157264" calcext:value-type="float">
            <text:p>3157264</text:p>
          </table:table-cell>
          <table:table-cell office:value-type="float" office:value="3228072" calcext:value-type="float">
            <text:p>3228072</text:p>
          </table:table-cell>
          <table:table-cell office:value-type="float" office:value="3303291" calcext:value-type="float">
            <text:p>3303291</text:p>
          </table:table-cell>
          <table:table-cell office:value-type="float" office:value="3385413" calcext:value-type="float">
            <text:p>3385413</text:p>
          </table:table-cell>
          <table:table-cell office:value-type="float" office:value="3475073" calcext:value-type="float">
            <text:p>3475073</text:p>
          </table:table-cell>
          <table:table-cell office:value-type="float" office:value="3564383" calcext:value-type="float">
            <text:p>3564383</text:p>
          </table:table-cell>
          <table:table-cell office:value-type="float" office:value="3653657" calcext:value-type="float">
            <text:p>3653657</text:p>
          </table:table-cell>
          <table:table-cell office:value-type="float" office:value="3746343" calcext:value-type="float">
            <text:p>3746343</text:p>
          </table:table-cell>
          <table:table-cell office:value-type="float" office:value="3845800" calcext:value-type="float">
            <text:p>3845800</text:p>
          </table:table-cell>
          <table:table-cell office:value-type="float" office:value="3953081" calcext:value-type="float">
            <text:p>3953081</text:p>
          </table:table-cell>
          <table:table-cell office:value-type="float" office:value="4069508" calcext:value-type="float">
            <text:p>4069508</text:p>
          </table:table-cell>
          <table:table-cell office:value-type="float" office:value="4203096" calcext:value-type="float">
            <text:p>4203096</text:p>
          </table:table-cell>
          <table:table-cell office:value-type="float" office:value="4346259" calcext:value-type="float">
            <text:p>4346259</text:p>
          </table:table-cell>
          <table:table-cell office:value-type="float" office:value="4502810" calcext:value-type="float">
            <text:p>4502810</text:p>
          </table:table-cell>
        </table:table-row>
        <table:table-row table:style-name="ro1">
          <table:table-cell office:value-type="string" calcext:value-type="string">
            <text:p>Gambie</text:p>
          </table:table-cell>
          <table:table-cell office:value-type="string" calcext:value-type="string">
            <text:p>GMB</text:p>
          </table:table-cell>
          <table:table-cell table:number-columns-repeated="30"/>
          <table:table-cell office:value-type="float" office:value="308661" calcext:value-type="float">
            <text:p>308661</text:p>
          </table:table-cell>
          <table:table-cell office:value-type="float" office:value="318139" calcext:value-type="float">
            <text:p>318139</text:p>
          </table:table-cell>
          <table:table-cell office:value-type="float" office:value="326730" calcext:value-type="float">
            <text:p>326730</text:p>
          </table:table-cell>
          <table:table-cell office:value-type="float" office:value="334710" calcext:value-type="float">
            <text:p>334710</text:p>
          </table:table-cell>
          <table:table-cell office:value-type="float" office:value="343242" calcext:value-type="float">
            <text:p>343242</text:p>
          </table:table-cell>
          <table:table-cell office:value-type="float" office:value="352169" calcext:value-type="float">
            <text:p>352169</text:p>
          </table:table-cell>
          <table:table-cell office:value-type="float" office:value="360132" calcext:value-type="float">
            <text:p>360132</text:p>
          </table:table-cell>
          <table:table-cell office:value-type="float" office:value="368903" calcext:value-type="float">
            <text:p>368903</text:p>
          </table:table-cell>
          <table:table-cell office:value-type="float" office:value="378594" calcext:value-type="float">
            <text:p>378594</text:p>
          </table:table-cell>
          <table:table-cell office:value-type="float" office:value="389428" calcext:value-type="float">
            <text:p>389428</text:p>
          </table:table-cell>
          <table:table-cell office:value-type="float" office:value="401575" calcext:value-type="float">
            <text:p>401575</text:p>
          </table:table-cell>
          <table:table-cell office:value-type="float" office:value="416011" calcext:value-type="float">
            <text:p>416011</text:p>
          </table:table-cell>
          <table:table-cell office:value-type="float" office:value="431629" calcext:value-type="float">
            <text:p>431629</text:p>
          </table:table-cell>
          <table:table-cell office:value-type="float" office:value="448330" calcext:value-type="float">
            <text:p>448330</text:p>
          </table:table-cell>
          <table:table-cell office:value-type="float" office:value="465960" calcext:value-type="float">
            <text:p>465960</text:p>
          </table:table-cell>
          <table:table-cell office:value-type="float" office:value="484422" calcext:value-type="float">
            <text:p>484422</text:p>
          </table:table-cell>
          <table:table-cell office:value-type="float" office:value="502456" calcext:value-type="float">
            <text:p>502456</text:p>
          </table:table-cell>
          <table:table-cell office:value-type="float" office:value="521384" calcext:value-type="float">
            <text:p>521384</text:p>
          </table:table-cell>
          <table:table-cell office:value-type="float" office:value="541179" calcext:value-type="float">
            <text:p>541179</text:p>
          </table:table-cell>
          <table:table-cell office:value-type="float" office:value="561750" calcext:value-type="float">
            <text:p>561750</text:p>
          </table:table-cell>
          <table:table-cell office:value-type="float" office:value="582971" calcext:value-type="float">
            <text:p>582971</text:p>
          </table:table-cell>
          <table:table-cell office:value-type="float" office:value="603327" calcext:value-type="float">
            <text:p>603327</text:p>
          </table:table-cell>
          <table:table-cell office:value-type="float" office:value="624574" calcext:value-type="float">
            <text:p>624574</text:p>
          </table:table-cell>
          <table:table-cell office:value-type="float" office:value="645099" calcext:value-type="float">
            <text:p>645099</text:p>
          </table:table-cell>
          <table:table-cell office:value-type="float" office:value="666666" calcext:value-type="float">
            <text:p>666666</text:p>
          </table:table-cell>
          <table:table-cell office:value-type="float" office:value="688502" calcext:value-type="float">
            <text:p>688502</text:p>
          </table:table-cell>
          <table:table-cell office:value-type="float" office:value="710021" calcext:value-type="float">
            <text:p>710021</text:p>
          </table:table-cell>
          <table:table-cell office:value-type="float" office:value="732005" calcext:value-type="float">
            <text:p>732005</text:p>
          </table:table-cell>
          <table:table-cell office:value-type="float" office:value="756135" calcext:value-type="float">
            <text:p>756135</text:p>
          </table:table-cell>
        </table:table-row>
        <table:table-row table:style-name="ro1">
          <table:table-cell office:value-type="string" calcext:value-type="string">
            <text:p>Guinée-Bissau</text:p>
          </table:table-cell>
          <table:table-cell office:value-type="string" calcext:value-type="string">
            <text:p>GNB</text:p>
          </table:table-cell>
          <table:table-cell table:number-columns-repeated="30"/>
          <table:table-cell office:value-type="float" office:value="381250" calcext:value-type="float">
            <text:p>381250</text:p>
          </table:table-cell>
          <table:table-cell office:value-type="float" office:value="389261" calcext:value-type="float">
            <text:p>389261</text:p>
          </table:table-cell>
          <table:table-cell office:value-type="float" office:value="397785" calcext:value-type="float">
            <text:p>397785</text:p>
          </table:table-cell>
          <table:table-cell office:value-type="float" office:value="406753" calcext:value-type="float">
            <text:p>406753</text:p>
          </table:table-cell>
          <table:table-cell office:value-type="float" office:value="416293" calcext:value-type="float">
            <text:p>416293</text:p>
          </table:table-cell>
          <table:table-cell office:value-type="float" office:value="426384" calcext:value-type="float">
            <text:p>426384</text:p>
          </table:table-cell>
          <table:table-cell office:value-type="float" office:value="434023" calcext:value-type="float">
            <text:p>434023</text:p>
          </table:table-cell>
          <table:table-cell office:value-type="float" office:value="442536" calcext:value-type="float">
            <text:p>442536</text:p>
          </table:table-cell>
          <table:table-cell office:value-type="float" office:value="452915" calcext:value-type="float">
            <text:p>452915</text:p>
          </table:table-cell>
          <table:table-cell office:value-type="float" office:value="462883" calcext:value-type="float">
            <text:p>462883</text:p>
          </table:table-cell>
          <table:table-cell office:value-type="float" office:value="473361" calcext:value-type="float">
            <text:p>473361</text:p>
          </table:table-cell>
          <table:table-cell office:value-type="float" office:value="485453" calcext:value-type="float">
            <text:p>485453</text:p>
          </table:table-cell>
          <table:table-cell office:value-type="float" office:value="498520" calcext:value-type="float">
            <text:p>498520</text:p>
          </table:table-cell>
          <table:table-cell office:value-type="float" office:value="512384" calcext:value-type="float">
            <text:p>512384</text:p>
          </table:table-cell>
          <table:table-cell office:value-type="float" office:value="526971" calcext:value-type="float">
            <text:p>526971</text:p>
          </table:table-cell>
          <table:table-cell office:value-type="float" office:value="542200" calcext:value-type="float">
            <text:p>542200</text:p>
          </table:table-cell>
          <table:table-cell office:value-type="float" office:value="557027" calcext:value-type="float">
            <text:p>557027</text:p>
          </table:table-cell>
          <table:table-cell office:value-type="float" office:value="572725" calcext:value-type="float">
            <text:p>572725</text:p>
          </table:table-cell>
          <table:table-cell office:value-type="float" office:value="589267" calcext:value-type="float">
            <text:p>589267</text:p>
          </table:table-cell>
          <table:table-cell office:value-type="float" office:value="606633" calcext:value-type="float">
            <text:p>606633</text:p>
          </table:table-cell>
          <table:table-cell office:value-type="float" office:value="624749" calcext:value-type="float">
            <text:p>624749</text:p>
          </table:table-cell>
          <table:table-cell office:value-type="float" office:value="642638" calcext:value-type="float">
            <text:p>642638</text:p>
          </table:table-cell>
          <table:table-cell office:value-type="float" office:value="662068" calcext:value-type="float">
            <text:p>662068</text:p>
          </table:table-cell>
          <table:table-cell office:value-type="float" office:value="682109" calcext:value-type="float">
            <text:p>682109</text:p>
          </table:table-cell>
          <table:table-cell office:value-type="float" office:value="702892" calcext:value-type="float">
            <text:p>702892</text:p>
          </table:table-cell>
          <table:table-cell office:value-type="float" office:value="723893" calcext:value-type="float">
            <text:p>723893</text:p>
          </table:table-cell>
          <table:table-cell office:value-type="float" office:value="744667" calcext:value-type="float">
            <text:p>744667</text:p>
          </table:table-cell>
          <table:table-cell office:value-type="float" office:value="766089" calcext:value-type="float">
            <text:p>766089</text:p>
          </table:table-cell>
          <table:table-cell office:value-type="float" office:value="788434" calcext:value-type="float">
            <text:p>788434</text:p>
          </table:table-cell>
        </table:table-row>
        <table:table-row table:style-name="ro1">
          <table:table-cell office:value-type="string" calcext:value-type="string">
            <text:p>Guinée équatoriale</text:p>
          </table:table-cell>
          <table:table-cell office:value-type="string" calcext:value-type="string">
            <text:p>GNQ</text:p>
          </table:table-cell>
          <table:table-cell table:number-columns-repeated="30"/>
          <table:table-cell office:value-type="float" office:value="140904" calcext:value-type="float">
            <text:p>140904</text:p>
          </table:table-cell>
          <table:table-cell office:value-type="float" office:value="145527" calcext:value-type="float">
            <text:p>145527</text:p>
          </table:table-cell>
          <table:table-cell office:value-type="float" office:value="150273" calcext:value-type="float">
            <text:p>150273</text:p>
          </table:table-cell>
          <table:table-cell office:value-type="float" office:value="155405" calcext:value-type="float">
            <text:p>155405</text:p>
          </table:table-cell>
          <table:table-cell office:value-type="float" office:value="161219" calcext:value-type="float">
            <text:p>161219</text:p>
          </table:table-cell>
          <table:table-cell office:value-type="float" office:value="167819" calcext:value-type="float">
            <text:p>167819</text:p>
          </table:table-cell>
          <table:table-cell office:value-type="float" office:value="174460" calcext:value-type="float">
            <text:p>174460</text:p>
          </table:table-cell>
          <table:table-cell office:value-type="float" office:value="182262" calcext:value-type="float">
            <text:p>182262</text:p>
          </table:table-cell>
          <table:table-cell office:value-type="float" office:value="191155" calcext:value-type="float">
            <text:p>191155</text:p>
          </table:table-cell>
          <table:table-cell office:value-type="float" office:value="200976" calcext:value-type="float">
            <text:p>200976</text:p>
          </table:table-cell>
          <table:table-cell office:value-type="float" office:value="211594" calcext:value-type="float">
            <text:p>211594</text:p>
          </table:table-cell>
          <table:table-cell office:value-type="float" office:value="221380" calcext:value-type="float">
            <text:p>221380</text:p>
          </table:table-cell>
          <table:table-cell office:value-type="float" office:value="232414" calcext:value-type="float">
            <text:p>232414</text:p>
          </table:table-cell>
          <table:table-cell office:value-type="float" office:value="244728" calcext:value-type="float">
            <text:p>244728</text:p>
          </table:table-cell>
          <table:table-cell office:value-type="float" office:value="258313" calcext:value-type="float">
            <text:p>258313</text:p>
          </table:table-cell>
          <table:table-cell office:value-type="float" office:value="273087" calcext:value-type="float">
            <text:p>273087</text:p>
          </table:table-cell>
          <table:table-cell office:value-type="float" office:value="287106" calcext:value-type="float">
            <text:p>287106</text:p>
          </table:table-cell>
          <table:table-cell office:value-type="float" office:value="302837" calcext:value-type="float">
            <text:p>302837</text:p>
          </table:table-cell>
          <table:table-cell office:value-type="float" office:value="320235" calcext:value-type="float">
            <text:p>320235</text:p>
          </table:table-cell>
          <table:table-cell office:value-type="float" office:value="339087" calcext:value-type="float">
            <text:p>339087</text:p>
          </table:table-cell>
          <table:table-cell office:value-type="float" office:value="359076" calcext:value-type="float">
            <text:p>359076</text:p>
          </table:table-cell>
          <table:table-cell office:value-type="float" office:value="375779" calcext:value-type="float">
            <text:p>375779</text:p>
          </table:table-cell>
          <table:table-cell office:value-type="float" office:value="394037" calcext:value-type="float">
            <text:p>394037</text:p>
          </table:table-cell>
          <table:table-cell office:value-type="float" office:value="413863" calcext:value-type="float">
            <text:p>413863</text:p>
          </table:table-cell>
          <table:table-cell office:value-type="float" office:value="435085" calcext:value-type="float">
            <text:p>435085</text:p>
          </table:table-cell>
          <table:table-cell office:value-type="float" office:value="457386" calcext:value-type="float">
            <text:p>457386</text:p>
          </table:table-cell>
          <table:table-cell office:value-type="float" office:value="473583" calcext:value-type="float">
            <text:p>473583</text:p>
          </table:table-cell>
          <table:table-cell office:value-type="float" office:value="491467" calcext:value-type="float">
            <text:p>491467</text:p>
          </table:table-cell>
          <table:table-cell office:value-type="float" office:value="511285" calcext:value-type="float">
            <text:p>511285</text:p>
          </table:table-cell>
        </table:table-row>
        <table:table-row table:style-name="ro1">
          <table:table-cell office:value-type="string" calcext:value-type="string">
            <text:p>Grèce</text:p>
          </table:table-cell>
          <table:table-cell office:value-type="string" calcext:value-type="string">
            <text:p>GRC</text:p>
          </table:table-cell>
          <table:table-cell table:number-columns-repeated="30"/>
          <table:table-cell office:value-type="float" office:value="4204393" calcext:value-type="float">
            <text:p>4204393</text:p>
          </table:table-cell>
          <table:table-cell office:value-type="float" office:value="4171854" calcext:value-type="float">
            <text:p>4171854</text:p>
          </table:table-cell>
          <table:table-cell office:value-type="float" office:value="4290595" calcext:value-type="float">
            <text:p>4290595</text:p>
          </table:table-cell>
          <table:table-cell office:value-type="float" office:value="4329049" calcext:value-type="float">
            <text:p>4329049</text:p>
          </table:table-cell>
          <table:table-cell office:value-type="float" office:value="4437114" calcext:value-type="float">
            <text:p>4437114</text:p>
          </table:table-cell>
          <table:table-cell office:value-type="float" office:value="4530131" calcext:value-type="float">
            <text:p>4530131</text:p>
          </table:table-cell>
          <table:table-cell office:value-type="float" office:value="4627651" calcext:value-type="float">
            <text:p>4627651</text:p>
          </table:table-cell>
          <table:table-cell office:value-type="float" office:value="4654407" calcext:value-type="float">
            <text:p>4654407</text:p>
          </table:table-cell>
          <table:table-cell office:value-type="float" office:value="4787045" calcext:value-type="float">
            <text:p>4787045</text:p>
          </table:table-cell>
          <table:table-cell office:value-type="float" office:value="4862414" calcext:value-type="float">
            <text:p>4862414</text:p>
          </table:table-cell>
          <table:table-cell office:value-type="float" office:value="4896618" calcext:value-type="float">
            <text:p>4896618</text:p>
          </table:table-cell>
          <table:table-cell office:value-type="float" office:value="4838734" calcext:value-type="float">
            <text:p>4838734</text:p>
          </table:table-cell>
          <table:table-cell office:value-type="float" office:value="4891480" calcext:value-type="float">
            <text:p>4891480</text:p>
          </table:table-cell>
          <table:table-cell office:value-type="float" office:value="4939233" calcext:value-type="float">
            <text:p>4939233</text:p>
          </table:table-cell>
          <table:table-cell office:value-type="float" office:value="5028364" calcext:value-type="float">
            <text:p>5028364</text:p>
          </table:table-cell>
          <table:table-cell office:value-type="float" office:value="5025650" calcext:value-type="float">
            <text:p>5025650</text:p>
          </table:table-cell>
          <table:table-cell office:value-type="float" office:value="5062933" calcext:value-type="float">
            <text:p>5062933</text:p>
          </table:table-cell>
          <table:table-cell office:value-type="float" office:value="5063057" calcext:value-type="float">
            <text:p>5063057</text:p>
          </table:table-cell>
          <table:table-cell office:value-type="float" office:value="5070672" calcext:value-type="float">
            <text:p>5070672</text:p>
          </table:table-cell>
          <table:table-cell office:value-type="float" office:value="5121989" calcext:value-type="float">
            <text:p>5121989</text:p>
          </table:table-cell>
          <table:table-cell office:value-type="float" office:value="5139750" calcext:value-type="float">
            <text:p>5139750</text:p>
          </table:table-cell>
          <table:table-cell office:value-type="float" office:value="5077237" calcext:value-type="float">
            <text:p>5077237</text:p>
          </table:table-cell>
          <table:table-cell office:value-type="float" office:value="5035589" calcext:value-type="float">
            <text:p>5035589</text:p>
          </table:table-cell>
          <table:table-cell office:value-type="float" office:value="4982118" calcext:value-type="float">
            <text:p>4982118</text:p>
          </table:table-cell>
          <table:table-cell office:value-type="float" office:value="4923992" calcext:value-type="float">
            <text:p>4923992</text:p>
          </table:table-cell>
          <table:table-cell office:value-type="float" office:value="4908187" calcext:value-type="float">
            <text:p>4908187</text:p>
          </table:table-cell>
          <table:table-cell office:value-type="float" office:value="4906071" calcext:value-type="float">
            <text:p>4906071</text:p>
          </table:table-cell>
          <table:table-cell office:value-type="float" office:value="4898337" calcext:value-type="float">
            <text:p>4898337</text:p>
          </table:table-cell>
          <table:table-cell office:value-type="float" office:value="4867553" calcext:value-type="float">
            <text:p>4867553</text:p>
          </table:table-cell>
        </table:table-row>
        <table:table-row table:style-name="ro1">
          <table:table-cell office:value-type="string" calcext:value-type="string">
            <text:p>Grenade</text:p>
          </table:table-cell>
          <table:table-cell office:value-type="string" calcext:value-type="string">
            <text:p>GR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roenland</text:p>
          </table:table-cell>
          <table:table-cell office:value-type="string" calcext:value-type="string">
            <text:p>GRL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uatemala</text:p>
          </table:table-cell>
          <table:table-cell office:value-type="string" calcext:value-type="string">
            <text:p>GTM</text:p>
          </table:table-cell>
          <table:table-cell table:number-columns-repeated="30"/>
          <table:table-cell office:value-type="float" office:value="3113748" calcext:value-type="float">
            <text:p>3113748</text:p>
          </table:table-cell>
          <table:table-cell office:value-type="float" office:value="3197297" calcext:value-type="float">
            <text:p>3197297</text:p>
          </table:table-cell>
          <table:table-cell office:value-type="float" office:value="3280593" calcext:value-type="float">
            <text:p>3280593</text:p>
          </table:table-cell>
          <table:table-cell office:value-type="float" office:value="3363884" calcext:value-type="float">
            <text:p>3363884</text:p>
          </table:table-cell>
          <table:table-cell office:value-type="float" office:value="3452484" calcext:value-type="float">
            <text:p>3452484</text:p>
          </table:table-cell>
          <table:table-cell office:value-type="float" office:value="3549187" calcext:value-type="float">
            <text:p>3549187</text:p>
          </table:table-cell>
          <table:table-cell office:value-type="float" office:value="3640386" calcext:value-type="float">
            <text:p>3640386</text:p>
          </table:table-cell>
          <table:table-cell office:value-type="float" office:value="3743098" calcext:value-type="float">
            <text:p>3743098</text:p>
          </table:table-cell>
          <table:table-cell office:value-type="float" office:value="3854109" calcext:value-type="float">
            <text:p>3854109</text:p>
          </table:table-cell>
          <table:table-cell office:value-type="float" office:value="3966138" calcext:value-type="float">
            <text:p>3966138</text:p>
          </table:table-cell>
          <table:table-cell office:value-type="float" office:value="4078614" calcext:value-type="float">
            <text:p>4078614</text:p>
          </table:table-cell>
          <table:table-cell office:value-type="float" office:value="4203609" calcext:value-type="float">
            <text:p>4203609</text:p>
          </table:table-cell>
          <table:table-cell office:value-type="float" office:value="4331842" calcext:value-type="float">
            <text:p>4331842</text:p>
          </table:table-cell>
          <table:table-cell office:value-type="float" office:value="4461078" calcext:value-type="float">
            <text:p>4461078</text:p>
          </table:table-cell>
          <table:table-cell office:value-type="float" office:value="4600436" calcext:value-type="float">
            <text:p>4600436</text:p>
          </table:table-cell>
          <table:table-cell office:value-type="float" office:value="4725239" calcext:value-type="float">
            <text:p>4725239</text:p>
          </table:table-cell>
          <table:table-cell office:value-type="float" office:value="4857708" calcext:value-type="float">
            <text:p>4857708</text:p>
          </table:table-cell>
          <table:table-cell office:value-type="float" office:value="4999569" calcext:value-type="float">
            <text:p>4999569</text:p>
          </table:table-cell>
          <table:table-cell office:value-type="float" office:value="5148311" calcext:value-type="float">
            <text:p>5148311</text:p>
          </table:table-cell>
          <table:table-cell office:value-type="float" office:value="5299869" calcext:value-type="float">
            <text:p>5299869</text:p>
          </table:table-cell>
          <table:table-cell office:value-type="float" office:value="5452475" calcext:value-type="float">
            <text:p>5452475</text:p>
          </table:table-cell>
          <table:table-cell office:value-type="float" office:value="5615983" calcext:value-type="float">
            <text:p>5615983</text:p>
          </table:table-cell>
          <table:table-cell office:value-type="float" office:value="6248390" calcext:value-type="float">
            <text:p>6248390</text:p>
          </table:table-cell>
          <table:table-cell office:value-type="float" office:value="5973141" calcext:value-type="float">
            <text:p>5973141</text:p>
          </table:table-cell>
          <table:table-cell office:value-type="float" office:value="6210831" calcext:value-type="float">
            <text:p>6210831</text:p>
          </table:table-cell>
          <table:table-cell office:value-type="float" office:value="6366233" calcext:value-type="float">
            <text:p>6366233</text:p>
          </table:table-cell>
          <table:table-cell office:value-type="float" office:value="6625156" calcext:value-type="float">
            <text:p>6625156</text:p>
          </table:table-cell>
          <table:table-cell office:value-type="float" office:value="6841045" calcext:value-type="float">
            <text:p>6841045</text:p>
          </table:table-cell>
          <table:table-cell office:value-type="float" office:value="7043698" calcext:value-type="float">
            <text:p>7043698</text:p>
          </table:table-cell>
        </table:table-row>
        <table:table-row table:style-name="ro1">
          <table:table-cell office:value-type="string" calcext:value-type="string">
            <text:p>Guam</text:p>
          </table:table-cell>
          <table:table-cell office:value-type="string" calcext:value-type="string">
            <text:p>GUM</text:p>
          </table:table-cell>
          <table:table-cell table:number-columns-repeated="30"/>
          <table:table-cell office:value-type="float" office:value="65484" calcext:value-type="float">
            <text:p>65484</text:p>
          </table:table-cell>
          <table:table-cell office:value-type="float" office:value="66860" calcext:value-type="float">
            <text:p>66860</text:p>
          </table:table-cell>
          <table:table-cell office:value-type="float" office:value="68152" calcext:value-type="float">
            <text:p>68152</text:p>
          </table:table-cell>
          <table:table-cell office:value-type="float" office:value="69363" calcext:value-type="float">
            <text:p>69363</text:p>
          </table:table-cell>
          <table:table-cell office:value-type="float" office:value="70423" calcext:value-type="float">
            <text:p>70423</text:p>
          </table:table-cell>
          <table:table-cell office:value-type="float" office:value="71409" calcext:value-type="float">
            <text:p>71409</text:p>
          </table:table-cell>
          <table:table-cell office:value-type="float" office:value="72272" calcext:value-type="float">
            <text:p>72272</text:p>
          </table:table-cell>
          <table:table-cell office:value-type="float" office:value="73124" calcext:value-type="float">
            <text:p>73124</text:p>
          </table:table-cell>
          <table:table-cell office:value-type="float" office:value="73862" calcext:value-type="float">
            <text:p>73862</text:p>
          </table:table-cell>
          <table:table-cell office:value-type="float" office:value="74644" calcext:value-type="float">
            <text:p>74644</text:p>
          </table:table-cell>
          <table:table-cell office:value-type="float" office:value="75253" calcext:value-type="float">
            <text:p>75253</text:p>
          </table:table-cell>
          <table:table-cell office:value-type="float" office:value="75582" calcext:value-type="float">
            <text:p>75582</text:p>
          </table:table-cell>
          <table:table-cell office:value-type="float" office:value="75757" calcext:value-type="float">
            <text:p>75757</text:p>
          </table:table-cell>
          <table:table-cell office:value-type="float" office:value="75869" calcext:value-type="float">
            <text:p>75869</text:p>
          </table:table-cell>
          <table:table-cell office:value-type="float" office:value="75949" calcext:value-type="float">
            <text:p>75949</text:p>
          </table:table-cell>
          <table:table-cell office:value-type="float" office:value="76054" calcext:value-type="float">
            <text:p>76054</text:p>
          </table:table-cell>
          <table:table-cell office:value-type="float" office:value="76179" calcext:value-type="float">
            <text:p>76179</text:p>
          </table:table-cell>
          <table:table-cell office:value-type="float" office:value="76321" calcext:value-type="float">
            <text:p>76321</text:p>
          </table:table-cell>
          <table:table-cell office:value-type="float" office:value="76565" calcext:value-type="float">
            <text:p>76565</text:p>
          </table:table-cell>
          <table:table-cell office:value-type="float" office:value="76889" calcext:value-type="float">
            <text:p>76889</text:p>
          </table:table-cell>
          <table:table-cell office:value-type="float" office:value="77086" calcext:value-type="float">
            <text:p>77086</text:p>
          </table:table-cell>
          <table:table-cell office:value-type="float" office:value="77370" calcext:value-type="float">
            <text:p>77370</text:p>
          </table:table-cell>
          <table:table-cell office:value-type="float" office:value="77769" calcext:value-type="float">
            <text:p>77769</text:p>
          </table:table-cell>
          <table:table-cell office:value-type="float" office:value="78056" calcext:value-type="float">
            <text:p>78056</text:p>
          </table:table-cell>
          <table:table-cell office:value-type="float" office:value="78428" calcext:value-type="float">
            <text:p>78428</text:p>
          </table:table-cell>
          <table:table-cell office:value-type="float" office:value="78931" calcext:value-type="float">
            <text:p>78931</text:p>
          </table:table-cell>
          <table:table-cell office:value-type="float" office:value="79544" calcext:value-type="float">
            <text:p>79544</text:p>
          </table:table-cell>
          <table:table-cell office:value-type="float" office:value="80270" calcext:value-type="float">
            <text:p>80270</text:p>
          </table:table-cell>
          <table:table-cell office:value-type="float" office:value="81131" calcext:value-type="float">
            <text:p>81131</text:p>
          </table:table-cell>
        </table:table-row>
        <table:table-row table:style-name="ro1">
          <table:table-cell office:value-type="string" calcext:value-type="string">
            <text:p>Guyane</text:p>
          </table:table-cell>
          <table:table-cell office:value-type="string" calcext:value-type="string">
            <text:p>GUY</text:p>
          </table:table-cell>
          <table:table-cell table:number-columns-repeated="30"/>
          <table:table-cell office:value-type="float" office:value="282298" calcext:value-type="float">
            <text:p>282298</text:p>
          </table:table-cell>
          <table:table-cell office:value-type="float" office:value="284776" calcext:value-type="float">
            <text:p>284776</text:p>
          </table:table-cell>
          <table:table-cell office:value-type="float" office:value="287574" calcext:value-type="float">
            <text:p>287574</text:p>
          </table:table-cell>
          <table:table-cell office:value-type="float" office:value="290181" calcext:value-type="float">
            <text:p>290181</text:p>
          </table:table-cell>
          <table:table-cell office:value-type="float" office:value="288953" calcext:value-type="float">
            <text:p>288953</text:p>
          </table:table-cell>
          <table:table-cell office:value-type="float" office:value="287064" calcext:value-type="float">
            <text:p>287064</text:p>
          </table:table-cell>
          <table:table-cell office:value-type="float" office:value="285753" calcext:value-type="float">
            <text:p>285753</text:p>
          </table:table-cell>
          <table:table-cell office:value-type="float" office:value="283979" calcext:value-type="float">
            <text:p>283979</text:p>
          </table:table-cell>
          <table:table-cell office:value-type="float" office:value="281544" calcext:value-type="float">
            <text:p>281544</text:p>
          </table:table-cell>
          <table:table-cell office:value-type="float" office:value="278359" calcext:value-type="float">
            <text:p>278359</text:p>
          </table:table-cell>
          <table:table-cell office:value-type="float" office:value="274661" calcext:value-type="float">
            <text:p>274661</text:p>
          </table:table-cell>
          <table:table-cell office:value-type="float" office:value="271376" calcext:value-type="float">
            <text:p>271376</text:p>
          </table:table-cell>
          <table:table-cell office:value-type="float" office:value="267688" calcext:value-type="float">
            <text:p>267688</text:p>
          </table:table-cell>
          <table:table-cell office:value-type="float" office:value="266027" calcext:value-type="float">
            <text:p>266027</text:p>
          </table:table-cell>
          <table:table-cell office:value-type="float" office:value="265495" calcext:value-type="float">
            <text:p>265495</text:p>
          </table:table-cell>
          <table:table-cell office:value-type="float" office:value="265321" calcext:value-type="float">
            <text:p>265321</text:p>
          </table:table-cell>
          <table:table-cell office:value-type="float" office:value="269143" calcext:value-type="float">
            <text:p>269143</text:p>
          </table:table-cell>
          <table:table-cell office:value-type="float" office:value="273413" calcext:value-type="float">
            <text:p>273413</text:p>
          </table:table-cell>
          <table:table-cell office:value-type="float" office:value="277267" calcext:value-type="float">
            <text:p>277267</text:p>
          </table:table-cell>
          <table:table-cell office:value-type="float" office:value="281120" calcext:value-type="float">
            <text:p>281120</text:p>
          </table:table-cell>
          <table:table-cell office:value-type="float" office:value="284847" calcext:value-type="float">
            <text:p>284847</text:p>
          </table:table-cell>
          <table:table-cell office:value-type="float" office:value="289669" calcext:value-type="float">
            <text:p>289669</text:p>
          </table:table-cell>
          <table:table-cell office:value-type="float" office:value="294836" calcext:value-type="float">
            <text:p>294836</text:p>
          </table:table-cell>
          <table:table-cell office:value-type="float" office:value="300126" calcext:value-type="float">
            <text:p>300126</text:p>
          </table:table-cell>
          <table:table-cell office:value-type="float" office:value="305207" calcext:value-type="float">
            <text:p>305207</text:p>
          </table:table-cell>
          <table:table-cell office:value-type="float" office:value="309907" calcext:value-type="float">
            <text:p>309907</text:p>
          </table:table-cell>
          <table:table-cell office:value-type="float" office:value="313805" calcext:value-type="float">
            <text:p>313805</text:p>
          </table:table-cell>
          <table:table-cell office:value-type="float" office:value="317602" calcext:value-type="float">
            <text:p>317602</text:p>
          </table:table-cell>
          <table:table-cell office:value-type="float" office:value="321217" calcext:value-type="float">
            <text:p>321217</text:p>
          </table:table-cell>
        </table:table-row>
        <table:table-row table:style-name="ro1">
          <table:table-cell office:value-type="string" calcext:value-type="string">
            <text:p>Revenu élevé</text:p>
          </table:table-cell>
          <table:table-cell office:value-type="string" calcext:value-type="string">
            <text:p>HIC</text:p>
          </table:table-cell>
          <table:table-cell table:number-columns-repeated="30"/>
          <table:table-cell office:value-type="float" office:value="480530747" calcext:value-type="float">
            <text:p>480530747</text:p>
          </table:table-cell>
          <table:table-cell office:value-type="float" office:value="485863248" calcext:value-type="float">
            <text:p>485863248</text:p>
          </table:table-cell>
          <table:table-cell office:value-type="float" office:value="488653254" calcext:value-type="float">
            <text:p>488653254</text:p>
          </table:table-cell>
          <table:table-cell office:value-type="float" office:value="491218206" calcext:value-type="float">
            <text:p>491218206</text:p>
          </table:table-cell>
          <table:table-cell office:value-type="float" office:value="496231291" calcext:value-type="float">
            <text:p>496231291</text:p>
          </table:table-cell>
          <table:table-cell office:value-type="float" office:value="501040493" calcext:value-type="float">
            <text:p>501040493</text:p>
          </table:table-cell>
          <table:table-cell office:value-type="float" office:value="505996454" calcext:value-type="float">
            <text:p>505996454</text:p>
          </table:table-cell>
          <table:table-cell office:value-type="float" office:value="511653211" calcext:value-type="float">
            <text:p>511653211</text:p>
          </table:table-cell>
          <table:table-cell office:value-type="float" office:value="515759461" calcext:value-type="float">
            <text:p>515759461</text:p>
          </table:table-cell>
          <table:table-cell office:value-type="float" office:value="520963222" calcext:value-type="float">
            <text:p>520963222</text:p>
          </table:table-cell>
          <table:table-cell office:value-type="float" office:value="526086720" calcext:value-type="float">
            <text:p>526086720</text:p>
          </table:table-cell>
          <table:table-cell office:value-type="float" office:value="529285342" calcext:value-type="float">
            <text:p>529285342</text:p>
          </table:table-cell>
          <table:table-cell office:value-type="float" office:value="533956101" calcext:value-type="float">
            <text:p>533956101</text:p>
          </table:table-cell>
          <table:table-cell office:value-type="float" office:value="538601368" calcext:value-type="float">
            <text:p>538601368</text:p>
          </table:table-cell>
          <table:table-cell office:value-type="float" office:value="543397799" calcext:value-type="float">
            <text:p>543397799</text:p>
          </table:table-cell>
          <table:table-cell office:value-type="float" office:value="550554357" calcext:value-type="float">
            <text:p>550554357</text:p>
          </table:table-cell>
          <table:table-cell office:value-type="float" office:value="557107166" calcext:value-type="float">
            <text:p>557107166</text:p>
          </table:table-cell>
          <table:table-cell office:value-type="float" office:value="563725131" calcext:value-type="float">
            <text:p>563725131</text:p>
          </table:table-cell>
          <table:table-cell office:value-type="float" office:value="570966874" calcext:value-type="float">
            <text:p>570966874</text:p>
          </table:table-cell>
          <table:table-cell office:value-type="float" office:value="574165942" calcext:value-type="float">
            <text:p>574165942</text:p>
          </table:table-cell>
          <table:table-cell office:value-type="float" office:value="577144836" calcext:value-type="float">
            <text:p>577144836</text:p>
          </table:table-cell>
          <table:table-cell office:value-type="float" office:value="579218523" calcext:value-type="float">
            <text:p>579218523</text:p>
          </table:table-cell>
          <table:table-cell office:value-type="float" office:value="584426786" calcext:value-type="float">
            <text:p>584426786</text:p>
          </table:table-cell>
          <table:table-cell office:value-type="float" office:value="588654895" calcext:value-type="float">
            <text:p>588654895</text:p>
          </table:table-cell>
          <table:table-cell office:value-type="float" office:value="593214638" calcext:value-type="float">
            <text:p>593214638</text:p>
          </table:table-cell>
          <table:table-cell office:value-type="float" office:value="597638839" calcext:value-type="float">
            <text:p>597638839</text:p>
          </table:table-cell>
          <table:table-cell office:value-type="float" office:value="603447834" calcext:value-type="float">
            <text:p>603447834</text:p>
          </table:table-cell>
          <table:table-cell office:value-type="float" office:value="608551315" calcext:value-type="float">
            <text:p>608551315</text:p>
          </table:table-cell>
          <table:table-cell office:value-type="float" office:value="610471192" calcext:value-type="float">
            <text:p>610471192</text:p>
          </table:table-cell>
        </table:table-row>
        <table:table-row table:style-name="ro1">
          <table:table-cell office:value-type="string" calcext:value-type="string">
            <text:p>Chine, RAS de Hong Kong</text:p>
          </table:table-cell>
          <table:table-cell office:value-type="string" calcext:value-type="string">
            <text:p>HKG</text:p>
          </table:table-cell>
          <table:table-cell table:number-columns-repeated="30"/>
          <table:table-cell office:value-type="float" office:value="2870709" calcext:value-type="float">
            <text:p>2870709</text:p>
          </table:table-cell>
          <table:table-cell office:value-type="float" office:value="2921588" calcext:value-type="float">
            <text:p>2921588</text:p>
          </table:table-cell>
          <table:table-cell office:value-type="float" office:value="2916366" calcext:value-type="float">
            <text:p>2916366</text:p>
          </table:table-cell>
          <table:table-cell office:value-type="float" office:value="2952932" calcext:value-type="float">
            <text:p>2952932</text:p>
          </table:table-cell>
          <table:table-cell office:value-type="float" office:value="3022908" calcext:value-type="float">
            <text:p>3022908</text:p>
          </table:table-cell>
          <table:table-cell office:value-type="float" office:value="3103113" calcext:value-type="float">
            <text:p>3103113</text:p>
          </table:table-cell>
          <table:table-cell office:value-type="float" office:value="3235898" calcext:value-type="float">
            <text:p>3235898</text:p>
          </table:table-cell>
          <table:table-cell office:value-type="float" office:value="3264521" calcext:value-type="float">
            <text:p>3264521</text:p>
          </table:table-cell>
          <table:table-cell office:value-type="float" office:value="3306564" calcext:value-type="float">
            <text:p>3306564</text:p>
          </table:table-cell>
          <table:table-cell office:value-type="float" office:value="3350995" calcext:value-type="float">
            <text:p>3350995</text:p>
          </table:table-cell>
          <table:table-cell office:value-type="float" office:value="3393260" calcext:value-type="float">
            <text:p>3393260</text:p>
          </table:table-cell>
          <table:table-cell office:value-type="float" office:value="3440456" calcext:value-type="float">
            <text:p>3440456</text:p>
          </table:table-cell>
          <table:table-cell office:value-type="float" office:value="3496947" calcext:value-type="float">
            <text:p>3496947</text:p>
          </table:table-cell>
          <table:table-cell office:value-type="float" office:value="3489909" calcext:value-type="float">
            <text:p>3489909</text:p>
          </table:table-cell>
          <table:table-cell office:value-type="float" office:value="3532663" calcext:value-type="float">
            <text:p>3532663</text:p>
          </table:table-cell>
          <table:table-cell office:value-type="float" office:value="3553436" calcext:value-type="float">
            <text:p>3553436</text:p>
          </table:table-cell>
          <table:table-cell office:value-type="float" office:value="3596289" calcext:value-type="float">
            <text:p>3596289</text:p>
          </table:table-cell>
          <table:table-cell office:value-type="float" office:value="3651937" calcext:value-type="float">
            <text:p>3651937</text:p>
          </table:table-cell>
          <table:table-cell office:value-type="float" office:value="3664616" calcext:value-type="float">
            <text:p>3664616</text:p>
          </table:table-cell>
          <table:table-cell office:value-type="float" office:value="3682931" calcext:value-type="float">
            <text:p>3682931</text:p>
          </table:table-cell>
          <table:table-cell office:value-type="float" office:value="3656908" calcext:value-type="float">
            <text:p>3656908</text:p>
          </table:table-cell>
          <table:table-cell office:value-type="float" office:value="3722786" calcext:value-type="float">
            <text:p>3722786</text:p>
          </table:table-cell>
          <table:table-cell office:value-type="float" office:value="3806789" calcext:value-type="float">
            <text:p>3806789</text:p>
          </table:table-cell>
          <table:table-cell office:value-type="float" office:value="3880430" calcext:value-type="float">
            <text:p>3880430</text:p>
          </table:table-cell>
          <table:table-cell office:value-type="float" office:value="3899867" calcext:value-type="float">
            <text:p>3899867</text:p>
          </table:table-cell>
          <table:table-cell office:value-type="float" office:value="3933895" calcext:value-type="float">
            <text:p>3933895</text:p>
          </table:table-cell>
          <table:table-cell office:value-type="float" office:value="3950024" calcext:value-type="float">
            <text:p>3950024</text:p>
          </table:table-cell>
          <table:table-cell office:value-type="float" office:value="3960052" calcext:value-type="float">
            <text:p>3960052</text:p>
          </table:table-cell>
          <table:table-cell office:value-type="float" office:value="3955888" calcext:value-type="float">
            <text:p>3955888</text:p>
          </table:table-cell>
        </table:table-row>
        <table:table-row table:style-name="ro1">
          <table:table-cell office:value-type="string" calcext:value-type="string">
            <text:p>Honduras</text:p>
          </table:table-cell>
          <table:table-cell office:value-type="string" calcext:value-type="string">
            <text:p>HND</text:p>
          </table:table-cell>
          <table:table-cell table:number-columns-repeated="30"/>
          <table:table-cell office:value-type="float" office:value="1769998" calcext:value-type="float">
            <text:p>1769998</text:p>
          </table:table-cell>
          <table:table-cell office:value-type="float" office:value="1832482" calcext:value-type="float">
            <text:p>1832482</text:p>
          </table:table-cell>
          <table:table-cell office:value-type="float" office:value="1899356" calcext:value-type="float">
            <text:p>1899356</text:p>
          </table:table-cell>
          <table:table-cell office:value-type="float" office:value="1969716" calcext:value-type="float">
            <text:p>1969716</text:p>
          </table:table-cell>
          <table:table-cell office:value-type="float" office:value="2036750" calcext:value-type="float">
            <text:p>2036750</text:p>
          </table:table-cell>
          <table:table-cell office:value-type="float" office:value="2111774" calcext:value-type="float">
            <text:p>2111774</text:p>
          </table:table-cell>
          <table:table-cell office:value-type="float" office:value="2189746" calcext:value-type="float">
            <text:p>2189746</text:p>
          </table:table-cell>
          <table:table-cell office:value-type="float" office:value="2272478" calcext:value-type="float">
            <text:p>2272478</text:p>
          </table:table-cell>
          <table:table-cell office:value-type="float" office:value="2356453" calcext:value-type="float">
            <text:p>2356453</text:p>
          </table:table-cell>
          <table:table-cell office:value-type="float" office:value="2438377" calcext:value-type="float">
            <text:p>2438377</text:p>
          </table:table-cell>
          <table:table-cell office:value-type="float" office:value="2483193" calcext:value-type="float">
            <text:p>2483193</text:p>
          </table:table-cell>
          <table:table-cell office:value-type="float" office:value="2523624" calcext:value-type="float">
            <text:p>2523624</text:p>
          </table:table-cell>
          <table:table-cell office:value-type="float" office:value="2597419" calcext:value-type="float">
            <text:p>2597419</text:p>
          </table:table-cell>
          <table:table-cell office:value-type="float" office:value="2674074" calcext:value-type="float">
            <text:p>2674074</text:p>
          </table:table-cell>
          <table:table-cell office:value-type="float" office:value="2751661" calcext:value-type="float">
            <text:p>2751661</text:p>
          </table:table-cell>
          <table:table-cell office:value-type="float" office:value="2829332" calcext:value-type="float">
            <text:p>2829332</text:p>
          </table:table-cell>
          <table:table-cell office:value-type="float" office:value="2851793" calcext:value-type="float">
            <text:p>2851793</text:p>
          </table:table-cell>
          <table:table-cell office:value-type="float" office:value="2897884" calcext:value-type="float">
            <text:p>2897884</text:p>
          </table:table-cell>
          <table:table-cell office:value-type="float" office:value="3025817" calcext:value-type="float">
            <text:p>3025817</text:p>
          </table:table-cell>
          <table:table-cell office:value-type="float" office:value="3177629" calcext:value-type="float">
            <text:p>3177629</text:p>
          </table:table-cell>
          <table:table-cell office:value-type="float" office:value="3340273" calcext:value-type="float">
            <text:p>3340273</text:p>
          </table:table-cell>
          <table:table-cell office:value-type="float" office:value="3330792" calcext:value-type="float">
            <text:p>3330792</text:p>
          </table:table-cell>
          <table:table-cell office:value-type="float" office:value="3386868" calcext:value-type="float">
            <text:p>3386868</text:p>
          </table:table-cell>
          <table:table-cell office:value-type="float" office:value="3655902" calcext:value-type="float">
            <text:p>3655902</text:p>
          </table:table-cell>
          <table:table-cell office:value-type="float" office:value="3851879" calcext:value-type="float">
            <text:p>3851879</text:p>
          </table:table-cell>
          <table:table-cell office:value-type="float" office:value="3967871" calcext:value-type="float">
            <text:p>3967871</text:p>
          </table:table-cell>
          <table:table-cell office:value-type="float" office:value="4035355" calcext:value-type="float">
            <text:p>4035355</text:p>
          </table:table-cell>
          <table:table-cell office:value-type="float" office:value="4159295" calcext:value-type="float">
            <text:p>4159295</text:p>
          </table:table-cell>
          <table:table-cell office:value-type="float" office:value="4267576" calcext:value-type="float">
            <text:p>4267576</text:p>
          </table:table-cell>
        </table:table-row>
        <table:table-row table:style-name="ro1">
          <table:table-cell office:value-type="string" calcext:value-type="string">
            <text:p>Pays pauvres très endettés (PPTE)</text:p>
          </table:table-cell>
          <table:table-cell office:value-type="string" calcext:value-type="string">
            <text:p>HPC</text:p>
          </table:table-cell>
          <table:table-cell table:number-columns-repeated="30"/>
          <table:table-cell office:value-type="float" office:value="139881262" calcext:value-type="float">
            <text:p>139881262</text:p>
          </table:table-cell>
          <table:table-cell office:value-type="float" office:value="144023256" calcext:value-type="float">
            <text:p>144023256</text:p>
          </table:table-cell>
          <table:table-cell office:value-type="float" office:value="148472115" calcext:value-type="float">
            <text:p>148472115</text:p>
          </table:table-cell>
          <table:table-cell office:value-type="float" office:value="153154870" calcext:value-type="float">
            <text:p>153154870</text:p>
          </table:table-cell>
          <table:table-cell office:value-type="float" office:value="157992772" calcext:value-type="float">
            <text:p>157992772</text:p>
          </table:table-cell>
          <table:table-cell office:value-type="float" office:value="163062848" calcext:value-type="float">
            <text:p>163062848</text:p>
          </table:table-cell>
          <table:table-cell office:value-type="float" office:value="167639332" calcext:value-type="float">
            <text:p>167639332</text:p>
          </table:table-cell>
          <table:table-cell office:value-type="float" office:value="172288043" calcext:value-type="float">
            <text:p>172288043</text:p>
          </table:table-cell>
          <table:table-cell office:value-type="float" office:value="177161276" calcext:value-type="float">
            <text:p>177161276</text:p>
          </table:table-cell>
          <table:table-cell office:value-type="float" office:value="182240984" calcext:value-type="float">
            <text:p>182240984</text:p>
          </table:table-cell>
          <table:table-cell office:value-type="float" office:value="187569468" calcext:value-type="float">
            <text:p>187569468</text:p>
          </table:table-cell>
          <table:table-cell office:value-type="float" office:value="192842940" calcext:value-type="float">
            <text:p>192842940</text:p>
          </table:table-cell>
          <table:table-cell office:value-type="float" office:value="198555785" calcext:value-type="float">
            <text:p>198555785</text:p>
          </table:table-cell>
          <table:table-cell office:value-type="float" office:value="204570370" calcext:value-type="float">
            <text:p>204570370</text:p>
          </table:table-cell>
          <table:table-cell office:value-type="float" office:value="210802666" calcext:value-type="float">
            <text:p>210802666</text:p>
          </table:table-cell>
          <table:table-cell office:value-type="float" office:value="217155454" calcext:value-type="float">
            <text:p>217155454</text:p>
          </table:table-cell>
          <table:table-cell office:value-type="float" office:value="222766046" calcext:value-type="float">
            <text:p>222766046</text:p>
          </table:table-cell>
          <table:table-cell office:value-type="float" office:value="228354362" calcext:value-type="float">
            <text:p>228354362</text:p>
          </table:table-cell>
          <table:table-cell office:value-type="float" office:value="234135382" calcext:value-type="float">
            <text:p>234135382</text:p>
          </table:table-cell>
          <table:table-cell office:value-type="float" office:value="240155838" calcext:value-type="float">
            <text:p>240155838</text:p>
          </table:table-cell>
          <table:table-cell office:value-type="float" office:value="246476320" calcext:value-type="float">
            <text:p>246476320</text:p>
          </table:table-cell>
          <table:table-cell office:value-type="float" office:value="253013099" calcext:value-type="float">
            <text:p>253013099</text:p>
          </table:table-cell>
          <table:table-cell office:value-type="float" office:value="259793165" calcext:value-type="float">
            <text:p>259793165</text:p>
          </table:table-cell>
          <table:table-cell office:value-type="float" office:value="267805698" calcext:value-type="float">
            <text:p>267805698</text:p>
          </table:table-cell>
          <table:table-cell office:value-type="float" office:value="276132325" calcext:value-type="float">
            <text:p>276132325</text:p>
          </table:table-cell>
          <table:table-cell office:value-type="float" office:value="284604068" calcext:value-type="float">
            <text:p>284604068</text:p>
          </table:table-cell>
          <table:table-cell office:value-type="float" office:value="294103707" calcext:value-type="float">
            <text:p>294103707</text:p>
          </table:table-cell>
          <table:table-cell office:value-type="float" office:value="303575602" calcext:value-type="float">
            <text:p>303575602</text:p>
          </table:table-cell>
          <table:table-cell office:value-type="float" office:value="313513225" calcext:value-type="float">
            <text:p>313513225</text:p>
          </table:table-cell>
        </table:table-row>
        <table:table-row table:style-name="ro1">
          <table:table-cell office:value-type="string" calcext:value-type="string">
            <text:p>Croatie</text:p>
          </table:table-cell>
          <table:table-cell office:value-type="string" calcext:value-type="string">
            <text:p>HRV</text:p>
          </table:table-cell>
          <table:table-cell table:number-columns-repeated="30"/>
          <table:table-cell office:value-type="float" office:value="2218247" calcext:value-type="float">
            <text:p>2218247</text:p>
          </table:table-cell>
          <table:table-cell office:value-type="float" office:value="2174107" calcext:value-type="float">
            <text:p>2174107</text:p>
          </table:table-cell>
          <table:table-cell office:value-type="float" office:value="2109870" calcext:value-type="float">
            <text:p>2109870</text:p>
          </table:table-cell>
          <table:table-cell office:value-type="float" office:value="2109187" calcext:value-type="float">
            <text:p>2109187</text:p>
          </table:table-cell>
          <table:table-cell office:value-type="float" office:value="2120067" calcext:value-type="float">
            <text:p>2120067</text:p>
          </table:table-cell>
          <table:table-cell office:value-type="float" office:value="2091901" calcext:value-type="float">
            <text:p>2091901</text:p>
          </table:table-cell>
          <table:table-cell office:value-type="float" office:value="2055109" calcext:value-type="float">
            <text:p>2055109</text:p>
          </table:table-cell>
          <table:table-cell office:value-type="float" office:value="2035576" calcext:value-type="float">
            <text:p>2035576</text:p>
          </table:table-cell>
          <table:table-cell office:value-type="float" office:value="2024512" calcext:value-type="float">
            <text:p>2024512</text:p>
          </table:table-cell>
          <table:table-cell office:value-type="float" office:value="2007456" calcext:value-type="float">
            <text:p>2007456</text:p>
          </table:table-cell>
          <table:table-cell office:value-type="float" office:value="1981847" calcext:value-type="float">
            <text:p>1981847</text:p>
          </table:table-cell>
          <table:table-cell office:value-type="float" office:value="1898898" calcext:value-type="float">
            <text:p>1898898</text:p>
          </table:table-cell>
          <table:table-cell office:value-type="float" office:value="1872721" calcext:value-type="float">
            <text:p>1872721</text:p>
          </table:table-cell>
          <table:table-cell office:value-type="float" office:value="1884546" calcext:value-type="float">
            <text:p>1884546</text:p>
          </table:table-cell>
          <table:table-cell office:value-type="float" office:value="1935313" calcext:value-type="float">
            <text:p>1935313</text:p>
          </table:table-cell>
          <table:table-cell office:value-type="float" office:value="1935849" calcext:value-type="float">
            <text:p>1935849</text:p>
          </table:table-cell>
          <table:table-cell office:value-type="float" office:value="1921682" calcext:value-type="float">
            <text:p>1921682</text:p>
          </table:table-cell>
          <table:table-cell office:value-type="float" office:value="1936563" calcext:value-type="float">
            <text:p>1936563</text:p>
          </table:table-cell>
          <table:table-cell office:value-type="float" office:value="1940990" calcext:value-type="float">
            <text:p>1940990</text:p>
          </table:table-cell>
          <table:table-cell office:value-type="float" office:value="1937359" calcext:value-type="float">
            <text:p>1937359</text:p>
          </table:table-cell>
          <table:table-cell office:value-type="float" office:value="1913390" calcext:value-type="float">
            <text:p>1913390</text:p>
          </table:table-cell>
          <table:table-cell office:value-type="float" office:value="1878380" calcext:value-type="float">
            <text:p>1878380</text:p>
          </table:table-cell>
          <table:table-cell office:value-type="float" office:value="1859835" calcext:value-type="float">
            <text:p>1859835</text:p>
          </table:table-cell>
          <table:table-cell office:value-type="float" office:value="1841460" calcext:value-type="float">
            <text:p>1841460</text:p>
          </table:table-cell>
          <table:table-cell office:value-type="float" office:value="1895430" calcext:value-type="float">
            <text:p>1895430</text:p>
          </table:table-cell>
          <table:table-cell office:value-type="float" office:value="1899999" calcext:value-type="float">
            <text:p>1899999</text:p>
          </table:table-cell>
          <table:table-cell office:value-type="float" office:value="1839114" calcext:value-type="float">
            <text:p>1839114</text:p>
          </table:table-cell>
          <table:table-cell office:value-type="float" office:value="1831037" calcext:value-type="float">
            <text:p>1831037</text:p>
          </table:table-cell>
          <table:table-cell office:value-type="float" office:value="1806951" calcext:value-type="float">
            <text:p>1806951</text:p>
          </table:table-cell>
        </table:table-row>
        <table:table-row table:style-name="ro1">
          <table:table-cell office:value-type="string" calcext:value-type="string">
            <text:p>Haïti</text:p>
          </table:table-cell>
          <table:table-cell office:value-type="string" calcext:value-type="string">
            <text:p>HTI</text:p>
          </table:table-cell>
          <table:table-cell table:number-columns-repeated="30"/>
          <table:table-cell office:value-type="float" office:value="2692553" calcext:value-type="float">
            <text:p>2692553</text:p>
          </table:table-cell>
          <table:table-cell office:value-type="float" office:value="2739290" calcext:value-type="float">
            <text:p>2739290</text:p>
          </table:table-cell>
          <table:table-cell office:value-type="float" office:value="2783072" calcext:value-type="float">
            <text:p>2783072</text:p>
          </table:table-cell>
          <table:table-cell office:value-type="float" office:value="2826433" calcext:value-type="float">
            <text:p>2826433</text:p>
          </table:table-cell>
          <table:table-cell office:value-type="float" office:value="2872796" calcext:value-type="float">
            <text:p>2872796</text:p>
          </table:table-cell>
          <table:table-cell office:value-type="float" office:value="2923541" calcext:value-type="float">
            <text:p>2923541</text:p>
          </table:table-cell>
          <table:table-cell office:value-type="float" office:value="2974636" calcext:value-type="float">
            <text:p>2974636</text:p>
          </table:table-cell>
          <table:table-cell office:value-type="float" office:value="3029549" calcext:value-type="float">
            <text:p>3029549</text:p>
          </table:table-cell>
          <table:table-cell office:value-type="float" office:value="3087484" calcext:value-type="float">
            <text:p>3087484</text:p>
          </table:table-cell>
          <table:table-cell office:value-type="float" office:value="3146856" calcext:value-type="float">
            <text:p>3146856</text:p>
          </table:table-cell>
          <table:table-cell office:value-type="float" office:value="3207157" calcext:value-type="float">
            <text:p>3207157</text:p>
          </table:table-cell>
          <table:table-cell office:value-type="float" office:value="3292149" calcext:value-type="float">
            <text:p>3292149</text:p>
          </table:table-cell>
          <table:table-cell office:value-type="float" office:value="3380781" calcext:value-type="float">
            <text:p>3380781</text:p>
          </table:table-cell>
          <table:table-cell office:value-type="float" office:value="3472631" calcext:value-type="float">
            <text:p>3472631</text:p>
          </table:table-cell>
          <table:table-cell office:value-type="float" office:value="3567584" calcext:value-type="float">
            <text:p>3567584</text:p>
          </table:table-cell>
          <table:table-cell office:value-type="float" office:value="3665512" calcext:value-type="float">
            <text:p>3665512</text:p>
          </table:table-cell>
          <table:table-cell office:value-type="float" office:value="3762498" calcext:value-type="float">
            <text:p>3762498</text:p>
          </table:table-cell>
          <table:table-cell office:value-type="float" office:value="3862363" calcext:value-type="float">
            <text:p>3862363</text:p>
          </table:table-cell>
          <table:table-cell office:value-type="float" office:value="3961823" calcext:value-type="float">
            <text:p>3961823</text:p>
          </table:table-cell>
          <table:table-cell office:value-type="float" office:value="4065683" calcext:value-type="float">
            <text:p>4065683</text:p>
          </table:table-cell>
          <table:table-cell office:value-type="float" office:value="4162714" calcext:value-type="float">
            <text:p>4162714</text:p>
          </table:table-cell>
          <table:table-cell office:value-type="float" office:value="4271947" calcext:value-type="float">
            <text:p>4271947</text:p>
          </table:table-cell>
          <table:table-cell office:value-type="float" office:value="4380820" calcext:value-type="float">
            <text:p>4380820</text:p>
          </table:table-cell>
          <table:table-cell office:value-type="float" office:value="4492696" calcext:value-type="float">
            <text:p>4492696</text:p>
          </table:table-cell>
          <table:table-cell office:value-type="float" office:value="4603648" calcext:value-type="float">
            <text:p>4603648</text:p>
          </table:table-cell>
          <table:table-cell office:value-type="float" office:value="4712689" calcext:value-type="float">
            <text:p>4712689</text:p>
          </table:table-cell>
          <table:table-cell office:value-type="float" office:value="4821507" calcext:value-type="float">
            <text:p>4821507</text:p>
          </table:table-cell>
          <table:table-cell office:value-type="float" office:value="4929887" calcext:value-type="float">
            <text:p>4929887</text:p>
          </table:table-cell>
          <table:table-cell office:value-type="float" office:value="5040560" calcext:value-type="float">
            <text:p>5040560</text:p>
          </table:table-cell>
        </table:table-row>
        <table:table-row table:style-name="ro1">
          <table:table-cell office:value-type="string" calcext:value-type="string">
            <text:p>Hongrie</text:p>
          </table:table-cell>
          <table:table-cell office:value-type="string" calcext:value-type="string">
            <text:p>HUN</text:p>
          </table:table-cell>
          <table:table-cell table:number-columns-repeated="30"/>
          <table:table-cell office:value-type="float" office:value="4509387" calcext:value-type="float">
            <text:p>4509387</text:p>
          </table:table-cell>
          <table:table-cell office:value-type="float" office:value="4514298" calcext:value-type="float">
            <text:p>4514298</text:p>
          </table:table-cell>
          <table:table-cell office:value-type="float" office:value="4530088" calcext:value-type="float">
            <text:p>4530088</text:p>
          </table:table-cell>
          <table:table-cell office:value-type="float" office:value="4385693" calcext:value-type="float">
            <text:p>4385693</text:p>
          </table:table-cell>
          <table:table-cell office:value-type="float" office:value="4256611" calcext:value-type="float">
            <text:p>4256611</text:p>
          </table:table-cell>
          <table:table-cell office:value-type="float" office:value="4182846" calcext:value-type="float">
            <text:p>4182846</text:p>
          </table:table-cell>
          <table:table-cell office:value-type="float" office:value="4079619" calcext:value-type="float">
            <text:p>4079619</text:p>
          </table:table-cell>
          <table:table-cell office:value-type="float" office:value="4011290" calcext:value-type="float">
            <text:p>4011290</text:p>
          </table:table-cell>
          <table:table-cell office:value-type="float" office:value="4065979" calcext:value-type="float">
            <text:p>4065979</text:p>
          </table:table-cell>
          <table:table-cell office:value-type="float" office:value="4139219" calcext:value-type="float">
            <text:p>4139219</text:p>
          </table:table-cell>
          <table:table-cell office:value-type="float" office:value="4160523" calcext:value-type="float">
            <text:p>4160523</text:p>
          </table:table-cell>
          <table:table-cell office:value-type="float" office:value="4147356" calcext:value-type="float">
            <text:p>4147356</text:p>
          </table:table-cell>
          <table:table-cell office:value-type="float" office:value="4150182" calcext:value-type="float">
            <text:p>4150182</text:p>
          </table:table-cell>
          <table:table-cell office:value-type="float" office:value="4221421" calcext:value-type="float">
            <text:p>4221421</text:p>
          </table:table-cell>
          <table:table-cell office:value-type="float" office:value="4202095" calcext:value-type="float">
            <text:p>4202095</text:p>
          </table:table-cell>
          <table:table-cell office:value-type="float" office:value="4273380" calcext:value-type="float">
            <text:p>4273380</text:p>
          </table:table-cell>
          <table:table-cell office:value-type="float" office:value="4304683" calcext:value-type="float">
            <text:p>4304683</text:p>
          </table:table-cell>
          <table:table-cell office:value-type="float" office:value="4287249" calcext:value-type="float">
            <text:p>4287249</text:p>
          </table:table-cell>
          <table:table-cell office:value-type="float" office:value="4258722" calcext:value-type="float">
            <text:p>4258722</text:p>
          </table:table-cell>
          <table:table-cell office:value-type="float" office:value="4258571" calcext:value-type="float">
            <text:p>4258571</text:p>
          </table:table-cell>
          <table:table-cell office:value-type="float" office:value="4299585" calcext:value-type="float">
            <text:p>4299585</text:p>
          </table:table-cell>
          <table:table-cell office:value-type="float" office:value="4316140" calcext:value-type="float">
            <text:p>4316140</text:p>
          </table:table-cell>
          <table:table-cell office:value-type="float" office:value="4369165" calcext:value-type="float">
            <text:p>4369165</text:p>
          </table:table-cell>
          <table:table-cell office:value-type="float" office:value="4401845" calcext:value-type="float">
            <text:p>4401845</text:p>
          </table:table-cell>
          <table:table-cell office:value-type="float" office:value="4526213" calcext:value-type="float">
            <text:p>4526213</text:p>
          </table:table-cell>
          <table:table-cell office:value-type="float" office:value="4615634" calcext:value-type="float">
            <text:p>4615634</text:p>
          </table:table-cell>
          <table:table-cell office:value-type="float" office:value="4685202" calcext:value-type="float">
            <text:p>4685202</text:p>
          </table:table-cell>
          <table:table-cell office:value-type="float" office:value="4714768" calcext:value-type="float">
            <text:p>4714768</text:p>
          </table:table-cell>
          <table:table-cell office:value-type="float" office:value="4694817" calcext:value-type="float">
            <text:p>4694817</text:p>
          </table:table-cell>
        </table:table-row>
        <table:table-row table:style-name="ro1">
          <table:table-cell office:value-type="string" calcext:value-type="string">
            <text:p>BIRD seulement</text:p>
          </table:table-cell>
          <table:table-cell office:value-type="string" calcext:value-type="string">
            <text:p>IBD</text:p>
          </table:table-cell>
          <table:table-cell table:number-columns-repeated="30"/>
          <table:table-cell office:value-type="float" office:value="1547864028" calcext:value-type="float">
            <text:p>1547864028</text:p>
          </table:table-cell>
          <table:table-cell office:value-type="float" office:value="1576108072" calcext:value-type="float">
            <text:p>1576108072</text:p>
          </table:table-cell>
          <table:table-cell office:value-type="float" office:value="1607413689" calcext:value-type="float">
            <text:p>1607413689</text:p>
          </table:table-cell>
          <table:table-cell office:value-type="float" office:value="1636695255" calcext:value-type="float">
            <text:p>1636695255</text:p>
          </table:table-cell>
          <table:table-cell office:value-type="float" office:value="1667607422" calcext:value-type="float">
            <text:p>1667607422</text:p>
          </table:table-cell>
          <table:table-cell office:value-type="float" office:value="1695120032" calcext:value-type="float">
            <text:p>1695120032</text:p>
          </table:table-cell>
          <table:table-cell office:value-type="float" office:value="1723748410" calcext:value-type="float">
            <text:p>1723748410</text:p>
          </table:table-cell>
          <table:table-cell office:value-type="float" office:value="1751694908" calcext:value-type="float">
            <text:p>1751694908</text:p>
          </table:table-cell>
          <table:table-cell office:value-type="float" office:value="1778570034" calcext:value-type="float">
            <text:p>1778570034</text:p>
          </table:table-cell>
          <table:table-cell office:value-type="float" office:value="1810725272" calcext:value-type="float">
            <text:p>1810725272</text:p>
          </table:table-cell>
          <table:table-cell office:value-type="float" office:value="1838796419" calcext:value-type="float">
            <text:p>1838796419</text:p>
          </table:table-cell>
          <table:table-cell office:value-type="float" office:value="1862721633" calcext:value-type="float">
            <text:p>1862721633</text:p>
          </table:table-cell>
          <table:table-cell office:value-type="float" office:value="1889883262" calcext:value-type="float">
            <text:p>1889883262</text:p>
          </table:table-cell>
          <table:table-cell office:value-type="float" office:value="1918033653" calcext:value-type="float">
            <text:p>1918033653</text:p>
          </table:table-cell>
          <table:table-cell office:value-type="float" office:value="1950706686" calcext:value-type="float">
            <text:p>1950706686</text:p>
          </table:table-cell>
          <table:table-cell office:value-type="float" office:value="1979378351" calcext:value-type="float">
            <text:p>1979378351</text:p>
          </table:table-cell>
          <table:table-cell office:value-type="float" office:value="1998006123" calcext:value-type="float">
            <text:p>1998006123</text:p>
          </table:table-cell>
          <table:table-cell office:value-type="float" office:value="2018877011" calcext:value-type="float">
            <text:p>2018877011</text:p>
          </table:table-cell>
          <table:table-cell office:value-type="float" office:value="2035178463" calcext:value-type="float">
            <text:p>2035178463</text:p>
          </table:table-cell>
          <table:table-cell office:value-type="float" office:value="2052012831" calcext:value-type="float">
            <text:p>2052012831</text:p>
          </table:table-cell>
          <table:table-cell office:value-type="float" office:value="2064945172" calcext:value-type="float">
            <text:p>2064945172</text:p>
          </table:table-cell>
          <table:table-cell office:value-type="float" office:value="2081654858" calcext:value-type="float">
            <text:p>2081654858</text:p>
          </table:table-cell>
          <table:table-cell office:value-type="float" office:value="2100792337" calcext:value-type="float">
            <text:p>2100792337</text:p>
          </table:table-cell>
          <table:table-cell office:value-type="float" office:value="2122951015" calcext:value-type="float">
            <text:p>2122951015</text:p>
          </table:table-cell>
          <table:table-cell office:value-type="float" office:value="2143430458" calcext:value-type="float">
            <text:p>2143430458</text:p>
          </table:table-cell>
          <table:table-cell office:value-type="float" office:value="2164635199" calcext:value-type="float">
            <text:p>2164635199</text:p>
          </table:table-cell>
          <table:table-cell office:value-type="float" office:value="2183880567" calcext:value-type="float">
            <text:p>2183880567</text:p>
          </table:table-cell>
          <table:table-cell office:value-type="float" office:value="2204394453" calcext:value-type="float">
            <text:p>2204394453</text:p>
          </table:table-cell>
          <table:table-cell office:value-type="float" office:value="2219784131" calcext:value-type="float">
            <text:p>2219784131</text:p>
          </table:table-cell>
        </table:table-row>
        <table:table-row table:style-name="ro1">
          <table:table-cell office:value-type="string" calcext:value-type="string">
            <text:p>BIRD et IDA</text:p>
          </table:table-cell>
          <table:table-cell office:value-type="string" calcext:value-type="string">
            <text:p>IBT</text:p>
          </table:table-cell>
          <table:table-cell table:number-columns-repeated="30"/>
          <table:table-cell office:value-type="float" office:value="1851871845" calcext:value-type="float">
            <text:p>1851871845</text:p>
          </table:table-cell>
          <table:table-cell office:value-type="float" office:value="1888607106" calcext:value-type="float">
            <text:p>1888607106</text:p>
          </table:table-cell>
          <table:table-cell office:value-type="float" office:value="1928855589" calcext:value-type="float">
            <text:p>1928855589</text:p>
          </table:table-cell>
          <table:table-cell office:value-type="float" office:value="1967166394" calcext:value-type="float">
            <text:p>1967166394</text:p>
          </table:table-cell>
          <table:table-cell office:value-type="float" office:value="2008104342" calcext:value-type="float">
            <text:p>2008104342</text:p>
          </table:table-cell>
          <table:table-cell office:value-type="float" office:value="2045132458" calcext:value-type="float">
            <text:p>2045132458</text:p>
          </table:table-cell>
          <table:table-cell office:value-type="float" office:value="2083767617" calcext:value-type="float">
            <text:p>2083767617</text:p>
          </table:table-cell>
          <table:table-cell office:value-type="float" office:value="2122183686" calcext:value-type="float">
            <text:p>2122183686</text:p>
          </table:table-cell>
          <table:table-cell office:value-type="float" office:value="2159441770" calcext:value-type="float">
            <text:p>2159441770</text:p>
          </table:table-cell>
          <table:table-cell office:value-type="float" office:value="2202585308" calcext:value-type="float">
            <text:p>2202585308</text:p>
          </table:table-cell>
          <table:table-cell office:value-type="float" office:value="2241799622" calcext:value-type="float">
            <text:p>2241799622</text:p>
          </table:table-cell>
          <table:table-cell office:value-type="float" office:value="2276255982" calcext:value-type="float">
            <text:p>2276255982</text:p>
          </table:table-cell>
          <table:table-cell office:value-type="float" office:value="2314152536" calcext:value-type="float">
            <text:p>2314152536</text:p>
          </table:table-cell>
          <table:table-cell office:value-type="float" office:value="2353744321" calcext:value-type="float">
            <text:p>2353744321</text:p>
          </table:table-cell>
          <table:table-cell office:value-type="float" office:value="2397885586" calcext:value-type="float">
            <text:p>2397885586</text:p>
          </table:table-cell>
          <table:table-cell office:value-type="float" office:value="2437749266" calcext:value-type="float">
            <text:p>2437749266</text:p>
          </table:table-cell>
          <table:table-cell office:value-type="float" office:value="2466958533" calcext:value-type="float">
            <text:p>2466958533</text:p>
          </table:table-cell>
          <table:table-cell office:value-type="float" office:value="2498973655" calcext:value-type="float">
            <text:p>2498973655</text:p>
          </table:table-cell>
          <table:table-cell office:value-type="float" office:value="2526761717" calcext:value-type="float">
            <text:p>2526761717</text:p>
          </table:table-cell>
          <table:table-cell office:value-type="float" office:value="2555702163" calcext:value-type="float">
            <text:p>2555702163</text:p>
          </table:table-cell>
          <table:table-cell office:value-type="float" office:value="2581381710" calcext:value-type="float">
            <text:p>2581381710</text:p>
          </table:table-cell>
          <table:table-cell office:value-type="float" office:value="2610581142" calcext:value-type="float">
            <text:p>2610581142</text:p>
          </table:table-cell>
          <table:table-cell office:value-type="float" office:value="2642739151" calcext:value-type="float">
            <text:p>2642739151</text:p>
          </table:table-cell>
          <table:table-cell office:value-type="float" office:value="2679088275" calcext:value-type="float">
            <text:p>2679088275</text:p>
          </table:table-cell>
          <table:table-cell office:value-type="float" office:value="2713455270" calcext:value-type="float">
            <text:p>2713455270</text:p>
          </table:table-cell>
          <table:table-cell office:value-type="float" office:value="2751015775" calcext:value-type="float">
            <text:p>2751015775</text:p>
          </table:table-cell>
          <table:table-cell office:value-type="float" office:value="2785414727" calcext:value-type="float">
            <text:p>2785414727</text:p>
          </table:table-cell>
          <table:table-cell office:value-type="float" office:value="2824404076" calcext:value-type="float">
            <text:p>2824404076</text:p>
          </table:table-cell>
          <table:table-cell office:value-type="float" office:value="2856771252" calcext:value-type="float">
            <text:p>2856771252</text:p>
          </table:table-cell>
        </table:table-row>
        <table:table-row table:style-name="ro1">
          <table:table-cell office:value-type="string" calcext:value-type="string">
            <text:p>IDA totale</text:p>
          </table:table-cell>
          <table:table-cell office:value-type="string" calcext:value-type="string">
            <text:p>IDA</text:p>
          </table:table-cell>
          <table:table-cell table:number-columns-repeated="30"/>
          <table:table-cell office:value-type="float" office:value="304007817" calcext:value-type="float">
            <text:p>304007817</text:p>
          </table:table-cell>
          <table:table-cell office:value-type="float" office:value="312499034" calcext:value-type="float">
            <text:p>312499034</text:p>
          </table:table-cell>
          <table:table-cell office:value-type="float" office:value="321441901" calcext:value-type="float">
            <text:p>321441901</text:p>
          </table:table-cell>
          <table:table-cell office:value-type="float" office:value="330471139" calcext:value-type="float">
            <text:p>330471139</text:p>
          </table:table-cell>
          <table:table-cell office:value-type="float" office:value="340496920" calcext:value-type="float">
            <text:p>340496920</text:p>
          </table:table-cell>
          <table:table-cell office:value-type="float" office:value="350012426" calcext:value-type="float">
            <text:p>350012426</text:p>
          </table:table-cell>
          <table:table-cell office:value-type="float" office:value="360019207" calcext:value-type="float">
            <text:p>360019207</text:p>
          </table:table-cell>
          <table:table-cell office:value-type="float" office:value="370488778" calcext:value-type="float">
            <text:p>370488778</text:p>
          </table:table-cell>
          <table:table-cell office:value-type="float" office:value="380871736" calcext:value-type="float">
            <text:p>380871736</text:p>
          </table:table-cell>
          <table:table-cell office:value-type="float" office:value="391860036" calcext:value-type="float">
            <text:p>391860036</text:p>
          </table:table-cell>
          <table:table-cell office:value-type="float" office:value="403003203" calcext:value-type="float">
            <text:p>403003203</text:p>
          </table:table-cell>
          <table:table-cell office:value-type="float" office:value="413534349" calcext:value-type="float">
            <text:p>413534349</text:p>
          </table:table-cell>
          <table:table-cell office:value-type="float" office:value="424269274" calcext:value-type="float">
            <text:p>424269274</text:p>
          </table:table-cell>
          <table:table-cell office:value-type="float" office:value="435710668" calcext:value-type="float">
            <text:p>435710668</text:p>
          </table:table-cell>
          <table:table-cell office:value-type="float" office:value="447178900" calcext:value-type="float">
            <text:p>447178900</text:p>
          </table:table-cell>
          <table:table-cell office:value-type="float" office:value="458370915" calcext:value-type="float">
            <text:p>458370915</text:p>
          </table:table-cell>
          <table:table-cell office:value-type="float" office:value="468952410" calcext:value-type="float">
            <text:p>468952410</text:p>
          </table:table-cell>
          <table:table-cell office:value-type="float" office:value="480096644" calcext:value-type="float">
            <text:p>480096644</text:p>
          </table:table-cell>
          <table:table-cell office:value-type="float" office:value="491583253" calcext:value-type="float">
            <text:p>491583253</text:p>
          </table:table-cell>
          <table:table-cell office:value-type="float" office:value="503689332" calcext:value-type="float">
            <text:p>503689332</text:p>
          </table:table-cell>
          <table:table-cell office:value-type="float" office:value="516436537" calcext:value-type="float">
            <text:p>516436537</text:p>
          </table:table-cell>
          <table:table-cell office:value-type="float" office:value="528926283" calcext:value-type="float">
            <text:p>528926283</text:p>
          </table:table-cell>
          <table:table-cell office:value-type="float" office:value="541946814" calcext:value-type="float">
            <text:p>541946814</text:p>
          </table:table-cell>
          <table:table-cell office:value-type="float" office:value="556137259" calcext:value-type="float">
            <text:p>556137259</text:p>
          </table:table-cell>
          <table:table-cell office:value-type="float" office:value="570024812" calcext:value-type="float">
            <text:p>570024812</text:p>
          </table:table-cell>
          <table:table-cell office:value-type="float" office:value="586380576" calcext:value-type="float">
            <text:p>586380576</text:p>
          </table:table-cell>
          <table:table-cell office:value-type="float" office:value="601534160" calcext:value-type="float">
            <text:p>601534160</text:p>
          </table:table-cell>
          <table:table-cell office:value-type="float" office:value="620009624" calcext:value-type="float">
            <text:p>620009624</text:p>
          </table:table-cell>
          <table:table-cell office:value-type="float" office:value="636987122" calcext:value-type="float">
            <text:p>636987122</text:p>
          </table:table-cell>
        </table:table-row>
        <table:table-row table:style-name="ro1">
          <table:table-cell office:value-type="string" calcext:value-type="string">
            <text:p>IDA mélange</text:p>
          </table:table-cell>
          <table:table-cell office:value-type="string" calcext:value-type="string">
            <text:p>IDB</text:p>
          </table:table-cell>
          <table:table-cell table:number-columns-repeated="30"/>
          <table:table-cell office:value-type="float" office:value="92154936" calcext:value-type="float">
            <text:p>92154936</text:p>
          </table:table-cell>
          <table:table-cell office:value-type="float" office:value="94557624" calcext:value-type="float">
            <text:p>94557624</text:p>
          </table:table-cell>
          <table:table-cell office:value-type="float" office:value="97166083" calcext:value-type="float">
            <text:p>97166083</text:p>
          </table:table-cell>
          <table:table-cell office:value-type="float" office:value="99504826" calcext:value-type="float">
            <text:p>99504826</text:p>
          </table:table-cell>
          <table:table-cell office:value-type="float" office:value="102584666" calcext:value-type="float">
            <text:p>102584666</text:p>
          </table:table-cell>
          <table:table-cell office:value-type="float" office:value="104745025" calcext:value-type="float">
            <text:p>104745025</text:p>
          </table:table-cell>
          <table:table-cell office:value-type="float" office:value="108038423" calcext:value-type="float">
            <text:p>108038423</text:p>
          </table:table-cell>
          <table:table-cell office:value-type="float" office:value="111562914" calcext:value-type="float">
            <text:p>111562914</text:p>
          </table:table-cell>
          <table:table-cell office:value-type="float" office:value="114660637" calcext:value-type="float">
            <text:p>114660637</text:p>
          </table:table-cell>
          <table:table-cell office:value-type="float" office:value="118076344" calcext:value-type="float">
            <text:p>118076344</text:p>
          </table:table-cell>
          <table:table-cell office:value-type="float" office:value="121693446" calcext:value-type="float">
            <text:p>121693446</text:p>
          </table:table-cell>
          <table:table-cell office:value-type="float" office:value="124577975" calcext:value-type="float">
            <text:p>124577975</text:p>
          </table:table-cell>
          <table:table-cell office:value-type="float" office:value="127648171" calcext:value-type="float">
            <text:p>127648171</text:p>
          </table:table-cell>
          <table:table-cell office:value-type="float" office:value="131242018" calcext:value-type="float">
            <text:p>131242018</text:p>
          </table:table-cell>
          <table:table-cell office:value-type="float" office:value="134780548" calcext:value-type="float">
            <text:p>134780548</text:p>
          </table:table-cell>
          <table:table-cell office:value-type="float" office:value="137727702" calcext:value-type="float">
            <text:p>137727702</text:p>
          </table:table-cell>
          <table:table-cell office:value-type="float" office:value="140930074" calcext:value-type="float">
            <text:p>140930074</text:p>
          </table:table-cell>
          <table:table-cell office:value-type="float" office:value="144696165" calcext:value-type="float">
            <text:p>144696165</text:p>
          </table:table-cell>
          <table:table-cell office:value-type="float" office:value="148416594" calcext:value-type="float">
            <text:p>148416594</text:p>
          </table:table-cell>
          <table:table-cell office:value-type="float" office:value="152739734" calcext:value-type="float">
            <text:p>152739734</text:p>
          </table:table-cell>
          <table:table-cell office:value-type="float" office:value="157210345" calcext:value-type="float">
            <text:p>157210345</text:p>
          </table:table-cell>
          <table:table-cell office:value-type="float" office:value="161629258" calcext:value-type="float">
            <text:p>161629258</text:p>
          </table:table-cell>
          <table:table-cell office:value-type="float" office:value="166309989" calcext:value-type="float">
            <text:p>166309989</text:p>
          </table:table-cell>
          <table:table-cell office:value-type="float" office:value="171231251" calcext:value-type="float">
            <text:p>171231251</text:p>
          </table:table-cell>
          <table:table-cell office:value-type="float" office:value="175611736" calcext:value-type="float">
            <text:p>175611736</text:p>
          </table:table-cell>
          <table:table-cell office:value-type="float" office:value="181638854" calcext:value-type="float">
            <text:p>181638854</text:p>
          </table:table-cell>
          <table:table-cell office:value-type="float" office:value="186298523" calcext:value-type="float">
            <text:p>186298523</text:p>
          </table:table-cell>
          <table:table-cell office:value-type="float" office:value="191129533" calcext:value-type="float">
            <text:p>191129533</text:p>
          </table:table-cell>
          <table:table-cell office:value-type="float" office:value="196191884" calcext:value-type="float">
            <text:p>196191884</text:p>
          </table:table-cell>
        </table:table-row>
        <table:table-row table:style-name="ro1">
          <table:table-cell office:value-type="string" calcext:value-type="string">
            <text:p>Indonésie</text:p>
          </table:table-cell>
          <table:table-cell office:value-type="string" calcext:value-type="string">
            <text:p>IDN</text:p>
          </table:table-cell>
          <table:table-cell table:number-columns-repeated="30"/>
          <table:table-cell office:value-type="float" office:value="72957661" calcext:value-type="float">
            <text:p>72957661</text:p>
          </table:table-cell>
          <table:table-cell office:value-type="float" office:value="75992436" calcext:value-type="float">
            <text:p>75992436</text:p>
          </table:table-cell>
          <table:table-cell office:value-type="float" office:value="79044362" calcext:value-type="float">
            <text:p>79044362</text:p>
          </table:table-cell>
          <table:table-cell office:value-type="float" office:value="81252835" calcext:value-type="float">
            <text:p>81252835</text:p>
          </table:table-cell>
          <table:table-cell office:value-type="float" office:value="83511901" calcext:value-type="float">
            <text:p>83511901</text:p>
          </table:table-cell>
          <table:table-cell office:value-type="float" office:value="85843561" calcext:value-type="float">
            <text:p>85843561</text:p>
          </table:table-cell>
          <table:table-cell office:value-type="float" office:value="88132004" calcext:value-type="float">
            <text:p>88132004</text:p>
          </table:table-cell>
          <table:table-cell office:value-type="float" office:value="90509645" calcext:value-type="float">
            <text:p>90509645</text:p>
          </table:table-cell>
          <table:table-cell office:value-type="float" office:value="93914436" calcext:value-type="float">
            <text:p>93914436</text:p>
          </table:table-cell>
          <table:table-cell office:value-type="float" office:value="97235541" calcext:value-type="float">
            <text:p>97235541</text:p>
          </table:table-cell>
          <table:table-cell office:value-type="float" office:value="98569084" calcext:value-type="float">
            <text:p>98569084</text:p>
          </table:table-cell>
          <table:table-cell office:value-type="float" office:value="98970132" calcext:value-type="float">
            <text:p>98970132</text:p>
          </table:table-cell>
          <table:table-cell office:value-type="float" office:value="98792409" calcext:value-type="float">
            <text:p>98792409</text:p>
          </table:table-cell>
          <table:table-cell office:value-type="float" office:value="99692187" calcext:value-type="float">
            <text:p>99692187</text:p>
          </table:table-cell>
          <table:table-cell office:value-type="float" office:value="101653635" calcext:value-type="float">
            <text:p>101653635</text:p>
          </table:table-cell>
          <table:table-cell office:value-type="float" office:value="101395729" calcext:value-type="float">
            <text:p>101395729</text:p>
          </table:table-cell>
          <table:table-cell office:value-type="float" office:value="103395358" calcext:value-type="float">
            <text:p>103395358</text:p>
          </table:table-cell>
          <table:table-cell office:value-type="float" office:value="108776342" calcext:value-type="float">
            <text:p>108776342</text:p>
          </table:table-cell>
          <table:table-cell office:value-type="float" office:value="111067180" calcext:value-type="float">
            <text:p>111067180</text:p>
          </table:table-cell>
          <table:table-cell office:value-type="float" office:value="112743612" calcext:value-type="float">
            <text:p>112743612</text:p>
          </table:table-cell>
          <table:table-cell office:value-type="float" office:value="115291524" calcext:value-type="float">
            <text:p>115291524</text:p>
          </table:table-cell>
          <table:table-cell office:value-type="float" office:value="117623211" calcext:value-type="float">
            <text:p>117623211</text:p>
          </table:table-cell>
          <table:table-cell office:value-type="float" office:value="120616762" calcext:value-type="float">
            <text:p>120616762</text:p>
          </table:table-cell>
          <table:table-cell office:value-type="float" office:value="121556116" calcext:value-type="float">
            <text:p>121556116</text:p>
          </table:table-cell>
          <table:table-cell office:value-type="float" office:value="123295987" calcext:value-type="float">
            <text:p>123295987</text:p>
          </table:table-cell>
          <table:table-cell office:value-type="float" office:value="124899081" calcext:value-type="float">
            <text:p>124899081</text:p>
          </table:table-cell>
          <table:table-cell office:value-type="float" office:value="126258452" calcext:value-type="float">
            <text:p>126258452</text:p>
          </table:table-cell>
          <table:table-cell office:value-type="float" office:value="129910266" calcext:value-type="float">
            <text:p>129910266</text:p>
          </table:table-cell>
          <table:table-cell office:value-type="float" office:value="131962824" calcext:value-type="float">
            <text:p>131962824</text:p>
          </table:table-cell>
        </table:table-row>
        <table:table-row table:style-name="ro1">
          <table:table-cell office:value-type="string" calcext:value-type="string">
            <text:p>IDA seulement</text:p>
          </table:table-cell>
          <table:table-cell office:value-type="string" calcext:value-type="string">
            <text:p>IDX</text:p>
          </table:table-cell>
          <table:table-cell table:number-columns-repeated="30"/>
          <table:table-cell office:value-type="float" office:value="211852881" calcext:value-type="float">
            <text:p>211852881</text:p>
          </table:table-cell>
          <table:table-cell office:value-type="float" office:value="217941411" calcext:value-type="float">
            <text:p>217941411</text:p>
          </table:table-cell>
          <table:table-cell office:value-type="float" office:value="224275818" calcext:value-type="float">
            <text:p>224275818</text:p>
          </table:table-cell>
          <table:table-cell office:value-type="float" office:value="230966313" calcext:value-type="float">
            <text:p>230966313</text:p>
          </table:table-cell>
          <table:table-cell office:value-type="float" office:value="237912254" calcext:value-type="float">
            <text:p>237912254</text:p>
          </table:table-cell>
          <table:table-cell office:value-type="float" office:value="245267401" calcext:value-type="float">
            <text:p>245267401</text:p>
          </table:table-cell>
          <table:table-cell office:value-type="float" office:value="251980784" calcext:value-type="float">
            <text:p>251980784</text:p>
          </table:table-cell>
          <table:table-cell office:value-type="float" office:value="258925865" calcext:value-type="float">
            <text:p>258925865</text:p>
          </table:table-cell>
          <table:table-cell office:value-type="float" office:value="266211099" calcext:value-type="float">
            <text:p>266211099</text:p>
          </table:table-cell>
          <table:table-cell office:value-type="float" office:value="273783692" calcext:value-type="float">
            <text:p>273783692</text:p>
          </table:table-cell>
          <table:table-cell office:value-type="float" office:value="281309756" calcext:value-type="float">
            <text:p>281309756</text:p>
          </table:table-cell>
          <table:table-cell office:value-type="float" office:value="288956374" calcext:value-type="float">
            <text:p>288956374</text:p>
          </table:table-cell>
          <table:table-cell office:value-type="float" office:value="296621103" calcext:value-type="float">
            <text:p>296621103</text:p>
          </table:table-cell>
          <table:table-cell office:value-type="float" office:value="304468650" calcext:value-type="float">
            <text:p>304468650</text:p>
          </table:table-cell>
          <table:table-cell office:value-type="float" office:value="312398352" calcext:value-type="float">
            <text:p>312398352</text:p>
          </table:table-cell>
          <table:table-cell office:value-type="float" office:value="320643212" calcext:value-type="float">
            <text:p>320643212</text:p>
          </table:table-cell>
          <table:table-cell office:value-type="float" office:value="328022336" calcext:value-type="float">
            <text:p>328022336</text:p>
          </table:table-cell>
          <table:table-cell office:value-type="float" office:value="335400480" calcext:value-type="float">
            <text:p>335400480</text:p>
          </table:table-cell>
          <table:table-cell office:value-type="float" office:value="343166659" calcext:value-type="float">
            <text:p>343166659</text:p>
          </table:table-cell>
          <table:table-cell office:value-type="float" office:value="350949598" calcext:value-type="float">
            <text:p>350949598</text:p>
          </table:table-cell>
          <table:table-cell office:value-type="float" office:value="359226193" calcext:value-type="float">
            <text:p>359226193</text:p>
          </table:table-cell>
          <table:table-cell office:value-type="float" office:value="367297026" calcext:value-type="float">
            <text:p>367297026</text:p>
          </table:table-cell>
          <table:table-cell office:value-type="float" office:value="375636825" calcext:value-type="float">
            <text:p>375636825</text:p>
          </table:table-cell>
          <table:table-cell office:value-type="float" office:value="384906008" calcext:value-type="float">
            <text:p>384906008</text:p>
          </table:table-cell>
          <table:table-cell office:value-type="float" office:value="394413076" calcext:value-type="float">
            <text:p>394413076</text:p>
          </table:table-cell>
          <table:table-cell office:value-type="float" office:value="404741721" calcext:value-type="float">
            <text:p>404741721</text:p>
          </table:table-cell>
          <table:table-cell office:value-type="float" office:value="415235637" calcext:value-type="float">
            <text:p>415235637</text:p>
          </table:table-cell>
          <table:table-cell office:value-type="float" office:value="428880090" calcext:value-type="float">
            <text:p>428880090</text:p>
          </table:table-cell>
          <table:table-cell office:value-type="float" office:value="440795238" calcext:value-type="float">
            <text:p>440795238</text:p>
          </table:table-cell>
        </table:table-row>
        <table:table-row table:style-name="ro1">
          <table:table-cell office:value-type="string" calcext:value-type="string">
            <text:p>Île de Man</text:p>
          </table:table-cell>
          <table:table-cell office:value-type="string" calcext:value-type="string">
            <text:p>IM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de</text:p>
          </table:table-cell>
          <table:table-cell office:value-type="string" calcext:value-type="string">
            <text:p>IND</text:p>
          </table:table-cell>
          <table:table-cell table:number-columns-repeated="30"/>
          <table:table-cell office:value-type="float" office:value="317682476" calcext:value-type="float">
            <text:p>317682476</text:p>
          </table:table-cell>
          <table:table-cell office:value-type="float" office:value="325025127" calcext:value-type="float">
            <text:p>325025127</text:p>
          </table:table-cell>
          <table:table-cell office:value-type="float" office:value="332692256" calcext:value-type="float">
            <text:p>332692256</text:p>
          </table:table-cell>
          <table:table-cell office:value-type="float" office:value="340758079" calcext:value-type="float">
            <text:p>340758079</text:p>
          </table:table-cell>
          <table:table-cell office:value-type="float" office:value="349350954" calcext:value-type="float">
            <text:p>349350954</text:p>
          </table:table-cell>
          <table:table-cell office:value-type="float" office:value="357002475" calcext:value-type="float">
            <text:p>357002475</text:p>
          </table:table-cell>
          <table:table-cell office:value-type="float" office:value="364438601" calcext:value-type="float">
            <text:p>364438601</text:p>
          </table:table-cell>
          <table:table-cell office:value-type="float" office:value="372138548" calcext:value-type="float">
            <text:p>372138548</text:p>
          </table:table-cell>
          <table:table-cell office:value-type="float" office:value="380076547" calcext:value-type="float">
            <text:p>380076547</text:p>
          </table:table-cell>
          <table:table-cell office:value-type="float" office:value="388214321" calcext:value-type="float">
            <text:p>388214321</text:p>
          </table:table-cell>
          <table:table-cell office:value-type="float" office:value="396512424" calcext:value-type="float">
            <text:p>396512424</text:p>
          </table:table-cell>
          <table:table-cell office:value-type="float" office:value="406948124" calcext:value-type="float">
            <text:p>406948124</text:p>
          </table:table-cell>
          <table:table-cell office:value-type="float" office:value="417726506" calcext:value-type="float">
            <text:p>417726506</text:p>
          </table:table-cell>
          <table:table-cell office:value-type="float" office:value="428791387" calcext:value-type="float">
            <text:p>428791387</text:p>
          </table:table-cell>
          <table:table-cell office:value-type="float" office:value="440082586" calcext:value-type="float">
            <text:p>440082586</text:p>
          </table:table-cell>
          <table:table-cell office:value-type="float" office:value="451555845" calcext:value-type="float">
            <text:p>451555845</text:p>
          </table:table-cell>
          <table:table-cell office:value-type="float" office:value="453694481" calcext:value-type="float">
            <text:p>453694481</text:p>
          </table:table-cell>
          <table:table-cell office:value-type="float" office:value="455807544" calcext:value-type="float">
            <text:p>455807544</text:p>
          </table:table-cell>
          <table:table-cell office:value-type="float" office:value="457869614" calcext:value-type="float">
            <text:p>457869614</text:p>
          </table:table-cell>
          <table:table-cell office:value-type="float" office:value="459908336" calcext:value-type="float">
            <text:p>459908336</text:p>
          </table:table-cell>
          <table:table-cell office:value-type="float" office:value="461934938" calcext:value-type="float">
            <text:p>461934938</text:p>
          </table:table-cell>
          <table:table-cell office:value-type="float" office:value="462578948" calcext:value-type="float">
            <text:p>462578948</text:p>
          </table:table-cell>
          <table:table-cell office:value-type="float" office:value="463448734" calcext:value-type="float">
            <text:p>463448734</text:p>
          </table:table-cell>
          <table:table-cell office:value-type="float" office:value="472354936" calcext:value-type="float">
            <text:p>472354936</text:p>
          </table:table-cell>
          <table:table-cell office:value-type="float" office:value="481086348" calcext:value-type="float">
            <text:p>481086348</text:p>
          </table:table-cell>
          <table:table-cell office:value-type="float" office:value="489465316" calcext:value-type="float">
            <text:p>489465316</text:p>
          </table:table-cell>
          <table:table-cell office:value-type="float" office:value="497650374" calcext:value-type="float">
            <text:p>497650374</text:p>
          </table:table-cell>
          <table:table-cell office:value-type="float" office:value="505288647" calcext:value-type="float">
            <text:p>505288647</text:p>
          </table:table-cell>
          <table:table-cell office:value-type="float" office:value="512348470" calcext:value-type="float">
            <text:p>512348470</text:p>
          </table:table-cell>
        </table:table-row>
        <table:table-row table:style-name="ro1">
          <table:table-cell office:value-type="string" calcext:value-type="string">
            <text:p>Non classifié</text:p>
          </table:table-cell>
          <table:table-cell office:value-type="string" calcext:value-type="string">
            <text:p>INX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rlande</text:p>
          </table:table-cell>
          <table:table-cell office:value-type="string" calcext:value-type="string">
            <text:p>IRL</text:p>
          </table:table-cell>
          <table:table-cell table:number-columns-repeated="30"/>
          <table:table-cell office:value-type="float" office:value="1431989" calcext:value-type="float">
            <text:p>1431989</text:p>
          </table:table-cell>
          <table:table-cell office:value-type="float" office:value="1460520" calcext:value-type="float">
            <text:p>1460520</text:p>
          </table:table-cell>
          <table:table-cell office:value-type="float" office:value="1448257" calcext:value-type="float">
            <text:p>1448257</text:p>
          </table:table-cell>
          <table:table-cell office:value-type="float" office:value="1484021" calcext:value-type="float">
            <text:p>1484021</text:p>
          </table:table-cell>
          <table:table-cell office:value-type="float" office:value="1520097" calcext:value-type="float">
            <text:p>1520097</text:p>
          </table:table-cell>
          <table:table-cell office:value-type="float" office:value="1545615" calcext:value-type="float">
            <text:p>1545615</text:p>
          </table:table-cell>
          <table:table-cell office:value-type="float" office:value="1593533" calcext:value-type="float">
            <text:p>1593533</text:p>
          </table:table-cell>
          <table:table-cell office:value-type="float" office:value="1643019" calcext:value-type="float">
            <text:p>1643019</text:p>
          </table:table-cell>
          <table:table-cell office:value-type="float" office:value="1730519" calcext:value-type="float">
            <text:p>1730519</text:p>
          </table:table-cell>
          <table:table-cell office:value-type="float" office:value="1807917" calcext:value-type="float">
            <text:p>1807917</text:p>
          </table:table-cell>
          <table:table-cell office:value-type="float" office:value="1868635" calcext:value-type="float">
            <text:p>1868635</text:p>
          </table:table-cell>
          <table:table-cell office:value-type="float" office:value="1906136" calcext:value-type="float">
            <text:p>1906136</text:p>
          </table:table-cell>
          <table:table-cell office:value-type="float" office:value="1951073" calcext:value-type="float">
            <text:p>1951073</text:p>
          </table:table-cell>
          <table:table-cell office:value-type="float" office:value="1995432" calcext:value-type="float">
            <text:p>1995432</text:p>
          </table:table-cell>
          <table:table-cell office:value-type="float" office:value="2045018" calcext:value-type="float">
            <text:p>2045018</text:p>
          </table:table-cell>
          <table:table-cell office:value-type="float" office:value="2159359" calcext:value-type="float">
            <text:p>2159359</text:p>
          </table:table-cell>
          <table:table-cell office:value-type="float" office:value="2242079" calcext:value-type="float">
            <text:p>2242079</text:p>
          </table:table-cell>
          <table:table-cell office:value-type="float" office:value="2325549" calcext:value-type="float">
            <text:p>2325549</text:p>
          </table:table-cell>
          <table:table-cell office:value-type="float" office:value="2347538" calcext:value-type="float">
            <text:p>2347538</text:p>
          </table:table-cell>
          <table:table-cell office:value-type="float" office:value="2309739" calcext:value-type="float">
            <text:p>2309739</text:p>
          </table:table-cell>
          <table:table-cell office:value-type="float" office:value="2275238" calcext:value-type="float">
            <text:p>2275238</text:p>
          </table:table-cell>
          <table:table-cell office:value-type="float" office:value="2252018" calcext:value-type="float">
            <text:p>2252018</text:p>
          </table:table-cell>
          <table:table-cell office:value-type="float" office:value="2243093" calcext:value-type="float">
            <text:p>2243093</text:p>
          </table:table-cell>
          <table:table-cell office:value-type="float" office:value="2260189" calcext:value-type="float">
            <text:p>2260189</text:p>
          </table:table-cell>
          <table:table-cell office:value-type="float" office:value="2261883" calcext:value-type="float">
            <text:p>2261883</text:p>
          </table:table-cell>
          <table:table-cell office:value-type="float" office:value="2275851" calcext:value-type="float">
            <text:p>2275851</text:p>
          </table:table-cell>
          <table:table-cell office:value-type="float" office:value="2312400" calcext:value-type="float">
            <text:p>2312400</text:p>
          </table:table-cell>
          <table:table-cell office:value-type="float" office:value="2331966" calcext:value-type="float">
            <text:p>2331966</text:p>
          </table:table-cell>
          <table:table-cell office:value-type="float" office:value="2345526" calcext:value-type="float">
            <text:p>2345526</text:p>
          </table:table-cell>
        </table:table-row>
        <table:table-row table:style-name="ro1">
          <table:table-cell office:value-type="string" calcext:value-type="string">
            <text:p>Iran, République islamique d’</text:p>
          </table:table-cell>
          <table:table-cell office:value-type="string" calcext:value-type="string">
            <text:p>IRN</text:p>
          </table:table-cell>
          <table:table-cell table:number-columns-repeated="30"/>
          <table:table-cell office:value-type="float" office:value="14213818" calcext:value-type="float">
            <text:p>14213818</text:p>
          </table:table-cell>
          <table:table-cell office:value-type="float" office:value="14441747" calcext:value-type="float">
            <text:p>14441747</text:p>
          </table:table-cell>
          <table:table-cell office:value-type="float" office:value="14748488" calcext:value-type="float">
            <text:p>14748488</text:p>
          </table:table-cell>
          <table:table-cell office:value-type="float" office:value="15049366" calcext:value-type="float">
            <text:p>15049366</text:p>
          </table:table-cell>
          <table:table-cell office:value-type="float" office:value="15352952" calcext:value-type="float">
            <text:p>15352952</text:p>
          </table:table-cell>
          <table:table-cell office:value-type="float" office:value="15666118" calcext:value-type="float">
            <text:p>15666118</text:p>
          </table:table-cell>
          <table:table-cell office:value-type="float" office:value="16054064" calcext:value-type="float">
            <text:p>16054064</text:p>
          </table:table-cell>
          <table:table-cell office:value-type="float" office:value="16728123" calcext:value-type="float">
            <text:p>16728123</text:p>
          </table:table-cell>
          <table:table-cell office:value-type="float" office:value="17448684" calcext:value-type="float">
            <text:p>17448684</text:p>
          </table:table-cell>
          <table:table-cell office:value-type="float" office:value="18240325" calcext:value-type="float">
            <text:p>18240325</text:p>
          </table:table-cell>
          <table:table-cell office:value-type="float" office:value="19110969" calcext:value-type="float">
            <text:p>19110969</text:p>
          </table:table-cell>
          <table:table-cell office:value-type="float" office:value="20051740" calcext:value-type="float">
            <text:p>20051740</text:p>
          </table:table-cell>
          <table:table-cell office:value-type="float" office:value="21050579" calcext:value-type="float">
            <text:p>21050579</text:p>
          </table:table-cell>
          <table:table-cell office:value-type="float" office:value="22089672" calcext:value-type="float">
            <text:p>22089672</text:p>
          </table:table-cell>
          <table:table-cell office:value-type="float" office:value="23139237" calcext:value-type="float">
            <text:p>23139237</text:p>
          </table:table-cell>
          <table:table-cell office:value-type="float" office:value="24182880" calcext:value-type="float">
            <text:p>24182880</text:p>
          </table:table-cell>
          <table:table-cell office:value-type="float" office:value="24203091" calcext:value-type="float">
            <text:p>24203091</text:p>
          </table:table-cell>
          <table:table-cell office:value-type="float" office:value="24196831" calcext:value-type="float">
            <text:p>24196831</text:p>
          </table:table-cell>
          <table:table-cell office:value-type="float" office:value="23479958" calcext:value-type="float">
            <text:p>23479958</text:p>
          </table:table-cell>
          <table:table-cell office:value-type="float" office:value="24168645" calcext:value-type="float">
            <text:p>24168645</text:p>
          </table:table-cell>
          <table:table-cell office:value-type="float" office:value="24180633" calcext:value-type="float">
            <text:p>24180633</text:p>
          </table:table-cell>
          <table:table-cell office:value-type="float" office:value="24306748" calcext:value-type="float">
            <text:p>24306748</text:p>
          </table:table-cell>
          <table:table-cell office:value-type="float" office:value="24419415" calcext:value-type="float">
            <text:p>24419415</text:p>
          </table:table-cell>
          <table:table-cell office:value-type="float" office:value="24515787" calcext:value-type="float">
            <text:p>24515787</text:p>
          </table:table-cell>
          <table:table-cell office:value-type="float" office:value="24589751" calcext:value-type="float">
            <text:p>24589751</text:p>
          </table:table-cell>
          <table:table-cell office:value-type="float" office:value="25569719" calcext:value-type="float">
            <text:p>25569719</text:p>
          </table:table-cell>
          <table:table-cell office:value-type="float" office:value="26797189" calcext:value-type="float">
            <text:p>26797189</text:p>
          </table:table-cell>
          <table:table-cell office:value-type="float" office:value="27035450" calcext:value-type="float">
            <text:p>27035450</text:p>
          </table:table-cell>
          <table:table-cell office:value-type="float" office:value="27212758" calcext:value-type="float">
            <text:p>27212758</text:p>
          </table:table-cell>
        </table:table-row>
        <table:table-row table:style-name="ro1">
          <table:table-cell office:value-type="string" calcext:value-type="string">
            <text:p>Iraq</text:p>
          </table:table-cell>
          <table:table-cell office:value-type="string" calcext:value-type="string">
            <text:p>IRQ</text:p>
          </table:table-cell>
          <table:table-cell table:number-columns-repeated="30"/>
          <table:table-cell office:value-type="float" office:value="3988311" calcext:value-type="float">
            <text:p>3988311</text:p>
          </table:table-cell>
          <table:table-cell office:value-type="float" office:value="4119462" calcext:value-type="float">
            <text:p>4119462</text:p>
          </table:table-cell>
          <table:table-cell office:value-type="float" office:value="4247970" calcext:value-type="float">
            <text:p>4247970</text:p>
          </table:table-cell>
          <table:table-cell office:value-type="float" office:value="4414798" calcext:value-type="float">
            <text:p>4414798</text:p>
          </table:table-cell>
          <table:table-cell office:value-type="float" office:value="4586265" calcext:value-type="float">
            <text:p>4586265</text:p>
          </table:table-cell>
          <table:table-cell office:value-type="float" office:value="4757063" calcext:value-type="float">
            <text:p>4757063</text:p>
          </table:table-cell>
          <table:table-cell office:value-type="float" office:value="4948532" calcext:value-type="float">
            <text:p>4948532</text:p>
          </table:table-cell>
          <table:table-cell office:value-type="float" office:value="5129174" calcext:value-type="float">
            <text:p>5129174</text:p>
          </table:table-cell>
          <table:table-cell office:value-type="float" office:value="5308593" calcext:value-type="float">
            <text:p>5308593</text:p>
          </table:table-cell>
          <table:table-cell office:value-type="float" office:value="5493432" calcext:value-type="float">
            <text:p>5493432</text:p>
          </table:table-cell>
          <table:table-cell office:value-type="float" office:value="5684232" calcext:value-type="float">
            <text:p>5684232</text:p>
          </table:table-cell>
          <table:table-cell office:value-type="float" office:value="5867745" calcext:value-type="float">
            <text:p>5867745</text:p>
          </table:table-cell>
          <table:table-cell office:value-type="float" office:value="6059696" calcext:value-type="float">
            <text:p>6059696</text:p>
          </table:table-cell>
          <table:table-cell office:value-type="float" office:value="6252245" calcext:value-type="float">
            <text:p>6252245</text:p>
          </table:table-cell>
          <table:table-cell office:value-type="float" office:value="6435474" calcext:value-type="float">
            <text:p>6435474</text:p>
          </table:table-cell>
          <table:table-cell office:value-type="float" office:value="6604869" calcext:value-type="float">
            <text:p>6604869</text:p>
          </table:table-cell>
          <table:table-cell office:value-type="float" office:value="6732572" calcext:value-type="float">
            <text:p>6732572</text:p>
          </table:table-cell>
          <table:table-cell office:value-type="float" office:value="6845242" calcext:value-type="float">
            <text:p>6845242</text:p>
          </table:table-cell>
          <table:table-cell office:value-type="float" office:value="6969053" calcext:value-type="float">
            <text:p>6969053</text:p>
          </table:table-cell>
          <table:table-cell office:value-type="float" office:value="7120632" calcext:value-type="float">
            <text:p>7120632</text:p>
          </table:table-cell>
          <table:table-cell office:value-type="float" office:value="7314854" calcext:value-type="float">
            <text:p>7314854</text:p>
          </table:table-cell>
          <table:table-cell office:value-type="float" office:value="7630314" calcext:value-type="float">
            <text:p>7630314</text:p>
          </table:table-cell>
          <table:table-cell office:value-type="float" office:value="7989930" calcext:value-type="float">
            <text:p>7989930</text:p>
          </table:table-cell>
          <table:table-cell office:value-type="float" office:value="8360389" calcext:value-type="float">
            <text:p>8360389</text:p>
          </table:table-cell>
          <table:table-cell office:value-type="float" office:value="8800609" calcext:value-type="float">
            <text:p>8800609</text:p>
          </table:table-cell>
          <table:table-cell office:value-type="float" office:value="9181407" calcext:value-type="float">
            <text:p>9181407</text:p>
          </table:table-cell>
          <table:table-cell office:value-type="float" office:value="9405990" calcext:value-type="float">
            <text:p>9405990</text:p>
          </table:table-cell>
          <table:table-cell office:value-type="float" office:value="9770174" calcext:value-type="float">
            <text:p>9770174</text:p>
          </table:table-cell>
          <table:table-cell office:value-type="float" office:value="10075714" calcext:value-type="float">
            <text:p>10075714</text:p>
          </table:table-cell>
        </table:table-row>
        <table:table-row table:style-name="ro1">
          <table:table-cell office:value-type="string" calcext:value-type="string">
            <text:p>Islande</text:p>
          </table:table-cell>
          <table:table-cell office:value-type="string" calcext:value-type="string">
            <text:p>ISL</text:p>
          </table:table-cell>
          <table:table-cell table:number-columns-repeated="30"/>
          <table:table-cell office:value-type="float" office:value="142030" calcext:value-type="float">
            <text:p>142030</text:p>
          </table:table-cell>
          <table:table-cell office:value-type="float" office:value="143965" calcext:value-type="float">
            <text:p>143965</text:p>
          </table:table-cell>
          <table:table-cell office:value-type="float" office:value="147806" calcext:value-type="float">
            <text:p>147806</text:p>
          </table:table-cell>
          <table:table-cell office:value-type="float" office:value="147898" calcext:value-type="float">
            <text:p>147898</text:p>
          </table:table-cell>
          <table:table-cell office:value-type="float" office:value="149444" calcext:value-type="float">
            <text:p>149444</text:p>
          </table:table-cell>
          <table:table-cell office:value-type="float" office:value="155103" calcext:value-type="float">
            <text:p>155103</text:p>
          </table:table-cell>
          <table:table-cell office:value-type="float" office:value="153711" calcext:value-type="float">
            <text:p>153711</text:p>
          </table:table-cell>
          <table:table-cell office:value-type="float" office:value="153679" calcext:value-type="float">
            <text:p>153679</text:p>
          </table:table-cell>
          <table:table-cell office:value-type="float" office:value="158874" calcext:value-type="float">
            <text:p>158874</text:p>
          </table:table-cell>
          <table:table-cell office:value-type="float" office:value="164020" calcext:value-type="float">
            <text:p>164020</text:p>
          </table:table-cell>
          <table:table-cell office:value-type="float" office:value="169237" calcext:value-type="float">
            <text:p>169237</text:p>
          </table:table-cell>
          <table:table-cell office:value-type="float" office:value="171637" calcext:value-type="float">
            <text:p>171637</text:p>
          </table:table-cell>
          <table:table-cell office:value-type="float" office:value="171169" calcext:value-type="float">
            <text:p>171169</text:p>
          </table:table-cell>
          <table:table-cell office:value-type="float" office:value="172123" calcext:value-type="float">
            <text:p>172123</text:p>
          </table:table-cell>
          <table:table-cell office:value-type="float" office:value="173090" calcext:value-type="float">
            <text:p>173090</text:p>
          </table:table-cell>
          <table:table-cell office:value-type="float" office:value="174963" calcext:value-type="float">
            <text:p>174963</text:p>
          </table:table-cell>
          <table:table-cell office:value-type="float" office:value="181727" calcext:value-type="float">
            <text:p>181727</text:p>
          </table:table-cell>
          <table:table-cell office:value-type="float" office:value="187329" calcext:value-type="float">
            <text:p>187329</text:p>
          </table:table-cell>
          <table:table-cell office:value-type="float" office:value="189969" calcext:value-type="float">
            <text:p>189969</text:p>
          </table:table-cell>
          <table:table-cell office:value-type="float" office:value="187696" calcext:value-type="float">
            <text:p>187696</text:p>
          </table:table-cell>
          <table:table-cell office:value-type="float" office:value="188675" calcext:value-type="float">
            <text:p>188675</text:p>
          </table:table-cell>
          <table:table-cell office:value-type="float" office:value="187894" calcext:value-type="float">
            <text:p>187894</text:p>
          </table:table-cell>
          <table:table-cell office:value-type="float" office:value="189220" calcext:value-type="float">
            <text:p>189220</text:p>
          </table:table-cell>
          <table:table-cell office:value-type="float" office:value="193203" calcext:value-type="float">
            <text:p>193203</text:p>
          </table:table-cell>
          <table:table-cell office:value-type="float" office:value="198702" calcext:value-type="float">
            <text:p>198702</text:p>
          </table:table-cell>
          <table:table-cell office:value-type="float" office:value="203034" calcext:value-type="float">
            <text:p>203034</text:p>
          </table:table-cell>
          <table:table-cell office:value-type="float" office:value="208234" calcext:value-type="float">
            <text:p>208234</text:p>
          </table:table-cell>
          <table:table-cell office:value-type="float" office:value="210537" calcext:value-type="float">
            <text:p>210537</text:p>
          </table:table-cell>
          <table:table-cell office:value-type="float" office:value="216339" calcext:value-type="float">
            <text:p>216339</text:p>
          </table:table-cell>
        </table:table-row>
        <table:table-row table:style-name="ro1">
          <table:table-cell office:value-type="string" calcext:value-type="string">
            <text:p>Israël</text:p>
          </table:table-cell>
          <table:table-cell office:value-type="string" calcext:value-type="string">
            <text:p>ISR</text:p>
          </table:table-cell>
          <table:table-cell table:number-columns-repeated="30"/>
          <table:table-cell office:value-type="float" office:value="1889662" calcext:value-type="float">
            <text:p>1889662</text:p>
          </table:table-cell>
          <table:table-cell office:value-type="float" office:value="2024654" calcext:value-type="float">
            <text:p>2024654</text:p>
          </table:table-cell>
          <table:table-cell office:value-type="float" office:value="2125448" calcext:value-type="float">
            <text:p>2125448</text:p>
          </table:table-cell>
          <table:table-cell office:value-type="float" office:value="2246501" calcext:value-type="float">
            <text:p>2246501</text:p>
          </table:table-cell>
          <table:table-cell office:value-type="float" office:value="2349147" calcext:value-type="float">
            <text:p>2349147</text:p>
          </table:table-cell>
          <table:table-cell office:value-type="float" office:value="2434951" calcext:value-type="float">
            <text:p>2434951</text:p>
          </table:table-cell>
          <table:table-cell office:value-type="float" office:value="2480559" calcext:value-type="float">
            <text:p>2480559</text:p>
          </table:table-cell>
          <table:table-cell office:value-type="float" office:value="2531348" calcext:value-type="float">
            <text:p>2531348</text:p>
          </table:table-cell>
          <table:table-cell office:value-type="float" office:value="2581907" calcext:value-type="float">
            <text:p>2581907</text:p>
          </table:table-cell>
          <table:table-cell office:value-type="float" office:value="2669329" calcext:value-type="float">
            <text:p>2669329</text:p>
          </table:table-cell>
          <table:table-cell office:value-type="float" office:value="2768836" calcext:value-type="float">
            <text:p>2768836</text:p>
          </table:table-cell>
          <table:table-cell office:value-type="float" office:value="2835342" calcext:value-type="float">
            <text:p>2835342</text:p>
          </table:table-cell>
          <table:table-cell office:value-type="float" office:value="2860970" calcext:value-type="float">
            <text:p>2860970</text:p>
          </table:table-cell>
          <table:table-cell office:value-type="float" office:value="2931693" calcext:value-type="float">
            <text:p>2931693</text:p>
          </table:table-cell>
          <table:table-cell office:value-type="float" office:value="3011178" calcext:value-type="float">
            <text:p>3011178</text:p>
          </table:table-cell>
          <table:table-cell office:value-type="float" office:value="3085680" calcext:value-type="float">
            <text:p>3085680</text:p>
          </table:table-cell>
          <table:table-cell office:value-type="float" office:value="3170924" calcext:value-type="float">
            <text:p>3170924</text:p>
          </table:table-cell>
          <table:table-cell office:value-type="float" office:value="3261624" calcext:value-type="float">
            <text:p>3261624</text:p>
          </table:table-cell>
          <table:table-cell office:value-type="float" office:value="3326856" calcext:value-type="float">
            <text:p>3326856</text:p>
          </table:table-cell>
          <table:table-cell office:value-type="float" office:value="3411377" calcext:value-type="float">
            <text:p>3411377</text:p>
          </table:table-cell>
          <table:table-cell office:value-type="float" office:value="3495215" calcext:value-type="float">
            <text:p>3495215</text:p>
          </table:table-cell>
          <table:table-cell office:value-type="float" office:value="3543445" calcext:value-type="float">
            <text:p>3543445</text:p>
          </table:table-cell>
          <table:table-cell office:value-type="float" office:value="3642399" calcext:value-type="float">
            <text:p>3642399</text:p>
          </table:table-cell>
          <table:table-cell office:value-type="float" office:value="3715048" calcext:value-type="float">
            <text:p>3715048</text:p>
          </table:table-cell>
          <table:table-cell office:value-type="float" office:value="3806769" calcext:value-type="float">
            <text:p>3806769</text:p>
          </table:table-cell>
          <table:table-cell office:value-type="float" office:value="3876919" calcext:value-type="float">
            <text:p>3876919</text:p>
          </table:table-cell>
          <table:table-cell office:value-type="float" office:value="3955896" calcext:value-type="float">
            <text:p>3955896</text:p>
          </table:table-cell>
          <table:table-cell office:value-type="float" office:value="4025019" calcext:value-type="float">
            <text:p>4025019</text:p>
          </table:table-cell>
          <table:table-cell office:value-type="float" office:value="4101298" calcext:value-type="float">
            <text:p>4101298</text:p>
          </table:table-cell>
        </table:table-row>
        <table:table-row table:style-name="ro1">
          <table:table-cell office:value-type="string" calcext:value-type="string">
            <text:p>Italie</text:p>
          </table:table-cell>
          <table:table-cell office:value-type="string" calcext:value-type="string">
            <text:p>ITA</text:p>
          </table:table-cell>
          <table:table-cell table:number-columns-repeated="30"/>
          <table:table-cell office:value-type="float" office:value="23916316" calcext:value-type="float">
            <text:p>23916316</text:p>
          </table:table-cell>
          <table:table-cell office:value-type="float" office:value="24090976" calcext:value-type="float">
            <text:p>24090976</text:p>
          </table:table-cell>
          <table:table-cell office:value-type="float" office:value="23333037" calcext:value-type="float">
            <text:p>23333037</text:p>
          </table:table-cell>
          <table:table-cell office:value-type="float" office:value="23199041" calcext:value-type="float">
            <text:p>23199041</text:p>
          </table:table-cell>
          <table:table-cell office:value-type="float" office:value="23005772" calcext:value-type="float">
            <text:p>23005772</text:p>
          </table:table-cell>
          <table:table-cell office:value-type="float" office:value="22870150" calcext:value-type="float">
            <text:p>22870150</text:p>
          </table:table-cell>
          <table:table-cell office:value-type="float" office:value="22972735" calcext:value-type="float">
            <text:p>22972735</text:p>
          </table:table-cell>
          <table:table-cell office:value-type="float" office:value="23011478" calcext:value-type="float">
            <text:p>23011478</text:p>
          </table:table-cell>
          <table:table-cell office:value-type="float" office:value="23160681" calcext:value-type="float">
            <text:p>23160681</text:p>
          </table:table-cell>
          <table:table-cell office:value-type="float" office:value="23303539" calcext:value-type="float">
            <text:p>23303539</text:p>
          </table:table-cell>
          <table:table-cell office:value-type="float" office:value="23335098" calcext:value-type="float">
            <text:p>23335098</text:p>
          </table:table-cell>
          <table:table-cell office:value-type="float" office:value="23454084" calcext:value-type="float">
            <text:p>23454084</text:p>
          </table:table-cell>
          <table:table-cell office:value-type="float" office:value="23711230" calcext:value-type="float">
            <text:p>23711230</text:p>
          </table:table-cell>
          <table:table-cell office:value-type="float" office:value="24017191" calcext:value-type="float">
            <text:p>24017191</text:p>
          </table:table-cell>
          <table:table-cell office:value-type="float" office:value="24546166" calcext:value-type="float">
            <text:p>24546166</text:p>
          </table:table-cell>
          <table:table-cell office:value-type="float" office:value="24380933" calcext:value-type="float">
            <text:p>24380933</text:p>
          </table:table-cell>
          <table:table-cell office:value-type="float" office:value="24416481" calcext:value-type="float">
            <text:p>24416481</text:p>
          </table:table-cell>
          <table:table-cell office:value-type="float" office:value="24393494" calcext:value-type="float">
            <text:p>24393494</text:p>
          </table:table-cell>
          <table:table-cell office:value-type="float" office:value="24710080" calcext:value-type="float">
            <text:p>24710080</text:p>
          </table:table-cell>
          <table:table-cell office:value-type="float" office:value="24496302" calcext:value-type="float">
            <text:p>24496302</text:p>
          </table:table-cell>
          <table:table-cell office:value-type="float" office:value="24432021" calcext:value-type="float">
            <text:p>24432021</text:p>
          </table:table-cell>
          <table:table-cell office:value-type="float" office:value="24418799" calcext:value-type="float">
            <text:p>24418799</text:p>
          </table:table-cell>
          <table:table-cell office:value-type="float" office:value="24940520" calcext:value-type="float">
            <text:p>24940520</text:p>
          </table:table-cell>
          <table:table-cell office:value-type="float" office:value="25045316" calcext:value-type="float">
            <text:p>25045316</text:p>
          </table:table-cell>
          <table:table-cell office:value-type="float" office:value="25404369" calcext:value-type="float">
            <text:p>25404369</text:p>
          </table:table-cell>
          <table:table-cell office:value-type="float" office:value="25344344" calcext:value-type="float">
            <text:p>25344344</text:p>
          </table:table-cell>
          <table:table-cell office:value-type="float" office:value="25585208" calcext:value-type="float">
            <text:p>25585208</text:p>
          </table:table-cell>
          <table:table-cell office:value-type="float" office:value="25730306" calcext:value-type="float">
            <text:p>25730306</text:p>
          </table:table-cell>
          <table:table-cell office:value-type="float" office:value="25616738" calcext:value-type="float">
            <text:p>25616738</text:p>
          </table:table-cell>
        </table:table-row>
        <table:table-row table:style-name="ro1">
          <table:table-cell office:value-type="string" calcext:value-type="string">
            <text:p>Jamaïque</text:p>
          </table:table-cell>
          <table:table-cell office:value-type="string" calcext:value-type="string">
            <text:p>JAM</text:p>
          </table:table-cell>
          <table:table-cell table:number-columns-repeated="30"/>
          <table:table-cell office:value-type="float" office:value="1081570" calcext:value-type="float">
            <text:p>1081570</text:p>
          </table:table-cell>
          <table:table-cell office:value-type="float" office:value="1101566" calcext:value-type="float">
            <text:p>1101566</text:p>
          </table:table-cell>
          <table:table-cell office:value-type="float" office:value="1122006" calcext:value-type="float">
            <text:p>1122006</text:p>
          </table:table-cell>
          <table:table-cell office:value-type="float" office:value="1142050" calcext:value-type="float">
            <text:p>1142050</text:p>
          </table:table-cell>
          <table:table-cell office:value-type="float" office:value="1162151" calcext:value-type="float">
            <text:p>1162151</text:p>
          </table:table-cell>
          <table:table-cell office:value-type="float" office:value="1168910" calcext:value-type="float">
            <text:p>1168910</text:p>
          </table:table-cell>
          <table:table-cell office:value-type="float" office:value="1174864" calcext:value-type="float">
            <text:p>1174864</text:p>
          </table:table-cell>
          <table:table-cell office:value-type="float" office:value="1178379" calcext:value-type="float">
            <text:p>1178379</text:p>
          </table:table-cell>
          <table:table-cell office:value-type="float" office:value="1178903" calcext:value-type="float">
            <text:p>1178903</text:p>
          </table:table-cell>
          <table:table-cell office:value-type="float" office:value="1190196" calcext:value-type="float">
            <text:p>1190196</text:p>
          </table:table-cell>
          <table:table-cell office:value-type="float" office:value="1199964" calcext:value-type="float">
            <text:p>1199964</text:p>
          </table:table-cell>
          <table:table-cell office:value-type="float" office:value="1210051" calcext:value-type="float">
            <text:p>1210051</text:p>
          </table:table-cell>
          <table:table-cell office:value-type="float" office:value="1219647" calcext:value-type="float">
            <text:p>1219647</text:p>
          </table:table-cell>
          <table:table-cell office:value-type="float" office:value="1228548" calcext:value-type="float">
            <text:p>1228548</text:p>
          </table:table-cell>
          <table:table-cell office:value-type="float" office:value="1241658" calcext:value-type="float">
            <text:p>1241658</text:p>
          </table:table-cell>
          <table:table-cell office:value-type="float" office:value="1253714" calcext:value-type="float">
            <text:p>1253714</text:p>
          </table:table-cell>
          <table:table-cell office:value-type="float" office:value="1268277" calcext:value-type="float">
            <text:p>1268277</text:p>
          </table:table-cell>
          <table:table-cell office:value-type="float" office:value="1282357" calcext:value-type="float">
            <text:p>1282357</text:p>
          </table:table-cell>
          <table:table-cell office:value-type="float" office:value="1296648" calcext:value-type="float">
            <text:p>1296648</text:p>
          </table:table-cell>
          <table:table-cell office:value-type="float" office:value="1311664" calcext:value-type="float">
            <text:p>1311664</text:p>
          </table:table-cell>
          <table:table-cell office:value-type="float" office:value="1327196" calcext:value-type="float">
            <text:p>1327196</text:p>
          </table:table-cell>
          <table:table-cell office:value-type="float" office:value="1341283" calcext:value-type="float">
            <text:p>1341283</text:p>
          </table:table-cell>
          <table:table-cell office:value-type="float" office:value="1355080" calcext:value-type="float">
            <text:p>1355080</text:p>
          </table:table-cell>
          <table:table-cell office:value-type="float" office:value="1387685" calcext:value-type="float">
            <text:p>1387685</text:p>
          </table:table-cell>
          <table:table-cell office:value-type="float" office:value="1408702" calcext:value-type="float">
            <text:p>1408702</text:p>
          </table:table-cell>
          <table:table-cell office:value-type="float" office:value="1426500" calcext:value-type="float">
            <text:p>1426500</text:p>
          </table:table-cell>
          <table:table-cell office:value-type="float" office:value="1461795" calcext:value-type="float">
            <text:p>1461795</text:p>
          </table:table-cell>
          <table:table-cell office:value-type="float" office:value="1484778" calcext:value-type="float">
            <text:p>1484778</text:p>
          </table:table-cell>
          <table:table-cell office:value-type="float" office:value="1500953" calcext:value-type="float">
            <text:p>1500953</text:p>
          </table:table-cell>
        </table:table-row>
        <table:table-row table:style-name="ro1">
          <table:table-cell office:value-type="string" calcext:value-type="string">
            <text:p>Jordanie</text:p>
          </table:table-cell>
          <table:table-cell office:value-type="string" calcext:value-type="string">
            <text:p>JOR</text:p>
          </table:table-cell>
          <table:table-cell table:number-columns-repeated="30"/>
          <table:table-cell office:value-type="float" office:value="778311" calcext:value-type="float">
            <text:p>778311</text:p>
          </table:table-cell>
          <table:table-cell office:value-type="float" office:value="852791" calcext:value-type="float">
            <text:p>852791</text:p>
          </table:table-cell>
          <table:table-cell office:value-type="float" office:value="917080" calcext:value-type="float">
            <text:p>917080</text:p>
          </table:table-cell>
          <table:table-cell office:value-type="float" office:value="998806" calcext:value-type="float">
            <text:p>998806</text:p>
          </table:table-cell>
          <table:table-cell office:value-type="float" office:value="1079071" calcext:value-type="float">
            <text:p>1079071</text:p>
          </table:table-cell>
          <table:table-cell office:value-type="float" office:value="1152384" calcext:value-type="float">
            <text:p>1152384</text:p>
          </table:table-cell>
          <table:table-cell office:value-type="float" office:value="1192315" calcext:value-type="float">
            <text:p>1192315</text:p>
          </table:table-cell>
          <table:table-cell office:value-type="float" office:value="1223636" calcext:value-type="float">
            <text:p>1223636</text:p>
          </table:table-cell>
          <table:table-cell office:value-type="float" office:value="1250533" calcext:value-type="float">
            <text:p>1250533</text:p>
          </table:table-cell>
          <table:table-cell office:value-type="float" office:value="1275108" calcext:value-type="float">
            <text:p>1275108</text:p>
          </table:table-cell>
          <table:table-cell office:value-type="float" office:value="1299889" calcext:value-type="float">
            <text:p>1299889</text:p>
          </table:table-cell>
          <table:table-cell office:value-type="float" office:value="1327717" calcext:value-type="float">
            <text:p>1327717</text:p>
          </table:table-cell>
          <table:table-cell office:value-type="float" office:value="1346742" calcext:value-type="float">
            <text:p>1346742</text:p>
          </table:table-cell>
          <table:table-cell office:value-type="float" office:value="1361765" calcext:value-type="float">
            <text:p>1361765</text:p>
          </table:table-cell>
          <table:table-cell office:value-type="float" office:value="1405032" calcext:value-type="float">
            <text:p>1405032</text:p>
          </table:table-cell>
          <table:table-cell office:value-type="float" office:value="1456030" calcext:value-type="float">
            <text:p>1456030</text:p>
          </table:table-cell>
          <table:table-cell office:value-type="float" office:value="1508182" calcext:value-type="float">
            <text:p>1508182</text:p>
          </table:table-cell>
          <table:table-cell office:value-type="float" office:value="1632496" calcext:value-type="float">
            <text:p>1632496</text:p>
          </table:table-cell>
          <table:table-cell office:value-type="float" office:value="1704321" calcext:value-type="float">
            <text:p>1704321</text:p>
          </table:table-cell>
          <table:table-cell office:value-type="float" office:value="1831628" calcext:value-type="float">
            <text:p>1831628</text:p>
          </table:table-cell>
          <table:table-cell office:value-type="float" office:value="1900527" calcext:value-type="float">
            <text:p>1900527</text:p>
          </table:table-cell>
          <table:table-cell office:value-type="float" office:value="1979109" calcext:value-type="float">
            <text:p>1979109</text:p>
          </table:table-cell>
          <table:table-cell office:value-type="float" office:value="2052427" calcext:value-type="float">
            <text:p>2052427</text:p>
          </table:table-cell>
          <table:table-cell office:value-type="float" office:value="2114287" calcext:value-type="float">
            <text:p>2114287</text:p>
          </table:table-cell>
          <table:table-cell office:value-type="float" office:value="2226330" calcext:value-type="float">
            <text:p>2226330</text:p>
          </table:table-cell>
          <table:table-cell office:value-type="float" office:value="2332110" calcext:value-type="float">
            <text:p>2332110</text:p>
          </table:table-cell>
          <table:table-cell office:value-type="float" office:value="2425727" calcext:value-type="float">
            <text:p>2425727</text:p>
          </table:table-cell>
          <table:table-cell office:value-type="float" office:value="2506983" calcext:value-type="float">
            <text:p>2506983</text:p>
          </table:table-cell>
          <table:table-cell office:value-type="float" office:value="2572588" calcext:value-type="float">
            <text:p>2572588</text:p>
          </table:table-cell>
        </table:table-row>
        <table:table-row table:style-name="ro1">
          <table:table-cell office:value-type="string" calcext:value-type="string">
            <text:p>Japon</text:p>
          </table:table-cell>
          <table:table-cell office:value-type="string" calcext:value-type="string">
            <text:p>JPN</text:p>
          </table:table-cell>
          <table:table-cell table:number-columns-repeated="30"/>
          <table:table-cell office:value-type="float" office:value="63876487" calcext:value-type="float">
            <text:p>63876487</text:p>
          </table:table-cell>
          <table:table-cell office:value-type="float" office:value="65018302" calcext:value-type="float">
            <text:p>65018302</text:p>
          </table:table-cell>
          <table:table-cell office:value-type="float" office:value="65854461" calcext:value-type="float">
            <text:p>65854461</text:p>
          </table:table-cell>
          <table:table-cell office:value-type="float" office:value="66178812" calcext:value-type="float">
            <text:p>66178812</text:p>
          </table:table-cell>
          <table:table-cell office:value-type="float" office:value="66492824" calcext:value-type="float">
            <text:p>66492824</text:p>
          </table:table-cell>
          <table:table-cell office:value-type="float" office:value="66838892" calcext:value-type="float">
            <text:p>66838892</text:p>
          </table:table-cell>
          <table:table-cell office:value-type="float" office:value="67372483" calcext:value-type="float">
            <text:p>67372483</text:p>
          </table:table-cell>
          <table:table-cell office:value-type="float" office:value="67978212" calcext:value-type="float">
            <text:p>67978212</text:p>
          </table:table-cell>
          <table:table-cell office:value-type="float" office:value="68042234" calcext:value-type="float">
            <text:p>68042234</text:p>
          </table:table-cell>
          <table:table-cell office:value-type="float" office:value="67828257" calcext:value-type="float">
            <text:p>67828257</text:p>
          </table:table-cell>
          <table:table-cell office:value-type="float" office:value="67652881" calcext:value-type="float">
            <text:p>67652881</text:p>
          </table:table-cell>
          <table:table-cell office:value-type="float" office:value="67601019" calcext:value-type="float">
            <text:p>67601019</text:p>
          </table:table-cell>
          <table:table-cell office:value-type="float" office:value="67173003" calcext:value-type="float">
            <text:p>67173003</text:p>
          </table:table-cell>
          <table:table-cell office:value-type="float" office:value="67065336" calcext:value-type="float">
            <text:p>67065336</text:p>
          </table:table-cell>
          <table:table-cell office:value-type="float" office:value="66725257" calcext:value-type="float">
            <text:p>66725257</text:p>
          </table:table-cell>
          <table:table-cell office:value-type="float" office:value="66732912" calcext:value-type="float">
            <text:p>66732912</text:p>
          </table:table-cell>
          <table:table-cell office:value-type="float" office:value="66802058" calcext:value-type="float">
            <text:p>66802058</text:p>
          </table:table-cell>
          <table:table-cell office:value-type="float" office:value="67143470" calcext:value-type="float">
            <text:p>67143470</text:p>
          </table:table-cell>
          <table:table-cell office:value-type="float" office:value="67099689" calcext:value-type="float">
            <text:p>67099689</text:p>
          </table:table-cell>
          <table:table-cell office:value-type="float" office:value="66914282" calcext:value-type="float">
            <text:p>66914282</text:p>
          </table:table-cell>
          <table:table-cell office:value-type="float" office:value="66662035" calcext:value-type="float">
            <text:p>66662035</text:p>
          </table:table-cell>
          <table:table-cell office:value-type="float" office:value="66043052" calcext:value-type="float">
            <text:p>66043052</text:p>
          </table:table-cell>
          <table:table-cell office:value-type="float" office:value="65639408" calcext:value-type="float">
            <text:p>65639408</text:p>
          </table:table-cell>
          <table:table-cell office:value-type="float" office:value="65970039" calcext:value-type="float">
            <text:p>65970039</text:p>
          </table:table-cell>
          <table:table-cell office:value-type="float" office:value="66176723" calcext:value-type="float">
            <text:p>66176723</text:p>
          </table:table-cell>
          <table:table-cell office:value-type="float" office:value="66364640" calcext:value-type="float">
            <text:p>66364640</text:p>
          </table:table-cell>
          <table:table-cell office:value-type="float" office:value="66858484" calcext:value-type="float">
            <text:p>66858484</text:p>
          </table:table-cell>
          <table:table-cell office:value-type="float" office:value="67304969" calcext:value-type="float">
            <text:p>67304969</text:p>
          </table:table-cell>
          <table:table-cell office:value-type="float" office:value="67086929" calcext:value-type="float">
            <text:p>67086929</text:p>
          </table:table-cell>
        </table:table-row>
        <table:table-row table:style-name="ro1">
          <table:table-cell office:value-type="string" calcext:value-type="string">
            <text:p>Kazakhstan</text:p>
          </table:table-cell>
          <table:table-cell office:value-type="string" calcext:value-type="string">
            <text:p>KAZ</text:p>
          </table:table-cell>
          <table:table-cell table:number-columns-repeated="30"/>
          <table:table-cell office:value-type="float" office:value="7969876" calcext:value-type="float">
            <text:p>7969876</text:p>
          </table:table-cell>
          <table:table-cell office:value-type="float" office:value="8043799" calcext:value-type="float">
            <text:p>8043799</text:p>
          </table:table-cell>
          <table:table-cell office:value-type="float" office:value="8069214" calcext:value-type="float">
            <text:p>8069214</text:p>
          </table:table-cell>
          <table:table-cell office:value-type="float" office:value="8073453" calcext:value-type="float">
            <text:p>8073453</text:p>
          </table:table-cell>
          <table:table-cell office:value-type="float" office:value="8031395" calcext:value-type="float">
            <text:p>8031395</text:p>
          </table:table-cell>
          <table:table-cell office:value-type="float" office:value="7951638" calcext:value-type="float">
            <text:p>7951638</text:p>
          </table:table-cell>
          <table:table-cell office:value-type="float" office:value="7875020" calcext:value-type="float">
            <text:p>7875020</text:p>
          </table:table-cell>
          <table:table-cell office:value-type="float" office:value="7785776" calcext:value-type="float">
            <text:p>7785776</text:p>
          </table:table-cell>
          <table:table-cell office:value-type="float" office:value="7695895" calcext:value-type="float">
            <text:p>7695895</text:p>
          </table:table-cell>
          <table:table-cell office:value-type="float" office:value="7657629" calcext:value-type="float">
            <text:p>7657629</text:p>
          </table:table-cell>
          <table:table-cell office:value-type="float" office:value="7654257" calcext:value-type="float">
            <text:p>7654257</text:p>
          </table:table-cell>
          <table:table-cell office:value-type="float" office:value="7674637" calcext:value-type="float">
            <text:p>7674637</text:p>
          </table:table-cell>
          <table:table-cell office:value-type="float" office:value="7714001" calcext:value-type="float">
            <text:p>7714001</text:p>
          </table:table-cell>
          <table:table-cell office:value-type="float" office:value="7762020" calcext:value-type="float">
            <text:p>7762020</text:p>
          </table:table-cell>
          <table:table-cell office:value-type="float" office:value="7805363" calcext:value-type="float">
            <text:p>7805363</text:p>
          </table:table-cell>
          <table:table-cell office:value-type="float" office:value="7949603" calcext:value-type="float">
            <text:p>7949603</text:p>
          </table:table-cell>
          <table:table-cell office:value-type="float" office:value="8081971" calcext:value-type="float">
            <text:p>8081971</text:p>
          </table:table-cell>
          <table:table-cell office:value-type="float" office:value="8226273" calcext:value-type="float">
            <text:p>8226273</text:p>
          </table:table-cell>
          <table:table-cell office:value-type="float" office:value="8380149" calcext:value-type="float">
            <text:p>8380149</text:p>
          </table:table-cell>
          <table:table-cell office:value-type="float" office:value="8569793" calcext:value-type="float">
            <text:p>8569793</text:p>
          </table:table-cell>
          <table:table-cell office:value-type="float" office:value="8717859" calcext:value-type="float">
            <text:p>8717859</text:p>
          </table:table-cell>
          <table:table-cell office:value-type="float" office:value="8805942" calcext:value-type="float">
            <text:p>8805942</text:p>
          </table:table-cell>
          <table:table-cell office:value-type="float" office:value="8891912" calcext:value-type="float">
            <text:p>8891912</text:p>
          </table:table-cell>
          <table:table-cell office:value-type="float" office:value="8972599" calcext:value-type="float">
            <text:p>8972599</text:p>
          </table:table-cell>
          <table:table-cell office:value-type="float" office:value="9063666" calcext:value-type="float">
            <text:p>9063666</text:p>
          </table:table-cell>
          <table:table-cell office:value-type="float" office:value="9119482" calcext:value-type="float">
            <text:p>9119482</text:p>
          </table:table-cell>
          <table:table-cell office:value-type="float" office:value="9184068" calcext:value-type="float">
            <text:p>9184068</text:p>
          </table:table-cell>
          <table:table-cell office:value-type="float" office:value="9224403" calcext:value-type="float">
            <text:p>9224403</text:p>
          </table:table-cell>
          <table:table-cell office:value-type="float" office:value="9256772" calcext:value-type="float">
            <text:p>9256772</text:p>
          </table:table-cell>
        </table:table-row>
        <table:table-row table:style-name="ro1">
          <table:table-cell office:value-type="string" calcext:value-type="string">
            <text:p>Kenya</text:p>
          </table:table-cell>
          <table:table-cell office:value-type="string" calcext:value-type="string">
            <text:p>KEN</text:p>
          </table:table-cell>
          <table:table-cell table:number-columns-repeated="30"/>
          <table:table-cell office:value-type="float" office:value="8748266" calcext:value-type="float">
            <text:p>8748266</text:p>
          </table:table-cell>
          <table:table-cell office:value-type="float" office:value="9094971" calcext:value-type="float">
            <text:p>9094971</text:p>
          </table:table-cell>
          <table:table-cell office:value-type="float" office:value="9467047" calcext:value-type="float">
            <text:p>9467047</text:p>
          </table:table-cell>
          <table:table-cell office:value-type="float" office:value="9856281" calcext:value-type="float">
            <text:p>9856281</text:p>
          </table:table-cell>
          <table:table-cell office:value-type="float" office:value="10252849" calcext:value-type="float">
            <text:p>10252849</text:p>
          </table:table-cell>
          <table:table-cell office:value-type="float" office:value="10651516" calcext:value-type="float">
            <text:p>10651516</text:p>
          </table:table-cell>
          <table:table-cell office:value-type="float" office:value="11026181" calcext:value-type="float">
            <text:p>11026181</text:p>
          </table:table-cell>
          <table:table-cell office:value-type="float" office:value="11394610" calcext:value-type="float">
            <text:p>11394610</text:p>
          </table:table-cell>
          <table:table-cell office:value-type="float" office:value="11761315" calcext:value-type="float">
            <text:p>11761315</text:p>
          </table:table-cell>
          <table:table-cell office:value-type="float" office:value="12147401" calcext:value-type="float">
            <text:p>12147401</text:p>
          </table:table-cell>
          <table:table-cell office:value-type="float" office:value="12386824" calcext:value-type="float">
            <text:p>12386824</text:p>
          </table:table-cell>
          <table:table-cell office:value-type="float" office:value="12566726" calcext:value-type="float">
            <text:p>12566726</text:p>
          </table:table-cell>
          <table:table-cell office:value-type="float" office:value="12762444" calcext:value-type="float">
            <text:p>12762444</text:p>
          </table:table-cell>
          <table:table-cell office:value-type="float" office:value="12959666" calcext:value-type="float">
            <text:p>12959666</text:p>
          </table:table-cell>
          <table:table-cell office:value-type="float" office:value="13139014" calcext:value-type="float">
            <text:p>13139014</text:p>
          </table:table-cell>
          <table:table-cell office:value-type="float" office:value="13292856" calcext:value-type="float">
            <text:p>13292856</text:p>
          </table:table-cell>
          <table:table-cell office:value-type="float" office:value="13751770" calcext:value-type="float">
            <text:p>13751770</text:p>
          </table:table-cell>
          <table:table-cell office:value-type="float" office:value="14218327" calcext:value-type="float">
            <text:p>14218327</text:p>
          </table:table-cell>
          <table:table-cell office:value-type="float" office:value="14705695" calcext:value-type="float">
            <text:p>14705695</text:p>
          </table:table-cell>
          <table:table-cell office:value-type="float" office:value="15205213" calcext:value-type="float">
            <text:p>15205213</text:p>
          </table:table-cell>
          <table:table-cell office:value-type="float" office:value="15716371" calcext:value-type="float">
            <text:p>15716371</text:p>
          </table:table-cell>
          <table:table-cell office:value-type="float" office:value="16248095" calcext:value-type="float">
            <text:p>16248095</text:p>
          </table:table-cell>
          <table:table-cell office:value-type="float" office:value="16808703" calcext:value-type="float">
            <text:p>16808703</text:p>
          </table:table-cell>
          <table:table-cell office:value-type="float" office:value="17388330" calcext:value-type="float">
            <text:p>17388330</text:p>
          </table:table-cell>
          <table:table-cell office:value-type="float" office:value="17984675" calcext:value-type="float">
            <text:p>17984675</text:p>
          </table:table-cell>
          <table:table-cell office:value-type="float" office:value="18592915" calcext:value-type="float">
            <text:p>18592915</text:p>
          </table:table-cell>
          <table:table-cell office:value-type="float" office:value="19221464" calcext:value-type="float">
            <text:p>19221464</text:p>
          </table:table-cell>
          <table:table-cell office:value-type="float" office:value="19864853" calcext:value-type="float">
            <text:p>19864853</text:p>
          </table:table-cell>
          <table:table-cell office:value-type="float" office:value="20518673" calcext:value-type="float">
            <text:p>20518673</text:p>
          </table:table-cell>
        </table:table-row>
        <table:table-row table:style-name="ro1">
          <table:table-cell office:value-type="string" calcext:value-type="string">
            <text:p>République kirghize</text:p>
          </table:table-cell>
          <table:table-cell office:value-type="string" calcext:value-type="string">
            <text:p>KGZ</text:p>
          </table:table-cell>
          <table:table-cell table:number-columns-repeated="30"/>
          <table:table-cell office:value-type="float" office:value="1698760" calcext:value-type="float">
            <text:p>1698760</text:p>
          </table:table-cell>
          <table:table-cell office:value-type="float" office:value="1731737" calcext:value-type="float">
            <text:p>1731737</text:p>
          </table:table-cell>
          <table:table-cell office:value-type="float" office:value="1767453" calcext:value-type="float">
            <text:p>1767453</text:p>
          </table:table-cell>
          <table:table-cell office:value-type="float" office:value="1787308" calcext:value-type="float">
            <text:p>1787308</text:p>
          </table:table-cell>
          <table:table-cell office:value-type="float" office:value="1812923" calcext:value-type="float">
            <text:p>1812923</text:p>
          </table:table-cell>
          <table:table-cell office:value-type="float" office:value="1842178" calcext:value-type="float">
            <text:p>1842178</text:p>
          </table:table-cell>
          <table:table-cell office:value-type="float" office:value="1877571" calcext:value-type="float">
            <text:p>1877571</text:p>
          </table:table-cell>
          <table:table-cell office:value-type="float" office:value="1911694" calcext:value-type="float">
            <text:p>1911694</text:p>
          </table:table-cell>
          <table:table-cell office:value-type="float" office:value="1956876" calcext:value-type="float">
            <text:p>1956876</text:p>
          </table:table-cell>
          <table:table-cell office:value-type="float" office:value="2003982" calcext:value-type="float">
            <text:p>2003982</text:p>
          </table:table-cell>
          <table:table-cell office:value-type="float" office:value="2048836" calcext:value-type="float">
            <text:p>2048836</text:p>
          </table:table-cell>
          <table:table-cell office:value-type="float" office:value="2088511" calcext:value-type="float">
            <text:p>2088511</text:p>
          </table:table-cell>
          <table:table-cell office:value-type="float" office:value="2136633" calcext:value-type="float">
            <text:p>2136633</text:p>
          </table:table-cell>
          <table:table-cell office:value-type="float" office:value="2174683" calcext:value-type="float">
            <text:p>2174683</text:p>
          </table:table-cell>
          <table:table-cell office:value-type="float" office:value="2218702" calcext:value-type="float">
            <text:p>2218702</text:p>
          </table:table-cell>
          <table:table-cell office:value-type="float" office:value="2311441" calcext:value-type="float">
            <text:p>2311441</text:p>
          </table:table-cell>
          <table:table-cell office:value-type="float" office:value="2381546" calcext:value-type="float">
            <text:p>2381546</text:p>
          </table:table-cell>
          <table:table-cell office:value-type="float" office:value="2396311" calcext:value-type="float">
            <text:p>2396311</text:p>
          </table:table-cell>
          <table:table-cell office:value-type="float" office:value="2404631" calcext:value-type="float">
            <text:p>2404631</text:p>
          </table:table-cell>
          <table:table-cell office:value-type="float" office:value="2410853" calcext:value-type="float">
            <text:p>2410853</text:p>
          </table:table-cell>
          <table:table-cell office:value-type="float" office:value="2447385" calcext:value-type="float">
            <text:p>2447385</text:p>
          </table:table-cell>
          <table:table-cell office:value-type="float" office:value="2489342" calcext:value-type="float">
            <text:p>2489342</text:p>
          </table:table-cell>
          <table:table-cell office:value-type="float" office:value="2496793" calcext:value-type="float">
            <text:p>2496793</text:p>
          </table:table-cell>
          <table:table-cell office:value-type="float" office:value="2476904" calcext:value-type="float">
            <text:p>2476904</text:p>
          </table:table-cell>
          <table:table-cell office:value-type="float" office:value="2507654" calcext:value-type="float">
            <text:p>2507654</text:p>
          </table:table-cell>
          <table:table-cell office:value-type="float" office:value="2546670" calcext:value-type="float">
            <text:p>2546670</text:p>
          </table:table-cell>
          <table:table-cell office:value-type="float" office:value="2550368" calcext:value-type="float">
            <text:p>2550368</text:p>
          </table:table-cell>
          <table:table-cell office:value-type="float" office:value="2591548" calcext:value-type="float">
            <text:p>2591548</text:p>
          </table:table-cell>
          <table:table-cell office:value-type="float" office:value="2630690" calcext:value-type="float">
            <text:p>2630690</text:p>
          </table:table-cell>
        </table:table-row>
        <table:table-row table:style-name="ro1">
          <table:table-cell office:value-type="string" calcext:value-type="string">
            <text:p>Cambodge</text:p>
          </table:table-cell>
          <table:table-cell office:value-type="string" calcext:value-type="string">
            <text:p>KHM</text:p>
          </table:table-cell>
          <table:table-cell table:number-columns-repeated="30"/>
          <table:table-cell office:value-type="float" office:value="4004290" calcext:value-type="float">
            <text:p>4004290</text:p>
          </table:table-cell>
          <table:table-cell office:value-type="float" office:value="4125205" calcext:value-type="float">
            <text:p>4125205</text:p>
          </table:table-cell>
          <table:table-cell office:value-type="float" office:value="4231980" calcext:value-type="float">
            <text:p>4231980</text:p>
          </table:table-cell>
          <table:table-cell office:value-type="float" office:value="4338136" calcext:value-type="float">
            <text:p>4338136</text:p>
          </table:table-cell>
          <table:table-cell office:value-type="float" office:value="4455040" calcext:value-type="float">
            <text:p>4455040</text:p>
          </table:table-cell>
          <table:table-cell office:value-type="float" office:value="4600214" calcext:value-type="float">
            <text:p>4600214</text:p>
          </table:table-cell>
          <table:table-cell office:value-type="float" office:value="4743344" calcext:value-type="float">
            <text:p>4743344</text:p>
          </table:table-cell>
          <table:table-cell office:value-type="float" office:value="4943130" calcext:value-type="float">
            <text:p>4943130</text:p>
          </table:table-cell>
          <table:table-cell office:value-type="float" office:value="5172725" calcext:value-type="float">
            <text:p>5172725</text:p>
          </table:table-cell>
          <table:table-cell office:value-type="float" office:value="5422148" calcext:value-type="float">
            <text:p>5422148</text:p>
          </table:table-cell>
          <table:table-cell office:value-type="float" office:value="5580532" calcext:value-type="float">
            <text:p>5580532</text:p>
          </table:table-cell>
          <table:table-cell office:value-type="float" office:value="6162396" calcext:value-type="float">
            <text:p>6162396</text:p>
          </table:table-cell>
          <table:table-cell office:value-type="float" office:value="6337308" calcext:value-type="float">
            <text:p>6337308</text:p>
          </table:table-cell>
          <table:table-cell office:value-type="float" office:value="6464982" calcext:value-type="float">
            <text:p>6464982</text:p>
          </table:table-cell>
          <table:table-cell office:value-type="float" office:value="6547067" calcext:value-type="float">
            <text:p>6547067</text:p>
          </table:table-cell>
          <table:table-cell office:value-type="float" office:value="6809224" calcext:value-type="float">
            <text:p>6809224</text:p>
          </table:table-cell>
          <table:table-cell office:value-type="float" office:value="7084528" calcext:value-type="float">
            <text:p>7084528</text:p>
          </table:table-cell>
          <table:table-cell office:value-type="float" office:value="7359866" calcext:value-type="float">
            <text:p>7359866</text:p>
          </table:table-cell>
          <table:table-cell office:value-type="float" office:value="7636464" calcext:value-type="float">
            <text:p>7636464</text:p>
          </table:table-cell>
          <table:table-cell office:value-type="float" office:value="7895343" calcext:value-type="float">
            <text:p>7895343</text:p>
          </table:table-cell>
          <table:table-cell office:value-type="float" office:value="8148383" calcext:value-type="float">
            <text:p>8148383</text:p>
          </table:table-cell>
          <table:table-cell office:value-type="float" office:value="8248889" calcext:value-type="float">
            <text:p>8248889</text:p>
          </table:table-cell>
          <table:table-cell office:value-type="float" office:value="8351810" calcext:value-type="float">
            <text:p>8351810</text:p>
          </table:table-cell>
          <table:table-cell office:value-type="float" office:value="8450213" calcext:value-type="float">
            <text:p>8450213</text:p>
          </table:table-cell>
          <table:table-cell office:value-type="float" office:value="8535549" calcext:value-type="float">
            <text:p>8535549</text:p>
          </table:table-cell>
          <table:table-cell office:value-type="float" office:value="8604212" calcext:value-type="float">
            <text:p>8604212</text:p>
          </table:table-cell>
          <table:table-cell office:value-type="float" office:value="8762821" calcext:value-type="float">
            <text:p>8762821</text:p>
          </table:table-cell>
          <table:table-cell office:value-type="float" office:value="8909253" calcext:value-type="float">
            <text:p>8909253</text:p>
          </table:table-cell>
          <table:table-cell office:value-type="float" office:value="9069699" calcext:value-type="float">
            <text:p>9069699</text:p>
          </table:table-cell>
        </table:table-row>
        <table:table-row table:style-name="ro1">
          <table:table-cell office:value-type="string" calcext:value-type="string">
            <text:p>Kiribati</text:p>
          </table:table-cell>
          <table:table-cell office:value-type="string" calcext:value-type="string">
            <text:p>KIR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aint-Kitts-et-Nevis</text:p>
          </table:table-cell>
          <table:table-cell office:value-type="string" calcext:value-type="string">
            <text:p>KN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rée, République de</text:p>
          </table:table-cell>
          <table:table-cell office:value-type="string" calcext:value-type="string">
            <text:p>KOR</text:p>
          </table:table-cell>
          <table:table-cell table:number-columns-repeated="30"/>
          <table:table-cell office:value-type="float" office:value="19182453" calcext:value-type="float">
            <text:p>19182453</text:p>
          </table:table-cell>
          <table:table-cell office:value-type="float" office:value="19697871" calcext:value-type="float">
            <text:p>19697871</text:p>
          </table:table-cell>
          <table:table-cell office:value-type="float" office:value="20089964" calcext:value-type="float">
            <text:p>20089964</text:p>
          </table:table-cell>
          <table:table-cell office:value-type="float" office:value="20351661" calcext:value-type="float">
            <text:p>20351661</text:p>
          </table:table-cell>
          <table:table-cell office:value-type="float" office:value="20905219" calcext:value-type="float">
            <text:p>20905219</text:p>
          </table:table-cell>
          <table:table-cell office:value-type="float" office:value="21398482" calcext:value-type="float">
            <text:p>21398482</text:p>
          </table:table-cell>
          <table:table-cell office:value-type="float" office:value="21799951" calcext:value-type="float">
            <text:p>21799951</text:p>
          </table:table-cell>
          <table:table-cell office:value-type="float" office:value="22335733" calcext:value-type="float">
            <text:p>22335733</text:p>
          </table:table-cell>
          <table:table-cell office:value-type="float" office:value="22027371" calcext:value-type="float">
            <text:p>22027371</text:p>
          </table:table-cell>
          <table:table-cell office:value-type="float" office:value="22327670" calcext:value-type="float">
            <text:p>22327670</text:p>
          </table:table-cell>
          <table:table-cell office:value-type="float" office:value="22812969" calcext:value-type="float">
            <text:p>22812969</text:p>
          </table:table-cell>
          <table:table-cell office:value-type="float" office:value="23182765" calcext:value-type="float">
            <text:p>23182765</text:p>
          </table:table-cell>
          <table:table-cell office:value-type="float" office:value="23638557" calcext:value-type="float">
            <text:p>23638557</text:p>
          </table:table-cell>
          <table:table-cell office:value-type="float" office:value="23662545" calcext:value-type="float">
            <text:p>23662545</text:p>
          </table:table-cell>
          <table:table-cell office:value-type="float" office:value="24117234" calcext:value-type="float">
            <text:p>24117234</text:p>
          </table:table-cell>
          <table:table-cell office:value-type="float" office:value="24279594" calcext:value-type="float">
            <text:p>24279594</text:p>
          </table:table-cell>
          <table:table-cell office:value-type="float" office:value="24520874" calcext:value-type="float">
            <text:p>24520874</text:p>
          </table:table-cell>
          <table:table-cell office:value-type="float" office:value="24773034" calcext:value-type="float">
            <text:p>24773034</text:p>
          </table:table-cell>
          <table:table-cell office:value-type="float" office:value="24924804" calcext:value-type="float">
            <text:p>24924804</text:p>
          </table:table-cell>
          <table:table-cell office:value-type="float" office:value="24925540" calcext:value-type="float">
            <text:p>24925540</text:p>
          </table:table-cell>
          <table:table-cell office:value-type="float" office:value="25258956" calcext:value-type="float">
            <text:p>25258956</text:p>
          </table:table-cell>
          <table:table-cell office:value-type="float" office:value="25667890" calcext:value-type="float">
            <text:p>25667890</text:p>
          </table:table-cell>
          <table:table-cell office:value-type="float" office:value="26054644" calcext:value-type="float">
            <text:p>26054644</text:p>
          </table:table-cell>
          <table:table-cell office:value-type="float" office:value="26383615" calcext:value-type="float">
            <text:p>26383615</text:p>
          </table:table-cell>
          <table:table-cell office:value-type="float" office:value="27128826" calcext:value-type="float">
            <text:p>27128826</text:p>
          </table:table-cell>
          <table:table-cell office:value-type="float" office:value="27472977" calcext:value-type="float">
            <text:p>27472977</text:p>
          </table:table-cell>
          <table:table-cell office:value-type="float" office:value="27772753" calcext:value-type="float">
            <text:p>27772753</text:p>
          </table:table-cell>
          <table:table-cell office:value-type="float" office:value="28107821" calcext:value-type="float">
            <text:p>28107821</text:p>
          </table:table-cell>
          <table:table-cell office:value-type="float" office:value="28295132" calcext:value-type="float">
            <text:p>28295132</text:p>
          </table:table-cell>
        </table:table-row>
        <table:table-row table:style-name="ro1">
          <table:table-cell office:value-type="string" calcext:value-type="string">
            <text:p>Koweït</text:p>
          </table:table-cell>
          <table:table-cell office:value-type="string" calcext:value-type="string">
            <text:p>KWT</text:p>
          </table:table-cell>
          <table:table-cell table:number-columns-repeated="30"/>
          <table:table-cell office:value-type="float" office:value="894902" calcext:value-type="float">
            <text:p>894902</text:p>
          </table:table-cell>
          <table:table-cell office:value-type="float" office:value="888764" calcext:value-type="float">
            <text:p>888764</text:p>
          </table:table-cell>
          <table:table-cell table:number-columns-repeated="3"/>
          <table:table-cell office:value-type="float" office:value="775335" calcext:value-type="float">
            <text:p>775335</text:p>
          </table:table-cell>
          <table:table-cell office:value-type="float" office:value="788374" calcext:value-type="float">
            <text:p>788374</text:p>
          </table:table-cell>
          <table:table-cell office:value-type="float" office:value="832833" calcext:value-type="float">
            <text:p>832833</text:p>
          </table:table-cell>
          <table:table-cell office:value-type="float" office:value="896423" calcext:value-type="float">
            <text:p>896423</text:p>
          </table:table-cell>
          <table:table-cell office:value-type="float" office:value="965310" calcext:value-type="float">
            <text:p>965310</text:p>
          </table:table-cell>
          <table:table-cell office:value-type="float" office:value="1020899" calcext:value-type="float">
            <text:p>1020899</text:p>
          </table:table-cell>
          <table:table-cell office:value-type="float" office:value="1052835" calcext:value-type="float">
            <text:p>1052835</text:p>
          </table:table-cell>
          <table:table-cell office:value-type="float" office:value="1078281" calcext:value-type="float">
            <text:p>1078281</text:p>
          </table:table-cell>
          <table:table-cell office:value-type="float" office:value="1095304" calcext:value-type="float">
            <text:p>1095304</text:p>
          </table:table-cell>
          <table:table-cell office:value-type="float" office:value="1125880" calcext:value-type="float">
            <text:p>1125880</text:p>
          </table:table-cell>
          <table:table-cell office:value-type="float" office:value="1172159" calcext:value-type="float">
            <text:p>1172159</text:p>
          </table:table-cell>
          <table:table-cell office:value-type="float" office:value="1234049" calcext:value-type="float">
            <text:p>1234049</text:p>
          </table:table-cell>
          <table:table-cell office:value-type="float" office:value="1313335" calcext:value-type="float">
            <text:p>1313335</text:p>
          </table:table-cell>
          <table:table-cell office:value-type="float" office:value="1410475" calcext:value-type="float">
            <text:p>1410475</text:p>
          </table:table-cell>
          <table:table-cell office:value-type="float" office:value="1530718" calcext:value-type="float">
            <text:p>1530718</text:p>
          </table:table-cell>
          <table:table-cell office:value-type="float" office:value="1656575" calcext:value-type="float">
            <text:p>1656575</text:p>
          </table:table-cell>
          <table:table-cell office:value-type="float" office:value="1772407" calcext:value-type="float">
            <text:p>1772407</text:p>
          </table:table-cell>
          <table:table-cell office:value-type="float" office:value="1897644" calcext:value-type="float">
            <text:p>1897644</text:p>
          </table:table-cell>
          <table:table-cell office:value-type="float" office:value="2029964" calcext:value-type="float">
            <text:p>2029964</text:p>
          </table:table-cell>
          <table:table-cell office:value-type="float" office:value="2155253" calcext:value-type="float">
            <text:p>2155253</text:p>
          </table:table-cell>
          <table:table-cell office:value-type="float" office:value="2266285" calcext:value-type="float">
            <text:p>2266285</text:p>
          </table:table-cell>
          <table:table-cell office:value-type="float" office:value="2314951" calcext:value-type="float">
            <text:p>2314951</text:p>
          </table:table-cell>
          <table:table-cell office:value-type="float" office:value="2362084" calcext:value-type="float">
            <text:p>2362084</text:p>
          </table:table-cell>
          <table:table-cell office:value-type="float" office:value="2399511" calcext:value-type="float">
            <text:p>2399511</text:p>
          </table:table-cell>
        </table:table-row>
        <table:table-row table:style-name="ro1">
          <table:table-cell office:value-type="string" calcext:value-type="string">
            <text:p>Amérique latine et Caraïbes (hors revenu élevé)</text:p>
          </table:table-cell>
          <table:table-cell office:value-type="string" calcext:value-type="string">
            <text:p>LAC</text:p>
          </table:table-cell>
          <table:table-cell table:number-columns-repeated="30"/>
          <table:table-cell office:value-type="float" office:value="161896655" calcext:value-type="float">
            <text:p>161896655</text:p>
          </table:table-cell>
          <table:table-cell office:value-type="float" office:value="166627343" calcext:value-type="float">
            <text:p>166627343</text:p>
          </table:table-cell>
          <table:table-cell office:value-type="float" office:value="171800172" calcext:value-type="float">
            <text:p>171800172</text:p>
          </table:table-cell>
          <table:table-cell office:value-type="float" office:value="177031171" calcext:value-type="float">
            <text:p>177031171</text:p>
          </table:table-cell>
          <table:table-cell office:value-type="float" office:value="181933158" calcext:value-type="float">
            <text:p>181933158</text:p>
          </table:table-cell>
          <table:table-cell office:value-type="float" office:value="186890755" calcext:value-type="float">
            <text:p>186890755</text:p>
          </table:table-cell>
          <table:table-cell office:value-type="float" office:value="190107865" calcext:value-type="float">
            <text:p>190107865</text:p>
          </table:table-cell>
          <table:table-cell office:value-type="float" office:value="196771120" calcext:value-type="float">
            <text:p>196771120</text:p>
          </table:table-cell>
          <table:table-cell office:value-type="float" office:value="201982191" calcext:value-type="float">
            <text:p>201982191</text:p>
          </table:table-cell>
          <table:table-cell office:value-type="float" office:value="206753272" calcext:value-type="float">
            <text:p>206753272</text:p>
          </table:table-cell>
          <table:table-cell office:value-type="float" office:value="211189531" calcext:value-type="float">
            <text:p>211189531</text:p>
          </table:table-cell>
          <table:table-cell office:value-type="float" office:value="216137302" calcext:value-type="float">
            <text:p>216137302</text:p>
          </table:table-cell>
          <table:table-cell office:value-type="float" office:value="221679902" calcext:value-type="float">
            <text:p>221679902</text:p>
          </table:table-cell>
          <table:table-cell office:value-type="float" office:value="226165772" calcext:value-type="float">
            <text:p>226165772</text:p>
          </table:table-cell>
          <table:table-cell office:value-type="float" office:value="232986962" calcext:value-type="float">
            <text:p>232986962</text:p>
          </table:table-cell>
          <table:table-cell office:value-type="float" office:value="238067545" calcext:value-type="float">
            <text:p>238067545</text:p>
          </table:table-cell>
          <table:table-cell office:value-type="float" office:value="243230929" calcext:value-type="float">
            <text:p>243230929</text:p>
          </table:table-cell>
          <table:table-cell office:value-type="float" office:value="247227007" calcext:value-type="float">
            <text:p>247227007</text:p>
          </table:table-cell>
          <table:table-cell office:value-type="float" office:value="251709248" calcext:value-type="float">
            <text:p>251709248</text:p>
          </table:table-cell>
          <table:table-cell office:value-type="float" office:value="257493687" calcext:value-type="float">
            <text:p>257493687</text:p>
          </table:table-cell>
          <table:table-cell office:value-type="float" office:value="260273182" calcext:value-type="float">
            <text:p>260273182</text:p>
          </table:table-cell>
          <table:table-cell office:value-type="float" office:value="263325512" calcext:value-type="float">
            <text:p>263325512</text:p>
          </table:table-cell>
          <table:table-cell office:value-type="float" office:value="270204877" calcext:value-type="float">
            <text:p>270204877</text:p>
          </table:table-cell>
          <table:table-cell office:value-type="float" office:value="273704543" calcext:value-type="float">
            <text:p>273704543</text:p>
          </table:table-cell>
          <table:table-cell office:value-type="float" office:value="276999485" calcext:value-type="float">
            <text:p>276999485</text:p>
          </table:table-cell>
          <table:table-cell office:value-type="float" office:value="281723894" calcext:value-type="float">
            <text:p>281723894</text:p>
          </table:table-cell>
          <table:table-cell office:value-type="float" office:value="285743899" calcext:value-type="float">
            <text:p>285743899</text:p>
          </table:table-cell>
          <table:table-cell office:value-type="float" office:value="290491949" calcext:value-type="float">
            <text:p>290491949</text:p>
          </table:table-cell>
          <table:table-cell office:value-type="float" office:value="294537894" calcext:value-type="float">
            <text:p>294537894</text:p>
          </table:table-cell>
        </table:table-row>
        <table:table-row table:style-name="ro1">
          <table:table-cell office:value-type="string" calcext:value-type="string">
            <text:p>République démocratique populaire lao</text:p>
          </table:table-cell>
          <table:table-cell office:value-type="string" calcext:value-type="string">
            <text:p>LAO</text:p>
          </table:table-cell>
          <table:table-cell table:number-columns-repeated="30"/>
          <table:table-cell office:value-type="float" office:value="1927861" calcext:value-type="float">
            <text:p>1927861</text:p>
          </table:table-cell>
          <table:table-cell office:value-type="float" office:value="1977504" calcext:value-type="float">
            <text:p>1977504</text:p>
          </table:table-cell>
          <table:table-cell office:value-type="float" office:value="2027944" calcext:value-type="float">
            <text:p>2027944</text:p>
          </table:table-cell>
          <table:table-cell office:value-type="float" office:value="2079082" calcext:value-type="float">
            <text:p>2079082</text:p>
          </table:table-cell>
          <table:table-cell office:value-type="float" office:value="2129040" calcext:value-type="float">
            <text:p>2129040</text:p>
          </table:table-cell>
          <table:table-cell office:value-type="float" office:value="2180612" calcext:value-type="float">
            <text:p>2180612</text:p>
          </table:table-cell>
          <table:table-cell office:value-type="float" office:value="2223193" calcext:value-type="float">
            <text:p>2223193</text:p>
          </table:table-cell>
          <table:table-cell office:value-type="float" office:value="2268486" calcext:value-type="float">
            <text:p>2268486</text:p>
          </table:table-cell>
          <table:table-cell office:value-type="float" office:value="2315866" calcext:value-type="float">
            <text:p>2315866</text:p>
          </table:table-cell>
          <table:table-cell office:value-type="float" office:value="2364467" calcext:value-type="float">
            <text:p>2364467</text:p>
          </table:table-cell>
          <table:table-cell office:value-type="float" office:value="2414252" calcext:value-type="float">
            <text:p>2414252</text:p>
          </table:table-cell>
          <table:table-cell office:value-type="float" office:value="2469926" calcext:value-type="float">
            <text:p>2469926</text:p>
          </table:table-cell>
          <table:table-cell office:value-type="float" office:value="2524484" calcext:value-type="float">
            <text:p>2524484</text:p>
          </table:table-cell>
          <table:table-cell office:value-type="float" office:value="2580333" calcext:value-type="float">
            <text:p>2580333</text:p>
          </table:table-cell>
          <table:table-cell office:value-type="float" office:value="2640303" calcext:value-type="float">
            <text:p>2640303</text:p>
          </table:table-cell>
          <table:table-cell office:value-type="float" office:value="2705434" calcext:value-type="float">
            <text:p>2705434</text:p>
          </table:table-cell>
          <table:table-cell office:value-type="float" office:value="2780509" calcext:value-type="float">
            <text:p>2780509</text:p>
          </table:table-cell>
          <table:table-cell office:value-type="float" office:value="2858721" calcext:value-type="float">
            <text:p>2858721</text:p>
          </table:table-cell>
          <table:table-cell office:value-type="float" office:value="2938999" calcext:value-type="float">
            <text:p>2938999</text:p>
          </table:table-cell>
          <table:table-cell office:value-type="float" office:value="3019891" calcext:value-type="float">
            <text:p>3019891</text:p>
          </table:table-cell>
          <table:table-cell office:value-type="float" office:value="3100594" calcext:value-type="float">
            <text:p>3100594</text:p>
          </table:table-cell>
          <table:table-cell office:value-type="float" office:value="3180619" calcext:value-type="float">
            <text:p>3180619</text:p>
          </table:table-cell>
          <table:table-cell office:value-type="float" office:value="3261845" calcext:value-type="float">
            <text:p>3261845</text:p>
          </table:table-cell>
          <table:table-cell office:value-type="float" office:value="3342488" calcext:value-type="float">
            <text:p>3342488</text:p>
          </table:table-cell>
          <table:table-cell office:value-type="float" office:value="3421068" calcext:value-type="float">
            <text:p>3421068</text:p>
          </table:table-cell>
          <table:table-cell office:value-type="float" office:value="3496650" calcext:value-type="float">
            <text:p>3496650</text:p>
          </table:table-cell>
          <table:table-cell office:value-type="float" office:value="3572050" calcext:value-type="float">
            <text:p>3572050</text:p>
          </table:table-cell>
          <table:table-cell office:value-type="float" office:value="3644998" calcext:value-type="float">
            <text:p>3644998</text:p>
          </table:table-cell>
          <table:table-cell office:value-type="float" office:value="3722297" calcext:value-type="float">
            <text:p>3722297</text:p>
          </table:table-cell>
        </table:table-row>
        <table:table-row table:style-name="ro1">
          <table:table-cell office:value-type="string" calcext:value-type="string">
            <text:p>Liban</text:p>
          </table:table-cell>
          <table:table-cell office:value-type="string" calcext:value-type="string">
            <text:p>LBN</text:p>
          </table:table-cell>
          <table:table-cell table:number-columns-repeated="30"/>
          <table:table-cell office:value-type="float" office:value="769223" calcext:value-type="float">
            <text:p>769223</text:p>
          </table:table-cell>
          <table:table-cell office:value-type="float" office:value="817101" calcext:value-type="float">
            <text:p>817101</text:p>
          </table:table-cell>
          <table:table-cell office:value-type="float" office:value="874777" calcext:value-type="float">
            <text:p>874777</text:p>
          </table:table-cell>
          <table:table-cell office:value-type="float" office:value="934396" calcext:value-type="float">
            <text:p>934396</text:p>
          </table:table-cell>
          <table:table-cell office:value-type="float" office:value="989157" calcext:value-type="float">
            <text:p>989157</text:p>
          </table:table-cell>
          <table:table-cell office:value-type="float" office:value="1036985" calcext:value-type="float">
            <text:p>1036985</text:p>
          </table:table-cell>
          <table:table-cell office:value-type="float" office:value="1061506" calcext:value-type="float">
            <text:p>1061506</text:p>
          </table:table-cell>
          <table:table-cell office:value-type="float" office:value="1088048" calcext:value-type="float">
            <text:p>1088048</text:p>
          </table:table-cell>
          <table:table-cell office:value-type="float" office:value="1104132" calcext:value-type="float">
            <text:p>1104132</text:p>
          </table:table-cell>
          <table:table-cell office:value-type="float" office:value="1134707" calcext:value-type="float">
            <text:p>1134707</text:p>
          </table:table-cell>
          <table:table-cell office:value-type="float" office:value="1177285" calcext:value-type="float">
            <text:p>1177285</text:p>
          </table:table-cell>
          <table:table-cell office:value-type="float" office:value="1230633" calcext:value-type="float">
            <text:p>1230633</text:p>
          </table:table-cell>
          <table:table-cell office:value-type="float" office:value="1302128" calcext:value-type="float">
            <text:p>1302128</text:p>
          </table:table-cell>
          <table:table-cell office:value-type="float" office:value="1381629" calcext:value-type="float">
            <text:p>1381629</text:p>
          </table:table-cell>
          <table:table-cell office:value-type="float" office:value="1450836" calcext:value-type="float">
            <text:p>1450836</text:p>
          </table:table-cell>
          <table:table-cell office:value-type="float" office:value="1512170" calcext:value-type="float">
            <text:p>1512170</text:p>
          </table:table-cell>
          <table:table-cell office:value-type="float" office:value="1556795" calcext:value-type="float">
            <text:p>1556795</text:p>
          </table:table-cell>
          <table:table-cell office:value-type="float" office:value="1586725" calcext:value-type="float">
            <text:p>1586725</text:p>
          </table:table-cell>
          <table:table-cell office:value-type="float" office:value="1595698" calcext:value-type="float">
            <text:p>1595698</text:p>
          </table:table-cell>
          <table:table-cell office:value-type="float" office:value="1621416" calcext:value-type="float">
            <text:p>1621416</text:p>
          </table:table-cell>
          <table:table-cell office:value-type="float" office:value="1677013" calcext:value-type="float">
            <text:p>1677013</text:p>
          </table:table-cell>
          <table:table-cell office:value-type="float" office:value="1770160" calcext:value-type="float">
            <text:p>1770160</text:p>
          </table:table-cell>
          <table:table-cell office:value-type="float" office:value="1886041" calcext:value-type="float">
            <text:p>1886041</text:p>
          </table:table-cell>
          <table:table-cell office:value-type="float" office:value="2011408" calcext:value-type="float">
            <text:p>2011408</text:p>
          </table:table-cell>
          <table:table-cell office:value-type="float" office:value="2127176" calcext:value-type="float">
            <text:p>2127176</text:p>
          </table:table-cell>
          <table:table-cell office:value-type="float" office:value="2223586" calcext:value-type="float">
            <text:p>2223586</text:p>
          </table:table-cell>
          <table:table-cell office:value-type="float" office:value="2303970" calcext:value-type="float">
            <text:p>2303970</text:p>
          </table:table-cell>
          <table:table-cell office:value-type="float" office:value="2360044" calcext:value-type="float">
            <text:p>2360044</text:p>
          </table:table-cell>
          <table:table-cell office:value-type="float" office:value="2392232" calcext:value-type="float">
            <text:p>2392232</text:p>
          </table:table-cell>
        </table:table-row>
        <table:table-row table:style-name="ro1">
          <table:table-cell office:value-type="string" calcext:value-type="string">
            <text:p>Libéria</text:p>
          </table:table-cell>
          <table:table-cell office:value-type="string" calcext:value-type="string">
            <text:p>LBR</text:p>
          </table:table-cell>
          <table:table-cell table:number-columns-repeated="30"/>
          <table:table-cell office:value-type="float" office:value="637750" calcext:value-type="float">
            <text:p>637750</text:p>
          </table:table-cell>
          <table:table-cell office:value-type="float" office:value="629991" calcext:value-type="float">
            <text:p>629991</text:p>
          </table:table-cell>
          <table:table-cell office:value-type="float" office:value="627079" calcext:value-type="float">
            <text:p>627079</text:p>
          </table:table-cell>
          <table:table-cell office:value-type="float" office:value="628407" calcext:value-type="float">
            <text:p>628407</text:p>
          </table:table-cell>
          <table:table-cell office:value-type="float" office:value="637989" calcext:value-type="float">
            <text:p>637989</text:p>
          </table:table-cell>
          <table:table-cell office:value-type="float" office:value="658206" calcext:value-type="float">
            <text:p>658206</text:p>
          </table:table-cell>
          <table:table-cell office:value-type="float" office:value="696185" calcext:value-type="float">
            <text:p>696185</text:p>
          </table:table-cell>
          <table:table-cell office:value-type="float" office:value="739864" calcext:value-type="float">
            <text:p>739864</text:p>
          </table:table-cell>
          <table:table-cell office:value-type="float" office:value="798185" calcext:value-type="float">
            <text:p>798185</text:p>
          </table:table-cell>
          <table:table-cell office:value-type="float" office:value="855137" calcext:value-type="float">
            <text:p>855137</text:p>
          </table:table-cell>
          <table:table-cell office:value-type="float" office:value="901754" calcext:value-type="float">
            <text:p>901754</text:p>
          </table:table-cell>
          <table:table-cell office:value-type="float" office:value="934113" calcext:value-type="float">
            <text:p>934113</text:p>
          </table:table-cell>
          <table:table-cell office:value-type="float" office:value="956321" calcext:value-type="float">
            <text:p>956321</text:p>
          </table:table-cell>
          <table:table-cell office:value-type="float" office:value="984040" calcext:value-type="float">
            <text:p>984040</text:p>
          </table:table-cell>
          <table:table-cell office:value-type="float" office:value="1004511" calcext:value-type="float">
            <text:p>1004511</text:p>
          </table:table-cell>
          <table:table-cell office:value-type="float" office:value="1031421" calcext:value-type="float">
            <text:p>1031421</text:p>
          </table:table-cell>
          <table:table-cell office:value-type="float" office:value="1066418" calcext:value-type="float">
            <text:p>1066418</text:p>
          </table:table-cell>
          <table:table-cell office:value-type="float" office:value="1108486" calcext:value-type="float">
            <text:p>1108486</text:p>
          </table:table-cell>
          <table:table-cell office:value-type="float" office:value="1155629" calcext:value-type="float">
            <text:p>1155629</text:p>
          </table:table-cell>
          <table:table-cell office:value-type="float" office:value="1203999" calcext:value-type="float">
            <text:p>1203999</text:p>
          </table:table-cell>
          <table:table-cell office:value-type="float" office:value="1250462" calcext:value-type="float">
            <text:p>1250462</text:p>
          </table:table-cell>
          <table:table-cell office:value-type="float" office:value="1291722" calcext:value-type="float">
            <text:p>1291722</text:p>
          </table:table-cell>
          <table:table-cell office:value-type="float" office:value="1331262" calcext:value-type="float">
            <text:p>1331262</text:p>
          </table:table-cell>
          <table:table-cell office:value-type="float" office:value="1369720" calcext:value-type="float">
            <text:p>1369720</text:p>
          </table:table-cell>
          <table:table-cell office:value-type="float" office:value="1411593" calcext:value-type="float">
            <text:p>1411593</text:p>
          </table:table-cell>
          <table:table-cell office:value-type="float" office:value="1455340" calcext:value-type="float">
            <text:p>1455340</text:p>
          </table:table-cell>
          <table:table-cell office:value-type="float" office:value="1500022" calcext:value-type="float">
            <text:p>1500022</text:p>
          </table:table-cell>
          <table:table-cell office:value-type="float" office:value="1544340" calcext:value-type="float">
            <text:p>1544340</text:p>
          </table:table-cell>
          <table:table-cell office:value-type="float" office:value="1590973" calcext:value-type="float">
            <text:p>1590973</text:p>
          </table:table-cell>
        </table:table-row>
        <table:table-row table:style-name="ro1">
          <table:table-cell office:value-type="string" calcext:value-type="string">
            <text:p>Libye</text:p>
          </table:table-cell>
          <table:table-cell office:value-type="string" calcext:value-type="string">
            <text:p>LBY</text:p>
          </table:table-cell>
          <table:table-cell table:number-columns-repeated="30"/>
          <table:table-cell office:value-type="float" office:value="1188378" calcext:value-type="float">
            <text:p>1188378</text:p>
          </table:table-cell>
          <table:table-cell office:value-type="float" office:value="1228148" calcext:value-type="float">
            <text:p>1228148</text:p>
          </table:table-cell>
          <table:table-cell office:value-type="float" office:value="1279347" calcext:value-type="float">
            <text:p>1279347</text:p>
          </table:table-cell>
          <table:table-cell office:value-type="float" office:value="1334741" calcext:value-type="float">
            <text:p>1334741</text:p>
          </table:table-cell>
          <table:table-cell office:value-type="float" office:value="1388792" calcext:value-type="float">
            <text:p>1388792</text:p>
          </table:table-cell>
          <table:table-cell office:value-type="float" office:value="1449027" calcext:value-type="float">
            <text:p>1449027</text:p>
          </table:table-cell>
          <table:table-cell office:value-type="float" office:value="1498099" calcext:value-type="float">
            <text:p>1498099</text:p>
          </table:table-cell>
          <table:table-cell office:value-type="float" office:value="1547609" calcext:value-type="float">
            <text:p>1547609</text:p>
          </table:table-cell>
          <table:table-cell office:value-type="float" office:value="1597421" calcext:value-type="float">
            <text:p>1597421</text:p>
          </table:table-cell>
          <table:table-cell office:value-type="float" office:value="1649387" calcext:value-type="float">
            <text:p>1649387</text:p>
          </table:table-cell>
          <table:table-cell office:value-type="float" office:value="1703417" calcext:value-type="float">
            <text:p>1703417</text:p>
          </table:table-cell>
          <table:table-cell office:value-type="float" office:value="1761974" calcext:value-type="float">
            <text:p>1761974</text:p>
          </table:table-cell>
          <table:table-cell office:value-type="float" office:value="1824036" calcext:value-type="float">
            <text:p>1824036</text:p>
          </table:table-cell>
          <table:table-cell office:value-type="float" office:value="1880722" calcext:value-type="float">
            <text:p>1880722</text:p>
          </table:table-cell>
          <table:table-cell office:value-type="float" office:value="1942391" calcext:value-type="float">
            <text:p>1942391</text:p>
          </table:table-cell>
          <table:table-cell office:value-type="float" office:value="1997897" calcext:value-type="float">
            <text:p>1997897</text:p>
          </table:table-cell>
          <table:table-cell office:value-type="float" office:value="2048615" calcext:value-type="float">
            <text:p>2048615</text:p>
          </table:table-cell>
          <table:table-cell office:value-type="float" office:value="2096619" calcext:value-type="float">
            <text:p>2096619</text:p>
          </table:table-cell>
          <table:table-cell office:value-type="float" office:value="2143479" calcext:value-type="float">
            <text:p>2143479</text:p>
          </table:table-cell>
          <table:table-cell office:value-type="float" office:value="2188433" calcext:value-type="float">
            <text:p>2188433</text:p>
          </table:table-cell>
          <table:table-cell office:value-type="float" office:value="2223544" calcext:value-type="float">
            <text:p>2223544</text:p>
          </table:table-cell>
          <table:table-cell office:value-type="float" office:value="2316366" calcext:value-type="float">
            <text:p>2316366</text:p>
          </table:table-cell>
          <table:table-cell office:value-type="float" office:value="2276858" calcext:value-type="float">
            <text:p>2276858</text:p>
          </table:table-cell>
          <table:table-cell office:value-type="float" office:value="2324698" calcext:value-type="float">
            <text:p>2324698</text:p>
          </table:table-cell>
          <table:table-cell office:value-type="float" office:value="2380470" calcext:value-type="float">
            <text:p>2380470</text:p>
          </table:table-cell>
          <table:table-cell office:value-type="float" office:value="2403360" calcext:value-type="float">
            <text:p>2403360</text:p>
          </table:table-cell>
          <table:table-cell office:value-type="float" office:value="2442848" calcext:value-type="float">
            <text:p>2442848</text:p>
          </table:table-cell>
          <table:table-cell office:value-type="float" office:value="2461683" calcext:value-type="float">
            <text:p>2461683</text:p>
          </table:table-cell>
          <table:table-cell office:value-type="float" office:value="2507512" calcext:value-type="float">
            <text:p>2507512</text:p>
          </table:table-cell>
        </table:table-row>
        <table:table-row table:style-name="ro1">
          <table:table-cell office:value-type="string" calcext:value-type="string">
            <text:p>Sainte-Lucie</text:p>
          </table:table-cell>
          <table:table-cell office:value-type="string" calcext:value-type="string">
            <text:p>LCA</text:p>
          </table:table-cell>
          <table:table-cell table:number-columns-repeated="30"/>
          <table:table-cell office:value-type="float" office:value="54644" calcext:value-type="float">
            <text:p>54644</text:p>
          </table:table-cell>
          <table:table-cell office:value-type="float" office:value="56038" calcext:value-type="float">
            <text:p>56038</text:p>
          </table:table-cell>
          <table:table-cell office:value-type="float" office:value="57220" calcext:value-type="float">
            <text:p>57220</text:p>
          </table:table-cell>
          <table:table-cell office:value-type="float" office:value="58309" calcext:value-type="float">
            <text:p>58309</text:p>
          </table:table-cell>
          <table:table-cell office:value-type="float" office:value="59378" calcext:value-type="float">
            <text:p>59378</text:p>
          </table:table-cell>
          <table:table-cell office:value-type="float" office:value="60472" calcext:value-type="float">
            <text:p>60472</text:p>
          </table:table-cell>
          <table:table-cell office:value-type="float" office:value="61707" calcext:value-type="float">
            <text:p>61707</text:p>
          </table:table-cell>
          <table:table-cell office:value-type="float" office:value="63069" calcext:value-type="float">
            <text:p>63069</text:p>
          </table:table-cell>
          <table:table-cell office:value-type="float" office:value="64539" calcext:value-type="float">
            <text:p>64539</text:p>
          </table:table-cell>
          <table:table-cell office:value-type="float" office:value="66062" calcext:value-type="float">
            <text:p>66062</text:p>
          </table:table-cell>
          <table:table-cell office:value-type="float" office:value="67611" calcext:value-type="float">
            <text:p>67611</text:p>
          </table:table-cell>
          <table:table-cell office:value-type="float" office:value="69180" calcext:value-type="float">
            <text:p>69180</text:p>
          </table:table-cell>
          <table:table-cell office:value-type="float" office:value="71071" calcext:value-type="float">
            <text:p>71071</text:p>
          </table:table-cell>
          <table:table-cell office:value-type="float" office:value="73210" calcext:value-type="float">
            <text:p>73210</text:p>
          </table:table-cell>
          <table:table-cell office:value-type="float" office:value="75576" calcext:value-type="float">
            <text:p>75576</text:p>
          </table:table-cell>
          <table:table-cell office:value-type="float" office:value="77905" calcext:value-type="float">
            <text:p>77905</text:p>
          </table:table-cell>
          <table:table-cell office:value-type="float" office:value="80473" calcext:value-type="float">
            <text:p>80473</text:p>
          </table:table-cell>
          <table:table-cell office:value-type="float" office:value="82826" calcext:value-type="float">
            <text:p>82826</text:p>
          </table:table-cell>
          <table:table-cell office:value-type="float" office:value="85113" calcext:value-type="float">
            <text:p>85113</text:p>
          </table:table-cell>
          <table:table-cell office:value-type="float" office:value="86972" calcext:value-type="float">
            <text:p>86972</text:p>
          </table:table-cell>
          <table:table-cell office:value-type="float" office:value="88564" calcext:value-type="float">
            <text:p>88564</text:p>
          </table:table-cell>
          <table:table-cell office:value-type="float" office:value="90542" calcext:value-type="float">
            <text:p>90542</text:p>
          </table:table-cell>
          <table:table-cell office:value-type="float" office:value="92192" calcext:value-type="float">
            <text:p>92192</text:p>
          </table:table-cell>
          <table:table-cell office:value-type="float" office:value="93720" calcext:value-type="float">
            <text:p>93720</text:p>
          </table:table-cell>
          <table:table-cell office:value-type="float" office:value="95094" calcext:value-type="float">
            <text:p>95094</text:p>
          </table:table-cell>
          <table:table-cell office:value-type="float" office:value="96505" calcext:value-type="float">
            <text:p>96505</text:p>
          </table:table-cell>
          <table:table-cell office:value-type="float" office:value="97698" calcext:value-type="float">
            <text:p>97698</text:p>
          </table:table-cell>
          <table:table-cell office:value-type="float" office:value="98952" calcext:value-type="float">
            <text:p>98952</text:p>
          </table:table-cell>
          <table:table-cell office:value-type="float" office:value="100078" calcext:value-type="float">
            <text:p>100078</text:p>
          </table:table-cell>
        </table:table-row>
        <table:table-row table:style-name="ro1">
          <table:table-cell office:value-type="string" calcext:value-type="string">
            <text:p>Amérique latine et Caraïbes</text:p>
          </table:table-cell>
          <table:table-cell office:value-type="string" calcext:value-type="string">
            <text:p>LCN</text:p>
          </table:table-cell>
          <table:table-cell table:number-columns-repeated="30"/>
          <table:table-cell office:value-type="float" office:value="171232000" calcext:value-type="float">
            <text:p>171232000</text:p>
          </table:table-cell>
          <table:table-cell office:value-type="float" office:value="176193918" calcext:value-type="float">
            <text:p>176193918</text:p>
          </table:table-cell>
          <table:table-cell office:value-type="float" office:value="181623826" calcext:value-type="float">
            <text:p>181623826</text:p>
          </table:table-cell>
          <table:table-cell office:value-type="float" office:value="187102657" calcext:value-type="float">
            <text:p>187102657</text:p>
          </table:table-cell>
          <table:table-cell office:value-type="float" office:value="192233008" calcext:value-type="float">
            <text:p>192233008</text:p>
          </table:table-cell>
          <table:table-cell office:value-type="float" office:value="197438784" calcext:value-type="float">
            <text:p>197438784</text:p>
          </table:table-cell>
          <table:table-cell office:value-type="float" office:value="200899375" calcext:value-type="float">
            <text:p>200899375</text:p>
          </table:table-cell>
          <table:table-cell office:value-type="float" office:value="207802441" calcext:value-type="float">
            <text:p>207802441</text:p>
          </table:table-cell>
          <table:table-cell office:value-type="float" office:value="213209015" calcext:value-type="float">
            <text:p>213209015</text:p>
          </table:table-cell>
          <table:table-cell office:value-type="float" office:value="218146333" calcext:value-type="float">
            <text:p>218146333</text:p>
          </table:table-cell>
          <table:table-cell office:value-type="float" office:value="222654776" calcext:value-type="float">
            <text:p>222654776</text:p>
          </table:table-cell>
          <table:table-cell office:value-type="float" office:value="227733057" calcext:value-type="float">
            <text:p>227733057</text:p>
          </table:table-cell>
          <table:table-cell office:value-type="float" office:value="233395798" calcext:value-type="float">
            <text:p>233395798</text:p>
          </table:table-cell>
          <table:table-cell office:value-type="float" office:value="238116935" calcext:value-type="float">
            <text:p>238116935</text:p>
          </table:table-cell>
          <table:table-cell office:value-type="float" office:value="245224429" calcext:value-type="float">
            <text:p>245224429</text:p>
          </table:table-cell>
          <table:table-cell office:value-type="float" office:value="250595091" calcext:value-type="float">
            <text:p>250595091</text:p>
          </table:table-cell>
          <table:table-cell office:value-type="float" office:value="256047891" calcext:value-type="float">
            <text:p>256047891</text:p>
          </table:table-cell>
          <table:table-cell office:value-type="float" office:value="260333002" calcext:value-type="float">
            <text:p>260333002</text:p>
          </table:table-cell>
          <table:table-cell office:value-type="float" office:value="265217128" calcext:value-type="float">
            <text:p>265217128</text:p>
          </table:table-cell>
          <table:table-cell office:value-type="float" office:value="271128445" calcext:value-type="float">
            <text:p>271128445</text:p>
          </table:table-cell>
          <table:table-cell office:value-type="float" office:value="274081359" calcext:value-type="float">
            <text:p>274081359</text:p>
          </table:table-cell>
          <table:table-cell office:value-type="float" office:value="277411076" calcext:value-type="float">
            <text:p>277411076</text:p>
          </table:table-cell>
          <table:table-cell office:value-type="float" office:value="284466765" calcext:value-type="float">
            <text:p>284466765</text:p>
          </table:table-cell>
          <table:table-cell office:value-type="float" office:value="288138142" calcext:value-type="float">
            <text:p>288138142</text:p>
          </table:table-cell>
          <table:table-cell office:value-type="float" office:value="291608806" calcext:value-type="float">
            <text:p>291608806</text:p>
          </table:table-cell>
          <table:table-cell office:value-type="float" office:value="296488255" calcext:value-type="float">
            <text:p>296488255</text:p>
          </table:table-cell>
          <table:table-cell office:value-type="float" office:value="300680668" calcext:value-type="float">
            <text:p>300680668</text:p>
          </table:table-cell>
          <table:table-cell office:value-type="float" office:value="305667202" calcext:value-type="float">
            <text:p>305667202</text:p>
          </table:table-cell>
          <table:table-cell office:value-type="float" office:value="309900772" calcext:value-type="float">
            <text:p>309900772</text:p>
          </table:table-cell>
        </table:table-row>
        <table:table-row table:style-name="ro1">
          <table:table-cell office:value-type="string" calcext:value-type="string">
            <text:p>Pays les moins avancés : classement de l’ONU</text:p>
          </table:table-cell>
          <table:table-cell office:value-type="string" calcext:value-type="string">
            <text:p>LDC</text:p>
          </table:table-cell>
          <table:table-cell table:number-columns-repeated="30"/>
          <table:table-cell office:value-type="float" office:value="196321679" calcext:value-type="float">
            <text:p>196321679</text:p>
          </table:table-cell>
          <table:table-cell office:value-type="float" office:value="201942773" calcext:value-type="float">
            <text:p>201942773</text:p>
          </table:table-cell>
          <table:table-cell office:value-type="float" office:value="207801890" calcext:value-type="float">
            <text:p>207801890</text:p>
          </table:table-cell>
          <table:table-cell office:value-type="float" office:value="213986611" calcext:value-type="float">
            <text:p>213986611</text:p>
          </table:table-cell>
          <table:table-cell office:value-type="float" office:value="220397698" calcext:value-type="float">
            <text:p>220397698</text:p>
          </table:table-cell>
          <table:table-cell office:value-type="float" office:value="227209819" calcext:value-type="float">
            <text:p>227209819</text:p>
          </table:table-cell>
          <table:table-cell office:value-type="float" office:value="233429871" calcext:value-type="float">
            <text:p>233429871</text:p>
          </table:table-cell>
          <table:table-cell office:value-type="float" office:value="239886349" calcext:value-type="float">
            <text:p>239886349</text:p>
          </table:table-cell>
          <table:table-cell office:value-type="float" office:value="246680152" calcext:value-type="float">
            <text:p>246680152</text:p>
          </table:table-cell>
          <table:table-cell office:value-type="float" office:value="253708376" calcext:value-type="float">
            <text:p>253708376</text:p>
          </table:table-cell>
          <table:table-cell office:value-type="float" office:value="260729096" calcext:value-type="float">
            <text:p>260729096</text:p>
          </table:table-cell>
          <table:table-cell office:value-type="float" office:value="268064836" calcext:value-type="float">
            <text:p>268064836</text:p>
          </table:table-cell>
          <table:table-cell office:value-type="float" office:value="275386589" calcext:value-type="float">
            <text:p>275386589</text:p>
          </table:table-cell>
          <table:table-cell office:value-type="float" office:value="282906736" calcext:value-type="float">
            <text:p>282906736</text:p>
          </table:table-cell>
          <table:table-cell office:value-type="float" office:value="290556465" calcext:value-type="float">
            <text:p>290556465</text:p>
          </table:table-cell>
          <table:table-cell office:value-type="float" office:value="298453734" calcext:value-type="float">
            <text:p>298453734</text:p>
          </table:table-cell>
          <table:table-cell office:value-type="float" office:value="305460136" calcext:value-type="float">
            <text:p>305460136</text:p>
          </table:table-cell>
          <table:table-cell office:value-type="float" office:value="312461280" calcext:value-type="float">
            <text:p>312461280</text:p>
          </table:table-cell>
          <table:table-cell office:value-type="float" office:value="319668612" calcext:value-type="float">
            <text:p>319668612</text:p>
          </table:table-cell>
          <table:table-cell office:value-type="float" office:value="327163300" calcext:value-type="float">
            <text:p>327163300</text:p>
          </table:table-cell>
          <table:table-cell office:value-type="float" office:value="334974967" calcext:value-type="float">
            <text:p>334974967</text:p>
          </table:table-cell>
          <table:table-cell office:value-type="float" office:value="342892850" calcext:value-type="float">
            <text:p>342892850</text:p>
          </table:table-cell>
          <table:table-cell office:value-type="float" office:value="351161882" calcext:value-type="float">
            <text:p>351161882</text:p>
          </table:table-cell>
          <table:table-cell office:value-type="float" office:value="360236736" calcext:value-type="float">
            <text:p>360236736</text:p>
          </table:table-cell>
          <table:table-cell office:value-type="float" office:value="369592330" calcext:value-type="float">
            <text:p>369592330</text:p>
          </table:table-cell>
          <table:table-cell office:value-type="float" office:value="379845978" calcext:value-type="float">
            <text:p>379845978</text:p>
          </table:table-cell>
          <table:table-cell office:value-type="float" office:value="390198224" calcext:value-type="float">
            <text:p>390198224</text:p>
          </table:table-cell>
          <table:table-cell office:value-type="float" office:value="403499424" calcext:value-type="float">
            <text:p>403499424</text:p>
          </table:table-cell>
          <table:table-cell office:value-type="float" office:value="415100425" calcext:value-type="float">
            <text:p>415100425</text:p>
          </table:table-cell>
        </table:table-row>
        <table:table-row table:style-name="ro1">
          <table:table-cell office:value-type="string" calcext:value-type="string">
            <text:p>Faible revenu</text:p>
          </table:table-cell>
          <table:table-cell office:value-type="string" calcext:value-type="string">
            <text:p>LIC</text:p>
          </table:table-cell>
          <table:table-cell table:number-columns-repeated="30"/>
          <table:table-cell office:value-type="float" office:value="136466455" calcext:value-type="float">
            <text:p>136466455</text:p>
          </table:table-cell>
          <table:table-cell office:value-type="float" office:value="140252709" calcext:value-type="float">
            <text:p>140252709</text:p>
          </table:table-cell>
          <table:table-cell office:value-type="float" office:value="144263267" calcext:value-type="float">
            <text:p>144263267</text:p>
          </table:table-cell>
          <table:table-cell office:value-type="float" office:value="148488981" calcext:value-type="float">
            <text:p>148488981</text:p>
          </table:table-cell>
          <table:table-cell office:value-type="float" office:value="152857774" calcext:value-type="float">
            <text:p>152857774</text:p>
          </table:table-cell>
          <table:table-cell office:value-type="float" office:value="157502903" calcext:value-type="float">
            <text:p>157502903</text:p>
          </table:table-cell>
          <table:table-cell office:value-type="float" office:value="161561421" calcext:value-type="float">
            <text:p>161561421</text:p>
          </table:table-cell>
          <table:table-cell office:value-type="float" office:value="165781916" calcext:value-type="float">
            <text:p>165781916</text:p>
          </table:table-cell>
          <table:table-cell office:value-type="float" office:value="170239779" calcext:value-type="float">
            <text:p>170239779</text:p>
          </table:table-cell>
          <table:table-cell office:value-type="float" office:value="175026111" calcext:value-type="float">
            <text:p>175026111</text:p>
          </table:table-cell>
          <table:table-cell office:value-type="float" office:value="179906680" calcext:value-type="float">
            <text:p>179906680</text:p>
          </table:table-cell>
          <table:table-cell office:value-type="float" office:value="184809695" calcext:value-type="float">
            <text:p>184809695</text:p>
          </table:table-cell>
          <table:table-cell office:value-type="float" office:value="190068124" calcext:value-type="float">
            <text:p>190068124</text:p>
          </table:table-cell>
          <table:table-cell office:value-type="float" office:value="195591477" calcext:value-type="float">
            <text:p>195591477</text:p>
          </table:table-cell>
          <table:table-cell office:value-type="float" office:value="201266907" calcext:value-type="float">
            <text:p>201266907</text:p>
          </table:table-cell>
          <table:table-cell office:value-type="float" office:value="207075884" calcext:value-type="float">
            <text:p>207075884</text:p>
          </table:table-cell>
          <table:table-cell office:value-type="float" office:value="212366762" calcext:value-type="float">
            <text:p>212366762</text:p>
          </table:table-cell>
          <table:table-cell office:value-type="float" office:value="217692042" calcext:value-type="float">
            <text:p>217692042</text:p>
          </table:table-cell>
          <table:table-cell office:value-type="float" office:value="223321635" calcext:value-type="float">
            <text:p>223321635</text:p>
          </table:table-cell>
          <table:table-cell office:value-type="float" office:value="228934135" calcext:value-type="float">
            <text:p>228934135</text:p>
          </table:table-cell>
          <table:table-cell office:value-type="float" office:value="234869141" calcext:value-type="float">
            <text:p>234869141</text:p>
          </table:table-cell>
          <table:table-cell office:value-type="float" office:value="240647115" calcext:value-type="float">
            <text:p>240647115</text:p>
          </table:table-cell>
          <table:table-cell office:value-type="float" office:value="246623630" calcext:value-type="float">
            <text:p>246623630</text:p>
          </table:table-cell>
          <table:table-cell office:value-type="float" office:value="253197920" calcext:value-type="float">
            <text:p>253197920</text:p>
          </table:table-cell>
          <table:table-cell office:value-type="float" office:value="259992821" calcext:value-type="float">
            <text:p>259992821</text:p>
          </table:table-cell>
          <table:table-cell office:value-type="float" office:value="267650062" calcext:value-type="float">
            <text:p>267650062</text:p>
          </table:table-cell>
          <table:table-cell office:value-type="float" office:value="275859368" calcext:value-type="float">
            <text:p>275859368</text:p>
          </table:table-cell>
          <table:table-cell office:value-type="float" office:value="284382885" calcext:value-type="float">
            <text:p>284382885</text:p>
          </table:table-cell>
          <table:table-cell office:value-type="float" office:value="293179035" calcext:value-type="float">
            <text:p>293179035</text:p>
          </table:table-cell>
        </table:table-row>
        <table:table-row table:style-name="ro1">
          <table:table-cell office:value-type="string" calcext:value-type="string">
            <text:p>Liechtenstein</text:p>
          </table:table-cell>
          <table:table-cell office:value-type="string" calcext:value-type="string">
            <text:p>LI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i Lanka</text:p>
          </table:table-cell>
          <table:table-cell office:value-type="string" calcext:value-type="string">
            <text:p>LKA</text:p>
          </table:table-cell>
          <table:table-cell table:number-columns-repeated="30"/>
          <table:table-cell office:value-type="float" office:value="7353927" calcext:value-type="float">
            <text:p>7353927</text:p>
          </table:table-cell>
          <table:table-cell office:value-type="float" office:value="7197081" calcext:value-type="float">
            <text:p>7197081</text:p>
          </table:table-cell>
          <table:table-cell office:value-type="float" office:value="7018310" calcext:value-type="float">
            <text:p>7018310</text:p>
          </table:table-cell>
          <table:table-cell office:value-type="float" office:value="7157604" calcext:value-type="float">
            <text:p>7157604</text:p>
          </table:table-cell>
          <table:table-cell office:value-type="float" office:value="7297784" calcext:value-type="float">
            <text:p>7297784</text:p>
          </table:table-cell>
          <table:table-cell office:value-type="float" office:value="7153546" calcext:value-type="float">
            <text:p>7153546</text:p>
          </table:table-cell>
          <table:table-cell office:value-type="float" office:value="7276802" calcext:value-type="float">
            <text:p>7276802</text:p>
          </table:table-cell>
          <table:table-cell office:value-type="float" office:value="7399338" calcext:value-type="float">
            <text:p>7399338</text:p>
          </table:table-cell>
          <table:table-cell office:value-type="float" office:value="7975851" calcext:value-type="float">
            <text:p>7975851</text:p>
          </table:table-cell>
          <table:table-cell office:value-type="float" office:value="7861810" calcext:value-type="float">
            <text:p>7861810</text:p>
          </table:table-cell>
          <table:table-cell office:value-type="float" office:value="7828927" calcext:value-type="float">
            <text:p>7828927</text:p>
          </table:table-cell>
          <table:table-cell office:value-type="float" office:value="7907705" calcext:value-type="float">
            <text:p>7907705</text:p>
          </table:table-cell>
          <table:table-cell office:value-type="float" office:value="7985681" calcext:value-type="float">
            <text:p>7985681</text:p>
          </table:table-cell>
          <table:table-cell office:value-type="float" office:value="8060162" calcext:value-type="float">
            <text:p>8060162</text:p>
          </table:table-cell>
          <table:table-cell office:value-type="float" office:value="8129521" calcext:value-type="float">
            <text:p>8129521</text:p>
          </table:table-cell>
          <table:table-cell office:value-type="float" office:value="8192167" calcext:value-type="float">
            <text:p>8192167</text:p>
          </table:table-cell>
          <table:table-cell office:value-type="float" office:value="8243828" calcext:value-type="float">
            <text:p>8243828</text:p>
          </table:table-cell>
          <table:table-cell office:value-type="float" office:value="8290945" calcext:value-type="float">
            <text:p>8290945</text:p>
          </table:table-cell>
          <table:table-cell office:value-type="float" office:value="8332859" calcext:value-type="float">
            <text:p>8332859</text:p>
          </table:table-cell>
          <table:table-cell office:value-type="float" office:value="8368830" calcext:value-type="float">
            <text:p>8368830</text:p>
          </table:table-cell>
          <table:table-cell office:value-type="float" office:value="8274081" calcext:value-type="float">
            <text:p>8274081</text:p>
          </table:table-cell>
          <table:table-cell office:value-type="float" office:value="8290182" calcext:value-type="float">
            <text:p>8290182</text:p>
          </table:table-cell>
          <table:table-cell office:value-type="float" office:value="8172944" calcext:value-type="float">
            <text:p>8172944</text:p>
          </table:table-cell>
          <table:table-cell office:value-type="float" office:value="8491768" calcext:value-type="float">
            <text:p>8491768</text:p>
          </table:table-cell>
          <table:table-cell office:value-type="float" office:value="8436982" calcext:value-type="float">
            <text:p>8436982</text:p>
          </table:table-cell>
          <table:table-cell office:value-type="float" office:value="8444292" calcext:value-type="float">
            <text:p>8444292</text:p>
          </table:table-cell>
          <table:table-cell office:value-type="float" office:value="8486042" calcext:value-type="float">
            <text:p>8486042</text:p>
          </table:table-cell>
          <table:table-cell office:value-type="float" office:value="8541773" calcext:value-type="float">
            <text:p>8541773</text:p>
          </table:table-cell>
          <table:table-cell office:value-type="float" office:value="8622275" calcext:value-type="float">
            <text:p>8622275</text:p>
          </table:table-cell>
        </table:table-row>
        <table:table-row table:style-name="ro1">
          <table:table-cell office:value-type="string" calcext:value-type="string">
            <text:p>Revenu intermédiaire, tranche inférieure</text:p>
          </table:table-cell>
          <table:table-cell office:value-type="string" calcext:value-type="string">
            <text:p>LMC</text:p>
          </table:table-cell>
          <table:table-cell table:number-columns-repeated="30"/>
          <table:table-cell office:value-type="float" office:value="685672391" calcext:value-type="float">
            <text:p>685672391</text:p>
          </table:table-cell>
          <table:table-cell office:value-type="float" office:value="703597283" calcext:value-type="float">
            <text:p>703597283</text:p>
          </table:table-cell>
          <table:table-cell office:value-type="float" office:value="722116805" calcext:value-type="float">
            <text:p>722116805</text:p>
          </table:table-cell>
          <table:table-cell office:value-type="float" office:value="740084341" calcext:value-type="float">
            <text:p>740084341</text:p>
          </table:table-cell>
          <table:table-cell office:value-type="float" office:value="759676963" calcext:value-type="float">
            <text:p>759676963</text:p>
          </table:table-cell>
          <table:table-cell office:value-type="float" office:value="776957163" calcext:value-type="float">
            <text:p>776957163</text:p>
          </table:table-cell>
          <table:table-cell office:value-type="float" office:value="794680823" calcext:value-type="float">
            <text:p>794680823</text:p>
          </table:table-cell>
          <table:table-cell office:value-type="float" office:value="813312380" calcext:value-type="float">
            <text:p>813312380</text:p>
          </table:table-cell>
          <table:table-cell office:value-type="float" office:value="833034329" calcext:value-type="float">
            <text:p>833034329</text:p>
          </table:table-cell>
          <table:table-cell office:value-type="float" office:value="853888431" calcext:value-type="float">
            <text:p>853888431</text:p>
          </table:table-cell>
          <table:table-cell office:value-type="float" office:value="872925154" calcext:value-type="float">
            <text:p>872925154</text:p>
          </table:table-cell>
          <table:table-cell office:value-type="float" office:value="891705963" calcext:value-type="float">
            <text:p>891705963</text:p>
          </table:table-cell>
          <table:table-cell office:value-type="float" office:value="910279485" calcext:value-type="float">
            <text:p>910279485</text:p>
          </table:table-cell>
          <table:table-cell office:value-type="float" office:value="931195786" calcext:value-type="float">
            <text:p>931195786</text:p>
          </table:table-cell>
          <table:table-cell office:value-type="float" office:value="953427430" calcext:value-type="float">
            <text:p>953427430</text:p>
          </table:table-cell>
          <table:table-cell office:value-type="float" office:value="973362213" calcext:value-type="float">
            <text:p>973362213</text:p>
          </table:table-cell>
          <table:table-cell office:value-type="float" office:value="986061694" calcext:value-type="float">
            <text:p>986061694</text:p>
          </table:table-cell>
          <table:table-cell office:value-type="float" office:value="1002939842" calcext:value-type="float">
            <text:p>1002939842</text:p>
          </table:table-cell>
          <table:table-cell office:value-type="float" office:value="1016263729" calcext:value-type="float">
            <text:p>1016263729</text:p>
          </table:table-cell>
          <table:table-cell office:value-type="float" office:value="1030412514" calcext:value-type="float">
            <text:p>1030412514</text:p>
          </table:table-cell>
          <table:table-cell office:value-type="float" office:value="1045436112" calcext:value-type="float">
            <text:p>1045436112</text:p>
          </table:table-cell>
          <table:table-cell office:value-type="float" office:value="1058690508" calcext:value-type="float">
            <text:p>1058690508</text:p>
          </table:table-cell>
          <table:table-cell office:value-type="float" office:value="1072266085" calcext:value-type="float">
            <text:p>1072266085</text:p>
          </table:table-cell>
          <table:table-cell office:value-type="float" office:value="1093538590" calcext:value-type="float">
            <text:p>1093538590</text:p>
          </table:table-cell>
          <table:table-cell office:value-type="float" office:value="1113969786" calcext:value-type="float">
            <text:p>1113969786</text:p>
          </table:table-cell>
          <table:table-cell office:value-type="float" office:value="1133869551" calcext:value-type="float">
            <text:p>1133869551</text:p>
          </table:table-cell>
          <table:table-cell office:value-type="float" office:value="1152391604" calcext:value-type="float">
            <text:p>1152391604</text:p>
          </table:table-cell>
          <table:table-cell office:value-type="float" office:value="1174250209" calcext:value-type="float">
            <text:p>1174250209</text:p>
          </table:table-cell>
          <table:table-cell office:value-type="float" office:value="1194356053" calcext:value-type="float">
            <text:p>1194356053</text:p>
          </table:table-cell>
        </table:table-row>
        <table:table-row table:style-name="ro1">
          <table:table-cell office:value-type="string" calcext:value-type="string">
            <text:p>Revenu faible et intermédiaire</text:p>
          </table:table-cell>
          <table:table-cell office:value-type="string" calcext:value-type="string">
            <text:p>LMY</text:p>
          </table:table-cell>
          <table:table-cell table:number-columns-repeated="30"/>
          <table:table-cell office:value-type="float" office:value="1840903786" calcext:value-type="float">
            <text:p>1840903786</text:p>
          </table:table-cell>
          <table:table-cell office:value-type="float" office:value="1877754129" calcext:value-type="float">
            <text:p>1877754129</text:p>
          </table:table-cell>
          <table:table-cell office:value-type="float" office:value="1918063479" calcext:value-type="float">
            <text:p>1918063479</text:p>
          </table:table-cell>
          <table:table-cell office:value-type="float" office:value="1956502405" calcext:value-type="float">
            <text:p>1956502405</text:p>
          </table:table-cell>
          <table:table-cell office:value-type="float" office:value="1997645160" calcext:value-type="float">
            <text:p>1997645160</text:p>
          </table:table-cell>
          <table:table-cell office:value-type="float" office:value="2034910670" calcext:value-type="float">
            <text:p>2034910670</text:p>
          </table:table-cell>
          <table:table-cell office:value-type="float" office:value="2073661551" calcext:value-type="float">
            <text:p>2073661551</text:p>
          </table:table-cell>
          <table:table-cell office:value-type="float" office:value="2112243838" calcext:value-type="float">
            <text:p>2112243838</text:p>
          </table:table-cell>
          <table:table-cell office:value-type="float" office:value="2149486905" calcext:value-type="float">
            <text:p>2149486905</text:p>
          </table:table-cell>
          <table:table-cell office:value-type="float" office:value="2192749833" calcext:value-type="float">
            <text:p>2192749833</text:p>
          </table:table-cell>
          <table:table-cell office:value-type="float" office:value="2231932085" calcext:value-type="float">
            <text:p>2231932085</text:p>
          </table:table-cell>
          <table:table-cell office:value-type="float" office:value="2266248697" calcext:value-type="float">
            <text:p>2266248697</text:p>
          </table:table-cell>
          <table:table-cell office:value-type="float" office:value="2304452874" calcext:value-type="float">
            <text:p>2304452874</text:p>
          </table:table-cell>
          <table:table-cell office:value-type="float" office:value="2344123484" calcext:value-type="float">
            <text:p>2344123484</text:p>
          </table:table-cell>
          <table:table-cell office:value-type="float" office:value="2388169362" calcext:value-type="float">
            <text:p>2388169362</text:p>
          </table:table-cell>
          <table:table-cell office:value-type="float" office:value="2427765184" calcext:value-type="float">
            <text:p>2427765184</text:p>
          </table:table-cell>
          <table:table-cell office:value-type="float" office:value="2457158130" calcext:value-type="float">
            <text:p>2457158130</text:p>
          </table:table-cell>
          <table:table-cell office:value-type="float" office:value="2489122764" calcext:value-type="float">
            <text:p>2489122764</text:p>
          </table:table-cell>
          <table:table-cell office:value-type="float" office:value="2516462350" calcext:value-type="float">
            <text:p>2516462350</text:p>
          </table:table-cell>
          <table:table-cell office:value-type="float" office:value="2545294796" calcext:value-type="float">
            <text:p>2545294796</text:p>
          </table:table-cell>
          <table:table-cell office:value-type="float" office:value="2570741233" calcext:value-type="float">
            <text:p>2570741233</text:p>
          </table:table-cell>
          <table:table-cell office:value-type="float" office:value="2599830311" calcext:value-type="float">
            <text:p>2599830311</text:p>
          </table:table-cell>
          <table:table-cell office:value-type="float" office:value="2631861795" calcext:value-type="float">
            <text:p>2631861795</text:p>
          </table:table-cell>
          <table:table-cell office:value-type="float" office:value="2668158920" calcext:value-type="float">
            <text:p>2668158920</text:p>
          </table:table-cell>
          <table:table-cell office:value-type="float" office:value="2702361521" calcext:value-type="float">
            <text:p>2702361521</text:p>
          </table:table-cell>
          <table:table-cell office:value-type="float" office:value="2739970545" calcext:value-type="float">
            <text:p>2739970545</text:p>
          </table:table-cell>
          <table:table-cell office:value-type="float" office:value="2774315492" calcext:value-type="float">
            <text:p>2774315492</text:p>
          </table:table-cell>
          <table:table-cell office:value-type="float" office:value="2813110644" calcext:value-type="float">
            <text:p>2813110644</text:p>
          </table:table-cell>
          <table:table-cell office:value-type="float" office:value="2845572268" calcext:value-type="float">
            <text:p>2845572268</text:p>
          </table:table-cell>
        </table:table-row>
        <table:table-row table:style-name="ro1">
          <table:table-cell office:value-type="string" calcext:value-type="string">
            <text:p>Lesotho</text:p>
          </table:table-cell>
          <table:table-cell office:value-type="string" calcext:value-type="string">
            <text:p>LSO</text:p>
          </table:table-cell>
          <table:table-cell table:number-columns-repeated="30"/>
          <table:table-cell office:value-type="float" office:value="696260" calcext:value-type="float">
            <text:p>696260</text:p>
          </table:table-cell>
          <table:table-cell office:value-type="float" office:value="718000" calcext:value-type="float">
            <text:p>718000</text:p>
          </table:table-cell>
          <table:table-cell office:value-type="float" office:value="740768" calcext:value-type="float">
            <text:p>740768</text:p>
          </table:table-cell>
          <table:table-cell office:value-type="float" office:value="764698" calcext:value-type="float">
            <text:p>764698</text:p>
          </table:table-cell>
          <table:table-cell office:value-type="float" office:value="789006" calcext:value-type="float">
            <text:p>789006</text:p>
          </table:table-cell>
          <table:table-cell office:value-type="float" office:value="813453" calcext:value-type="float">
            <text:p>813453</text:p>
          </table:table-cell>
          <table:table-cell office:value-type="float" office:value="834742" calcext:value-type="float">
            <text:p>834742</text:p>
          </table:table-cell>
          <table:table-cell office:value-type="float" office:value="855515" calcext:value-type="float">
            <text:p>855515</text:p>
          </table:table-cell>
          <table:table-cell office:value-type="float" office:value="874869" calcext:value-type="float">
            <text:p>874869</text:p>
          </table:table-cell>
          <table:table-cell office:value-type="float" office:value="891578" calcext:value-type="float">
            <text:p>891578</text:p>
          </table:table-cell>
          <table:table-cell office:value-type="float" office:value="897608" calcext:value-type="float">
            <text:p>897608</text:p>
          </table:table-cell>
          <table:table-cell office:value-type="float" office:value="899280" calcext:value-type="float">
            <text:p>899280</text:p>
          </table:table-cell>
          <table:table-cell office:value-type="float" office:value="896685" calcext:value-type="float">
            <text:p>896685</text:p>
          </table:table-cell>
          <table:table-cell office:value-type="float" office:value="891717" calcext:value-type="float">
            <text:p>891717</text:p>
          </table:table-cell>
          <table:table-cell office:value-type="float" office:value="886569" calcext:value-type="float">
            <text:p>886569</text:p>
          </table:table-cell>
          <table:table-cell office:value-type="float" office:value="882524" calcext:value-type="float">
            <text:p>882524</text:p>
          </table:table-cell>
          <table:table-cell office:value-type="float" office:value="878045" calcext:value-type="float">
            <text:p>878045</text:p>
          </table:table-cell>
          <table:table-cell office:value-type="float" office:value="876179" calcext:value-type="float">
            <text:p>876179</text:p>
          </table:table-cell>
          <table:table-cell office:value-type="float" office:value="876345" calcext:value-type="float">
            <text:p>876345</text:p>
          </table:table-cell>
          <table:table-cell office:value-type="float" office:value="877509" calcext:value-type="float">
            <text:p>877509</text:p>
          </table:table-cell>
          <table:table-cell office:value-type="float" office:value="879133" calcext:value-type="float">
            <text:p>879133</text:p>
          </table:table-cell>
          <table:table-cell office:value-type="float" office:value="879425" calcext:value-type="float">
            <text:p>879425</text:p>
          </table:table-cell>
          <table:table-cell office:value-type="float" office:value="881034" calcext:value-type="float">
            <text:p>881034</text:p>
          </table:table-cell>
          <table:table-cell office:value-type="float" office:value="884327" calcext:value-type="float">
            <text:p>884327</text:p>
          </table:table-cell>
          <table:table-cell office:value-type="float" office:value="896497" calcext:value-type="float">
            <text:p>896497</text:p>
          </table:table-cell>
          <table:table-cell office:value-type="float" office:value="910554" calcext:value-type="float">
            <text:p>910554</text:p>
          </table:table-cell>
          <table:table-cell office:value-type="float" office:value="922866" calcext:value-type="float">
            <text:p>922866</text:p>
          </table:table-cell>
          <table:table-cell office:value-type="float" office:value="936629" calcext:value-type="float">
            <text:p>936629</text:p>
          </table:table-cell>
          <table:table-cell office:value-type="float" office:value="949865" calcext:value-type="float">
            <text:p>949865</text:p>
          </table:table-cell>
        </table:table-row>
        <table:table-row table:style-name="ro1">
          <table:table-cell office:value-type="string" calcext:value-type="string">
            <text:p>de dividende tardif démographique</text:p>
          </table:table-cell>
          <table:table-cell office:value-type="string" calcext:value-type="string">
            <text:p>LTE</text:p>
          </table:table-cell>
          <table:table-cell table:number-columns-repeated="30"/>
          <table:table-cell office:value-type="float" office:value="967220604" calcext:value-type="float">
            <text:p>967220604</text:p>
          </table:table-cell>
          <table:table-cell office:value-type="float" office:value="980594861" calcext:value-type="float">
            <text:p>980594861</text:p>
          </table:table-cell>
          <table:table-cell office:value-type="float" office:value="995262669" calcext:value-type="float">
            <text:p>995262669</text:p>
          </table:table-cell>
          <table:table-cell office:value-type="float" office:value="1010144723" calcext:value-type="float">
            <text:p>1010144723</text:p>
          </table:table-cell>
          <table:table-cell office:value-type="float" office:value="1023793984" calcext:value-type="float">
            <text:p>1023793984</text:p>
          </table:table-cell>
          <table:table-cell office:value-type="float" office:value="1037727964" calcext:value-type="float">
            <text:p>1037727964</text:p>
          </table:table-cell>
          <table:table-cell office:value-type="float" office:value="1052127697" calcext:value-type="float">
            <text:p>1052127697</text:p>
          </table:table-cell>
          <table:table-cell office:value-type="float" office:value="1064644872" calcext:value-type="float">
            <text:p>1064644872</text:p>
          </table:table-cell>
          <table:table-cell office:value-type="float" office:value="1075011314" calcext:value-type="float">
            <text:p>1075011314</text:p>
          </table:table-cell>
          <table:table-cell office:value-type="float" office:value="1090629065" calcext:value-type="float">
            <text:p>1090629065</text:p>
          </table:table-cell>
          <table:table-cell office:value-type="float" office:value="1104997861" calcext:value-type="float">
            <text:p>1104997861</text:p>
          </table:table-cell>
          <table:table-cell office:value-type="float" office:value="1113220938" calcext:value-type="float">
            <text:p>1113220938</text:p>
          </table:table-cell>
          <table:table-cell office:value-type="float" office:value="1124686569" calcext:value-type="float">
            <text:p>1124686569</text:p>
          </table:table-cell>
          <table:table-cell office:value-type="float" office:value="1136789090" calcext:value-type="float">
            <text:p>1136789090</text:p>
          </table:table-cell>
          <table:table-cell office:value-type="float" office:value="1149523146" calcext:value-type="float">
            <text:p>1149523146</text:p>
          </table:table-cell>
          <table:table-cell office:value-type="float" office:value="1161067673" calcext:value-type="float">
            <text:p>1161067673</text:p>
          </table:table-cell>
          <table:table-cell office:value-type="float" office:value="1169883146" calcext:value-type="float">
            <text:p>1169883146</text:p>
          </table:table-cell>
          <table:table-cell office:value-type="float" office:value="1178788865" calcext:value-type="float">
            <text:p>1178788865</text:p>
          </table:table-cell>
          <table:table-cell office:value-type="float" office:value="1187051849" calcext:value-type="float">
            <text:p>1187051849</text:p>
          </table:table-cell>
          <table:table-cell office:value-type="float" office:value="1194915223" calcext:value-type="float">
            <text:p>1194915223</text:p>
          </table:table-cell>
          <table:table-cell office:value-type="float" office:value="1199121291" calcext:value-type="float">
            <text:p>1199121291</text:p>
          </table:table-cell>
          <table:table-cell office:value-type="float" office:value="1206990217" calcext:value-type="float">
            <text:p>1206990217</text:p>
          </table:table-cell>
          <table:table-cell office:value-type="float" office:value="1216268030" calcext:value-type="float">
            <text:p>1216268030</text:p>
          </table:table-cell>
          <table:table-cell office:value-type="float" office:value="1222761452" calcext:value-type="float">
            <text:p>1222761452</text:p>
          </table:table-cell>
          <table:table-cell office:value-type="float" office:value="1228576543" calcext:value-type="float">
            <text:p>1228576543</text:p>
          </table:table-cell>
          <table:table-cell office:value-type="float" office:value="1234027018" calcext:value-type="float">
            <text:p>1234027018</text:p>
          </table:table-cell>
          <table:table-cell office:value-type="float" office:value="1237155002" calcext:value-type="float">
            <text:p>1237155002</text:p>
          </table:table-cell>
          <table:table-cell office:value-type="float" office:value="1241815660" calcext:value-type="float">
            <text:p>1241815660</text:p>
          </table:table-cell>
          <table:table-cell office:value-type="float" office:value="1242791856" calcext:value-type="float">
            <text:p>1242791856</text:p>
          </table:table-cell>
        </table:table-row>
        <table:table-row table:style-name="ro1">
          <table:table-cell office:value-type="string" calcext:value-type="string">
            <text:p>Lituanie</text:p>
          </table:table-cell>
          <table:table-cell office:value-type="string" calcext:value-type="string">
            <text:p>LTU</text:p>
          </table:table-cell>
          <table:table-cell table:number-columns-repeated="30"/>
          <table:table-cell office:value-type="float" office:value="1789609" calcext:value-type="float">
            <text:p>1789609</text:p>
          </table:table-cell>
          <table:table-cell office:value-type="float" office:value="1789696" calcext:value-type="float">
            <text:p>1789696</text:p>
          </table:table-cell>
          <table:table-cell office:value-type="float" office:value="1785784" calcext:value-type="float">
            <text:p>1785784</text:p>
          </table:table-cell>
          <table:table-cell office:value-type="float" office:value="1777187" calcext:value-type="float">
            <text:p>1777187</text:p>
          </table:table-cell>
          <table:table-cell office:value-type="float" office:value="1764872" calcext:value-type="float">
            <text:p>1764872</text:p>
          </table:table-cell>
          <table:table-cell office:value-type="float" office:value="1752358" calcext:value-type="float">
            <text:p>1752358</text:p>
          </table:table-cell>
          <table:table-cell office:value-type="float" office:value="1737752" calcext:value-type="float">
            <text:p>1737752</text:p>
          </table:table-cell>
          <table:table-cell office:value-type="float" office:value="1723396" calcext:value-type="float">
            <text:p>1723396</text:p>
          </table:table-cell>
          <table:table-cell office:value-type="float" office:value="1710316" calcext:value-type="float">
            <text:p>1710316</text:p>
          </table:table-cell>
          <table:table-cell office:value-type="float" office:value="1712659" calcext:value-type="float">
            <text:p>1712659</text:p>
          </table:table-cell>
          <table:table-cell office:value-type="float" office:value="1682389" calcext:value-type="float">
            <text:p>1682389</text:p>
          </table:table-cell>
          <table:table-cell office:value-type="float" office:value="1643904" calcext:value-type="float">
            <text:p>1643904</text:p>
          </table:table-cell>
          <table:table-cell office:value-type="float" office:value="1625857" calcext:value-type="float">
            <text:p>1625857</text:p>
          </table:table-cell>
          <table:table-cell office:value-type="float" office:value="1683861" calcext:value-type="float">
            <text:p>1683861</text:p>
          </table:table-cell>
          <table:table-cell office:value-type="float" office:value="1594105" calcext:value-type="float">
            <text:p>1594105</text:p>
          </table:table-cell>
          <table:table-cell office:value-type="float" office:value="1553567" calcext:value-type="float">
            <text:p>1553567</text:p>
          </table:table-cell>
          <table:table-cell office:value-type="float" office:value="1511814" calcext:value-type="float">
            <text:p>1511814</text:p>
          </table:table-cell>
          <table:table-cell office:value-type="float" office:value="1511376" calcext:value-type="float">
            <text:p>1511376</text:p>
          </table:table-cell>
          <table:table-cell office:value-type="float" office:value="1512398" calcext:value-type="float">
            <text:p>1512398</text:p>
          </table:table-cell>
          <table:table-cell office:value-type="float" office:value="1522430" calcext:value-type="float">
            <text:p>1522430</text:p>
          </table:table-cell>
          <table:table-cell office:value-type="float" office:value="1503825" calcext:value-type="float">
            <text:p>1503825</text:p>
          </table:table-cell>
          <table:table-cell office:value-type="float" office:value="1495237" calcext:value-type="float">
            <text:p>1495237</text:p>
          </table:table-cell>
          <table:table-cell office:value-type="float" office:value="1484350" calcext:value-type="float">
            <text:p>1484350</text:p>
          </table:table-cell>
          <table:table-cell office:value-type="float" office:value="1473135" calcext:value-type="float">
            <text:p>1473135</text:p>
          </table:table-cell>
          <table:table-cell office:value-type="float" office:value="1481170" calcext:value-type="float">
            <text:p>1481170</text:p>
          </table:table-cell>
          <table:table-cell office:value-type="float" office:value="1470309" calcext:value-type="float">
            <text:p>1470309</text:p>
          </table:table-cell>
          <table:table-cell office:value-type="float" office:value="1481863" calcext:value-type="float">
            <text:p>1481863</text:p>
          </table:table-cell>
          <table:table-cell office:value-type="float" office:value="1469107" calcext:value-type="float">
            <text:p>1469107</text:p>
          </table:table-cell>
          <table:table-cell office:value-type="float" office:value="1448634" calcext:value-type="float">
            <text:p>1448634</text:p>
          </table:table-cell>
        </table:table-row>
        <table:table-row table:style-name="ro1">
          <table:table-cell office:value-type="string" calcext:value-type="string">
            <text:p>Luxembourg</text:p>
          </table:table-cell>
          <table:table-cell office:value-type="string" calcext:value-type="string">
            <text:p>LUX</text:p>
          </table:table-cell>
          <table:table-cell table:number-columns-repeated="30"/>
          <table:table-cell office:value-type="float" office:value="160004" calcext:value-type="float">
            <text:p>160004</text:p>
          </table:table-cell>
          <table:table-cell office:value-type="float" office:value="165593" calcext:value-type="float">
            <text:p>165593</text:p>
          </table:table-cell>
          <table:table-cell office:value-type="float" office:value="170050" calcext:value-type="float">
            <text:p>170050</text:p>
          </table:table-cell>
          <table:table-cell office:value-type="float" office:value="169988" calcext:value-type="float">
            <text:p>169988</text:p>
          </table:table-cell>
          <table:table-cell office:value-type="float" office:value="171636" calcext:value-type="float">
            <text:p>171636</text:p>
          </table:table-cell>
          <table:table-cell office:value-type="float" office:value="167621" calcext:value-type="float">
            <text:p>167621</text:p>
          </table:table-cell>
          <table:table-cell office:value-type="float" office:value="171288" calcext:value-type="float">
            <text:p>171288</text:p>
          </table:table-cell>
          <table:table-cell office:value-type="float" office:value="173829" calcext:value-type="float">
            <text:p>173829</text:p>
          </table:table-cell>
          <table:table-cell office:value-type="float" office:value="176479" calcext:value-type="float">
            <text:p>176479</text:p>
          </table:table-cell>
          <table:table-cell office:value-type="float" office:value="181745" calcext:value-type="float">
            <text:p>181745</text:p>
          </table:table-cell>
          <table:table-cell office:value-type="float" office:value="188745" calcext:value-type="float">
            <text:p>188745</text:p>
          </table:table-cell>
          <table:table-cell office:value-type="float" office:value="189068" calcext:value-type="float">
            <text:p>189068</text:p>
          </table:table-cell>
          <table:table-cell office:value-type="float" office:value="194924" calcext:value-type="float">
            <text:p>194924</text:p>
          </table:table-cell>
          <table:table-cell office:value-type="float" office:value="195020" calcext:value-type="float">
            <text:p>195020</text:p>
          </table:table-cell>
          <table:table-cell office:value-type="float" office:value="201398" calcext:value-type="float">
            <text:p>201398</text:p>
          </table:table-cell>
          <table:table-cell office:value-type="float" office:value="207421" calcext:value-type="float">
            <text:p>207421</text:p>
          </table:table-cell>
          <table:table-cell office:value-type="float" office:value="213161" calcext:value-type="float">
            <text:p>213161</text:p>
          </table:table-cell>
          <table:table-cell office:value-type="float" office:value="215951" calcext:value-type="float">
            <text:p>215951</text:p>
          </table:table-cell>
          <table:table-cell office:value-type="float" office:value="220418" calcext:value-type="float">
            <text:p>220418</text:p>
          </table:table-cell>
          <table:table-cell office:value-type="float" office:value="234332" calcext:value-type="float">
            <text:p>234332</text:p>
          </table:table-cell>
          <table:table-cell office:value-type="float" office:value="237899" calcext:value-type="float">
            <text:p>237899</text:p>
          </table:table-cell>
          <table:table-cell office:value-type="float" office:value="243419" calcext:value-type="float">
            <text:p>243419</text:p>
          </table:table-cell>
          <table:table-cell office:value-type="float" office:value="255195" calcext:value-type="float">
            <text:p>255195</text:p>
          </table:table-cell>
          <table:table-cell office:value-type="float" office:value="263192" calcext:value-type="float">
            <text:p>263192</text:p>
          </table:table-cell>
          <table:table-cell office:value-type="float" office:value="273741" calcext:value-type="float">
            <text:p>273741</text:p>
          </table:table-cell>
          <table:table-cell office:value-type="float" office:value="282750" calcext:value-type="float">
            <text:p>282750</text:p>
          </table:table-cell>
          <table:table-cell office:value-type="float" office:value="282573" calcext:value-type="float">
            <text:p>282573</text:p>
          </table:table-cell>
          <table:table-cell office:value-type="float" office:value="291431" calcext:value-type="float">
            <text:p>291431</text:p>
          </table:table-cell>
          <table:table-cell office:value-type="float" office:value="297095" calcext:value-type="float">
            <text:p>297095</text:p>
          </table:table-cell>
        </table:table-row>
        <table:table-row table:style-name="ro1">
          <table:table-cell office:value-type="string" calcext:value-type="string">
            <text:p>Lettonie</text:p>
          </table:table-cell>
          <table:table-cell office:value-type="string" calcext:value-type="string">
            <text:p>LVA</text:p>
          </table:table-cell>
          <table:table-cell table:number-columns-repeated="30"/>
          <table:table-cell office:value-type="float" office:value="1286535" calcext:value-type="float">
            <text:p>1286535</text:p>
          </table:table-cell>
          <table:table-cell office:value-type="float" office:value="1274215" calcext:value-type="float">
            <text:p>1274215</text:p>
          </table:table-cell>
          <table:table-cell office:value-type="float" office:value="1252251" calcext:value-type="float">
            <text:p>1252251</text:p>
          </table:table-cell>
          <table:table-cell office:value-type="float" office:value="1227485" calcext:value-type="float">
            <text:p>1227485</text:p>
          </table:table-cell>
          <table:table-cell office:value-type="float" office:value="1204456" calcext:value-type="float">
            <text:p>1204456</text:p>
          </table:table-cell>
          <table:table-cell office:value-type="float" office:value="1186315" calcext:value-type="float">
            <text:p>1186315</text:p>
          </table:table-cell>
          <table:table-cell office:value-type="float" office:value="1175732" calcext:value-type="float">
            <text:p>1175732</text:p>
          </table:table-cell>
          <table:table-cell office:value-type="float" office:value="1171893" calcext:value-type="float">
            <text:p>1171893</text:p>
          </table:table-cell>
          <table:table-cell office:value-type="float" office:value="1147245" calcext:value-type="float">
            <text:p>1147245</text:p>
          </table:table-cell>
          <table:table-cell office:value-type="float" office:value="1121001" calcext:value-type="float">
            <text:p>1121001</text:p>
          </table:table-cell>
          <table:table-cell office:value-type="float" office:value="1090112" calcext:value-type="float">
            <text:p>1090112</text:p>
          </table:table-cell>
          <table:table-cell office:value-type="float" office:value="1090855" calcext:value-type="float">
            <text:p>1090855</text:p>
          </table:table-cell>
          <table:table-cell office:value-type="float" office:value="1115201" calcext:value-type="float">
            <text:p>1115201</text:p>
          </table:table-cell>
          <table:table-cell office:value-type="float" office:value="1096895" calcext:value-type="float">
            <text:p>1096895</text:p>
          </table:table-cell>
          <table:table-cell office:value-type="float" office:value="1098382" calcext:value-type="float">
            <text:p>1098382</text:p>
          </table:table-cell>
          <table:table-cell office:value-type="float" office:value="1093788" calcext:value-type="float">
            <text:p>1093788</text:p>
          </table:table-cell>
          <table:table-cell office:value-type="float" office:value="1119663" calcext:value-type="float">
            <text:p>1119663</text:p>
          </table:table-cell>
          <table:table-cell office:value-type="float" office:value="1136020" calcext:value-type="float">
            <text:p>1136020</text:p>
          </table:table-cell>
          <table:table-cell office:value-type="float" office:value="1150490" calcext:value-type="float">
            <text:p>1150490</text:p>
          </table:table-cell>
          <table:table-cell office:value-type="float" office:value="1106585" calcext:value-type="float">
            <text:p>1106585</text:p>
          </table:table-cell>
          <table:table-cell office:value-type="float" office:value="1062925" calcext:value-type="float">
            <text:p>1062925</text:p>
          </table:table-cell>
          <table:table-cell office:value-type="float" office:value="1036632" calcext:value-type="float">
            <text:p>1036632</text:p>
          </table:table-cell>
          <table:table-cell office:value-type="float" office:value="1042482" calcext:value-type="float">
            <text:p>1042482</text:p>
          </table:table-cell>
          <table:table-cell office:value-type="float" office:value="1022502" calcext:value-type="float">
            <text:p>1022502</text:p>
          </table:table-cell>
          <table:table-cell office:value-type="float" office:value="1008598" calcext:value-type="float">
            <text:p>1008598</text:p>
          </table:table-cell>
          <table:table-cell office:value-type="float" office:value="1011483" calcext:value-type="float">
            <text:p>1011483</text:p>
          </table:table-cell>
          <table:table-cell office:value-type="float" office:value="1008819" calcext:value-type="float">
            <text:p>1008819</text:p>
          </table:table-cell>
          <table:table-cell office:value-type="float" office:value="1004754" calcext:value-type="float">
            <text:p>1004754</text:p>
          </table:table-cell>
          <table:table-cell office:value-type="float" office:value="987954" calcext:value-type="float">
            <text:p>987954</text:p>
          </table:table-cell>
        </table:table-row>
        <table:table-row table:style-name="ro1">
          <table:table-cell office:value-type="string" calcext:value-type="string">
            <text:p>Région administrative spéciale de Macao, Chine</text:p>
          </table:table-cell>
          <table:table-cell office:value-type="string" calcext:value-type="string">
            <text:p>MAC</text:p>
          </table:table-cell>
          <table:table-cell table:number-columns-repeated="30"/>
          <table:table-cell office:value-type="float" office:value="146842" calcext:value-type="float">
            <text:p>146842</text:p>
          </table:table-cell>
          <table:table-cell office:value-type="float" office:value="151407" calcext:value-type="float">
            <text:p>151407</text:p>
          </table:table-cell>
          <table:table-cell office:value-type="float" office:value="156970" calcext:value-type="float">
            <text:p>156970</text:p>
          </table:table-cell>
          <table:table-cell office:value-type="float" office:value="160461" calcext:value-type="float">
            <text:p>160461</text:p>
          </table:table-cell>
          <table:table-cell office:value-type="float" office:value="163951" calcext:value-type="float">
            <text:p>163951</text:p>
          </table:table-cell>
          <table:table-cell office:value-type="float" office:value="172352" calcext:value-type="float">
            <text:p>172352</text:p>
          </table:table-cell>
          <table:table-cell office:value-type="float" office:value="199346" calcext:value-type="float">
            <text:p>199346</text:p>
          </table:table-cell>
          <table:table-cell office:value-type="float" office:value="201969" calcext:value-type="float">
            <text:p>201969</text:p>
          </table:table-cell>
          <table:table-cell office:value-type="float" office:value="205459" calcext:value-type="float">
            <text:p>205459</text:p>
          </table:table-cell>
          <table:table-cell office:value-type="float" office:value="210285" calcext:value-type="float">
            <text:p>210285</text:p>
          </table:table-cell>
          <table:table-cell office:value-type="float" office:value="215668" calcext:value-type="float">
            <text:p>215668</text:p>
          </table:table-cell>
          <table:table-cell office:value-type="float" office:value="225556" calcext:value-type="float">
            <text:p>225556</text:p>
          </table:table-cell>
          <table:table-cell office:value-type="float" office:value="227502" calcext:value-type="float">
            <text:p>227502</text:p>
          </table:table-cell>
          <table:table-cell office:value-type="float" office:value="231061" calcext:value-type="float">
            <text:p>231061</text:p>
          </table:table-cell>
          <table:table-cell office:value-type="float" office:value="243967" calcext:value-type="float">
            <text:p>243967</text:p>
          </table:table-cell>
          <table:table-cell office:value-type="float" office:value="258002" calcext:value-type="float">
            <text:p>258002</text:p>
          </table:table-cell>
          <table:table-cell office:value-type="float" office:value="274836" calcext:value-type="float">
            <text:p>274836</text:p>
          </table:table-cell>
          <table:table-cell office:value-type="float" office:value="295051" calcext:value-type="float">
            <text:p>295051</text:p>
          </table:table-cell>
          <table:table-cell office:value-type="float" office:value="309276" calcext:value-type="float">
            <text:p>309276</text:p>
          </table:table-cell>
          <table:table-cell office:value-type="float" office:value="320755" calcext:value-type="float">
            <text:p>320755</text:p>
          </table:table-cell>
          <table:table-cell office:value-type="float" office:value="331683" calcext:value-type="float">
            <text:p>331683</text:p>
          </table:table-cell>
          <table:table-cell office:value-type="float" office:value="342531" calcext:value-type="float">
            <text:p>342531</text:p>
          </table:table-cell>
          <table:table-cell office:value-type="float" office:value="349799" calcext:value-type="float">
            <text:p>349799</text:p>
          </table:table-cell>
          <table:table-cell office:value-type="float" office:value="359071" calcext:value-type="float">
            <text:p>359071</text:p>
          </table:table-cell>
          <table:table-cell office:value-type="float" office:value="370766" calcext:value-type="float">
            <text:p>370766</text:p>
          </table:table-cell>
          <table:table-cell office:value-type="float" office:value="376740" calcext:value-type="float">
            <text:p>376740</text:p>
          </table:table-cell>
          <table:table-cell office:value-type="float" office:value="377784" calcext:value-type="float">
            <text:p>377784</text:p>
          </table:table-cell>
          <table:table-cell office:value-type="float" office:value="382662" calcext:value-type="float">
            <text:p>382662</text:p>
          </table:table-cell>
          <table:table-cell office:value-type="float" office:value="385832" calcext:value-type="float">
            <text:p>385832</text:p>
          </table:table-cell>
        </table:table-row>
        <table:table-row table:style-name="ro1">
          <table:table-cell office:value-type="string" calcext:value-type="string">
            <text:p>Saint-Martin (fr)</text:p>
          </table:table-cell>
          <table:table-cell office:value-type="string" calcext:value-type="string">
            <text:p>MA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aroc</text:p>
          </table:table-cell>
          <table:table-cell office:value-type="string" calcext:value-type="string">
            <text:p>MAR</text:p>
          </table:table-cell>
          <table:table-cell table:number-columns-repeated="30"/>
          <table:table-cell office:value-type="float" office:value="7552137" calcext:value-type="float">
            <text:p>7552137</text:p>
          </table:table-cell>
          <table:table-cell office:value-type="float" office:value="7728988" calcext:value-type="float">
            <text:p>7728988</text:p>
          </table:table-cell>
          <table:table-cell office:value-type="float" office:value="7972259" calcext:value-type="float">
            <text:p>7972259</text:p>
          </table:table-cell>
          <table:table-cell office:value-type="float" office:value="8199987" calcext:value-type="float">
            <text:p>8199987</text:p>
          </table:table-cell>
          <table:table-cell office:value-type="float" office:value="8336938" calcext:value-type="float">
            <text:p>8336938</text:p>
          </table:table-cell>
          <table:table-cell office:value-type="float" office:value="8630156" calcext:value-type="float">
            <text:p>8630156</text:p>
          </table:table-cell>
          <table:table-cell office:value-type="float" office:value="8752431" calcext:value-type="float">
            <text:p>8752431</text:p>
          </table:table-cell>
          <table:table-cell office:value-type="float" office:value="9019399" calcext:value-type="float">
            <text:p>9019399</text:p>
          </table:table-cell>
          <table:table-cell office:value-type="float" office:value="9210729" calcext:value-type="float">
            <text:p>9210729</text:p>
          </table:table-cell>
          <table:table-cell office:value-type="float" office:value="9456404" calcext:value-type="float">
            <text:p>9456404</text:p>
          </table:table-cell>
          <table:table-cell office:value-type="float" office:value="9681638" calcext:value-type="float">
            <text:p>9681638</text:p>
          </table:table-cell>
          <table:table-cell office:value-type="float" office:value="9871789" calcext:value-type="float">
            <text:p>9871789</text:p>
          </table:table-cell>
          <table:table-cell office:value-type="float" office:value="10008981" calcext:value-type="float">
            <text:p>10008981</text:p>
          </table:table-cell>
          <table:table-cell office:value-type="float" office:value="10291621" calcext:value-type="float">
            <text:p>10291621</text:p>
          </table:table-cell>
          <table:table-cell office:value-type="float" office:value="10518528" calcext:value-type="float">
            <text:p>10518528</text:p>
          </table:table-cell>
          <table:table-cell office:value-type="float" office:value="10670390" calcext:value-type="float">
            <text:p>10670390</text:p>
          </table:table-cell>
          <table:table-cell office:value-type="float" office:value="10789910" calcext:value-type="float">
            <text:p>10789910</text:p>
          </table:table-cell>
          <table:table-cell office:value-type="float" office:value="10960699" calcext:value-type="float">
            <text:p>10960699</text:p>
          </table:table-cell>
          <table:table-cell office:value-type="float" office:value="11109339" calcext:value-type="float">
            <text:p>11109339</text:p>
          </table:table-cell>
          <table:table-cell office:value-type="float" office:value="11317538" calcext:value-type="float">
            <text:p>11317538</text:p>
          </table:table-cell>
          <table:table-cell office:value-type="float" office:value="11518458" calcext:value-type="float">
            <text:p>11518458</text:p>
          </table:table-cell>
          <table:table-cell office:value-type="float" office:value="11717844" calcext:value-type="float">
            <text:p>11717844</text:p>
          </table:table-cell>
          <table:table-cell office:value-type="float" office:value="11755524" calcext:value-type="float">
            <text:p>11755524</text:p>
          </table:table-cell>
          <table:table-cell office:value-type="float" office:value="11849699" calcext:value-type="float">
            <text:p>11849699</text:p>
          </table:table-cell>
          <table:table-cell office:value-type="float" office:value="11833628" calcext:value-type="float">
            <text:p>11833628</text:p>
          </table:table-cell>
          <table:table-cell office:value-type="float" office:value="11807871" calcext:value-type="float">
            <text:p>11807871</text:p>
          </table:table-cell>
          <table:table-cell office:value-type="float" office:value="11770797" calcext:value-type="float">
            <text:p>11770797</text:p>
          </table:table-cell>
          <table:table-cell office:value-type="float" office:value="11731114" calcext:value-type="float">
            <text:p>11731114</text:p>
          </table:table-cell>
          <table:table-cell office:value-type="float" office:value="11894168" calcext:value-type="float">
            <text:p>11894168</text:p>
          </table:table-cell>
        </table:table-row>
        <table:table-row table:style-name="ro1">
          <table:table-cell office:value-type="string" calcext:value-type="string">
            <text:p>Monaco</text:p>
          </table:table-cell>
          <table:table-cell office:value-type="string" calcext:value-type="string">
            <text:p>MC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oldova</text:p>
          </table:table-cell>
          <table:table-cell office:value-type="string" calcext:value-type="string">
            <text:p>MDA</text:p>
          </table:table-cell>
          <table:table-cell table:number-columns-repeated="30"/>
          <table:table-cell office:value-type="float" office:value="1298089" calcext:value-type="float">
            <text:p>1298089</text:p>
          </table:table-cell>
          <table:table-cell office:value-type="float" office:value="1308666" calcext:value-type="float">
            <text:p>1308666</text:p>
          </table:table-cell>
          <table:table-cell office:value-type="float" office:value="1339236" calcext:value-type="float">
            <text:p>1339236</text:p>
          </table:table-cell>
          <table:table-cell office:value-type="float" office:value="1341678" calcext:value-type="float">
            <text:p>1341678</text:p>
          </table:table-cell>
          <table:table-cell office:value-type="float" office:value="1386680" calcext:value-type="float">
            <text:p>1386680</text:p>
          </table:table-cell>
          <table:table-cell office:value-type="float" office:value="1387670" calcext:value-type="float">
            <text:p>1387670</text:p>
          </table:table-cell>
          <table:table-cell office:value-type="float" office:value="1398266" calcext:value-type="float">
            <text:p>1398266</text:p>
          </table:table-cell>
          <table:table-cell office:value-type="float" office:value="1394996" calcext:value-type="float">
            <text:p>1394996</text:p>
          </table:table-cell>
          <table:table-cell office:value-type="float" office:value="1409937" calcext:value-type="float">
            <text:p>1409937</text:p>
          </table:table-cell>
          <table:table-cell office:value-type="float" office:value="1420842" calcext:value-type="float">
            <text:p>1420842</text:p>
          </table:table-cell>
          <table:table-cell office:value-type="float" office:value="1425904" calcext:value-type="float">
            <text:p>1425904</text:p>
          </table:table-cell>
          <table:table-cell office:value-type="float" office:value="1428567" calcext:value-type="float">
            <text:p>1428567</text:p>
          </table:table-cell>
          <table:table-cell office:value-type="float" office:value="1432279" calcext:value-type="float">
            <text:p>1432279</text:p>
          </table:table-cell>
          <table:table-cell office:value-type="float" office:value="1439381" calcext:value-type="float">
            <text:p>1439381</text:p>
          </table:table-cell>
          <table:table-cell office:value-type="float" office:value="1447646" calcext:value-type="float">
            <text:p>1447646</text:p>
          </table:table-cell>
          <table:table-cell office:value-type="float" office:value="1418023" calcext:value-type="float">
            <text:p>1418023</text:p>
          </table:table-cell>
          <table:table-cell office:value-type="float" office:value="1381744" calcext:value-type="float">
            <text:p>1381744</text:p>
          </table:table-cell>
          <table:table-cell office:value-type="float" office:value="1344620" calcext:value-type="float">
            <text:p>1344620</text:p>
          </table:table-cell>
          <table:table-cell office:value-type="float" office:value="1306054" calcext:value-type="float">
            <text:p>1306054</text:p>
          </table:table-cell>
          <table:table-cell office:value-type="float" office:value="1266185" calcext:value-type="float">
            <text:p>1266185</text:p>
          </table:table-cell>
          <table:table-cell office:value-type="float" office:value="1240936" calcext:value-type="float">
            <text:p>1240936</text:p>
          </table:table-cell>
          <table:table-cell office:value-type="float" office:value="1261623" calcext:value-type="float">
            <text:p>1261623</text:p>
          </table:table-cell>
          <table:table-cell office:value-type="float" office:value="1217668" calcext:value-type="float">
            <text:p>1217668</text:p>
          </table:table-cell>
          <table:table-cell office:value-type="float" office:value="1240558" calcext:value-type="float">
            <text:p>1240558</text:p>
          </table:table-cell>
          <table:table-cell office:value-type="float" office:value="1236236" calcext:value-type="float">
            <text:p>1236236</text:p>
          </table:table-cell>
          <table:table-cell office:value-type="float" office:value="1319935" calcext:value-type="float">
            <text:p>1319935</text:p>
          </table:table-cell>
          <table:table-cell office:value-type="float" office:value="1280111" calcext:value-type="float">
            <text:p>1280111</text:p>
          </table:table-cell>
          <table:table-cell office:value-type="float" office:value="1265356" calcext:value-type="float">
            <text:p>1265356</text:p>
          </table:table-cell>
          <table:table-cell office:value-type="float" office:value="1254712" calcext:value-type="float">
            <text:p>1254712</text:p>
          </table:table-cell>
        </table:table-row>
        <table:table-row table:style-name="ro1">
          <table:table-cell office:value-type="string" calcext:value-type="string">
            <text:p>Madagascar</text:p>
          </table:table-cell>
          <table:table-cell office:value-type="string" calcext:value-type="string">
            <text:p>MDG</text:p>
          </table:table-cell>
          <table:table-cell table:number-columns-repeated="30"/>
          <table:table-cell office:value-type="float" office:value="5459208" calcext:value-type="float">
            <text:p>5459208</text:p>
          </table:table-cell>
          <table:table-cell office:value-type="float" office:value="5624891" calcext:value-type="float">
            <text:p>5624891</text:p>
          </table:table-cell>
          <table:table-cell office:value-type="float" office:value="5800195" calcext:value-type="float">
            <text:p>5800195</text:p>
          </table:table-cell>
          <table:table-cell office:value-type="float" office:value="5985936" calcext:value-type="float">
            <text:p>5985936</text:p>
          </table:table-cell>
          <table:table-cell office:value-type="float" office:value="6181727" calcext:value-type="float">
            <text:p>6181727</text:p>
          </table:table-cell>
          <table:table-cell office:value-type="float" office:value="6385872" calcext:value-type="float">
            <text:p>6385872</text:p>
          </table:table-cell>
          <table:table-cell office:value-type="float" office:value="6585085" calcext:value-type="float">
            <text:p>6585085</text:p>
          </table:table-cell>
          <table:table-cell office:value-type="float" office:value="6795316" calcext:value-type="float">
            <text:p>6795316</text:p>
          </table:table-cell>
          <table:table-cell office:value-type="float" office:value="7015770" calcext:value-type="float">
            <text:p>7015770</text:p>
          </table:table-cell>
          <table:table-cell office:value-type="float" office:value="7245841" calcext:value-type="float">
            <text:p>7245841</text:p>
          </table:table-cell>
          <table:table-cell office:value-type="float" office:value="7485583" calcext:value-type="float">
            <text:p>7485583</text:p>
          </table:table-cell>
          <table:table-cell office:value-type="float" office:value="7719708" calcext:value-type="float">
            <text:p>7719708</text:p>
          </table:table-cell>
          <table:table-cell office:value-type="float" office:value="7972963" calcext:value-type="float">
            <text:p>7972963</text:p>
          </table:table-cell>
          <table:table-cell office:value-type="float" office:value="8232545" calcext:value-type="float">
            <text:p>8232545</text:p>
          </table:table-cell>
          <table:table-cell office:value-type="float" office:value="8503139" calcext:value-type="float">
            <text:p>8503139</text:p>
          </table:table-cell>
          <table:table-cell office:value-type="float" office:value="8782870" calcext:value-type="float">
            <text:p>8782870</text:p>
          </table:table-cell>
          <table:table-cell office:value-type="float" office:value="9135659" calcext:value-type="float">
            <text:p>9135659</text:p>
          </table:table-cell>
          <table:table-cell office:value-type="float" office:value="9495139" calcext:value-type="float">
            <text:p>9495139</text:p>
          </table:table-cell>
          <table:table-cell office:value-type="float" office:value="9863528" calcext:value-type="float">
            <text:p>9863528</text:p>
          </table:table-cell>
          <table:table-cell office:value-type="float" office:value="10244344" calcext:value-type="float">
            <text:p>10244344</text:p>
          </table:table-cell>
          <table:table-cell office:value-type="float" office:value="10638131" calcext:value-type="float">
            <text:p>10638131</text:p>
          </table:table-cell>
          <table:table-cell office:value-type="float" office:value="10958031" calcext:value-type="float">
            <text:p>10958031</text:p>
          </table:table-cell>
          <table:table-cell office:value-type="float" office:value="11286313" calcext:value-type="float">
            <text:p>11286313</text:p>
          </table:table-cell>
          <table:table-cell office:value-type="float" office:value="11611874" calcext:value-type="float">
            <text:p>11611874</text:p>
          </table:table-cell>
          <table:table-cell office:value-type="float" office:value="11931368" calcext:value-type="float">
            <text:p>11931368</text:p>
          </table:table-cell>
          <table:table-cell office:value-type="float" office:value="12238232" calcext:value-type="float">
            <text:p>12238232</text:p>
          </table:table-cell>
          <table:table-cell office:value-type="float" office:value="12630149" calcext:value-type="float">
            <text:p>12630149</text:p>
          </table:table-cell>
          <table:table-cell office:value-type="float" office:value="13030089" calcext:value-type="float">
            <text:p>13030089</text:p>
          </table:table-cell>
          <table:table-cell office:value-type="float" office:value="13464363" calcext:value-type="float">
            <text:p>13464363</text:p>
          </table:table-cell>
        </table:table-row>
        <table:table-row table:style-name="ro1">
          <table:table-cell office:value-type="string" calcext:value-type="string">
            <text:p>Maldives</text:p>
          </table:table-cell>
          <table:table-cell office:value-type="string" calcext:value-type="string">
            <text:p>MDV</text:p>
          </table:table-cell>
          <table:table-cell table:number-columns-repeated="30"/>
          <table:table-cell office:value-type="float" office:value="57939" calcext:value-type="float">
            <text:p>57939</text:p>
          </table:table-cell>
          <table:table-cell office:value-type="float" office:value="59899" calcext:value-type="float">
            <text:p>59899</text:p>
          </table:table-cell>
          <table:table-cell office:value-type="float" office:value="61969" calcext:value-type="float">
            <text:p>61969</text:p>
          </table:table-cell>
          <table:table-cell office:value-type="float" office:value="64189" calcext:value-type="float">
            <text:p>64189</text:p>
          </table:table-cell>
          <table:table-cell office:value-type="float" office:value="66582" calcext:value-type="float">
            <text:p>66582</text:p>
          </table:table-cell>
          <table:table-cell office:value-type="float" office:value="69196" calcext:value-type="float">
            <text:p>69196</text:p>
          </table:table-cell>
          <table:table-cell office:value-type="float" office:value="72643" calcext:value-type="float">
            <text:p>72643</text:p>
          </table:table-cell>
          <table:table-cell office:value-type="float" office:value="76332" calcext:value-type="float">
            <text:p>76332</text:p>
          </table:table-cell>
          <table:table-cell office:value-type="float" office:value="80389" calcext:value-type="float">
            <text:p>80389</text:p>
          </table:table-cell>
          <table:table-cell office:value-type="float" office:value="85006" calcext:value-type="float">
            <text:p>85006</text:p>
          </table:table-cell>
          <table:table-cell office:value-type="float" office:value="90314" calcext:value-type="float">
            <text:p>90314</text:p>
          </table:table-cell>
          <table:table-cell office:value-type="float" office:value="96303" calcext:value-type="float">
            <text:p>96303</text:p>
          </table:table-cell>
          <table:table-cell office:value-type="float" office:value="103186" calcext:value-type="float">
            <text:p>103186</text:p>
          </table:table-cell>
          <table:table-cell office:value-type="float" office:value="110820" calcext:value-type="float">
            <text:p>110820</text:p>
          </table:table-cell>
          <table:table-cell office:value-type="float" office:value="118916" calcext:value-type="float">
            <text:p>118916</text:p>
          </table:table-cell>
          <table:table-cell office:value-type="float" office:value="127203" calcext:value-type="float">
            <text:p>127203</text:p>
          </table:table-cell>
          <table:table-cell office:value-type="float" office:value="135033" calcext:value-type="float">
            <text:p>135033</text:p>
          </table:table-cell>
          <table:table-cell office:value-type="float" office:value="143056" calcext:value-type="float">
            <text:p>143056</text:p>
          </table:table-cell>
          <table:table-cell office:value-type="float" office:value="151569" calcext:value-type="float">
            <text:p>151569</text:p>
          </table:table-cell>
          <table:table-cell office:value-type="float" office:value="161028" calcext:value-type="float">
            <text:p>161028</text:p>
          </table:table-cell>
          <table:table-cell office:value-type="float" office:value="171741" calcext:value-type="float">
            <text:p>171741</text:p>
          </table:table-cell>
          <table:table-cell office:value-type="float" office:value="184059" calcext:value-type="float">
            <text:p>184059</text:p>
          </table:table-cell>
          <table:table-cell office:value-type="float" office:value="197863" calcext:value-type="float">
            <text:p>197863</text:p>
          </table:table-cell>
          <table:table-cell office:value-type="float" office:value="212733" calcext:value-type="float">
            <text:p>212733</text:p>
          </table:table-cell>
          <table:table-cell office:value-type="float" office:value="228124" calcext:value-type="float">
            <text:p>228124</text:p>
          </table:table-cell>
          <table:table-cell office:value-type="float" office:value="238138" calcext:value-type="float">
            <text:p>238138</text:p>
          </table:table-cell>
          <table:table-cell office:value-type="float" office:value="246737" calcext:value-type="float">
            <text:p>246737</text:p>
          </table:table-cell>
          <table:table-cell office:value-type="float" office:value="257368" calcext:value-type="float">
            <text:p>257368</text:p>
          </table:table-cell>
          <table:table-cell office:value-type="float" office:value="269280" calcext:value-type="float">
            <text:p>269280</text:p>
          </table:table-cell>
        </table:table-row>
        <table:table-row table:style-name="ro1">
          <table:table-cell office:value-type="string" calcext:value-type="string">
            <text:p>Afrique du Nord et Moyen-Orient</text:p>
          </table:table-cell>
          <table:table-cell office:value-type="string" calcext:value-type="string">
            <text:p>MEA</text:p>
          </table:table-cell>
          <table:table-cell table:number-columns-repeated="30"/>
          <table:table-cell office:value-type="float" office:value="69595863" calcext:value-type="float">
            <text:p>69595863</text:p>
          </table:table-cell>
          <table:table-cell office:value-type="float" office:value="71706783" calcext:value-type="float">
            <text:p>71706783</text:p>
          </table:table-cell>
          <table:table-cell office:value-type="float" office:value="73049858" calcext:value-type="float">
            <text:p>73049858</text:p>
          </table:table-cell>
          <table:table-cell office:value-type="float" office:value="75482316" calcext:value-type="float">
            <text:p>75482316</text:p>
          </table:table-cell>
          <table:table-cell office:value-type="float" office:value="78154317" calcext:value-type="float">
            <text:p>78154317</text:p>
          </table:table-cell>
          <table:table-cell office:value-type="float" office:value="80951319" calcext:value-type="float">
            <text:p>80951319</text:p>
          </table:table-cell>
          <table:table-cell office:value-type="float" office:value="82904887" calcext:value-type="float">
            <text:p>82904887</text:p>
          </table:table-cell>
          <table:table-cell office:value-type="float" office:value="85254423" calcext:value-type="float">
            <text:p>85254423</text:p>
          </table:table-cell>
          <table:table-cell office:value-type="float" office:value="87578685" calcext:value-type="float">
            <text:p>87578685</text:p>
          </table:table-cell>
          <table:table-cell office:value-type="float" office:value="91121764" calcext:value-type="float">
            <text:p>91121764</text:p>
          </table:table-cell>
          <table:table-cell office:value-type="float" office:value="94160220" calcext:value-type="float">
            <text:p>94160220</text:p>
          </table:table-cell>
          <table:table-cell office:value-type="float" office:value="96886560" calcext:value-type="float">
            <text:p>96886560</text:p>
          </table:table-cell>
          <table:table-cell office:value-type="float" office:value="99733138" calcext:value-type="float">
            <text:p>99733138</text:p>
          </table:table-cell>
          <table:table-cell office:value-type="float" office:value="103457502" calcext:value-type="float">
            <text:p>103457502</text:p>
          </table:table-cell>
          <table:table-cell office:value-type="float" office:value="107237338" calcext:value-type="float">
            <text:p>107237338</text:p>
          </table:table-cell>
          <table:table-cell office:value-type="float" office:value="111126248" calcext:value-type="float">
            <text:p>111126248</text:p>
          </table:table-cell>
          <table:table-cell office:value-type="float" office:value="114211907" calcext:value-type="float">
            <text:p>114211907</text:p>
          </table:table-cell>
          <table:table-cell office:value-type="float" office:value="117898608" calcext:value-type="float">
            <text:p>117898608</text:p>
          </table:table-cell>
          <table:table-cell office:value-type="float" office:value="120341669" calcext:value-type="float">
            <text:p>120341669</text:p>
          </table:table-cell>
          <table:table-cell office:value-type="float" office:value="124537773" calcext:value-type="float">
            <text:p>124537773</text:p>
          </table:table-cell>
          <table:table-cell office:value-type="float" office:value="128289654" calcext:value-type="float">
            <text:p>128289654</text:p>
          </table:table-cell>
          <table:table-cell office:value-type="float" office:value="131492157" calcext:value-type="float">
            <text:p>131492157</text:p>
          </table:table-cell>
          <table:table-cell office:value-type="float" office:value="134727844" calcext:value-type="float">
            <text:p>134727844</text:p>
          </table:table-cell>
          <table:table-cell office:value-type="float" office:value="138049887" calcext:value-type="float">
            <text:p>138049887</text:p>
          </table:table-cell>
          <table:table-cell office:value-type="float" office:value="140142069" calcext:value-type="float">
            <text:p>140142069</text:p>
          </table:table-cell>
          <table:table-cell office:value-type="float" office:value="142739350" calcext:value-type="float">
            <text:p>142739350</text:p>
          </table:table-cell>
          <table:table-cell office:value-type="float" office:value="145876552" calcext:value-type="float">
            <text:p>145876552</text:p>
          </table:table-cell>
          <table:table-cell office:value-type="float" office:value="148309276" calcext:value-type="float">
            <text:p>148309276</text:p>
          </table:table-cell>
          <table:table-cell office:value-type="float" office:value="150870018" calcext:value-type="float">
            <text:p>150870018</text:p>
          </table:table-cell>
        </table:table-row>
        <table:table-row table:style-name="ro1">
          <table:table-cell office:value-type="string" calcext:value-type="string">
            <text:p>Mexique</text:p>
          </table:table-cell>
          <table:table-cell office:value-type="string" calcext:value-type="string">
            <text:p>MEX</text:p>
          </table:table-cell>
          <table:table-cell table:number-columns-repeated="30"/>
          <table:table-cell office:value-type="float" office:value="29853135" calcext:value-type="float">
            <text:p>29853135</text:p>
          </table:table-cell>
          <table:table-cell office:value-type="float" office:value="30767050" calcext:value-type="float">
            <text:p>30767050</text:p>
          </table:table-cell>
          <table:table-cell office:value-type="float" office:value="31941483" calcext:value-type="float">
            <text:p>31941483</text:p>
          </table:table-cell>
          <table:table-cell office:value-type="float" office:value="33181671" calcext:value-type="float">
            <text:p>33181671</text:p>
          </table:table-cell>
          <table:table-cell office:value-type="float" office:value="33960446" calcext:value-type="float">
            <text:p>33960446</text:p>
          </table:table-cell>
          <table:table-cell office:value-type="float" office:value="34703968" calcext:value-type="float">
            <text:p>34703968</text:p>
          </table:table-cell>
          <table:table-cell office:value-type="float" office:value="35614580" calcext:value-type="float">
            <text:p>35614580</text:p>
          </table:table-cell>
          <table:table-cell office:value-type="float" office:value="37340658" calcext:value-type="float">
            <text:p>37340658</text:p>
          </table:table-cell>
          <table:table-cell office:value-type="float" office:value="38113060" calcext:value-type="float">
            <text:p>38113060</text:p>
          </table:table-cell>
          <table:table-cell office:value-type="float" office:value="38499234" calcext:value-type="float">
            <text:p>38499234</text:p>
          </table:table-cell>
          <table:table-cell office:value-type="float" office:value="39253418" calcext:value-type="float">
            <text:p>39253418</text:p>
          </table:table-cell>
          <table:table-cell office:value-type="float" office:value="39738979" calcext:value-type="float">
            <text:p>39738979</text:p>
          </table:table-cell>
          <table:table-cell office:value-type="float" office:value="40701145" calcext:value-type="float">
            <text:p>40701145</text:p>
          </table:table-cell>
          <table:table-cell office:value-type="float" office:value="41177206" calcext:value-type="float">
            <text:p>41177206</text:p>
          </table:table-cell>
          <table:table-cell office:value-type="float" office:value="42962596" calcext:value-type="float">
            <text:p>42962596</text:p>
          </table:table-cell>
          <table:table-cell office:value-type="float" office:value="44110186" calcext:value-type="float">
            <text:p>44110186</text:p>
          </table:table-cell>
          <table:table-cell office:value-type="float" office:value="45588363" calcext:value-type="float">
            <text:p>45588363</text:p>
          </table:table-cell>
          <table:table-cell office:value-type="float" office:value="46671659" calcext:value-type="float">
            <text:p>46671659</text:p>
          </table:table-cell>
          <table:table-cell office:value-type="float" office:value="47503138" calcext:value-type="float">
            <text:p>47503138</text:p>
          </table:table-cell>
          <table:table-cell office:value-type="float" office:value="48482135" calcext:value-type="float">
            <text:p>48482135</text:p>
          </table:table-cell>
          <table:table-cell office:value-type="float" office:value="49344235" calcext:value-type="float">
            <text:p>49344235</text:p>
          </table:table-cell>
          <table:table-cell office:value-type="float" office:value="50371763" calcext:value-type="float">
            <text:p>50371763</text:p>
          </table:table-cell>
          <table:table-cell office:value-type="float" office:value="51893358" calcext:value-type="float">
            <text:p>51893358</text:p>
          </table:table-cell>
          <table:table-cell office:value-type="float" office:value="52652690" calcext:value-type="float">
            <text:p>52652690</text:p>
          </table:table-cell>
          <table:table-cell office:value-type="float" office:value="53057168" calcext:value-type="float">
            <text:p>53057168</text:p>
          </table:table-cell>
          <table:table-cell office:value-type="float" office:value="54088799" calcext:value-type="float">
            <text:p>54088799</text:p>
          </table:table-cell>
          <table:table-cell office:value-type="float" office:value="54926772" calcext:value-type="float">
            <text:p>54926772</text:p>
          </table:table-cell>
          <table:table-cell office:value-type="float" office:value="55695296" calcext:value-type="float">
            <text:p>55695296</text:p>
          </table:table-cell>
          <table:table-cell office:value-type="float" office:value="56635827" calcext:value-type="float">
            <text:p>56635827</text:p>
          </table:table-cell>
        </table:table-row>
        <table:table-row table:style-name="ro1">
          <table:table-cell office:value-type="string" calcext:value-type="string">
            <text:p>Îles Marshall</text:p>
          </table:table-cell>
          <table:table-cell office:value-type="string" calcext:value-type="string">
            <text:p>MHL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evenu intermédiaire</text:p>
          </table:table-cell>
          <table:table-cell office:value-type="string" calcext:value-type="string">
            <text:p>MIC</text:p>
          </table:table-cell>
          <table:table-cell table:number-columns-repeated="30"/>
          <table:table-cell office:value-type="float" office:value="1704437332" calcext:value-type="float">
            <text:p>1704437332</text:p>
          </table:table-cell>
          <table:table-cell office:value-type="float" office:value="1737501420" calcext:value-type="float">
            <text:p>1737501420</text:p>
          </table:table-cell>
          <table:table-cell office:value-type="float" office:value="1773800212" calcext:value-type="float">
            <text:p>1773800212</text:p>
          </table:table-cell>
          <table:table-cell office:value-type="float" office:value="1808013424" calcext:value-type="float">
            <text:p>1808013424</text:p>
          </table:table-cell>
          <table:table-cell office:value-type="float" office:value="1844787386" calcext:value-type="float">
            <text:p>1844787386</text:p>
          </table:table-cell>
          <table:table-cell office:value-type="float" office:value="1877407767" calcext:value-type="float">
            <text:p>1877407767</text:p>
          </table:table-cell>
          <table:table-cell office:value-type="float" office:value="1912100131" calcext:value-type="float">
            <text:p>1912100131</text:p>
          </table:table-cell>
          <table:table-cell office:value-type="float" office:value="1946461922" calcext:value-type="float">
            <text:p>1946461922</text:p>
          </table:table-cell>
          <table:table-cell office:value-type="float" office:value="1979247127" calcext:value-type="float">
            <text:p>1979247127</text:p>
          </table:table-cell>
          <table:table-cell office:value-type="float" office:value="2017723722" calcext:value-type="float">
            <text:p>2017723722</text:p>
          </table:table-cell>
          <table:table-cell office:value-type="float" office:value="2052025404" calcext:value-type="float">
            <text:p>2052025404</text:p>
          </table:table-cell>
          <table:table-cell office:value-type="float" office:value="2081439002" calcext:value-type="float">
            <text:p>2081439002</text:p>
          </table:table-cell>
          <table:table-cell office:value-type="float" office:value="2114384750" calcext:value-type="float">
            <text:p>2114384750</text:p>
          </table:table-cell>
          <table:table-cell office:value-type="float" office:value="2148532007" calcext:value-type="float">
            <text:p>2148532007</text:p>
          </table:table-cell>
          <table:table-cell office:value-type="float" office:value="2186902455" calcext:value-type="float">
            <text:p>2186902455</text:p>
          </table:table-cell>
          <table:table-cell office:value-type="float" office:value="2220689299" calcext:value-type="float">
            <text:p>2220689299</text:p>
          </table:table-cell>
          <table:table-cell office:value-type="float" office:value="2244791368" calcext:value-type="float">
            <text:p>2244791368</text:p>
          </table:table-cell>
          <table:table-cell office:value-type="float" office:value="2271430723" calcext:value-type="float">
            <text:p>2271430723</text:p>
          </table:table-cell>
          <table:table-cell office:value-type="float" office:value="2293140715" calcext:value-type="float">
            <text:p>2293140715</text:p>
          </table:table-cell>
          <table:table-cell office:value-type="float" office:value="2316360661" calcext:value-type="float">
            <text:p>2316360661</text:p>
          </table:table-cell>
          <table:table-cell office:value-type="float" office:value="2335872092" calcext:value-type="float">
            <text:p>2335872092</text:p>
          </table:table-cell>
          <table:table-cell office:value-type="float" office:value="2359183196" calcext:value-type="float">
            <text:p>2359183196</text:p>
          </table:table-cell>
          <table:table-cell office:value-type="float" office:value="2385238165" calcext:value-type="float">
            <text:p>2385238165</text:p>
          </table:table-cell>
          <table:table-cell office:value-type="float" office:value="2414961001" calcext:value-type="float">
            <text:p>2414961001</text:p>
          </table:table-cell>
          <table:table-cell office:value-type="float" office:value="2442368700" calcext:value-type="float">
            <text:p>2442368700</text:p>
          </table:table-cell>
          <table:table-cell office:value-type="float" office:value="2472320483" calcext:value-type="float">
            <text:p>2472320483</text:p>
          </table:table-cell>
          <table:table-cell office:value-type="float" office:value="2498456123" calcext:value-type="float">
            <text:p>2498456123</text:p>
          </table:table-cell>
          <table:table-cell office:value-type="float" office:value="2528727759" calcext:value-type="float">
            <text:p>2528727759</text:p>
          </table:table-cell>
          <table:table-cell office:value-type="float" office:value="2552393233" calcext:value-type="float">
            <text:p>2552393233</text:p>
          </table:table-cell>
        </table:table-row>
        <table:table-row table:style-name="ro1">
          <table:table-cell office:value-type="string" calcext:value-type="string">
            <text:p>Macédoine du Nord</text:p>
          </table:table-cell>
          <table:table-cell office:value-type="string" calcext:value-type="string">
            <text:p>MKD</text:p>
          </table:table-cell>
          <table:table-cell table:number-columns-repeated="30"/>
          <table:table-cell office:value-type="float" office:value="814082" calcext:value-type="float">
            <text:p>814082</text:p>
          </table:table-cell>
          <table:table-cell office:value-type="float" office:value="815371" calcext:value-type="float">
            <text:p>815371</text:p>
          </table:table-cell>
          <table:table-cell office:value-type="float" office:value="815131" calcext:value-type="float">
            <text:p>815131</text:p>
          </table:table-cell>
          <table:table-cell office:value-type="float" office:value="814723" calcext:value-type="float">
            <text:p>814723</text:p>
          </table:table-cell>
          <table:table-cell office:value-type="float" office:value="812973" calcext:value-type="float">
            <text:p>812973</text:p>
          </table:table-cell>
          <table:table-cell office:value-type="float" office:value="813004" calcext:value-type="float">
            <text:p>813004</text:p>
          </table:table-cell>
          <table:table-cell office:value-type="float" office:value="817468" calcext:value-type="float">
            <text:p>817468</text:p>
          </table:table-cell>
          <table:table-cell office:value-type="float" office:value="818791" calcext:value-type="float">
            <text:p>818791</text:p>
          </table:table-cell>
          <table:table-cell office:value-type="float" office:value="821853" calcext:value-type="float">
            <text:p>821853</text:p>
          </table:table-cell>
          <table:table-cell office:value-type="float" office:value="825209" calcext:value-type="float">
            <text:p>825209</text:p>
          </table:table-cell>
          <table:table-cell office:value-type="float" office:value="836650" calcext:value-type="float">
            <text:p>836650</text:p>
          </table:table-cell>
          <table:table-cell office:value-type="float" office:value="847756" calcext:value-type="float">
            <text:p>847756</text:p>
          </table:table-cell>
          <table:table-cell office:value-type="float" office:value="857670" calcext:value-type="float">
            <text:p>857670</text:p>
          </table:table-cell>
          <table:table-cell office:value-type="float" office:value="870758" calcext:value-type="float">
            <text:p>870758</text:p>
          </table:table-cell>
          <table:table-cell office:value-type="float" office:value="878602" calcext:value-type="float">
            <text:p>878602</text:p>
          </table:table-cell>
          <table:table-cell office:value-type="float" office:value="886512" calcext:value-type="float">
            <text:p>886512</text:p>
          </table:table-cell>
          <table:table-cell office:value-type="float" office:value="893457" calcext:value-type="float">
            <text:p>893457</text:p>
          </table:table-cell>
          <table:table-cell office:value-type="float" office:value="907871" calcext:value-type="float">
            <text:p>907871</text:p>
          </table:table-cell>
          <table:table-cell office:value-type="float" office:value="924502" calcext:value-type="float">
            <text:p>924502</text:p>
          </table:table-cell>
          <table:table-cell office:value-type="float" office:value="936643" calcext:value-type="float">
            <text:p>936643</text:p>
          </table:table-cell>
          <table:table-cell office:value-type="float" office:value="945639" calcext:value-type="float">
            <text:p>945639</text:p>
          </table:table-cell>
          <table:table-cell office:value-type="float" office:value="948090" calcext:value-type="float">
            <text:p>948090</text:p>
          </table:table-cell>
          <table:table-cell office:value-type="float" office:value="945976" calcext:value-type="float">
            <text:p>945976</text:p>
          </table:table-cell>
          <table:table-cell office:value-type="float" office:value="959344" calcext:value-type="float">
            <text:p>959344</text:p>
          </table:table-cell>
          <table:table-cell office:value-type="float" office:value="963949" calcext:value-type="float">
            <text:p>963949</text:p>
          </table:table-cell>
          <table:table-cell office:value-type="float" office:value="959954" calcext:value-type="float">
            <text:p>959954</text:p>
          </table:table-cell>
          <table:table-cell office:value-type="float" office:value="951879" calcext:value-type="float">
            <text:p>951879</text:p>
          </table:table-cell>
          <table:table-cell office:value-type="float" office:value="956896" calcext:value-type="float">
            <text:p>956896</text:p>
          </table:table-cell>
          <table:table-cell office:value-type="float" office:value="957169" calcext:value-type="float">
            <text:p>957169</text:p>
          </table:table-cell>
        </table:table-row>
        <table:table-row table:style-name="ro1">
          <table:table-cell office:value-type="string" calcext:value-type="string">
            <text:p>Mali</text:p>
          </table:table-cell>
          <table:table-cell office:value-type="string" calcext:value-type="string">
            <text:p>MLI</text:p>
          </table:table-cell>
          <table:table-cell table:number-columns-repeated="30"/>
          <table:table-cell office:value-type="float" office:value="3147600" calcext:value-type="float">
            <text:p>3147600</text:p>
          </table:table-cell>
          <table:table-cell office:value-type="float" office:value="3207072" calcext:value-type="float">
            <text:p>3207072</text:p>
          </table:table-cell>
          <table:table-cell office:value-type="float" office:value="3284863" calcext:value-type="float">
            <text:p>3284863</text:p>
          </table:table-cell>
          <table:table-cell office:value-type="float" office:value="3372325" calcext:value-type="float">
            <text:p>3372325</text:p>
          </table:table-cell>
          <table:table-cell office:value-type="float" office:value="3467141" calcext:value-type="float">
            <text:p>3467141</text:p>
          </table:table-cell>
          <table:table-cell office:value-type="float" office:value="3567552" calcext:value-type="float">
            <text:p>3567552</text:p>
          </table:table-cell>
          <table:table-cell office:value-type="float" office:value="3657721" calcext:value-type="float">
            <text:p>3657721</text:p>
          </table:table-cell>
          <table:table-cell office:value-type="float" office:value="3756432" calcext:value-type="float">
            <text:p>3756432</text:p>
          </table:table-cell>
          <table:table-cell office:value-type="float" office:value="3861901" calcext:value-type="float">
            <text:p>3861901</text:p>
          </table:table-cell>
          <table:table-cell office:value-type="float" office:value="3975316" calcext:value-type="float">
            <text:p>3975316</text:p>
          </table:table-cell>
          <table:table-cell office:value-type="float" office:value="4098124" calcext:value-type="float">
            <text:p>4098124</text:p>
          </table:table-cell>
          <table:table-cell office:value-type="float" office:value="4217140" calcext:value-type="float">
            <text:p>4217140</text:p>
          </table:table-cell>
          <table:table-cell office:value-type="float" office:value="4348683" calcext:value-type="float">
            <text:p>4348683</text:p>
          </table:table-cell>
          <table:table-cell office:value-type="float" office:value="4486960" calcext:value-type="float">
            <text:p>4486960</text:p>
          </table:table-cell>
          <table:table-cell office:value-type="float" office:value="4636646" calcext:value-type="float">
            <text:p>4636646</text:p>
          </table:table-cell>
          <table:table-cell office:value-type="float" office:value="4793276" calcext:value-type="float">
            <text:p>4793276</text:p>
          </table:table-cell>
          <table:table-cell office:value-type="float" office:value="4942062" calcext:value-type="float">
            <text:p>4942062</text:p>
          </table:table-cell>
          <table:table-cell office:value-type="float" office:value="5102251" calcext:value-type="float">
            <text:p>5102251</text:p>
          </table:table-cell>
          <table:table-cell office:value-type="float" office:value="5269862" calcext:value-type="float">
            <text:p>5269862</text:p>
          </table:table-cell>
          <table:table-cell office:value-type="float" office:value="5442277" calcext:value-type="float">
            <text:p>5442277</text:p>
          </table:table-cell>
          <table:table-cell office:value-type="float" office:value="5617794" calcext:value-type="float">
            <text:p>5617794</text:p>
          </table:table-cell>
          <table:table-cell office:value-type="float" office:value="5772115" calcext:value-type="float">
            <text:p>5772115</text:p>
          </table:table-cell>
          <table:table-cell office:value-type="float" office:value="5934614" calcext:value-type="float">
            <text:p>5934614</text:p>
          </table:table-cell>
          <table:table-cell office:value-type="float" office:value="6103485" calcext:value-type="float">
            <text:p>6103485</text:p>
          </table:table-cell>
          <table:table-cell office:value-type="float" office:value="6279936" calcext:value-type="float">
            <text:p>6279936</text:p>
          </table:table-cell>
          <table:table-cell office:value-type="float" office:value="6450183" calcext:value-type="float">
            <text:p>6450183</text:p>
          </table:table-cell>
          <table:table-cell office:value-type="float" office:value="6654954" calcext:value-type="float">
            <text:p>6654954</text:p>
          </table:table-cell>
          <table:table-cell office:value-type="float" office:value="6871789" calcext:value-type="float">
            <text:p>6871789</text:p>
          </table:table-cell>
          <table:table-cell office:value-type="float" office:value="7104719" calcext:value-type="float">
            <text:p>7104719</text:p>
          </table:table-cell>
        </table:table-row>
        <table:table-row table:style-name="ro1">
          <table:table-cell office:value-type="string" calcext:value-type="string">
            <text:p>Malte</text:p>
          </table:table-cell>
          <table:table-cell office:value-type="string" calcext:value-type="string">
            <text:p>MLT</text:p>
          </table:table-cell>
          <table:table-cell table:number-columns-repeated="30"/>
          <table:table-cell office:value-type="float" office:value="135632" calcext:value-type="float">
            <text:p>135632</text:p>
          </table:table-cell>
          <table:table-cell office:value-type="float" office:value="139039" calcext:value-type="float">
            <text:p>139039</text:p>
          </table:table-cell>
          <table:table-cell office:value-type="float" office:value="140095" calcext:value-type="float">
            <text:p>140095</text:p>
          </table:table-cell>
          <table:table-cell office:value-type="float" office:value="142317" calcext:value-type="float">
            <text:p>142317</text:p>
          </table:table-cell>
          <table:table-cell office:value-type="float" office:value="143865" calcext:value-type="float">
            <text:p>143865</text:p>
          </table:table-cell>
          <table:table-cell office:value-type="float" office:value="144787" calcext:value-type="float">
            <text:p>144787</text:p>
          </table:table-cell>
          <table:table-cell office:value-type="float" office:value="147146" calcext:value-type="float">
            <text:p>147146</text:p>
          </table:table-cell>
          <table:table-cell office:value-type="float" office:value="149197" calcext:value-type="float">
            <text:p>149197</text:p>
          </table:table-cell>
          <table:table-cell office:value-type="float" office:value="151448" calcext:value-type="float">
            <text:p>151448</text:p>
          </table:table-cell>
          <table:table-cell office:value-type="float" office:value="153400" calcext:value-type="float">
            <text:p>153400</text:p>
          </table:table-cell>
          <table:table-cell office:value-type="float" office:value="156744" calcext:value-type="float">
            <text:p>156744</text:p>
          </table:table-cell>
          <table:table-cell office:value-type="float" office:value="159888" calcext:value-type="float">
            <text:p>159888</text:p>
          </table:table-cell>
          <table:table-cell office:value-type="float" office:value="160795" calcext:value-type="float">
            <text:p>160795</text:p>
          </table:table-cell>
          <table:table-cell office:value-type="float" office:value="161664" calcext:value-type="float">
            <text:p>161664</text:p>
          </table:table-cell>
          <table:table-cell office:value-type="float" office:value="158865" calcext:value-type="float">
            <text:p>158865</text:p>
          </table:table-cell>
          <table:table-cell office:value-type="float" office:value="161288" calcext:value-type="float">
            <text:p>161288</text:p>
          </table:table-cell>
          <table:table-cell office:value-type="float" office:value="163576" calcext:value-type="float">
            <text:p>163576</text:p>
          </table:table-cell>
          <table:table-cell office:value-type="float" office:value="167652" calcext:value-type="float">
            <text:p>167652</text:p>
          </table:table-cell>
          <table:table-cell office:value-type="float" office:value="170025" calcext:value-type="float">
            <text:p>170025</text:p>
          </table:table-cell>
          <table:table-cell office:value-type="float" office:value="172627" calcext:value-type="float">
            <text:p>172627</text:p>
          </table:table-cell>
          <table:table-cell office:value-type="float" office:value="176498" calcext:value-type="float">
            <text:p>176498</text:p>
          </table:table-cell>
          <table:table-cell office:value-type="float" office:value="180756" calcext:value-type="float">
            <text:p>180756</text:p>
          </table:table-cell>
          <table:table-cell office:value-type="float" office:value="185305" calcext:value-type="float">
            <text:p>185305</text:p>
          </table:table-cell>
          <table:table-cell office:value-type="float" office:value="192467" calcext:value-type="float">
            <text:p>192467</text:p>
          </table:table-cell>
          <table:table-cell office:value-type="float" office:value="199944" calcext:value-type="float">
            <text:p>199944</text:p>
          </table:table-cell>
          <table:table-cell office:value-type="float" office:value="206880" calcext:value-type="float">
            <text:p>206880</text:p>
          </table:table-cell>
          <table:table-cell office:value-type="float" office:value="213472" calcext:value-type="float">
            <text:p>213472</text:p>
          </table:table-cell>
          <table:table-cell office:value-type="float" office:value="220133" calcext:value-type="float">
            <text:p>220133</text:p>
          </table:table-cell>
          <table:table-cell office:value-type="float" office:value="226825" calcext:value-type="float">
            <text:p>226825</text:p>
          </table:table-cell>
        </table:table-row>
        <table:table-row table:style-name="ro1">
          <table:table-cell office:value-type="string" calcext:value-type="string">
            <text:p>Myanmar</text:p>
          </table:table-cell>
          <table:table-cell office:value-type="string" calcext:value-type="string">
            <text:p>MMR</text:p>
          </table:table-cell>
          <table:table-cell table:number-columns-repeated="30"/>
          <table:table-cell office:value-type="float" office:value="19068155" calcext:value-type="float">
            <text:p>19068155</text:p>
          </table:table-cell>
          <table:table-cell office:value-type="float" office:value="19501560" calcext:value-type="float">
            <text:p>19501560</text:p>
          </table:table-cell>
          <table:table-cell office:value-type="float" office:value="19818946" calcext:value-type="float">
            <text:p>19818946</text:p>
          </table:table-cell>
          <table:table-cell office:value-type="float" office:value="20161111" calcext:value-type="float">
            <text:p>20161111</text:p>
          </table:table-cell>
          <table:table-cell office:value-type="float" office:value="20501548" calcext:value-type="float">
            <text:p>20501548</text:p>
          </table:table-cell>
          <table:table-cell office:value-type="float" office:value="20868975" calcext:value-type="float">
            <text:p>20868975</text:p>
          </table:table-cell>
          <table:table-cell office:value-type="float" office:value="21256810" calcext:value-type="float">
            <text:p>21256810</text:p>
          </table:table-cell>
          <table:table-cell office:value-type="float" office:value="21665898" calcext:value-type="float">
            <text:p>21665898</text:p>
          </table:table-cell>
          <table:table-cell office:value-type="float" office:value="22075559" calcext:value-type="float">
            <text:p>22075559</text:p>
          </table:table-cell>
          <table:table-cell office:value-type="float" office:value="22414794" calcext:value-type="float">
            <text:p>22414794</text:p>
          </table:table-cell>
          <table:table-cell office:value-type="float" office:value="22694133" calcext:value-type="float">
            <text:p>22694133</text:p>
          </table:table-cell>
          <table:table-cell office:value-type="float" office:value="22917875" calcext:value-type="float">
            <text:p>22917875</text:p>
          </table:table-cell>
          <table:table-cell office:value-type="float" office:value="23113509" calcext:value-type="float">
            <text:p>23113509</text:p>
          </table:table-cell>
          <table:table-cell office:value-type="float" office:value="23262312" calcext:value-type="float">
            <text:p>23262312</text:p>
          </table:table-cell>
          <table:table-cell office:value-type="float" office:value="23386681" calcext:value-type="float">
            <text:p>23386681</text:p>
          </table:table-cell>
          <table:table-cell office:value-type="float" office:value="23486251" calcext:value-type="float">
            <text:p>23486251</text:p>
          </table:table-cell>
          <table:table-cell office:value-type="float" office:value="23544248" calcext:value-type="float">
            <text:p>23544248</text:p>
          </table:table-cell>
          <table:table-cell office:value-type="float" office:value="23603812" calcext:value-type="float">
            <text:p>23603812</text:p>
          </table:table-cell>
          <table:table-cell office:value-type="float" office:value="23681843" calcext:value-type="float">
            <text:p>23681843</text:p>
          </table:table-cell>
          <table:table-cell office:value-type="float" office:value="23761599" calcext:value-type="float">
            <text:p>23761599</text:p>
          </table:table-cell>
          <table:table-cell office:value-type="float" office:value="23865872" calcext:value-type="float">
            <text:p>23865872</text:p>
          </table:table-cell>
          <table:table-cell office:value-type="float" office:value="24096402" calcext:value-type="float">
            <text:p>24096402</text:p>
          </table:table-cell>
          <table:table-cell office:value-type="float" office:value="24315407" calcext:value-type="float">
            <text:p>24315407</text:p>
          </table:table-cell>
          <table:table-cell office:value-type="float" office:value="24526744" calcext:value-type="float">
            <text:p>24526744</text:p>
          </table:table-cell>
          <table:table-cell office:value-type="float" office:value="24743173" calcext:value-type="float">
            <text:p>24743173</text:p>
          </table:table-cell>
          <table:table-cell office:value-type="float" office:value="24963522" calcext:value-type="float">
            <text:p>24963522</text:p>
          </table:table-cell>
          <table:table-cell office:value-type="float" office:value="24650711" calcext:value-type="float">
            <text:p>24650711</text:p>
          </table:table-cell>
          <table:table-cell office:value-type="float" office:value="24320649" calcext:value-type="float">
            <text:p>24320649</text:p>
          </table:table-cell>
          <table:table-cell office:value-type="float" office:value="24528533" calcext:value-type="float">
            <text:p>24528533</text:p>
          </table:table-cell>
        </table:table-row>
        <table:table-row table:style-name="ro1">
          <table:table-cell office:value-type="string" calcext:value-type="string">
            <text:p>Afrique du Nord et Moyen-Orient (hors revenu élevé)</text:p>
          </table:table-cell>
          <table:table-cell office:value-type="string" calcext:value-type="string">
            <text:p>MNA</text:p>
          </table:table-cell>
          <table:table-cell table:number-columns-repeated="30"/>
          <table:table-cell office:value-type="float" office:value="59665274" calcext:value-type="float">
            <text:p>59665274</text:p>
          </table:table-cell>
          <table:table-cell office:value-type="float" office:value="61392285" calcext:value-type="float">
            <text:p>61392285</text:p>
          </table:table-cell>
          <table:table-cell office:value-type="float" office:value="63229853" calcext:value-type="float">
            <text:p>63229853</text:p>
          </table:table-cell>
          <table:table-cell office:value-type="float" office:value="65283284" calcext:value-type="float">
            <text:p>65283284</text:p>
          </table:table-cell>
          <table:table-cell office:value-type="float" office:value="67610084" calcext:value-type="float">
            <text:p>67610084</text:p>
          </table:table-cell>
          <table:table-cell office:value-type="float" office:value="69318510" calcext:value-type="float">
            <text:p>69318510</text:p>
          </table:table-cell>
          <table:table-cell office:value-type="float" office:value="71052605" calcext:value-type="float">
            <text:p>71052605</text:p>
          </table:table-cell>
          <table:table-cell office:value-type="float" office:value="73129220" calcext:value-type="float">
            <text:p>73129220</text:p>
          </table:table-cell>
          <table:table-cell office:value-type="float" office:value="75128896" calcext:value-type="float">
            <text:p>75128896</text:p>
          </table:table-cell>
          <table:table-cell office:value-type="float" office:value="78248630" calcext:value-type="float">
            <text:p>78248630</text:p>
          </table:table-cell>
          <table:table-cell office:value-type="float" office:value="80660059" calcext:value-type="float">
            <text:p>80660059</text:p>
          </table:table-cell>
          <table:table-cell office:value-type="float" office:value="82880599" calcext:value-type="float">
            <text:p>82880599</text:p>
          </table:table-cell>
          <table:table-cell office:value-type="float" office:value="85174754" calcext:value-type="float">
            <text:p>85174754</text:p>
          </table:table-cell>
          <table:table-cell office:value-type="float" office:value="88169565" calcext:value-type="float">
            <text:p>88169565</text:p>
          </table:table-cell>
          <table:table-cell office:value-type="float" office:value="91063570" calcext:value-type="float">
            <text:p>91063570</text:p>
          </table:table-cell>
          <table:table-cell office:value-type="float" office:value="93880382" calcext:value-type="float">
            <text:p>93880382</text:p>
          </table:table-cell>
          <table:table-cell office:value-type="float" office:value="95688814" calcext:value-type="float">
            <text:p>95688814</text:p>
          </table:table-cell>
          <table:table-cell office:value-type="float" office:value="97878478" calcext:value-type="float">
            <text:p>97878478</text:p>
          </table:table-cell>
          <table:table-cell office:value-type="float" office:value="98747520" calcext:value-type="float">
            <text:p>98747520</text:p>
          </table:table-cell>
          <table:table-cell office:value-type="float" office:value="101346791" calcext:value-type="float">
            <text:p>101346791</text:p>
          </table:table-cell>
          <table:table-cell office:value-type="float" office:value="103400674" calcext:value-type="float">
            <text:p>103400674</text:p>
          </table:table-cell>
          <table:table-cell office:value-type="float" office:value="105196560" calcext:value-type="float">
            <text:p>105196560</text:p>
          </table:table-cell>
          <table:table-cell office:value-type="float" office:value="107024338" calcext:value-type="float">
            <text:p>107024338</text:p>
          </table:table-cell>
          <table:table-cell office:value-type="float" office:value="109121298" calcext:value-type="float">
            <text:p>109121298</text:p>
          </table:table-cell>
          <table:table-cell office:value-type="float" office:value="110101885" calcext:value-type="float">
            <text:p>110101885</text:p>
          </table:table-cell>
          <table:table-cell office:value-type="float" office:value="111552933" calcext:value-type="float">
            <text:p>111552933</text:p>
          </table:table-cell>
          <table:table-cell office:value-type="float" office:value="113917281" calcext:value-type="float">
            <text:p>113917281</text:p>
          </table:table-cell>
          <table:table-cell office:value-type="float" office:value="115525148" calcext:value-type="float">
            <text:p>115525148</text:p>
          </table:table-cell>
          <table:table-cell office:value-type="float" office:value="117330633" calcext:value-type="float">
            <text:p>117330633</text:p>
          </table:table-cell>
        </table:table-row>
        <table:table-row table:style-name="ro1">
          <table:table-cell office:value-type="string" calcext:value-type="string">
            <text:p>Monténégro</text:p>
          </table:table-cell>
          <table:table-cell office:value-type="string" calcext:value-type="string">
            <text:p>MNE</text:p>
          </table:table-cell>
          <table:table-cell table:number-columns-repeated="30"/>
          <table:table-cell office:value-type="float" office:value="239214" calcext:value-type="float">
            <text:p>239214</text:p>
          </table:table-cell>
          <table:table-cell office:value-type="float" office:value="241238" calcext:value-type="float">
            <text:p>241238</text:p>
          </table:table-cell>
          <table:table-cell office:value-type="float" office:value="242959" calcext:value-type="float">
            <text:p>242959</text:p>
          </table:table-cell>
          <table:table-cell office:value-type="float" office:value="244319" calcext:value-type="float">
            <text:p>244319</text:p>
          </table:table-cell>
          <table:table-cell office:value-type="float" office:value="245396" calcext:value-type="float">
            <text:p>245396</text:p>
          </table:table-cell>
          <table:table-cell office:value-type="float" office:value="245999" calcext:value-type="float">
            <text:p>245999</text:p>
          </table:table-cell>
          <table:table-cell office:value-type="float" office:value="245807" calcext:value-type="float">
            <text:p>245807</text:p>
          </table:table-cell>
          <table:table-cell office:value-type="float" office:value="245459" calcext:value-type="float">
            <text:p>245459</text:p>
          </table:table-cell>
          <table:table-cell office:value-type="float" office:value="244851" calcext:value-type="float">
            <text:p>244851</text:p>
          </table:table-cell>
          <table:table-cell office:value-type="float" office:value="244685" calcext:value-type="float">
            <text:p>244685</text:p>
          </table:table-cell>
          <table:table-cell office:value-type="float" office:value="244294" calcext:value-type="float">
            <text:p>244294</text:p>
          </table:table-cell>
          <table:table-cell office:value-type="float" office:value="245171" calcext:value-type="float">
            <text:p>245171</text:p>
          </table:table-cell>
          <table:table-cell office:value-type="float" office:value="246193" calcext:value-type="float">
            <text:p>246193</text:p>
          </table:table-cell>
          <table:table-cell office:value-type="float" office:value="247300" calcext:value-type="float">
            <text:p>247300</text:p>
          </table:table-cell>
          <table:table-cell office:value-type="float" office:value="247835" calcext:value-type="float">
            <text:p>247835</text:p>
          </table:table-cell>
          <table:table-cell office:value-type="float" office:value="248285" calcext:value-type="float">
            <text:p>248285</text:p>
          </table:table-cell>
          <table:table-cell office:value-type="float" office:value="248246" calcext:value-type="float">
            <text:p>248246</text:p>
          </table:table-cell>
          <table:table-cell office:value-type="float" office:value="248173" calcext:value-type="float">
            <text:p>248173</text:p>
          </table:table-cell>
          <table:table-cell office:value-type="float" office:value="248151" calcext:value-type="float">
            <text:p>248151</text:p>
          </table:table-cell>
          <table:table-cell office:value-type="float" office:value="247871" calcext:value-type="float">
            <text:p>247871</text:p>
          </table:table-cell>
          <table:table-cell office:value-type="float" office:value="247397" calcext:value-type="float">
            <text:p>247397</text:p>
          </table:table-cell>
          <table:table-cell office:value-type="float" office:value="246219" calcext:value-type="float">
            <text:p>246219</text:p>
          </table:table-cell>
          <table:table-cell office:value-type="float" office:value="248660" calcext:value-type="float">
            <text:p>248660</text:p>
          </table:table-cell>
          <table:table-cell office:value-type="float" office:value="252028" calcext:value-type="float">
            <text:p>252028</text:p>
          </table:table-cell>
          <table:table-cell office:value-type="float" office:value="255171" calcext:value-type="float">
            <text:p>255171</text:p>
          </table:table-cell>
          <table:table-cell office:value-type="float" office:value="258154" calcext:value-type="float">
            <text:p>258154</text:p>
          </table:table-cell>
          <table:table-cell office:value-type="float" office:value="258899" calcext:value-type="float">
            <text:p>258899</text:p>
          </table:table-cell>
          <table:table-cell office:value-type="float" office:value="258805" calcext:value-type="float">
            <text:p>258805</text:p>
          </table:table-cell>
          <table:table-cell office:value-type="float" office:value="257905" calcext:value-type="float">
            <text:p>257905</text:p>
          </table:table-cell>
        </table:table-row>
        <table:table-row table:style-name="ro1">
          <table:table-cell office:value-type="string" calcext:value-type="string">
            <text:p>Mongolie</text:p>
          </table:table-cell>
          <table:table-cell office:value-type="string" calcext:value-type="string">
            <text:p>MNG</text:p>
          </table:table-cell>
          <table:table-cell table:number-columns-repeated="30"/>
          <table:table-cell office:value-type="float" office:value="738309" calcext:value-type="float">
            <text:p>738309</text:p>
          </table:table-cell>
          <table:table-cell office:value-type="float" office:value="762268" calcext:value-type="float">
            <text:p>762268</text:p>
          </table:table-cell>
          <table:table-cell office:value-type="float" office:value="787341" calcext:value-type="float">
            <text:p>787341</text:p>
          </table:table-cell>
          <table:table-cell office:value-type="float" office:value="808059" calcext:value-type="float">
            <text:p>808059</text:p>
          </table:table-cell>
          <table:table-cell office:value-type="float" office:value="824596" calcext:value-type="float">
            <text:p>824596</text:p>
          </table:table-cell>
          <table:table-cell office:value-type="float" office:value="838088" calcext:value-type="float">
            <text:p>838088</text:p>
          </table:table-cell>
          <table:table-cell office:value-type="float" office:value="859122" calcext:value-type="float">
            <text:p>859122</text:p>
          </table:table-cell>
          <table:table-cell office:value-type="float" office:value="877606" calcext:value-type="float">
            <text:p>877606</text:p>
          </table:table-cell>
          <table:table-cell office:value-type="float" office:value="896444" calcext:value-type="float">
            <text:p>896444</text:p>
          </table:table-cell>
          <table:table-cell office:value-type="float" office:value="917227" calcext:value-type="float">
            <text:p>917227</text:p>
          </table:table-cell>
          <table:table-cell office:value-type="float" office:value="941925" calcext:value-type="float">
            <text:p>941925</text:p>
          </table:table-cell>
          <table:table-cell office:value-type="float" office:value="965725" calcext:value-type="float">
            <text:p>965725</text:p>
          </table:table-cell>
          <table:table-cell office:value-type="float" office:value="990526" calcext:value-type="float">
            <text:p>990526</text:p>
          </table:table-cell>
          <table:table-cell office:value-type="float" office:value="1015430" calcext:value-type="float">
            <text:p>1015430</text:p>
          </table:table-cell>
          <table:table-cell office:value-type="float" office:value="1038069" calcext:value-type="float">
            <text:p>1038069</text:p>
          </table:table-cell>
          <table:table-cell office:value-type="float" office:value="1063124" calcext:value-type="float">
            <text:p>1063124</text:p>
          </table:table-cell>
          <table:table-cell office:value-type="float" office:value="1086734" calcext:value-type="float">
            <text:p>1086734</text:p>
          </table:table-cell>
          <table:table-cell office:value-type="float" office:value="1108306" calcext:value-type="float">
            <text:p>1108306</text:p>
          </table:table-cell>
          <table:table-cell office:value-type="float" office:value="1130429" calcext:value-type="float">
            <text:p>1130429</text:p>
          </table:table-cell>
          <table:table-cell office:value-type="float" office:value="1153072" calcext:value-type="float">
            <text:p>1153072</text:p>
          </table:table-cell>
          <table:table-cell office:value-type="float" office:value="1171426" calcext:value-type="float">
            <text:p>1171426</text:p>
          </table:table-cell>
          <table:table-cell office:value-type="float" office:value="1210171" calcext:value-type="float">
            <text:p>1210171</text:p>
          </table:table-cell>
          <table:table-cell office:value-type="float" office:value="1215786" calcext:value-type="float">
            <text:p>1215786</text:p>
          </table:table-cell>
          <table:table-cell office:value-type="float" office:value="1243123" calcext:value-type="float">
            <text:p>1243123</text:p>
          </table:table-cell>
          <table:table-cell office:value-type="float" office:value="1269010" calcext:value-type="float">
            <text:p>1269010</text:p>
          </table:table-cell>
          <table:table-cell office:value-type="float" office:value="1287029" calcext:value-type="float">
            <text:p>1287029</text:p>
          </table:table-cell>
          <table:table-cell office:value-type="float" office:value="1278620" calcext:value-type="float">
            <text:p>1278620</text:p>
          </table:table-cell>
          <table:table-cell office:value-type="float" office:value="1306675" calcext:value-type="float">
            <text:p>1306675</text:p>
          </table:table-cell>
          <table:table-cell office:value-type="float" office:value="1320851" calcext:value-type="float">
            <text:p>1320851</text:p>
          </table:table-cell>
        </table:table-row>
        <table:table-row table:style-name="ro1">
          <table:table-cell office:value-type="string" calcext:value-type="string">
            <text:p>Mariannes</text:p>
          </table:table-cell>
          <table:table-cell office:value-type="string" calcext:value-type="string">
            <text:p>MNP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ozambique</text:p>
          </table:table-cell>
          <table:table-cell office:value-type="string" calcext:value-type="string">
            <text:p>MOZ</text:p>
          </table:table-cell>
          <table:table-cell table:number-columns-repeated="30"/>
          <table:table-cell office:value-type="float" office:value="5856315" calcext:value-type="float">
            <text:p>5856315</text:p>
          </table:table-cell>
          <table:table-cell office:value-type="float" office:value="6067544" calcext:value-type="float">
            <text:p>6067544</text:p>
          </table:table-cell>
          <table:table-cell office:value-type="float" office:value="6339532" calcext:value-type="float">
            <text:p>6339532</text:p>
          </table:table-cell>
          <table:table-cell office:value-type="float" office:value="6643263" calcext:value-type="float">
            <text:p>6643263</text:p>
          </table:table-cell>
          <table:table-cell office:value-type="float" office:value="6950529" calcext:value-type="float">
            <text:p>6950529</text:p>
          </table:table-cell>
          <table:table-cell office:value-type="float" office:value="7239694" calcext:value-type="float">
            <text:p>7239694</text:p>
          </table:table-cell>
          <table:table-cell office:value-type="float" office:value="7442299" calcext:value-type="float">
            <text:p>7442299</text:p>
          </table:table-cell>
          <table:table-cell office:value-type="float" office:value="7634777" calcext:value-type="float">
            <text:p>7634777</text:p>
          </table:table-cell>
          <table:table-cell office:value-type="float" office:value="7886887" calcext:value-type="float">
            <text:p>7886887</text:p>
          </table:table-cell>
          <table:table-cell office:value-type="float" office:value="8133962" calcext:value-type="float">
            <text:p>8133962</text:p>
          </table:table-cell>
          <table:table-cell office:value-type="float" office:value="8384985" calcext:value-type="float">
            <text:p>8384985</text:p>
          </table:table-cell>
          <table:table-cell office:value-type="float" office:value="8619204" calcext:value-type="float">
            <text:p>8619204</text:p>
          </table:table-cell>
          <table:table-cell office:value-type="float" office:value="8861765" calcext:value-type="float">
            <text:p>8861765</text:p>
          </table:table-cell>
          <table:table-cell office:value-type="float" office:value="9109747" calcext:value-type="float">
            <text:p>9109747</text:p>
          </table:table-cell>
          <table:table-cell office:value-type="float" office:value="9324931" calcext:value-type="float">
            <text:p>9324931</text:p>
          </table:table-cell>
          <table:table-cell office:value-type="float" office:value="9542141" calcext:value-type="float">
            <text:p>9542141</text:p>
          </table:table-cell>
          <table:table-cell office:value-type="float" office:value="9725968" calcext:value-type="float">
            <text:p>9725968</text:p>
          </table:table-cell>
          <table:table-cell office:value-type="float" office:value="9918608" calcext:value-type="float">
            <text:p>9918608</text:p>
          </table:table-cell>
          <table:table-cell office:value-type="float" office:value="10117907" calcext:value-type="float">
            <text:p>10117907</text:p>
          </table:table-cell>
          <table:table-cell office:value-type="float" office:value="10321950" calcext:value-type="float">
            <text:p>10321950</text:p>
          </table:table-cell>
          <table:table-cell office:value-type="float" office:value="10530335" calcext:value-type="float">
            <text:p>10530335</text:p>
          </table:table-cell>
          <table:table-cell office:value-type="float" office:value="10739629" calcext:value-type="float">
            <text:p>10739629</text:p>
          </table:table-cell>
          <table:table-cell office:value-type="float" office:value="10952140" calcext:value-type="float">
            <text:p>10952140</text:p>
          </table:table-cell>
          <table:table-cell office:value-type="float" office:value="11170781" calcext:value-type="float">
            <text:p>11170781</text:p>
          </table:table-cell>
          <table:table-cell office:value-type="float" office:value="11400608" calcext:value-type="float">
            <text:p>11400608</text:p>
          </table:table-cell>
          <table:table-cell office:value-type="float" office:value="11643166" calcext:value-type="float">
            <text:p>11643166</text:p>
          </table:table-cell>
          <table:table-cell office:value-type="float" office:value="12014293" calcext:value-type="float">
            <text:p>12014293</text:p>
          </table:table-cell>
          <table:table-cell office:value-type="float" office:value="12409390" calcext:value-type="float">
            <text:p>12409390</text:p>
          </table:table-cell>
          <table:table-cell office:value-type="float" office:value="12815186" calcext:value-type="float">
            <text:p>12815186</text:p>
          </table:table-cell>
        </table:table-row>
        <table:table-row table:style-name="ro1">
          <table:table-cell office:value-type="string" calcext:value-type="string">
            <text:p>Mauritanie</text:p>
          </table:table-cell>
          <table:table-cell office:value-type="string" calcext:value-type="string">
            <text:p>MRT</text:p>
          </table:table-cell>
          <table:table-cell table:number-columns-repeated="30"/>
          <table:table-cell office:value-type="float" office:value="571185" calcext:value-type="float">
            <text:p>571185</text:p>
          </table:table-cell>
          <table:table-cell office:value-type="float" office:value="586454" calcext:value-type="float">
            <text:p>586454</text:p>
          </table:table-cell>
          <table:table-cell office:value-type="float" office:value="602547" calcext:value-type="float">
            <text:p>602547</text:p>
          </table:table-cell>
          <table:table-cell office:value-type="float" office:value="618857" calcext:value-type="float">
            <text:p>618857</text:p>
          </table:table-cell>
          <table:table-cell office:value-type="float" office:value="636989" calcext:value-type="float">
            <text:p>636989</text:p>
          </table:table-cell>
          <table:table-cell office:value-type="float" office:value="653978" calcext:value-type="float">
            <text:p>653978</text:p>
          </table:table-cell>
          <table:table-cell office:value-type="float" office:value="671932" calcext:value-type="float">
            <text:p>671932</text:p>
          </table:table-cell>
          <table:table-cell office:value-type="float" office:value="691971" calcext:value-type="float">
            <text:p>691971</text:p>
          </table:table-cell>
          <table:table-cell office:value-type="float" office:value="711983" calcext:value-type="float">
            <text:p>711983</text:p>
          </table:table-cell>
          <table:table-cell office:value-type="float" office:value="732575" calcext:value-type="float">
            <text:p>732575</text:p>
          </table:table-cell>
          <table:table-cell office:value-type="float" office:value="755985" calcext:value-type="float">
            <text:p>755985</text:p>
          </table:table-cell>
          <table:table-cell office:value-type="float" office:value="772293" calcext:value-type="float">
            <text:p>772293</text:p>
          </table:table-cell>
          <table:table-cell office:value-type="float" office:value="790128" calcext:value-type="float">
            <text:p>790128</text:p>
          </table:table-cell>
          <table:table-cell office:value-type="float" office:value="808931" calcext:value-type="float">
            <text:p>808931</text:p>
          </table:table-cell>
          <table:table-cell office:value-type="float" office:value="828452" calcext:value-type="float">
            <text:p>828452</text:p>
          </table:table-cell>
          <table:table-cell office:value-type="float" office:value="848344" calcext:value-type="float">
            <text:p>848344</text:p>
          </table:table-cell>
          <table:table-cell office:value-type="float" office:value="867605" calcext:value-type="float">
            <text:p>867605</text:p>
          </table:table-cell>
          <table:table-cell office:value-type="float" office:value="888161" calcext:value-type="float">
            <text:p>888161</text:p>
          </table:table-cell>
          <table:table-cell office:value-type="float" office:value="909550" calcext:value-type="float">
            <text:p>909550</text:p>
          </table:table-cell>
          <table:table-cell office:value-type="float" office:value="931889" calcext:value-type="float">
            <text:p>931889</text:p>
          </table:table-cell>
          <table:table-cell office:value-type="float" office:value="954911" calcext:value-type="float">
            <text:p>954911</text:p>
          </table:table-cell>
          <table:table-cell office:value-type="float" office:value="977778" calcext:value-type="float">
            <text:p>977778</text:p>
          </table:table-cell>
          <table:table-cell office:value-type="float" office:value="1001706" calcext:value-type="float">
            <text:p>1001706</text:p>
          </table:table-cell>
          <table:table-cell office:value-type="float" office:value="1035928" calcext:value-type="float">
            <text:p>1035928</text:p>
          </table:table-cell>
          <table:table-cell office:value-type="float" office:value="1071546" calcext:value-type="float">
            <text:p>1071546</text:p>
          </table:table-cell>
          <table:table-cell office:value-type="float" office:value="1109501" calcext:value-type="float">
            <text:p>1109501</text:p>
          </table:table-cell>
          <table:table-cell office:value-type="float" office:value="1145809" calcext:value-type="float">
            <text:p>1145809</text:p>
          </table:table-cell>
          <table:table-cell office:value-type="float" office:value="1183444" calcext:value-type="float">
            <text:p>1183444</text:p>
          </table:table-cell>
          <table:table-cell office:value-type="float" office:value="1220438" calcext:value-type="float">
            <text:p>1220438</text:p>
          </table:table-cell>
        </table:table-row>
        <table:table-row table:style-name="ro1">
          <table:table-cell office:value-type="string" calcext:value-type="string">
            <text:p>Maurice</text:p>
          </table:table-cell>
          <table:table-cell office:value-type="string" calcext:value-type="string">
            <text:p>MUS</text:p>
          </table:table-cell>
          <table:table-cell table:number-columns-repeated="30"/>
          <table:table-cell office:value-type="float" office:value="447400" calcext:value-type="float">
            <text:p>447400</text:p>
          </table:table-cell>
          <table:table-cell office:value-type="float" office:value="456506" calcext:value-type="float">
            <text:p>456506</text:p>
          </table:table-cell>
          <table:table-cell office:value-type="float" office:value="465176" calcext:value-type="float">
            <text:p>465176</text:p>
          </table:table-cell>
          <table:table-cell office:value-type="float" office:value="472379" calcext:value-type="float">
            <text:p>472379</text:p>
          </table:table-cell>
          <table:table-cell office:value-type="float" office:value="480877" calcext:value-type="float">
            <text:p>480877</text:p>
          </table:table-cell>
          <table:table-cell office:value-type="float" office:value="487653" calcext:value-type="float">
            <text:p>487653</text:p>
          </table:table-cell>
          <table:table-cell office:value-type="float" office:value="491566" calcext:value-type="float">
            <text:p>491566</text:p>
          </table:table-cell>
          <table:table-cell office:value-type="float" office:value="498411" calcext:value-type="float">
            <text:p>498411</text:p>
          </table:table-cell>
          <table:table-cell office:value-type="float" office:value="505490" calcext:value-type="float">
            <text:p>505490</text:p>
          </table:table-cell>
          <table:table-cell office:value-type="float" office:value="513708" calcext:value-type="float">
            <text:p>513708</text:p>
          </table:table-cell>
          <table:table-cell office:value-type="float" office:value="519737" calcext:value-type="float">
            <text:p>519737</text:p>
          </table:table-cell>
          <table:table-cell office:value-type="float" office:value="525785" calcext:value-type="float">
            <text:p>525785</text:p>
          </table:table-cell>
          <table:table-cell office:value-type="float" office:value="529506" calcext:value-type="float">
            <text:p>529506</text:p>
          </table:table-cell>
          <table:table-cell office:value-type="float" office:value="532252" calcext:value-type="float">
            <text:p>532252</text:p>
          </table:table-cell>
          <table:table-cell office:value-type="float" office:value="534564" calcext:value-type="float">
            <text:p>534564</text:p>
          </table:table-cell>
          <table:table-cell office:value-type="float" office:value="544400" calcext:value-type="float">
            <text:p>544400</text:p>
          </table:table-cell>
          <table:table-cell office:value-type="float" office:value="547108" calcext:value-type="float">
            <text:p>547108</text:p>
          </table:table-cell>
          <table:table-cell office:value-type="float" office:value="545361" calcext:value-type="float">
            <text:p>545361</text:p>
          </table:table-cell>
          <table:table-cell office:value-type="float" office:value="551777" calcext:value-type="float">
            <text:p>551777</text:p>
          </table:table-cell>
          <table:table-cell office:value-type="float" office:value="557200" calcext:value-type="float">
            <text:p>557200</text:p>
          </table:table-cell>
          <table:table-cell office:value-type="float" office:value="569253" calcext:value-type="float">
            <text:p>569253</text:p>
          </table:table-cell>
          <table:table-cell office:value-type="float" office:value="566463" calcext:value-type="float">
            <text:p>566463</text:p>
          </table:table-cell>
          <table:table-cell office:value-type="float" office:value="573785" calcext:value-type="float">
            <text:p>573785</text:p>
          </table:table-cell>
          <table:table-cell office:value-type="float" office:value="588505" calcext:value-type="float">
            <text:p>588505</text:p>
          </table:table-cell>
          <table:table-cell office:value-type="float" office:value="595863" calcext:value-type="float">
            <text:p>595863</text:p>
          </table:table-cell>
          <table:table-cell office:value-type="float" office:value="603765" calcext:value-type="float">
            <text:p>603765</text:p>
          </table:table-cell>
          <table:table-cell office:value-type="float" office:value="600991" calcext:value-type="float">
            <text:p>600991</text:p>
          </table:table-cell>
          <table:table-cell office:value-type="float" office:value="603062" calcext:value-type="float">
            <text:p>603062</text:p>
          </table:table-cell>
          <table:table-cell office:value-type="float" office:value="605008" calcext:value-type="float">
            <text:p>605008</text:p>
          </table:table-cell>
        </table:table-row>
        <table:table-row table:style-name="ro1">
          <table:table-cell office:value-type="string" calcext:value-type="string">
            <text:p>Malawi</text:p>
          </table:table-cell>
          <table:table-cell office:value-type="string" calcext:value-type="string">
            <text:p>MWI</text:p>
          </table:table-cell>
          <table:table-cell table:number-columns-repeated="30"/>
          <table:table-cell office:value-type="float" office:value="4023740" calcext:value-type="float">
            <text:p>4023740</text:p>
          </table:table-cell>
          <table:table-cell office:value-type="float" office:value="4091276" calcext:value-type="float">
            <text:p>4091276</text:p>
          </table:table-cell>
          <table:table-cell office:value-type="float" office:value="4124625" calcext:value-type="float">
            <text:p>4124625</text:p>
          </table:table-cell>
          <table:table-cell office:value-type="float" office:value="4135552" calcext:value-type="float">
            <text:p>4135552</text:p>
          </table:table-cell>
          <table:table-cell office:value-type="float" office:value="4154671" calcext:value-type="float">
            <text:p>4154671</text:p>
          </table:table-cell>
          <table:table-cell office:value-type="float" office:value="4189122" calcext:value-type="float">
            <text:p>4189122</text:p>
          </table:table-cell>
          <table:table-cell office:value-type="float" office:value="4244381" calcext:value-type="float">
            <text:p>4244381</text:p>
          </table:table-cell>
          <table:table-cell office:value-type="float" office:value="4325386" calcext:value-type="float">
            <text:p>4325386</text:p>
          </table:table-cell>
          <table:table-cell office:value-type="float" office:value="4423987" calcext:value-type="float">
            <text:p>4423987</text:p>
          </table:table-cell>
          <table:table-cell office:value-type="float" office:value="4536649" calcext:value-type="float">
            <text:p>4536649</text:p>
          </table:table-cell>
          <table:table-cell office:value-type="float" office:value="4651890" calcext:value-type="float">
            <text:p>4651890</text:p>
          </table:table-cell>
          <table:table-cell office:value-type="float" office:value="4749505" calcext:value-type="float">
            <text:p>4749505</text:p>
          </table:table-cell>
          <table:table-cell office:value-type="float" office:value="4853988" calcext:value-type="float">
            <text:p>4853988</text:p>
          </table:table-cell>
          <table:table-cell office:value-type="float" office:value="4966749" calcext:value-type="float">
            <text:p>4966749</text:p>
          </table:table-cell>
          <table:table-cell office:value-type="float" office:value="5088479" calcext:value-type="float">
            <text:p>5088479</text:p>
          </table:table-cell>
          <table:table-cell office:value-type="float" office:value="5219611" calcext:value-type="float">
            <text:p>5219611</text:p>
          </table:table-cell>
          <table:table-cell office:value-type="float" office:value="5362998" calcext:value-type="float">
            <text:p>5362998</text:p>
          </table:table-cell>
          <table:table-cell office:value-type="float" office:value="5514833" calcext:value-type="float">
            <text:p>5514833</text:p>
          </table:table-cell>
          <table:table-cell office:value-type="float" office:value="5675633" calcext:value-type="float">
            <text:p>5675633</text:p>
          </table:table-cell>
          <table:table-cell office:value-type="float" office:value="5847731" calcext:value-type="float">
            <text:p>5847731</text:p>
          </table:table-cell>
          <table:table-cell office:value-type="float" office:value="6032434" calcext:value-type="float">
            <text:p>6032434</text:p>
          </table:table-cell>
          <table:table-cell office:value-type="float" office:value="6225023" calcext:value-type="float">
            <text:p>6225023</text:p>
          </table:table-cell>
          <table:table-cell office:value-type="float" office:value="6435768" calcext:value-type="float">
            <text:p>6435768</text:p>
          </table:table-cell>
          <table:table-cell office:value-type="float" office:value="6660240" calcext:value-type="float">
            <text:p>6660240</text:p>
          </table:table-cell>
          <table:table-cell office:value-type="float" office:value="6880667" calcext:value-type="float">
            <text:p>6880667</text:p>
          </table:table-cell>
          <table:table-cell office:value-type="float" office:value="7109712" calcext:value-type="float">
            <text:p>7109712</text:p>
          </table:table-cell>
          <table:table-cell office:value-type="float" office:value="7351397" calcext:value-type="float">
            <text:p>7351397</text:p>
          </table:table-cell>
          <table:table-cell office:value-type="float" office:value="7599890" calcext:value-type="float">
            <text:p>7599890</text:p>
          </table:table-cell>
          <table:table-cell office:value-type="float" office:value="7871450" calcext:value-type="float">
            <text:p>7871450</text:p>
          </table:table-cell>
        </table:table-row>
        <table:table-row table:style-name="ro1">
          <table:table-cell office:value-type="string" calcext:value-type="string">
            <text:p>Malaisie</text:p>
          </table:table-cell>
          <table:table-cell office:value-type="string" calcext:value-type="string">
            <text:p>MYS</text:p>
          </table:table-cell>
          <table:table-cell table:number-columns-repeated="30"/>
          <table:table-cell office:value-type="float" office:value="7073130" calcext:value-type="float">
            <text:p>7073130</text:p>
          </table:table-cell>
          <table:table-cell office:value-type="float" office:value="7285365" calcext:value-type="float">
            <text:p>7285365</text:p>
          </table:table-cell>
          <table:table-cell office:value-type="float" office:value="7497813" calcext:value-type="float">
            <text:p>7497813</text:p>
          </table:table-cell>
          <table:table-cell office:value-type="float" office:value="7707508" calcext:value-type="float">
            <text:p>7707508</text:p>
          </table:table-cell>
          <table:table-cell office:value-type="float" office:value="7924944" calcext:value-type="float">
            <text:p>7924944</text:p>
          </table:table-cell>
          <table:table-cell office:value-type="float" office:value="8149282" calcext:value-type="float">
            <text:p>8149282</text:p>
          </table:table-cell>
          <table:table-cell office:value-type="float" office:value="8392720" calcext:value-type="float">
            <text:p>8392720</text:p>
          </table:table-cell>
          <table:table-cell office:value-type="float" office:value="8653824" calcext:value-type="float">
            <text:p>8653824</text:p>
          </table:table-cell>
          <table:table-cell office:value-type="float" office:value="8976800" calcext:value-type="float">
            <text:p>8976800</text:p>
          </table:table-cell>
          <table:table-cell office:value-type="float" office:value="9257649" calcext:value-type="float">
            <text:p>9257649</text:p>
          </table:table-cell>
          <table:table-cell office:value-type="float" office:value="9533588" calcext:value-type="float">
            <text:p>9533588</text:p>
          </table:table-cell>
          <table:table-cell office:value-type="float" office:value="9796208" calcext:value-type="float">
            <text:p>9796208</text:p>
          </table:table-cell>
          <table:table-cell office:value-type="float" office:value="10059223" calcext:value-type="float">
            <text:p>10059223</text:p>
          </table:table-cell>
          <table:table-cell office:value-type="float" office:value="10336204" calcext:value-type="float">
            <text:p>10336204</text:p>
          </table:table-cell>
          <table:table-cell office:value-type="float" office:value="10621458" calcext:value-type="float">
            <text:p>10621458</text:p>
          </table:table-cell>
          <table:table-cell office:value-type="float" office:value="10922365" calcext:value-type="float">
            <text:p>10922365</text:p>
          </table:table-cell>
          <table:table-cell office:value-type="float" office:value="11178427" calcext:value-type="float">
            <text:p>11178427</text:p>
          </table:table-cell>
          <table:table-cell office:value-type="float" office:value="11433194" calcext:value-type="float">
            <text:p>11433194</text:p>
          </table:table-cell>
          <table:table-cell office:value-type="float" office:value="11622770" calcext:value-type="float">
            <text:p>11622770</text:p>
          </table:table-cell>
          <table:table-cell office:value-type="float" office:value="11973658" calcext:value-type="float">
            <text:p>11973658</text:p>
          </table:table-cell>
          <table:table-cell office:value-type="float" office:value="12257276" calcext:value-type="float">
            <text:p>12257276</text:p>
          </table:table-cell>
          <table:table-cell office:value-type="float" office:value="12788348" calcext:value-type="float">
            <text:p>12788348</text:p>
          </table:table-cell>
          <table:table-cell office:value-type="float" office:value="13286030" calcext:value-type="float">
            <text:p>13286030</text:p>
          </table:table-cell>
          <table:table-cell office:value-type="float" office:value="13887410" calcext:value-type="float">
            <text:p>13887410</text:p>
          </table:table-cell>
          <table:table-cell office:value-type="float" office:value="14240932" calcext:value-type="float">
            <text:p>14240932</text:p>
          </table:table-cell>
          <table:table-cell office:value-type="float" office:value="14589349" calcext:value-type="float">
            <text:p>14589349</text:p>
          </table:table-cell>
          <table:table-cell office:value-type="float" office:value="14863891" calcext:value-type="float">
            <text:p>14863891</text:p>
          </table:table-cell>
          <table:table-cell office:value-type="float" office:value="15155884" calcext:value-type="float">
            <text:p>15155884</text:p>
          </table:table-cell>
          <table:table-cell office:value-type="float" office:value="15479066" calcext:value-type="float">
            <text:p>15479066</text:p>
          </table:table-cell>
        </table:table-row>
        <table:table-row table:style-name="ro1">
          <table:table-cell office:value-type="string" calcext:value-type="string">
            <text:p>Amérique du Nord</text:p>
          </table:table-cell>
          <table:table-cell office:value-type="string" calcext:value-type="string">
            <text:p>NAC</text:p>
          </table:table-cell>
          <table:table-cell table:number-columns-repeated="30"/>
          <table:table-cell office:value-type="float" office:value="142619902" calcext:value-type="float">
            <text:p>142619902</text:p>
          </table:table-cell>
          <table:table-cell office:value-type="float" office:value="143463782" calcext:value-type="float">
            <text:p>143463782</text:p>
          </table:table-cell>
          <table:table-cell office:value-type="float" office:value="145595998" calcext:value-type="float">
            <text:p>145595998</text:p>
          </table:table-cell>
          <table:table-cell office:value-type="float" office:value="147083072" calcext:value-type="float">
            <text:p>147083072</text:p>
          </table:table-cell>
          <table:table-cell office:value-type="float" office:value="149714270" calcext:value-type="float">
            <text:p>149714270</text:p>
          </table:table-cell>
          <table:table-cell office:value-type="float" office:value="151746030" calcext:value-type="float">
            <text:p>151746030</text:p>
          </table:table-cell>
          <table:table-cell office:value-type="float" office:value="153793533" calcext:value-type="float">
            <text:p>153793533</text:p>
          </table:table-cell>
          <table:table-cell office:value-type="float" office:value="156482299" calcext:value-type="float">
            <text:p>156482299</text:p>
          </table:table-cell>
          <table:table-cell office:value-type="float" office:value="158484331" calcext:value-type="float">
            <text:p>158484331</text:p>
          </table:table-cell>
          <table:table-cell office:value-type="float" office:value="160751840" calcext:value-type="float">
            <text:p>160751840</text:p>
          </table:table-cell>
          <table:table-cell office:value-type="float" office:value="162957494" calcext:value-type="float">
            <text:p>162957494</text:p>
          </table:table-cell>
          <table:table-cell office:value-type="float" office:value="164197617" calcext:value-type="float">
            <text:p>164197617</text:p>
          </table:table-cell>
          <table:table-cell office:value-type="float" office:value="165511422" calcext:value-type="float">
            <text:p>165511422</text:p>
          </table:table-cell>
          <table:table-cell office:value-type="float" office:value="166529729" calcext:value-type="float">
            <text:p>166529729</text:p>
          </table:table-cell>
          <table:table-cell office:value-type="float" office:value="167810808" calcext:value-type="float">
            <text:p>167810808</text:p>
          </table:table-cell>
          <table:table-cell office:value-type="float" office:value="169814515" calcext:value-type="float">
            <text:p>169814515</text:p>
          </table:table-cell>
          <table:table-cell office:value-type="float" office:value="171886439" calcext:value-type="float">
            <text:p>171886439</text:p>
          </table:table-cell>
          <table:table-cell office:value-type="float" office:value="173540104" calcext:value-type="float">
            <text:p>173540104</text:p>
          </table:table-cell>
          <table:table-cell office:value-type="float" office:value="175620968" calcext:value-type="float">
            <text:p>175620968</text:p>
          </table:table-cell>
          <table:table-cell office:value-type="float" office:value="175857400" calcext:value-type="float">
            <text:p>175857400</text:p>
          </table:table-cell>
          <table:table-cell office:value-type="float" office:value="175857772" calcext:value-type="float">
            <text:p>175857772</text:p>
          </table:table-cell>
          <table:table-cell office:value-type="float" office:value="176084719" calcext:value-type="float">
            <text:p>176084719</text:p>
          </table:table-cell>
          <table:table-cell office:value-type="float" office:value="177524955" calcext:value-type="float">
            <text:p>177524955</text:p>
          </table:table-cell>
          <table:table-cell office:value-type="float" office:value="178291736" calcext:value-type="float">
            <text:p>178291736</text:p>
          </table:table-cell>
          <table:table-cell office:value-type="float" office:value="179153969" calcext:value-type="float">
            <text:p>179153969</text:p>
          </table:table-cell>
          <table:table-cell office:value-type="float" office:value="180334436" calcext:value-type="float">
            <text:p>180334436</text:p>
          </table:table-cell>
          <table:table-cell office:value-type="float" office:value="182487174" calcext:value-type="float">
            <text:p>182487174</text:p>
          </table:table-cell>
          <table:table-cell office:value-type="float" office:value="184469439" calcext:value-type="float">
            <text:p>184469439</text:p>
          </table:table-cell>
          <table:table-cell office:value-type="float" office:value="185287253" calcext:value-type="float">
            <text:p>185287253</text:p>
          </table:table-cell>
        </table:table-row>
        <table:table-row table:style-name="ro1">
          <table:table-cell office:value-type="string" calcext:value-type="string">
            <text:p>Namibie</text:p>
          </table:table-cell>
          <table:table-cell office:value-type="string" calcext:value-type="string">
            <text:p>NAM</text:p>
          </table:table-cell>
          <table:table-cell table:number-columns-repeated="30"/>
          <table:table-cell office:value-type="float" office:value="447346" calcext:value-type="float">
            <text:p>447346</text:p>
          </table:table-cell>
          <table:table-cell office:value-type="float" office:value="462713" calcext:value-type="float">
            <text:p>462713</text:p>
          </table:table-cell>
          <table:table-cell office:value-type="float" office:value="477846" calcext:value-type="float">
            <text:p>477846</text:p>
          </table:table-cell>
          <table:table-cell office:value-type="float" office:value="493521" calcext:value-type="float">
            <text:p>493521</text:p>
          </table:table-cell>
          <table:table-cell office:value-type="float" office:value="509139" calcext:value-type="float">
            <text:p>509139</text:p>
          </table:table-cell>
          <table:table-cell office:value-type="float" office:value="517086" calcext:value-type="float">
            <text:p>517086</text:p>
          </table:table-cell>
          <table:table-cell office:value-type="float" office:value="523725" calcext:value-type="float">
            <text:p>523725</text:p>
          </table:table-cell>
          <table:table-cell office:value-type="float" office:value="531160" calcext:value-type="float">
            <text:p>531160</text:p>
          </table:table-cell>
          <table:table-cell office:value-type="float" office:value="549199" calcext:value-type="float">
            <text:p>549199</text:p>
          </table:table-cell>
          <table:table-cell office:value-type="float" office:value="567815" calcext:value-type="float">
            <text:p>567815</text:p>
          </table:table-cell>
          <table:table-cell office:value-type="float" office:value="586985" calcext:value-type="float">
            <text:p>586985</text:p>
          </table:table-cell>
          <table:table-cell office:value-type="float" office:value="603702" calcext:value-type="float">
            <text:p>603702</text:p>
          </table:table-cell>
          <table:table-cell office:value-type="float" office:value="620459" calcext:value-type="float">
            <text:p>620459</text:p>
          </table:table-cell>
          <table:table-cell office:value-type="float" office:value="637367" calcext:value-type="float">
            <text:p>637367</text:p>
          </table:table-cell>
          <table:table-cell office:value-type="float" office:value="654353" calcext:value-type="float">
            <text:p>654353</text:p>
          </table:table-cell>
          <table:table-cell office:value-type="float" office:value="671395" calcext:value-type="float">
            <text:p>671395</text:p>
          </table:table-cell>
          <table:table-cell office:value-type="float" office:value="690351" calcext:value-type="float">
            <text:p>690351</text:p>
          </table:table-cell>
          <table:table-cell office:value-type="float" office:value="708508" calcext:value-type="float">
            <text:p>708508</text:p>
          </table:table-cell>
          <table:table-cell office:value-type="float" office:value="726407" calcext:value-type="float">
            <text:p>726407</text:p>
          </table:table-cell>
          <table:table-cell office:value-type="float" office:value="744824" calcext:value-type="float">
            <text:p>744824</text:p>
          </table:table-cell>
          <table:table-cell office:value-type="float" office:value="764105" calcext:value-type="float">
            <text:p>764105</text:p>
          </table:table-cell>
          <table:table-cell office:value-type="float" office:value="782723" calcext:value-type="float">
            <text:p>782723</text:p>
          </table:table-cell>
          <table:table-cell office:value-type="float" office:value="803135" calcext:value-type="float">
            <text:p>803135</text:p>
          </table:table-cell>
          <table:table-cell office:value-type="float" office:value="859453" calcext:value-type="float">
            <text:p>859453</text:p>
          </table:table-cell>
          <table:table-cell office:value-type="float" office:value="874027" calcext:value-type="float">
            <text:p>874027</text:p>
          </table:table-cell>
          <table:table-cell office:value-type="float" office:value="884369" calcext:value-type="float">
            <text:p>884369</text:p>
          </table:table-cell>
          <table:table-cell office:value-type="float" office:value="894834" calcext:value-type="float">
            <text:p>894834</text:p>
          </table:table-cell>
          <table:table-cell office:value-type="float" office:value="915989" calcext:value-type="float">
            <text:p>915989</text:p>
          </table:table-cell>
          <table:table-cell office:value-type="float" office:value="939625" calcext:value-type="float">
            <text:p>939625</text:p>
          </table:table-cell>
        </table:table-row>
        <table:table-row table:style-name="ro1">
          <table:table-cell office:value-type="string" calcext:value-type="string">
            <text:p>Nouvelle-Calédonie</text:p>
          </table:table-cell>
          <table:table-cell office:value-type="string" calcext:value-type="string">
            <text:p>NCL</text:p>
          </table:table-cell>
          <table:table-cell table:number-columns-repeated="30"/>
          <table:table-cell office:value-type="float" office:value="74495" calcext:value-type="float">
            <text:p>74495</text:p>
          </table:table-cell>
          <table:table-cell office:value-type="float" office:value="77407" calcext:value-type="float">
            <text:p>77407</text:p>
          </table:table-cell>
          <table:table-cell office:value-type="float" office:value="80460" calcext:value-type="float">
            <text:p>80460</text:p>
          </table:table-cell>
          <table:table-cell office:value-type="float" office:value="83656" calcext:value-type="float">
            <text:p>83656</text:p>
          </table:table-cell>
          <table:table-cell office:value-type="float" office:value="86778" calcext:value-type="float">
            <text:p>86778</text:p>
          </table:table-cell>
          <table:table-cell office:value-type="float" office:value="89333" calcext:value-type="float">
            <text:p>89333</text:p>
          </table:table-cell>
          <table:table-cell office:value-type="float" office:value="91611" calcext:value-type="float">
            <text:p>91611</text:p>
          </table:table-cell>
          <table:table-cell office:value-type="float" office:value="93609" calcext:value-type="float">
            <text:p>93609</text:p>
          </table:table-cell>
          <table:table-cell office:value-type="float" office:value="95256" calcext:value-type="float">
            <text:p>95256</text:p>
          </table:table-cell>
          <table:table-cell office:value-type="float" office:value="96985" calcext:value-type="float">
            <text:p>96985</text:p>
          </table:table-cell>
          <table:table-cell office:value-type="float" office:value="98753" calcext:value-type="float">
            <text:p>98753</text:p>
          </table:table-cell>
          <table:table-cell office:value-type="float" office:value="100887" calcext:value-type="float">
            <text:p>100887</text:p>
          </table:table-cell>
          <table:table-cell office:value-type="float" office:value="103217" calcext:value-type="float">
            <text:p>103217</text:p>
          </table:table-cell>
          <table:table-cell office:value-type="float" office:value="105524" calcext:value-type="float">
            <text:p>105524</text:p>
          </table:table-cell>
          <table:table-cell office:value-type="float" office:value="107632" calcext:value-type="float">
            <text:p>107632</text:p>
          </table:table-cell>
          <table:table-cell office:value-type="float" office:value="109635" calcext:value-type="float">
            <text:p>109635</text:p>
          </table:table-cell>
          <table:table-cell office:value-type="float" office:value="111669" calcext:value-type="float">
            <text:p>111669</text:p>
          </table:table-cell>
          <table:table-cell office:value-type="float" office:value="113193" calcext:value-type="float">
            <text:p>113193</text:p>
          </table:table-cell>
          <table:table-cell office:value-type="float" office:value="114455" calcext:value-type="float">
            <text:p>114455</text:p>
          </table:table-cell>
          <table:table-cell office:value-type="float" office:value="115565" calcext:value-type="float">
            <text:p>115565</text:p>
          </table:table-cell>
          <table:table-cell office:value-type="float" office:value="116919" calcext:value-type="float">
            <text:p>116919</text:p>
          </table:table-cell>
          <table:table-cell office:value-type="float" office:value="119184" calcext:value-type="float">
            <text:p>119184</text:p>
          </table:table-cell>
          <table:table-cell office:value-type="float" office:value="122102" calcext:value-type="float">
            <text:p>122102</text:p>
          </table:table-cell>
          <table:table-cell office:value-type="float" office:value="125124" calcext:value-type="float">
            <text:p>125124</text:p>
          </table:table-cell>
          <table:table-cell office:value-type="float" office:value="128021" calcext:value-type="float">
            <text:p>128021</text:p>
          </table:table-cell>
          <table:table-cell office:value-type="float" office:value="130755" calcext:value-type="float">
            <text:p>130755</text:p>
          </table:table-cell>
          <table:table-cell office:value-type="float" office:value="133190" calcext:value-type="float">
            <text:p>133190</text:p>
          </table:table-cell>
          <table:table-cell office:value-type="float" office:value="135315" calcext:value-type="float">
            <text:p>135315</text:p>
          </table:table-cell>
          <table:table-cell office:value-type="float" office:value="137372" calcext:value-type="float">
            <text:p>137372</text:p>
          </table:table-cell>
        </table:table-row>
        <table:table-row table:style-name="ro1">
          <table:table-cell office:value-type="string" calcext:value-type="string">
            <text:p>Niger</text:p>
          </table:table-cell>
          <table:table-cell office:value-type="string" calcext:value-type="string">
            <text:p>NER</text:p>
          </table:table-cell>
          <table:table-cell table:number-columns-repeated="30"/>
          <table:table-cell office:value-type="float" office:value="3273741" calcext:value-type="float">
            <text:p>3273741</text:p>
          </table:table-cell>
          <table:table-cell office:value-type="float" office:value="3377129" calcext:value-type="float">
            <text:p>3377129</text:p>
          </table:table-cell>
          <table:table-cell office:value-type="float" office:value="3494666" calcext:value-type="float">
            <text:p>3494666</text:p>
          </table:table-cell>
          <table:table-cell office:value-type="float" office:value="3621536" calcext:value-type="float">
            <text:p>3621536</text:p>
          </table:table-cell>
          <table:table-cell office:value-type="float" office:value="3756852" calcext:value-type="float">
            <text:p>3756852</text:p>
          </table:table-cell>
          <table:table-cell office:value-type="float" office:value="3900007" calcext:value-type="float">
            <text:p>3900007</text:p>
          </table:table-cell>
          <table:table-cell office:value-type="float" office:value="4033650" calcext:value-type="float">
            <text:p>4033650</text:p>
          </table:table-cell>
          <table:table-cell office:value-type="float" office:value="4176999" calcext:value-type="float">
            <text:p>4176999</text:p>
          </table:table-cell>
          <table:table-cell office:value-type="float" office:value="4326843" calcext:value-type="float">
            <text:p>4326843</text:p>
          </table:table-cell>
          <table:table-cell office:value-type="float" office:value="4485043" calcext:value-type="float">
            <text:p>4485043</text:p>
          </table:table-cell>
          <table:table-cell office:value-type="float" office:value="4649905" calcext:value-type="float">
            <text:p>4649905</text:p>
          </table:table-cell>
          <table:table-cell office:value-type="float" office:value="4796071" calcext:value-type="float">
            <text:p>4796071</text:p>
          </table:table-cell>
          <table:table-cell office:value-type="float" office:value="4955809" calcext:value-type="float">
            <text:p>4955809</text:p>
          </table:table-cell>
          <table:table-cell office:value-type="float" office:value="5125690" calcext:value-type="float">
            <text:p>5125690</text:p>
          </table:table-cell>
          <table:table-cell office:value-type="float" office:value="5305237" calcext:value-type="float">
            <text:p>5305237</text:p>
          </table:table-cell>
          <table:table-cell office:value-type="float" office:value="5492042" calcext:value-type="float">
            <text:p>5492042</text:p>
          </table:table-cell>
          <table:table-cell office:value-type="float" office:value="5665660" calcext:value-type="float">
            <text:p>5665660</text:p>
          </table:table-cell>
          <table:table-cell office:value-type="float" office:value="5855567" calcext:value-type="float">
            <text:p>5855567</text:p>
          </table:table-cell>
          <table:table-cell office:value-type="float" office:value="6058900" calcext:value-type="float">
            <text:p>6058900</text:p>
          </table:table-cell>
          <table:table-cell office:value-type="float" office:value="6280191" calcext:value-type="float">
            <text:p>6280191</text:p>
          </table:table-cell>
          <table:table-cell office:value-type="float" office:value="6514630" calcext:value-type="float">
            <text:p>6514630</text:p>
          </table:table-cell>
          <table:table-cell office:value-type="float" office:value="6749072" calcext:value-type="float">
            <text:p>6749072</text:p>
          </table:table-cell>
          <table:table-cell office:value-type="float" office:value="7000375" calcext:value-type="float">
            <text:p>7000375</text:p>
          </table:table-cell>
          <table:table-cell office:value-type="float" office:value="7272068" calcext:value-type="float">
            <text:p>7272068</text:p>
          </table:table-cell>
          <table:table-cell office:value-type="float" office:value="7560060" calcext:value-type="float">
            <text:p>7560060</text:p>
          </table:table-cell>
          <table:table-cell office:value-type="float" office:value="7865968" calcext:value-type="float">
            <text:p>7865968</text:p>
          </table:table-cell>
          <table:table-cell office:value-type="float" office:value="8169067" calcext:value-type="float">
            <text:p>8169067</text:p>
          </table:table-cell>
          <table:table-cell office:value-type="float" office:value="8492220" calcext:value-type="float">
            <text:p>8492220</text:p>
          </table:table-cell>
          <table:table-cell office:value-type="float" office:value="8836202" calcext:value-type="float">
            <text:p>8836202</text:p>
          </table:table-cell>
        </table:table-row>
        <table:table-row table:style-name="ro1">
          <table:table-cell office:value-type="string" calcext:value-type="string">
            <text:p>Nigéria</text:p>
          </table:table-cell>
          <table:table-cell office:value-type="string" calcext:value-type="string">
            <text:p>NGA</text:p>
          </table:table-cell>
          <table:table-cell table:number-columns-repeated="30"/>
          <table:table-cell office:value-type="float" office:value="29286947" calcext:value-type="float">
            <text:p>29286947</text:p>
          </table:table-cell>
          <table:table-cell office:value-type="float" office:value="30040723" calcext:value-type="float">
            <text:p>30040723</text:p>
          </table:table-cell>
          <table:table-cell office:value-type="float" office:value="30825405" calcext:value-type="float">
            <text:p>30825405</text:p>
          </table:table-cell>
          <table:table-cell office:value-type="float" office:value="31635860" calcext:value-type="float">
            <text:p>31635860</text:p>
          </table:table-cell>
          <table:table-cell office:value-type="float" office:value="32492025" calcext:value-type="float">
            <text:p>32492025</text:p>
          </table:table-cell>
          <table:table-cell office:value-type="float" office:value="33394658" calcext:value-type="float">
            <text:p>33394658</text:p>
          </table:table-cell>
          <table:table-cell office:value-type="float" office:value="34217680" calcext:value-type="float">
            <text:p>34217680</text:p>
          </table:table-cell>
          <table:table-cell office:value-type="float" office:value="35100936" calcext:value-type="float">
            <text:p>35100936</text:p>
          </table:table-cell>
          <table:table-cell office:value-type="float" office:value="36027324" calcext:value-type="float">
            <text:p>36027324</text:p>
          </table:table-cell>
          <table:table-cell office:value-type="float" office:value="37011197" calcext:value-type="float">
            <text:p>37011197</text:p>
          </table:table-cell>
          <table:table-cell office:value-type="float" office:value="37993680" calcext:value-type="float">
            <text:p>37993680</text:p>
          </table:table-cell>
          <table:table-cell office:value-type="float" office:value="38927763" calcext:value-type="float">
            <text:p>38927763</text:p>
          </table:table-cell>
          <table:table-cell office:value-type="float" office:value="39914966" calcext:value-type="float">
            <text:p>39914966</text:p>
          </table:table-cell>
          <table:table-cell office:value-type="float" office:value="40890770" calcext:value-type="float">
            <text:p>40890770</text:p>
          </table:table-cell>
          <table:table-cell office:value-type="float" office:value="41723316" calcext:value-type="float">
            <text:p>41723316</text:p>
          </table:table-cell>
          <table:table-cell office:value-type="float" office:value="42828205" calcext:value-type="float">
            <text:p>42828205</text:p>
          </table:table-cell>
          <table:table-cell office:value-type="float" office:value="43882211" calcext:value-type="float">
            <text:p>43882211</text:p>
          </table:table-cell>
          <table:table-cell office:value-type="float" office:value="45010413" calcext:value-type="float">
            <text:p>45010413</text:p>
          </table:table-cell>
          <table:table-cell office:value-type="float" office:value="46203876" calcext:value-type="float">
            <text:p>46203876</text:p>
          </table:table-cell>
          <table:table-cell office:value-type="float" office:value="47453585" calcext:value-type="float">
            <text:p>47453585</text:p>
          </table:table-cell>
          <table:table-cell office:value-type="float" office:value="48753690" calcext:value-type="float">
            <text:p>48753690</text:p>
          </table:table-cell>
          <table:table-cell office:value-type="float" office:value="50041195" calcext:value-type="float">
            <text:p>50041195</text:p>
          </table:table-cell>
          <table:table-cell office:value-type="float" office:value="51387354" calcext:value-type="float">
            <text:p>51387354</text:p>
          </table:table-cell>
          <table:table-cell office:value-type="float" office:value="52794893" calcext:value-type="float">
            <text:p>52794893</text:p>
          </table:table-cell>
          <table:table-cell office:value-type="float" office:value="54234993" calcext:value-type="float">
            <text:p>54234993</text:p>
          </table:table-cell>
          <table:table-cell office:value-type="float" office:value="55790869" calcext:value-type="float">
            <text:p>55790869</text:p>
          </table:table-cell>
          <table:table-cell office:value-type="float" office:value="57369993" calcext:value-type="float">
            <text:p>57369993</text:p>
          </table:table-cell>
          <table:table-cell office:value-type="float" office:value="59012447" calcext:value-type="float">
            <text:p>59012447</text:p>
          </table:table-cell>
          <table:table-cell office:value-type="float" office:value="60698492" calcext:value-type="float">
            <text:p>60698492</text:p>
          </table:table-cell>
        </table:table-row>
        <table:table-row table:style-name="ro1">
          <table:table-cell office:value-type="string" calcext:value-type="string">
            <text:p>Nicaragua</text:p>
          </table:table-cell>
          <table:table-cell office:value-type="string" calcext:value-type="string">
            <text:p>NIC</text:p>
          </table:table-cell>
          <table:table-cell table:number-columns-repeated="30"/>
          <table:table-cell office:value-type="float" office:value="1363140" calcext:value-type="float">
            <text:p>1363140</text:p>
          </table:table-cell>
          <table:table-cell office:value-type="float" office:value="1406390" calcext:value-type="float">
            <text:p>1406390</text:p>
          </table:table-cell>
          <table:table-cell office:value-type="float" office:value="1440776" calcext:value-type="float">
            <text:p>1440776</text:p>
          </table:table-cell>
          <table:table-cell office:value-type="float" office:value="1475140" calcext:value-type="float">
            <text:p>1475140</text:p>
          </table:table-cell>
          <table:table-cell office:value-type="float" office:value="1512713" calcext:value-type="float">
            <text:p>1512713</text:p>
          </table:table-cell>
          <table:table-cell office:value-type="float" office:value="1552410" calcext:value-type="float">
            <text:p>1552410</text:p>
          </table:table-cell>
          <table:table-cell office:value-type="float" office:value="1615519" calcext:value-type="float">
            <text:p>1615519</text:p>
          </table:table-cell>
          <table:table-cell office:value-type="float" office:value="1681033" calcext:value-type="float">
            <text:p>1681033</text:p>
          </table:table-cell>
          <table:table-cell office:value-type="float" office:value="1748463" calcext:value-type="float">
            <text:p>1748463</text:p>
          </table:table-cell>
          <table:table-cell office:value-type="float" office:value="1815283" calcext:value-type="float">
            <text:p>1815283</text:p>
          </table:table-cell>
          <table:table-cell office:value-type="float" office:value="1889627" calcext:value-type="float">
            <text:p>1889627</text:p>
          </table:table-cell>
          <table:table-cell office:value-type="float" office:value="1947234" calcext:value-type="float">
            <text:p>1947234</text:p>
          </table:table-cell>
          <table:table-cell office:value-type="float" office:value="2002881" calcext:value-type="float">
            <text:p>2002881</text:p>
          </table:table-cell>
          <table:table-cell office:value-type="float" office:value="2057312" calcext:value-type="float">
            <text:p>2057312</text:p>
          </table:table-cell>
          <table:table-cell office:value-type="float" office:value="2111902" calcext:value-type="float">
            <text:p>2111902</text:p>
          </table:table-cell>
          <table:table-cell office:value-type="float" office:value="2167272" calcext:value-type="float">
            <text:p>2167272</text:p>
          </table:table-cell>
          <table:table-cell office:value-type="float" office:value="2225631" calcext:value-type="float">
            <text:p>2225631</text:p>
          </table:table-cell>
          <table:table-cell office:value-type="float" office:value="2294832" calcext:value-type="float">
            <text:p>2294832</text:p>
          </table:table-cell>
          <table:table-cell office:value-type="float" office:value="2364333" calcext:value-type="float">
            <text:p>2364333</text:p>
          </table:table-cell>
          <table:table-cell office:value-type="float" office:value="2433185" calcext:value-type="float">
            <text:p>2433185</text:p>
          </table:table-cell>
          <table:table-cell office:value-type="float" office:value="2500867" calcext:value-type="float">
            <text:p>2500867</text:p>
          </table:table-cell>
          <table:table-cell office:value-type="float" office:value="2569644" calcext:value-type="float">
            <text:p>2569644</text:p>
          </table:table-cell>
          <table:table-cell office:value-type="float" office:value="2637810" calcext:value-type="float">
            <text:p>2637810</text:p>
          </table:table-cell>
          <table:table-cell office:value-type="float" office:value="2705098" calcext:value-type="float">
            <text:p>2705098</text:p>
          </table:table-cell>
          <table:table-cell office:value-type="float" office:value="2771241" calcext:value-type="float">
            <text:p>2771241</text:p>
          </table:table-cell>
          <table:table-cell office:value-type="float" office:value="2830837" calcext:value-type="float">
            <text:p>2830837</text:p>
          </table:table-cell>
          <table:table-cell office:value-type="float" office:value="2891711" calcext:value-type="float">
            <text:p>2891711</text:p>
          </table:table-cell>
          <table:table-cell office:value-type="float" office:value="2950949" calcext:value-type="float">
            <text:p>2950949</text:p>
          </table:table-cell>
          <table:table-cell office:value-type="float" office:value="3008832" calcext:value-type="float">
            <text:p>3008832</text:p>
          </table:table-cell>
        </table:table-row>
        <table:table-row table:style-name="ro1">
          <table:table-cell office:value-type="string" calcext:value-type="string">
            <text:p>Pays-Bas</text:p>
          </table:table-cell>
          <table:table-cell office:value-type="string" calcext:value-type="string">
            <text:p>NLD</text:p>
          </table:table-cell>
          <table:table-cell table:number-columns-repeated="30"/>
          <table:table-cell office:value-type="float" office:value="6911900" calcext:value-type="float">
            <text:p>6911900</text:p>
          </table:table-cell>
          <table:table-cell office:value-type="float" office:value="7020794" calcext:value-type="float">
            <text:p>7020794</text:p>
          </table:table-cell>
          <table:table-cell office:value-type="float" office:value="7112229" calcext:value-type="float">
            <text:p>7112229</text:p>
          </table:table-cell>
          <table:table-cell office:value-type="float" office:value="7184149" calcext:value-type="float">
            <text:p>7184149</text:p>
          </table:table-cell>
          <table:table-cell office:value-type="float" office:value="7304957" calcext:value-type="float">
            <text:p>7304957</text:p>
          </table:table-cell>
          <table:table-cell office:value-type="float" office:value="7373854" calcext:value-type="float">
            <text:p>7373854</text:p>
          </table:table-cell>
          <table:table-cell office:value-type="float" office:value="7471364" calcext:value-type="float">
            <text:p>7471364</text:p>
          </table:table-cell>
          <table:table-cell office:value-type="float" office:value="7667665" calcext:value-type="float">
            <text:p>7667665</text:p>
          </table:table-cell>
          <table:table-cell office:value-type="float" office:value="7810630" calcext:value-type="float">
            <text:p>7810630</text:p>
          </table:table-cell>
          <table:table-cell office:value-type="float" office:value="7963539" calcext:value-type="float">
            <text:p>7963539</text:p>
          </table:table-cell>
          <table:table-cell office:value-type="float" office:value="8159146" calcext:value-type="float">
            <text:p>8159146</text:p>
          </table:table-cell>
          <table:table-cell office:value-type="float" office:value="8307265" calcext:value-type="float">
            <text:p>8307265</text:p>
          </table:table-cell>
          <table:table-cell office:value-type="float" office:value="8443016" calcext:value-type="float">
            <text:p>8443016</text:p>
          </table:table-cell>
          <table:table-cell office:value-type="float" office:value="8482131" calcext:value-type="float">
            <text:p>8482131</text:p>
          </table:table-cell>
          <table:table-cell office:value-type="float" office:value="8539576" calcext:value-type="float">
            <text:p>8539576</text:p>
          </table:table-cell>
          <table:table-cell office:value-type="float" office:value="8579461" calcext:value-type="float">
            <text:p>8579461</text:p>
          </table:table-cell>
          <table:table-cell office:value-type="float" office:value="8646285" calcext:value-type="float">
            <text:p>8646285</text:p>
          </table:table-cell>
          <table:table-cell office:value-type="float" office:value="8796213" calcext:value-type="float">
            <text:p>8796213</text:p>
          </table:table-cell>
          <table:table-cell office:value-type="float" office:value="8933143" calcext:value-type="float">
            <text:p>8933143</text:p>
          </table:table-cell>
          <table:table-cell office:value-type="float" office:value="9029236" calcext:value-type="float">
            <text:p>9029236</text:p>
          </table:table-cell>
          <table:table-cell office:value-type="float" office:value="8865394" calcext:value-type="float">
            <text:p>8865394</text:p>
          </table:table-cell>
          <table:table-cell office:value-type="float" office:value="8849590" calcext:value-type="float">
            <text:p>8849590</text:p>
          </table:table-cell>
          <table:table-cell office:value-type="float" office:value="8961620" calcext:value-type="float">
            <text:p>8961620</text:p>
          </table:table-cell>
          <table:table-cell office:value-type="float" office:value="8987420" calcext:value-type="float">
            <text:p>8987420</text:p>
          </table:table-cell>
          <table:table-cell office:value-type="float" office:value="8966901" calcext:value-type="float">
            <text:p>8966901</text:p>
          </table:table-cell>
          <table:table-cell office:value-type="float" office:value="9034853" calcext:value-type="float">
            <text:p>9034853</text:p>
          </table:table-cell>
          <table:table-cell office:value-type="float" office:value="9051897" calcext:value-type="float">
            <text:p>9051897</text:p>
          </table:table-cell>
          <table:table-cell office:value-type="float" office:value="9111169" calcext:value-type="float">
            <text:p>9111169</text:p>
          </table:table-cell>
          <table:table-cell office:value-type="float" office:value="9160976" calcext:value-type="float">
            <text:p>9160976</text:p>
          </table:table-cell>
        </table:table-row>
        <table:table-row table:style-name="ro1">
          <table:table-cell office:value-type="string" calcext:value-type="string">
            <text:p>Norvège</text:p>
          </table:table-cell>
          <table:table-cell office:value-type="string" calcext:value-type="string">
            <text:p>NOR</text:p>
          </table:table-cell>
          <table:table-cell table:number-columns-repeated="30"/>
          <table:table-cell office:value-type="float" office:value="2147920" calcext:value-type="float">
            <text:p>2147920</text:p>
          </table:table-cell>
          <table:table-cell office:value-type="float" office:value="2135449" calcext:value-type="float">
            <text:p>2135449</text:p>
          </table:table-cell>
          <table:table-cell office:value-type="float" office:value="2142750" calcext:value-type="float">
            <text:p>2142750</text:p>
          </table:table-cell>
          <table:table-cell office:value-type="float" office:value="2144831" calcext:value-type="float">
            <text:p>2144831</text:p>
          </table:table-cell>
          <table:table-cell office:value-type="float" office:value="2170149" calcext:value-type="float">
            <text:p>2170149</text:p>
          </table:table-cell>
          <table:table-cell office:value-type="float" office:value="2214762" calcext:value-type="float">
            <text:p>2214762</text:p>
          </table:table-cell>
          <table:table-cell office:value-type="float" office:value="2267529" calcext:value-type="float">
            <text:p>2267529</text:p>
          </table:table-cell>
          <table:table-cell office:value-type="float" office:value="2328932" calcext:value-type="float">
            <text:p>2328932</text:p>
          </table:table-cell>
          <table:table-cell office:value-type="float" office:value="2374899" calcext:value-type="float">
            <text:p>2374899</text:p>
          </table:table-cell>
          <table:table-cell office:value-type="float" office:value="2380166" calcext:value-type="float">
            <text:p>2380166</text:p>
          </table:table-cell>
          <table:table-cell office:value-type="float" office:value="2404600" calcext:value-type="float">
            <text:p>2404600</text:p>
          </table:table-cell>
          <table:table-cell office:value-type="float" office:value="2415947" calcext:value-type="float">
            <text:p>2415947</text:p>
          </table:table-cell>
          <table:table-cell office:value-type="float" office:value="2438080" calcext:value-type="float">
            <text:p>2438080</text:p>
          </table:table-cell>
          <table:table-cell office:value-type="float" office:value="2408232" calcext:value-type="float">
            <text:p>2408232</text:p>
          </table:table-cell>
          <table:table-cell office:value-type="float" office:value="2422666" calcext:value-type="float">
            <text:p>2422666</text:p>
          </table:table-cell>
          <table:table-cell office:value-type="float" office:value="2431376" calcext:value-type="float">
            <text:p>2431376</text:p>
          </table:table-cell>
          <table:table-cell office:value-type="float" office:value="2465936" calcext:value-type="float">
            <text:p>2465936</text:p>
          </table:table-cell>
          <table:table-cell office:value-type="float" office:value="2523355" calcext:value-type="float">
            <text:p>2523355</text:p>
          </table:table-cell>
          <table:table-cell office:value-type="float" office:value="2598721" calcext:value-type="float">
            <text:p>2598721</text:p>
          </table:table-cell>
          <table:table-cell office:value-type="float" office:value="2598586" calcext:value-type="float">
            <text:p>2598586</text:p>
          </table:table-cell>
          <table:table-cell office:value-type="float" office:value="2607609" calcext:value-type="float">
            <text:p>2607609</text:p>
          </table:table-cell>
          <table:table-cell office:value-type="float" office:value="2626130" calcext:value-type="float">
            <text:p>2626130</text:p>
          </table:table-cell>
          <table:table-cell office:value-type="float" office:value="2670923" calcext:value-type="float">
            <text:p>2670923</text:p>
          </table:table-cell>
          <table:table-cell office:value-type="float" office:value="2697615" calcext:value-type="float">
            <text:p>2697615</text:p>
          </table:table-cell>
          <table:table-cell office:value-type="float" office:value="2722748" calcext:value-type="float">
            <text:p>2722748</text:p>
          </table:table-cell>
          <table:table-cell office:value-type="float" office:value="2762074" calcext:value-type="float">
            <text:p>2762074</text:p>
          </table:table-cell>
          <table:table-cell office:value-type="float" office:value="2769721" calcext:value-type="float">
            <text:p>2769721</text:p>
          </table:table-cell>
          <table:table-cell office:value-type="float" office:value="2762725" calcext:value-type="float">
            <text:p>2762725</text:p>
          </table:table-cell>
          <table:table-cell office:value-type="float" office:value="2781429" calcext:value-type="float">
            <text:p>2781429</text:p>
          </table:table-cell>
        </table:table-row>
        <table:table-row table:style-name="ro1">
          <table:table-cell office:value-type="string" calcext:value-type="string">
            <text:p>Népal</text:p>
          </table:table-cell>
          <table:table-cell office:value-type="string" calcext:value-type="string">
            <text:p>NPL</text:p>
          </table:table-cell>
          <table:table-cell table:number-columns-repeated="30"/>
          <table:table-cell office:value-type="float" office:value="9341929" calcext:value-type="float">
            <text:p>9341929</text:p>
          </table:table-cell>
          <table:table-cell office:value-type="float" office:value="9602319" calcext:value-type="float">
            <text:p>9602319</text:p>
          </table:table-cell>
          <table:table-cell office:value-type="float" office:value="9896276" calcext:value-type="float">
            <text:p>9896276</text:p>
          </table:table-cell>
          <table:table-cell office:value-type="float" office:value="10214265" calcext:value-type="float">
            <text:p>10214265</text:p>
          </table:table-cell>
          <table:table-cell office:value-type="float" office:value="10542812" calcext:value-type="float">
            <text:p>10542812</text:p>
          </table:table-cell>
          <table:table-cell office:value-type="float" office:value="10871650" calcext:value-type="float">
            <text:p>10871650</text:p>
          </table:table-cell>
          <table:table-cell office:value-type="float" office:value="11136512" calcext:value-type="float">
            <text:p>11136512</text:p>
          </table:table-cell>
          <table:table-cell office:value-type="float" office:value="11393254" calcext:value-type="float">
            <text:p>11393254</text:p>
          </table:table-cell>
          <table:table-cell office:value-type="float" office:value="11644257" calcext:value-type="float">
            <text:p>11644257</text:p>
          </table:table-cell>
          <table:table-cell office:value-type="float" office:value="11896871" calcext:value-type="float">
            <text:p>11896871</text:p>
          </table:table-cell>
          <table:table-cell office:value-type="float" office:value="12117333" calcext:value-type="float">
            <text:p>12117333</text:p>
          </table:table-cell>
          <table:table-cell office:value-type="float" office:value="12335364" calcext:value-type="float">
            <text:p>12335364</text:p>
          </table:table-cell>
          <table:table-cell office:value-type="float" office:value="12550861" calcext:value-type="float">
            <text:p>12550861</text:p>
          </table:table-cell>
          <table:table-cell office:value-type="float" office:value="12762312" calcext:value-type="float">
            <text:p>12762312</text:p>
          </table:table-cell>
          <table:table-cell office:value-type="float" office:value="12966470" calcext:value-type="float">
            <text:p>12966470</text:p>
          </table:table-cell>
          <table:table-cell office:value-type="float" office:value="13163939" calcext:value-type="float">
            <text:p>13163939</text:p>
          </table:table-cell>
          <table:table-cell office:value-type="float" office:value="13408632" calcext:value-type="float">
            <text:p>13408632</text:p>
          </table:table-cell>
          <table:table-cell office:value-type="float" office:value="13634405" calcext:value-type="float">
            <text:p>13634405</text:p>
          </table:table-cell>
          <table:table-cell office:value-type="float" office:value="13836152" calcext:value-type="float">
            <text:p>13836152</text:p>
          </table:table-cell>
          <table:table-cell office:value-type="float" office:value="14064836" calcext:value-type="float">
            <text:p>14064836</text:p>
          </table:table-cell>
          <table:table-cell office:value-type="float" office:value="14265000" calcext:value-type="float">
            <text:p>14265000</text:p>
          </table:table-cell>
          <table:table-cell office:value-type="float" office:value="14402283" calcext:value-type="float">
            <text:p>14402283</text:p>
          </table:table-cell>
          <table:table-cell office:value-type="float" office:value="14519708" calcext:value-type="float">
            <text:p>14519708</text:p>
          </table:table-cell>
          <table:table-cell office:value-type="float" office:value="14637052" calcext:value-type="float">
            <text:p>14637052</text:p>
          </table:table-cell>
          <table:table-cell office:value-type="float" office:value="14778109" calcext:value-type="float">
            <text:p>14778109</text:p>
          </table:table-cell>
          <table:table-cell office:value-type="float" office:value="14963260" calcext:value-type="float">
            <text:p>14963260</text:p>
          </table:table-cell>
          <table:table-cell office:value-type="float" office:value="15328121" calcext:value-type="float">
            <text:p>15328121</text:p>
          </table:table-cell>
          <table:table-cell office:value-type="float" office:value="15748874" calcext:value-type="float">
            <text:p>15748874</text:p>
          </table:table-cell>
          <table:table-cell office:value-type="float" office:value="16216418" calcext:value-type="float">
            <text:p>16216418</text:p>
          </table:table-cell>
        </table:table-row>
        <table:table-row table:style-name="ro1">
          <table:table-cell office:value-type="string" calcext:value-type="string">
            <text:p>Nauru</text:p>
          </table:table-cell>
          <table:table-cell office:value-type="string" calcext:value-type="string">
            <text:p>NRU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ouvelle-Zélande</text:p>
          </table:table-cell>
          <table:table-cell office:value-type="string" calcext:value-type="string">
            <text:p>NZL</text:p>
          </table:table-cell>
          <table:table-cell table:number-columns-repeated="30"/>
          <table:table-cell office:value-type="float" office:value="1621375" calcext:value-type="float">
            <text:p>1621375</text:p>
          </table:table-cell>
          <table:table-cell office:value-type="float" office:value="1702678" calcext:value-type="float">
            <text:p>1702678</text:p>
          </table:table-cell>
          <table:table-cell office:value-type="float" office:value="1709718" calcext:value-type="float">
            <text:p>1709718</text:p>
          </table:table-cell>
          <table:table-cell office:value-type="float" office:value="1728019" calcext:value-type="float">
            <text:p>1728019</text:p>
          </table:table-cell>
          <table:table-cell office:value-type="float" office:value="1773639" calcext:value-type="float">
            <text:p>1773639</text:p>
          </table:table-cell>
          <table:table-cell office:value-type="float" office:value="1816972" calcext:value-type="float">
            <text:p>1816972</text:p>
          </table:table-cell>
          <table:table-cell office:value-type="float" office:value="1868348" calcext:value-type="float">
            <text:p>1868348</text:p>
          </table:table-cell>
          <table:table-cell office:value-type="float" office:value="1888204" calcext:value-type="float">
            <text:p>1888204</text:p>
          </table:table-cell>
          <table:table-cell office:value-type="float" office:value="1894176" calcext:value-type="float">
            <text:p>1894176</text:p>
          </table:table-cell>
          <table:table-cell office:value-type="float" office:value="1909755" calcext:value-type="float">
            <text:p>1909755</text:p>
          </table:table-cell>
          <table:table-cell office:value-type="float" office:value="1928886" calcext:value-type="float">
            <text:p>1928886</text:p>
          </table:table-cell>
          <table:table-cell office:value-type="float" office:value="1966167" calcext:value-type="float">
            <text:p>1966167</text:p>
          </table:table-cell>
          <table:table-cell office:value-type="float" office:value="2027864" calcext:value-type="float">
            <text:p>2027864</text:p>
          </table:table-cell>
          <table:table-cell office:value-type="float" office:value="2065641" calcext:value-type="float">
            <text:p>2065641</text:p>
          </table:table-cell>
          <table:table-cell office:value-type="float" office:value="2121367" calcext:value-type="float">
            <text:p>2121367</text:p>
          </table:table-cell>
          <table:table-cell office:value-type="float" office:value="2178594" calcext:value-type="float">
            <text:p>2178594</text:p>
          </table:table-cell>
          <table:table-cell office:value-type="float" office:value="2229990" calcext:value-type="float">
            <text:p>2229990</text:p>
          </table:table-cell>
          <table:table-cell office:value-type="float" office:value="2265374" calcext:value-type="float">
            <text:p>2265374</text:p>
          </table:table-cell>
          <table:table-cell office:value-type="float" office:value="2286703" calcext:value-type="float">
            <text:p>2286703</text:p>
          </table:table-cell>
          <table:table-cell office:value-type="float" office:value="2302498" calcext:value-type="float">
            <text:p>2302498</text:p>
          </table:table-cell>
          <table:table-cell office:value-type="float" office:value="2324565" calcext:value-type="float">
            <text:p>2324565</text:p>
          </table:table-cell>
          <table:table-cell office:value-type="float" office:value="2353431" calcext:value-type="float">
            <text:p>2353431</text:p>
          </table:table-cell>
          <table:table-cell office:value-type="float" office:value="2362332" calcext:value-type="float">
            <text:p>2362332</text:p>
          </table:table-cell>
          <table:table-cell office:value-type="float" office:value="2393487" calcext:value-type="float">
            <text:p>2393487</text:p>
          </table:table-cell>
          <table:table-cell office:value-type="float" office:value="2464398" calcext:value-type="float">
            <text:p>2464398</text:p>
          </table:table-cell>
          <table:table-cell office:value-type="float" office:value="2513183" calcext:value-type="float">
            <text:p>2513183</text:p>
          </table:table-cell>
          <table:table-cell office:value-type="float" office:value="2608395" calcext:value-type="float">
            <text:p>2608395</text:p>
          </table:table-cell>
          <table:table-cell office:value-type="float" office:value="2696303" calcext:value-type="float">
            <text:p>2696303</text:p>
          </table:table-cell>
          <table:table-cell office:value-type="float" office:value="2747536" calcext:value-type="float">
            <text:p>2747536</text:p>
          </table:table-cell>
        </table:table-row>
        <table:table-row table:style-name="ro1">
          <table:table-cell office:value-type="string" calcext:value-type="string">
            <text:p>Pays membres de l'OCDE</text:p>
          </table:table-cell>
          <table:table-cell office:value-type="string" calcext:value-type="string">
            <text:p>OED</text:p>
          </table:table-cell>
          <table:table-cell table:number-columns-repeated="30"/>
          <table:table-cell office:value-type="float" office:value="501504464" calcext:value-type="float">
            <text:p>501504464</text:p>
          </table:table-cell>
          <table:table-cell office:value-type="float" office:value="507516881" calcext:value-type="float">
            <text:p>507516881</text:p>
          </table:table-cell>
          <table:table-cell office:value-type="float" office:value="511921473" calcext:value-type="float">
            <text:p>511921473</text:p>
          </table:table-cell>
          <table:table-cell office:value-type="float" office:value="514213612" calcext:value-type="float">
            <text:p>514213612</text:p>
          </table:table-cell>
          <table:table-cell office:value-type="float" office:value="520721974" calcext:value-type="float">
            <text:p>520721974</text:p>
          </table:table-cell>
          <table:table-cell office:value-type="float" office:value="525176702" calcext:value-type="float">
            <text:p>525176702</text:p>
          </table:table-cell>
          <table:table-cell office:value-type="float" office:value="530762570" calcext:value-type="float">
            <text:p>530762570</text:p>
          </table:table-cell>
          <table:table-cell office:value-type="float" office:value="537549755" calcext:value-type="float">
            <text:p>537549755</text:p>
          </table:table-cell>
          <table:table-cell office:value-type="float" office:value="542373332" calcext:value-type="float">
            <text:p>542373332</text:p>
          </table:table-cell>
          <table:table-cell office:value-type="float" office:value="547799062" calcext:value-type="float">
            <text:p>547799062</text:p>
          </table:table-cell>
          <table:table-cell office:value-type="float" office:value="552138509" calcext:value-type="float">
            <text:p>552138509</text:p>
          </table:table-cell>
          <table:table-cell office:value-type="float" office:value="555510017" calcext:value-type="float">
            <text:p>555510017</text:p>
          </table:table-cell>
          <table:table-cell office:value-type="float" office:value="560711914" calcext:value-type="float">
            <text:p>560711914</text:p>
          </table:table-cell>
          <table:table-cell office:value-type="float" office:value="564854541" calcext:value-type="float">
            <text:p>564854541</text:p>
          </table:table-cell>
          <table:table-cell office:value-type="float" office:value="570185263" calcext:value-type="float">
            <text:p>570185263</text:p>
          </table:table-cell>
          <table:table-cell office:value-type="float" office:value="577585780" calcext:value-type="float">
            <text:p>577585780</text:p>
          </table:table-cell>
          <table:table-cell office:value-type="float" office:value="583937065" calcext:value-type="float">
            <text:p>583937065</text:p>
          </table:table-cell>
          <table:table-cell office:value-type="float" office:value="590106594" calcext:value-type="float">
            <text:p>590106594</text:p>
          </table:table-cell>
          <table:table-cell office:value-type="float" office:value="596954279" calcext:value-type="float">
            <text:p>596954279</text:p>
          </table:table-cell>
          <table:table-cell office:value-type="float" office:value="600262312" calcext:value-type="float">
            <text:p>600262312</text:p>
          </table:table-cell>
          <table:table-cell office:value-type="float" office:value="603284455" calcext:value-type="float">
            <text:p>603284455</text:p>
          </table:table-cell>
          <table:table-cell office:value-type="float" office:value="605835835" calcext:value-type="float">
            <text:p>605835835</text:p>
          </table:table-cell>
          <table:table-cell office:value-type="float" office:value="611330161" calcext:value-type="float">
            <text:p>611330161</text:p>
          </table:table-cell>
          <table:table-cell office:value-type="float" office:value="615938021" calcext:value-type="float">
            <text:p>615938021</text:p>
          </table:table-cell>
          <table:table-cell office:value-type="float" office:value="620437737" calcext:value-type="float">
            <text:p>620437737</text:p>
          </table:table-cell>
          <table:table-cell office:value-type="float" office:value="625653691" calcext:value-type="float">
            <text:p>625653691</text:p>
          </table:table-cell>
          <table:table-cell office:value-type="float" office:value="632539002" calcext:value-type="float">
            <text:p>632539002</text:p>
          </table:table-cell>
          <table:table-cell office:value-type="float" office:value="638646205" calcext:value-type="float">
            <text:p>638646205</text:p>
          </table:table-cell>
          <table:table-cell office:value-type="float" office:value="641429257" calcext:value-type="float">
            <text:p>641429257</text:p>
          </table:table-cell>
        </table:table-row>
        <table:table-row table:style-name="ro1">
          <table:table-cell office:value-type="string" calcext:value-type="string">
            <text:p>Oman</text:p>
          </table:table-cell>
          <table:table-cell office:value-type="string" calcext:value-type="string">
            <text:p>OMN</text:p>
          </table:table-cell>
          <table:table-cell table:number-columns-repeated="30"/>
          <table:table-cell office:value-type="float" office:value="557923" calcext:value-type="float">
            <text:p>557923</text:p>
          </table:table-cell>
          <table:table-cell office:value-type="float" office:value="604962" calcext:value-type="float">
            <text:p>604962</text:p>
          </table:table-cell>
          <table:table-cell office:value-type="float" office:value="657279" calcext:value-type="float">
            <text:p>657279</text:p>
          </table:table-cell>
          <table:table-cell office:value-type="float" office:value="712476" calcext:value-type="float">
            <text:p>712476</text:p>
          </table:table-cell>
          <table:table-cell office:value-type="float" office:value="764481" calcext:value-type="float">
            <text:p>764481</text:p>
          </table:table-cell>
          <table:table-cell office:value-type="float" office:value="806869" calcext:value-type="float">
            <text:p>806869</text:p>
          </table:table-cell>
          <table:table-cell office:value-type="float" office:value="805313" calcext:value-type="float">
            <text:p>805313</text:p>
          </table:table-cell>
          <table:table-cell office:value-type="float" office:value="796326" calcext:value-type="float">
            <text:p>796326</text:p>
          </table:table-cell>
          <table:table-cell office:value-type="float" office:value="787560" calcext:value-type="float">
            <text:p>787560</text:p>
          </table:table-cell>
          <table:table-cell office:value-type="float" office:value="784378" calcext:value-type="float">
            <text:p>784378</text:p>
          </table:table-cell>
          <table:table-cell office:value-type="float" office:value="785395" calcext:value-type="float">
            <text:p>785395</text:p>
          </table:table-cell>
          <table:table-cell office:value-type="float" office:value="800716" calcext:value-type="float">
            <text:p>800716</text:p>
          </table:table-cell>
          <table:table-cell office:value-type="float" office:value="828384" calcext:value-type="float">
            <text:p>828384</text:p>
          </table:table-cell>
          <table:table-cell office:value-type="float" office:value="865519" calcext:value-type="float">
            <text:p>865519</text:p>
          </table:table-cell>
          <table:table-cell office:value-type="float" office:value="903444" calcext:value-type="float">
            <text:p>903444</text:p>
          </table:table-cell>
          <table:table-cell office:value-type="float" office:value="946780" calcext:value-type="float">
            <text:p>946780</text:p>
          </table:table-cell>
          <table:table-cell office:value-type="float" office:value="1008478" calcext:value-type="float">
            <text:p>1008478</text:p>
          </table:table-cell>
          <table:table-cell office:value-type="float" office:value="1080679" calcext:value-type="float">
            <text:p>1080679</text:p>
          </table:table-cell>
          <table:table-cell office:value-type="float" office:value="1167077" calcext:value-type="float">
            <text:p>1167077</text:p>
          </table:table-cell>
          <table:table-cell office:value-type="float" office:value="1273203" calcext:value-type="float">
            <text:p>1273203</text:p>
          </table:table-cell>
          <table:table-cell office:value-type="float" office:value="1402110" calcext:value-type="float">
            <text:p>1402110</text:p>
          </table:table-cell>
          <table:table-cell office:value-type="float" office:value="1560067" calcext:value-type="float">
            <text:p>1560067</text:p>
          </table:table-cell>
          <table:table-cell office:value-type="float" office:value="1745626" calcext:value-type="float">
            <text:p>1745626</text:p>
          </table:table-cell>
          <table:table-cell office:value-type="float" office:value="1946599" calcext:value-type="float">
            <text:p>1946599</text:p>
          </table:table-cell>
          <table:table-cell office:value-type="float" office:value="2147235" calcext:value-type="float">
            <text:p>2147235</text:p>
          </table:table-cell>
          <table:table-cell office:value-type="float" office:value="2335272" calcext:value-type="float">
            <text:p>2335272</text:p>
          </table:table-cell>
          <table:table-cell office:value-type="float" office:value="2464002" calcext:value-type="float">
            <text:p>2464002</text:p>
          </table:table-cell>
          <table:table-cell office:value-type="float" office:value="2584108" calcext:value-type="float">
            <text:p>2584108</text:p>
          </table:table-cell>
          <table:table-cell office:value-type="float" office:value="2688683" calcext:value-type="float">
            <text:p>2688683</text:p>
          </table:table-cell>
        </table:table-row>
        <table:table-row table:style-name="ro1">
          <table:table-cell office:value-type="string" calcext:value-type="string">
            <text:p>Autres petits états</text:p>
          </table:table-cell>
          <table:table-cell office:value-type="string" calcext:value-type="string">
            <text:p>OSS</text:p>
          </table:table-cell>
          <table:table-cell table:number-columns-repeated="30"/>
          <table:table-cell office:value-type="float" office:value="6532231" calcext:value-type="float">
            <text:p>6532231</text:p>
          </table:table-cell>
          <table:table-cell office:value-type="float" office:value="6680379" calcext:value-type="float">
            <text:p>6680379</text:p>
          </table:table-cell>
          <table:table-cell office:value-type="float" office:value="6813098" calcext:value-type="float">
            <text:p>6813098</text:p>
          </table:table-cell>
          <table:table-cell office:value-type="float" office:value="6941308" calcext:value-type="float">
            <text:p>6941308</text:p>
          </table:table-cell>
          <table:table-cell office:value-type="float" office:value="7081890" calcext:value-type="float">
            <text:p>7081890</text:p>
          </table:table-cell>
          <table:table-cell office:value-type="float" office:value="7220857" calcext:value-type="float">
            <text:p>7220857</text:p>
          </table:table-cell>
          <table:table-cell office:value-type="float" office:value="7342927" calcext:value-type="float">
            <text:p>7342927</text:p>
          </table:table-cell>
          <table:table-cell office:value-type="float" office:value="7491099" calcext:value-type="float">
            <text:p>7491099</text:p>
          </table:table-cell>
          <table:table-cell office:value-type="float" office:value="7651147" calcext:value-type="float">
            <text:p>7651147</text:p>
          </table:table-cell>
          <table:table-cell office:value-type="float" office:value="7819412" calcext:value-type="float">
            <text:p>7819412</text:p>
          </table:table-cell>
          <table:table-cell office:value-type="float" office:value="7998079" calcext:value-type="float">
            <text:p>7998079</text:p>
          </table:table-cell>
          <table:table-cell office:value-type="float" office:value="8193199" calcext:value-type="float">
            <text:p>8193199</text:p>
          </table:table-cell>
          <table:table-cell office:value-type="float" office:value="8367610" calcext:value-type="float">
            <text:p>8367610</text:p>
          </table:table-cell>
          <table:table-cell office:value-type="float" office:value="8608785" calcext:value-type="float">
            <text:p>8608785</text:p>
          </table:table-cell>
          <table:table-cell office:value-type="float" office:value="8849157" calcext:value-type="float">
            <text:p>8849157</text:p>
          </table:table-cell>
          <table:table-cell office:value-type="float" office:value="9136765" calcext:value-type="float">
            <text:p>9136765</text:p>
          </table:table-cell>
          <table:table-cell office:value-type="float" office:value="9509301" calcext:value-type="float">
            <text:p>9509301</text:p>
          </table:table-cell>
          <table:table-cell office:value-type="float" office:value="9902257" calcext:value-type="float">
            <text:p>9902257</text:p>
          </table:table-cell>
          <table:table-cell office:value-type="float" office:value="10334717" calcext:value-type="float">
            <text:p>10334717</text:p>
          </table:table-cell>
          <table:table-cell office:value-type="float" office:value="10757750" calcext:value-type="float">
            <text:p>10757750</text:p>
          </table:table-cell>
          <table:table-cell office:value-type="float" office:value="11135803" calcext:value-type="float">
            <text:p>11135803</text:p>
          </table:table-cell>
          <table:table-cell office:value-type="float" office:value="11488185" calcext:value-type="float">
            <text:p>11488185</text:p>
          </table:table-cell>
          <table:table-cell office:value-type="float" office:value="11845400" calcext:value-type="float">
            <text:p>11845400</text:p>
          </table:table-cell>
          <table:table-cell office:value-type="float" office:value="12252649" calcext:value-type="float">
            <text:p>12252649</text:p>
          </table:table-cell>
          <table:table-cell office:value-type="float" office:value="12578460" calcext:value-type="float">
            <text:p>12578460</text:p>
          </table:table-cell>
          <table:table-cell office:value-type="float" office:value="12926889" calcext:value-type="float">
            <text:p>12926889</text:p>
          </table:table-cell>
          <table:table-cell office:value-type="float" office:value="13219946" calcext:value-type="float">
            <text:p>13219946</text:p>
          </table:table-cell>
          <table:table-cell office:value-type="float" office:value="13547905" calcext:value-type="float">
            <text:p>13547905</text:p>
          </table:table-cell>
          <table:table-cell office:value-type="float" office:value="13874373" calcext:value-type="float">
            <text:p>13874373</text:p>
          </table:table-cell>
        </table:table-row>
        <table:table-row table:style-name="ro1">
          <table:table-cell office:value-type="string" calcext:value-type="string">
            <text:p>Pakistan</text:p>
          </table:table-cell>
          <table:table-cell office:value-type="string" calcext:value-type="string">
            <text:p>PAK</text:p>
          </table:table-cell>
          <table:table-cell table:number-columns-repeated="30"/>
          <table:table-cell office:value-type="float" office:value="31103581" calcext:value-type="float">
            <text:p>31103581</text:p>
          </table:table-cell>
          <table:table-cell office:value-type="float" office:value="31841095" calcext:value-type="float">
            <text:p>31841095</text:p>
          </table:table-cell>
          <table:table-cell office:value-type="float" office:value="32658657" calcext:value-type="float">
            <text:p>32658657</text:p>
          </table:table-cell>
          <table:table-cell office:value-type="float" office:value="33199129" calcext:value-type="float">
            <text:p>33199129</text:p>
          </table:table-cell>
          <table:table-cell office:value-type="float" office:value="34373993" calcext:value-type="float">
            <text:p>34373993</text:p>
          </table:table-cell>
          <table:table-cell office:value-type="float" office:value="34603341" calcext:value-type="float">
            <text:p>34603341</text:p>
          </table:table-cell>
          <table:table-cell office:value-type="float" office:value="36095056" calcext:value-type="float">
            <text:p>36095056</text:p>
          </table:table-cell>
          <table:table-cell office:value-type="float" office:value="37733688" calcext:value-type="float">
            <text:p>37733688</text:p>
          </table:table-cell>
          <table:table-cell office:value-type="float" office:value="38955884" calcext:value-type="float">
            <text:p>38955884</text:p>
          </table:table-cell>
          <table:table-cell office:value-type="float" office:value="40474333" calcext:value-type="float">
            <text:p>40474333</text:p>
          </table:table-cell>
          <table:table-cell office:value-type="float" office:value="42137205" calcext:value-type="float">
            <text:p>42137205</text:p>
          </table:table-cell>
          <table:table-cell office:value-type="float" office:value="43273748" calcext:value-type="float">
            <text:p>43273748</text:p>
          </table:table-cell>
          <table:table-cell office:value-type="float" office:value="44530008" calcext:value-type="float">
            <text:p>44530008</text:p>
          </table:table-cell>
          <table:table-cell office:value-type="float" office:value="46310639" calcext:value-type="float">
            <text:p>46310639</text:p>
          </table:table-cell>
          <table:table-cell office:value-type="float" office:value="48187749" calcext:value-type="float">
            <text:p>48187749</text:p>
          </table:table-cell>
          <table:table-cell office:value-type="float" office:value="49292570" calcext:value-type="float">
            <text:p>49292570</text:p>
          </table:table-cell>
          <table:table-cell office:value-type="float" office:value="50371148" calcext:value-type="float">
            <text:p>50371148</text:p>
          </table:table-cell>
          <table:table-cell office:value-type="float" office:value="51901136" calcext:value-type="float">
            <text:p>51901136</text:p>
          </table:table-cell>
          <table:table-cell office:value-type="float" office:value="53468005" calcext:value-type="float">
            <text:p>53468005</text:p>
          </table:table-cell>
          <table:table-cell office:value-type="float" office:value="55579658" calcext:value-type="float">
            <text:p>55579658</text:p>
          </table:table-cell>
          <table:table-cell office:value-type="float" office:value="57643676" calcext:value-type="float">
            <text:p>57643676</text:p>
          </table:table-cell>
          <table:table-cell office:value-type="float" office:value="59265345" calcext:value-type="float">
            <text:p>59265345</text:p>
          </table:table-cell>
          <table:table-cell office:value-type="float" office:value="61315759" calcext:value-type="float">
            <text:p>61315759</text:p>
          </table:table-cell>
          <table:table-cell office:value-type="float" office:value="63410585" calcext:value-type="float">
            <text:p>63410585</text:p>
          </table:table-cell>
          <table:table-cell office:value-type="float" office:value="64952744" calcext:value-type="float">
            <text:p>64952744</text:p>
          </table:table-cell>
          <table:table-cell office:value-type="float" office:value="67920815" calcext:value-type="float">
            <text:p>67920815</text:p>
          </table:table-cell>
          <table:table-cell office:value-type="float" office:value="69610788" calcext:value-type="float">
            <text:p>69610788</text:p>
          </table:table-cell>
          <table:table-cell office:value-type="float" office:value="71327778" calcext:value-type="float">
            <text:p>71327778</text:p>
          </table:table-cell>
          <table:table-cell office:value-type="float" office:value="73234565" calcext:value-type="float">
            <text:p>73234565</text:p>
          </table:table-cell>
        </table:table-row>
        <table:table-row table:style-name="ro1">
          <table:table-cell office:value-type="string" calcext:value-type="string">
            <text:p>Panama</text:p>
          </table:table-cell>
          <table:table-cell office:value-type="string" calcext:value-type="string">
            <text:p>PAN</text:p>
          </table:table-cell>
          <table:table-cell table:number-columns-repeated="30"/>
          <table:table-cell office:value-type="float" office:value="928375" calcext:value-type="float">
            <text:p>928375</text:p>
          </table:table-cell>
          <table:table-cell office:value-type="float" office:value="959669" calcext:value-type="float">
            <text:p>959669</text:p>
          </table:table-cell>
          <table:table-cell office:value-type="float" office:value="1003864" calcext:value-type="float">
            <text:p>1003864</text:p>
          </table:table-cell>
          <table:table-cell office:value-type="float" office:value="1049001" calcext:value-type="float">
            <text:p>1049001</text:p>
          </table:table-cell>
          <table:table-cell office:value-type="float" office:value="1084274" calcext:value-type="float">
            <text:p>1084274</text:p>
          </table:table-cell>
          <table:table-cell office:value-type="float" office:value="1132956" calcext:value-type="float">
            <text:p>1132956</text:p>
          </table:table-cell>
          <table:table-cell office:value-type="float" office:value="1163958" calcext:value-type="float">
            <text:p>1163958</text:p>
          </table:table-cell>
          <table:table-cell office:value-type="float" office:value="1194633" calcext:value-type="float">
            <text:p>1194633</text:p>
          </table:table-cell>
          <table:table-cell office:value-type="float" office:value="1227093" calcext:value-type="float">
            <text:p>1227093</text:p>
          </table:table-cell>
          <table:table-cell office:value-type="float" office:value="1259482" calcext:value-type="float">
            <text:p>1259482</text:p>
          </table:table-cell>
          <table:table-cell office:value-type="float" office:value="1297298" calcext:value-type="float">
            <text:p>1297298</text:p>
          </table:table-cell>
          <table:table-cell office:value-type="float" office:value="1334440" calcext:value-type="float">
            <text:p>1334440</text:p>
          </table:table-cell>
          <table:table-cell office:value-type="float" office:value="1372763" calcext:value-type="float">
            <text:p>1372763</text:p>
          </table:table-cell>
          <table:table-cell office:value-type="float" office:value="1411984" calcext:value-type="float">
            <text:p>1411984</text:p>
          </table:table-cell>
          <table:table-cell office:value-type="float" office:value="1455694" calcext:value-type="float">
            <text:p>1455694</text:p>
          </table:table-cell>
          <table:table-cell office:value-type="float" office:value="1495406" calcext:value-type="float">
            <text:p>1495406</text:p>
          </table:table-cell>
          <table:table-cell office:value-type="float" office:value="1508684" calcext:value-type="float">
            <text:p>1508684</text:p>
          </table:table-cell>
          <table:table-cell office:value-type="float" office:value="1554921" calcext:value-type="float">
            <text:p>1554921</text:p>
          </table:table-cell>
          <table:table-cell office:value-type="float" office:value="1626880" calcext:value-type="float">
            <text:p>1626880</text:p>
          </table:table-cell>
          <table:table-cell office:value-type="float" office:value="1635386" calcext:value-type="float">
            <text:p>1635386</text:p>
          </table:table-cell>
          <table:table-cell office:value-type="float" office:value="1639798" calcext:value-type="float">
            <text:p>1639798</text:p>
          </table:table-cell>
          <table:table-cell office:value-type="float" office:value="1641809" calcext:value-type="float">
            <text:p>1641809</text:p>
          </table:table-cell>
          <table:table-cell office:value-type="float" office:value="1726901" calcext:value-type="float">
            <text:p>1726901</text:p>
          </table:table-cell>
          <table:table-cell office:value-type="float" office:value="1787775" calcext:value-type="float">
            <text:p>1787775</text:p>
          </table:table-cell>
          <table:table-cell office:value-type="float" office:value="1813556" calcext:value-type="float">
            <text:p>1813556</text:p>
          </table:table-cell>
          <table:table-cell office:value-type="float" office:value="1858187" calcext:value-type="float">
            <text:p>1858187</text:p>
          </table:table-cell>
          <table:table-cell office:value-type="float" office:value="1910793" calcext:value-type="float">
            <text:p>1910793</text:p>
          </table:table-cell>
          <table:table-cell office:value-type="float" office:value="1982988" calcext:value-type="float">
            <text:p>1982988</text:p>
          </table:table-cell>
          <table:table-cell office:value-type="float" office:value="2023221" calcext:value-type="float">
            <text:p>2023221</text:p>
          </table:table-cell>
        </table:table-row>
        <table:table-row table:style-name="ro1">
          <table:table-cell office:value-type="string" calcext:value-type="string">
            <text:p>Pérou</text:p>
          </table:table-cell>
          <table:table-cell office:value-type="string" calcext:value-type="string">
            <text:p>PER</text:p>
          </table:table-cell>
          <table:table-cell table:number-columns-repeated="30"/>
          <table:table-cell office:value-type="float" office:value="7876949" calcext:value-type="float">
            <text:p>7876949</text:p>
          </table:table-cell>
          <table:table-cell office:value-type="float" office:value="8097307" calcext:value-type="float">
            <text:p>8097307</text:p>
          </table:table-cell>
          <table:table-cell office:value-type="float" office:value="8477484" calcext:value-type="float">
            <text:p>8477484</text:p>
          </table:table-cell>
          <table:table-cell office:value-type="float" office:value="8862652" calcext:value-type="float">
            <text:p>8862652</text:p>
          </table:table-cell>
          <table:table-cell office:value-type="float" office:value="9256913" calcext:value-type="float">
            <text:p>9256913</text:p>
          </table:table-cell>
          <table:table-cell office:value-type="float" office:value="9777454" calcext:value-type="float">
            <text:p>9777454</text:p>
          </table:table-cell>
          <table:table-cell office:value-type="float" office:value="10312063" calcext:value-type="float">
            <text:p>10312063</text:p>
          </table:table-cell>
          <table:table-cell office:value-type="float" office:value="10868134" calcext:value-type="float">
            <text:p>10868134</text:p>
          </table:table-cell>
          <table:table-cell office:value-type="float" office:value="11282618" calcext:value-type="float">
            <text:p>11282618</text:p>
          </table:table-cell>
          <table:table-cell office:value-type="float" office:value="11750127" calcext:value-type="float">
            <text:p>11750127</text:p>
          </table:table-cell>
          <table:table-cell office:value-type="float" office:value="11729717" calcext:value-type="float">
            <text:p>11729717</text:p>
          </table:table-cell>
          <table:table-cell office:value-type="float" office:value="12527004" calcext:value-type="float">
            <text:p>12527004</text:p>
          </table:table-cell>
          <table:table-cell office:value-type="float" office:value="13097056" calcext:value-type="float">
            <text:p>13097056</text:p>
          </table:table-cell>
          <table:table-cell office:value-type="float" office:value="13441588" calcext:value-type="float">
            <text:p>13441588</text:p>
          </table:table-cell>
          <table:table-cell office:value-type="float" office:value="13980776" calcext:value-type="float">
            <text:p>13980776</text:p>
          </table:table-cell>
          <table:table-cell office:value-type="float" office:value="13761026" calcext:value-type="float">
            <text:p>13761026</text:p>
          </table:table-cell>
          <table:table-cell office:value-type="float" office:value="14534661" calcext:value-type="float">
            <text:p>14534661</text:p>
          </table:table-cell>
          <table:table-cell office:value-type="float" office:value="15171988" calcext:value-type="float">
            <text:p>15171988</text:p>
          </table:table-cell>
          <table:table-cell office:value-type="float" office:value="15397614" calcext:value-type="float">
            <text:p>15397614</text:p>
          </table:table-cell>
          <table:table-cell office:value-type="float" office:value="15689096" calcext:value-type="float">
            <text:p>15689096</text:p>
          </table:table-cell>
          <table:table-cell office:value-type="float" office:value="16046317" calcext:value-type="float">
            <text:p>16046317</text:p>
          </table:table-cell>
          <table:table-cell office:value-type="float" office:value="16171767" calcext:value-type="float">
            <text:p>16171767</text:p>
          </table:table-cell>
          <table:table-cell office:value-type="float" office:value="16391672" calcext:value-type="float">
            <text:p>16391672</text:p>
          </table:table-cell>
          <table:table-cell office:value-type="float" office:value="16533447" calcext:value-type="float">
            <text:p>16533447</text:p>
          </table:table-cell>
          <table:table-cell office:value-type="float" office:value="16631917" calcext:value-type="float">
            <text:p>16631917</text:p>
          </table:table-cell>
          <table:table-cell office:value-type="float" office:value="16669568" calcext:value-type="float">
            <text:p>16669568</text:p>
          </table:table-cell>
          <table:table-cell office:value-type="float" office:value="17020625" calcext:value-type="float">
            <text:p>17020625</text:p>
          </table:table-cell>
          <table:table-cell office:value-type="float" office:value="17834981" calcext:value-type="float">
            <text:p>17834981</text:p>
          </table:table-cell>
          <table:table-cell office:value-type="float" office:value="18335792" calcext:value-type="float">
            <text:p>18335792</text:p>
          </table:table-cell>
        </table:table-row>
        <table:table-row table:style-name="ro1">
          <table:table-cell office:value-type="string" calcext:value-type="string">
            <text:p>Philippines</text:p>
          </table:table-cell>
          <table:table-cell office:value-type="string" calcext:value-type="string">
            <text:p>PHL</text:p>
          </table:table-cell>
          <table:table-cell table:number-columns-repeated="30"/>
          <table:table-cell office:value-type="float" office:value="22744896" calcext:value-type="float">
            <text:p>22744896</text:p>
          </table:table-cell>
          <table:table-cell office:value-type="float" office:value="23484740" calcext:value-type="float">
            <text:p>23484740</text:p>
          </table:table-cell>
          <table:table-cell office:value-type="float" office:value="24243746" calcext:value-type="float">
            <text:p>24243746</text:p>
          </table:table-cell>
          <table:table-cell office:value-type="float" office:value="24962695" calcext:value-type="float">
            <text:p>24962695</text:p>
          </table:table-cell>
          <table:table-cell office:value-type="float" office:value="25628589" calcext:value-type="float">
            <text:p>25628589</text:p>
          </table:table-cell>
          <table:table-cell office:value-type="float" office:value="26344024" calcext:value-type="float">
            <text:p>26344024</text:p>
          </table:table-cell>
          <table:table-cell office:value-type="float" office:value="27005326" calcext:value-type="float">
            <text:p>27005326</text:p>
          </table:table-cell>
          <table:table-cell office:value-type="float" office:value="27704314" calcext:value-type="float">
            <text:p>27704314</text:p>
          </table:table-cell>
          <table:table-cell office:value-type="float" office:value="28529584" calcext:value-type="float">
            <text:p>28529584</text:p>
          </table:table-cell>
          <table:table-cell office:value-type="float" office:value="29250922" calcext:value-type="float">
            <text:p>29250922</text:p>
          </table:table-cell>
          <table:table-cell office:value-type="float" office:value="29992764" calcext:value-type="float">
            <text:p>29992764</text:p>
          </table:table-cell>
          <table:table-cell office:value-type="float" office:value="30709972" calcext:value-type="float">
            <text:p>30709972</text:p>
          </table:table-cell>
          <table:table-cell office:value-type="float" office:value="31392582" calcext:value-type="float">
            <text:p>31392582</text:p>
          </table:table-cell>
          <table:table-cell office:value-type="float" office:value="31892332" calcext:value-type="float">
            <text:p>31892332</text:p>
          </table:table-cell>
          <table:table-cell office:value-type="float" office:value="32727888" calcext:value-type="float">
            <text:p>32727888</text:p>
          </table:table-cell>
          <table:table-cell office:value-type="float" office:value="33625210" calcext:value-type="float">
            <text:p>33625210</text:p>
          </table:table-cell>
          <table:table-cell office:value-type="float" office:value="34564418" calcext:value-type="float">
            <text:p>34564418</text:p>
          </table:table-cell>
          <table:table-cell office:value-type="float" office:value="35445037" calcext:value-type="float">
            <text:p>35445037</text:p>
          </table:table-cell>
          <table:table-cell office:value-type="float" office:value="36374907" calcext:value-type="float">
            <text:p>36374907</text:p>
          </table:table-cell>
          <table:table-cell office:value-type="float" office:value="37605197" calcext:value-type="float">
            <text:p>37605197</text:p>
          </table:table-cell>
          <table:table-cell office:value-type="float" office:value="38588345" calcext:value-type="float">
            <text:p>38588345</text:p>
          </table:table-cell>
          <table:table-cell office:value-type="float" office:value="39910793" calcext:value-type="float">
            <text:p>39910793</text:p>
          </table:table-cell>
          <table:table-cell office:value-type="float" office:value="40497727" calcext:value-type="float">
            <text:p>40497727</text:p>
          </table:table-cell>
          <table:table-cell office:value-type="float" office:value="41205244" calcext:value-type="float">
            <text:p>41205244</text:p>
          </table:table-cell>
          <table:table-cell office:value-type="float" office:value="42537172" calcext:value-type="float">
            <text:p>42537172</text:p>
          </table:table-cell>
          <table:table-cell office:value-type="float" office:value="43222317" calcext:value-type="float">
            <text:p>43222317</text:p>
          </table:table-cell>
          <table:table-cell office:value-type="float" office:value="43898340" calcext:value-type="float">
            <text:p>43898340</text:p>
          </table:table-cell>
          <table:table-cell office:value-type="float" office:value="43058277" calcext:value-type="float">
            <text:p>43058277</text:p>
          </table:table-cell>
          <table:table-cell office:value-type="float" office:value="44059004" calcext:value-type="float">
            <text:p>44059004</text:p>
          </table:table-cell>
        </table:table-row>
        <table:table-row table:style-name="ro1">
          <table:table-cell office:value-type="string" calcext:value-type="string">
            <text:p>Palaos</text:p>
          </table:table-cell>
          <table:table-cell office:value-type="string" calcext:value-type="string">
            <text:p>PLW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apouasie-Nouvelle-Guinée</text:p>
          </table:table-cell>
          <table:table-cell office:value-type="string" calcext:value-type="string">
            <text:p>PNG</text:p>
          </table:table-cell>
          <table:table-cell table:number-columns-repeated="30"/>
          <table:table-cell office:value-type="float" office:value="1948903" calcext:value-type="float">
            <text:p>1948903</text:p>
          </table:table-cell>
          <table:table-cell office:value-type="float" office:value="1990567" calcext:value-type="float">
            <text:p>1990567</text:p>
          </table:table-cell>
          <table:table-cell office:value-type="float" office:value="2023086" calcext:value-type="float">
            <text:p>2023086</text:p>
          </table:table-cell>
          <table:table-cell office:value-type="float" office:value="2046332" calcext:value-type="float">
            <text:p>2046332</text:p>
          </table:table-cell>
          <table:table-cell office:value-type="float" office:value="2096876" calcext:value-type="float">
            <text:p>2096876</text:p>
          </table:table-cell>
          <table:table-cell office:value-type="float" office:value="2172941" calcext:value-type="float">
            <text:p>2172941</text:p>
          </table:table-cell>
          <table:table-cell office:value-type="float" office:value="2221542" calcext:value-type="float">
            <text:p>2221542</text:p>
          </table:table-cell>
          <table:table-cell office:value-type="float" office:value="2302779" calcext:value-type="float">
            <text:p>2302779</text:p>
          </table:table-cell>
          <table:table-cell office:value-type="float" office:value="2385954" calcext:value-type="float">
            <text:p>2385954</text:p>
          </table:table-cell>
          <table:table-cell office:value-type="float" office:value="2454385" calcext:value-type="float">
            <text:p>2454385</text:p>
          </table:table-cell>
          <table:table-cell office:value-type="float" office:value="2534721" calcext:value-type="float">
            <text:p>2534721</text:p>
          </table:table-cell>
          <table:table-cell office:value-type="float" office:value="2520709" calcext:value-type="float">
            <text:p>2520709</text:p>
          </table:table-cell>
          <table:table-cell office:value-type="float" office:value="2500731" calcext:value-type="float">
            <text:p>2500731</text:p>
          </table:table-cell>
          <table:table-cell office:value-type="float" office:value="2475356" calcext:value-type="float">
            <text:p>2475356</text:p>
          </table:table-cell>
          <table:table-cell office:value-type="float" office:value="2445269" calcext:value-type="float">
            <text:p>2445269</text:p>
          </table:table-cell>
          <table:table-cell office:value-type="float" office:value="2410988" calcext:value-type="float">
            <text:p>2410988</text:p>
          </table:table-cell>
          <table:table-cell office:value-type="float" office:value="2374119" calcext:value-type="float">
            <text:p>2374119</text:p>
          </table:table-cell>
          <table:table-cell office:value-type="float" office:value="2332591" calcext:value-type="float">
            <text:p>2332591</text:p>
          </table:table-cell>
          <table:table-cell office:value-type="float" office:value="2285873" calcext:value-type="float">
            <text:p>2285873</text:p>
          </table:table-cell>
          <table:table-cell office:value-type="float" office:value="2233458" calcext:value-type="float">
            <text:p>2233458</text:p>
          </table:table-cell>
          <table:table-cell office:value-type="float" office:value="2175149" calcext:value-type="float">
            <text:p>2175149</text:p>
          </table:table-cell>
          <table:table-cell office:value-type="float" office:value="2233414" calcext:value-type="float">
            <text:p>2233414</text:p>
          </table:table-cell>
          <table:table-cell office:value-type="float" office:value="2284329" calcext:value-type="float">
            <text:p>2284329</text:p>
          </table:table-cell>
          <table:table-cell office:value-type="float" office:value="2338512" calcext:value-type="float">
            <text:p>2338512</text:p>
          </table:table-cell>
          <table:table-cell office:value-type="float" office:value="2372125" calcext:value-type="float">
            <text:p>2372125</text:p>
          </table:table-cell>
          <table:table-cell office:value-type="float" office:value="2414042" calcext:value-type="float">
            <text:p>2414042</text:p>
          </table:table-cell>
          <table:table-cell office:value-type="float" office:value="2474167" calcext:value-type="float">
            <text:p>2474167</text:p>
          </table:table-cell>
          <table:table-cell office:value-type="float" office:value="2535095" calcext:value-type="float">
            <text:p>2535095</text:p>
          </table:table-cell>
          <table:table-cell office:value-type="float" office:value="2587166" calcext:value-type="float">
            <text:p>2587166</text:p>
          </table:table-cell>
        </table:table-row>
        <table:table-row table:style-name="ro1">
          <table:table-cell office:value-type="string" calcext:value-type="string">
            <text:p>Pologne</text:p>
          </table:table-cell>
          <table:table-cell office:value-type="string" calcext:value-type="string">
            <text:p>POL</text:p>
          </table:table-cell>
          <table:table-cell table:number-columns-repeated="30"/>
          <table:table-cell office:value-type="float" office:value="17624617" calcext:value-type="float">
            <text:p>17624617</text:p>
          </table:table-cell>
          <table:table-cell office:value-type="float" office:value="17741288" calcext:value-type="float">
            <text:p>17741288</text:p>
          </table:table-cell>
          <table:table-cell office:value-type="float" office:value="17825529" calcext:value-type="float">
            <text:p>17825529</text:p>
          </table:table-cell>
          <table:table-cell office:value-type="float" office:value="17784155" calcext:value-type="float">
            <text:p>17784155</text:p>
          </table:table-cell>
          <table:table-cell office:value-type="float" office:value="17597677" calcext:value-type="float">
            <text:p>17597677</text:p>
          </table:table-cell>
          <table:table-cell office:value-type="float" office:value="17390677" calcext:value-type="float">
            <text:p>17390677</text:p>
          </table:table-cell>
          <table:table-cell office:value-type="float" office:value="17329802" calcext:value-type="float">
            <text:p>17329802</text:p>
          </table:table-cell>
          <table:table-cell office:value-type="float" office:value="17195003" calcext:value-type="float">
            <text:p>17195003</text:p>
          </table:table-cell>
          <table:table-cell office:value-type="float" office:value="17230691" calcext:value-type="float">
            <text:p>17230691</text:p>
          </table:table-cell>
          <table:table-cell office:value-type="float" office:value="17165879" calcext:value-type="float">
            <text:p>17165879</text:p>
          </table:table-cell>
          <table:table-cell office:value-type="float" office:value="17318950" calcext:value-type="float">
            <text:p>17318950</text:p>
          </table:table-cell>
          <table:table-cell office:value-type="float" office:value="17575061" calcext:value-type="float">
            <text:p>17575061</text:p>
          </table:table-cell>
          <table:table-cell office:value-type="float" office:value="17379278" calcext:value-type="float">
            <text:p>17379278</text:p>
          </table:table-cell>
          <table:table-cell office:value-type="float" office:value="17300168" calcext:value-type="float">
            <text:p>17300168</text:p>
          </table:table-cell>
          <table:table-cell office:value-type="float" office:value="17265334" calcext:value-type="float">
            <text:p>17265334</text:p>
          </table:table-cell>
          <table:table-cell office:value-type="float" office:value="17529374" calcext:value-type="float">
            <text:p>17529374</text:p>
          </table:table-cell>
          <table:table-cell office:value-type="float" office:value="17324552" calcext:value-type="float">
            <text:p>17324552</text:p>
          </table:table-cell>
          <table:table-cell office:value-type="float" office:value="17328184" calcext:value-type="float">
            <text:p>17328184</text:p>
          </table:table-cell>
          <table:table-cell office:value-type="float" office:value="17564610" calcext:value-type="float">
            <text:p>17564610</text:p>
          </table:table-cell>
          <table:table-cell office:value-type="float" office:value="17832669" calcext:value-type="float">
            <text:p>17832669</text:p>
          </table:table-cell>
          <table:table-cell office:value-type="float" office:value="18035953" calcext:value-type="float">
            <text:p>18035953</text:p>
          </table:table-cell>
          <table:table-cell office:value-type="float" office:value="18107953" calcext:value-type="float">
            <text:p>18107953</text:p>
          </table:table-cell>
          <table:table-cell office:value-type="float" office:value="18239621" calcext:value-type="float">
            <text:p>18239621</text:p>
          </table:table-cell>
          <table:table-cell office:value-type="float" office:value="18282999" calcext:value-type="float">
            <text:p>18282999</text:p>
          </table:table-cell>
          <table:table-cell office:value-type="float" office:value="18405024" calcext:value-type="float">
            <text:p>18405024</text:p>
          </table:table-cell>
          <table:table-cell office:value-type="float" office:value="18335265" calcext:value-type="float">
            <text:p>18335265</text:p>
          </table:table-cell>
          <table:table-cell office:value-type="float" office:value="18397704" calcext:value-type="float">
            <text:p>18397704</text:p>
          </table:table-cell>
          <table:table-cell office:value-type="float" office:value="18466308" calcext:value-type="float">
            <text:p>18466308</text:p>
          </table:table-cell>
          <table:table-cell office:value-type="float" office:value="18342832" calcext:value-type="float">
            <text:p>18342832</text:p>
          </table:table-cell>
        </table:table-row>
        <table:table-row table:style-name="ro1">
          <table:table-cell office:value-type="string" calcext:value-type="string">
            <text:p>de Pré-dividende démographique</text:p>
          </table:table-cell>
          <table:table-cell office:value-type="string" calcext:value-type="string">
            <text:p>PRE</text:p>
          </table:table-cell>
          <table:table-cell table:number-columns-repeated="30"/>
          <table:table-cell office:value-type="float" office:value="150927180" calcext:value-type="float">
            <text:p>150927180</text:p>
          </table:table-cell>
          <table:table-cell office:value-type="float" office:value="155388805" calcext:value-type="float">
            <text:p>155388805</text:p>
          </table:table-cell>
          <table:table-cell office:value-type="float" office:value="160211445" calcext:value-type="float">
            <text:p>160211445</text:p>
          </table:table-cell>
          <table:table-cell office:value-type="float" office:value="165325714" calcext:value-type="float">
            <text:p>165325714</text:p>
          </table:table-cell>
          <table:table-cell office:value-type="float" office:value="170571854" calcext:value-type="float">
            <text:p>170571854</text:p>
          </table:table-cell>
          <table:table-cell office:value-type="float" office:value="175885380" calcext:value-type="float">
            <text:p>175885380</text:p>
          </table:table-cell>
          <table:table-cell office:value-type="float" office:value="180653630" calcext:value-type="float">
            <text:p>180653630</text:p>
          </table:table-cell>
          <table:table-cell office:value-type="float" office:value="185457612" calcext:value-type="float">
            <text:p>185457612</text:p>
          </table:table-cell>
          <table:table-cell office:value-type="float" office:value="190499384" calcext:value-type="float">
            <text:p>190499384</text:p>
          </table:table-cell>
          <table:table-cell office:value-type="float" office:value="195820234" calcext:value-type="float">
            <text:p>195820234</text:p>
          </table:table-cell>
          <table:table-cell office:value-type="float" office:value="201267203" calcext:value-type="float">
            <text:p>201267203</text:p>
          </table:table-cell>
          <table:table-cell office:value-type="float" office:value="206651231" calcext:value-type="float">
            <text:p>206651231</text:p>
          </table:table-cell>
          <table:table-cell office:value-type="float" office:value="212496033" calcext:value-type="float">
            <text:p>212496033</text:p>
          </table:table-cell>
          <table:table-cell office:value-type="float" office:value="218606336" calcext:value-type="float">
            <text:p>218606336</text:p>
          </table:table-cell>
          <table:table-cell office:value-type="float" office:value="224743931" calcext:value-type="float">
            <text:p>224743931</text:p>
          </table:table-cell>
          <table:table-cell office:value-type="float" office:value="231203422" calcext:value-type="float">
            <text:p>231203422</text:p>
          </table:table-cell>
          <table:table-cell office:value-type="float" office:value="237268699" calcext:value-type="float">
            <text:p>237268699</text:p>
          </table:table-cell>
          <table:table-cell office:value-type="float" office:value="243374049" calcext:value-type="float">
            <text:p>243374049</text:p>
          </table:table-cell>
          <table:table-cell office:value-type="float" office:value="249540684" calcext:value-type="float">
            <text:p>249540684</text:p>
          </table:table-cell>
          <table:table-cell office:value-type="float" office:value="255964627" calcext:value-type="float">
            <text:p>255964627</text:p>
          </table:table-cell>
          <table:table-cell office:value-type="float" office:value="262712549" calcext:value-type="float">
            <text:p>262712549</text:p>
          </table:table-cell>
          <table:table-cell office:value-type="float" office:value="269833139" calcext:value-type="float">
            <text:p>269833139</text:p>
          </table:table-cell>
          <table:table-cell office:value-type="float" office:value="277383509" calcext:value-type="float">
            <text:p>277383509</text:p>
          </table:table-cell>
          <table:table-cell office:value-type="float" office:value="285755067" calcext:value-type="float">
            <text:p>285755067</text:p>
          </table:table-cell>
          <table:table-cell office:value-type="float" office:value="294461618" calcext:value-type="float">
            <text:p>294461618</text:p>
          </table:table-cell>
          <table:table-cell office:value-type="float" office:value="303878327" calcext:value-type="float">
            <text:p>303878327</text:p>
          </table:table-cell>
          <table:table-cell office:value-type="float" office:value="313597429" calcext:value-type="float">
            <text:p>313597429</text:p>
          </table:table-cell>
          <table:table-cell office:value-type="float" office:value="323885999" calcext:value-type="float">
            <text:p>323885999</text:p>
          </table:table-cell>
          <table:table-cell office:value-type="float" office:value="334324003" calcext:value-type="float">
            <text:p>334324003</text:p>
          </table:table-cell>
        </table:table-row>
        <table:table-row table:style-name="ro1">
          <table:table-cell office:value-type="string" calcext:value-type="string">
            <text:p>Porto Rico</text:p>
          </table:table-cell>
          <table:table-cell office:value-type="string" calcext:value-type="string">
            <text:p>PRI</text:p>
          </table:table-cell>
          <table:table-cell table:number-columns-repeated="30"/>
          <table:table-cell office:value-type="float" office:value="1152235" calcext:value-type="float">
            <text:p>1152235</text:p>
          </table:table-cell>
          <table:table-cell office:value-type="float" office:value="1190000" calcext:value-type="float">
            <text:p>1190000</text:p>
          </table:table-cell>
          <table:table-cell office:value-type="float" office:value="1201487" calcext:value-type="float">
            <text:p>1201487</text:p>
          </table:table-cell>
          <table:table-cell office:value-type="float" office:value="1257789" calcext:value-type="float">
            <text:p>1257789</text:p>
          </table:table-cell>
          <table:table-cell office:value-type="float" office:value="1262351" calcext:value-type="float">
            <text:p>1262351</text:p>
          </table:table-cell>
          <table:table-cell office:value-type="float" office:value="1267159" calcext:value-type="float">
            <text:p>1267159</text:p>
          </table:table-cell>
          <table:table-cell office:value-type="float" office:value="1312308" calcext:value-type="float">
            <text:p>1312308</text:p>
          </table:table-cell>
          <table:table-cell office:value-type="float" office:value="1356745" calcext:value-type="float">
            <text:p>1356745</text:p>
          </table:table-cell>
          <table:table-cell office:value-type="float" office:value="1371201" calcext:value-type="float">
            <text:p>1371201</text:p>
          </table:table-cell>
          <table:table-cell office:value-type="float" office:value="1380719" calcext:value-type="float">
            <text:p>1380719</text:p>
          </table:table-cell>
          <table:table-cell office:value-type="float" office:value="1352252" calcext:value-type="float">
            <text:p>1352252</text:p>
          </table:table-cell>
          <table:table-cell office:value-type="float" office:value="1369046" calcext:value-type="float">
            <text:p>1369046</text:p>
          </table:table-cell>
          <table:table-cell office:value-type="float" office:value="1384132" calcext:value-type="float">
            <text:p>1384132</text:p>
          </table:table-cell>
          <table:table-cell office:value-type="float" office:value="1391014" calcext:value-type="float">
            <text:p>1391014</text:p>
          </table:table-cell>
          <table:table-cell office:value-type="float" office:value="1391879" calcext:value-type="float">
            <text:p>1391879</text:p>
          </table:table-cell>
          <table:table-cell office:value-type="float" office:value="1407002" calcext:value-type="float">
            <text:p>1407002</text:p>
          </table:table-cell>
          <table:table-cell office:value-type="float" office:value="1414320" calcext:value-type="float">
            <text:p>1414320</text:p>
          </table:table-cell>
          <table:table-cell office:value-type="float" office:value="1390511" calcext:value-type="float">
            <text:p>1390511</text:p>
          </table:table-cell>
          <table:table-cell office:value-type="float" office:value="1359523" calcext:value-type="float">
            <text:p>1359523</text:p>
          </table:table-cell>
          <table:table-cell office:value-type="float" office:value="1339607" calcext:value-type="float">
            <text:p>1339607</text:p>
          </table:table-cell>
          <table:table-cell office:value-type="float" office:value="1320976" calcext:value-type="float">
            <text:p>1320976</text:p>
          </table:table-cell>
          <table:table-cell office:value-type="float" office:value="1294066" calcext:value-type="float">
            <text:p>1294066</text:p>
          </table:table-cell>
          <table:table-cell office:value-type="float" office:value="1267215" calcext:value-type="float">
            <text:p>1267215</text:p>
          </table:table-cell>
          <table:table-cell office:value-type="float" office:value="1241624" calcext:value-type="float">
            <text:p>1241624</text:p>
          </table:table-cell>
          <table:table-cell office:value-type="float" office:value="1210600" calcext:value-type="float">
            <text:p>1210600</text:p>
          </table:table-cell>
          <table:table-cell office:value-type="float" office:value="1179376" calcext:value-type="float">
            <text:p>1179376</text:p>
          </table:table-cell>
          <table:table-cell office:value-type="float" office:value="1163355" calcext:value-type="float">
            <text:p>1163355</text:p>
          </table:table-cell>
          <table:table-cell office:value-type="float" office:value="1135711" calcext:value-type="float">
            <text:p>1135711</text:p>
          </table:table-cell>
          <table:table-cell office:value-type="float" office:value="1095888" calcext:value-type="float">
            <text:p>1095888</text:p>
          </table:table-cell>
        </table:table-row>
        <table:table-row table:style-name="ro1">
          <table:table-cell office:value-type="string" calcext:value-type="string">
            <text:p>Corée, République démocratique de</text:p>
          </table:table-cell>
          <table:table-cell office:value-type="string" calcext:value-type="string">
            <text:p>PRK</text:p>
          </table:table-cell>
          <table:table-cell table:number-columns-repeated="30"/>
          <table:table-cell office:value-type="float" office:value="12230075" calcext:value-type="float">
            <text:p>12230075</text:p>
          </table:table-cell>
          <table:table-cell office:value-type="float" office:value="12515206" calcext:value-type="float">
            <text:p>12515206</text:p>
          </table:table-cell>
          <table:table-cell office:value-type="float" office:value="12743853" calcext:value-type="float">
            <text:p>12743853</text:p>
          </table:table-cell>
          <table:table-cell office:value-type="float" office:value="12930792" calcext:value-type="float">
            <text:p>12930792</text:p>
          </table:table-cell>
          <table:table-cell office:value-type="float" office:value="13102101" calcext:value-type="float">
            <text:p>13102101</text:p>
          </table:table-cell>
          <table:table-cell office:value-type="float" office:value="13276199" calcext:value-type="float">
            <text:p>13276199</text:p>
          </table:table-cell>
          <table:table-cell office:value-type="float" office:value="13414066" calcext:value-type="float">
            <text:p>13414066</text:p>
          </table:table-cell>
          <table:table-cell office:value-type="float" office:value="13561258" calcext:value-type="float">
            <text:p>13561258</text:p>
          </table:table-cell>
          <table:table-cell office:value-type="float" office:value="13707316" calcext:value-type="float">
            <text:p>13707316</text:p>
          </table:table-cell>
          <table:table-cell office:value-type="float" office:value="13858078" calcext:value-type="float">
            <text:p>13858078</text:p>
          </table:table-cell>
          <table:table-cell office:value-type="float" office:value="13994416" calcext:value-type="float">
            <text:p>13994416</text:p>
          </table:table-cell>
          <table:table-cell office:value-type="float" office:value="14138746" calcext:value-type="float">
            <text:p>14138746</text:p>
          </table:table-cell>
          <table:table-cell office:value-type="float" office:value="14273352" calcext:value-type="float">
            <text:p>14273352</text:p>
          </table:table-cell>
          <table:table-cell office:value-type="float" office:value="14405635" calcext:value-type="float">
            <text:p>14405635</text:p>
          </table:table-cell>
          <table:table-cell office:value-type="float" office:value="14540929" calcext:value-type="float">
            <text:p>14540929</text:p>
          </table:table-cell>
          <table:table-cell office:value-type="float" office:value="14682190" calcext:value-type="float">
            <text:p>14682190</text:p>
          </table:table-cell>
          <table:table-cell office:value-type="float" office:value="14807511" calcext:value-type="float">
            <text:p>14807511</text:p>
          </table:table-cell>
          <table:table-cell office:value-type="float" office:value="14941632" calcext:value-type="float">
            <text:p>14941632</text:p>
          </table:table-cell>
          <table:table-cell office:value-type="float" office:value="15088599" calcext:value-type="float">
            <text:p>15088599</text:p>
          </table:table-cell>
          <table:table-cell office:value-type="float" office:value="15239900" calcext:value-type="float">
            <text:p>15239900</text:p>
          </table:table-cell>
          <table:table-cell office:value-type="float" office:value="15377704" calcext:value-type="float">
            <text:p>15377704</text:p>
          </table:table-cell>
          <table:table-cell office:value-type="float" office:value="15527964" calcext:value-type="float">
            <text:p>15527964</text:p>
          </table:table-cell>
          <table:table-cell office:value-type="float" office:value="15674717" calcext:value-type="float">
            <text:p>15674717</text:p>
          </table:table-cell>
          <table:table-cell office:value-type="float" office:value="15803014" calcext:value-type="float">
            <text:p>15803014</text:p>
          </table:table-cell>
          <table:table-cell office:value-type="float" office:value="15933070" calcext:value-type="float">
            <text:p>15933070</text:p>
          </table:table-cell>
          <table:table-cell office:value-type="float" office:value="16068980" calcext:value-type="float">
            <text:p>16068980</text:p>
          </table:table-cell>
          <table:table-cell office:value-type="float" office:value="16183776" calcext:value-type="float">
            <text:p>16183776</text:p>
          </table:table-cell>
          <table:table-cell office:value-type="float" office:value="16304441" calcext:value-type="float">
            <text:p>16304441</text:p>
          </table:table-cell>
          <table:table-cell office:value-type="float" office:value="16426785" calcext:value-type="float">
            <text:p>16426785</text:p>
          </table:table-cell>
        </table:table-row>
        <table:table-row table:style-name="ro1">
          <table:table-cell office:value-type="string" calcext:value-type="string">
            <text:p>Portugal</text:p>
          </table:table-cell>
          <table:table-cell office:value-type="string" calcext:value-type="string">
            <text:p>PRT</text:p>
          </table:table-cell>
          <table:table-cell table:number-columns-repeated="30"/>
          <table:table-cell office:value-type="float" office:value="4759568" calcext:value-type="float">
            <text:p>4759568</text:p>
          </table:table-cell>
          <table:table-cell office:value-type="float" office:value="4888206" calcext:value-type="float">
            <text:p>4888206</text:p>
          </table:table-cell>
          <table:table-cell office:value-type="float" office:value="4751101" calcext:value-type="float">
            <text:p>4751101</text:p>
          </table:table-cell>
          <table:table-cell office:value-type="float" office:value="4768421" calcext:value-type="float">
            <text:p>4768421</text:p>
          </table:table-cell>
          <table:table-cell office:value-type="float" office:value="4812804" calcext:value-type="float">
            <text:p>4812804</text:p>
          </table:table-cell>
          <table:table-cell office:value-type="float" office:value="4819781" calcext:value-type="float">
            <text:p>4819781</text:p>
          </table:table-cell>
          <table:table-cell office:value-type="float" office:value="4881788" calcext:value-type="float">
            <text:p>4881788</text:p>
          </table:table-cell>
          <table:table-cell office:value-type="float" office:value="4977110" calcext:value-type="float">
            <text:p>4977110</text:p>
          </table:table-cell>
          <table:table-cell office:value-type="float" office:value="5125869" calcext:value-type="float">
            <text:p>5125869</text:p>
          </table:table-cell>
          <table:table-cell office:value-type="float" office:value="5181989" calcext:value-type="float">
            <text:p>5181989</text:p>
          </table:table-cell>
          <table:table-cell office:value-type="float" office:value="5250309" calcext:value-type="float">
            <text:p>5250309</text:p>
          </table:table-cell>
          <table:table-cell office:value-type="float" office:value="5355917" calcext:value-type="float">
            <text:p>5355917</text:p>
          </table:table-cell>
          <table:table-cell office:value-type="float" office:value="5442256" calcext:value-type="float">
            <text:p>5442256</text:p>
          </table:table-cell>
          <table:table-cell office:value-type="float" office:value="5466833" calcext:value-type="float">
            <text:p>5466833</text:p>
          </table:table-cell>
          <table:table-cell office:value-type="float" office:value="5450014" calcext:value-type="float">
            <text:p>5450014</text:p>
          </table:table-cell>
          <table:table-cell office:value-type="float" office:value="5503823" calcext:value-type="float">
            <text:p>5503823</text:p>
          </table:table-cell>
          <table:table-cell office:value-type="float" office:value="5529930" calcext:value-type="float">
            <text:p>5529930</text:p>
          </table:table-cell>
          <table:table-cell office:value-type="float" office:value="5551610" calcext:value-type="float">
            <text:p>5551610</text:p>
          </table:table-cell>
          <table:table-cell office:value-type="float" office:value="5545765" calcext:value-type="float">
            <text:p>5545765</text:p>
          </table:table-cell>
          <table:table-cell office:value-type="float" office:value="5491273" calcext:value-type="float">
            <text:p>5491273</text:p>
          </table:table-cell>
          <table:table-cell office:value-type="float" office:value="5488764" calcext:value-type="float">
            <text:p>5488764</text:p>
          </table:table-cell>
          <table:table-cell office:value-type="float" office:value="5430511" calcext:value-type="float">
            <text:p>5430511</text:p>
          </table:table-cell>
          <table:table-cell office:value-type="float" office:value="5388158" calcext:value-type="float">
            <text:p>5388158</text:p>
          </table:table-cell>
          <table:table-cell office:value-type="float" office:value="5297269" calcext:value-type="float">
            <text:p>5297269</text:p>
          </table:table-cell>
          <table:table-cell office:value-type="float" office:value="5241643" calcext:value-type="float">
            <text:p>5241643</text:p>
          </table:table-cell>
          <table:table-cell office:value-type="float" office:value="5217727" calcext:value-type="float">
            <text:p>5217727</text:p>
          </table:table-cell>
          <table:table-cell office:value-type="float" office:value="5206442" calcext:value-type="float">
            <text:p>5206442</text:p>
          </table:table-cell>
          <table:table-cell office:value-type="float" office:value="5252563" calcext:value-type="float">
            <text:p>5252563</text:p>
          </table:table-cell>
          <table:table-cell office:value-type="float" office:value="5223691" calcext:value-type="float">
            <text:p>5223691</text:p>
          </table:table-cell>
        </table:table-row>
        <table:table-row table:style-name="ro1">
          <table:table-cell office:value-type="string" calcext:value-type="string">
            <text:p>Paraguay</text:p>
          </table:table-cell>
          <table:table-cell office:value-type="string" calcext:value-type="string">
            <text:p>PRY</text:p>
          </table:table-cell>
          <table:table-cell table:number-columns-repeated="30"/>
          <table:table-cell office:value-type="float" office:value="1708577" calcext:value-type="float">
            <text:p>1708577</text:p>
          </table:table-cell>
          <table:table-cell office:value-type="float" office:value="1757609" calcext:value-type="float">
            <text:p>1757609</text:p>
          </table:table-cell>
          <table:table-cell office:value-type="float" office:value="1804997" calcext:value-type="float">
            <text:p>1804997</text:p>
          </table:table-cell>
          <table:table-cell office:value-type="float" office:value="1859567" calcext:value-type="float">
            <text:p>1859567</text:p>
          </table:table-cell>
          <table:table-cell office:value-type="float" office:value="1917666" calcext:value-type="float">
            <text:p>1917666</text:p>
          </table:table-cell>
          <table:table-cell office:value-type="float" office:value="1974114" calcext:value-type="float">
            <text:p>1974114</text:p>
          </table:table-cell>
          <table:table-cell office:value-type="float" office:value="2031730" calcext:value-type="float">
            <text:p>2031730</text:p>
          </table:table-cell>
          <table:table-cell office:value-type="float" office:value="2090783" calcext:value-type="float">
            <text:p>2090783</text:p>
          </table:table-cell>
          <table:table-cell office:value-type="float" office:value="2151592" calcext:value-type="float">
            <text:p>2151592</text:p>
          </table:table-cell>
          <table:table-cell office:value-type="float" office:value="2214556" calcext:value-type="float">
            <text:p>2214556</text:p>
          </table:table-cell>
          <table:table-cell office:value-type="float" office:value="2279755" calcext:value-type="float">
            <text:p>2279755</text:p>
          </table:table-cell>
          <table:table-cell office:value-type="float" office:value="2344510" calcext:value-type="float">
            <text:p>2344510</text:p>
          </table:table-cell>
          <table:table-cell office:value-type="float" office:value="2412321" calcext:value-type="float">
            <text:p>2412321</text:p>
          </table:table-cell>
          <table:table-cell office:value-type="float" office:value="2442555" calcext:value-type="float">
            <text:p>2442555</text:p>
          </table:table-cell>
          <table:table-cell office:value-type="float" office:value="2633732" calcext:value-type="float">
            <text:p>2633732</text:p>
          </table:table-cell>
          <table:table-cell office:value-type="float" office:value="2662080" calcext:value-type="float">
            <text:p>2662080</text:p>
          </table:table-cell>
          <table:table-cell office:value-type="float" office:value="2639257" calcext:value-type="float">
            <text:p>2639257</text:p>
          </table:table-cell>
          <table:table-cell office:value-type="float" office:value="2744361" calcext:value-type="float">
            <text:p>2744361</text:p>
          </table:table-cell>
          <table:table-cell office:value-type="float" office:value="2803213" calcext:value-type="float">
            <text:p>2803213</text:p>
          </table:table-cell>
          <table:table-cell office:value-type="float" office:value="2915104" calcext:value-type="float">
            <text:p>2915104</text:p>
          </table:table-cell>
          <table:table-cell office:value-type="float" office:value="2890532" calcext:value-type="float">
            <text:p>2890532</text:p>
          </table:table-cell>
          <table:table-cell office:value-type="float" office:value="2962376" calcext:value-type="float">
            <text:p>2962376</text:p>
          </table:table-cell>
          <table:table-cell office:value-type="float" office:value="3162859" calcext:value-type="float">
            <text:p>3162859</text:p>
          </table:table-cell>
          <table:table-cell office:value-type="float" office:value="3184982" calcext:value-type="float">
            <text:p>3184982</text:p>
          </table:table-cell>
          <table:table-cell office:value-type="float" office:value="3172709" calcext:value-type="float">
            <text:p>3172709</text:p>
          </table:table-cell>
          <table:table-cell office:value-type="float" office:value="3237302" calcext:value-type="float">
            <text:p>3237302</text:p>
          </table:table-cell>
          <table:table-cell office:value-type="float" office:value="3334662" calcext:value-type="float">
            <text:p>3334662</text:p>
          </table:table-cell>
          <table:table-cell office:value-type="float" office:value="3403498" calcext:value-type="float">
            <text:p>3403498</text:p>
          </table:table-cell>
          <table:table-cell office:value-type="float" office:value="3467326" calcext:value-type="float">
            <text:p>3467326</text:p>
          </table:table-cell>
        </table:table-row>
        <table:table-row table:style-name="ro1">
          <table:table-cell office:value-type="string" calcext:value-type="string">
            <text:p>Cisjordanie et Gaza</text:p>
          </table:table-cell>
          <table:table-cell office:value-type="string" calcext:value-type="string">
            <text:p>PSE</text:p>
          </table:table-cell>
          <table:table-cell table:number-columns-repeated="30"/>
          <table:table-cell office:value-type="float" office:value="410609" calcext:value-type="float">
            <text:p>410609</text:p>
          </table:table-cell>
          <table:table-cell office:value-type="float" office:value="429250" calcext:value-type="float">
            <text:p>429250</text:p>
          </table:table-cell>
          <table:table-cell office:value-type="float" office:value="448996" calcext:value-type="float">
            <text:p>448996</text:p>
          </table:table-cell>
          <table:table-cell office:value-type="float" office:value="469967" calcext:value-type="float">
            <text:p>469967</text:p>
          </table:table-cell>
          <table:table-cell office:value-type="float" office:value="490982" calcext:value-type="float">
            <text:p>490982</text:p>
          </table:table-cell>
          <table:table-cell office:value-type="float" office:value="512589" calcext:value-type="float">
            <text:p>512589</text:p>
          </table:table-cell>
          <table:table-cell office:value-type="float" office:value="540724" calcext:value-type="float">
            <text:p>540724</text:p>
          </table:table-cell>
          <table:table-cell office:value-type="float" office:value="571663" calcext:value-type="float">
            <text:p>571663</text:p>
          </table:table-cell>
          <table:table-cell office:value-type="float" office:value="593727" calcext:value-type="float">
            <text:p>593727</text:p>
          </table:table-cell>
          <table:table-cell office:value-type="float" office:value="617265" calcext:value-type="float">
            <text:p>617265</text:p>
          </table:table-cell>
          <table:table-cell office:value-type="float" office:value="642577" calcext:value-type="float">
            <text:p>642577</text:p>
          </table:table-cell>
          <table:table-cell office:value-type="float" office:value="613296" calcext:value-type="float">
            <text:p>613296</text:p>
          </table:table-cell>
          <table:table-cell office:value-type="float" office:value="622714" calcext:value-type="float">
            <text:p>622714</text:p>
          </table:table-cell>
          <table:table-cell office:value-type="float" office:value="679744" calcext:value-type="float">
            <text:p>679744</text:p>
          </table:table-cell>
          <table:table-cell office:value-type="float" office:value="703838" calcext:value-type="float">
            <text:p>703838</text:p>
          </table:table-cell>
          <table:table-cell office:value-type="float" office:value="734126" calcext:value-type="float">
            <text:p>734126</text:p>
          </table:table-cell>
          <table:table-cell office:value-type="float" office:value="771902" calcext:value-type="float">
            <text:p>771902</text:p>
          </table:table-cell>
          <table:table-cell office:value-type="float" office:value="810563" calcext:value-type="float">
            <text:p>810563</text:p>
          </table:table-cell>
          <table:table-cell office:value-type="float" office:value="832657" calcext:value-type="float">
            <text:p>832657</text:p>
          </table:table-cell>
          <table:table-cell office:value-type="float" office:value="869322" calcext:value-type="float">
            <text:p>869322</text:p>
          </table:table-cell>
          <table:table-cell office:value-type="float" office:value="889607" calcext:value-type="float">
            <text:p>889607</text:p>
          </table:table-cell>
          <table:table-cell office:value-type="float" office:value="962456" calcext:value-type="float">
            <text:p>962456</text:p>
          </table:table-cell>
          <table:table-cell office:value-type="float" office:value="1009548" calcext:value-type="float">
            <text:p>1009548</text:p>
          </table:table-cell>
          <table:table-cell office:value-type="float" office:value="1043132" calcext:value-type="float">
            <text:p>1043132</text:p>
          </table:table-cell>
          <table:table-cell office:value-type="float" office:value="1132123" calcext:value-type="float">
            <text:p>1132123</text:p>
          </table:table-cell>
          <table:table-cell office:value-type="float" office:value="1166078" calcext:value-type="float">
            <text:p>1166078</text:p>
          </table:table-cell>
          <table:table-cell office:value-type="float" office:value="1198284" calcext:value-type="float">
            <text:p>1198284</text:p>
          </table:table-cell>
          <table:table-cell office:value-type="float" office:value="1220743" calcext:value-type="float">
            <text:p>1220743</text:p>
          </table:table-cell>
          <table:table-cell office:value-type="float" office:value="1267515" calcext:value-type="float">
            <text:p>1267515</text:p>
          </table:table-cell>
        </table:table-row>
        <table:table-row table:style-name="ro1">
          <table:table-cell office:value-type="string" calcext:value-type="string">
            <text:p>Petits états insulaires du Pacifique</text:p>
          </table:table-cell>
          <table:table-cell office:value-type="string" calcext:value-type="string">
            <text:p>PSS</text:p>
          </table:table-cell>
          <table:table-cell table:number-columns-repeated="30"/>
          <table:table-cell office:value-type="float" office:value="513216" calcext:value-type="float">
            <text:p>513216</text:p>
          </table:table-cell>
          <table:table-cell office:value-type="float" office:value="525305" calcext:value-type="float">
            <text:p>525305</text:p>
          </table:table-cell>
          <table:table-cell office:value-type="float" office:value="536058" calcext:value-type="float">
            <text:p>536058</text:p>
          </table:table-cell>
          <table:table-cell office:value-type="float" office:value="548936" calcext:value-type="float">
            <text:p>548936</text:p>
          </table:table-cell>
          <table:table-cell office:value-type="float" office:value="561198" calcext:value-type="float">
            <text:p>561198</text:p>
          </table:table-cell>
          <table:table-cell office:value-type="float" office:value="573140" calcext:value-type="float">
            <text:p>573140</text:p>
          </table:table-cell>
          <table:table-cell office:value-type="float" office:value="583241" calcext:value-type="float">
            <text:p>583241</text:p>
          </table:table-cell>
          <table:table-cell office:value-type="float" office:value="592946" calcext:value-type="float">
            <text:p>592946</text:p>
          </table:table-cell>
          <table:table-cell office:value-type="float" office:value="602099" calcext:value-type="float">
            <text:p>602099</text:p>
          </table:table-cell>
          <table:table-cell office:value-type="float" office:value="611299" calcext:value-type="float">
            <text:p>611299</text:p>
          </table:table-cell>
          <table:table-cell office:value-type="float" office:value="621401" calcext:value-type="float">
            <text:p>621401</text:p>
          </table:table-cell>
          <table:table-cell office:value-type="float" office:value="636582" calcext:value-type="float">
            <text:p>636582</text:p>
          </table:table-cell>
          <table:table-cell office:value-type="float" office:value="650548" calcext:value-type="float">
            <text:p>650548</text:p>
          </table:table-cell>
          <table:table-cell office:value-type="float" office:value="662517" calcext:value-type="float">
            <text:p>662517</text:p>
          </table:table-cell>
          <table:table-cell office:value-type="float" office:value="675019" calcext:value-type="float">
            <text:p>675019</text:p>
          </table:table-cell>
          <table:table-cell office:value-type="float" office:value="687934" calcext:value-type="float">
            <text:p>687934</text:p>
          </table:table-cell>
          <table:table-cell office:value-type="float" office:value="704716" calcext:value-type="float">
            <text:p>704716</text:p>
          </table:table-cell>
          <table:table-cell office:value-type="float" office:value="722499" calcext:value-type="float">
            <text:p>722499</text:p>
          </table:table-cell>
          <table:table-cell office:value-type="float" office:value="741055" calcext:value-type="float">
            <text:p>741055</text:p>
          </table:table-cell>
          <table:table-cell office:value-type="float" office:value="761912" calcext:value-type="float">
            <text:p>761912</text:p>
          </table:table-cell>
          <table:table-cell office:value-type="float" office:value="780278" calcext:value-type="float">
            <text:p>780278</text:p>
          </table:table-cell>
          <table:table-cell office:value-type="float" office:value="794705" calcext:value-type="float">
            <text:p>794705</text:p>
          </table:table-cell>
          <table:table-cell office:value-type="float" office:value="796790" calcext:value-type="float">
            <text:p>796790</text:p>
          </table:table-cell>
          <table:table-cell office:value-type="float" office:value="798204" calcext:value-type="float">
            <text:p>798204</text:p>
          </table:table-cell>
          <table:table-cell office:value-type="float" office:value="798838" calcext:value-type="float">
            <text:p>798838</text:p>
          </table:table-cell>
          <table:table-cell office:value-type="float" office:value="803863" calcext:value-type="float">
            <text:p>803863</text:p>
          </table:table-cell>
          <table:table-cell office:value-type="float" office:value="812366" calcext:value-type="float">
            <text:p>812366</text:p>
          </table:table-cell>
          <table:table-cell office:value-type="float" office:value="824598" calcext:value-type="float">
            <text:p>824598</text:p>
          </table:table-cell>
          <table:table-cell office:value-type="float" office:value="839048" calcext:value-type="float">
            <text:p>839048</text:p>
          </table:table-cell>
        </table:table-row>
        <table:table-row table:style-name="ro1">
          <table:table-cell office:value-type="string" calcext:value-type="string">
            <text:p>de Post-dividende démographique</text:p>
          </table:table-cell>
          <table:table-cell office:value-type="string" calcext:value-type="string">
            <text:p>PST</text:p>
          </table:table-cell>
          <table:table-cell table:number-columns-repeated="30"/>
          <table:table-cell office:value-type="float" office:value="467294957" calcext:value-type="float">
            <text:p>467294957</text:p>
          </table:table-cell>
          <table:table-cell office:value-type="float" office:value="471694590" calcext:value-type="float">
            <text:p>471694590</text:p>
          </table:table-cell>
          <table:table-cell office:value-type="float" office:value="474607080" calcext:value-type="float">
            <text:p>474607080</text:p>
          </table:table-cell>
          <table:table-cell office:value-type="float" office:value="476541338" calcext:value-type="float">
            <text:p>476541338</text:p>
          </table:table-cell>
          <table:table-cell office:value-type="float" office:value="481011387" calcext:value-type="float">
            <text:p>481011387</text:p>
          </table:table-cell>
          <table:table-cell office:value-type="float" office:value="484431402" calcext:value-type="float">
            <text:p>484431402</text:p>
          </table:table-cell>
          <table:table-cell office:value-type="float" office:value="488428756" calcext:value-type="float">
            <text:p>488428756</text:p>
          </table:table-cell>
          <table:table-cell office:value-type="float" office:value="493038239" calcext:value-type="float">
            <text:p>493038239</text:p>
          </table:table-cell>
          <table:table-cell office:value-type="float" office:value="495890916" calcext:value-type="float">
            <text:p>495890916</text:p>
          </table:table-cell>
          <table:table-cell office:value-type="float" office:value="499847157" calcext:value-type="float">
            <text:p>499847157</text:p>
          </table:table-cell>
          <table:table-cell office:value-type="float" office:value="504170577" calcext:value-type="float">
            <text:p>504170577</text:p>
          </table:table-cell>
          <table:table-cell office:value-type="float" office:value="505971961" calcext:value-type="float">
            <text:p>505971961</text:p>
          </table:table-cell>
          <table:table-cell office:value-type="float" office:value="509822368" calcext:value-type="float">
            <text:p>509822368</text:p>
          </table:table-cell>
          <table:table-cell office:value-type="float" office:value="513265334" calcext:value-type="float">
            <text:p>513265334</text:p>
          </table:table-cell>
          <table:table-cell office:value-type="float" office:value="516631608" calcext:value-type="float">
            <text:p>516631608</text:p>
          </table:table-cell>
          <table:table-cell office:value-type="float" office:value="521881416" calcext:value-type="float">
            <text:p>521881416</text:p>
          </table:table-cell>
          <table:table-cell office:value-type="float" office:value="526839596" calcext:value-type="float">
            <text:p>526839596</text:p>
          </table:table-cell>
          <table:table-cell office:value-type="float" office:value="531445376" calcext:value-type="float">
            <text:p>531445376</text:p>
          </table:table-cell>
          <table:table-cell office:value-type="float" office:value="536287150" calcext:value-type="float">
            <text:p>536287150</text:p>
          </table:table-cell>
          <table:table-cell office:value-type="float" office:value="537533094" calcext:value-type="float">
            <text:p>537533094</text:p>
          </table:table-cell>
          <table:table-cell office:value-type="float" office:value="538175351" calcext:value-type="float">
            <text:p>538175351</text:p>
          </table:table-cell>
          <table:table-cell office:value-type="float" office:value="538252491" calcext:value-type="float">
            <text:p>538252491</text:p>
          </table:table-cell>
          <table:table-cell office:value-type="float" office:value="541304164" calcext:value-type="float">
            <text:p>541304164</text:p>
          </table:table-cell>
          <table:table-cell office:value-type="float" office:value="544119052" calcext:value-type="float">
            <text:p>544119052</text:p>
          </table:table-cell>
          <table:table-cell office:value-type="float" office:value="546490865" calcext:value-type="float">
            <text:p>546490865</text:p>
          </table:table-cell>
          <table:table-cell office:value-type="float" office:value="549458219" calcext:value-type="float">
            <text:p>549458219</text:p>
          </table:table-cell>
          <table:table-cell office:value-type="float" office:value="553800016" calcext:value-type="float">
            <text:p>553800016</text:p>
          </table:table-cell>
          <table:table-cell office:value-type="float" office:value="557522227" calcext:value-type="float">
            <text:p>557522227</text:p>
          </table:table-cell>
          <table:table-cell office:value-type="float" office:value="558332279" calcext:value-type="float">
            <text:p>558332279</text:p>
          </table:table-cell>
        </table:table-row>
        <table:table-row table:style-name="ro1">
          <table:table-cell office:value-type="string" calcext:value-type="string">
            <text:p>Polynésie française</text:p>
          </table:table-cell>
          <table:table-cell office:value-type="string" calcext:value-type="string">
            <text:p>PYF</text:p>
          </table:table-cell>
          <table:table-cell table:number-columns-repeated="30"/>
          <table:table-cell office:value-type="float" office:value="76427" calcext:value-type="float">
            <text:p>76427</text:p>
          </table:table-cell>
          <table:table-cell office:value-type="float" office:value="78234" calcext:value-type="float">
            <text:p>78234</text:p>
          </table:table-cell>
          <table:table-cell office:value-type="float" office:value="80111" calcext:value-type="float">
            <text:p>80111</text:p>
          </table:table-cell>
          <table:table-cell office:value-type="float" office:value="82075" calcext:value-type="float">
            <text:p>82075</text:p>
          </table:table-cell>
          <table:table-cell office:value-type="float" office:value="83996" calcext:value-type="float">
            <text:p>83996</text:p>
          </table:table-cell>
          <table:table-cell office:value-type="float" office:value="85916" calcext:value-type="float">
            <text:p>85916</text:p>
          </table:table-cell>
          <table:table-cell office:value-type="float" office:value="88324" calcext:value-type="float">
            <text:p>88324</text:p>
          </table:table-cell>
          <table:table-cell office:value-type="float" office:value="90482" calcext:value-type="float">
            <text:p>90482</text:p>
          </table:table-cell>
          <table:table-cell office:value-type="float" office:value="92534" calcext:value-type="float">
            <text:p>92534</text:p>
          </table:table-cell>
          <table:table-cell office:value-type="float" office:value="94529" calcext:value-type="float">
            <text:p>94529</text:p>
          </table:table-cell>
          <table:table-cell office:value-type="float" office:value="96520" calcext:value-type="float">
            <text:p>96520</text:p>
          </table:table-cell>
          <table:table-cell office:value-type="float" office:value="98418" calcext:value-type="float">
            <text:p>98418</text:p>
          </table:table-cell>
          <table:table-cell office:value-type="float" office:value="100374" calcext:value-type="float">
            <text:p>100374</text:p>
          </table:table-cell>
          <table:table-cell office:value-type="float" office:value="102170" calcext:value-type="float">
            <text:p>102170</text:p>
          </table:table-cell>
          <table:table-cell office:value-type="float" office:value="103832" calcext:value-type="float">
            <text:p>103832</text:p>
          </table:table-cell>
          <table:table-cell office:value-type="float" office:value="105359" calcext:value-type="float">
            <text:p>105359</text:p>
          </table:table-cell>
          <table:table-cell office:value-type="float" office:value="106914" calcext:value-type="float">
            <text:p>106914</text:p>
          </table:table-cell>
          <table:table-cell office:value-type="float" office:value="108149" calcext:value-type="float">
            <text:p>108149</text:p>
          </table:table-cell>
          <table:table-cell office:value-type="float" office:value="109523" calcext:value-type="float">
            <text:p>109523</text:p>
          </table:table-cell>
          <table:table-cell office:value-type="float" office:value="110616" calcext:value-type="float">
            <text:p>110616</text:p>
          </table:table-cell>
          <table:table-cell office:value-type="float" office:value="111549" calcext:value-type="float">
            <text:p>111549</text:p>
          </table:table-cell>
          <table:table-cell office:value-type="float" office:value="112642" calcext:value-type="float">
            <text:p>112642</text:p>
          </table:table-cell>
          <table:table-cell office:value-type="float" office:value="113815" calcext:value-type="float">
            <text:p>113815</text:p>
          </table:table-cell>
          <table:table-cell office:value-type="float" office:value="114685" calcext:value-type="float">
            <text:p>114685</text:p>
          </table:table-cell>
          <table:table-cell office:value-type="float" office:value="115275" calcext:value-type="float">
            <text:p>115275</text:p>
          </table:table-cell>
          <table:table-cell office:value-type="float" office:value="115584" calcext:value-type="float">
            <text:p>115584</text:p>
          </table:table-cell>
          <table:table-cell office:value-type="float" office:value="116333" calcext:value-type="float">
            <text:p>116333</text:p>
          </table:table-cell>
          <table:table-cell office:value-type="float" office:value="116641" calcext:value-type="float">
            <text:p>116641</text:p>
          </table:table-cell>
          <table:table-cell office:value-type="float" office:value="116923" calcext:value-type="float">
            <text:p>116923</text:p>
          </table:table-cell>
        </table:table-row>
        <table:table-row table:style-name="ro1">
          <table:table-cell office:value-type="string" calcext:value-type="string">
            <text:p>Qatar</text:p>
          </table:table-cell>
          <table:table-cell office:value-type="string" calcext:value-type="string">
            <text:p>QAT</text:p>
          </table:table-cell>
          <table:table-cell table:number-columns-repeated="30"/>
          <table:table-cell office:value-type="float" office:value="275997" calcext:value-type="float">
            <text:p>275997</text:p>
          </table:table-cell>
          <table:table-cell office:value-type="float" office:value="283290" calcext:value-type="float">
            <text:p>283290</text:p>
          </table:table-cell>
          <table:table-cell office:value-type="float" office:value="287148" calcext:value-type="float">
            <text:p>287148</text:p>
          </table:table-cell>
          <table:table-cell office:value-type="float" office:value="291423" calcext:value-type="float">
            <text:p>291423</text:p>
          </table:table-cell>
          <table:table-cell office:value-type="float" office:value="295294" calcext:value-type="float">
            <text:p>295294</text:p>
          </table:table-cell>
          <table:table-cell office:value-type="float" office:value="299767" calcext:value-type="float">
            <text:p>299767</text:p>
          </table:table-cell>
          <table:table-cell office:value-type="float" office:value="304225" calcext:value-type="float">
            <text:p>304225</text:p>
          </table:table-cell>
          <table:table-cell office:value-type="float" office:value="308061" calcext:value-type="float">
            <text:p>308061</text:p>
          </table:table-cell>
          <table:table-cell office:value-type="float" office:value="316272" calcext:value-type="float">
            <text:p>316272</text:p>
          </table:table-cell>
          <table:table-cell office:value-type="float" office:value="327166" calcext:value-type="float">
            <text:p>327166</text:p>
          </table:table-cell>
          <table:table-cell office:value-type="float" office:value="339207" calcext:value-type="float">
            <text:p>339207</text:p>
          </table:table-cell>
          <table:table-cell office:value-type="float" office:value="357940" calcext:value-type="float">
            <text:p>357940</text:p>
          </table:table-cell>
          <table:table-cell office:value-type="float" office:value="378918" calcext:value-type="float">
            <text:p>378918</text:p>
          </table:table-cell>
          <table:table-cell office:value-type="float" office:value="411101" calcext:value-type="float">
            <text:p>411101</text:p>
          </table:table-cell>
          <table:table-cell office:value-type="float" office:value="461976" calcext:value-type="float">
            <text:p>461976</text:p>
          </table:table-cell>
          <table:table-cell office:value-type="float" office:value="544274" calcext:value-type="float">
            <text:p>544274</text:p>
          </table:table-cell>
          <table:table-cell office:value-type="float" office:value="673946" calcext:value-type="float">
            <text:p>673946</text:p>
          </table:table-cell>
          <table:table-cell office:value-type="float" office:value="840791" calcext:value-type="float">
            <text:p>840791</text:p>
          </table:table-cell>
          <table:table-cell office:value-type="float" office:value="1027456" calcext:value-type="float">
            <text:p>1027456</text:p>
          </table:table-cell>
          <table:table-cell office:value-type="float" office:value="1218333" calcext:value-type="float">
            <text:p>1218333</text:p>
          </table:table-cell>
          <table:table-cell office:value-type="float" office:value="1401459" calcext:value-type="float">
            <text:p>1401459</text:p>
          </table:table-cell>
          <table:table-cell office:value-type="float" office:value="1523063" calcext:value-type="float">
            <text:p>1523063</text:p>
          </table:table-cell>
          <table:table-cell office:value-type="float" office:value="1639369" calcext:value-type="float">
            <text:p>1639369</text:p>
          </table:table-cell>
          <table:table-cell office:value-type="float" office:value="1748064" calcext:value-type="float">
            <text:p>1748064</text:p>
          </table:table-cell>
          <table:table-cell office:value-type="float" office:value="1849981" calcext:value-type="float">
            <text:p>1849981</text:p>
          </table:table-cell>
          <table:table-cell office:value-type="float" office:value="1944739" calcext:value-type="float">
            <text:p>1944739</text:p>
          </table:table-cell>
          <table:table-cell office:value-type="float" office:value="2001570" calcext:value-type="float">
            <text:p>2001570</text:p>
          </table:table-cell>
          <table:table-cell office:value-type="float" office:value="2048187" calcext:value-type="float">
            <text:p>2048187</text:p>
          </table:table-cell>
          <table:table-cell office:value-type="float" office:value="2089214" calcext:value-type="float">
            <text:p>2089214</text:p>
          </table:table-cell>
        </table:table-row>
        <table:table-row table:style-name="ro1">
          <table:table-cell office:value-type="string" calcext:value-type="string">
            <text:p>Roumanie</text:p>
          </table:table-cell>
          <table:table-cell office:value-type="string" calcext:value-type="string">
            <text:p>ROU</text:p>
          </table:table-cell>
          <table:table-cell table:number-columns-repeated="30"/>
          <table:table-cell office:value-type="float" office:value="12105745" calcext:value-type="float">
            <text:p>12105745</text:p>
          </table:table-cell>
          <table:table-cell office:value-type="float" office:value="12088117" calcext:value-type="float">
            <text:p>12088117</text:p>
          </table:table-cell>
          <table:table-cell office:value-type="float" office:value="12116206" calcext:value-type="float">
            <text:p>12116206</text:p>
          </table:table-cell>
          <table:table-cell office:value-type="float" office:value="12203861" calcext:value-type="float">
            <text:p>12203861</text:p>
          </table:table-cell>
          <table:table-cell office:value-type="float" office:value="12268283" calcext:value-type="float">
            <text:p>12268283</text:p>
          </table:table-cell>
          <table:table-cell office:value-type="float" office:value="12280731" calcext:value-type="float">
            <text:p>12280731</text:p>
          </table:table-cell>
          <table:table-cell office:value-type="float" office:value="11921420" calcext:value-type="float">
            <text:p>11921420</text:p>
          </table:table-cell>
          <table:table-cell office:value-type="float" office:value="11969376" calcext:value-type="float">
            <text:p>11969376</text:p>
          </table:table-cell>
          <table:table-cell office:value-type="float" office:value="11799706" calcext:value-type="float">
            <text:p>11799706</text:p>
          </table:table-cell>
          <table:table-cell office:value-type="float" office:value="11804447" calcext:value-type="float">
            <text:p>11804447</text:p>
          </table:table-cell>
          <table:table-cell office:value-type="float" office:value="11740810" calcext:value-type="float">
            <text:p>11740810</text:p>
          </table:table-cell>
          <table:table-cell office:value-type="float" office:value="11382890" calcext:value-type="float">
            <text:p>11382890</text:p>
          </table:table-cell>
          <table:table-cell office:value-type="float" office:value="10256027" calcext:value-type="float">
            <text:p>10256027</text:p>
          </table:table-cell>
          <table:table-cell office:value-type="float" office:value="9961650" calcext:value-type="float">
            <text:p>9961650</text:p>
          </table:table-cell>
          <table:table-cell office:value-type="float" office:value="9907475" calcext:value-type="float">
            <text:p>9907475</text:p>
          </table:table-cell>
          <table:table-cell office:value-type="float" office:value="9607668" calcext:value-type="float">
            <text:p>9607668</text:p>
          </table:table-cell>
          <table:table-cell office:value-type="float" office:value="9758285" calcext:value-type="float">
            <text:p>9758285</text:p>
          </table:table-cell>
          <table:table-cell office:value-type="float" office:value="9578825" calcext:value-type="float">
            <text:p>9578825</text:p>
          </table:table-cell>
          <table:table-cell office:value-type="float" office:value="9353928" calcext:value-type="float">
            <text:p>9353928</text:p>
          </table:table-cell>
          <table:table-cell office:value-type="float" office:value="9229390" calcext:value-type="float">
            <text:p>9229390</text:p>
          </table:table-cell>
          <table:table-cell office:value-type="float" office:value="9373256" calcext:value-type="float">
            <text:p>9373256</text:p>
          </table:table-cell>
          <table:table-cell office:value-type="float" office:value="9179442" calcext:value-type="float">
            <text:p>9179442</text:p>
          </table:table-cell>
          <table:table-cell office:value-type="float" office:value="9222031" calcext:value-type="float">
            <text:p>9222031</text:p>
          </table:table-cell>
          <table:table-cell office:value-type="float" office:value="9173307" calcext:value-type="float">
            <text:p>9173307</text:p>
          </table:table-cell>
          <table:table-cell office:value-type="float" office:value="9193930" calcext:value-type="float">
            <text:p>9193930</text:p>
          </table:table-cell>
          <table:table-cell office:value-type="float" office:value="9092236" calcext:value-type="float">
            <text:p>9092236</text:p>
          </table:table-cell>
          <table:table-cell office:value-type="float" office:value="8927442" calcext:value-type="float">
            <text:p>8927442</text:p>
          </table:table-cell>
          <table:table-cell office:value-type="float" office:value="9084384" calcext:value-type="float">
            <text:p>9084384</text:p>
          </table:table-cell>
          <table:table-cell office:value-type="float" office:value="8961606" calcext:value-type="float">
            <text:p>8961606</text:p>
          </table:table-cell>
        </table:table-row>
        <table:table-row table:style-name="ro1">
          <table:table-cell office:value-type="string" calcext:value-type="string">
            <text:p>Fédération de Russie</text:p>
          </table:table-cell>
          <table:table-cell office:value-type="string" calcext:value-type="string">
            <text:p>RUS</text:p>
          </table:table-cell>
          <table:table-cell table:number-columns-repeated="30"/>
          <table:table-cell office:value-type="float" office:value="76000840" calcext:value-type="float">
            <text:p>76000840</text:p>
          </table:table-cell>
          <table:table-cell office:value-type="float" office:value="75891805" calcext:value-type="float">
            <text:p>75891805</text:p>
          </table:table-cell>
          <table:table-cell office:value-type="float" office:value="75932759" calcext:value-type="float">
            <text:p>75932759</text:p>
          </table:table-cell>
          <table:table-cell office:value-type="float" office:value="74081348" calcext:value-type="float">
            <text:p>74081348</text:p>
          </table:table-cell>
          <table:table-cell office:value-type="float" office:value="72104842" calcext:value-type="float">
            <text:p>72104842</text:p>
          </table:table-cell>
          <table:table-cell office:value-type="float" office:value="71812883" calcext:value-type="float">
            <text:p>71812883</text:p>
          </table:table-cell>
          <table:table-cell office:value-type="float" office:value="71059649" calcext:value-type="float">
            <text:p>71059649</text:p>
          </table:table-cell>
          <table:table-cell office:value-type="float" office:value="69749780" calcext:value-type="float">
            <text:p>69749780</text:p>
          </table:table-cell>
          <table:table-cell office:value-type="float" office:value="69027685" calcext:value-type="float">
            <text:p>69027685</text:p>
          </table:table-cell>
          <table:table-cell office:value-type="float" office:value="73091449" calcext:value-type="float">
            <text:p>73091449</text:p>
          </table:table-cell>
          <table:table-cell office:value-type="float" office:value="73461169" calcext:value-type="float">
            <text:p>73461169</text:p>
          </table:table-cell>
          <table:table-cell office:value-type="float" office:value="72143553" calcext:value-type="float">
            <text:p>72143553</text:p>
          </table:table-cell>
          <table:table-cell office:value-type="float" office:value="73089379" calcext:value-type="float">
            <text:p>73089379</text:p>
          </table:table-cell>
          <table:table-cell office:value-type="float" office:value="72966415" calcext:value-type="float">
            <text:p>72966415</text:p>
          </table:table-cell>
          <table:table-cell office:value-type="float" office:value="73672474" calcext:value-type="float">
            <text:p>73672474</text:p>
          </table:table-cell>
          <table:table-cell office:value-type="float" office:value="74220774" calcext:value-type="float">
            <text:p>74220774</text:p>
          </table:table-cell>
          <table:table-cell office:value-type="float" office:value="74497191" calcext:value-type="float">
            <text:p>74497191</text:p>
          </table:table-cell>
          <table:table-cell office:value-type="float" office:value="75506737" calcext:value-type="float">
            <text:p>75506737</text:p>
          </table:table-cell>
          <table:table-cell office:value-type="float" office:value="76035879" calcext:value-type="float">
            <text:p>76035879</text:p>
          </table:table-cell>
          <table:table-cell office:value-type="float" office:value="76081117" calcext:value-type="float">
            <text:p>76081117</text:p>
          </table:table-cell>
          <table:table-cell office:value-type="float" office:value="75936680" calcext:value-type="float">
            <text:p>75936680</text:p>
          </table:table-cell>
          <table:table-cell office:value-type="float" office:value="76051043" calcext:value-type="float">
            <text:p>76051043</text:p>
          </table:table-cell>
          <table:table-cell office:value-type="float" office:value="75837020" calcext:value-type="float">
            <text:p>75837020</text:p>
          </table:table-cell>
          <table:table-cell office:value-type="float" office:value="75469647" calcext:value-type="float">
            <text:p>75469647</text:p>
          </table:table-cell>
          <table:table-cell office:value-type="float" office:value="75293857" calcext:value-type="float">
            <text:p>75293857</text:p>
          </table:table-cell>
          <table:table-cell office:value-type="float" office:value="75095953" calcext:value-type="float">
            <text:p>75095953</text:p>
          </table:table-cell>
          <table:table-cell office:value-type="float" office:value="75037803" calcext:value-type="float">
            <text:p>75037803</text:p>
          </table:table-cell>
          <table:table-cell office:value-type="float" office:value="74282789" calcext:value-type="float">
            <text:p>74282789</text:p>
          </table:table-cell>
          <table:table-cell office:value-type="float" office:value="73527233" calcext:value-type="float">
            <text:p>73527233</text:p>
          </table:table-cell>
        </table:table-row>
        <table:table-row table:style-name="ro1">
          <table:table-cell office:value-type="string" calcext:value-type="string">
            <text:p>Rwanda</text:p>
          </table:table-cell>
          <table:table-cell office:value-type="string" calcext:value-type="string">
            <text:p>RWA</text:p>
          </table:table-cell>
          <table:table-cell table:number-columns-repeated="30"/>
          <table:table-cell office:value-type="float" office:value="3295376" calcext:value-type="float">
            <text:p>3295376</text:p>
          </table:table-cell>
          <table:table-cell office:value-type="float" office:value="3245695" calcext:value-type="float">
            <text:p>3245695</text:p>
          </table:table-cell>
          <table:table-cell office:value-type="float" office:value="3131686" calcext:value-type="float">
            <text:p>3131686</text:p>
          </table:table-cell>
          <table:table-cell office:value-type="float" office:value="3006956" calcext:value-type="float">
            <text:p>3006956</text:p>
          </table:table-cell>
          <table:table-cell office:value-type="float" office:value="2941251" calcext:value-type="float">
            <text:p>2941251</text:p>
          </table:table-cell>
          <table:table-cell office:value-type="float" office:value="2957433" calcext:value-type="float">
            <text:p>2957433</text:p>
          </table:table-cell>
          <table:table-cell office:value-type="float" office:value="3030421" calcext:value-type="float">
            <text:p>3030421</text:p>
          </table:table-cell>
          <table:table-cell office:value-type="float" office:value="3202715" calcext:value-type="float">
            <text:p>3202715</text:p>
          </table:table-cell>
          <table:table-cell office:value-type="float" office:value="3418025" calcext:value-type="float">
            <text:p>3418025</text:p>
          </table:table-cell>
          <table:table-cell office:value-type="float" office:value="3619255" calcext:value-type="float">
            <text:p>3619255</text:p>
          </table:table-cell>
          <table:table-cell office:value-type="float" office:value="3780473" calcext:value-type="float">
            <text:p>3780473</text:p>
          </table:table-cell>
          <table:table-cell office:value-type="float" office:value="3929098" calcext:value-type="float">
            <text:p>3929098</text:p>
          </table:table-cell>
          <table:table-cell office:value-type="float" office:value="4037419" calcext:value-type="float">
            <text:p>4037419</text:p>
          </table:table-cell>
          <table:table-cell office:value-type="float" office:value="4125028" calcext:value-type="float">
            <text:p>4125028</text:p>
          </table:table-cell>
          <table:table-cell office:value-type="float" office:value="4213274" calcext:value-type="float">
            <text:p>4213274</text:p>
          </table:table-cell>
          <table:table-cell office:value-type="float" office:value="4314973" calcext:value-type="float">
            <text:p>4314973</text:p>
          </table:table-cell>
          <table:table-cell office:value-type="float" office:value="4432693" calcext:value-type="float">
            <text:p>4432693</text:p>
          </table:table-cell>
          <table:table-cell office:value-type="float" office:value="4561438" calcext:value-type="float">
            <text:p>4561438</text:p>
          </table:table-cell>
          <table:table-cell office:value-type="float" office:value="4697455" calcext:value-type="float">
            <text:p>4697455</text:p>
          </table:table-cell>
          <table:table-cell office:value-type="float" office:value="4836601" calcext:value-type="float">
            <text:p>4836601</text:p>
          </table:table-cell>
          <table:table-cell office:value-type="float" office:value="4976024" calcext:value-type="float">
            <text:p>4976024</text:p>
          </table:table-cell>
          <table:table-cell office:value-type="float" office:value="5108858" calcext:value-type="float">
            <text:p>5108858</text:p>
          </table:table-cell>
          <table:table-cell office:value-type="float" office:value="5245687" calcext:value-type="float">
            <text:p>5245687</text:p>
          </table:table-cell>
          <table:table-cell office:value-type="float" office:value="5386107" calcext:value-type="float">
            <text:p>5386107</text:p>
          </table:table-cell>
          <table:table-cell office:value-type="float" office:value="5528844" calcext:value-type="float">
            <text:p>5528844</text:p>
          </table:table-cell>
          <table:table-cell office:value-type="float" office:value="5682848" calcext:value-type="float">
            <text:p>5682848</text:p>
          </table:table-cell>
          <table:table-cell office:value-type="float" office:value="5852267" calcext:value-type="float">
            <text:p>5852267</text:p>
          </table:table-cell>
          <table:table-cell office:value-type="float" office:value="6019599" calcext:value-type="float">
            <text:p>6019599</text:p>
          </table:table-cell>
          <table:table-cell office:value-type="float" office:value="6193988" calcext:value-type="float">
            <text:p>6193988</text:p>
          </table:table-cell>
        </table:table-row>
        <table:table-row table:style-name="ro1">
          <table:table-cell office:value-type="string" calcext:value-type="string">
            <text:p>Asie du Sud</text:p>
          </table:table-cell>
          <table:table-cell office:value-type="string" calcext:value-type="string">
            <text:p>SAS</text:p>
          </table:table-cell>
          <table:table-cell table:number-columns-repeated="30"/>
          <table:table-cell office:value-type="float" office:value="403663444" calcext:value-type="float">
            <text:p>403663444</text:p>
          </table:table-cell>
          <table:table-cell office:value-type="float" office:value="413169960" calcext:value-type="float">
            <text:p>413169960</text:p>
          </table:table-cell>
          <table:table-cell office:value-type="float" office:value="423240487" calcext:value-type="float">
            <text:p>423240487</text:p>
          </table:table-cell>
          <table:table-cell office:value-type="float" office:value="433868324" calcext:value-type="float">
            <text:p>433868324</text:p>
          </table:table-cell>
          <table:table-cell office:value-type="float" office:value="445707160" calcext:value-type="float">
            <text:p>445707160</text:p>
          </table:table-cell>
          <table:table-cell office:value-type="float" office:value="455384626" calcext:value-type="float">
            <text:p>455384626</text:p>
          </table:table-cell>
          <table:table-cell office:value-type="float" office:value="466113956" calcext:value-type="float">
            <text:p>466113956</text:p>
          </table:table-cell>
          <table:table-cell office:value-type="float" office:value="477230809" calcext:value-type="float">
            <text:p>477230809</text:p>
          </table:table-cell>
          <table:table-cell office:value-type="float" office:value="488636502" calcext:value-type="float">
            <text:p>488636502</text:p>
          </table:table-cell>
          <table:table-cell office:value-type="float" office:value="499907216" calcext:value-type="float">
            <text:p>499907216</text:p>
          </table:table-cell>
          <table:table-cell office:value-type="float" office:value="511601578" calcext:value-type="float">
            <text:p>511601578</text:p>
          </table:table-cell>
          <table:table-cell office:value-type="float" office:value="525023773" calcext:value-type="float">
            <text:p>525023773</text:p>
          </table:table-cell>
          <table:table-cell office:value-type="float" office:value="539011690" calcext:value-type="float">
            <text:p>539011690</text:p>
          </table:table-cell>
          <table:table-cell office:value-type="float" office:value="553848205" calcext:value-type="float">
            <text:p>553848205</text:p>
          </table:table-cell>
          <table:table-cell office:value-type="float" office:value="568964666" calcext:value-type="float">
            <text:p>568964666</text:p>
          </table:table-cell>
          <table:table-cell office:value-type="float" office:value="583405541" calcext:value-type="float">
            <text:p>583405541</text:p>
          </table:table-cell>
          <table:table-cell office:value-type="float" office:value="588105487" calcext:value-type="float">
            <text:p>588105487</text:p>
          </table:table-cell>
          <table:table-cell office:value-type="float" office:value="593147761" calcext:value-type="float">
            <text:p>593147761</text:p>
          </table:table-cell>
          <table:table-cell office:value-type="float" office:value="598119325" calcext:value-type="float">
            <text:p>598119325</text:p>
          </table:table-cell>
          <table:table-cell office:value-type="float" office:value="603679001" calcext:value-type="float">
            <text:p>603679001</text:p>
          </table:table-cell>
          <table:table-cell office:value-type="float" office:value="609104586" calcext:value-type="float">
            <text:p>609104586</text:p>
          </table:table-cell>
          <table:table-cell office:value-type="float" office:value="613042089" calcext:value-type="float">
            <text:p>613042089</text:p>
          </table:table-cell>
          <table:table-cell office:value-type="float" office:value="617584681" calcext:value-type="float">
            <text:p>617584681</text:p>
          </table:table-cell>
          <table:table-cell office:value-type="float" office:value="630742744" calcext:value-type="float">
            <text:p>630742744</text:p>
          </table:table-cell>
          <table:table-cell office:value-type="float" office:value="642856649" calcext:value-type="float">
            <text:p>642856649</text:p>
          </table:table-cell>
          <table:table-cell office:value-type="float" office:value="656175485" calcext:value-type="float">
            <text:p>656175485</text:p>
          </table:table-cell>
          <table:table-cell office:value-type="float" office:value="668131170" calcext:value-type="float">
            <text:p>668131170</text:p>
          </table:table-cell>
          <table:table-cell office:value-type="float" office:value="682280269" calcext:value-type="float">
            <text:p>682280269</text:p>
          </table:table-cell>
          <table:table-cell office:value-type="float" office:value="693520783" calcext:value-type="float">
            <text:p>693520783</text:p>
          </table:table-cell>
        </table:table-row>
        <table:table-row table:style-name="ro1">
          <table:table-cell office:value-type="string" calcext:value-type="string">
            <text:p>Arabie saoudite</text:p>
          </table:table-cell>
          <table:table-cell office:value-type="string" calcext:value-type="string">
            <text:p>SAU</text:p>
          </table:table-cell>
          <table:table-cell table:number-columns-repeated="30"/>
          <table:table-cell office:value-type="float" office:value="5040975" calcext:value-type="float">
            <text:p>5040975</text:p>
          </table:table-cell>
          <table:table-cell office:value-type="float" office:value="5164504" calcext:value-type="float">
            <text:p>5164504</text:p>
          </table:table-cell>
          <table:table-cell office:value-type="float" office:value="5316427" calcext:value-type="float">
            <text:p>5316427</text:p>
          </table:table-cell>
          <table:table-cell office:value-type="float" office:value="5419441" calcext:value-type="float">
            <text:p>5419441</text:p>
          </table:table-cell>
          <table:table-cell office:value-type="float" office:value="5510253" calcext:value-type="float">
            <text:p>5510253</text:p>
          </table:table-cell>
          <table:table-cell office:value-type="float" office:value="5594489" calcext:value-type="float">
            <text:p>5594489</text:p>
          </table:table-cell>
          <table:table-cell office:value-type="float" office:value="5677030" calcext:value-type="float">
            <text:p>5677030</text:p>
          </table:table-cell>
          <table:table-cell office:value-type="float" office:value="5773030" calcext:value-type="float">
            <text:p>5773030</text:p>
          </table:table-cell>
          <table:table-cell office:value-type="float" office:value="5885112" calcext:value-type="float">
            <text:p>5885112</text:p>
          </table:table-cell>
          <table:table-cell office:value-type="float" office:value="6033496" calcext:value-type="float">
            <text:p>6033496</text:p>
          </table:table-cell>
          <table:table-cell office:value-type="float" office:value="6364894" calcext:value-type="float">
            <text:p>6364894</text:p>
          </table:table-cell>
          <table:table-cell office:value-type="float" office:value="6577941" calcext:value-type="float">
            <text:p>6577941</text:p>
          </table:table-cell>
          <table:table-cell office:value-type="float" office:value="6853670" calcext:value-type="float">
            <text:p>6853670</text:p>
          </table:table-cell>
          <table:table-cell office:value-type="float" office:value="7199194" calcext:value-type="float">
            <text:p>7199194</text:p>
          </table:table-cell>
          <table:table-cell office:value-type="float" office:value="7567499" calcext:value-type="float">
            <text:p>7567499</text:p>
          </table:table-cell>
          <table:table-cell office:value-type="float" office:value="7945226" calcext:value-type="float">
            <text:p>7945226</text:p>
          </table:table-cell>
          <table:table-cell office:value-type="float" office:value="8287087" calcext:value-type="float">
            <text:p>8287087</text:p>
          </table:table-cell>
          <table:table-cell office:value-type="float" office:value="8628830" calcext:value-type="float">
            <text:p>8628830</text:p>
          </table:table-cell>
          <table:table-cell office:value-type="float" office:value="8955997" calcext:value-type="float">
            <text:p>8955997</text:p>
          </table:table-cell>
          <table:table-cell office:value-type="float" office:value="9289166" calcext:value-type="float">
            <text:p>9289166</text:p>
          </table:table-cell>
          <table:table-cell office:value-type="float" office:value="9844427" calcext:value-type="float">
            <text:p>9844427</text:p>
          </table:table-cell>
          <table:table-cell office:value-type="float" office:value="10515725" calcext:value-type="float">
            <text:p>10515725</text:p>
          </table:table-cell>
          <table:table-cell office:value-type="float" office:value="11248779" calcext:value-type="float">
            <text:p>11248779</text:p>
          </table:table-cell>
          <table:table-cell office:value-type="float" office:value="11910017" calcext:value-type="float">
            <text:p>11910017</text:p>
          </table:table-cell>
          <table:table-cell office:value-type="float" office:value="12472996" calcext:value-type="float">
            <text:p>12472996</text:p>
          </table:table-cell>
          <table:table-cell office:value-type="float" office:value="13088687" calcext:value-type="float">
            <text:p>13088687</text:p>
          </table:table-cell>
          <table:table-cell office:value-type="float" office:value="13489724" calcext:value-type="float">
            <text:p>13489724</text:p>
          </table:table-cell>
          <table:table-cell office:value-type="float" office:value="13916954" calcext:value-type="float">
            <text:p>13916954</text:p>
          </table:table-cell>
          <table:table-cell office:value-type="float" office:value="14282804" calcext:value-type="float">
            <text:p>14282804</text:p>
          </table:table-cell>
        </table:table-row>
        <table:table-row table:style-name="ro1">
          <table:table-cell office:value-type="string" calcext:value-type="string">
            <text:p>Soudan</text:p>
          </table:table-cell>
          <table:table-cell office:value-type="string" calcext:value-type="string">
            <text:p>SDN</text:p>
          </table:table-cell>
          <table:table-cell table:number-columns-repeated="30"/>
          <table:table-cell office:value-type="float" office:value="5477865" calcext:value-type="float">
            <text:p>5477865</text:p>
          </table:table-cell>
          <table:table-cell office:value-type="float" office:value="5738922" calcext:value-type="float">
            <text:p>5738922</text:p>
          </table:table-cell>
          <table:table-cell office:value-type="float" office:value="6021022" calcext:value-type="float">
            <text:p>6021022</text:p>
          </table:table-cell>
          <table:table-cell office:value-type="float" office:value="6316456" calcext:value-type="float">
            <text:p>6316456</text:p>
          </table:table-cell>
          <table:table-cell office:value-type="float" office:value="6615600" calcext:value-type="float">
            <text:p>6615600</text:p>
          </table:table-cell>
          <table:table-cell office:value-type="float" office:value="6911300" calcext:value-type="float">
            <text:p>6911300</text:p>
          </table:table-cell>
          <table:table-cell office:value-type="float" office:value="7150967" calcext:value-type="float">
            <text:p>7150967</text:p>
          </table:table-cell>
          <table:table-cell office:value-type="float" office:value="7297788" calcext:value-type="float">
            <text:p>7297788</text:p>
          </table:table-cell>
          <table:table-cell office:value-type="float" office:value="7439899" calcext:value-type="float">
            <text:p>7439899</text:p>
          </table:table-cell>
          <table:table-cell office:value-type="float" office:value="7583649" calcext:value-type="float">
            <text:p>7583649</text:p>
          </table:table-cell>
          <table:table-cell office:value-type="float" office:value="7734704" calcext:value-type="float">
            <text:p>7734704</text:p>
          </table:table-cell>
          <table:table-cell office:value-type="float" office:value="7896793" calcext:value-type="float">
            <text:p>7896793</text:p>
          </table:table-cell>
          <table:table-cell office:value-type="float" office:value="8067580" calcext:value-type="float">
            <text:p>8067580</text:p>
          </table:table-cell>
          <table:table-cell office:value-type="float" office:value="8242904" calcext:value-type="float">
            <text:p>8242904</text:p>
          </table:table-cell>
          <table:table-cell office:value-type="float" office:value="8418029" calcext:value-type="float">
            <text:p>8418029</text:p>
          </table:table-cell>
          <table:table-cell office:value-type="float" office:value="8589632" calcext:value-type="float">
            <text:p>8589632</text:p>
          </table:table-cell>
          <table:table-cell office:value-type="float" office:value="8731974" calcext:value-type="float">
            <text:p>8731974</text:p>
          </table:table-cell>
          <table:table-cell office:value-type="float" office:value="8868665" calcext:value-type="float">
            <text:p>8868665</text:p>
          </table:table-cell>
          <table:table-cell office:value-type="float" office:value="9004538" calcext:value-type="float">
            <text:p>9004538</text:p>
          </table:table-cell>
          <table:table-cell office:value-type="float" office:value="9145782" calcext:value-type="float">
            <text:p>9145782</text:p>
          </table:table-cell>
          <table:table-cell office:value-type="float" office:value="9358505" calcext:value-type="float">
            <text:p>9358505</text:p>
          </table:table-cell>
          <table:table-cell office:value-type="float" office:value="9596767" calcext:value-type="float">
            <text:p>9596767</text:p>
          </table:table-cell>
          <table:table-cell office:value-type="float" office:value="9848794" calcext:value-type="float">
            <text:p>9848794</text:p>
          </table:table-cell>
          <table:table-cell office:value-type="float" office:value="10132361" calcext:value-type="float">
            <text:p>10132361</text:p>
          </table:table-cell>
          <table:table-cell office:value-type="float" office:value="10434171" calcext:value-type="float">
            <text:p>10434171</text:p>
          </table:table-cell>
          <table:table-cell office:value-type="float" office:value="10745488" calcext:value-type="float">
            <text:p>10745488</text:p>
          </table:table-cell>
          <table:table-cell office:value-type="float" office:value="11062742" calcext:value-type="float">
            <text:p>11062742</text:p>
          </table:table-cell>
          <table:table-cell office:value-type="float" office:value="11397099" calcext:value-type="float">
            <text:p>11397099</text:p>
          </table:table-cell>
          <table:table-cell office:value-type="float" office:value="11724628" calcext:value-type="float">
            <text:p>11724628</text:p>
          </table:table-cell>
        </table:table-row>
        <table:table-row table:style-name="ro1">
          <table:table-cell office:value-type="string" calcext:value-type="string">
            <text:p>Sénégal</text:p>
          </table:table-cell>
          <table:table-cell office:value-type="string" calcext:value-type="string">
            <text:p>SEN</text:p>
          </table:table-cell>
          <table:table-cell table:number-columns-repeated="30"/>
          <table:table-cell office:value-type="float" office:value="2100234" calcext:value-type="float">
            <text:p>2100234</text:p>
          </table:table-cell>
          <table:table-cell office:value-type="float" office:value="2165535" calcext:value-type="float">
            <text:p>2165535</text:p>
          </table:table-cell>
          <table:table-cell office:value-type="float" office:value="2233942" calcext:value-type="float">
            <text:p>2233942</text:p>
          </table:table-cell>
          <table:table-cell office:value-type="float" office:value="2304236" calcext:value-type="float">
            <text:p>2304236</text:p>
          </table:table-cell>
          <table:table-cell office:value-type="float" office:value="2376878" calcext:value-type="float">
            <text:p>2376878</text:p>
          </table:table-cell>
          <table:table-cell office:value-type="float" office:value="2447892" calcext:value-type="float">
            <text:p>2447892</text:p>
          </table:table-cell>
          <table:table-cell office:value-type="float" office:value="2509815" calcext:value-type="float">
            <text:p>2509815</text:p>
          </table:table-cell>
          <table:table-cell office:value-type="float" office:value="2572217" calcext:value-type="float">
            <text:p>2572217</text:p>
          </table:table-cell>
          <table:table-cell office:value-type="float" office:value="2634917" calcext:value-type="float">
            <text:p>2634917</text:p>
          </table:table-cell>
          <table:table-cell office:value-type="float" office:value="2700219" calcext:value-type="float">
            <text:p>2700219</text:p>
          </table:table-cell>
          <table:table-cell office:value-type="float" office:value="2771181" calcext:value-type="float">
            <text:p>2771181</text:p>
          </table:table-cell>
          <table:table-cell office:value-type="float" office:value="2843552" calcext:value-type="float">
            <text:p>2843552</text:p>
          </table:table-cell>
          <table:table-cell office:value-type="float" office:value="2923654" calcext:value-type="float">
            <text:p>2923654</text:p>
          </table:table-cell>
          <table:table-cell office:value-type="float" office:value="3004433" calcext:value-type="float">
            <text:p>3004433</text:p>
          </table:table-cell>
          <table:table-cell office:value-type="float" office:value="3089508" calcext:value-type="float">
            <text:p>3089508</text:p>
          </table:table-cell>
          <table:table-cell office:value-type="float" office:value="3177988" calcext:value-type="float">
            <text:p>3177988</text:p>
          </table:table-cell>
          <table:table-cell office:value-type="float" office:value="3269558" calcext:value-type="float">
            <text:p>3269558</text:p>
          </table:table-cell>
          <table:table-cell office:value-type="float" office:value="3324915" calcext:value-type="float">
            <text:p>3324915</text:p>
          </table:table-cell>
          <table:table-cell office:value-type="float" office:value="3380949" calcext:value-type="float">
            <text:p>3380949</text:p>
          </table:table-cell>
          <table:table-cell office:value-type="float" office:value="3438391" calcext:value-type="float">
            <text:p>3438391</text:p>
          </table:table-cell>
          <table:table-cell office:value-type="float" office:value="3497193" calcext:value-type="float">
            <text:p>3497193</text:p>
          </table:table-cell>
          <table:table-cell office:value-type="float" office:value="3555204" calcext:value-type="float">
            <text:p>3555204</text:p>
          </table:table-cell>
          <table:table-cell office:value-type="float" office:value="3615919" calcext:value-type="float">
            <text:p>3615919</text:p>
          </table:table-cell>
          <table:table-cell office:value-type="float" office:value="3679109" calcext:value-type="float">
            <text:p>3679109</text:p>
          </table:table-cell>
          <table:table-cell office:value-type="float" office:value="3743662" calcext:value-type="float">
            <text:p>3743662</text:p>
          </table:table-cell>
          <table:table-cell office:value-type="float" office:value="3809327" calcext:value-type="float">
            <text:p>3809327</text:p>
          </table:table-cell>
          <table:table-cell office:value-type="float" office:value="3931498" calcext:value-type="float">
            <text:p>3931498</text:p>
          </table:table-cell>
          <table:table-cell office:value-type="float" office:value="4059546" calcext:value-type="float">
            <text:p>4059546</text:p>
          </table:table-cell>
          <table:table-cell office:value-type="float" office:value="4192063" calcext:value-type="float">
            <text:p>4192063</text:p>
          </table:table-cell>
        </table:table-row>
        <table:table-row table:style-name="ro1">
          <table:table-cell office:value-type="string" calcext:value-type="string">
            <text:p>Singapour</text:p>
          </table:table-cell>
          <table:table-cell office:value-type="string" calcext:value-type="string">
            <text:p>SGP</text:p>
          </table:table-cell>
          <table:table-cell table:number-columns-repeated="30"/>
          <table:table-cell office:value-type="float" office:value="1508998" calcext:value-type="float">
            <text:p>1508998</text:p>
          </table:table-cell>
          <table:table-cell office:value-type="float" office:value="1567564" calcext:value-type="float">
            <text:p>1567564</text:p>
          </table:table-cell>
          <table:table-cell office:value-type="float" office:value="1626991" calcext:value-type="float">
            <text:p>1626991</text:p>
          </table:table-cell>
          <table:table-cell office:value-type="float" office:value="1683964" calcext:value-type="float">
            <text:p>1683964</text:p>
          </table:table-cell>
          <table:table-cell office:value-type="float" office:value="1755185" calcext:value-type="float">
            <text:p>1755185</text:p>
          </table:table-cell>
          <table:table-cell office:value-type="float" office:value="1823863" calcext:value-type="float">
            <text:p>1823863</text:p>
          </table:table-cell>
          <table:table-cell office:value-type="float" office:value="1903876" calcext:value-type="float">
            <text:p>1903876</text:p>
          </table:table-cell>
          <table:table-cell office:value-type="float" office:value="1978042" calcext:value-type="float">
            <text:p>1978042</text:p>
          </table:table-cell>
          <table:table-cell office:value-type="float" office:value="2044432" calcext:value-type="float">
            <text:p>2044432</text:p>
          </table:table-cell>
          <table:table-cell office:value-type="float" office:value="2069707" calcext:value-type="float">
            <text:p>2069707</text:p>
          </table:table-cell>
          <table:table-cell office:value-type="float" office:value="2118307" calcext:value-type="float">
            <text:p>2118307</text:p>
          </table:table-cell>
          <table:table-cell office:value-type="float" office:value="2181092" calcext:value-type="float">
            <text:p>2181092</text:p>
          </table:table-cell>
          <table:table-cell office:value-type="float" office:value="2175732" calcext:value-type="float">
            <text:p>2175732</text:p>
          </table:table-cell>
          <table:table-cell office:value-type="float" office:value="2150896" calcext:value-type="float">
            <text:p>2150896</text:p>
          </table:table-cell>
          <table:table-cell office:value-type="float" office:value="2186914" calcext:value-type="float">
            <text:p>2186914</text:p>
          </table:table-cell>
          <table:table-cell office:value-type="float" office:value="2266575" calcext:value-type="float">
            <text:p>2266575</text:p>
          </table:table-cell>
          <table:table-cell office:value-type="float" office:value="2374066" calcext:value-type="float">
            <text:p>2374066</text:p>
          </table:table-cell>
          <table:table-cell office:value-type="float" office:value="2515754" calcext:value-type="float">
            <text:p>2515754</text:p>
          </table:table-cell>
          <table:table-cell office:value-type="float" office:value="2716207" calcext:value-type="float">
            <text:p>2716207</text:p>
          </table:table-cell>
          <table:table-cell office:value-type="float" office:value="2822714" calcext:value-type="float">
            <text:p>2822714</text:p>
          </table:table-cell>
          <table:table-cell office:value-type="float" office:value="2920008" calcext:value-type="float">
            <text:p>2920008</text:p>
          </table:table-cell>
          <table:table-cell office:value-type="float" office:value="2997673" calcext:value-type="float">
            <text:p>2997673</text:p>
          </table:table-cell>
          <table:table-cell office:value-type="float" office:value="3104676" calcext:value-type="float">
            <text:p>3104676</text:p>
          </table:table-cell>
          <table:table-cell office:value-type="float" office:value="3163417" calcext:value-type="float">
            <text:p>3163417</text:p>
          </table:table-cell>
          <table:table-cell office:value-type="float" office:value="3249280" calcext:value-type="float">
            <text:p>3249280</text:p>
          </table:table-cell>
          <table:table-cell office:value-type="float" office:value="3331876" calcext:value-type="float">
            <text:p>3331876</text:p>
          </table:table-cell>
          <table:table-cell office:value-type="float" office:value="3373386" calcext:value-type="float">
            <text:p>3373386</text:p>
          </table:table-cell>
          <table:table-cell office:value-type="float" office:value="3373420" calcext:value-type="float">
            <text:p>3373420</text:p>
          </table:table-cell>
          <table:table-cell office:value-type="float" office:value="3377908" calcext:value-type="float">
            <text:p>3377908</text:p>
          </table:table-cell>
        </table:table-row>
        <table:table-row table:style-name="ro1">
          <table:table-cell office:value-type="string" calcext:value-type="string">
            <text:p>Îles Salomon</text:p>
          </table:table-cell>
          <table:table-cell office:value-type="string" calcext:value-type="string">
            <text:p>SLB</text:p>
          </table:table-cell>
          <table:table-cell table:number-columns-repeated="30"/>
          <table:table-cell office:value-type="float" office:value="121383" calcext:value-type="float">
            <text:p>121383</text:p>
          </table:table-cell>
          <table:table-cell office:value-type="float" office:value="125390" calcext:value-type="float">
            <text:p>125390</text:p>
          </table:table-cell>
          <table:table-cell office:value-type="float" office:value="129147" calcext:value-type="float">
            <text:p>129147</text:p>
          </table:table-cell>
          <table:table-cell office:value-type="float" office:value="133949" calcext:value-type="float">
            <text:p>133949</text:p>
          </table:table-cell>
          <table:table-cell office:value-type="float" office:value="138389" calcext:value-type="float">
            <text:p>138389</text:p>
          </table:table-cell>
          <table:table-cell office:value-type="float" office:value="142982" calcext:value-type="float">
            <text:p>142982</text:p>
          </table:table-cell>
          <table:table-cell office:value-type="float" office:value="148185" calcext:value-type="float">
            <text:p>148185</text:p>
          </table:table-cell>
          <table:table-cell office:value-type="float" office:value="153932" calcext:value-type="float">
            <text:p>153932</text:p>
          </table:table-cell>
          <table:table-cell office:value-type="float" office:value="159436" calcext:value-type="float">
            <text:p>159436</text:p>
          </table:table-cell>
          <table:table-cell office:value-type="float" office:value="165321" calcext:value-type="float">
            <text:p>165321</text:p>
          </table:table-cell>
          <table:table-cell office:value-type="float" office:value="173148" calcext:value-type="float">
            <text:p>173148</text:p>
          </table:table-cell>
          <table:table-cell office:value-type="float" office:value="179844" calcext:value-type="float">
            <text:p>179844</text:p>
          </table:table-cell>
          <table:table-cell office:value-type="float" office:value="185844" calcext:value-type="float">
            <text:p>185844</text:p>
          </table:table-cell>
          <table:table-cell office:value-type="float" office:value="190696" calcext:value-type="float">
            <text:p>190696</text:p>
          </table:table-cell>
          <table:table-cell office:value-type="float" office:value="195732" calcext:value-type="float">
            <text:p>195732</text:p>
          </table:table-cell>
          <table:table-cell office:value-type="float" office:value="200745" calcext:value-type="float">
            <text:p>200745</text:p>
          </table:table-cell>
          <table:table-cell office:value-type="float" office:value="205458" calcext:value-type="float">
            <text:p>205458</text:p>
          </table:table-cell>
          <table:table-cell office:value-type="float" office:value="210117" calcext:value-type="float">
            <text:p>210117</text:p>
          </table:table-cell>
          <table:table-cell office:value-type="float" office:value="214817" calcext:value-type="float">
            <text:p>214817</text:p>
          </table:table-cell>
          <table:table-cell office:value-type="float" office:value="221273" calcext:value-type="float">
            <text:p>221273</text:p>
          </table:table-cell>
          <table:table-cell office:value-type="float" office:value="226208" calcext:value-type="float">
            <text:p>226208</text:p>
          </table:table-cell>
          <table:table-cell office:value-type="float" office:value="230900" calcext:value-type="float">
            <text:p>230900</text:p>
          </table:table-cell>
          <table:table-cell office:value-type="float" office:value="236878" calcext:value-type="float">
            <text:p>236878</text:p>
          </table:table-cell>
          <table:table-cell office:value-type="float" office:value="243283" calcext:value-type="float">
            <text:p>243283</text:p>
          </table:table-cell>
          <table:table-cell office:value-type="float" office:value="250177" calcext:value-type="float">
            <text:p>250177</text:p>
          </table:table-cell>
          <table:table-cell office:value-type="float" office:value="256980" calcext:value-type="float">
            <text:p>256980</text:p>
          </table:table-cell>
          <table:table-cell office:value-type="float" office:value="263808" calcext:value-type="float">
            <text:p>263808</text:p>
          </table:table-cell>
          <table:table-cell office:value-type="float" office:value="271061" calcext:value-type="float">
            <text:p>271061</text:p>
          </table:table-cell>
          <table:table-cell office:value-type="float" office:value="278605" calcext:value-type="float">
            <text:p>278605</text:p>
          </table:table-cell>
        </table:table-row>
        <table:table-row table:style-name="ro1">
          <table:table-cell office:value-type="string" calcext:value-type="string">
            <text:p>Sierra Leone</text:p>
          </table:table-cell>
          <table:table-cell office:value-type="string" calcext:value-type="string">
            <text:p>SLE</text:p>
          </table:table-cell>
          <table:table-cell table:number-columns-repeated="30"/>
          <table:table-cell office:value-type="float" office:value="1569204" calcext:value-type="float">
            <text:p>1569204</text:p>
          </table:table-cell>
          <table:table-cell office:value-type="float" office:value="1571148" calcext:value-type="float">
            <text:p>1571148</text:p>
          </table:table-cell>
          <table:table-cell office:value-type="float" office:value="1570201" calcext:value-type="float">
            <text:p>1570201</text:p>
          </table:table-cell>
          <table:table-cell office:value-type="float" office:value="1558442" calcext:value-type="float">
            <text:p>1558442</text:p>
          </table:table-cell>
          <table:table-cell office:value-type="float" office:value="1549239" calcext:value-type="float">
            <text:p>1549239</text:p>
          </table:table-cell>
          <table:table-cell office:value-type="float" office:value="1547643" calcext:value-type="float">
            <text:p>1547643</text:p>
          </table:table-cell>
          <table:table-cell office:value-type="float" office:value="1546306" calcext:value-type="float">
            <text:p>1546306</text:p>
          </table:table-cell>
          <table:table-cell office:value-type="float" office:value="1555178" calcext:value-type="float">
            <text:p>1555178</text:p>
          </table:table-cell>
          <table:table-cell office:value-type="float" office:value="1572478" calcext:value-type="float">
            <text:p>1572478</text:p>
          </table:table-cell>
          <table:table-cell office:value-type="float" office:value="1603774" calcext:value-type="float">
            <text:p>1603774</text:p>
          </table:table-cell>
          <table:table-cell office:value-type="float" office:value="1646746" calcext:value-type="float">
            <text:p>1646746</text:p>
          </table:table-cell>
          <table:table-cell office:value-type="float" office:value="1711379" calcext:value-type="float">
            <text:p>1711379</text:p>
          </table:table-cell>
          <table:table-cell office:value-type="float" office:value="1784241" calcext:value-type="float">
            <text:p>1784241</text:p>
          </table:table-cell>
          <table:table-cell office:value-type="float" office:value="1870736" calcext:value-type="float">
            <text:p>1870736</text:p>
          </table:table-cell>
          <table:table-cell office:value-type="float" office:value="2004997" calcext:value-type="float">
            <text:p>2004997</text:p>
          </table:table-cell>
          <table:table-cell office:value-type="float" office:value="2065742" calcext:value-type="float">
            <text:p>2065742</text:p>
          </table:table-cell>
          <table:table-cell office:value-type="float" office:value="2108698" calcext:value-type="float">
            <text:p>2108698</text:p>
          </table:table-cell>
          <table:table-cell office:value-type="float" office:value="2144045" calcext:value-type="float">
            <text:p>2144045</text:p>
          </table:table-cell>
          <table:table-cell office:value-type="float" office:value="2174711" calcext:value-type="float">
            <text:p>2174711</text:p>
          </table:table-cell>
          <table:table-cell office:value-type="float" office:value="2204473" calcext:value-type="float">
            <text:p>2204473</text:p>
          </table:table-cell>
          <table:table-cell office:value-type="float" office:value="2235774" calcext:value-type="float">
            <text:p>2235774</text:p>
          </table:table-cell>
          <table:table-cell office:value-type="float" office:value="2262933" calcext:value-type="float">
            <text:p>2262933</text:p>
          </table:table-cell>
          <table:table-cell office:value-type="float" office:value="2291916" calcext:value-type="float">
            <text:p>2291916</text:p>
          </table:table-cell>
          <table:table-cell office:value-type="float" office:value="2322089" calcext:value-type="float">
            <text:p>2322089</text:p>
          </table:table-cell>
          <table:table-cell office:value-type="float" office:value="2352629" calcext:value-type="float">
            <text:p>2352629</text:p>
          </table:table-cell>
          <table:table-cell office:value-type="float" office:value="2428543" calcext:value-type="float">
            <text:p>2428543</text:p>
          </table:table-cell>
          <table:table-cell office:value-type="float" office:value="2490998" calcext:value-type="float">
            <text:p>2490998</text:p>
          </table:table-cell>
          <table:table-cell office:value-type="float" office:value="2556320" calcext:value-type="float">
            <text:p>2556320</text:p>
          </table:table-cell>
          <table:table-cell office:value-type="float" office:value="2618844" calcext:value-type="float">
            <text:p>2618844</text:p>
          </table:table-cell>
        </table:table-row>
        <table:table-row table:style-name="ro1">
          <table:table-cell office:value-type="string" calcext:value-type="string">
            <text:p>El Salvador</text:p>
          </table:table-cell>
          <table:table-cell office:value-type="string" calcext:value-type="string">
            <text:p>SLV</text:p>
          </table:table-cell>
          <table:table-cell table:number-columns-repeated="30"/>
          <table:table-cell office:value-type="float" office:value="1921890" calcext:value-type="float">
            <text:p>1921890</text:p>
          </table:table-cell>
          <table:table-cell office:value-type="float" office:value="1969675" calcext:value-type="float">
            <text:p>1969675</text:p>
          </table:table-cell>
          <table:table-cell office:value-type="float" office:value="2019741" calcext:value-type="float">
            <text:p>2019741</text:p>
          </table:table-cell>
          <table:table-cell office:value-type="float" office:value="2092195" calcext:value-type="float">
            <text:p>2092195</text:p>
          </table:table-cell>
          <table:table-cell office:value-type="float" office:value="2159983" calcext:value-type="float">
            <text:p>2159983</text:p>
          </table:table-cell>
          <table:table-cell office:value-type="float" office:value="2171841" calcext:value-type="float">
            <text:p>2171841</text:p>
          </table:table-cell>
          <table:table-cell office:value-type="float" office:value="2153837" calcext:value-type="float">
            <text:p>2153837</text:p>
          </table:table-cell>
          <table:table-cell office:value-type="float" office:value="2175780" calcext:value-type="float">
            <text:p>2175780</text:p>
          </table:table-cell>
          <table:table-cell office:value-type="float" office:value="2270204" calcext:value-type="float">
            <text:p>2270204</text:p>
          </table:table-cell>
          <table:table-cell office:value-type="float" office:value="2287277" calcext:value-type="float">
            <text:p>2287277</text:p>
          </table:table-cell>
          <table:table-cell office:value-type="float" office:value="2292936" calcext:value-type="float">
            <text:p>2292936</text:p>
          </table:table-cell>
          <table:table-cell office:value-type="float" office:value="2298995" calcext:value-type="float">
            <text:p>2298995</text:p>
          </table:table-cell>
          <table:table-cell office:value-type="float" office:value="2303754" calcext:value-type="float">
            <text:p>2303754</text:p>
          </table:table-cell>
          <table:table-cell office:value-type="float" office:value="2385486" calcext:value-type="float">
            <text:p>2385486</text:p>
          </table:table-cell>
          <table:table-cell office:value-type="float" office:value="2360618" calcext:value-type="float">
            <text:p>2360618</text:p>
          </table:table-cell>
          <table:table-cell office:value-type="float" office:value="2405158" calcext:value-type="float">
            <text:p>2405158</text:p>
          </table:table-cell>
          <table:table-cell office:value-type="float" office:value="2458037" calcext:value-type="float">
            <text:p>2458037</text:p>
          </table:table-cell>
          <table:table-cell office:value-type="float" office:value="2511259" calcext:value-type="float">
            <text:p>2511259</text:p>
          </table:table-cell>
          <table:table-cell office:value-type="float" office:value="2538963" calcext:value-type="float">
            <text:p>2538963</text:p>
          </table:table-cell>
          <table:table-cell office:value-type="float" office:value="2566891" calcext:value-type="float">
            <text:p>2566891</text:p>
          </table:table-cell>
          <table:table-cell office:value-type="float" office:value="2531956" calcext:value-type="float">
            <text:p>2531956</text:p>
          </table:table-cell>
          <table:table-cell office:value-type="float" office:value="2560207" calcext:value-type="float">
            <text:p>2560207</text:p>
          </table:table-cell>
          <table:table-cell office:value-type="float" office:value="2627149" calcext:value-type="float">
            <text:p>2627149</text:p>
          </table:table-cell>
          <table:table-cell office:value-type="float" office:value="2682083" calcext:value-type="float">
            <text:p>2682083</text:p>
          </table:table-cell>
          <table:table-cell office:value-type="float" office:value="2664049" calcext:value-type="float">
            <text:p>2664049</text:p>
          </table:table-cell>
          <table:table-cell office:value-type="float" office:value="2663118" calcext:value-type="float">
            <text:p>2663118</text:p>
          </table:table-cell>
          <table:table-cell office:value-type="float" office:value="2726933" calcext:value-type="float">
            <text:p>2726933</text:p>
          </table:table-cell>
          <table:table-cell office:value-type="float" office:value="2819572" calcext:value-type="float">
            <text:p>2819572</text:p>
          </table:table-cell>
          <table:table-cell office:value-type="float" office:value="2852581" calcext:value-type="float">
            <text:p>2852581</text:p>
          </table:table-cell>
        </table:table-row>
        <table:table-row table:style-name="ro1">
          <table:table-cell office:value-type="string" calcext:value-type="string">
            <text:p>Saint-Marin</text:p>
          </table:table-cell>
          <table:table-cell office:value-type="string" calcext:value-type="string">
            <text:p>SMR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omalie</text:p>
          </table:table-cell>
          <table:table-cell office:value-type="string" calcext:value-type="string">
            <text:p>SOM</text:p>
          </table:table-cell>
          <table:table-cell table:number-columns-repeated="30"/>
          <table:table-cell office:value-type="float" office:value="1996703" calcext:value-type="float">
            <text:p>1996703</text:p>
          </table:table-cell>
          <table:table-cell office:value-type="float" office:value="1992538" calcext:value-type="float">
            <text:p>1992538</text:p>
          </table:table-cell>
          <table:table-cell office:value-type="float" office:value="1986331" calcext:value-type="float">
            <text:p>1986331</text:p>
          </table:table-cell>
          <table:table-cell office:value-type="float" office:value="1983857" calcext:value-type="float">
            <text:p>1983857</text:p>
          </table:table-cell>
          <table:table-cell office:value-type="float" office:value="1989036" calcext:value-type="float">
            <text:p>1989036</text:p>
          </table:table-cell>
          <table:table-cell office:value-type="float" office:value="2003078" calcext:value-type="float">
            <text:p>2003078</text:p>
          </table:table-cell>
          <table:table-cell office:value-type="float" office:value="2027672" calcext:value-type="float">
            <text:p>2027672</text:p>
          </table:table-cell>
          <table:table-cell office:value-type="float" office:value="2067019" calcext:value-type="float">
            <text:p>2067019</text:p>
          </table:table-cell>
          <table:table-cell office:value-type="float" office:value="2116028" calcext:value-type="float">
            <text:p>2116028</text:p>
          </table:table-cell>
          <table:table-cell office:value-type="float" office:value="2171676" calcext:value-type="float">
            <text:p>2171676</text:p>
          </table:table-cell>
          <table:table-cell office:value-type="float" office:value="2231556" calcext:value-type="float">
            <text:p>2231556</text:p>
          </table:table-cell>
          <table:table-cell office:value-type="float" office:value="2279734" calcext:value-type="float">
            <text:p>2279734</text:p>
          </table:table-cell>
          <table:table-cell office:value-type="float" office:value="2337765" calcext:value-type="float">
            <text:p>2337765</text:p>
          </table:table-cell>
          <table:table-cell office:value-type="float" office:value="2402820" calcext:value-type="float">
            <text:p>2402820</text:p>
          </table:table-cell>
          <table:table-cell office:value-type="float" office:value="2469866" calcext:value-type="float">
            <text:p>2469866</text:p>
          </table:table-cell>
          <table:table-cell office:value-type="float" office:value="2538575" calcext:value-type="float">
            <text:p>2538575</text:p>
          </table:table-cell>
          <table:table-cell office:value-type="float" office:value="2597249" calcext:value-type="float">
            <text:p>2597249</text:p>
          </table:table-cell>
          <table:table-cell office:value-type="float" office:value="2655832" calcext:value-type="float">
            <text:p>2655832</text:p>
          </table:table-cell>
          <table:table-cell office:value-type="float" office:value="2717715" calcext:value-type="float">
            <text:p>2717715</text:p>
          </table:table-cell>
          <table:table-cell office:value-type="float" office:value="2788971" calcext:value-type="float">
            <text:p>2788971</text:p>
          </table:table-cell>
          <table:table-cell office:value-type="float" office:value="2871727" calcext:value-type="float">
            <text:p>2871727</text:p>
          </table:table-cell>
          <table:table-cell office:value-type="float" office:value="2947659" calcext:value-type="float">
            <text:p>2947659</text:p>
          </table:table-cell>
          <table:table-cell office:value-type="float" office:value="3038392" calcext:value-type="float">
            <text:p>3038392</text:p>
          </table:table-cell>
          <table:table-cell office:value-type="float" office:value="3141061" calcext:value-type="float">
            <text:p>3141061</text:p>
          </table:table-cell>
          <table:table-cell office:value-type="float" office:value="3250828" calcext:value-type="float">
            <text:p>3250828</text:p>
          </table:table-cell>
          <table:table-cell office:value-type="float" office:value="3364995" calcext:value-type="float">
            <text:p>3364995</text:p>
          </table:table-cell>
          <table:table-cell office:value-type="float" office:value="3479836" calcext:value-type="float">
            <text:p>3479836</text:p>
          </table:table-cell>
          <table:table-cell office:value-type="float" office:value="3598729" calcext:value-type="float">
            <text:p>3598729</text:p>
          </table:table-cell>
          <table:table-cell office:value-type="float" office:value="3719489" calcext:value-type="float">
            <text:p>3719489</text:p>
          </table:table-cell>
        </table:table-row>
        <table:table-row table:style-name="ro1">
          <table:table-cell office:value-type="string" calcext:value-type="string">
            <text:p>Serbie</text:p>
          </table:table-cell>
          <table:table-cell office:value-type="string" calcext:value-type="string">
            <text:p>SRB</text:p>
          </table:table-cell>
          <table:table-cell table:number-columns-repeated="30"/>
          <table:table-cell office:value-type="float" office:value="3322451" calcext:value-type="float">
            <text:p>3322451</text:p>
          </table:table-cell>
          <table:table-cell office:value-type="float" office:value="3345006" calcext:value-type="float">
            <text:p>3345006</text:p>
          </table:table-cell>
          <table:table-cell office:value-type="float" office:value="3380520" calcext:value-type="float">
            <text:p>3380520</text:p>
          </table:table-cell>
          <table:table-cell office:value-type="float" office:value="3410961" calcext:value-type="float">
            <text:p>3410961</text:p>
          </table:table-cell>
          <table:table-cell office:value-type="float" office:value="3431746" calcext:value-type="float">
            <text:p>3431746</text:p>
          </table:table-cell>
          <table:table-cell office:value-type="float" office:value="3382098" calcext:value-type="float">
            <text:p>3382098</text:p>
          </table:table-cell>
          <table:table-cell office:value-type="float" office:value="3388336" calcext:value-type="float">
            <text:p>3388336</text:p>
          </table:table-cell>
          <table:table-cell office:value-type="float" office:value="3376487" calcext:value-type="float">
            <text:p>3376487</text:p>
          </table:table-cell>
          <table:table-cell office:value-type="float" office:value="3366172" calcext:value-type="float">
            <text:p>3366172</text:p>
          </table:table-cell>
          <table:table-cell office:value-type="float" office:value="3380766" calcext:value-type="float">
            <text:p>3380766</text:p>
          </table:table-cell>
          <table:table-cell office:value-type="float" office:value="3357722" calcext:value-type="float">
            <text:p>3357722</text:p>
          </table:table-cell>
          <table:table-cell office:value-type="float" office:value="3346940" calcext:value-type="float">
            <text:p>3346940</text:p>
          </table:table-cell>
          <table:table-cell office:value-type="float" office:value="3337138" calcext:value-type="float">
            <text:p>3337138</text:p>
          </table:table-cell>
          <table:table-cell office:value-type="float" office:value="3328281" calcext:value-type="float">
            <text:p>3328281</text:p>
          </table:table-cell>
          <table:table-cell office:value-type="float" office:value="3314475" calcext:value-type="float">
            <text:p>3314475</text:p>
          </table:table-cell>
          <table:table-cell office:value-type="float" office:value="3303149" calcext:value-type="float">
            <text:p>3303149</text:p>
          </table:table-cell>
          <table:table-cell office:value-type="float" office:value="3290900" calcext:value-type="float">
            <text:p>3290900</text:p>
          </table:table-cell>
          <table:table-cell office:value-type="float" office:value="3288452" calcext:value-type="float">
            <text:p>3288452</text:p>
          </table:table-cell>
          <table:table-cell office:value-type="float" office:value="3238698" calcext:value-type="float">
            <text:p>3238698</text:p>
          </table:table-cell>
          <table:table-cell office:value-type="float" office:value="3143079" calcext:value-type="float">
            <text:p>3143079</text:p>
          </table:table-cell>
          <table:table-cell office:value-type="float" office:value="3066469" calcext:value-type="float">
            <text:p>3066469</text:p>
          </table:table-cell>
          <table:table-cell office:value-type="float" office:value="3051479" calcext:value-type="float">
            <text:p>3051479</text:p>
          </table:table-cell>
          <table:table-cell office:value-type="float" office:value="3071688" calcext:value-type="float">
            <text:p>3071688</text:p>
          </table:table-cell>
          <table:table-cell office:value-type="float" office:value="3116060" calcext:value-type="float">
            <text:p>3116060</text:p>
          </table:table-cell>
          <table:table-cell office:value-type="float" office:value="3127619" calcext:value-type="float">
            <text:p>3127619</text:p>
          </table:table-cell>
          <table:table-cell office:value-type="float" office:value="3093740" calcext:value-type="float">
            <text:p>3093740</text:p>
          </table:table-cell>
          <table:table-cell office:value-type="float" office:value="3194932" calcext:value-type="float">
            <text:p>3194932</text:p>
          </table:table-cell>
          <table:table-cell office:value-type="float" office:value="3219274" calcext:value-type="float">
            <text:p>3219274</text:p>
          </table:table-cell>
          <table:table-cell office:value-type="float" office:value="3190370" calcext:value-type="float">
            <text:p>3190370</text:p>
          </table:table-cell>
        </table:table-row>
        <table:table-row table:style-name="ro1">
          <table:table-cell office:value-type="string" calcext:value-type="string">
            <text:p>Afrique subsaharienne (hors revenu élevé)</text:p>
          </table:table-cell>
          <table:table-cell office:value-type="string" calcext:value-type="string">
            <text:p>SSA</text:p>
          </table:table-cell>
          <table:table-cell table:number-columns-repeated="30"/>
          <table:table-cell office:value-type="float" office:value="191417051" calcext:value-type="float">
            <text:p>191417051</text:p>
          </table:table-cell>
          <table:table-cell office:value-type="float" office:value="196874608" calcext:value-type="float">
            <text:p>196874608</text:p>
          </table:table-cell>
          <table:table-cell office:value-type="float" office:value="202648734" calcext:value-type="float">
            <text:p>202648734</text:p>
          </table:table-cell>
          <table:table-cell office:value-type="float" office:value="208672859" calcext:value-type="float">
            <text:p>208672859</text:p>
          </table:table-cell>
          <table:table-cell office:value-type="float" office:value="214951190" calcext:value-type="float">
            <text:p>214951190</text:p>
          </table:table-cell>
          <table:table-cell office:value-type="float" office:value="221582372" calcext:value-type="float">
            <text:p>221582372</text:p>
          </table:table-cell>
          <table:table-cell office:value-type="float" office:value="227700559" calcext:value-type="float">
            <text:p>227700559</text:p>
          </table:table-cell>
          <table:table-cell office:value-type="float" office:value="234055495" calcext:value-type="float">
            <text:p>234055495</text:p>
          </table:table-cell>
          <table:table-cell office:value-type="float" office:value="240688586" calcext:value-type="float">
            <text:p>240688586</text:p>
          </table:table-cell>
          <table:table-cell office:value-type="float" office:value="247585769" calcext:value-type="float">
            <text:p>247585769</text:p>
          </table:table-cell>
          <table:table-cell office:value-type="float" office:value="254698362" calcext:value-type="float">
            <text:p>254698362</text:p>
          </table:table-cell>
          <table:table-cell office:value-type="float" office:value="261396015" calcext:value-type="float">
            <text:p>261396015</text:p>
          </table:table-cell>
          <table:table-cell office:value-type="float" office:value="268448415" calcext:value-type="float">
            <text:p>268448415</text:p>
          </table:table-cell>
          <table:table-cell office:value-type="float" office:value="275243914" calcext:value-type="float">
            <text:p>275243914</text:p>
          </table:table-cell>
          <table:table-cell office:value-type="float" office:value="282114031" calcext:value-type="float">
            <text:p>282114031</text:p>
          </table:table-cell>
          <table:table-cell office:value-type="float" office:value="290430934" calcext:value-type="float">
            <text:p>290430934</text:p>
          </table:table-cell>
          <table:table-cell office:value-type="float" office:value="298306759" calcext:value-type="float">
            <text:p>298306759</text:p>
          </table:table-cell>
          <table:table-cell office:value-type="float" office:value="305772812" calcext:value-type="float">
            <text:p>305772812</text:p>
          </table:table-cell>
          <table:table-cell office:value-type="float" office:value="313958029" calcext:value-type="float">
            <text:p>313958029</text:p>
          </table:table-cell>
          <table:table-cell office:value-type="float" office:value="321467374" calcext:value-type="float">
            <text:p>321467374</text:p>
          </table:table-cell>
          <table:table-cell office:value-type="float" office:value="329289272" calcext:value-type="float">
            <text:p>329289272</text:p>
          </table:table-cell>
          <table:table-cell office:value-type="float" office:value="337928850" calcext:value-type="float">
            <text:p>337928850</text:p>
          </table:table-cell>
          <table:table-cell office:value-type="float" office:value="347126184" calcext:value-type="float">
            <text:p>347126184</text:p>
          </table:table-cell>
          <table:table-cell office:value-type="float" office:value="357270440" calcext:value-type="float">
            <text:p>357270440</text:p>
          </table:table-cell>
          <table:table-cell office:value-type="float" office:value="367500283" calcext:value-type="float">
            <text:p>367500283</text:p>
          </table:table-cell>
          <table:table-cell office:value-type="float" office:value="378928550" calcext:value-type="float">
            <text:p>378928550</text:p>
          </table:table-cell>
          <table:table-cell office:value-type="float" office:value="390497694" calcext:value-type="float">
            <text:p>390497694</text:p>
          </table:table-cell>
          <table:table-cell office:value-type="float" office:value="402894356" calcext:value-type="float">
            <text:p>402894356</text:p>
          </table:table-cell>
          <table:table-cell office:value-type="float" office:value="415339097" calcext:value-type="float">
            <text:p>415339097</text:p>
          </table:table-cell>
        </table:table-row>
        <table:table-row table:style-name="ro1">
          <table:table-cell office:value-type="string" calcext:value-type="string">
            <text:p>Soudan du Sud</text:p>
          </table:table-cell>
          <table:table-cell office:value-type="string" calcext:value-type="string">
            <text:p>SSD</text:p>
          </table:table-cell>
          <table:table-cell table:number-columns-repeated="30"/>
          <table:table-cell office:value-type="float" office:value="2269086" calcext:value-type="float">
            <text:p>2269086</text:p>
          </table:table-cell>
          <table:table-cell office:value-type="float" office:value="2233018" calcext:value-type="float">
            <text:p>2233018</text:p>
          </table:table-cell>
          <table:table-cell office:value-type="float" office:value="2184515" calcext:value-type="float">
            <text:p>2184515</text:p>
          </table:table-cell>
          <table:table-cell office:value-type="float" office:value="2137267" calcext:value-type="float">
            <text:p>2137267</text:p>
          </table:table-cell>
          <table:table-cell office:value-type="float" office:value="2107640" calcext:value-type="float">
            <text:p>2107640</text:p>
          </table:table-cell>
          <table:table-cell office:value-type="float" office:value="2105366" calcext:value-type="float">
            <text:p>2105366</text:p>
          </table:table-cell>
          <table:table-cell office:value-type="float" office:value="2144687" calcext:value-type="float">
            <text:p>2144687</text:p>
          </table:table-cell>
          <table:table-cell office:value-type="float" office:value="2220101" calcext:value-type="float">
            <text:p>2220101</text:p>
          </table:table-cell>
          <table:table-cell office:value-type="float" office:value="2319587" calcext:value-type="float">
            <text:p>2319587</text:p>
          </table:table-cell>
          <table:table-cell office:value-type="float" office:value="2428353" calcext:value-type="float">
            <text:p>2428353</text:p>
          </table:table-cell>
          <table:table-cell office:value-type="float" office:value="2536832" calcext:value-type="float">
            <text:p>2536832</text:p>
          </table:table-cell>
          <table:table-cell office:value-type="float" office:value="2634573" calcext:value-type="float">
            <text:p>2634573</text:p>
          </table:table-cell>
          <table:table-cell office:value-type="float" office:value="2733803" calcext:value-type="float">
            <text:p>2733803</text:p>
          </table:table-cell>
          <table:table-cell office:value-type="float" office:value="2839815" calcext:value-type="float">
            <text:p>2839815</text:p>
          </table:table-cell>
          <table:table-cell office:value-type="float" office:value="2959664" calcext:value-type="float">
            <text:p>2959664</text:p>
          </table:table-cell>
          <table:table-cell office:value-type="float" office:value="3097145" calcext:value-type="float">
            <text:p>3097145</text:p>
          </table:table-cell>
          <table:table-cell office:value-type="float" office:value="3252515" calcext:value-type="float">
            <text:p>3252515</text:p>
          </table:table-cell>
          <table:table-cell office:value-type="float" office:value="3423320" calcext:value-type="float">
            <text:p>3423320</text:p>
          </table:table-cell>
          <table:table-cell office:value-type="float" office:value="3601195" calcext:value-type="float">
            <text:p>3601195</text:p>
          </table:table-cell>
          <table:table-cell office:value-type="float" office:value="3776139" calcext:value-type="float">
            <text:p>3776139</text:p>
          </table:table-cell>
          <table:table-cell office:value-type="float" office:value="3941668" calcext:value-type="float">
            <text:p>3941668</text:p>
          </table:table-cell>
          <table:table-cell office:value-type="float" office:value="4079641" calcext:value-type="float">
            <text:p>4079641</text:p>
          </table:table-cell>
          <table:table-cell office:value-type="float" office:value="4204320" calcext:value-type="float">
            <text:p>4204320</text:p>
          </table:table-cell>
          <table:table-cell office:value-type="float" office:value="4315520" calcext:value-type="float">
            <text:p>4315520</text:p>
          </table:table-cell>
          <table:table-cell office:value-type="float" office:value="4413402" calcext:value-type="float">
            <text:p>4413402</text:p>
          </table:table-cell>
          <table:table-cell office:value-type="float" office:value="4499779" calcext:value-type="float">
            <text:p>4499779</text:p>
          </table:table-cell>
          <table:table-cell office:value-type="float" office:value="4564287" calcext:value-type="float">
            <text:p>4564287</text:p>
          </table:table-cell>
          <table:table-cell office:value-type="float" office:value="4614330" calcext:value-type="float">
            <text:p>4614330</text:p>
          </table:table-cell>
          <table:table-cell office:value-type="float" office:value="4663980" calcext:value-type="float">
            <text:p>4663980</text:p>
          </table:table-cell>
        </table:table-row>
        <table:table-row table:style-name="ro1">
          <table:table-cell office:value-type="string" calcext:value-type="string">
            <text:p>Afrique subsaharienne</text:p>
          </table:table-cell>
          <table:table-cell office:value-type="string" calcext:value-type="string">
            <text:p>SSF</text:p>
          </table:table-cell>
          <table:table-cell table:number-columns-repeated="30"/>
          <table:table-cell office:value-type="float" office:value="191417051" calcext:value-type="float">
            <text:p>191417051</text:p>
          </table:table-cell>
          <table:table-cell office:value-type="float" office:value="196874608" calcext:value-type="float">
            <text:p>196874608</text:p>
          </table:table-cell>
          <table:table-cell office:value-type="float" office:value="202648734" calcext:value-type="float">
            <text:p>202648734</text:p>
          </table:table-cell>
          <table:table-cell office:value-type="float" office:value="208672859" calcext:value-type="float">
            <text:p>208672859</text:p>
          </table:table-cell>
          <table:table-cell office:value-type="float" office:value="214951190" calcext:value-type="float">
            <text:p>214951190</text:p>
          </table:table-cell>
          <table:table-cell office:value-type="float" office:value="221582372" calcext:value-type="float">
            <text:p>221582372</text:p>
          </table:table-cell>
          <table:table-cell office:value-type="float" office:value="227700559" calcext:value-type="float">
            <text:p>227700559</text:p>
          </table:table-cell>
          <table:table-cell office:value-type="float" office:value="234055495" calcext:value-type="float">
            <text:p>234055495</text:p>
          </table:table-cell>
          <table:table-cell office:value-type="float" office:value="240688586" calcext:value-type="float">
            <text:p>240688586</text:p>
          </table:table-cell>
          <table:table-cell office:value-type="float" office:value="247585769" calcext:value-type="float">
            <text:p>247585769</text:p>
          </table:table-cell>
          <table:table-cell office:value-type="float" office:value="254698362" calcext:value-type="float">
            <text:p>254698362</text:p>
          </table:table-cell>
          <table:table-cell office:value-type="float" office:value="261396015" calcext:value-type="float">
            <text:p>261396015</text:p>
          </table:table-cell>
          <table:table-cell office:value-type="float" office:value="268448415" calcext:value-type="float">
            <text:p>268448415</text:p>
          </table:table-cell>
          <table:table-cell office:value-type="float" office:value="275243914" calcext:value-type="float">
            <text:p>275243914</text:p>
          </table:table-cell>
          <table:table-cell office:value-type="float" office:value="282114031" calcext:value-type="float">
            <text:p>282114031</text:p>
          </table:table-cell>
          <table:table-cell office:value-type="float" office:value="290430934" calcext:value-type="float">
            <text:p>290430934</text:p>
          </table:table-cell>
          <table:table-cell office:value-type="float" office:value="298306759" calcext:value-type="float">
            <text:p>298306759</text:p>
          </table:table-cell>
          <table:table-cell office:value-type="float" office:value="305772812" calcext:value-type="float">
            <text:p>305772812</text:p>
          </table:table-cell>
          <table:table-cell office:value-type="float" office:value="313958029" calcext:value-type="float">
            <text:p>313958029</text:p>
          </table:table-cell>
          <table:table-cell office:value-type="float" office:value="321467374" calcext:value-type="float">
            <text:p>321467374</text:p>
          </table:table-cell>
          <table:table-cell office:value-type="float" office:value="329289272" calcext:value-type="float">
            <text:p>329289272</text:p>
          </table:table-cell>
          <table:table-cell office:value-type="float" office:value="337928850" calcext:value-type="float">
            <text:p>337928850</text:p>
          </table:table-cell>
          <table:table-cell office:value-type="float" office:value="347126184" calcext:value-type="float">
            <text:p>347126184</text:p>
          </table:table-cell>
          <table:table-cell office:value-type="float" office:value="357270440" calcext:value-type="float">
            <text:p>357270440</text:p>
          </table:table-cell>
          <table:table-cell office:value-type="float" office:value="367500283" calcext:value-type="float">
            <text:p>367500283</text:p>
          </table:table-cell>
          <table:table-cell office:value-type="float" office:value="378928550" calcext:value-type="float">
            <text:p>378928550</text:p>
          </table:table-cell>
          <table:table-cell office:value-type="float" office:value="390497694" calcext:value-type="float">
            <text:p>390497694</text:p>
          </table:table-cell>
          <table:table-cell office:value-type="float" office:value="402894356" calcext:value-type="float">
            <text:p>402894356</text:p>
          </table:table-cell>
          <table:table-cell office:value-type="float" office:value="415339097" calcext:value-type="float">
            <text:p>415339097</text:p>
          </table:table-cell>
        </table:table-row>
        <table:table-row table:style-name="ro1">
          <table:table-cell office:value-type="string" calcext:value-type="string">
            <text:p>Petits états</text:p>
          </table:table-cell>
          <table:table-cell office:value-type="string" calcext:value-type="string">
            <text:p>SST</text:p>
          </table:table-cell>
          <table:table-cell table:number-columns-repeated="30"/>
          <table:table-cell office:value-type="float" office:value="9423612" calcext:value-type="float">
            <text:p>9423612</text:p>
          </table:table-cell>
          <table:table-cell office:value-type="float" office:value="9627174" calcext:value-type="float">
            <text:p>9627174</text:p>
          </table:table-cell>
          <table:table-cell office:value-type="float" office:value="9816291" calcext:value-type="float">
            <text:p>9816291</text:p>
          </table:table-cell>
          <table:table-cell office:value-type="float" office:value="9999759" calcext:value-type="float">
            <text:p>9999759</text:p>
          </table:table-cell>
          <table:table-cell office:value-type="float" office:value="10198942" calcext:value-type="float">
            <text:p>10198942</text:p>
          </table:table-cell>
          <table:table-cell office:value-type="float" office:value="10381444" calcext:value-type="float">
            <text:p>10381444</text:p>
          </table:table-cell>
          <table:table-cell office:value-type="float" office:value="10543566" calcext:value-type="float">
            <text:p>10543566</text:p>
          </table:table-cell>
          <table:table-cell office:value-type="float" office:value="10726212" calcext:value-type="float">
            <text:p>10726212</text:p>
          </table:table-cell>
          <table:table-cell office:value-type="float" office:value="10917093" calcext:value-type="float">
            <text:p>10917093</text:p>
          </table:table-cell>
          <table:table-cell office:value-type="float" office:value="11124072" calcext:value-type="float">
            <text:p>11124072</text:p>
          </table:table-cell>
          <table:table-cell office:value-type="float" office:value="11340029" calcext:value-type="float">
            <text:p>11340029</text:p>
          </table:table-cell>
          <table:table-cell office:value-type="float" office:value="11581036" calcext:value-type="float">
            <text:p>11581036</text:p>
          </table:table-cell>
          <table:table-cell office:value-type="float" office:value="11800096" calcext:value-type="float">
            <text:p>11800096</text:p>
          </table:table-cell>
          <table:table-cell office:value-type="float" office:value="12095360" calcext:value-type="float">
            <text:p>12095360</text:p>
          </table:table-cell>
          <table:table-cell office:value-type="float" office:value="12397187" calcext:value-type="float">
            <text:p>12397187</text:p>
          </table:table-cell>
          <table:table-cell office:value-type="float" office:value="12743409" calcext:value-type="float">
            <text:p>12743409</text:p>
          </table:table-cell>
          <table:table-cell office:value-type="float" office:value="13173599" calcext:value-type="float">
            <text:p>13173599</text:p>
          </table:table-cell>
          <table:table-cell office:value-type="float" office:value="13622403" calcext:value-type="float">
            <text:p>13622403</text:p>
          </table:table-cell>
          <table:table-cell office:value-type="float" office:value="14112192" calcext:value-type="float">
            <text:p>14112192</text:p>
          </table:table-cell>
          <table:table-cell office:value-type="float" office:value="14587129" calcext:value-type="float">
            <text:p>14587129</text:p>
          </table:table-cell>
          <table:table-cell office:value-type="float" office:value="15009939" calcext:value-type="float">
            <text:p>15009939</text:p>
          </table:table-cell>
          <table:table-cell office:value-type="float" office:value="15408433" calcext:value-type="float">
            <text:p>15408433</text:p>
          </table:table-cell>
          <table:table-cell office:value-type="float" office:value="15812768" calcext:value-type="float">
            <text:p>15812768</text:p>
          </table:table-cell>
          <table:table-cell office:value-type="float" office:value="16279499" calcext:value-type="float">
            <text:p>16279499</text:p>
          </table:table-cell>
          <table:table-cell office:value-type="float" office:value="16646956" calcext:value-type="float">
            <text:p>16646956</text:p>
          </table:table-cell>
          <table:table-cell office:value-type="float" office:value="17032159" calcext:value-type="float">
            <text:p>17032159</text:p>
          </table:table-cell>
          <table:table-cell office:value-type="float" office:value="17385618" calcext:value-type="float">
            <text:p>17385618</text:p>
          </table:table-cell>
          <table:table-cell office:value-type="float" office:value="17764042" calcext:value-type="float">
            <text:p>17764042</text:p>
          </table:table-cell>
          <table:table-cell office:value-type="float" office:value="18137945" calcext:value-type="float">
            <text:p>18137945</text:p>
          </table:table-cell>
        </table:table-row>
        <table:table-row table:style-name="ro1">
          <table:table-cell office:value-type="string" calcext:value-type="string">
            <text:p>Sao Tomé-et-Principe</text:p>
          </table:table-cell>
          <table:table-cell office:value-type="string" calcext:value-type="string">
            <text:p>STP</text:p>
          </table:table-cell>
          <table:table-cell table:number-columns-repeated="30"/>
          <table:table-cell office:value-type="float" office:value="34117" calcext:value-type="float">
            <text:p>34117</text:p>
          </table:table-cell>
          <table:table-cell office:value-type="float" office:value="35020" calcext:value-type="float">
            <text:p>35020</text:p>
          </table:table-cell>
          <table:table-cell office:value-type="float" office:value="35818" calcext:value-type="float">
            <text:p>35818</text:p>
          </table:table-cell>
          <table:table-cell office:value-type="float" office:value="36595" calcext:value-type="float">
            <text:p>36595</text:p>
          </table:table-cell>
          <table:table-cell office:value-type="float" office:value="37448" calcext:value-type="float">
            <text:p>37448</text:p>
          </table:table-cell>
          <table:table-cell office:value-type="float" office:value="38451" calcext:value-type="float">
            <text:p>38451</text:p>
          </table:table-cell>
          <table:table-cell office:value-type="float" office:value="39488" calcext:value-type="float">
            <text:p>39488</text:p>
          </table:table-cell>
          <table:table-cell office:value-type="float" office:value="40718" calcext:value-type="float">
            <text:p>40718</text:p>
          </table:table-cell>
          <table:table-cell office:value-type="float" office:value="42075" calcext:value-type="float">
            <text:p>42075</text:p>
          </table:table-cell>
          <table:table-cell office:value-type="float" office:value="43439" calcext:value-type="float">
            <text:p>43439</text:p>
          </table:table-cell>
          <table:table-cell office:value-type="float" office:value="44726" calcext:value-type="float">
            <text:p>44726</text:p>
          </table:table-cell>
          <table:table-cell office:value-type="float" office:value="45870" calcext:value-type="float">
            <text:p>45870</text:p>
          </table:table-cell>
          <table:table-cell office:value-type="float" office:value="46945" calcext:value-type="float">
            <text:p>46945</text:p>
          </table:table-cell>
          <table:table-cell office:value-type="float" office:value="47959" calcext:value-type="float">
            <text:p>47959</text:p>
          </table:table-cell>
          <table:table-cell office:value-type="float" office:value="49055" calcext:value-type="float">
            <text:p>49055</text:p>
          </table:table-cell>
          <table:table-cell office:value-type="float" office:value="50294" calcext:value-type="float">
            <text:p>50294</text:p>
          </table:table-cell>
          <table:table-cell office:value-type="float" office:value="52045" calcext:value-type="float">
            <text:p>52045</text:p>
          </table:table-cell>
          <table:table-cell office:value-type="float" office:value="54027" calcext:value-type="float">
            <text:p>54027</text:p>
          </table:table-cell>
          <table:table-cell office:value-type="float" office:value="56076" calcext:value-type="float">
            <text:p>56076</text:p>
          </table:table-cell>
          <table:table-cell office:value-type="float" office:value="58097" calcext:value-type="float">
            <text:p>58097</text:p>
          </table:table-cell>
          <table:table-cell office:value-type="float" office:value="59936" calcext:value-type="float">
            <text:p>59936</text:p>
          </table:table-cell>
          <table:table-cell office:value-type="float" office:value="61606" calcext:value-type="float">
            <text:p>61606</text:p>
          </table:table-cell>
          <table:table-cell office:value-type="float" office:value="63104" calcext:value-type="float">
            <text:p>63104</text:p>
          </table:table-cell>
          <table:table-cell office:value-type="float" office:value="64474" calcext:value-type="float">
            <text:p>64474</text:p>
          </table:table-cell>
          <table:table-cell office:value-type="float" office:value="65842" calcext:value-type="float">
            <text:p>65842</text:p>
          </table:table-cell>
          <table:table-cell office:value-type="float" office:value="67311" calcext:value-type="float">
            <text:p>67311</text:p>
          </table:table-cell>
          <table:table-cell office:value-type="float" office:value="68897" calcext:value-type="float">
            <text:p>68897</text:p>
          </table:table-cell>
          <table:table-cell office:value-type="float" office:value="70541" calcext:value-type="float">
            <text:p>70541</text:p>
          </table:table-cell>
          <table:table-cell office:value-type="float" office:value="72218" calcext:value-type="float">
            <text:p>72218</text:p>
          </table:table-cell>
        </table:table-row>
        <table:table-row table:style-name="ro1">
          <table:table-cell office:value-type="string" calcext:value-type="string">
            <text:p>Suriname</text:p>
          </table:table-cell>
          <table:table-cell office:value-type="string" calcext:value-type="string">
            <text:p>SUR</text:p>
          </table:table-cell>
          <table:table-cell table:number-columns-repeated="30"/>
          <table:table-cell office:value-type="float" office:value="131172" calcext:value-type="float">
            <text:p>131172</text:p>
          </table:table-cell>
          <table:table-cell office:value-type="float" office:value="134618" calcext:value-type="float">
            <text:p>134618</text:p>
          </table:table-cell>
          <table:table-cell office:value-type="float" office:value="137500" calcext:value-type="float">
            <text:p>137500</text:p>
          </table:table-cell>
          <table:table-cell office:value-type="float" office:value="139602" calcext:value-type="float">
            <text:p>139602</text:p>
          </table:table-cell>
          <table:table-cell office:value-type="float" office:value="142246" calcext:value-type="float">
            <text:p>142246</text:p>
          </table:table-cell>
          <table:table-cell office:value-type="float" office:value="144794" calcext:value-type="float">
            <text:p>144794</text:p>
          </table:table-cell>
          <table:table-cell office:value-type="float" office:value="147605" calcext:value-type="float">
            <text:p>147605</text:p>
          </table:table-cell>
          <table:table-cell office:value-type="float" office:value="150731" calcext:value-type="float">
            <text:p>150731</text:p>
          </table:table-cell>
          <table:table-cell office:value-type="float" office:value="153707" calcext:value-type="float">
            <text:p>153707</text:p>
          </table:table-cell>
          <table:table-cell office:value-type="float" office:value="156659" calcext:value-type="float">
            <text:p>156659</text:p>
          </table:table-cell>
          <table:table-cell office:value-type="float" office:value="159822" calcext:value-type="float">
            <text:p>159822</text:p>
          </table:table-cell>
          <table:table-cell office:value-type="float" office:value="162697" calcext:value-type="float">
            <text:p>162697</text:p>
          </table:table-cell>
          <table:table-cell office:value-type="float" office:value="165674" calcext:value-type="float">
            <text:p>165674</text:p>
          </table:table-cell>
          <table:table-cell office:value-type="float" office:value="168880" calcext:value-type="float">
            <text:p>168880</text:p>
          </table:table-cell>
          <table:table-cell office:value-type="float" office:value="172435" calcext:value-type="float">
            <text:p>172435</text:p>
          </table:table-cell>
          <table:table-cell office:value-type="float" office:value="175710" calcext:value-type="float">
            <text:p>175710</text:p>
          </table:table-cell>
          <table:table-cell office:value-type="float" office:value="179158" calcext:value-type="float">
            <text:p>179158</text:p>
          </table:table-cell>
          <table:table-cell office:value-type="float" office:value="182868" calcext:value-type="float">
            <text:p>182868</text:p>
          </table:table-cell>
          <table:table-cell office:value-type="float" office:value="186598" calcext:value-type="float">
            <text:p>186598</text:p>
          </table:table-cell>
          <table:table-cell office:value-type="float" office:value="190227" calcext:value-type="float">
            <text:p>190227</text:p>
          </table:table-cell>
          <table:table-cell office:value-type="float" office:value="194007" calcext:value-type="float">
            <text:p>194007</text:p>
          </table:table-cell>
          <table:table-cell office:value-type="float" office:value="197731" calcext:value-type="float">
            <text:p>197731</text:p>
          </table:table-cell>
          <table:table-cell office:value-type="float" office:value="201048" calcext:value-type="float">
            <text:p>201048</text:p>
          </table:table-cell>
          <table:table-cell office:value-type="float" office:value="204298" calcext:value-type="float">
            <text:p>204298</text:p>
          </table:table-cell>
          <table:table-cell office:value-type="float" office:value="207202" calcext:value-type="float">
            <text:p>207202</text:p>
          </table:table-cell>
          <table:table-cell office:value-type="float" office:value="209723" calcext:value-type="float">
            <text:p>209723</text:p>
          </table:table-cell>
          <table:table-cell office:value-type="float" office:value="211508" calcext:value-type="float">
            <text:p>211508</text:p>
          </table:table-cell>
          <table:table-cell office:value-type="float" office:value="213884" calcext:value-type="float">
            <text:p>213884</text:p>
          </table:table-cell>
          <table:table-cell office:value-type="float" office:value="216546" calcext:value-type="float">
            <text:p>216546</text:p>
          </table:table-cell>
        </table:table-row>
        <table:table-row table:style-name="ro1">
          <table:table-cell office:value-type="string" calcext:value-type="string">
            <text:p>République slovaque</text:p>
          </table:table-cell>
          <table:table-cell office:value-type="string" calcext:value-type="string">
            <text:p>SVK</text:p>
          </table:table-cell>
          <table:table-cell table:number-columns-repeated="30"/>
          <table:table-cell office:value-type="float" office:value="2618501" calcext:value-type="float">
            <text:p>2618501</text:p>
          </table:table-cell>
          <table:table-cell office:value-type="float" office:value="2630371" calcext:value-type="float">
            <text:p>2630371</text:p>
          </table:table-cell>
          <table:table-cell office:value-type="float" office:value="2573246" calcext:value-type="float">
            <text:p>2573246</text:p>
          </table:table-cell>
          <table:table-cell office:value-type="float" office:value="2520108" calcext:value-type="float">
            <text:p>2520108</text:p>
          </table:table-cell>
          <table:table-cell office:value-type="float" office:value="2457066" calcext:value-type="float">
            <text:p>2457066</text:p>
          </table:table-cell>
          <table:table-cell office:value-type="float" office:value="2481113" calcext:value-type="float">
            <text:p>2481113</text:p>
          </table:table-cell>
          <table:table-cell office:value-type="float" office:value="2516117" calcext:value-type="float">
            <text:p>2516117</text:p>
          </table:table-cell>
          <table:table-cell office:value-type="float" office:value="2517345" calcext:value-type="float">
            <text:p>2517345</text:p>
          </table:table-cell>
          <table:table-cell office:value-type="float" office:value="2525215" calcext:value-type="float">
            <text:p>2525215</text:p>
          </table:table-cell>
          <table:table-cell office:value-type="float" office:value="2551618" calcext:value-type="float">
            <text:p>2551618</text:p>
          </table:table-cell>
          <table:table-cell office:value-type="float" office:value="2585035" calcext:value-type="float">
            <text:p>2585035</text:p>
          </table:table-cell>
          <table:table-cell office:value-type="float" office:value="2632890" calcext:value-type="float">
            <text:p>2632890</text:p>
          </table:table-cell>
          <table:table-cell office:value-type="float" office:value="2623707" calcext:value-type="float">
            <text:p>2623707</text:p>
          </table:table-cell>
          <table:table-cell office:value-type="float" office:value="2658451" calcext:value-type="float">
            <text:p>2658451</text:p>
          </table:table-cell>
          <table:table-cell office:value-type="float" office:value="2674169" calcext:value-type="float">
            <text:p>2674169</text:p>
          </table:table-cell>
          <table:table-cell office:value-type="float" office:value="2661942" calcext:value-type="float">
            <text:p>2661942</text:p>
          </table:table-cell>
          <table:table-cell office:value-type="float" office:value="2653642" calcext:value-type="float">
            <text:p>2653642</text:p>
          </table:table-cell>
          <table:table-cell office:value-type="float" office:value="2650184" calcext:value-type="float">
            <text:p>2650184</text:p>
          </table:table-cell>
          <table:table-cell office:value-type="float" office:value="2681842" calcext:value-type="float">
            <text:p>2681842</text:p>
          </table:table-cell>
          <table:table-cell office:value-type="float" office:value="2672217" calcext:value-type="float">
            <text:p>2672217</text:p>
          </table:table-cell>
          <table:table-cell office:value-type="float" office:value="2683419" calcext:value-type="float">
            <text:p>2683419</text:p>
          </table:table-cell>
          <table:table-cell office:value-type="float" office:value="2686140" calcext:value-type="float">
            <text:p>2686140</text:p>
          </table:table-cell>
          <table:table-cell office:value-type="float" office:value="2710805" calcext:value-type="float">
            <text:p>2710805</text:p>
          </table:table-cell>
          <table:table-cell office:value-type="float" office:value="2718415" calcext:value-type="float">
            <text:p>2718415</text:p>
          </table:table-cell>
          <table:table-cell office:value-type="float" office:value="2724051" calcext:value-type="float">
            <text:p>2724051</text:p>
          </table:table-cell>
          <table:table-cell office:value-type="float" office:value="2739410" calcext:value-type="float">
            <text:p>2739410</text:p>
          </table:table-cell>
          <table:table-cell office:value-type="float" office:value="2763640" calcext:value-type="float">
            <text:p>2763640</text:p>
          </table:table-cell>
          <table:table-cell office:value-type="float" office:value="2761928" calcext:value-type="float">
            <text:p>2761928</text:p>
          </table:table-cell>
          <table:table-cell office:value-type="float" office:value="2751144" calcext:value-type="float">
            <text:p>2751144</text:p>
          </table:table-cell>
        </table:table-row>
        <table:table-row table:style-name="ro1">
          <table:table-cell office:value-type="string" calcext:value-type="string">
            <text:p>Slovénie</text:p>
          </table:table-cell>
          <table:table-cell office:value-type="string" calcext:value-type="string">
            <text:p>SVN</text:p>
          </table:table-cell>
          <table:table-cell table:number-columns-repeated="30"/>
          <table:table-cell office:value-type="float" office:value="936467" calcext:value-type="float">
            <text:p>936467</text:p>
          </table:table-cell>
          <table:table-cell office:value-type="float" office:value="937930" calcext:value-type="float">
            <text:p>937930</text:p>
          </table:table-cell>
          <table:table-cell office:value-type="float" office:value="937924" calcext:value-type="float">
            <text:p>937924</text:p>
          </table:table-cell>
          <table:table-cell office:value-type="float" office:value="937313" calcext:value-type="float">
            <text:p>937313</text:p>
          </table:table-cell>
          <table:table-cell office:value-type="float" office:value="937870" calcext:value-type="float">
            <text:p>937870</text:p>
          </table:table-cell>
          <table:table-cell office:value-type="float" office:value="940132" calcext:value-type="float">
            <text:p>940132</text:p>
          </table:table-cell>
          <table:table-cell office:value-type="float" office:value="943651" calcext:value-type="float">
            <text:p>943651</text:p>
          </table:table-cell>
          <table:table-cell office:value-type="float" office:value="960169" calcext:value-type="float">
            <text:p>960169</text:p>
          </table:table-cell>
          <table:table-cell office:value-type="float" office:value="979178" calcext:value-type="float">
            <text:p>979178</text:p>
          </table:table-cell>
          <table:table-cell office:value-type="float" office:value="965181" calcext:value-type="float">
            <text:p>965181</text:p>
          </table:table-cell>
          <table:table-cell office:value-type="float" office:value="961268" calcext:value-type="float">
            <text:p>961268</text:p>
          </table:table-cell>
          <table:table-cell office:value-type="float" office:value="969791" calcext:value-type="float">
            <text:p>969791</text:p>
          </table:table-cell>
          <table:table-cell office:value-type="float" office:value="983737" calcext:value-type="float">
            <text:p>983737</text:p>
          </table:table-cell>
          <table:table-cell office:value-type="float" office:value="963129" calcext:value-type="float">
            <text:p>963129</text:p>
          </table:table-cell>
          <table:table-cell office:value-type="float" office:value="1010490" calcext:value-type="float">
            <text:p>1010490</text:p>
          </table:table-cell>
          <table:table-cell office:value-type="float" office:value="1018972" calcext:value-type="float">
            <text:p>1018972</text:p>
          </table:table-cell>
          <table:table-cell office:value-type="float" office:value="1025616" calcext:value-type="float">
            <text:p>1025616</text:p>
          </table:table-cell>
          <table:table-cell office:value-type="float" office:value="1040168" calcext:value-type="float">
            <text:p>1040168</text:p>
          </table:table-cell>
          <table:table-cell office:value-type="float" office:value="1036184" calcext:value-type="float">
            <text:p>1036184</text:p>
          </table:table-cell>
          <table:table-cell office:value-type="float" office:value="1043498" calcext:value-type="float">
            <text:p>1043498</text:p>
          </table:table-cell>
          <table:table-cell office:value-type="float" office:value="1043689" calcext:value-type="float">
            <text:p>1043689</text:p>
          </table:table-cell>
          <table:table-cell office:value-type="float" office:value="1022745" calcext:value-type="float">
            <text:p>1022745</text:p>
          </table:table-cell>
          <table:table-cell office:value-type="float" office:value="1017195" calcext:value-type="float">
            <text:p>1017195</text:p>
          </table:table-cell>
          <table:table-cell office:value-type="float" office:value="1012454" calcext:value-type="float">
            <text:p>1012454</text:p>
          </table:table-cell>
          <table:table-cell office:value-type="float" office:value="1016717" calcext:value-type="float">
            <text:p>1016717</text:p>
          </table:table-cell>
          <table:table-cell office:value-type="float" office:value="1010125" calcext:value-type="float">
            <text:p>1010125</text:p>
          </table:table-cell>
          <table:table-cell office:value-type="float" office:value="997430" calcext:value-type="float">
            <text:p>997430</text:p>
          </table:table-cell>
          <table:table-cell office:value-type="float" office:value="1028026" calcext:value-type="float">
            <text:p>1028026</text:p>
          </table:table-cell>
          <table:table-cell office:value-type="float" office:value="1018233" calcext:value-type="float">
            <text:p>1018233</text:p>
          </table:table-cell>
        </table:table-row>
        <table:table-row table:style-name="ro1">
          <table:table-cell office:value-type="string" calcext:value-type="string">
            <text:p>Suède</text:p>
          </table:table-cell>
          <table:table-cell office:value-type="string" calcext:value-type="string">
            <text:p>SWE</text:p>
          </table:table-cell>
          <table:table-cell table:number-columns-repeated="30"/>
          <table:table-cell office:value-type="float" office:value="4743268" calcext:value-type="float">
            <text:p>4743268</text:p>
          </table:table-cell>
          <table:table-cell office:value-type="float" office:value="4726207" calcext:value-type="float">
            <text:p>4726207</text:p>
          </table:table-cell>
          <table:table-cell office:value-type="float" office:value="4634766" calcext:value-type="float">
            <text:p>4634766</text:p>
          </table:table-cell>
          <table:table-cell office:value-type="float" office:value="4533403" calcext:value-type="float">
            <text:p>4533403</text:p>
          </table:table-cell>
          <table:table-cell office:value-type="float" office:value="4510507" calcext:value-type="float">
            <text:p>4510507</text:p>
          </table:table-cell>
          <table:table-cell office:value-type="float" office:value="4563210" calcext:value-type="float">
            <text:p>4563210</text:p>
          </table:table-cell>
          <table:table-cell office:value-type="float" office:value="4556818" calcext:value-type="float">
            <text:p>4556818</text:p>
          </table:table-cell>
          <table:table-cell office:value-type="float" office:value="4529644" calcext:value-type="float">
            <text:p>4529644</text:p>
          </table:table-cell>
          <table:table-cell office:value-type="float" office:value="4517995" calcext:value-type="float">
            <text:p>4517995</text:p>
          </table:table-cell>
          <table:table-cell office:value-type="float" office:value="4544043" calcext:value-type="float">
            <text:p>4544043</text:p>
          </table:table-cell>
          <table:table-cell office:value-type="float" office:value="4513479" calcext:value-type="float">
            <text:p>4513479</text:p>
          </table:table-cell>
          <table:table-cell office:value-type="float" office:value="4560921" calcext:value-type="float">
            <text:p>4560921</text:p>
          </table:table-cell>
          <table:table-cell office:value-type="float" office:value="4578454" calcext:value-type="float">
            <text:p>4578454</text:p>
          </table:table-cell>
          <table:table-cell office:value-type="float" office:value="4604437" calcext:value-type="float">
            <text:p>4604437</text:p>
          </table:table-cell>
          <table:table-cell office:value-type="float" office:value="4616940" calcext:value-type="float">
            <text:p>4616940</text:p>
          </table:table-cell>
          <table:table-cell office:value-type="float" office:value="4688555" calcext:value-type="float">
            <text:p>4688555</text:p>
          </table:table-cell>
          <table:table-cell office:value-type="float" office:value="4750136" calcext:value-type="float">
            <text:p>4750136</text:p>
          </table:table-cell>
          <table:table-cell office:value-type="float" office:value="4824803" calcext:value-type="float">
            <text:p>4824803</text:p>
          </table:table-cell>
          <table:table-cell office:value-type="float" office:value="4892191" calcext:value-type="float">
            <text:p>4892191</text:p>
          </table:table-cell>
          <table:table-cell office:value-type="float" office:value="4908160" calcext:value-type="float">
            <text:p>4908160</text:p>
          </table:table-cell>
          <table:table-cell office:value-type="float" office:value="4944327" calcext:value-type="float">
            <text:p>4944327</text:p>
          </table:table-cell>
          <table:table-cell office:value-type="float" office:value="4999694" calcext:value-type="float">
            <text:p>4999694</text:p>
          </table:table-cell>
          <table:table-cell office:value-type="float" office:value="5035034" calcext:value-type="float">
            <text:p>5035034</text:p>
          </table:table-cell>
          <table:table-cell office:value-type="float" office:value="5099246" calcext:value-type="float">
            <text:p>5099246</text:p>
          </table:table-cell>
          <table:table-cell office:value-type="float" office:value="5142771" calcext:value-type="float">
            <text:p>5142771</text:p>
          </table:table-cell>
          <table:table-cell office:value-type="float" office:value="5185411" calcext:value-type="float">
            <text:p>5185411</text:p>
          </table:table-cell>
          <table:table-cell office:value-type="float" office:value="5249021" calcext:value-type="float">
            <text:p>5249021</text:p>
          </table:table-cell>
          <table:table-cell office:value-type="float" office:value="5334259" calcext:value-type="float">
            <text:p>5334259</text:p>
          </table:table-cell>
          <table:table-cell office:value-type="float" office:value="5398663" calcext:value-type="float">
            <text:p>5398663</text:p>
          </table:table-cell>
        </table:table-row>
        <table:table-row table:style-name="ro1">
          <table:table-cell office:value-type="string" calcext:value-type="string">
            <text:p>Eswatini</text:p>
          </table:table-cell>
          <table:table-cell office:value-type="string" calcext:value-type="string">
            <text:p>SWZ</text:p>
          </table:table-cell>
          <table:table-cell table:number-columns-repeated="30"/>
          <table:table-cell office:value-type="float" office:value="205282" calcext:value-type="float">
            <text:p>205282</text:p>
          </table:table-cell>
          <table:table-cell office:value-type="float" office:value="213962" calcext:value-type="float">
            <text:p>213962</text:p>
          </table:table-cell>
          <table:table-cell office:value-type="float" office:value="221986" calcext:value-type="float">
            <text:p>221986</text:p>
          </table:table-cell>
          <table:table-cell office:value-type="float" office:value="229666" calcext:value-type="float">
            <text:p>229666</text:p>
          </table:table-cell>
          <table:table-cell office:value-type="float" office:value="237501" calcext:value-type="float">
            <text:p>237501</text:p>
          </table:table-cell>
          <table:table-cell office:value-type="float" office:value="245601" calcext:value-type="float">
            <text:p>245601</text:p>
          </table:table-cell>
          <table:table-cell office:value-type="float" office:value="252325" calcext:value-type="float">
            <text:p>252325</text:p>
          </table:table-cell>
          <table:table-cell office:value-type="float" office:value="259732" calcext:value-type="float">
            <text:p>259732</text:p>
          </table:table-cell>
          <table:table-cell office:value-type="float" office:value="267356" calcext:value-type="float">
            <text:p>267356</text:p>
          </table:table-cell>
          <table:table-cell office:value-type="float" office:value="274426" calcext:value-type="float">
            <text:p>274426</text:p>
          </table:table-cell>
          <table:table-cell office:value-type="float" office:value="280658" calcext:value-type="float">
            <text:p>280658</text:p>
          </table:table-cell>
          <table:table-cell office:value-type="float" office:value="285401" calcext:value-type="float">
            <text:p>285401</text:p>
          </table:table-cell>
          <table:table-cell office:value-type="float" office:value="288640" calcext:value-type="float">
            <text:p>288640</text:p>
          </table:table-cell>
          <table:table-cell office:value-type="float" office:value="291164" calcext:value-type="float">
            <text:p>291164</text:p>
          </table:table-cell>
          <table:table-cell office:value-type="float" office:value="293792" calcext:value-type="float">
            <text:p>293792</text:p>
          </table:table-cell>
          <table:table-cell office:value-type="float" office:value="296930" calcext:value-type="float">
            <text:p>296930</text:p>
          </table:table-cell>
          <table:table-cell office:value-type="float" office:value="300329" calcext:value-type="float">
            <text:p>300329</text:p>
          </table:table-cell>
          <table:table-cell office:value-type="float" office:value="304365" calcext:value-type="float">
            <text:p>304365</text:p>
          </table:table-cell>
          <table:table-cell office:value-type="float" office:value="309019" calcext:value-type="float">
            <text:p>309019</text:p>
          </table:table-cell>
          <table:table-cell office:value-type="float" office:value="313879" calcext:value-type="float">
            <text:p>313879</text:p>
          </table:table-cell>
          <table:table-cell office:value-type="float" office:value="318774" calcext:value-type="float">
            <text:p>318774</text:p>
          </table:table-cell>
          <table:table-cell office:value-type="float" office:value="324166" calcext:value-type="float">
            <text:p>324166</text:p>
          </table:table-cell>
          <table:table-cell office:value-type="float" office:value="330126" calcext:value-type="float">
            <text:p>330126</text:p>
          </table:table-cell>
          <table:table-cell office:value-type="float" office:value="336405" calcext:value-type="float">
            <text:p>336405</text:p>
          </table:table-cell>
          <table:table-cell office:value-type="float" office:value="342910" calcext:value-type="float">
            <text:p>342910</text:p>
          </table:table-cell>
          <table:table-cell office:value-type="float" office:value="349361" calcext:value-type="float">
            <text:p>349361</text:p>
          </table:table-cell>
          <table:table-cell office:value-type="float" office:value="357746" calcext:value-type="float">
            <text:p>357746</text:p>
          </table:table-cell>
          <table:table-cell office:value-type="float" office:value="365537" calcext:value-type="float">
            <text:p>365537</text:p>
          </table:table-cell>
          <table:table-cell office:value-type="float" office:value="372633" calcext:value-type="float">
            <text:p>372633</text:p>
          </table:table-cell>
        </table:table-row>
        <table:table-row table:style-name="ro1">
          <table:table-cell office:value-type="string" calcext:value-type="string">
            <text:p>Sint Maarten (Dutch part)</text:p>
          </table:table-cell>
          <table:table-cell office:value-type="string" calcext:value-type="string">
            <text:p>SXM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eychelles</text:p>
          </table:table-cell>
          <table:table-cell office:value-type="string" calcext:value-type="string">
            <text:p>SY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épublique arabe syrienne</text:p>
          </table:table-cell>
          <table:table-cell office:value-type="string" calcext:value-type="string">
            <text:p>SYR</text:p>
          </table:table-cell>
          <table:table-cell table:number-columns-repeated="30"/>
          <table:table-cell office:value-type="float" office:value="3588807" calcext:value-type="float">
            <text:p>3588807</text:p>
          </table:table-cell>
          <table:table-cell office:value-type="float" office:value="3695991" calcext:value-type="float">
            <text:p>3695991</text:p>
          </table:table-cell>
          <table:table-cell office:value-type="float" office:value="3795142" calcext:value-type="float">
            <text:p>3795142</text:p>
          </table:table-cell>
          <table:table-cell office:value-type="float" office:value="3932816" calcext:value-type="float">
            <text:p>3932816</text:p>
          </table:table-cell>
          <table:table-cell office:value-type="float" office:value="4087076" calcext:value-type="float">
            <text:p>4087076</text:p>
          </table:table-cell>
          <table:table-cell office:value-type="float" office:value="4245575" calcext:value-type="float">
            <text:p>4245575</text:p>
          </table:table-cell>
          <table:table-cell office:value-type="float" office:value="4340526" calcext:value-type="float">
            <text:p>4340526</text:p>
          </table:table-cell>
          <table:table-cell office:value-type="float" office:value="4431615" calcext:value-type="float">
            <text:p>4431615</text:p>
          </table:table-cell>
          <table:table-cell office:value-type="float" office:value="4521999" calcext:value-type="float">
            <text:p>4521999</text:p>
          </table:table-cell>
          <table:table-cell office:value-type="float" office:value="4697332" calcext:value-type="float">
            <text:p>4697332</text:p>
          </table:table-cell>
          <table:table-cell office:value-type="float" office:value="4864915" calcext:value-type="float">
            <text:p>4864915</text:p>
          </table:table-cell>
          <table:table-cell office:value-type="float" office:value="4965069" calcext:value-type="float">
            <text:p>4965069</text:p>
          </table:table-cell>
          <table:table-cell office:value-type="float" office:value="5055817" calcext:value-type="float">
            <text:p>5055817</text:p>
          </table:table-cell>
          <table:table-cell office:value-type="float" office:value="5133453" calcext:value-type="float">
            <text:p>5133453</text:p>
          </table:table-cell>
          <table:table-cell office:value-type="float" office:value="5154782" calcext:value-type="float">
            <text:p>5154782</text:p>
          </table:table-cell>
          <table:table-cell office:value-type="float" office:value="5196070" calcext:value-type="float">
            <text:p>5196070</text:p>
          </table:table-cell>
          <table:table-cell office:value-type="float" office:value="5320839" calcext:value-type="float">
            <text:p>5320839</text:p>
          </table:table-cell>
          <table:table-cell office:value-type="float" office:value="5449396" calcext:value-type="float">
            <text:p>5449396</text:p>
          </table:table-cell>
          <table:table-cell office:value-type="float" office:value="5693191" calcext:value-type="float">
            <text:p>5693191</text:p>
          </table:table-cell>
          <table:table-cell office:value-type="float" office:value="5652771" calcext:value-type="float">
            <text:p>5652771</text:p>
          </table:table-cell>
          <table:table-cell office:value-type="float" office:value="5757406" calcext:value-type="float">
            <text:p>5757406</text:p>
          </table:table-cell>
          <table:table-cell office:value-type="float" office:value="5726515" calcext:value-type="float">
            <text:p>5726515</text:p>
          </table:table-cell>
          <table:table-cell office:value-type="float" office:value="5592311" calcext:value-type="float">
            <text:p>5592311</text:p>
          </table:table-cell>
          <table:table-cell office:value-type="float" office:value="5404372" calcext:value-type="float">
            <text:p>5404372</text:p>
          </table:table-cell>
          <table:table-cell office:value-type="float" office:value="5203091" calcext:value-type="float">
            <text:p>5203091</text:p>
          </table:table-cell>
          <table:table-cell office:value-type="float" office:value="5013524" calcext:value-type="float">
            <text:p>5013524</text:p>
          </table:table-cell>
          <table:table-cell office:value-type="float" office:value="4902778" calcext:value-type="float">
            <text:p>4902778</text:p>
          </table:table-cell>
          <table:table-cell office:value-type="float" office:value="4831342" calcext:value-type="float">
            <text:p>4831342</text:p>
          </table:table-cell>
          <table:table-cell office:value-type="float" office:value="4770379" calcext:value-type="float">
            <text:p>4770379</text:p>
          </table:table-cell>
        </table:table-row>
        <table:table-row table:style-name="ro1">
          <table:table-cell office:value-type="string" calcext:value-type="string">
            <text:p>Îles Turques-et-Caïques</text:p>
          </table:table-cell>
          <table:table-cell office:value-type="string" calcext:value-type="string">
            <text:p>TC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chad</text:p>
          </table:table-cell>
          <table:table-cell office:value-type="string" calcext:value-type="string">
            <text:p>TCD</text:p>
          </table:table-cell>
          <table:table-cell table:number-columns-repeated="30"/>
          <table:table-cell office:value-type="float" office:value="2267917" calcext:value-type="float">
            <text:p>2267917</text:p>
          </table:table-cell>
          <table:table-cell office:value-type="float" office:value="2328517" calcext:value-type="float">
            <text:p>2328517</text:p>
          </table:table-cell>
          <table:table-cell office:value-type="float" office:value="2393040" calcext:value-type="float">
            <text:p>2393040</text:p>
          </table:table-cell>
          <table:table-cell office:value-type="float" office:value="2465642" calcext:value-type="float">
            <text:p>2465642</text:p>
          </table:table-cell>
          <table:table-cell office:value-type="float" office:value="2539290" calcext:value-type="float">
            <text:p>2539290</text:p>
          </table:table-cell>
          <table:table-cell office:value-type="float" office:value="2619652" calcext:value-type="float">
            <text:p>2619652</text:p>
          </table:table-cell>
          <table:table-cell office:value-type="float" office:value="2697593" calcext:value-type="float">
            <text:p>2697593</text:p>
          </table:table-cell>
          <table:table-cell office:value-type="float" office:value="2782002" calcext:value-type="float">
            <text:p>2782002</text:p>
          </table:table-cell>
          <table:table-cell office:value-type="float" office:value="2873473" calcext:value-type="float">
            <text:p>2873473</text:p>
          </table:table-cell>
          <table:table-cell office:value-type="float" office:value="2973869" calcext:value-type="float">
            <text:p>2973869</text:p>
          </table:table-cell>
          <table:table-cell office:value-type="float" office:value="3082100" calcext:value-type="float">
            <text:p>3082100</text:p>
          </table:table-cell>
          <table:table-cell office:value-type="float" office:value="3188837" calcext:value-type="float">
            <text:p>3188837</text:p>
          </table:table-cell>
          <table:table-cell office:value-type="float" office:value="3305512" calcext:value-type="float">
            <text:p>3305512</text:p>
          </table:table-cell>
          <table:table-cell office:value-type="float" office:value="3428516" calcext:value-type="float">
            <text:p>3428516</text:p>
          </table:table-cell>
          <table:table-cell office:value-type="float" office:value="3553264" calcext:value-type="float">
            <text:p>3553264</text:p>
          </table:table-cell>
          <table:table-cell office:value-type="float" office:value="3684687" calcext:value-type="float">
            <text:p>3684687</text:p>
          </table:table-cell>
          <table:table-cell office:value-type="float" office:value="3812463" calcext:value-type="float">
            <text:p>3812463</text:p>
          </table:table-cell>
          <table:table-cell office:value-type="float" office:value="3944294" calcext:value-type="float">
            <text:p>3944294</text:p>
          </table:table-cell>
          <table:table-cell office:value-type="float" office:value="4082418" calcext:value-type="float">
            <text:p>4082418</text:p>
          </table:table-cell>
          <table:table-cell office:value-type="float" office:value="4228162" calcext:value-type="float">
            <text:p>4228162</text:p>
          </table:table-cell>
          <table:table-cell office:value-type="float" office:value="4380291" calcext:value-type="float">
            <text:p>4380291</text:p>
          </table:table-cell>
          <table:table-cell office:value-type="float" office:value="4537278" calcext:value-type="float">
            <text:p>4537278</text:p>
          </table:table-cell>
          <table:table-cell office:value-type="float" office:value="4701941" calcext:value-type="float">
            <text:p>4701941</text:p>
          </table:table-cell>
          <table:table-cell office:value-type="float" office:value="4876327" calcext:value-type="float">
            <text:p>4876327</text:p>
          </table:table-cell>
          <table:table-cell office:value-type="float" office:value="5057335" calcext:value-type="float">
            <text:p>5057335</text:p>
          </table:table-cell>
          <table:table-cell office:value-type="float" office:value="5246305" calcext:value-type="float">
            <text:p>5246305</text:p>
          </table:table-cell>
          <table:table-cell office:value-type="float" office:value="5435714" calcext:value-type="float">
            <text:p>5435714</text:p>
          </table:table-cell>
          <table:table-cell office:value-type="float" office:value="5630456" calcext:value-type="float">
            <text:p>5630456</text:p>
          </table:table-cell>
          <table:table-cell office:value-type="float" office:value="5832658" calcext:value-type="float">
            <text:p>5832658</text:p>
          </table:table-cell>
        </table:table-row>
        <table:table-row table:style-name="ro1">
          <table:table-cell office:value-type="string" calcext:value-type="string">
            <text:p>Asie de l’Est et Pacifique (BIRD et IDA)</text:p>
          </table:table-cell>
          <table:table-cell office:value-type="string" calcext:value-type="string">
            <text:p>TEA</text:p>
          </table:table-cell>
          <table:table-cell table:number-columns-repeated="30"/>
          <table:table-cell office:value-type="float" office:value="835544484" calcext:value-type="float">
            <text:p>835544484</text:p>
          </table:table-cell>
          <table:table-cell office:value-type="float" office:value="850057767" calcext:value-type="float">
            <text:p>850057767</text:p>
          </table:table-cell>
          <table:table-cell office:value-type="float" office:value="866593802" calcext:value-type="float">
            <text:p>866593802</text:p>
          </table:table-cell>
          <table:table-cell office:value-type="float" office:value="883265962" calcext:value-type="float">
            <text:p>883265962</text:p>
          </table:table-cell>
          <table:table-cell office:value-type="float" office:value="899095219" calcext:value-type="float">
            <text:p>899095219</text:p>
          </table:table-cell>
          <table:table-cell office:value-type="float" office:value="913228136" calcext:value-type="float">
            <text:p>913228136</text:p>
          </table:table-cell>
          <table:table-cell office:value-type="float" office:value="931090518" calcext:value-type="float">
            <text:p>931090518</text:p>
          </table:table-cell>
          <table:table-cell office:value-type="float" office:value="944898463" calcext:value-type="float">
            <text:p>944898463</text:p>
          </table:table-cell>
          <table:table-cell office:value-type="float" office:value="957334760" calcext:value-type="float">
            <text:p>957334760</text:p>
          </table:table-cell>
          <table:table-cell office:value-type="float" office:value="970086212" calcext:value-type="float">
            <text:p>970086212</text:p>
          </table:table-cell>
          <table:table-cell office:value-type="float" office:value="983425643" calcext:value-type="float">
            <text:p>983425643</text:p>
          </table:table-cell>
          <table:table-cell office:value-type="float" office:value="991458137" calcext:value-type="float">
            <text:p>991458137</text:p>
          </table:table-cell>
          <table:table-cell office:value-type="float" office:value="1000281510" calcext:value-type="float">
            <text:p>1000281510</text:p>
          </table:table-cell>
          <table:table-cell office:value-type="float" office:value="1010877590" calcext:value-type="float">
            <text:p>1010877590</text:p>
          </table:table-cell>
          <table:table-cell office:value-type="float" office:value="1022041727" calcext:value-type="float">
            <text:p>1022041727</text:p>
          </table:table-cell>
          <table:table-cell office:value-type="float" office:value="1029619317" calcext:value-type="float">
            <text:p>1029619317</text:p>
          </table:table-cell>
          <table:table-cell office:value-type="float" office:value="1038346838" calcext:value-type="float">
            <text:p>1038346838</text:p>
          </table:table-cell>
          <table:table-cell office:value-type="float" office:value="1049637267" calcext:value-type="float">
            <text:p>1049637267</text:p>
          </table:table-cell>
          <table:table-cell office:value-type="float" office:value="1056627012" calcext:value-type="float">
            <text:p>1056627012</text:p>
          </table:table-cell>
          <table:table-cell office:value-type="float" office:value="1062523991" calcext:value-type="float">
            <text:p>1062523991</text:p>
          </table:table-cell>
          <table:table-cell office:value-type="float" office:value="1068009720" calcext:value-type="float">
            <text:p>1068009720</text:p>
          </table:table-cell>
          <table:table-cell office:value-type="float" office:value="1077812604" calcext:value-type="float">
            <text:p>1077812604</text:p>
          </table:table-cell>
          <table:table-cell office:value-type="float" office:value="1086539117" calcext:value-type="float">
            <text:p>1086539117</text:p>
          </table:table-cell>
          <table:table-cell office:value-type="float" office:value="1092484723" calcext:value-type="float">
            <text:p>1092484723</text:p>
          </table:table-cell>
          <table:table-cell office:value-type="float" office:value="1099260731" calcext:value-type="float">
            <text:p>1099260731</text:p>
          </table:table-cell>
          <table:table-cell office:value-type="float" office:value="1104396038" calcext:value-type="float">
            <text:p>1104396038</text:p>
          </table:table-cell>
          <table:table-cell office:value-type="float" office:value="1107645223" calcext:value-type="float">
            <text:p>1107645223</text:p>
          </table:table-cell>
          <table:table-cell office:value-type="float" office:value="1112518544" calcext:value-type="float">
            <text:p>1112518544</text:p>
          </table:table-cell>
          <table:table-cell office:value-type="float" office:value="1115541602" calcext:value-type="float">
            <text:p>1115541602</text:p>
          </table:table-cell>
        </table:table-row>
        <table:table-row table:style-name="ro1">
          <table:table-cell office:value-type="string" calcext:value-type="string">
            <text:p>Europe et Asie centrale (BIRD et IDA)</text:p>
          </table:table-cell>
          <table:table-cell office:value-type="string" calcext:value-type="string">
            <text:p>TEC</text:p>
          </table:table-cell>
          <table:table-cell table:number-columns-repeated="30"/>
          <table:table-cell office:value-type="float" office:value="196329666" calcext:value-type="float">
            <text:p>196329666</text:p>
          </table:table-cell>
          <table:table-cell office:value-type="float" office:value="197032356" calcext:value-type="float">
            <text:p>197032356</text:p>
          </table:table-cell>
          <table:table-cell office:value-type="float" office:value="197741975" calcext:value-type="float">
            <text:p>197741975</text:p>
          </table:table-cell>
          <table:table-cell office:value-type="float" office:value="195343354" calcext:value-type="float">
            <text:p>195343354</text:p>
          </table:table-cell>
          <table:table-cell office:value-type="float" office:value="194963991" calcext:value-type="float">
            <text:p>194963991</text:p>
          </table:table-cell>
          <table:table-cell office:value-type="float" office:value="194712650" calcext:value-type="float">
            <text:p>194712650</text:p>
          </table:table-cell>
          <table:table-cell office:value-type="float" office:value="193566895" calcext:value-type="float">
            <text:p>193566895</text:p>
          </table:table-cell>
          <table:table-cell office:value-type="float" office:value="191828051" calcext:value-type="float">
            <text:p>191828051</text:p>
          </table:table-cell>
          <table:table-cell office:value-type="float" office:value="191263857" calcext:value-type="float">
            <text:p>191263857</text:p>
          </table:table-cell>
          <table:table-cell office:value-type="float" office:value="195483992" calcext:value-type="float">
            <text:p>195483992</text:p>
          </table:table-cell>
          <table:table-cell office:value-type="float" office:value="195663292" calcext:value-type="float">
            <text:p>195663292</text:p>
          </table:table-cell>
          <table:table-cell office:value-type="float" office:value="194688085" calcext:value-type="float">
            <text:p>194688085</text:p>
          </table:table-cell>
          <table:table-cell office:value-type="float" office:value="194835250" calcext:value-type="float">
            <text:p>194835250</text:p>
          </table:table-cell>
          <table:table-cell office:value-type="float" office:value="194597517" calcext:value-type="float">
            <text:p>194597517</text:p>
          </table:table-cell>
          <table:table-cell office:value-type="float" office:value="195658124" calcext:value-type="float">
            <text:p>195658124</text:p>
          </table:table-cell>
          <table:table-cell office:value-type="float" office:value="197144497" calcext:value-type="float">
            <text:p>197144497</text:p>
          </table:table-cell>
          <table:table-cell office:value-type="float" office:value="197918027" calcext:value-type="float">
            <text:p>197918027</text:p>
          </table:table-cell>
          <table:table-cell office:value-type="float" office:value="199782554" calcext:value-type="float">
            <text:p>199782554</text:p>
          </table:table-cell>
          <table:table-cell office:value-type="float" office:value="201718219" calcext:value-type="float">
            <text:p>201718219</text:p>
          </table:table-cell>
          <table:table-cell office:value-type="float" office:value="203314079" calcext:value-type="float">
            <text:p>203314079</text:p>
          </table:table-cell>
          <table:table-cell office:value-type="float" office:value="205235438" calcext:value-type="float">
            <text:p>205235438</text:p>
          </table:table-cell>
          <table:table-cell office:value-type="float" office:value="206983065" calcext:value-type="float">
            <text:p>206983065</text:p>
          </table:table-cell>
          <table:table-cell office:value-type="float" office:value="207807337" calcext:value-type="float">
            <text:p>207807337</text:p>
          </table:table-cell>
          <table:table-cell office:value-type="float" office:value="209156616" calcext:value-type="float">
            <text:p>209156616</text:p>
          </table:table-cell>
          <table:table-cell office:value-type="float" office:value="210009871" calcext:value-type="float">
            <text:p>210009871</text:p>
          </table:table-cell>
          <table:table-cell office:value-type="float" office:value="211359927" calcext:value-type="float">
            <text:p>211359927</text:p>
          </table:table-cell>
          <table:table-cell office:value-type="float" office:value="212433267" calcext:value-type="float">
            <text:p>212433267</text:p>
          </table:table-cell>
          <table:table-cell office:value-type="float" office:value="213393284" calcext:value-type="float">
            <text:p>213393284</text:p>
          </table:table-cell>
          <table:table-cell office:value-type="float" office:value="213025256" calcext:value-type="float">
            <text:p>213025256</text:p>
          </table:table-cell>
        </table:table-row>
        <table:table-row table:style-name="ro1">
          <table:table-cell office:value-type="string" calcext:value-type="string">
            <text:p>Togo</text:p>
          </table:table-cell>
          <table:table-cell office:value-type="string" calcext:value-type="string">
            <text:p>TGO</text:p>
          </table:table-cell>
          <table:table-cell table:number-columns-repeated="30"/>
          <table:table-cell office:value-type="float" office:value="1654699" calcext:value-type="float">
            <text:p>1654699</text:p>
          </table:table-cell>
          <table:table-cell office:value-type="float" office:value="1694185" calcext:value-type="float">
            <text:p>1694185</text:p>
          </table:table-cell>
          <table:table-cell office:value-type="float" office:value="1733511" calcext:value-type="float">
            <text:p>1733511</text:p>
          </table:table-cell>
          <table:table-cell office:value-type="float" office:value="1776403" calcext:value-type="float">
            <text:p>1776403</text:p>
          </table:table-cell>
          <table:table-cell office:value-type="float" office:value="1819392" calcext:value-type="float">
            <text:p>1819392</text:p>
          </table:table-cell>
          <table:table-cell office:value-type="float" office:value="1869945" calcext:value-type="float">
            <text:p>1869945</text:p>
          </table:table-cell>
          <table:table-cell office:value-type="float" office:value="1935639" calcext:value-type="float">
            <text:p>1935639</text:p>
          </table:table-cell>
          <table:table-cell office:value-type="float" office:value="2007518" calcext:value-type="float">
            <text:p>2007518</text:p>
          </table:table-cell>
          <table:table-cell office:value-type="float" office:value="2087091" calcext:value-type="float">
            <text:p>2087091</text:p>
          </table:table-cell>
          <table:table-cell office:value-type="float" office:value="2167425" calcext:value-type="float">
            <text:p>2167425</text:p>
          </table:table-cell>
          <table:table-cell office:value-type="float" office:value="2247544" calcext:value-type="float">
            <text:p>2247544</text:p>
          </table:table-cell>
          <table:table-cell office:value-type="float" office:value="2315239" calcext:value-type="float">
            <text:p>2315239</text:p>
          </table:table-cell>
          <table:table-cell office:value-type="float" office:value="2382294" calcext:value-type="float">
            <text:p>2382294</text:p>
          </table:table-cell>
          <table:table-cell office:value-type="float" office:value="2448369" calcext:value-type="float">
            <text:p>2448369</text:p>
          </table:table-cell>
          <table:table-cell office:value-type="float" office:value="2516613" calcext:value-type="float">
            <text:p>2516613</text:p>
          </table:table-cell>
          <table:table-cell office:value-type="float" office:value="2587769" calcext:value-type="float">
            <text:p>2587769</text:p>
          </table:table-cell>
          <table:table-cell office:value-type="float" office:value="2659362" calcext:value-type="float">
            <text:p>2659362</text:p>
          </table:table-cell>
          <table:table-cell office:value-type="float" office:value="2716539" calcext:value-type="float">
            <text:p>2716539</text:p>
          </table:table-cell>
          <table:table-cell office:value-type="float" office:value="2774145" calcext:value-type="float">
            <text:p>2774145</text:p>
          </table:table-cell>
          <table:table-cell office:value-type="float" office:value="2831768" calcext:value-type="float">
            <text:p>2831768</text:p>
          </table:table-cell>
          <table:table-cell office:value-type="float" office:value="2889078" calcext:value-type="float">
            <text:p>2889078</text:p>
          </table:table-cell>
          <table:table-cell office:value-type="float" office:value="2943463" calcext:value-type="float">
            <text:p>2943463</text:p>
          </table:table-cell>
          <table:table-cell office:value-type="float" office:value="3029033" calcext:value-type="float">
            <text:p>3029033</text:p>
          </table:table-cell>
          <table:table-cell office:value-type="float" office:value="3118206" calcext:value-type="float">
            <text:p>3118206</text:p>
          </table:table-cell>
          <table:table-cell office:value-type="float" office:value="3209615" calcext:value-type="float">
            <text:p>3209615</text:p>
          </table:table-cell>
          <table:table-cell office:value-type="float" office:value="3303568" calcext:value-type="float">
            <text:p>3303568</text:p>
          </table:table-cell>
          <table:table-cell office:value-type="float" office:value="3398385" calcext:value-type="float">
            <text:p>3398385</text:p>
          </table:table-cell>
          <table:table-cell office:value-type="float" office:value="3495567" calcext:value-type="float">
            <text:p>3495567</text:p>
          </table:table-cell>
          <table:table-cell office:value-type="float" office:value="3595074" calcext:value-type="float">
            <text:p>3595074</text:p>
          </table:table-cell>
        </table:table-row>
        <table:table-row table:style-name="ro1">
          <table:table-cell office:value-type="string" calcext:value-type="string">
            <text:p>Thaïlande</text:p>
          </table:table-cell>
          <table:table-cell office:value-type="string" calcext:value-type="string">
            <text:p>THA</text:p>
          </table:table-cell>
          <table:table-cell table:number-columns-repeated="30"/>
          <table:table-cell office:value-type="float" office:value="29883718" calcext:value-type="float">
            <text:p>29883718</text:p>
          </table:table-cell>
          <table:table-cell office:value-type="float" office:value="30407699" calcext:value-type="float">
            <text:p>30407699</text:p>
          </table:table-cell>
          <table:table-cell office:value-type="float" office:value="30876007" calcext:value-type="float">
            <text:p>30876007</text:p>
          </table:table-cell>
          <table:table-cell office:value-type="float" office:value="31303405" calcext:value-type="float">
            <text:p>31303405</text:p>
          </table:table-cell>
          <table:table-cell office:value-type="float" office:value="31734718" calcext:value-type="float">
            <text:p>31734718</text:p>
          </table:table-cell>
          <table:table-cell office:value-type="float" office:value="32372108" calcext:value-type="float">
            <text:p>32372108</text:p>
          </table:table-cell>
          <table:table-cell office:value-type="float" office:value="33155301" calcext:value-type="float">
            <text:p>33155301</text:p>
          </table:table-cell>
          <table:table-cell office:value-type="float" office:value="33857314" calcext:value-type="float">
            <text:p>33857314</text:p>
          </table:table-cell>
          <table:table-cell office:value-type="float" office:value="34203193" calcext:value-type="float">
            <text:p>34203193</text:p>
          </table:table-cell>
          <table:table-cell office:value-type="float" office:value="34406892" calcext:value-type="float">
            <text:p>34406892</text:p>
          </table:table-cell>
          <table:table-cell office:value-type="float" office:value="35147919" calcext:value-type="float">
            <text:p>35147919</text:p>
          </table:table-cell>
          <table:table-cell office:value-type="float" office:value="35863663" calcext:value-type="float">
            <text:p>35863663</text:p>
          </table:table-cell>
          <table:table-cell office:value-type="float" office:value="36321497" calcext:value-type="float">
            <text:p>36321497</text:p>
          </table:table-cell>
          <table:table-cell office:value-type="float" office:value="36750063" calcext:value-type="float">
            <text:p>36750063</text:p>
          </table:table-cell>
          <table:table-cell office:value-type="float" office:value="37285788" calcext:value-type="float">
            <text:p>37285788</text:p>
          </table:table-cell>
          <table:table-cell office:value-type="float" office:value="37782107" calcext:value-type="float">
            <text:p>37782107</text:p>
          </table:table-cell>
          <table:table-cell office:value-type="float" office:value="37949575" calcext:value-type="float">
            <text:p>37949575</text:p>
          </table:table-cell>
          <table:table-cell office:value-type="float" office:value="38538541" calcext:value-type="float">
            <text:p>38538541</text:p>
          </table:table-cell>
          <table:table-cell office:value-type="float" office:value="38931058" calcext:value-type="float">
            <text:p>38931058</text:p>
          </table:table-cell>
          <table:table-cell office:value-type="float" office:value="39184208" calcext:value-type="float">
            <text:p>39184208</text:p>
          </table:table-cell>
          <table:table-cell office:value-type="float" office:value="38935234" calcext:value-type="float">
            <text:p>38935234</text:p>
          </table:table-cell>
          <table:table-cell office:value-type="float" office:value="40058537" calcext:value-type="float">
            <text:p>40058537</text:p>
          </table:table-cell>
          <table:table-cell office:value-type="float" office:value="40108071" calcext:value-type="float">
            <text:p>40108071</text:p>
          </table:table-cell>
          <table:table-cell office:value-type="float" office:value="39238140" calcext:value-type="float">
            <text:p>39238140</text:p>
          </table:table-cell>
          <table:table-cell office:value-type="float" office:value="39003703" calcext:value-type="float">
            <text:p>39003703</text:p>
          </table:table-cell>
          <table:table-cell office:value-type="float" office:value="38929222" calcext:value-type="float">
            <text:p>38929222</text:p>
          </table:table-cell>
          <table:table-cell office:value-type="float" office:value="38680833" calcext:value-type="float">
            <text:p>38680833</text:p>
          </table:table-cell>
          <table:table-cell office:value-type="float" office:value="38777122" calcext:value-type="float">
            <text:p>38777122</text:p>
          </table:table-cell>
          <table:table-cell office:value-type="float" office:value="38860015" calcext:value-type="float">
            <text:p>38860015</text:p>
          </table:table-cell>
        </table:table-row>
        <table:table-row table:style-name="ro1">
          <table:table-cell office:value-type="string" calcext:value-type="string">
            <text:p>Tadjikistan</text:p>
          </table:table-cell>
          <table:table-cell office:value-type="string" calcext:value-type="string">
            <text:p>TJK</text:p>
          </table:table-cell>
          <table:table-cell table:number-columns-repeated="30"/>
          <table:table-cell office:value-type="float" office:value="1247573" calcext:value-type="float">
            <text:p>1247573</text:p>
          </table:table-cell>
          <table:table-cell office:value-type="float" office:value="1269127" calcext:value-type="float">
            <text:p>1269127</text:p>
          </table:table-cell>
          <table:table-cell office:value-type="float" office:value="1290829" calcext:value-type="float">
            <text:p>1290829</text:p>
          </table:table-cell>
          <table:table-cell office:value-type="float" office:value="1312763" calcext:value-type="float">
            <text:p>1312763</text:p>
          </table:table-cell>
          <table:table-cell office:value-type="float" office:value="1334934" calcext:value-type="float">
            <text:p>1334934</text:p>
          </table:table-cell>
          <table:table-cell office:value-type="float" office:value="1357758" calcext:value-type="float">
            <text:p>1357758</text:p>
          </table:table-cell>
          <table:table-cell office:value-type="float" office:value="1385162" calcext:value-type="float">
            <text:p>1385162</text:p>
          </table:table-cell>
          <table:table-cell office:value-type="float" office:value="1412425" calcext:value-type="float">
            <text:p>1412425</text:p>
          </table:table-cell>
          <table:table-cell office:value-type="float" office:value="1441160" calcext:value-type="float">
            <text:p>1441160</text:p>
          </table:table-cell>
          <table:table-cell office:value-type="float" office:value="1473850" calcext:value-type="float">
            <text:p>1473850</text:p>
          </table:table-cell>
          <table:table-cell office:value-type="float" office:value="1511883" calcext:value-type="float">
            <text:p>1511883</text:p>
          </table:table-cell>
          <table:table-cell office:value-type="float" office:value="1556510" calcext:value-type="float">
            <text:p>1556510</text:p>
          </table:table-cell>
          <table:table-cell office:value-type="float" office:value="1607605" calcext:value-type="float">
            <text:p>1607605</text:p>
          </table:table-cell>
          <table:table-cell office:value-type="float" office:value="1664749" calcext:value-type="float">
            <text:p>1664749</text:p>
          </table:table-cell>
          <table:table-cell office:value-type="float" office:value="1727341" calcext:value-type="float">
            <text:p>1727341</text:p>
          </table:table-cell>
          <table:table-cell office:value-type="float" office:value="1789726" calcext:value-type="float">
            <text:p>1789726</text:p>
          </table:table-cell>
          <table:table-cell office:value-type="float" office:value="1849081" calcext:value-type="float">
            <text:p>1849081</text:p>
          </table:table-cell>
          <table:table-cell office:value-type="float" office:value="1908789" calcext:value-type="float">
            <text:p>1908789</text:p>
          </table:table-cell>
          <table:table-cell office:value-type="float" office:value="1968914" calcext:value-type="float">
            <text:p>1968914</text:p>
          </table:table-cell>
          <table:table-cell office:value-type="float" office:value="2031994" calcext:value-type="float">
            <text:p>2031994</text:p>
          </table:table-cell>
          <table:table-cell office:value-type="float" office:value="2093556" calcext:value-type="float">
            <text:p>2093556</text:p>
          </table:table-cell>
          <table:table-cell office:value-type="float" office:value="2147668" calcext:value-type="float">
            <text:p>2147668</text:p>
          </table:table-cell>
          <table:table-cell office:value-type="float" office:value="2202552" calcext:value-type="float">
            <text:p>2202552</text:p>
          </table:table-cell>
          <table:table-cell office:value-type="float" office:value="2256587" calcext:value-type="float">
            <text:p>2256587</text:p>
          </table:table-cell>
          <table:table-cell office:value-type="float" office:value="2309143" calcext:value-type="float">
            <text:p>2309143</text:p>
          </table:table-cell>
          <table:table-cell office:value-type="float" office:value="2360481" calcext:value-type="float">
            <text:p>2360481</text:p>
          </table:table-cell>
          <table:table-cell office:value-type="float" office:value="2409888" calcext:value-type="float">
            <text:p>2409888</text:p>
          </table:table-cell>
          <table:table-cell office:value-type="float" office:value="2459248" calcext:value-type="float">
            <text:p>2459248</text:p>
          </table:table-cell>
          <table:table-cell office:value-type="float" office:value="2510276" calcext:value-type="float">
            <text:p>2510276</text:p>
          </table:table-cell>
        </table:table-row>
        <table:table-row table:style-name="ro1">
          <table:table-cell office:value-type="string" calcext:value-type="string">
            <text:p>Turkménistan</text:p>
          </table:table-cell>
          <table:table-cell office:value-type="string" calcext:value-type="string">
            <text:p>TKM</text:p>
          </table:table-cell>
          <table:table-cell table:number-columns-repeated="30"/>
          <table:table-cell office:value-type="float" office:value="1348285" calcext:value-type="float">
            <text:p>1348285</text:p>
          </table:table-cell>
          <table:table-cell office:value-type="float" office:value="1389627" calcext:value-type="float">
            <text:p>1389627</text:p>
          </table:table-cell>
          <table:table-cell office:value-type="float" office:value="1438864" calcext:value-type="float">
            <text:p>1438864</text:p>
          </table:table-cell>
          <table:table-cell office:value-type="float" office:value="1489105" calcext:value-type="float">
            <text:p>1489105</text:p>
          </table:table-cell>
          <table:table-cell office:value-type="float" office:value="1542585" calcext:value-type="float">
            <text:p>1542585</text:p>
          </table:table-cell>
          <table:table-cell office:value-type="float" office:value="1593224" calcext:value-type="float">
            <text:p>1593224</text:p>
          </table:table-cell>
          <table:table-cell office:value-type="float" office:value="1638025" calcext:value-type="float">
            <text:p>1638025</text:p>
          </table:table-cell>
          <table:table-cell office:value-type="float" office:value="1685782" calcext:value-type="float">
            <text:p>1685782</text:p>
          </table:table-cell>
          <table:table-cell office:value-type="float" office:value="1730534" calcext:value-type="float">
            <text:p>1730534</text:p>
          </table:table-cell>
          <table:table-cell office:value-type="float" office:value="1773783" calcext:value-type="float">
            <text:p>1773783</text:p>
          </table:table-cell>
          <table:table-cell office:value-type="float" office:value="1817925" calcext:value-type="float">
            <text:p>1817925</text:p>
          </table:table-cell>
          <table:table-cell office:value-type="float" office:value="1863415" calcext:value-type="float">
            <text:p>1863415</text:p>
          </table:table-cell>
          <table:table-cell office:value-type="float" office:value="1903769" calcext:value-type="float">
            <text:p>1903769</text:p>
          </table:table-cell>
          <table:table-cell office:value-type="float" office:value="1941739" calcext:value-type="float">
            <text:p>1941739</text:p>
          </table:table-cell>
          <table:table-cell office:value-type="float" office:value="1982631" calcext:value-type="float">
            <text:p>1982631</text:p>
          </table:table-cell>
          <table:table-cell office:value-type="float" office:value="2028599" calcext:value-type="float">
            <text:p>2028599</text:p>
          </table:table-cell>
          <table:table-cell office:value-type="float" office:value="2072687" calcext:value-type="float">
            <text:p>2072687</text:p>
          </table:table-cell>
          <table:table-cell office:value-type="float" office:value="2125766" calcext:value-type="float">
            <text:p>2125766</text:p>
          </table:table-cell>
          <table:table-cell office:value-type="float" office:value="2184060" calcext:value-type="float">
            <text:p>2184060</text:p>
          </table:table-cell>
          <table:table-cell office:value-type="float" office:value="2241349" calcext:value-type="float">
            <text:p>2241349</text:p>
          </table:table-cell>
          <table:table-cell office:value-type="float" office:value="2293709" calcext:value-type="float">
            <text:p>2293709</text:p>
          </table:table-cell>
          <table:table-cell office:value-type="float" office:value="2348402" calcext:value-type="float">
            <text:p>2348402</text:p>
          </table:table-cell>
          <table:table-cell office:value-type="float" office:value="2395746" calcext:value-type="float">
            <text:p>2395746</text:p>
          </table:table-cell>
          <table:table-cell office:value-type="float" office:value="2437884" calcext:value-type="float">
            <text:p>2437884</text:p>
          </table:table-cell>
          <table:table-cell office:value-type="float" office:value="2479794" calcext:value-type="float">
            <text:p>2479794</text:p>
          </table:table-cell>
          <table:table-cell office:value-type="float" office:value="2523688" calcext:value-type="float">
            <text:p>2523688</text:p>
          </table:table-cell>
          <table:table-cell office:value-type="float" office:value="2555843" calcext:value-type="float">
            <text:p>2555843</text:p>
          </table:table-cell>
          <table:table-cell office:value-type="float" office:value="2595258" calcext:value-type="float">
            <text:p>2595258</text:p>
          </table:table-cell>
          <table:table-cell office:value-type="float" office:value="2636635" calcext:value-type="float">
            <text:p>2636635</text:p>
          </table:table-cell>
        </table:table-row>
        <table:table-row table:style-name="ro1">
          <table:table-cell office:value-type="string" calcext:value-type="string">
            <text:p>Amérique latine et Caraïbes (BIRD et IDA)</text:p>
          </table:table-cell>
          <table:table-cell office:value-type="string" calcext:value-type="string">
            <text:p>TLA</text:p>
          </table:table-cell>
          <table:table-cell table:number-columns-repeated="30"/>
          <table:table-cell office:value-type="float" office:value="165662534" calcext:value-type="float">
            <text:p>165662534</text:p>
          </table:table-cell>
          <table:table-cell office:value-type="float" office:value="170509380" calcext:value-type="float">
            <text:p>170509380</text:p>
          </table:table-cell>
          <table:table-cell office:value-type="float" office:value="175849733" calcext:value-type="float">
            <text:p>175849733</text:p>
          </table:table-cell>
          <table:table-cell office:value-type="float" office:value="181202578" calcext:value-type="float">
            <text:p>181202578</text:p>
          </table:table-cell>
          <table:table-cell office:value-type="float" office:value="186267679" calcext:value-type="float">
            <text:p>186267679</text:p>
          </table:table-cell>
          <table:table-cell office:value-type="float" office:value="191418753" calcext:value-type="float">
            <text:p>191418753</text:p>
          </table:table-cell>
          <table:table-cell office:value-type="float" office:value="194783809" calcext:value-type="float">
            <text:p>194783809</text:p>
          </table:table-cell>
          <table:table-cell office:value-type="float" office:value="201613310" calcext:value-type="float">
            <text:p>201613310</text:p>
          </table:table-cell>
          <table:table-cell office:value-type="float" office:value="206982895" calcext:value-type="float">
            <text:p>206982895</text:p>
          </table:table-cell>
          <table:table-cell office:value-type="float" office:value="211890755" calcext:value-type="float">
            <text:p>211890755</text:p>
          </table:table-cell>
          <table:table-cell office:value-type="float" office:value="216393264" calcext:value-type="float">
            <text:p>216393264</text:p>
          </table:table-cell>
          <table:table-cell office:value-type="float" office:value="221422669" calcext:value-type="float">
            <text:p>221422669</text:p>
          </table:table-cell>
          <table:table-cell office:value-type="float" office:value="227023630" calcext:value-type="float">
            <text:p>227023630</text:p>
          </table:table-cell>
          <table:table-cell office:value-type="float" office:value="231687274" calcext:value-type="float">
            <text:p>231687274</text:p>
          </table:table-cell>
          <table:table-cell office:value-type="float" office:value="238747307" calcext:value-type="float">
            <text:p>238747307</text:p>
          </table:table-cell>
          <table:table-cell office:value-type="float" office:value="244002720" calcext:value-type="float">
            <text:p>244002720</text:p>
          </table:table-cell>
          <table:table-cell office:value-type="float" office:value="249364511" calcext:value-type="float">
            <text:p>249364511</text:p>
          </table:table-cell>
          <table:table-cell office:value-type="float" office:value="253565347" calcext:value-type="float">
            <text:p>253565347</text:p>
          </table:table-cell>
          <table:table-cell office:value-type="float" office:value="258424270" calcext:value-type="float">
            <text:p>258424270</text:p>
          </table:table-cell>
          <table:table-cell office:value-type="float" office:value="264240248" calcext:value-type="float">
            <text:p>264240248</text:p>
          </table:table-cell>
          <table:table-cell office:value-type="float" office:value="267231626" calcext:value-type="float">
            <text:p>267231626</text:p>
          </table:table-cell>
          <table:table-cell office:value-type="float" office:value="270580429" calcext:value-type="float">
            <text:p>270580429</text:p>
          </table:table-cell>
          <table:table-cell office:value-type="float" office:value="277667042" calcext:value-type="float">
            <text:p>277667042</text:p>
          </table:table-cell>
          <table:table-cell office:value-type="float" office:value="281355585" calcext:value-type="float">
            <text:p>281355585</text:p>
          </table:table-cell>
          <table:table-cell office:value-type="float" office:value="284857974" calcext:value-type="float">
            <text:p>284857974</text:p>
          </table:table-cell>
          <table:table-cell office:value-type="float" office:value="289768920" calcext:value-type="float">
            <text:p>289768920</text:p>
          </table:table-cell>
          <table:table-cell office:value-type="float" office:value="293988376" calcext:value-type="float">
            <text:p>293988376</text:p>
          </table:table-cell>
          <table:table-cell office:value-type="float" office:value="299013219" calcext:value-type="float">
            <text:p>299013219</text:p>
          </table:table-cell>
          <table:table-cell office:value-type="float" office:value="303281395" calcext:value-type="float">
            <text:p>303281395</text:p>
          </table:table-cell>
        </table:table-row>
        <table:table-row table:style-name="ro1">
          <table:table-cell office:value-type="string" calcext:value-type="string">
            <text:p>Timor-Leste</text:p>
          </table:table-cell>
          <table:table-cell office:value-type="string" calcext:value-type="string">
            <text:p>TLS</text:p>
          </table:table-cell>
          <table:table-cell table:number-columns-repeated="30"/>
          <table:table-cell office:value-type="float" office:value="284356" calcext:value-type="float">
            <text:p>284356</text:p>
          </table:table-cell>
          <table:table-cell office:value-type="float" office:value="290987" calcext:value-type="float">
            <text:p>290987</text:p>
          </table:table-cell>
          <table:table-cell office:value-type="float" office:value="296607" calcext:value-type="float">
            <text:p>296607</text:p>
          </table:table-cell>
          <table:table-cell office:value-type="float" office:value="301496" calcext:value-type="float">
            <text:p>301496</text:p>
          </table:table-cell>
          <table:table-cell office:value-type="float" office:value="304890" calcext:value-type="float">
            <text:p>304890</text:p>
          </table:table-cell>
          <table:table-cell office:value-type="float" office:value="307201" calcext:value-type="float">
            <text:p>307201</text:p>
          </table:table-cell>
          <table:table-cell office:value-type="float" office:value="303340" calcext:value-type="float">
            <text:p>303340</text:p>
          </table:table-cell>
          <table:table-cell office:value-type="float" office:value="298762" calcext:value-type="float">
            <text:p>298762</text:p>
          </table:table-cell>
          <table:table-cell office:value-type="float" office:value="295554" calcext:value-type="float">
            <text:p>295554</text:p>
          </table:table-cell>
          <table:table-cell office:value-type="float" office:value="290578" calcext:value-type="float">
            <text:p>290578</text:p>
          </table:table-cell>
          <table:table-cell office:value-type="float" office:value="286580" calcext:value-type="float">
            <text:p>286580</text:p>
          </table:table-cell>
          <table:table-cell office:value-type="float" office:value="287061" calcext:value-type="float">
            <text:p>287061</text:p>
          </table:table-cell>
          <table:table-cell office:value-type="float" office:value="282504" calcext:value-type="float">
            <text:p>282504</text:p>
          </table:table-cell>
          <table:table-cell office:value-type="float" office:value="278574" calcext:value-type="float">
            <text:p>278574</text:p>
          </table:table-cell>
          <table:table-cell office:value-type="float" office:value="274801" calcext:value-type="float">
            <text:p>274801</text:p>
          </table:table-cell>
          <table:table-cell office:value-type="float" office:value="270774" calcext:value-type="float">
            <text:p>270774</text:p>
          </table:table-cell>
          <table:table-cell office:value-type="float" office:value="267170" calcext:value-type="float">
            <text:p>267170</text:p>
          </table:table-cell>
          <table:table-cell office:value-type="float" office:value="264689" calcext:value-type="float">
            <text:p>264689</text:p>
          </table:table-cell>
          <table:table-cell office:value-type="float" office:value="263123" calcext:value-type="float">
            <text:p>263123</text:p>
          </table:table-cell>
          <table:table-cell office:value-type="float" office:value="261909" calcext:value-type="float">
            <text:p>261909</text:p>
          </table:table-cell>
          <table:table-cell office:value-type="float" office:value="260648" calcext:value-type="float">
            <text:p>260648</text:p>
          </table:table-cell>
          <table:table-cell office:value-type="float" office:value="265416" calcext:value-type="float">
            <text:p>265416</text:p>
          </table:table-cell>
          <table:table-cell office:value-type="float" office:value="269787" calcext:value-type="float">
            <text:p>269787</text:p>
          </table:table-cell>
          <table:table-cell office:value-type="float" office:value="274262" calcext:value-type="float">
            <text:p>274262</text:p>
          </table:table-cell>
          <table:table-cell office:value-type="float" office:value="278965" calcext:value-type="float">
            <text:p>278965</text:p>
          </table:table-cell>
          <table:table-cell office:value-type="float" office:value="284608" calcext:value-type="float">
            <text:p>284608</text:p>
          </table:table-cell>
          <table:table-cell office:value-type="float" office:value="291491" calcext:value-type="float">
            <text:p>291491</text:p>
          </table:table-cell>
          <table:table-cell office:value-type="float" office:value="300290" calcext:value-type="float">
            <text:p>300290</text:p>
          </table:table-cell>
          <table:table-cell office:value-type="float" office:value="307578" calcext:value-type="float">
            <text:p>307578</text:p>
          </table:table-cell>
        </table:table-row>
        <table:table-row table:style-name="ro1">
          <table:table-cell office:value-type="string" calcext:value-type="string">
            <text:p>Afrique du Nord et Moyen-Orient (BIRD et IDA)</text:p>
          </table:table-cell>
          <table:table-cell office:value-type="string" calcext:value-type="string">
            <text:p>TMN</text:p>
          </table:table-cell>
          <table:table-cell table:number-columns-repeated="30"/>
          <table:table-cell office:value-type="float" office:value="59254666" calcext:value-type="float">
            <text:p>59254666</text:p>
          </table:table-cell>
          <table:table-cell office:value-type="float" office:value="60963035" calcext:value-type="float">
            <text:p>60963035</text:p>
          </table:table-cell>
          <table:table-cell office:value-type="float" office:value="62780857" calcext:value-type="float">
            <text:p>62780857</text:p>
          </table:table-cell>
          <table:table-cell office:value-type="float" office:value="64813317" calcext:value-type="float">
            <text:p>64813317</text:p>
          </table:table-cell>
          <table:table-cell office:value-type="float" office:value="67119102" calcext:value-type="float">
            <text:p>67119102</text:p>
          </table:table-cell>
          <table:table-cell office:value-type="float" office:value="68805920" calcext:value-type="float">
            <text:p>68805920</text:p>
          </table:table-cell>
          <table:table-cell office:value-type="float" office:value="70511882" calcext:value-type="float">
            <text:p>70511882</text:p>
          </table:table-cell>
          <table:table-cell office:value-type="float" office:value="72557558" calcext:value-type="float">
            <text:p>72557558</text:p>
          </table:table-cell>
          <table:table-cell office:value-type="float" office:value="74535169" calcext:value-type="float">
            <text:p>74535169</text:p>
          </table:table-cell>
          <table:table-cell office:value-type="float" office:value="77631364" calcext:value-type="float">
            <text:p>77631364</text:p>
          </table:table-cell>
          <table:table-cell office:value-type="float" office:value="80017482" calcext:value-type="float">
            <text:p>80017482</text:p>
          </table:table-cell>
          <table:table-cell office:value-type="float" office:value="82267303" calcext:value-type="float">
            <text:p>82267303</text:p>
          </table:table-cell>
          <table:table-cell office:value-type="float" office:value="84552040" calcext:value-type="float">
            <text:p>84552040</text:p>
          </table:table-cell>
          <table:table-cell office:value-type="float" office:value="87489821" calcext:value-type="float">
            <text:p>87489821</text:p>
          </table:table-cell>
          <table:table-cell office:value-type="float" office:value="90359732" calcext:value-type="float">
            <text:p>90359732</text:p>
          </table:table-cell>
          <table:table-cell office:value-type="float" office:value="93146256" calcext:value-type="float">
            <text:p>93146256</text:p>
          </table:table-cell>
          <table:table-cell office:value-type="float" office:value="94916911" calcext:value-type="float">
            <text:p>94916911</text:p>
          </table:table-cell>
          <table:table-cell office:value-type="float" office:value="97067914" calcext:value-type="float">
            <text:p>97067914</text:p>
          </table:table-cell>
          <table:table-cell office:value-type="float" office:value="97914862" calcext:value-type="float">
            <text:p>97914862</text:p>
          </table:table-cell>
          <table:table-cell office:value-type="float" office:value="100477469" calcext:value-type="float">
            <text:p>100477469</text:p>
          </table:table-cell>
          <table:table-cell office:value-type="float" office:value="102511068" calcext:value-type="float">
            <text:p>102511068</text:p>
          </table:table-cell>
          <table:table-cell office:value-type="float" office:value="104234104" calcext:value-type="float">
            <text:p>104234104</text:p>
          </table:table-cell>
          <table:table-cell office:value-type="float" office:value="106014791" calcext:value-type="float">
            <text:p>106014791</text:p>
          </table:table-cell>
          <table:table-cell office:value-type="float" office:value="108078166" calcext:value-type="float">
            <text:p>108078166</text:p>
          </table:table-cell>
          <table:table-cell office:value-type="float" office:value="108969762" calcext:value-type="float">
            <text:p>108969762</text:p>
          </table:table-cell>
          <table:table-cell office:value-type="float" office:value="110386855" calcext:value-type="float">
            <text:p>110386855</text:p>
          </table:table-cell>
          <table:table-cell office:value-type="float" office:value="112718996" calcext:value-type="float">
            <text:p>112718996</text:p>
          </table:table-cell>
          <table:table-cell office:value-type="float" office:value="114304405" calcext:value-type="float">
            <text:p>114304405</text:p>
          </table:table-cell>
          <table:table-cell office:value-type="float" office:value="116063118" calcext:value-type="float">
            <text:p>116063118</text:p>
          </table:table-cell>
        </table:table-row>
        <table:table-row table:style-name="ro1">
          <table:table-cell office:value-type="string" calcext:value-type="string">
            <text:p>Tonga</text:p>
          </table:table-cell>
          <table:table-cell office:value-type="string" calcext:value-type="string">
            <text:p>TON</text:p>
          </table:table-cell>
          <table:table-cell table:number-columns-repeated="30"/>
          <table:table-cell office:value-type="float" office:value="32016" calcext:value-type="float">
            <text:p>32016</text:p>
          </table:table-cell>
          <table:table-cell office:value-type="float" office:value="32884" calcext:value-type="float">
            <text:p>32884</text:p>
          </table:table-cell>
          <table:table-cell office:value-type="float" office:value="33548" calcext:value-type="float">
            <text:p>33548</text:p>
          </table:table-cell>
          <table:table-cell office:value-type="float" office:value="34103" calcext:value-type="float">
            <text:p>34103</text:p>
          </table:table-cell>
          <table:table-cell office:value-type="float" office:value="34692" calcext:value-type="float">
            <text:p>34692</text:p>
          </table:table-cell>
          <table:table-cell office:value-type="float" office:value="34651" calcext:value-type="float">
            <text:p>34651</text:p>
          </table:table-cell>
          <table:table-cell office:value-type="float" office:value="34691" calcext:value-type="float">
            <text:p>34691</text:p>
          </table:table-cell>
          <table:table-cell office:value-type="float" office:value="34888" calcext:value-type="float">
            <text:p>34888</text:p>
          </table:table-cell>
          <table:table-cell office:value-type="float" office:value="35123" calcext:value-type="float">
            <text:p>35123</text:p>
          </table:table-cell>
          <table:table-cell office:value-type="float" office:value="35312" calcext:value-type="float">
            <text:p>35312</text:p>
          </table:table-cell>
          <table:table-cell office:value-type="float" office:value="35443" calcext:value-type="float">
            <text:p>35443</text:p>
          </table:table-cell>
          <table:table-cell office:value-type="float" office:value="36029" calcext:value-type="float">
            <text:p>36029</text:p>
          </table:table-cell>
          <table:table-cell office:value-type="float" office:value="36481" calcext:value-type="float">
            <text:p>36481</text:p>
          </table:table-cell>
          <table:table-cell office:value-type="float" office:value="36845" calcext:value-type="float">
            <text:p>36845</text:p>
          </table:table-cell>
          <table:table-cell office:value-type="float" office:value="37210" calcext:value-type="float">
            <text:p>37210</text:p>
          </table:table-cell>
          <table:table-cell office:value-type="float" office:value="37535" calcext:value-type="float">
            <text:p>37535</text:p>
          </table:table-cell>
          <table:table-cell office:value-type="float" office:value="37942" calcext:value-type="float">
            <text:p>37942</text:p>
          </table:table-cell>
          <table:table-cell office:value-type="float" office:value="38425" calcext:value-type="float">
            <text:p>38425</text:p>
          </table:table-cell>
          <table:table-cell office:value-type="float" office:value="38729" calcext:value-type="float">
            <text:p>38729</text:p>
          </table:table-cell>
          <table:table-cell office:value-type="float" office:value="38938" calcext:value-type="float">
            <text:p>38938</text:p>
          </table:table-cell>
          <table:table-cell office:value-type="float" office:value="38985" calcext:value-type="float">
            <text:p>38985</text:p>
          </table:table-cell>
          <table:table-cell office:value-type="float" office:value="38895" calcext:value-type="float">
            <text:p>38895</text:p>
          </table:table-cell>
          <table:table-cell office:value-type="float" office:value="38672" calcext:value-type="float">
            <text:p>38672</text:p>
          </table:table-cell>
          <table:table-cell office:value-type="float" office:value="38479" calcext:value-type="float">
            <text:p>38479</text:p>
          </table:table-cell>
          <table:table-cell office:value-type="float" office:value="38276" calcext:value-type="float">
            <text:p>38276</text:p>
          </table:table-cell>
          <table:table-cell office:value-type="float" office:value="38210" calcext:value-type="float">
            <text:p>38210</text:p>
          </table:table-cell>
          <table:table-cell office:value-type="float" office:value="38483" calcext:value-type="float">
            <text:p>38483</text:p>
          </table:table-cell>
          <table:table-cell office:value-type="float" office:value="38995" calcext:value-type="float">
            <text:p>38995</text:p>
          </table:table-cell>
          <table:table-cell office:value-type="float" office:value="39678" calcext:value-type="float">
            <text:p>39678</text:p>
          </table:table-cell>
        </table:table-row>
        <table:table-row table:style-name="ro1">
          <table:table-cell office:value-type="string" calcext:value-type="string">
            <text:p>Asie du Sud (BIRD et IDA)</text:p>
          </table:table-cell>
          <table:table-cell office:value-type="string" calcext:value-type="string">
            <text:p>TSA</text:p>
          </table:table-cell>
          <table:table-cell table:number-columns-repeated="30"/>
          <table:table-cell office:value-type="float" office:value="403663444" calcext:value-type="float">
            <text:p>403663444</text:p>
          </table:table-cell>
          <table:table-cell office:value-type="float" office:value="413169960" calcext:value-type="float">
            <text:p>413169960</text:p>
          </table:table-cell>
          <table:table-cell office:value-type="float" office:value="423240487" calcext:value-type="float">
            <text:p>423240487</text:p>
          </table:table-cell>
          <table:table-cell office:value-type="float" office:value="433868324" calcext:value-type="float">
            <text:p>433868324</text:p>
          </table:table-cell>
          <table:table-cell office:value-type="float" office:value="445707160" calcext:value-type="float">
            <text:p>445707160</text:p>
          </table:table-cell>
          <table:table-cell office:value-type="float" office:value="455384626" calcext:value-type="float">
            <text:p>455384626</text:p>
          </table:table-cell>
          <table:table-cell office:value-type="float" office:value="466113956" calcext:value-type="float">
            <text:p>466113956</text:p>
          </table:table-cell>
          <table:table-cell office:value-type="float" office:value="477230809" calcext:value-type="float">
            <text:p>477230809</text:p>
          </table:table-cell>
          <table:table-cell office:value-type="float" office:value="488636502" calcext:value-type="float">
            <text:p>488636502</text:p>
          </table:table-cell>
          <table:table-cell office:value-type="float" office:value="499907216" calcext:value-type="float">
            <text:p>499907216</text:p>
          </table:table-cell>
          <table:table-cell office:value-type="float" office:value="511601578" calcext:value-type="float">
            <text:p>511601578</text:p>
          </table:table-cell>
          <table:table-cell office:value-type="float" office:value="525023773" calcext:value-type="float">
            <text:p>525023773</text:p>
          </table:table-cell>
          <table:table-cell office:value-type="float" office:value="539011690" calcext:value-type="float">
            <text:p>539011690</text:p>
          </table:table-cell>
          <table:table-cell office:value-type="float" office:value="553848205" calcext:value-type="float">
            <text:p>553848205</text:p>
          </table:table-cell>
          <table:table-cell office:value-type="float" office:value="568964666" calcext:value-type="float">
            <text:p>568964666</text:p>
          </table:table-cell>
          <table:table-cell office:value-type="float" office:value="583405541" calcext:value-type="float">
            <text:p>583405541</text:p>
          </table:table-cell>
          <table:table-cell office:value-type="float" office:value="588105487" calcext:value-type="float">
            <text:p>588105487</text:p>
          </table:table-cell>
          <table:table-cell office:value-type="float" office:value="593147761" calcext:value-type="float">
            <text:p>593147761</text:p>
          </table:table-cell>
          <table:table-cell office:value-type="float" office:value="598119325" calcext:value-type="float">
            <text:p>598119325</text:p>
          </table:table-cell>
          <table:table-cell office:value-type="float" office:value="603679001" calcext:value-type="float">
            <text:p>603679001</text:p>
          </table:table-cell>
          <table:table-cell office:value-type="float" office:value="609104586" calcext:value-type="float">
            <text:p>609104586</text:p>
          </table:table-cell>
          <table:table-cell office:value-type="float" office:value="613042089" calcext:value-type="float">
            <text:p>613042089</text:p>
          </table:table-cell>
          <table:table-cell office:value-type="float" office:value="617584681" calcext:value-type="float">
            <text:p>617584681</text:p>
          </table:table-cell>
          <table:table-cell office:value-type="float" office:value="630742744" calcext:value-type="float">
            <text:p>630742744</text:p>
          </table:table-cell>
          <table:table-cell office:value-type="float" office:value="642856649" calcext:value-type="float">
            <text:p>642856649</text:p>
          </table:table-cell>
          <table:table-cell office:value-type="float" office:value="656175485" calcext:value-type="float">
            <text:p>656175485</text:p>
          </table:table-cell>
          <table:table-cell office:value-type="float" office:value="668131170" calcext:value-type="float">
            <text:p>668131170</text:p>
          </table:table-cell>
          <table:table-cell office:value-type="float" office:value="682280269" calcext:value-type="float">
            <text:p>682280269</text:p>
          </table:table-cell>
          <table:table-cell office:value-type="float" office:value="693520783" calcext:value-type="float">
            <text:p>693520783</text:p>
          </table:table-cell>
        </table:table-row>
        <table:table-row table:style-name="ro1">
          <table:table-cell office:value-type="string" calcext:value-type="string">
            <text:p>Afrique subsaharienne (BIRD et IDA)</text:p>
          </table:table-cell>
          <table:table-cell office:value-type="string" calcext:value-type="string">
            <text:p>TSS</text:p>
          </table:table-cell>
          <table:table-cell table:number-columns-repeated="30"/>
          <table:table-cell office:value-type="float" office:value="191417051" calcext:value-type="float">
            <text:p>191417051</text:p>
          </table:table-cell>
          <table:table-cell office:value-type="float" office:value="196874608" calcext:value-type="float">
            <text:p>196874608</text:p>
          </table:table-cell>
          <table:table-cell office:value-type="float" office:value="202648734" calcext:value-type="float">
            <text:p>202648734</text:p>
          </table:table-cell>
          <table:table-cell office:value-type="float" office:value="208672859" calcext:value-type="float">
            <text:p>208672859</text:p>
          </table:table-cell>
          <table:table-cell office:value-type="float" office:value="214951190" calcext:value-type="float">
            <text:p>214951190</text:p>
          </table:table-cell>
          <table:table-cell office:value-type="float" office:value="221582372" calcext:value-type="float">
            <text:p>221582372</text:p>
          </table:table-cell>
          <table:table-cell office:value-type="float" office:value="227700559" calcext:value-type="float">
            <text:p>227700559</text:p>
          </table:table-cell>
          <table:table-cell office:value-type="float" office:value="234055495" calcext:value-type="float">
            <text:p>234055495</text:p>
          </table:table-cell>
          <table:table-cell office:value-type="float" office:value="240688586" calcext:value-type="float">
            <text:p>240688586</text:p>
          </table:table-cell>
          <table:table-cell office:value-type="float" office:value="247585769" calcext:value-type="float">
            <text:p>247585769</text:p>
          </table:table-cell>
          <table:table-cell office:value-type="float" office:value="254698362" calcext:value-type="float">
            <text:p>254698362</text:p>
          </table:table-cell>
          <table:table-cell office:value-type="float" office:value="261396015" calcext:value-type="float">
            <text:p>261396015</text:p>
          </table:table-cell>
          <table:table-cell office:value-type="float" office:value="268448415" calcext:value-type="float">
            <text:p>268448415</text:p>
          </table:table-cell>
          <table:table-cell office:value-type="float" office:value="275243914" calcext:value-type="float">
            <text:p>275243914</text:p>
          </table:table-cell>
          <table:table-cell office:value-type="float" office:value="282114031" calcext:value-type="float">
            <text:p>282114031</text:p>
          </table:table-cell>
          <table:table-cell office:value-type="float" office:value="290430934" calcext:value-type="float">
            <text:p>290430934</text:p>
          </table:table-cell>
          <table:table-cell office:value-type="float" office:value="298306759" calcext:value-type="float">
            <text:p>298306759</text:p>
          </table:table-cell>
          <table:table-cell office:value-type="float" office:value="305772812" calcext:value-type="float">
            <text:p>305772812</text:p>
          </table:table-cell>
          <table:table-cell office:value-type="float" office:value="313958029" calcext:value-type="float">
            <text:p>313958029</text:p>
          </table:table-cell>
          <table:table-cell office:value-type="float" office:value="321467374" calcext:value-type="float">
            <text:p>321467374</text:p>
          </table:table-cell>
          <table:table-cell office:value-type="float" office:value="329289272" calcext:value-type="float">
            <text:p>329289272</text:p>
          </table:table-cell>
          <table:table-cell office:value-type="float" office:value="337928850" calcext:value-type="float">
            <text:p>337928850</text:p>
          </table:table-cell>
          <table:table-cell office:value-type="float" office:value="347126184" calcext:value-type="float">
            <text:p>347126184</text:p>
          </table:table-cell>
          <table:table-cell office:value-type="float" office:value="357270440" calcext:value-type="float">
            <text:p>357270440</text:p>
          </table:table-cell>
          <table:table-cell office:value-type="float" office:value="367500283" calcext:value-type="float">
            <text:p>367500283</text:p>
          </table:table-cell>
          <table:table-cell office:value-type="float" office:value="378928550" calcext:value-type="float">
            <text:p>378928550</text:p>
          </table:table-cell>
          <table:table-cell office:value-type="float" office:value="390497694" calcext:value-type="float">
            <text:p>390497694</text:p>
          </table:table-cell>
          <table:table-cell office:value-type="float" office:value="402894356" calcext:value-type="float">
            <text:p>402894356</text:p>
          </table:table-cell>
          <table:table-cell office:value-type="float" office:value="415339097" calcext:value-type="float">
            <text:p>415339097</text:p>
          </table:table-cell>
        </table:table-row>
        <table:table-row table:style-name="ro1">
          <table:table-cell office:value-type="string" calcext:value-type="string">
            <text:p>Trinité-et-Tobago</text:p>
          </table:table-cell>
          <table:table-cell office:value-type="string" calcext:value-type="string">
            <text:p>TTO</text:p>
          </table:table-cell>
          <table:table-cell table:number-columns-repeated="30"/>
          <table:table-cell office:value-type="float" office:value="463570" calcext:value-type="float">
            <text:p>463570</text:p>
          </table:table-cell>
          <table:table-cell office:value-type="float" office:value="473990" calcext:value-type="float">
            <text:p>473990</text:p>
          </table:table-cell>
          <table:table-cell office:value-type="float" office:value="483290" calcext:value-type="float">
            <text:p>483290</text:p>
          </table:table-cell>
          <table:table-cell office:value-type="float" office:value="491829" calcext:value-type="float">
            <text:p>491829</text:p>
          </table:table-cell>
          <table:table-cell office:value-type="float" office:value="507817" calcext:value-type="float">
            <text:p>507817</text:p>
          </table:table-cell>
          <table:table-cell office:value-type="float" office:value="522409" calcext:value-type="float">
            <text:p>522409</text:p>
          </table:table-cell>
          <table:table-cell office:value-type="float" office:value="538201" calcext:value-type="float">
            <text:p>538201</text:p>
          </table:table-cell>
          <table:table-cell office:value-type="float" office:value="548775" calcext:value-type="float">
            <text:p>548775</text:p>
          </table:table-cell>
          <table:table-cell office:value-type="float" office:value="559591" calcext:value-type="float">
            <text:p>559591</text:p>
          </table:table-cell>
          <table:table-cell office:value-type="float" office:value="568265" calcext:value-type="float">
            <text:p>568265</text:p>
          </table:table-cell>
          <table:table-cell office:value-type="float" office:value="576839" calcext:value-type="float">
            <text:p>576839</text:p>
          </table:table-cell>
          <table:table-cell office:value-type="float" office:value="586550" calcext:value-type="float">
            <text:p>586550</text:p>
          </table:table-cell>
          <table:table-cell office:value-type="float" office:value="596810" calcext:value-type="float">
            <text:p>596810</text:p>
          </table:table-cell>
          <table:table-cell office:value-type="float" office:value="616928" calcext:value-type="float">
            <text:p>616928</text:p>
          </table:table-cell>
          <table:table-cell office:value-type="float" office:value="636522" calcext:value-type="float">
            <text:p>636522</text:p>
          </table:table-cell>
          <table:table-cell office:value-type="float" office:value="655138" calcext:value-type="float">
            <text:p>655138</text:p>
          </table:table-cell>
          <table:table-cell office:value-type="float" office:value="660823" calcext:value-type="float">
            <text:p>660823</text:p>
          </table:table-cell>
          <table:table-cell office:value-type="float" office:value="663930" calcext:value-type="float">
            <text:p>663930</text:p>
          </table:table-cell>
          <table:table-cell office:value-type="float" office:value="668026" calcext:value-type="float">
            <text:p>668026</text:p>
          </table:table-cell>
          <table:table-cell office:value-type="float" office:value="664425" calcext:value-type="float">
            <text:p>664425</text:p>
          </table:table-cell>
          <table:table-cell office:value-type="float" office:value="655908" calcext:value-type="float">
            <text:p>655908</text:p>
          </table:table-cell>
          <table:table-cell office:value-type="float" office:value="651906" calcext:value-type="float">
            <text:p>651906</text:p>
          </table:table-cell>
          <table:table-cell office:value-type="float" office:value="663830" calcext:value-type="float">
            <text:p>663830</text:p>
          </table:table-cell>
          <table:table-cell office:value-type="float" office:value="669404" calcext:value-type="float">
            <text:p>669404</text:p>
          </table:table-cell>
          <table:table-cell office:value-type="float" office:value="676833" calcext:value-type="float">
            <text:p>676833</text:p>
          </table:table-cell>
          <table:table-cell office:value-type="float" office:value="673439" calcext:value-type="float">
            <text:p>673439</text:p>
          </table:table-cell>
          <table:table-cell office:value-type="float" office:value="671061" calcext:value-type="float">
            <text:p>671061</text:p>
          </table:table-cell>
          <table:table-cell office:value-type="float" office:value="669748" calcext:value-type="float">
            <text:p>669748</text:p>
          </table:table-cell>
          <table:table-cell office:value-type="float" office:value="669904" calcext:value-type="float">
            <text:p>669904</text:p>
          </table:table-cell>
        </table:table-row>
        <table:table-row table:style-name="ro1">
          <table:table-cell office:value-type="string" calcext:value-type="string">
            <text:p>Tunisie</text:p>
          </table:table-cell>
          <table:table-cell office:value-type="string" calcext:value-type="string">
            <text:p>TUN</text:p>
          </table:table-cell>
          <table:table-cell table:number-columns-repeated="30"/>
          <table:table-cell office:value-type="float" office:value="2530410" calcext:value-type="float">
            <text:p>2530410</text:p>
          </table:table-cell>
          <table:table-cell office:value-type="float" office:value="2607396" calcext:value-type="float">
            <text:p>2607396</text:p>
          </table:table-cell>
          <table:table-cell office:value-type="float" office:value="2676442" calcext:value-type="float">
            <text:p>2676442</text:p>
          </table:table-cell>
          <table:table-cell office:value-type="float" office:value="2766923" calcext:value-type="float">
            <text:p>2766923</text:p>
          </table:table-cell>
          <table:table-cell office:value-type="float" office:value="2853145" calcext:value-type="float">
            <text:p>2853145</text:p>
          </table:table-cell>
          <table:table-cell office:value-type="float" office:value="2936116" calcext:value-type="float">
            <text:p>2936116</text:p>
          </table:table-cell>
          <table:table-cell office:value-type="float" office:value="3013525" calcext:value-type="float">
            <text:p>3013525</text:p>
          </table:table-cell>
          <table:table-cell office:value-type="float" office:value="3088056" calcext:value-type="float">
            <text:p>3088056</text:p>
          </table:table-cell>
          <table:table-cell office:value-type="float" office:value="3134649" calcext:value-type="float">
            <text:p>3134649</text:p>
          </table:table-cell>
          <table:table-cell office:value-type="float" office:value="3179029" calcext:value-type="float">
            <text:p>3179029</text:p>
          </table:table-cell>
          <table:table-cell office:value-type="float" office:value="3222236" calcext:value-type="float">
            <text:p>3222236</text:p>
          </table:table-cell>
          <table:table-cell office:value-type="float" office:value="3259479" calcext:value-type="float">
            <text:p>3259479</text:p>
          </table:table-cell>
          <table:table-cell office:value-type="float" office:value="3295133" calcext:value-type="float">
            <text:p>3295133</text:p>
          </table:table-cell>
          <table:table-cell office:value-type="float" office:value="3329758" calcext:value-type="float">
            <text:p>3329758</text:p>
          </table:table-cell>
          <table:table-cell office:value-type="float" office:value="3363995" calcext:value-type="float">
            <text:p>3363995</text:p>
          </table:table-cell>
          <table:table-cell office:value-type="float" office:value="3398005" calcext:value-type="float">
            <text:p>3398005</text:p>
          </table:table-cell>
          <table:table-cell office:value-type="float" office:value="3492275" calcext:value-type="float">
            <text:p>3492275</text:p>
          </table:table-cell>
          <table:table-cell office:value-type="float" office:value="3561612" calcext:value-type="float">
            <text:p>3561612</text:p>
          </table:table-cell>
          <table:table-cell office:value-type="float" office:value="3637230" calcext:value-type="float">
            <text:p>3637230</text:p>
          </table:table-cell>
          <table:table-cell office:value-type="float" office:value="3725059" calcext:value-type="float">
            <text:p>3725059</text:p>
          </table:table-cell>
          <table:table-cell office:value-type="float" office:value="3804601" calcext:value-type="float">
            <text:p>3804601</text:p>
          </table:table-cell>
          <table:table-cell office:value-type="float" office:value="3868702" calcext:value-type="float">
            <text:p>3868702</text:p>
          </table:table-cell>
          <table:table-cell office:value-type="float" office:value="3960597" calcext:value-type="float">
            <text:p>3960597</text:p>
          </table:table-cell>
          <table:table-cell office:value-type="float" office:value="3956095" calcext:value-type="float">
            <text:p>3956095</text:p>
          </table:table-cell>
          <table:table-cell office:value-type="float" office:value="3974988" calcext:value-type="float">
            <text:p>3974988</text:p>
          </table:table-cell>
          <table:table-cell office:value-type="float" office:value="4000849" calcext:value-type="float">
            <text:p>4000849</text:p>
          </table:table-cell>
          <table:table-cell office:value-type="float" office:value="4021616" calcext:value-type="float">
            <text:p>4021616</text:p>
          </table:table-cell>
          <table:table-cell office:value-type="float" office:value="4045316" calcext:value-type="float">
            <text:p>4045316</text:p>
          </table:table-cell>
          <table:table-cell office:value-type="float" office:value="4074574" calcext:value-type="float">
            <text:p>4074574</text:p>
          </table:table-cell>
        </table:table-row>
        <table:table-row table:style-name="ro1">
          <table:table-cell office:value-type="string" calcext:value-type="string">
            <text:p>Turquie</text:p>
          </table:table-cell>
          <table:table-cell office:value-type="string" calcext:value-type="string">
            <text:p>TUR</text:p>
          </table:table-cell>
          <table:table-cell table:number-columns-repeated="30"/>
          <table:table-cell office:value-type="float" office:value="19672893" calcext:value-type="float">
            <text:p>19672893</text:p>
          </table:table-cell>
          <table:table-cell office:value-type="float" office:value="20041385" calcext:value-type="float">
            <text:p>20041385</text:p>
          </table:table-cell>
          <table:table-cell office:value-type="float" office:value="20178525" calcext:value-type="float">
            <text:p>20178525</text:p>
          </table:table-cell>
          <table:table-cell office:value-type="float" office:value="19234777" calcext:value-type="float">
            <text:p>19234777</text:p>
          </table:table-cell>
          <table:table-cell office:value-type="float" office:value="20657052" calcext:value-type="float">
            <text:p>20657052</text:p>
          </table:table-cell>
          <table:table-cell office:value-type="float" office:value="20944086" calcext:value-type="float">
            <text:p>20944086</text:p>
          </table:table-cell>
          <table:table-cell office:value-type="float" office:value="21251639" calcext:value-type="float">
            <text:p>21251639</text:p>
          </table:table-cell>
          <table:table-cell office:value-type="float" office:value="21215774" calcext:value-type="float">
            <text:p>21215774</text:p>
          </table:table-cell>
          <table:table-cell office:value-type="float" office:value="21764624" calcext:value-type="float">
            <text:p>21764624</text:p>
          </table:table-cell>
          <table:table-cell office:value-type="float" office:value="22203014" calcext:value-type="float">
            <text:p>22203014</text:p>
          </table:table-cell>
          <table:table-cell office:value-type="float" office:value="21414874" calcext:value-type="float">
            <text:p>21414874</text:p>
          </table:table-cell>
          <table:table-cell office:value-type="float" office:value="21768238" calcext:value-type="float">
            <text:p>21768238</text:p>
          </table:table-cell>
          <table:table-cell office:value-type="float" office:value="22073032" calcext:value-type="float">
            <text:p>22073032</text:p>
          </table:table-cell>
          <table:table-cell office:value-type="float" office:value="21909698" calcext:value-type="float">
            <text:p>21909698</text:p>
          </table:table-cell>
          <table:table-cell office:value-type="float" office:value="21874677" calcext:value-type="float">
            <text:p>21874677</text:p>
          </table:table-cell>
          <table:table-cell office:value-type="float" office:value="22316274" calcext:value-type="float">
            <text:p>22316274</text:p>
          </table:table-cell>
          <table:table-cell office:value-type="float" office:value="22239126" calcext:value-type="float">
            <text:p>22239126</text:p>
          </table:table-cell>
          <table:table-cell office:value-type="float" office:value="22626619" calcext:value-type="float">
            <text:p>22626619</text:p>
          </table:table-cell>
          <table:table-cell office:value-type="float" office:value="23361723" calcext:value-type="float">
            <text:p>23361723</text:p>
          </table:table-cell>
          <table:table-cell office:value-type="float" office:value="24207631" calcext:value-type="float">
            <text:p>24207631</text:p>
          </table:table-cell>
          <table:table-cell office:value-type="float" office:value="25218298" calcext:value-type="float">
            <text:p>25218298</text:p>
          </table:table-cell>
          <table:table-cell office:value-type="float" office:value="26288596" calcext:value-type="float">
            <text:p>26288596</text:p>
          </table:table-cell>
          <table:table-cell office:value-type="float" office:value="26787340" calcext:value-type="float">
            <text:p>26787340</text:p>
          </table:table-cell>
          <table:table-cell office:value-type="float" office:value="27849926" calcext:value-type="float">
            <text:p>27849926</text:p>
          </table:table-cell>
          <table:table-cell office:value-type="float" office:value="28705631" calcext:value-type="float">
            <text:p>28705631</text:p>
          </table:table-cell>
          <table:table-cell office:value-type="float" office:value="29801373" calcext:value-type="float">
            <text:p>29801373</text:p>
          </table:table-cell>
          <table:table-cell office:value-type="float" office:value="30860568" calcext:value-type="float">
            <text:p>30860568</text:p>
          </table:table-cell>
          <table:table-cell office:value-type="float" office:value="31992304" calcext:value-type="float">
            <text:p>31992304</text:p>
          </table:table-cell>
          <table:table-cell office:value-type="float" office:value="32579794" calcext:value-type="float">
            <text:p>32579794</text:p>
          </table:table-cell>
        </table:table-row>
        <table:table-row table:style-name="ro1">
          <table:table-cell office:value-type="string" calcext:value-type="string">
            <text:p>Tuvalu</text:p>
          </table:table-cell>
          <table:table-cell office:value-type="string" calcext:value-type="string">
            <text:p>TUV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anzanie</text:p>
          </table:table-cell>
          <table:table-cell office:value-type="string" calcext:value-type="string">
            <text:p>TZA</text:p>
          </table:table-cell>
          <table:table-cell table:number-columns-repeated="30"/>
          <table:table-cell office:value-type="float" office:value="11949975" calcext:value-type="float">
            <text:p>11949975</text:p>
          </table:table-cell>
          <table:table-cell office:value-type="float" office:value="12349303" calcext:value-type="float">
            <text:p>12349303</text:p>
          </table:table-cell>
          <table:table-cell office:value-type="float" office:value="12784094" calcext:value-type="float">
            <text:p>12784094</text:p>
          </table:table-cell>
          <table:table-cell office:value-type="float" office:value="13238173" calcext:value-type="float">
            <text:p>13238173</text:p>
          </table:table-cell>
          <table:table-cell office:value-type="float" office:value="13693421" calcext:value-type="float">
            <text:p>13693421</text:p>
          </table:table-cell>
          <table:table-cell office:value-type="float" office:value="14139154" calcext:value-type="float">
            <text:p>14139154</text:p>
          </table:table-cell>
          <table:table-cell office:value-type="float" office:value="14520874" calcext:value-type="float">
            <text:p>14520874</text:p>
          </table:table-cell>
          <table:table-cell office:value-type="float" office:value="14896965" calcext:value-type="float">
            <text:p>14896965</text:p>
          </table:table-cell>
          <table:table-cell office:value-type="float" office:value="15277173" calcext:value-type="float">
            <text:p>15277173</text:p>
          </table:table-cell>
          <table:table-cell office:value-type="float" office:value="15672694" calcext:value-type="float">
            <text:p>15672694</text:p>
          </table:table-cell>
          <table:table-cell office:value-type="float" office:value="16091990" calcext:value-type="float">
            <text:p>16091990</text:p>
          </table:table-cell>
          <table:table-cell office:value-type="float" office:value="16529933" calcext:value-type="float">
            <text:p>16529933</text:p>
          </table:table-cell>
          <table:table-cell office:value-type="float" office:value="17051433" calcext:value-type="float">
            <text:p>17051433</text:p>
          </table:table-cell>
          <table:table-cell office:value-type="float" office:value="17589941" calcext:value-type="float">
            <text:p>17589941</text:p>
          </table:table-cell>
          <table:table-cell office:value-type="float" office:value="18149387" calcext:value-type="float">
            <text:p>18149387</text:p>
          </table:table-cell>
          <table:table-cell office:value-type="float" office:value="18730033" calcext:value-type="float">
            <text:p>18730033</text:p>
          </table:table-cell>
          <table:table-cell office:value-type="float" office:value="19285110" calcext:value-type="float">
            <text:p>19285110</text:p>
          </table:table-cell>
          <table:table-cell office:value-type="float" office:value="19726913" calcext:value-type="float">
            <text:p>19726913</text:p>
          </table:table-cell>
          <table:table-cell office:value-type="float" office:value="20183537" calcext:value-type="float">
            <text:p>20183537</text:p>
          </table:table-cell>
          <table:table-cell office:value-type="float" office:value="20643892" calcext:value-type="float">
            <text:p>20643892</text:p>
          </table:table-cell>
          <table:table-cell office:value-type="float" office:value="21104256" calcext:value-type="float">
            <text:p>21104256</text:p>
          </table:table-cell>
          <table:table-cell office:value-type="float" office:value="21572118" calcext:value-type="float">
            <text:p>21572118</text:p>
          </table:table-cell>
          <table:table-cell office:value-type="float" office:value="22047574" calcext:value-type="float">
            <text:p>22047574</text:p>
          </table:table-cell>
          <table:table-cell office:value-type="float" office:value="22527844" calcext:value-type="float">
            <text:p>22527844</text:p>
          </table:table-cell>
          <table:table-cell office:value-type="float" office:value="23012726" calcext:value-type="float">
            <text:p>23012726</text:p>
          </table:table-cell>
          <table:table-cell office:value-type="float" office:value="23750698" calcext:value-type="float">
            <text:p>23750698</text:p>
          </table:table-cell>
          <table:table-cell office:value-type="float" office:value="24543734" calcext:value-type="float">
            <text:p>24543734</text:p>
          </table:table-cell>
          <table:table-cell office:value-type="float" office:value="25362828" calcext:value-type="float">
            <text:p>25362828</text:p>
          </table:table-cell>
          <table:table-cell office:value-type="float" office:value="26191925" calcext:value-type="float">
            <text:p>26191925</text:p>
          </table:table-cell>
        </table:table-row>
        <table:table-row table:style-name="ro1">
          <table:table-cell office:value-type="string" calcext:value-type="string">
            <text:p>Ouganda</text:p>
          </table:table-cell>
          <table:table-cell office:value-type="string" calcext:value-type="string">
            <text:p>UGA</text:p>
          </table:table-cell>
          <table:table-cell table:number-columns-repeated="30"/>
          <table:table-cell office:value-type="float" office:value="6303540" calcext:value-type="float">
            <text:p>6303540</text:p>
          </table:table-cell>
          <table:table-cell office:value-type="float" office:value="6481408" calcext:value-type="float">
            <text:p>6481408</text:p>
          </table:table-cell>
          <table:table-cell office:value-type="float" office:value="6670602" calcext:value-type="float">
            <text:p>6670602</text:p>
          </table:table-cell>
          <table:table-cell office:value-type="float" office:value="6867687" calcext:value-type="float">
            <text:p>6867687</text:p>
          </table:table-cell>
          <table:table-cell office:value-type="float" office:value="7071353" calcext:value-type="float">
            <text:p>7071353</text:p>
          </table:table-cell>
          <table:table-cell office:value-type="float" office:value="7281641" calcext:value-type="float">
            <text:p>7281641</text:p>
          </table:table-cell>
          <table:table-cell office:value-type="float" office:value="7467677" calcext:value-type="float">
            <text:p>7467677</text:p>
          </table:table-cell>
          <table:table-cell office:value-type="float" office:value="7662452" calcext:value-type="float">
            <text:p>7662452</text:p>
          </table:table-cell>
          <table:table-cell office:value-type="float" office:value="7869518" calcext:value-type="float">
            <text:p>7869518</text:p>
          </table:table-cell>
          <table:table-cell office:value-type="float" office:value="8092899" calcext:value-type="float">
            <text:p>8092899</text:p>
          </table:table-cell>
          <table:table-cell office:value-type="float" office:value="8335126" calcext:value-type="float">
            <text:p>8335126</text:p>
          </table:table-cell>
          <table:table-cell office:value-type="float" office:value="8591172" calcext:value-type="float">
            <text:p>8591172</text:p>
          </table:table-cell>
          <table:table-cell office:value-type="float" office:value="8868691" calcext:value-type="float">
            <text:p>8868691</text:p>
          </table:table-cell>
          <table:table-cell office:value-type="float" office:value="9165895" calcext:value-type="float">
            <text:p>9165895</text:p>
          </table:table-cell>
          <table:table-cell office:value-type="float" office:value="9480220" calcext:value-type="float">
            <text:p>9480220</text:p>
          </table:table-cell>
          <table:table-cell office:value-type="float" office:value="9810357" calcext:value-type="float">
            <text:p>9810357</text:p>
          </table:table-cell>
          <table:table-cell office:value-type="float" office:value="10148908" calcext:value-type="float">
            <text:p>10148908</text:p>
          </table:table-cell>
          <table:table-cell office:value-type="float" office:value="10505958" calcext:value-type="float">
            <text:p>10505958</text:p>
          </table:table-cell>
          <table:table-cell office:value-type="float" office:value="10882118" calcext:value-type="float">
            <text:p>10882118</text:p>
          </table:table-cell>
          <table:table-cell office:value-type="float" office:value="11278304" calcext:value-type="float">
            <text:p>11278304</text:p>
          </table:table-cell>
          <table:table-cell office:value-type="float" office:value="11695833" calcext:value-type="float">
            <text:p>11695833</text:p>
          </table:table-cell>
          <table:table-cell office:value-type="float" office:value="12130460" calcext:value-type="float">
            <text:p>12130460</text:p>
          </table:table-cell>
          <table:table-cell office:value-type="float" office:value="12590295" calcext:value-type="float">
            <text:p>12590295</text:p>
          </table:table-cell>
          <table:table-cell office:value-type="float" office:value="13062215" calcext:value-type="float">
            <text:p>13062215</text:p>
          </table:table-cell>
          <table:table-cell office:value-type="float" office:value="13569831" calcext:value-type="float">
            <text:p>13569831</text:p>
          </table:table-cell>
          <table:table-cell office:value-type="float" office:value="14119007" calcext:value-type="float">
            <text:p>14119007</text:p>
          </table:table-cell>
          <table:table-cell office:value-type="float" office:value="14726387" calcext:value-type="float">
            <text:p>14726387</text:p>
          </table:table-cell>
          <table:table-cell office:value-type="float" office:value="15383789" calcext:value-type="float">
            <text:p>15383789</text:p>
          </table:table-cell>
          <table:table-cell office:value-type="float" office:value="16099606" calcext:value-type="float">
            <text:p>16099606</text:p>
          </table:table-cell>
        </table:table-row>
        <table:table-row table:style-name="ro1"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table:number-columns-repeated="30"/>
          <table:table-cell office:value-type="float" office:value="24575823" calcext:value-type="float">
            <text:p>24575823</text:p>
          </table:table-cell>
          <table:table-cell office:value-type="float" office:value="24582836" calcext:value-type="float">
            <text:p>24582836</text:p>
          </table:table-cell>
          <table:table-cell office:value-type="float" office:value="24636767" calcext:value-type="float">
            <text:p>24636767</text:p>
          </table:table-cell>
          <table:table-cell office:value-type="float" office:value="24679622" calcext:value-type="float">
            <text:p>24679622</text:p>
          </table:table-cell>
          <table:table-cell office:value-type="float" office:value="24709107" calcext:value-type="float">
            <text:p>24709107</text:p>
          </table:table-cell>
          <table:table-cell office:value-type="float" office:value="24674281" calcext:value-type="float">
            <text:p>24674281</text:p>
          </table:table-cell>
          <table:table-cell office:value-type="float" office:value="24307974" calcext:value-type="float">
            <text:p>24307974</text:p>
          </table:table-cell>
          <table:table-cell office:value-type="float" office:value="23886291" calcext:value-type="float">
            <text:p>23886291</text:p>
          </table:table-cell>
          <table:table-cell office:value-type="float" office:value="23452799" calcext:value-type="float">
            <text:p>23452799</text:p>
          </table:table-cell>
          <table:table-cell office:value-type="float" office:value="22982373" calcext:value-type="float">
            <text:p>22982373</text:p>
          </table:table-cell>
          <table:table-cell office:value-type="float" office:value="23221521" calcext:value-type="float">
            <text:p>23221521</text:p>
          </table:table-cell>
          <table:table-cell office:value-type="float" office:value="22741141" calcext:value-type="float">
            <text:p>22741141</text:p>
          </table:table-cell>
          <table:table-cell office:value-type="float" office:value="22576060" calcext:value-type="float">
            <text:p>22576060</text:p>
          </table:table-cell>
          <table:table-cell office:value-type="float" office:value="22444882" calcext:value-type="float">
            <text:p>22444882</text:p>
          </table:table-cell>
          <table:table-cell office:value-type="float" office:value="22288742" calcext:value-type="float">
            <text:p>22288742</text:p>
          </table:table-cell>
          <table:table-cell office:value-type="float" office:value="22163073" calcext:value-type="float">
            <text:p>22163073</text:p>
          </table:table-cell>
          <table:table-cell office:value-type="float" office:value="22035067" calcext:value-type="float">
            <text:p>22035067</text:p>
          </table:table-cell>
          <table:table-cell office:value-type="float" office:value="21912056" calcext:value-type="float">
            <text:p>21912056</text:p>
          </table:table-cell>
          <table:table-cell office:value-type="float" office:value="21800656" calcext:value-type="float">
            <text:p>21800656</text:p>
          </table:table-cell>
          <table:table-cell office:value-type="float" office:value="21737545" calcext:value-type="float">
            <text:p>21737545</text:p>
          </table:table-cell>
          <table:table-cell office:value-type="float" office:value="21666236" calcext:value-type="float">
            <text:p>21666236</text:p>
          </table:table-cell>
          <table:table-cell office:value-type="float" office:value="21621329" calcext:value-type="float">
            <text:p>21621329</text:p>
          </table:table-cell>
          <table:table-cell office:value-type="float" office:value="21394384" calcext:value-type="float">
            <text:p>21394384</text:p>
          </table:table-cell>
          <table:table-cell office:value-type="float" office:value="21540098" calcext:value-type="float">
            <text:p>21540098</text:p>
          </table:table-cell>
          <table:table-cell office:value-type="float" office:value="20895181" calcext:value-type="float">
            <text:p>20895181</text:p>
          </table:table-cell>
          <table:table-cell office:value-type="float" office:value="20885174" calcext:value-type="float">
            <text:p>20885174</text:p>
          </table:table-cell>
          <table:table-cell office:value-type="float" office:value="20684320" calcext:value-type="float">
            <text:p>20684320</text:p>
          </table:table-cell>
          <table:table-cell office:value-type="float" office:value="20505794" calcext:value-type="float">
            <text:p>20505794</text:p>
          </table:table-cell>
          <table:table-cell office:value-type="float" office:value="20275456" calcext:value-type="float">
            <text:p>20275456</text:p>
          </table:table-cell>
        </table:table-row>
        <table:table-row table:style-name="ro1">
          <table:table-cell office:value-type="string" calcext:value-type="string">
            <text:p>Revenu intermédiaire, tranche supérieure</text:p>
          </table:table-cell>
          <table:table-cell office:value-type="string" calcext:value-type="string">
            <text:p>UMC</text:p>
          </table:table-cell>
          <table:table-cell table:number-columns-repeated="30"/>
          <table:table-cell office:value-type="float" office:value="1018764941" calcext:value-type="float">
            <text:p>1018764941</text:p>
          </table:table-cell>
          <table:table-cell office:value-type="float" office:value="1033904137" calcext:value-type="float">
            <text:p>1033904137</text:p>
          </table:table-cell>
          <table:table-cell office:value-type="float" office:value="1051683407" calcext:value-type="float">
            <text:p>1051683407</text:p>
          </table:table-cell>
          <table:table-cell office:value-type="float" office:value="1067929083" calcext:value-type="float">
            <text:p>1067929083</text:p>
          </table:table-cell>
          <table:table-cell office:value-type="float" office:value="1085110423" calcext:value-type="float">
            <text:p>1085110423</text:p>
          </table:table-cell>
          <table:table-cell office:value-type="float" office:value="1100450603" calcext:value-type="float">
            <text:p>1100450603</text:p>
          </table:table-cell>
          <table:table-cell office:value-type="float" office:value="1117419307" calcext:value-type="float">
            <text:p>1117419307</text:p>
          </table:table-cell>
          <table:table-cell office:value-type="float" office:value="1133149542" calcext:value-type="float">
            <text:p>1133149542</text:p>
          </table:table-cell>
          <table:table-cell office:value-type="float" office:value="1146212797" calcext:value-type="float">
            <text:p>1146212797</text:p>
          </table:table-cell>
          <table:table-cell office:value-type="float" office:value="1163835290" calcext:value-type="float">
            <text:p>1163835290</text:p>
          </table:table-cell>
          <table:table-cell office:value-type="float" office:value="1179100250" calcext:value-type="float">
            <text:p>1179100250</text:p>
          </table:table-cell>
          <table:table-cell office:value-type="float" office:value="1189733038" calcext:value-type="float">
            <text:p>1189733038</text:p>
          </table:table-cell>
          <table:table-cell office:value-type="float" office:value="1204105265" calcext:value-type="float">
            <text:p>1204105265</text:p>
          </table:table-cell>
          <table:table-cell office:value-type="float" office:value="1217336221" calcext:value-type="float">
            <text:p>1217336221</text:p>
          </table:table-cell>
          <table:table-cell office:value-type="float" office:value="1233475026" calcext:value-type="float">
            <text:p>1233475026</text:p>
          </table:table-cell>
          <table:table-cell office:value-type="float" office:value="1247327086" calcext:value-type="float">
            <text:p>1247327086</text:p>
          </table:table-cell>
          <table:table-cell office:value-type="float" office:value="1258729674" calcext:value-type="float">
            <text:p>1258729674</text:p>
          </table:table-cell>
          <table:table-cell office:value-type="float" office:value="1268490881" calcext:value-type="float">
            <text:p>1268490881</text:p>
          </table:table-cell>
          <table:table-cell office:value-type="float" office:value="1276876986" calcext:value-type="float">
            <text:p>1276876986</text:p>
          </table:table-cell>
          <table:table-cell office:value-type="float" office:value="1285948147" calcext:value-type="float">
            <text:p>1285948147</text:p>
          </table:table-cell>
          <table:table-cell office:value-type="float" office:value="1290435979" calcext:value-type="float">
            <text:p>1290435979</text:p>
          </table:table-cell>
          <table:table-cell office:value-type="float" office:value="1300492688" calcext:value-type="float">
            <text:p>1300492688</text:p>
          </table:table-cell>
          <table:table-cell office:value-type="float" office:value="1312972080" calcext:value-type="float">
            <text:p>1312972080</text:p>
          </table:table-cell>
          <table:table-cell office:value-type="float" office:value="1321422411" calcext:value-type="float">
            <text:p>1321422411</text:p>
          </table:table-cell>
          <table:table-cell office:value-type="float" office:value="1328398913" calcext:value-type="float">
            <text:p>1328398913</text:p>
          </table:table-cell>
          <table:table-cell office:value-type="float" office:value="1338450932" calcext:value-type="float">
            <text:p>1338450932</text:p>
          </table:table-cell>
          <table:table-cell office:value-type="float" office:value="1346064519" calcext:value-type="float">
            <text:p>1346064519</text:p>
          </table:table-cell>
          <table:table-cell office:value-type="float" office:value="1354477551" calcext:value-type="float">
            <text:p>1354477551</text:p>
          </table:table-cell>
          <table:table-cell office:value-type="float" office:value="1358037181" calcext:value-type="float">
            <text:p>1358037181</text:p>
          </table:table-cell>
        </table:table-row>
        <table:table-row table:style-name="ro1">
          <table:table-cell office:value-type="string" calcext:value-type="string">
            <text:p>Uruguay</text:p>
          </table:table-cell>
          <table:table-cell office:value-type="string" calcext:value-type="string">
            <text:p>URY</text:p>
          </table:table-cell>
          <table:table-cell table:number-columns-repeated="30"/>
          <table:table-cell office:value-type="float" office:value="1381330" calcext:value-type="float">
            <text:p>1381330</text:p>
          </table:table-cell>
          <table:table-cell office:value-type="float" office:value="1398884" calcext:value-type="float">
            <text:p>1398884</text:p>
          </table:table-cell>
          <table:table-cell office:value-type="float" office:value="1434796" calcext:value-type="float">
            <text:p>1434796</text:p>
          </table:table-cell>
          <table:table-cell office:value-type="float" office:value="1433224" calcext:value-type="float">
            <text:p>1433224</text:p>
          </table:table-cell>
          <table:table-cell office:value-type="float" office:value="1473133" calcext:value-type="float">
            <text:p>1473133</text:p>
          </table:table-cell>
          <table:table-cell office:value-type="float" office:value="1504163" calcext:value-type="float">
            <text:p>1504163</text:p>
          </table:table-cell>
          <table:table-cell office:value-type="float" office:value="1517234" calcext:value-type="float">
            <text:p>1517234</text:p>
          </table:table-cell>
          <table:table-cell office:value-type="float" office:value="1530726" calcext:value-type="float">
            <text:p>1530726</text:p>
          </table:table-cell>
          <table:table-cell office:value-type="float" office:value="1543574" calcext:value-type="float">
            <text:p>1543574</text:p>
          </table:table-cell>
          <table:table-cell office:value-type="float" office:value="1556646" calcext:value-type="float">
            <text:p>1556646</text:p>
          </table:table-cell>
          <table:table-cell office:value-type="float" office:value="1567214" calcext:value-type="float">
            <text:p>1567214</text:p>
          </table:table-cell>
          <table:table-cell office:value-type="float" office:value="1598374" calcext:value-type="float">
            <text:p>1598374</text:p>
          </table:table-cell>
          <table:table-cell office:value-type="float" office:value="1582840" calcext:value-type="float">
            <text:p>1582840</text:p>
          </table:table-cell>
          <table:table-cell office:value-type="float" office:value="1565131" calcext:value-type="float">
            <text:p>1565131</text:p>
          </table:table-cell>
          <table:table-cell office:value-type="float" office:value="1571883" calcext:value-type="float">
            <text:p>1571883</text:p>
          </table:table-cell>
          <table:table-cell office:value-type="float" office:value="1584040" calcext:value-type="float">
            <text:p>1584040</text:p>
          </table:table-cell>
          <table:table-cell office:value-type="float" office:value="1621393" calcext:value-type="float">
            <text:p>1621393</text:p>
          </table:table-cell>
          <table:table-cell office:value-type="float" office:value="1663373" calcext:value-type="float">
            <text:p>1663373</text:p>
          </table:table-cell>
          <table:table-cell office:value-type="float" office:value="1689022" calcext:value-type="float">
            <text:p>1689022</text:p>
          </table:table-cell>
          <table:table-cell office:value-type="float" office:value="1707874" calcext:value-type="float">
            <text:p>1707874</text:p>
          </table:table-cell>
          <table:table-cell office:value-type="float" office:value="1711409" calcext:value-type="float">
            <text:p>1711409</text:p>
          </table:table-cell>
          <table:table-cell office:value-type="float" office:value="1732530" calcext:value-type="float">
            <text:p>1732530</text:p>
          </table:table-cell>
          <table:table-cell office:value-type="float" office:value="1730217" calcext:value-type="float">
            <text:p>1730217</text:p>
          </table:table-cell>
          <table:table-cell office:value-type="float" office:value="1726551" calcext:value-type="float">
            <text:p>1726551</text:p>
          </table:table-cell>
          <table:table-cell office:value-type="float" office:value="1749808" calcext:value-type="float">
            <text:p>1749808</text:p>
          </table:table-cell>
          <table:table-cell office:value-type="float" office:value="1748776" calcext:value-type="float">
            <text:p>1748776</text:p>
          </table:table-cell>
          <table:table-cell office:value-type="float" office:value="1750438" calcext:value-type="float">
            <text:p>1750438</text:p>
          </table:table-cell>
          <table:table-cell office:value-type="float" office:value="1747917" calcext:value-type="float">
            <text:p>1747917</text:p>
          </table:table-cell>
          <table:table-cell office:value-type="float" office:value="1761684" calcext:value-type="float">
            <text:p>1761684</text:p>
          </table:table-cell>
        </table:table-row>
        <table:table-row table:style-name="ro1">
          <table:table-cell office:value-type="string" calcext:value-type="string">
            <text:p>États-Unis</text:p>
          </table:table-cell>
          <table:table-cell office:value-type="string" calcext:value-type="string">
            <text:p>USA</text:p>
          </table:table-cell>
          <table:table-cell table:number-columns-repeated="30"/>
          <table:table-cell office:value-type="float" office:value="127955107" calcext:value-type="float">
            <text:p>127955107</text:p>
          </table:table-cell>
          <table:table-cell office:value-type="float" office:value="128724306" calcext:value-type="float">
            <text:p>128724306</text:p>
          </table:table-cell>
          <table:table-cell office:value-type="float" office:value="130881564" calcext:value-type="float">
            <text:p>130881564</text:p>
          </table:table-cell>
          <table:table-cell office:value-type="float" office:value="132281740" calcext:value-type="float">
            <text:p>132281740</text:p>
          </table:table-cell>
          <table:table-cell office:value-type="float" office:value="134782362" calcext:value-type="float">
            <text:p>134782362</text:p>
          </table:table-cell>
          <table:table-cell office:value-type="float" office:value="136718757" calcext:value-type="float">
            <text:p>136718757</text:p>
          </table:table-cell>
          <table:table-cell office:value-type="float" office:value="138629458" calcext:value-type="float">
            <text:p>138629458</text:p>
          </table:table-cell>
          <table:table-cell office:value-type="float" office:value="141078174" calcext:value-type="float">
            <text:p>141078174</text:p>
          </table:table-cell>
          <table:table-cell office:value-type="float" office:value="142833616" calcext:value-type="float">
            <text:p>142833616</text:p>
          </table:table-cell>
          <table:table-cell office:value-type="float" office:value="144816843" calcext:value-type="float">
            <text:p>144816843</text:p>
          </table:table-cell>
          <table:table-cell office:value-type="float" office:value="146767130" calcext:value-type="float">
            <text:p>146767130</text:p>
          </table:table-cell>
          <table:table-cell office:value-type="float" office:value="147738635" calcext:value-type="float">
            <text:p>147738635</text:p>
          </table:table-cell>
          <table:table-cell office:value-type="float" office:value="148568986" calcext:value-type="float">
            <text:p>148568986</text:p>
          </table:table-cell>
          <table:table-cell office:value-type="float" office:value="149186504" calcext:value-type="float">
            <text:p>149186504</text:p>
          </table:table-cell>
          <table:table-cell office:value-type="float" office:value="150257786" calcext:value-type="float">
            <text:p>150257786</text:p>
          </table:table-cell>
          <table:table-cell office:value-type="float" office:value="152118714" calcext:value-type="float">
            <text:p>152118714</text:p>
          </table:table-cell>
          <table:table-cell office:value-type="float" office:value="153975992" calcext:value-type="float">
            <text:p>153975992</text:p>
          </table:table-cell>
          <table:table-cell office:value-type="float" office:value="155267878" calcext:value-type="float">
            <text:p>155267878</text:p>
          </table:table-cell>
          <table:table-cell office:value-type="float" office:value="157050379" calcext:value-type="float">
            <text:p>157050379</text:p>
          </table:table-cell>
          <table:table-cell office:value-type="float" office:value="157153235" calcext:value-type="float">
            <text:p>157153235</text:p>
          </table:table-cell>
          <table:table-cell office:value-type="float" office:value="156950122" calcext:value-type="float">
            <text:p>156950122</text:p>
          </table:table-cell>
          <table:table-cell office:value-type="float" office:value="157034338" calcext:value-type="float">
            <text:p>157034338</text:p>
          </table:table-cell>
          <table:table-cell office:value-type="float" office:value="158288096" calcext:value-type="float">
            <text:p>158288096</text:p>
          </table:table-cell>
          <table:table-cell office:value-type="float" office:value="158831064" calcext:value-type="float">
            <text:p>158831064</text:p>
          </table:table-cell>
          <table:table-cell office:value-type="float" office:value="159610790" calcext:value-type="float">
            <text:p>159610790</text:p>
          </table:table-cell>
          <table:table-cell office:value-type="float" office:value="160676107" calcext:value-type="float">
            <text:p>160676107</text:p>
          </table:table-cell>
          <table:table-cell office:value-type="float" office:value="162628720" calcext:value-type="float">
            <text:p>162628720</text:p>
          </table:table-cell>
          <table:table-cell office:value-type="float" office:value="164347097" calcext:value-type="float">
            <text:p>164347097</text:p>
          </table:table-cell>
          <table:table-cell office:value-type="float" office:value="164949531" calcext:value-type="float">
            <text:p>164949531</text:p>
          </table:table-cell>
        </table:table-row>
        <table:table-row table:style-name="ro1">
          <table:table-cell office:value-type="string" calcext:value-type="string">
            <text:p>Ouzbékistan</text:p>
          </table:table-cell>
          <table:table-cell office:value-type="string" calcext:value-type="string">
            <text:p>UZB</text:p>
          </table:table-cell>
          <table:table-cell table:number-columns-repeated="30"/>
          <table:table-cell office:value-type="float" office:value="7540090" calcext:value-type="float">
            <text:p>7540090</text:p>
          </table:table-cell>
          <table:table-cell office:value-type="float" office:value="7708936" calcext:value-type="float">
            <text:p>7708936</text:p>
          </table:table-cell>
          <table:table-cell office:value-type="float" office:value="7921621" calcext:value-type="float">
            <text:p>7921621</text:p>
          </table:table-cell>
          <table:table-cell office:value-type="float" office:value="8132266" calcext:value-type="float">
            <text:p>8132266</text:p>
          </table:table-cell>
          <table:table-cell office:value-type="float" office:value="8335996" calcext:value-type="float">
            <text:p>8335996</text:p>
          </table:table-cell>
          <table:table-cell office:value-type="float" office:value="8539973" calcext:value-type="float">
            <text:p>8539973</text:p>
          </table:table-cell>
          <table:table-cell office:value-type="float" office:value="8769600" calcext:value-type="float">
            <text:p>8769600</text:p>
          </table:table-cell>
          <table:table-cell office:value-type="float" office:value="9017511" calcext:value-type="float">
            <text:p>9017511</text:p>
          </table:table-cell>
          <table:table-cell office:value-type="float" office:value="9263211" calcext:value-type="float">
            <text:p>9263211</text:p>
          </table:table-cell>
          <table:table-cell office:value-type="float" office:value="9476083" calcext:value-type="float">
            <text:p>9476083</text:p>
          </table:table-cell>
          <table:table-cell office:value-type="float" office:value="9733490" calcext:value-type="float">
            <text:p>9733490</text:p>
          </table:table-cell>
          <table:table-cell office:value-type="float" office:value="10008305" calcext:value-type="float">
            <text:p>10008305</text:p>
          </table:table-cell>
          <table:table-cell office:value-type="float" office:value="10285416" calcext:value-type="float">
            <text:p>10285416</text:p>
          </table:table-cell>
          <table:table-cell office:value-type="float" office:value="10565038" calcext:value-type="float">
            <text:p>10565038</text:p>
          </table:table-cell>
          <table:table-cell office:value-type="float" office:value="10850279" calcext:value-type="float">
            <text:p>10850279</text:p>
          </table:table-cell>
          <table:table-cell office:value-type="float" office:value="11144733" calcext:value-type="float">
            <text:p>11144733</text:p>
          </table:table-cell>
          <table:table-cell office:value-type="float" office:value="11446535" calcext:value-type="float">
            <text:p>11446535</text:p>
          </table:table-cell>
          <table:table-cell office:value-type="float" office:value="11766372" calcext:value-type="float">
            <text:p>11766372</text:p>
          </table:table-cell>
          <table:table-cell office:value-type="float" office:value="12106386" calcext:value-type="float">
            <text:p>12106386</text:p>
          </table:table-cell>
          <table:table-cell office:value-type="float" office:value="12456349" calcext:value-type="float">
            <text:p>12456349</text:p>
          </table:table-cell>
          <table:table-cell office:value-type="float" office:value="12952193" calcext:value-type="float">
            <text:p>12952193</text:p>
          </table:table-cell>
          <table:table-cell office:value-type="float" office:value="13400080" calcext:value-type="float">
            <text:p>13400080</text:p>
          </table:table-cell>
          <table:table-cell office:value-type="float" office:value="13700815" calcext:value-type="float">
            <text:p>13700815</text:p>
          </table:table-cell>
          <table:table-cell office:value-type="float" office:value="14012086" calcext:value-type="float">
            <text:p>14012086</text:p>
          </table:table-cell>
          <table:table-cell office:value-type="float" office:value="14322426" calcext:value-type="float">
            <text:p>14322426</text:p>
          </table:table-cell>
          <table:table-cell office:value-type="float" office:value="14615383" calcext:value-type="float">
            <text:p>14615383</text:p>
          </table:table-cell>
          <table:table-cell office:value-type="float" office:value="14896681" calcext:value-type="float">
            <text:p>14896681</text:p>
          </table:table-cell>
          <table:table-cell office:value-type="float" office:value="15149223" calcext:value-type="float">
            <text:p>15149223</text:p>
          </table:table-cell>
          <table:table-cell office:value-type="float" office:value="15392266" calcext:value-type="float">
            <text:p>15392266</text:p>
          </table:table-cell>
        </table:table-row>
        <table:table-row table:style-name="ro1">
          <table:table-cell office:value-type="string" calcext:value-type="string">
            <text:p>Saint-Vincent-et-les Grenadines</text:p>
          </table:table-cell>
          <table:table-cell office:value-type="string" calcext:value-type="string">
            <text:p>VCT</text:p>
          </table:table-cell>
          <table:table-cell table:number-columns-repeated="30"/>
          <table:table-cell office:value-type="float" office:value="41519" calcext:value-type="float">
            <text:p>41519</text:p>
          </table:table-cell>
          <table:table-cell office:value-type="float" office:value="42365" calcext:value-type="float">
            <text:p>42365</text:p>
          </table:table-cell>
          <table:table-cell office:value-type="float" office:value="43185" calcext:value-type="float">
            <text:p>43185</text:p>
          </table:table-cell>
          <table:table-cell office:value-type="float" office:value="43912" calcext:value-type="float">
            <text:p>43912</text:p>
          </table:table-cell>
          <table:table-cell office:value-type="float" office:value="44532" calcext:value-type="float">
            <text:p>44532</text:p>
          </table:table-cell>
          <table:table-cell office:value-type="float" office:value="45256" calcext:value-type="float">
            <text:p>45256</text:p>
          </table:table-cell>
          <table:table-cell office:value-type="float" office:value="45895" calcext:value-type="float">
            <text:p>45895</text:p>
          </table:table-cell>
          <table:table-cell office:value-type="float" office:value="46547" calcext:value-type="float">
            <text:p>46547</text:p>
          </table:table-cell>
          <table:table-cell office:value-type="float" office:value="47180" calcext:value-type="float">
            <text:p>47180</text:p>
          </table:table-cell>
          <table:table-cell office:value-type="float" office:value="47755" calcext:value-type="float">
            <text:p>47755</text:p>
          </table:table-cell>
          <table:table-cell office:value-type="float" office:value="48284" calcext:value-type="float">
            <text:p>48284</text:p>
          </table:table-cell>
          <table:table-cell office:value-type="float" office:value="49048" calcext:value-type="float">
            <text:p>49048</text:p>
          </table:table-cell>
          <table:table-cell office:value-type="float" office:value="49893" calcext:value-type="float">
            <text:p>49893</text:p>
          </table:table-cell>
          <table:table-cell office:value-type="float" office:value="50735" calcext:value-type="float">
            <text:p>50735</text:p>
          </table:table-cell>
          <table:table-cell office:value-type="float" office:value="51489" calcext:value-type="float">
            <text:p>51489</text:p>
          </table:table-cell>
          <table:table-cell office:value-type="float" office:value="52149" calcext:value-type="float">
            <text:p>52149</text:p>
          </table:table-cell>
          <table:table-cell office:value-type="float" office:value="52868" calcext:value-type="float">
            <text:p>52868</text:p>
          </table:table-cell>
          <table:table-cell office:value-type="float" office:value="53341" calcext:value-type="float">
            <text:p>53341</text:p>
          </table:table-cell>
          <table:table-cell office:value-type="float" office:value="53900" calcext:value-type="float">
            <text:p>53900</text:p>
          </table:table-cell>
          <table:table-cell office:value-type="float" office:value="54375" calcext:value-type="float">
            <text:p>54375</text:p>
          </table:table-cell>
          <table:table-cell office:value-type="float" office:value="54914" calcext:value-type="float">
            <text:p>54914</text:p>
          </table:table-cell>
          <table:table-cell office:value-type="float" office:value="55212" calcext:value-type="float">
            <text:p>55212</text:p>
          </table:table-cell>
          <table:table-cell office:value-type="float" office:value="55630" calcext:value-type="float">
            <text:p>55630</text:p>
          </table:table-cell>
          <table:table-cell office:value-type="float" office:value="56124" calcext:value-type="float">
            <text:p>56124</text:p>
          </table:table-cell>
          <table:table-cell office:value-type="float" office:value="56584" calcext:value-type="float">
            <text:p>56584</text:p>
          </table:table-cell>
          <table:table-cell office:value-type="float" office:value="56986" calcext:value-type="float">
            <text:p>56986</text:p>
          </table:table-cell>
          <table:table-cell office:value-type="float" office:value="57407" calcext:value-type="float">
            <text:p>57407</text:p>
          </table:table-cell>
          <table:table-cell office:value-type="float" office:value="57854" calcext:value-type="float">
            <text:p>57854</text:p>
          </table:table-cell>
          <table:table-cell office:value-type="float" office:value="58315" calcext:value-type="float">
            <text:p>58315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table:number-columns-repeated="30"/>
          <table:table-cell office:value-type="float" office:value="7728664" calcext:value-type="float">
            <text:p>7728664</text:p>
          </table:table-cell>
          <table:table-cell office:value-type="float" office:value="7995146" calcext:value-type="float">
            <text:p>7995146</text:p>
          </table:table-cell>
          <table:table-cell office:value-type="float" office:value="8256825" calcext:value-type="float">
            <text:p>8256825</text:p>
          </table:table-cell>
          <table:table-cell office:value-type="float" office:value="8495663" calcext:value-type="float">
            <text:p>8495663</text:p>
          </table:table-cell>
          <table:table-cell office:value-type="float" office:value="8719824" calcext:value-type="float">
            <text:p>8719824</text:p>
          </table:table-cell>
          <table:table-cell office:value-type="float" office:value="8985268" calcext:value-type="float">
            <text:p>8985268</text:p>
          </table:table-cell>
          <table:table-cell office:value-type="float" office:value="9233226" calcext:value-type="float">
            <text:p>9233226</text:p>
          </table:table-cell>
          <table:table-cell office:value-type="float" office:value="9523882" calcext:value-type="float">
            <text:p>9523882</text:p>
          </table:table-cell>
          <table:table-cell office:value-type="float" office:value="9774784" calcext:value-type="float">
            <text:p>9774784</text:p>
          </table:table-cell>
          <table:table-cell office:value-type="float" office:value="9983294" calcext:value-type="float">
            <text:p>9983294</text:p>
          </table:table-cell>
          <table:table-cell office:value-type="float" office:value="10275351" calcext:value-type="float">
            <text:p>10275351</text:p>
          </table:table-cell>
          <table:table-cell office:value-type="float" office:value="10566108" calcext:value-type="float">
            <text:p>10566108</text:p>
          </table:table-cell>
          <table:table-cell office:value-type="float" office:value="10758095" calcext:value-type="float">
            <text:p>10758095</text:p>
          </table:table-cell>
          <table:table-cell office:value-type="float" office:value="10958474" calcext:value-type="float">
            <text:p>10958474</text:p>
          </table:table-cell>
          <table:table-cell office:value-type="float" office:value="11381259" calcext:value-type="float">
            <text:p>11381259</text:p>
          </table:table-cell>
          <table:table-cell office:value-type="float" office:value="11742257" calcext:value-type="float">
            <text:p>11742257</text:p>
          </table:table-cell>
          <table:table-cell office:value-type="float" office:value="12088224" calcext:value-type="float">
            <text:p>12088224</text:p>
          </table:table-cell>
          <table:table-cell office:value-type="float" office:value="12230207" calcext:value-type="float">
            <text:p>12230207</text:p>
          </table:table-cell>
          <table:table-cell office:value-type="float" office:value="12486273" calcext:value-type="float">
            <text:p>12486273</text:p>
          </table:table-cell>
          <table:table-cell office:value-type="float" office:value="12733695" calcext:value-type="float">
            <text:p>12733695</text:p>
          </table:table-cell>
          <table:table-cell office:value-type="float" office:value="12918204" calcext:value-type="float">
            <text:p>12918204</text:p>
          </table:table-cell>
          <table:table-cell office:value-type="float" office:value="13180078" calcext:value-type="float">
            <text:p>13180078</text:p>
          </table:table-cell>
          <table:table-cell office:value-type="float" office:value="13328541" calcext:value-type="float">
            <text:p>13328541</text:p>
          </table:table-cell>
          <table:table-cell office:value-type="float" office:value="13584587" calcext:value-type="float">
            <text:p>13584587</text:p>
          </table:table-cell>
          <table:table-cell office:value-type="float" office:value="13727086" calcext:value-type="float">
            <text:p>13727086</text:p>
          </table:table-cell>
          <table:table-cell office:value-type="float" office:value="13757016" calcext:value-type="float">
            <text:p>13757016</text:p>
          </table:table-cell>
          <table:table-cell office:value-type="float" office:value="13498253" calcext:value-type="float">
            <text:p>13498253</text:p>
          </table:table-cell>
          <table:table-cell office:value-type="float" office:value="13181544" calcext:value-type="float">
            <text:p>13181544</text:p>
          </table:table-cell>
          <table:table-cell office:value-type="float" office:value="12988044" calcext:value-type="float">
            <text:p>12988044</text:p>
          </table:table-cell>
        </table:table-row>
        <table:table-row table:style-name="ro1">
          <table:table-cell office:value-type="string" calcext:value-type="string">
            <text:p>Îles Vierges britanniques</text:p>
          </table:table-cell>
          <table:table-cell office:value-type="string" calcext:value-type="string">
            <text:p>VGB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Îles Vierges (EU)</text:p>
          </table:table-cell>
          <table:table-cell office:value-type="string" calcext:value-type="string">
            <text:p>VIR</text:p>
          </table:table-cell>
          <table:table-cell table:number-columns-repeated="30"/>
          <table:table-cell office:value-type="float" office:value="48634" calcext:value-type="float">
            <text:p>48634</text:p>
          </table:table-cell>
          <table:table-cell office:value-type="float" office:value="49698" calcext:value-type="float">
            <text:p>49698</text:p>
          </table:table-cell>
          <table:table-cell office:value-type="float" office:value="50362" calcext:value-type="float">
            <text:p>50362</text:p>
          </table:table-cell>
          <table:table-cell office:value-type="float" office:value="50615" calcext:value-type="float">
            <text:p>50615</text:p>
          </table:table-cell>
          <table:table-cell office:value-type="float" office:value="50806" calcext:value-type="float">
            <text:p>50806</text:p>
          </table:table-cell>
          <table:table-cell office:value-type="float" office:value="51132" calcext:value-type="float">
            <text:p>51132</text:p>
          </table:table-cell>
          <table:table-cell office:value-type="float" office:value="50859" calcext:value-type="float">
            <text:p>50859</text:p>
          </table:table-cell>
          <table:table-cell office:value-type="float" office:value="51002" calcext:value-type="float">
            <text:p>51002</text:p>
          </table:table-cell>
          <table:table-cell office:value-type="float" office:value="51448" calcext:value-type="float">
            <text:p>51448</text:p>
          </table:table-cell>
          <table:table-cell office:value-type="float" office:value="51769" calcext:value-type="float">
            <text:p>51769</text:p>
          </table:table-cell>
          <table:table-cell office:value-type="float" office:value="51954" calcext:value-type="float">
            <text:p>51954</text:p>
          </table:table-cell>
          <table:table-cell office:value-type="float" office:value="52559" calcext:value-type="float">
            <text:p>52559</text:p>
          </table:table-cell>
          <table:table-cell office:value-type="float" office:value="53056" calcext:value-type="float">
            <text:p>53056</text:p>
          </table:table-cell>
          <table:table-cell office:value-type="float" office:value="53386" calcext:value-type="float">
            <text:p>53386</text:p>
          </table:table-cell>
          <table:table-cell office:value-type="float" office:value="53617" calcext:value-type="float">
            <text:p>53617</text:p>
          </table:table-cell>
          <table:table-cell office:value-type="float" office:value="53848" calcext:value-type="float">
            <text:p>53848</text:p>
          </table:table-cell>
          <table:table-cell office:value-type="float" office:value="53892" calcext:value-type="float">
            <text:p>53892</text:p>
          </table:table-cell>
          <table:table-cell office:value-type="float" office:value="53951" calcext:value-type="float">
            <text:p>53951</text:p>
          </table:table-cell>
          <table:table-cell office:value-type="float" office:value="53974" calcext:value-type="float">
            <text:p>53974</text:p>
          </table:table-cell>
          <table:table-cell office:value-type="float" office:value="53863" calcext:value-type="float">
            <text:p>53863</text:p>
          </table:table-cell>
          <table:table-cell office:value-type="float" office:value="53721" calcext:value-type="float">
            <text:p>53721</text:p>
          </table:table-cell>
          <table:table-cell office:value-type="float" office:value="53283" calcext:value-type="float">
            <text:p>53283</text:p>
          </table:table-cell>
          <table:table-cell office:value-type="float" office:value="52784" calcext:value-type="float">
            <text:p>52784</text:p>
          </table:table-cell>
          <table:table-cell office:value-type="float" office:value="52363" calcext:value-type="float">
            <text:p>52363</text:p>
          </table:table-cell>
          <table:table-cell office:value-type="float" office:value="51968" calcext:value-type="float">
            <text:p>51968</text:p>
          </table:table-cell>
          <table:table-cell office:value-type="float" office:value="51588" calcext:value-type="float">
            <text:p>51588</text:p>
          </table:table-cell>
          <table:table-cell office:value-type="float" office:value="51376" calcext:value-type="float">
            <text:p>51376</text:p>
          </table:table-cell>
          <table:table-cell office:value-type="float" office:value="51220" calcext:value-type="float">
            <text:p>51220</text:p>
          </table:table-cell>
          <table:table-cell office:value-type="float" office:value="51011" calcext:value-type="float">
            <text:p>51011</text:p>
          </table:table-cell>
        </table:table-row>
        <table:table-row table:style-name="ro1">
          <table:table-cell office:value-type="string" calcext:value-type="string">
            <text:p>Viet Nam</text:p>
          </table:table-cell>
          <table:table-cell office:value-type="string" calcext:value-type="string">
            <text:p>VNM</text:p>
          </table:table-cell>
          <table:table-cell table:number-columns-repeated="30"/>
          <table:table-cell office:value-type="float" office:value="32917142" calcext:value-type="float">
            <text:p>32917142</text:p>
          </table:table-cell>
          <table:table-cell office:value-type="float" office:value="33782813" calcext:value-type="float">
            <text:p>33782813</text:p>
          </table:table-cell>
          <table:table-cell office:value-type="float" office:value="34617220" calcext:value-type="float">
            <text:p>34617220</text:p>
          </table:table-cell>
          <table:table-cell office:value-type="float" office:value="35460735" calcext:value-type="float">
            <text:p>35460735</text:p>
          </table:table-cell>
          <table:table-cell office:value-type="float" office:value="36308409" calcext:value-type="float">
            <text:p>36308409</text:p>
          </table:table-cell>
          <table:table-cell office:value-type="float" office:value="37169638" calcext:value-type="float">
            <text:p>37169638</text:p>
          </table:table-cell>
          <table:table-cell office:value-type="float" office:value="37997674" calcext:value-type="float">
            <text:p>37997674</text:p>
          </table:table-cell>
          <table:table-cell office:value-type="float" office:value="38908306" calcext:value-type="float">
            <text:p>38908306</text:p>
          </table:table-cell>
          <table:table-cell office:value-type="float" office:value="39895677" calcext:value-type="float">
            <text:p>39895677</text:p>
          </table:table-cell>
          <table:table-cell office:value-type="float" office:value="40890401" calcext:value-type="float">
            <text:p>40890401</text:p>
          </table:table-cell>
          <table:table-cell office:value-type="float" office:value="41816352" calcext:value-type="float">
            <text:p>41816352</text:p>
          </table:table-cell>
          <table:table-cell office:value-type="float" office:value="42878133" calcext:value-type="float">
            <text:p>42878133</text:p>
          </table:table-cell>
          <table:table-cell office:value-type="float" office:value="43821508" calcext:value-type="float">
            <text:p>43821508</text:p>
          </table:table-cell>
          <table:table-cell office:value-type="float" office:value="44694516" calcext:value-type="float">
            <text:p>44694516</text:p>
          </table:table-cell>
          <table:table-cell office:value-type="float" office:value="45578939" calcext:value-type="float">
            <text:p>45578939</text:p>
          </table:table-cell>
          <table:table-cell office:value-type="float" office:value="46516141" calcext:value-type="float">
            <text:p>46516141</text:p>
          </table:table-cell>
          <table:table-cell office:value-type="float" office:value="47361650" calcext:value-type="float">
            <text:p>47361650</text:p>
          </table:table-cell>
          <table:table-cell office:value-type="float" office:value="48265578" calcext:value-type="float">
            <text:p>48265578</text:p>
          </table:table-cell>
          <table:table-cell office:value-type="float" office:value="49222606" calcext:value-type="float">
            <text:p>49222606</text:p>
          </table:table-cell>
          <table:table-cell office:value-type="float" office:value="50147028" calcext:value-type="float">
            <text:p>50147028</text:p>
          </table:table-cell>
          <table:table-cell office:value-type="float" office:value="51185007" calcext:value-type="float">
            <text:p>51185007</text:p>
          </table:table-cell>
          <table:table-cell office:value-type="float" office:value="52070169" calcext:value-type="float">
            <text:p>52070169</text:p>
          </table:table-cell>
          <table:table-cell office:value-type="float" office:value="52905978" calcext:value-type="float">
            <text:p>52905978</text:p>
          </table:table-cell>
          <table:table-cell office:value-type="float" office:value="54174839" calcext:value-type="float">
            <text:p>54174839</text:p>
          </table:table-cell>
          <table:table-cell office:value-type="float" office:value="54923678" calcext:value-type="float">
            <text:p>54923678</text:p>
          </table:table-cell>
          <table:table-cell office:value-type="float" office:value="55529723" calcext:value-type="float">
            <text:p>55529723</text:p>
          </table:table-cell>
          <table:table-cell office:value-type="float" office:value="55772086" calcext:value-type="float">
            <text:p>55772086</text:p>
          </table:table-cell>
          <table:table-cell office:value-type="float" office:value="56376121" calcext:value-type="float">
            <text:p>56376121</text:p>
          </table:table-cell>
          <table:table-cell office:value-type="float" office:value="56830826" calcext:value-type="float">
            <text:p>56830826</text:p>
          </table:table-cell>
        </table:table-row>
        <table:table-row table:style-name="ro1">
          <table:table-cell office:value-type="string" calcext:value-type="string">
            <text:p>Vanuatu</text:p>
          </table:table-cell>
          <table:table-cell office:value-type="string" calcext:value-type="string">
            <text:p>VUT</text:p>
          </table:table-cell>
          <table:table-cell table:number-columns-repeated="30"/>
          <table:table-cell office:value-type="float" office:value="57928" calcext:value-type="float">
            <text:p>57928</text:p>
          </table:table-cell>
          <table:table-cell office:value-type="float" office:value="59812" calcext:value-type="float">
            <text:p>59812</text:p>
          </table:table-cell>
          <table:table-cell office:value-type="float" office:value="61823" calcext:value-type="float">
            <text:p>61823</text:p>
          </table:table-cell>
          <table:table-cell office:value-type="float" office:value="63962" calcext:value-type="float">
            <text:p>63962</text:p>
          </table:table-cell>
          <table:table-cell office:value-type="float" office:value="65665" calcext:value-type="float">
            <text:p>65665</text:p>
          </table:table-cell>
          <table:table-cell office:value-type="float" office:value="67634" calcext:value-type="float">
            <text:p>67634</text:p>
          </table:table-cell>
          <table:table-cell office:value-type="float" office:value="69255" calcext:value-type="float">
            <text:p>69255</text:p>
          </table:table-cell>
          <table:table-cell office:value-type="float" office:value="70642" calcext:value-type="float">
            <text:p>70642</text:p>
          </table:table-cell>
          <table:table-cell office:value-type="float" office:value="72028" calcext:value-type="float">
            <text:p>72028</text:p>
          </table:table-cell>
          <table:table-cell office:value-type="float" office:value="73736" calcext:value-type="float">
            <text:p>73736</text:p>
          </table:table-cell>
          <table:table-cell office:value-type="float" office:value="75327" calcext:value-type="float">
            <text:p>75327</text:p>
          </table:table-cell>
          <table:table-cell office:value-type="float" office:value="77907" calcext:value-type="float">
            <text:p>77907</text:p>
          </table:table-cell>
          <table:table-cell office:value-type="float" office:value="80914" calcext:value-type="float">
            <text:p>80914</text:p>
          </table:table-cell>
          <table:table-cell office:value-type="float" office:value="83563" calcext:value-type="float">
            <text:p>83563</text:p>
          </table:table-cell>
          <table:table-cell office:value-type="float" office:value="86256" calcext:value-type="float">
            <text:p>86256</text:p>
          </table:table-cell>
          <table:table-cell office:value-type="float" office:value="88803" calcext:value-type="float">
            <text:p>88803</text:p>
          </table:table-cell>
          <table:table-cell office:value-type="float" office:value="91538" calcext:value-type="float">
            <text:p>91538</text:p>
          </table:table-cell>
          <table:table-cell office:value-type="float" office:value="94223" calcext:value-type="float">
            <text:p>94223</text:p>
          </table:table-cell>
          <table:table-cell office:value-type="float" office:value="96718" calcext:value-type="float">
            <text:p>96718</text:p>
          </table:table-cell>
          <table:table-cell office:value-type="float" office:value="99541" calcext:value-type="float">
            <text:p>99541</text:p>
          </table:table-cell>
          <table:table-cell office:value-type="float" office:value="102679" calcext:value-type="float">
            <text:p>102679</text:p>
          </table:table-cell>
          <table:table-cell office:value-type="float" office:value="105198" calcext:value-type="float">
            <text:p>105198</text:p>
          </table:table-cell>
          <table:table-cell office:value-type="float" office:value="108120" calcext:value-type="float">
            <text:p>108120</text:p>
          </table:table-cell>
          <table:table-cell office:value-type="float" office:value="111112" calcext:value-type="float">
            <text:p>111112</text:p>
          </table:table-cell>
          <table:table-cell office:value-type="float" office:value="113854" calcext:value-type="float">
            <text:p>113854</text:p>
          </table:table-cell>
          <table:table-cell office:value-type="float" office:value="116596" calcext:value-type="float">
            <text:p>116596</text:p>
          </table:table-cell>
          <table:table-cell office:value-type="float" office:value="119920" calcext:value-type="float">
            <text:p>119920</text:p>
          </table:table-cell>
          <table:table-cell office:value-type="float" office:value="123013" calcext:value-type="float">
            <text:p>123013</text:p>
          </table:table-cell>
          <table:table-cell office:value-type="float" office:value="126225" calcext:value-type="float">
            <text:p>126225</text:p>
          </table:table-cell>
        </table:table-row>
        <table:table-row table:style-name="ro1">
          <table:table-cell office:value-type="string" calcext:value-type="string">
            <text:p>Monde</text:p>
          </table:table-cell>
          <table:table-cell office:value-type="string" calcext:value-type="string">
            <text:p>WLD</text:p>
          </table:table-cell>
          <table:table-cell table:number-columns-repeated="30"/>
          <table:table-cell office:value-type="float" office:value="2321434533" calcext:value-type="float">
            <text:p>2321434533</text:p>
          </table:table-cell>
          <table:table-cell office:value-type="float" office:value="2363617377" calcext:value-type="float">
            <text:p>2363617377</text:p>
          </table:table-cell>
          <table:table-cell office:value-type="float" office:value="2406716733" calcext:value-type="float">
            <text:p>2406716733</text:p>
          </table:table-cell>
          <table:table-cell office:value-type="float" office:value="2447720610" calcext:value-type="float">
            <text:p>2447720610</text:p>
          </table:table-cell>
          <table:table-cell office:value-type="float" office:value="2493876451" calcext:value-type="float">
            <text:p>2493876451</text:p>
          </table:table-cell>
          <table:table-cell office:value-type="float" office:value="2535951163" calcext:value-type="float">
            <text:p>2535951163</text:p>
          </table:table-cell>
          <table:table-cell office:value-type="float" office:value="2579658005" calcext:value-type="float">
            <text:p>2579658005</text:p>
          </table:table-cell>
          <table:table-cell office:value-type="float" office:value="2623897049" calcext:value-type="float">
            <text:p>2623897049</text:p>
          </table:table-cell>
          <table:table-cell office:value-type="float" office:value="2665246366" calcext:value-type="float">
            <text:p>2665246366</text:p>
          </table:table-cell>
          <table:table-cell office:value-type="float" office:value="2713713055" calcext:value-type="float">
            <text:p>2713713055</text:p>
          </table:table-cell>
          <table:table-cell office:value-type="float" office:value="2758018805" calcext:value-type="float">
            <text:p>2758018805</text:p>
          </table:table-cell>
          <table:table-cell office:value-type="float" office:value="2795534039" calcext:value-type="float">
            <text:p>2795534039</text:p>
          </table:table-cell>
          <table:table-cell office:value-type="float" office:value="2838408975" calcext:value-type="float">
            <text:p>2838408975</text:p>
          </table:table-cell>
          <table:table-cell office:value-type="float" office:value="2882724852" calcext:value-type="float">
            <text:p>2882724852</text:p>
          </table:table-cell>
          <table:table-cell office:value-type="float" office:value="2931567162" calcext:value-type="float">
            <text:p>2931567162</text:p>
          </table:table-cell>
          <table:table-cell office:value-type="float" office:value="2978319541" calcext:value-type="float">
            <text:p>2978319541</text:p>
          </table:table-cell>
          <table:table-cell office:value-type="float" office:value="3014265296" calcext:value-type="float">
            <text:p>3014265296</text:p>
          </table:table-cell>
          <table:table-cell office:value-type="float" office:value="3052847895" calcext:value-type="float">
            <text:p>3052847895</text:p>
          </table:table-cell>
          <table:table-cell office:value-type="float" office:value="3087429224" calcext:value-type="float">
            <text:p>3087429224</text:p>
          </table:table-cell>
          <table:table-cell office:value-type="float" office:value="3119460738" calcext:value-type="float">
            <text:p>3119460738</text:p>
          </table:table-cell>
          <table:table-cell office:value-type="float" office:value="3147886069" calcext:value-type="float">
            <text:p>3147886069</text:p>
          </table:table-cell>
          <table:table-cell office:value-type="float" office:value="3179048834" calcext:value-type="float">
            <text:p>3179048834</text:p>
          </table:table-cell>
          <table:table-cell office:value-type="float" office:value="3216288580" calcext:value-type="float">
            <text:p>3216288580</text:p>
          </table:table-cell>
          <table:table-cell office:value-type="float" office:value="3256813816" calcext:value-type="float">
            <text:p>3256813816</text:p>
          </table:table-cell>
          <table:table-cell office:value-type="float" office:value="3295576159" calcext:value-type="float">
            <text:p>3295576159</text:p>
          </table:table-cell>
          <table:table-cell office:value-type="float" office:value="3337609384" calcext:value-type="float">
            <text:p>3337609384</text:p>
          </table:table-cell>
          <table:table-cell office:value-type="float" office:value="3377763325" calcext:value-type="float">
            <text:p>3377763325</text:p>
          </table:table-cell>
          <table:table-cell office:value-type="float" office:value="3421661959" calcext:value-type="float">
            <text:p>3421661959</text:p>
          </table:table-cell>
          <table:table-cell office:value-type="float" office:value="3456043460" calcext:value-type="float">
            <text:p>3456043460</text:p>
          </table:table-cell>
        </table:table-row>
        <table:table-row table:style-name="ro1">
          <table:table-cell office:value-type="string" calcext:value-type="string">
            <text:p>Samoa</text:p>
          </table:table-cell>
          <table:table-cell office:value-type="string" calcext:value-type="string">
            <text:p>WSM</text:p>
          </table:table-cell>
          <table:table-cell table:number-columns-repeated="30"/>
          <table:table-cell office:value-type="float" office:value="32804" calcext:value-type="float">
            <text:p>32804</text:p>
          </table:table-cell>
          <table:table-cell office:value-type="float" office:value="33548" calcext:value-type="float">
            <text:p>33548</text:p>
          </table:table-cell>
          <table:table-cell office:value-type="float" office:value="34136" calcext:value-type="float">
            <text:p>34136</text:p>
          </table:table-cell>
          <table:table-cell office:value-type="float" office:value="34379" calcext:value-type="float">
            <text:p>34379</text:p>
          </table:table-cell>
          <table:table-cell office:value-type="float" office:value="34906" calcext:value-type="float">
            <text:p>34906</text:p>
          </table:table-cell>
          <table:table-cell office:value-type="float" office:value="34745" calcext:value-type="float">
            <text:p>34745</text:p>
          </table:table-cell>
          <table:table-cell office:value-type="float" office:value="34875" calcext:value-type="float">
            <text:p>34875</text:p>
          </table:table-cell>
          <table:table-cell office:value-type="float" office:value="35287" calcext:value-type="float">
            <text:p>35287</text:p>
          </table:table-cell>
          <table:table-cell office:value-type="float" office:value="35482" calcext:value-type="float">
            <text:p>35482</text:p>
          </table:table-cell>
          <table:table-cell office:value-type="float" office:value="35564" calcext:value-type="float">
            <text:p>35564</text:p>
          </table:table-cell>
          <table:table-cell office:value-type="float" office:value="35276" calcext:value-type="float">
            <text:p>35276</text:p>
          </table:table-cell>
          <table:table-cell office:value-type="float" office:value="35369" calcext:value-type="float">
            <text:p>35369</text:p>
          </table:table-cell>
          <table:table-cell office:value-type="float" office:value="35538" calcext:value-type="float">
            <text:p>35538</text:p>
          </table:table-cell>
          <table:table-cell office:value-type="float" office:value="35631" calcext:value-type="float">
            <text:p>35631</text:p>
          </table:table-cell>
          <table:table-cell office:value-type="float" office:value="35687" calcext:value-type="float">
            <text:p>35687</text:p>
          </table:table-cell>
          <table:table-cell office:value-type="float" office:value="35755" calcext:value-type="float">
            <text:p>35755</text:p>
          </table:table-cell>
          <table:table-cell office:value-type="float" office:value="36026" calcext:value-type="float">
            <text:p>36026</text:p>
          </table:table-cell>
          <table:table-cell office:value-type="float" office:value="36020" calcext:value-type="float">
            <text:p>36020</text:p>
          </table:table-cell>
          <table:table-cell office:value-type="float" office:value="36343" calcext:value-type="float">
            <text:p>36343</text:p>
          </table:table-cell>
          <table:table-cell office:value-type="float" office:value="37041" calcext:value-type="float">
            <text:p>37041</text:p>
          </table:table-cell>
          <table:table-cell office:value-type="float" office:value="37353" calcext:value-type="float">
            <text:p>37353</text:p>
          </table:table-cell>
          <table:table-cell office:value-type="float" office:value="37336" calcext:value-type="float">
            <text:p>37336</text:p>
          </table:table-cell>
          <table:table-cell office:value-type="float" office:value="37633" calcext:value-type="float">
            <text:p>37633</text:p>
          </table:table-cell>
          <table:table-cell office:value-type="float" office:value="37993" calcext:value-type="float">
            <text:p>37993</text:p>
          </table:table-cell>
          <table:table-cell office:value-type="float" office:value="38003" calcext:value-type="float">
            <text:p>38003</text:p>
          </table:table-cell>
          <table:table-cell office:value-type="float" office:value="37868" calcext:value-type="float">
            <text:p>37868</text:p>
          </table:table-cell>
          <table:table-cell office:value-type="float" office:value="37711" calcext:value-type="float">
            <text:p>37711</text:p>
          </table:table-cell>
          <table:table-cell office:value-type="float" office:value="37776" calcext:value-type="float">
            <text:p>37776</text:p>
          </table:table-cell>
          <table:table-cell office:value-type="float" office:value="37944" calcext:value-type="float">
            <text:p>37944</text:p>
          </table:table-cell>
        </table:table-row>
        <table:table-row table:style-name="ro1">
          <table:table-cell office:value-type="string" calcext:value-type="string">
            <text:p>Kosovo</text:p>
          </table:table-cell>
          <table:table-cell office:value-type="string" calcext:value-type="string">
            <text:p>XKX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Yémen, Rép. du</text:p>
          </table:table-cell>
          <table:table-cell office:value-type="string" calcext:value-type="string">
            <text:p>YEM</text:p>
          </table:table-cell>
          <table:table-cell table:number-columns-repeated="30"/>
          <table:table-cell office:value-type="float" office:value="2503707" calcext:value-type="float">
            <text:p>2503707</text:p>
          </table:table-cell>
          <table:table-cell office:value-type="float" office:value="2659945" calcext:value-type="float">
            <text:p>2659945</text:p>
          </table:table-cell>
          <table:table-cell office:value-type="float" office:value="2823895" calcext:value-type="float">
            <text:p>2823895</text:p>
          </table:table-cell>
          <table:table-cell office:value-type="float" office:value="3007304" calcext:value-type="float">
            <text:p>3007304</text:p>
          </table:table-cell>
          <table:table-cell office:value-type="float" office:value="3181549" calcext:value-type="float">
            <text:p>3181549</text:p>
          </table:table-cell>
          <table:table-cell office:value-type="float" office:value="3381597" calcext:value-type="float">
            <text:p>3381597</text:p>
          </table:table-cell>
          <table:table-cell office:value-type="float" office:value="3532738" calcext:value-type="float">
            <text:p>3532738</text:p>
          </table:table-cell>
          <table:table-cell office:value-type="float" office:value="3687225" calcext:value-type="float">
            <text:p>3687225</text:p>
          </table:table-cell>
          <table:table-cell office:value-type="float" office:value="3847295" calcext:value-type="float">
            <text:p>3847295</text:p>
          </table:table-cell>
          <table:table-cell office:value-type="float" office:value="4017823" calcext:value-type="float">
            <text:p>4017823</text:p>
          </table:table-cell>
          <table:table-cell office:value-type="float" office:value="4090161" calcext:value-type="float">
            <text:p>4090161</text:p>
          </table:table-cell>
          <table:table-cell office:value-type="float" office:value="4178446" calcext:value-type="float">
            <text:p>4178446</text:p>
          </table:table-cell>
          <table:table-cell office:value-type="float" office:value="4267400" calcext:value-type="float">
            <text:p>4267400</text:p>
          </table:table-cell>
          <table:table-cell office:value-type="float" office:value="4361194" calcext:value-type="float">
            <text:p>4361194</text:p>
          </table:table-cell>
          <table:table-cell office:value-type="float" office:value="4465052" calcext:value-type="float">
            <text:p>4465052</text:p>
          </table:table-cell>
          <table:table-cell office:value-type="float" office:value="4580441" calcext:value-type="float">
            <text:p>4580441</text:p>
          </table:table-cell>
          <table:table-cell office:value-type="float" office:value="4695961" calcext:value-type="float">
            <text:p>4695961</text:p>
          </table:table-cell>
          <table:table-cell office:value-type="float" office:value="4824621" calcext:value-type="float">
            <text:p>4824621</text:p>
          </table:table-cell>
          <table:table-cell office:value-type="float" office:value="4962889" calcext:value-type="float">
            <text:p>4962889</text:p>
          </table:table-cell>
          <table:table-cell office:value-type="float" office:value="5104547" calcext:value-type="float">
            <text:p>5104547</text:p>
          </table:table-cell>
          <table:table-cell office:value-type="float" office:value="5246797" calcext:value-type="float">
            <text:p>5246797</text:p>
          </table:table-cell>
          <table:table-cell office:value-type="float" office:value="5334238" calcext:value-type="float">
            <text:p>5334238</text:p>
          </table:table-cell>
          <table:table-cell office:value-type="float" office:value="5426805" calcext:value-type="float">
            <text:p>5426805</text:p>
          </table:table-cell>
          <table:table-cell office:value-type="float" office:value="5523262" calcext:value-type="float">
            <text:p>5523262</text:p>
          </table:table-cell>
          <table:table-cell office:value-type="float" office:value="5623619" calcext:value-type="float">
            <text:p>5623619</text:p>
          </table:table-cell>
          <table:table-cell office:value-type="float" office:value="5906793" calcext:value-type="float">
            <text:p>5906793</text:p>
          </table:table-cell>
          <table:table-cell office:value-type="float" office:value="6183324" calcext:value-type="float">
            <text:p>6183324</text:p>
          </table:table-cell>
          <table:table-cell office:value-type="float" office:value="6436374" calcext:value-type="float">
            <text:p>6436374</text:p>
          </table:table-cell>
          <table:table-cell office:value-type="float" office:value="6625451" calcext:value-type="float">
            <text:p>6625451</text:p>
          </table:table-cell>
        </table:table-row>
        <table:table-row table:style-name="ro1">
          <table:table-cell office:value-type="string" calcext:value-type="string">
            <text:p>Afrique du Sud</text:p>
          </table:table-cell>
          <table:table-cell office:value-type="string" calcext:value-type="string">
            <text:p>ZAF</text:p>
          </table:table-cell>
          <table:table-cell table:number-columns-repeated="30"/>
          <table:table-cell office:value-type="float" office:value="12034766" calcext:value-type="float">
            <text:p>12034766</text:p>
          </table:table-cell>
          <table:table-cell office:value-type="float" office:value="12456162" calcext:value-type="float">
            <text:p>12456162</text:p>
          </table:table-cell>
          <table:table-cell office:value-type="float" office:value="12915926" calcext:value-type="float">
            <text:p>12915926</text:p>
          </table:table-cell>
          <table:table-cell office:value-type="float" office:value="13395954" calcext:value-type="float">
            <text:p>13395954</text:p>
          </table:table-cell>
          <table:table-cell office:value-type="float" office:value="13889132" calcext:value-type="float">
            <text:p>13889132</text:p>
          </table:table-cell>
          <table:table-cell office:value-type="float" office:value="14390733" calcext:value-type="float">
            <text:p>14390733</text:p>
          </table:table-cell>
          <table:table-cell office:value-type="float" office:value="14839196" calcext:value-type="float">
            <text:p>14839196</text:p>
          </table:table-cell>
          <table:table-cell office:value-type="float" office:value="15288906" calcext:value-type="float">
            <text:p>15288906</text:p>
          </table:table-cell>
          <table:table-cell office:value-type="float" office:value="15747998" calcext:value-type="float">
            <text:p>15747998</text:p>
          </table:table-cell>
          <table:table-cell office:value-type="float" office:value="16212973" calcext:value-type="float">
            <text:p>16212973</text:p>
          </table:table-cell>
          <table:table-cell office:value-type="float" office:value="16686737" calcext:value-type="float">
            <text:p>16686737</text:p>
          </table:table-cell>
          <table:table-cell office:value-type="float" office:value="17085100" calcext:value-type="float">
            <text:p>17085100</text:p>
          </table:table-cell>
          <table:table-cell office:value-type="float" office:value="17439701" calcext:value-type="float">
            <text:p>17439701</text:p>
          </table:table-cell>
          <table:table-cell office:value-type="float" office:value="17286622" calcext:value-type="float">
            <text:p>17286622</text:p>
          </table:table-cell>
          <table:table-cell office:value-type="float" office:value="17128032" calcext:value-type="float">
            <text:p>17128032</text:p>
          </table:table-cell>
          <table:table-cell office:value-type="float" office:value="18031191" calcext:value-type="float">
            <text:p>18031191</text:p>
          </table:table-cell>
          <table:table-cell office:value-type="float" office:value="18702303" calcext:value-type="float">
            <text:p>18702303</text:p>
          </table:table-cell>
          <table:table-cell office:value-type="float" office:value="18785135" calcext:value-type="float">
            <text:p>18785135</text:p>
          </table:table-cell>
          <table:table-cell office:value-type="float" office:value="19436363" calcext:value-type="float">
            <text:p>19436363</text:p>
          </table:table-cell>
          <table:table-cell office:value-type="float" office:value="19128001" calcext:value-type="float">
            <text:p>19128001</text:p>
          </table:table-cell>
          <table:table-cell office:value-type="float" office:value="18860443" calcext:value-type="float">
            <text:p>18860443</text:p>
          </table:table-cell>
          <table:table-cell office:value-type="float" office:value="19145009" calcext:value-type="float">
            <text:p>19145009</text:p>
          </table:table-cell>
          <table:table-cell office:value-type="float" office:value="19607512" calcext:value-type="float">
            <text:p>19607512</text:p>
          </table:table-cell>
          <table:table-cell office:value-type="float" office:value="20164666" calcext:value-type="float">
            <text:p>20164666</text:p>
          </table:table-cell>
          <table:table-cell office:value-type="float" office:value="20590359" calcext:value-type="float">
            <text:p>20590359</text:p>
          </table:table-cell>
          <table:table-cell office:value-type="float" office:value="21402228" calcext:value-type="float">
            <text:p>21402228</text:p>
          </table:table-cell>
          <table:table-cell office:value-type="float" office:value="21768982" calcext:value-type="float">
            <text:p>21768982</text:p>
          </table:table-cell>
          <table:table-cell office:value-type="float" office:value="22450646" calcext:value-type="float">
            <text:p>22450646</text:p>
          </table:table-cell>
          <table:table-cell office:value-type="float" office:value="22756502" calcext:value-type="float">
            <text:p>22756502</text:p>
          </table:table-cell>
        </table:table-row>
        <table:table-row table:style-name="ro1">
          <table:table-cell office:value-type="string" calcext:value-type="string">
            <text:p>Zambie</text:p>
          </table:table-cell>
          <table:table-cell office:value-type="string" calcext:value-type="string">
            <text:p>ZMB</text:p>
          </table:table-cell>
          <table:table-cell table:number-columns-repeated="30"/>
          <table:table-cell office:value-type="float" office:value="3379593" calcext:value-type="float">
            <text:p>3379593</text:p>
          </table:table-cell>
          <table:table-cell office:value-type="float" office:value="3465845" calcext:value-type="float">
            <text:p>3465845</text:p>
          </table:table-cell>
          <table:table-cell office:value-type="float" office:value="3553714" calcext:value-type="float">
            <text:p>3553714</text:p>
          </table:table-cell>
          <table:table-cell office:value-type="float" office:value="3643358" calcext:value-type="float">
            <text:p>3643358</text:p>
          </table:table-cell>
          <table:table-cell office:value-type="float" office:value="3740727" calcext:value-type="float">
            <text:p>3740727</text:p>
          </table:table-cell>
          <table:table-cell office:value-type="float" office:value="3842826" calcext:value-type="float">
            <text:p>3842826</text:p>
          </table:table-cell>
          <table:table-cell office:value-type="float" office:value="3947422" calcext:value-type="float">
            <text:p>3947422</text:p>
          </table:table-cell>
          <table:table-cell office:value-type="float" office:value="4061103" calcext:value-type="float">
            <text:p>4061103</text:p>
          </table:table-cell>
          <table:table-cell office:value-type="float" office:value="4182102" calcext:value-type="float">
            <text:p>4182102</text:p>
          </table:table-cell>
          <table:table-cell office:value-type="float" office:value="4305948" calcext:value-type="float">
            <text:p>4305948</text:p>
          </table:table-cell>
          <table:table-cell office:value-type="float" office:value="4431452" calcext:value-type="float">
            <text:p>4431452</text:p>
          </table:table-cell>
          <table:table-cell office:value-type="float" office:value="4539547" calcext:value-type="float">
            <text:p>4539547</text:p>
          </table:table-cell>
          <table:table-cell office:value-type="float" office:value="4648931" calcext:value-type="float">
            <text:p>4648931</text:p>
          </table:table-cell>
          <table:table-cell office:value-type="float" office:value="4760239" calcext:value-type="float">
            <text:p>4760239</text:p>
          </table:table-cell>
          <table:table-cell office:value-type="float" office:value="4875791" calcext:value-type="float">
            <text:p>4875791</text:p>
          </table:table-cell>
          <table:table-cell office:value-type="float" office:value="4997107" calcext:value-type="float">
            <text:p>4997107</text:p>
          </table:table-cell>
          <table:table-cell office:value-type="float" office:value="5081291" calcext:value-type="float">
            <text:p>5081291</text:p>
          </table:table-cell>
          <table:table-cell office:value-type="float" office:value="5172583" calcext:value-type="float">
            <text:p>5172583</text:p>
          </table:table-cell>
          <table:table-cell office:value-type="float" office:value="5270802" calcext:value-type="float">
            <text:p>5270802</text:p>
          </table:table-cell>
          <table:table-cell office:value-type="float" office:value="5375873" calcext:value-type="float">
            <text:p>5375873</text:p>
          </table:table-cell>
          <table:table-cell office:value-type="float" office:value="5488103" calcext:value-type="float">
            <text:p>5488103</text:p>
          </table:table-cell>
          <table:table-cell office:value-type="float" office:value="5627814" calcext:value-type="float">
            <text:p>5627814</text:p>
          </table:table-cell>
          <table:table-cell office:value-type="float" office:value="5775017" calcext:value-type="float">
            <text:p>5775017</text:p>
          </table:table-cell>
          <table:table-cell office:value-type="float" office:value="5980615" calcext:value-type="float">
            <text:p>5980615</text:p>
          </table:table-cell>
          <table:table-cell office:value-type="float" office:value="6198359" calcext:value-type="float">
            <text:p>6198359</text:p>
          </table:table-cell>
          <table:table-cell office:value-type="float" office:value="6429078" calcext:value-type="float">
            <text:p>6429078</text:p>
          </table:table-cell>
          <table:table-cell office:value-type="float" office:value="6667269" calcext:value-type="float">
            <text:p>6667269</text:p>
          </table:table-cell>
          <table:table-cell office:value-type="float" office:value="6920021" calcext:value-type="float">
            <text:p>6920021</text:p>
          </table:table-cell>
          <table:table-cell office:value-type="float" office:value="7183708" calcext:value-type="float">
            <text:p>7183708</text:p>
          </table:table-cell>
        </table:table-row>
        <table:table-row table:style-name="ro1">
          <table:table-cell office:value-type="string" calcext:value-type="string">
            <text:p>Zimbabwe</text:p>
          </table:table-cell>
          <table:table-cell office:value-type="string" calcext:value-type="string">
            <text:p>ZWE</text:p>
          </table:table-cell>
          <table:table-cell table:number-columns-repeated="30"/>
          <table:table-cell office:value-type="float" office:value="4627015" calcext:value-type="float">
            <text:p>4627015</text:p>
          </table:table-cell>
          <table:table-cell office:value-type="float" office:value="4751618" calcext:value-type="float">
            <text:p>4751618</text:p>
          </table:table-cell>
          <table:table-cell office:value-type="float" office:value="4883064" calcext:value-type="float">
            <text:p>4883064</text:p>
          </table:table-cell>
          <table:table-cell office:value-type="float" office:value="5010990" calcext:value-type="float">
            <text:p>5010990</text:p>
          </table:table-cell>
          <table:table-cell office:value-type="float" office:value="5129031" calcext:value-type="float">
            <text:p>5129031</text:p>
          </table:table-cell>
          <table:table-cell office:value-type="float" office:value="5238730" calcext:value-type="float">
            <text:p>5238730</text:p>
          </table:table-cell>
          <table:table-cell office:value-type="float" office:value="5320833" calcext:value-type="float">
            <text:p>5320833</text:p>
          </table:table-cell>
          <table:table-cell office:value-type="float" office:value="5389579" calcext:value-type="float">
            <text:p>5389579</text:p>
          </table:table-cell>
          <table:table-cell office:value-type="float" office:value="5376781" calcext:value-type="float">
            <text:p>5376781</text:p>
          </table:table-cell>
          <table:table-cell office:value-type="float" office:value="5349126" calcext:value-type="float">
            <text:p>5349126</text:p>
          </table:table-cell>
          <table:table-cell office:value-type="float" office:value="5462965" calcext:value-type="float">
            <text:p>5462965</text:p>
          </table:table-cell>
          <table:table-cell office:value-type="float" office:value="5555084" calcext:value-type="float">
            <text:p>5555084</text:p>
          </table:table-cell>
          <table:table-cell office:value-type="float" office:value="5641841" calcext:value-type="float">
            <text:p>5641841</text:p>
          </table:table-cell>
          <table:table-cell office:value-type="float" office:value="5725174" calcext:value-type="float">
            <text:p>5725174</text:p>
          </table:table-cell>
          <table:table-cell office:value-type="float" office:value="5805688" calcext:value-type="float">
            <text:p>5805688</text:p>
          </table:table-cell>
          <table:table-cell office:value-type="float" office:value="5835195" calcext:value-type="float">
            <text:p>5835195</text:p>
          </table:table-cell>
          <table:table-cell office:value-type="float" office:value="5890083" calcext:value-type="float">
            <text:p>5890083</text:p>
          </table:table-cell>
          <table:table-cell office:value-type="float" office:value="5944520" calcext:value-type="float">
            <text:p>5944520</text:p>
          </table:table-cell>
          <table:table-cell office:value-type="float" office:value="6000707" calcext:value-type="float">
            <text:p>6000707</text:p>
          </table:table-cell>
          <table:table-cell office:value-type="float" office:value="6060807" calcext:value-type="float">
            <text:p>6060807</text:p>
          </table:table-cell>
          <table:table-cell office:value-type="float" office:value="6125707" calcext:value-type="float">
            <text:p>6125707</text:p>
          </table:table-cell>
          <table:table-cell office:value-type="float" office:value="6210581" calcext:value-type="float">
            <text:p>6210581</text:p>
          </table:table-cell>
          <table:table-cell office:value-type="float" office:value="6301443" calcext:value-type="float">
            <text:p>6301443</text:p>
          </table:table-cell>
          <table:table-cell office:value-type="float" office:value="6399061" calcext:value-type="float">
            <text:p>6399061</text:p>
          </table:table-cell>
          <table:table-cell office:value-type="float" office:value="6500167" calcext:value-type="float">
            <text:p>6500167</text:p>
          </table:table-cell>
          <table:table-cell office:value-type="float" office:value="6603775" calcext:value-type="float">
            <text:p>6603775</text:p>
          </table:table-cell>
          <table:table-cell office:value-type="float" office:value="6702923" calcext:value-type="float">
            <text:p>6702923</text:p>
          </table:table-cell>
          <table:table-cell office:value-type="float" office:value="6816428" calcext:value-type="float">
            <text:p>6816428</text:p>
          </table:table-cell>
          <table:table-cell office:value-type="float" office:value="6948204" calcext:value-type="float">
            <text:p>694820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25">00/00/0000</text:date>, <text:time style:data-style-name="N2" text:time-value="14:21:37.57769893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6.1$Linux_X86_64 LibreOffice_project/30$Build-1</meta:generator>
    <dc:date>2019-09-25T14:22:12.508888582</dc:date>
    <meta:editing-duration>PT35S</meta:editing-duration>
    <meta:editing-cycles>1</meta:editing-cycles>
    <meta:document-statistic meta:table-count="1" meta:cell-count="7336" meta:object-count="0"/>
  </office:meta>
</office:document-meta>
</file>